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86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1.392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09"/>
    <style:style style:name="ce5" style:family="table-cell" style:parent-style-name="Default" style:data-style-name="N1">
      <style:text-properties fo:font-weight="bold" style:font-weight-asian="bold" style:font-weight-complex="bold"/>
    </style:style>
    <style:style style:name="ce2" style:family="table-cell" style:parent-style-name="Default" style:data-style-name="N110"/>
    <style:style style:name="ce7" style:family="table-cell" style:parent-style-name="Default" style:data-style-name="N4"/>
    <style:style style:name="ce8" style:family="table-cell" style:parent-style-name="Default" style:data-style-name="N110">
      <style:text-properties fo:font-weight="bold" style:font-weight-asian="bold" style:font-weight-complex="bold"/>
    </style:style>
    <style:style style:name="ce3" style:family="table-cell" style:parent-style-name="Default" style:data-style-name="N2"/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number-columns-repeated="15" table:default-cell-style-name="ce2"/>
        <table:table-column table:style-name="co1" table:number-columns-repeated="28" table:default-cell-style-name="ce2"/>
        <table:table-row table:style-name="ro1">
          <table:table-cell office:value-type="string" calcext:value-type="string">
            <text:p>route_id</text:p>
          </table:table-cell>
          <table:table-cell office:value-type="string" calcext:value-type="string">
            <text:p>time20</text:p>
          </table:table-cell>
          <table:table-cell/>
          <table:table-cell office:value-type="string" calcext:value-type="string">
            <text:p>time14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time15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time16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time17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time18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time19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" calcext:value-type="float">
            <text:p>001</text:p>
          </table:table-cell>
          <table:table-cell table:style-name="ce7" office:value-type="float" office:value="1183" calcext:value-type="float">
            <text:p>1.183,00</text:p>
          </table:table-cell>
          <table:table-cell/>
          <table:table-cell table:style-name="Default" office:value-type="float" office:value="1173.4" calcext:value-type="float">
            <text:p>1173,4</text:p>
          </table:table-cell>
          <table:table-cell table:formula="of:=[.D2]-[.$B2]" office:value-type="float" office:value="-9.59999999999991" calcext:value-type="float">
            <text:p>-9,6</text:p>
          </table:table-cell>
          <table:table-cell/>
          <table:table-cell table:style-name="Default" office:value-type="float" office:value="1203.7" calcext:value-type="float">
            <text:p>1203,7</text:p>
          </table:table-cell>
          <table:table-cell table:formula="of:=[.G2]-[.$B2]" office:value-type="float" office:value="20.7" calcext:value-type="float">
            <text:p>20,7</text:p>
          </table:table-cell>
          <table:table-cell/>
          <table:table-cell table:style-name="Default" office:value-type="float" office:value="1183" calcext:value-type="float">
            <text:p>1183</text:p>
          </table:table-cell>
          <table:table-cell table:formula="of:=[.J2]-[.$B2]" office:value-type="float" office:value="0" calcext:value-type="float">
            <text:p>0,0</text:p>
          </table:table-cell>
          <table:table-cell/>
          <table:table-cell table:style-name="Default" office:value-type="float" office:value="1183" calcext:value-type="float">
            <text:p>1183</text:p>
          </table:table-cell>
          <table:table-cell table:formula="of:=[.M2]-[.$B2]" office:value-type="float" office:value="0" calcext:value-type="float">
            <text:p>0,0</text:p>
          </table:table-cell>
          <table:table-cell/>
          <table:table-cell table:style-name="Default" office:value-type="float" office:value="1183" calcext:value-type="float">
            <text:p>1183</text:p>
          </table:table-cell>
          <table:table-cell table:formula="of:=[.P2]-[.$B2]" office:value-type="float" office:value="0" calcext:value-type="float">
            <text:p>0,0</text:p>
          </table:table-cell>
          <table:table-cell/>
          <table:table-cell table:style-name="Default" office:value-type="float" office:value="1183" calcext:value-type="float">
            <text:p>1183</text:p>
          </table:table-cell>
          <table:table-cell table:formula="of:=[.S2]-[.$B2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" calcext:value-type="float">
            <text:p>002</text:p>
          </table:table-cell>
          <table:table-cell table:style-name="ce7" office:value-type="float" office:value="2380.5" calcext:value-type="float">
            <text:p>2.380,50</text:p>
          </table:table-cell>
          <table:table-cell/>
          <table:table-cell table:style-name="Default" office:value-type="float" office:value="2078" calcext:value-type="float">
            <text:p>2078</text:p>
          </table:table-cell>
          <table:table-cell table:formula="of:=[.D3]-[.$B3]" office:value-type="float" office:value="-302.5" calcext:value-type="float">
            <text:p>-302,5</text:p>
          </table:table-cell>
          <table:table-cell/>
          <table:table-cell table:style-name="Default" office:value-type="float" office:value="2077.7" calcext:value-type="float">
            <text:p>2077,7</text:p>
          </table:table-cell>
          <table:table-cell table:formula="of:=[.G3]-[.$B3]" office:value-type="float" office:value="-302.8" calcext:value-type="float">
            <text:p>-302,8</text:p>
          </table:table-cell>
          <table:table-cell/>
          <table:table-cell table:style-name="Default" office:value-type="float" office:value="2077.7" calcext:value-type="float">
            <text:p>2077,7</text:p>
          </table:table-cell>
          <table:table-cell table:formula="of:=[.J3]-[.$B3]" office:value-type="float" office:value="-302.8" calcext:value-type="float">
            <text:p>-302,8</text:p>
          </table:table-cell>
          <table:table-cell/>
          <table:table-cell table:style-name="Default" office:value-type="float" office:value="2078" calcext:value-type="float">
            <text:p>2078</text:p>
          </table:table-cell>
          <table:table-cell table:formula="of:=[.M3]-[.$B3]" office:value-type="float" office:value="-302.5" calcext:value-type="float">
            <text:p>-302,5</text:p>
          </table:table-cell>
          <table:table-cell/>
          <table:table-cell table:style-name="Default" office:value-type="float" office:value="2078" calcext:value-type="float">
            <text:p>2078</text:p>
          </table:table-cell>
          <table:table-cell table:formula="of:=[.P3]-[.$B3]" office:value-type="float" office:value="-302.5" calcext:value-type="float">
            <text:p>-302,5</text:p>
          </table:table-cell>
          <table:table-cell/>
          <table:table-cell table:style-name="Default" office:value-type="float" office:value="2078" calcext:value-type="float">
            <text:p>2078</text:p>
          </table:table-cell>
          <table:table-cell table:formula="of:=[.S3]-[.$B3]" office:value-type="float" office:value="-302.5" calcext:value-type="float">
            <text:p>-302,5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" calcext:value-type="float">
            <text:p>003</text:p>
          </table:table-cell>
          <table:table-cell table:style-name="ce7" office:value-type="float" office:value="1218" calcext:value-type="float">
            <text:p>1.218,00</text:p>
          </table:table-cell>
          <table:table-cell/>
          <table:table-cell table:style-name="Default" office:value-type="float" office:value="1243.4" calcext:value-type="float">
            <text:p>1243,4</text:p>
          </table:table-cell>
          <table:table-cell table:formula="of:=[.D4]-[.$B4]" office:value-type="float" office:value="25.4000000000001" calcext:value-type="float">
            <text:p>25,4</text:p>
          </table:table-cell>
          <table:table-cell/>
          <table:table-cell table:style-name="Default" office:value-type="float" office:value="1225.9" calcext:value-type="float">
            <text:p>1225,9</text:p>
          </table:table-cell>
          <table:table-cell table:formula="of:=[.G4]-[.$B4]" office:value-type="float" office:value="7.90000000000009" calcext:value-type="float">
            <text:p>7,9</text:p>
          </table:table-cell>
          <table:table-cell/>
          <table:table-cell table:style-name="Default" office:value-type="float" office:value="1225.9" calcext:value-type="float">
            <text:p>1225,9</text:p>
          </table:table-cell>
          <table:table-cell table:formula="of:=[.J4]-[.$B4]" office:value-type="float" office:value="7.90000000000009" calcext:value-type="float">
            <text:p>7,9</text:p>
          </table:table-cell>
          <table:table-cell/>
          <table:table-cell table:style-name="Default" office:value-type="float" office:value="1225.9" calcext:value-type="float">
            <text:p>1225,9</text:p>
          </table:table-cell>
          <table:table-cell table:formula="of:=[.M4]-[.$B4]" office:value-type="float" office:value="7.90000000000009" calcext:value-type="float">
            <text:p>7,9</text:p>
          </table:table-cell>
          <table:table-cell/>
          <table:table-cell table:style-name="Default" office:value-type="float" office:value="1225.9" calcext:value-type="float">
            <text:p>1225,9</text:p>
          </table:table-cell>
          <table:table-cell table:formula="of:=[.P4]-[.$B4]" office:value-type="float" office:value="7.90000000000009" calcext:value-type="float">
            <text:p>7,9</text:p>
          </table:table-cell>
          <table:table-cell/>
          <table:table-cell table:style-name="Default" office:value-type="float" office:value="1218" calcext:value-type="float">
            <text:p>1218</text:p>
          </table:table-cell>
          <table:table-cell table:formula="of:=[.S4]-[.$B4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" calcext:value-type="float">
            <text:p>004</text:p>
          </table:table-cell>
          <table:table-cell table:style-name="ce7" office:value-type="float" office:value="1346.7" calcext:value-type="float">
            <text:p>1.346,70</text:p>
          </table:table-cell>
          <table:table-cell/>
          <table:table-cell table:style-name="Default" office:value-type="float" office:value="720.6" calcext:value-type="float">
            <text:p>720,6</text:p>
          </table:table-cell>
          <table:table-cell table:formula="of:=[.D5]-[.$B5]" office:value-type="float" office:value="-626.1" calcext:value-type="float">
            <text:p>-626,1</text:p>
          </table:table-cell>
          <table:table-cell/>
          <table:table-cell table:style-name="Default" office:value-type="float" office:value="720.7" calcext:value-type="float">
            <text:p>720,7</text:p>
          </table:table-cell>
          <table:table-cell table:formula="of:=[.G5]-[.$B5]" office:value-type="float" office:value="-626" calcext:value-type="float">
            <text:p>-626,0</text:p>
          </table:table-cell>
          <table:table-cell/>
          <table:table-cell table:style-name="Default" office:value-type="float" office:value="721" calcext:value-type="float">
            <text:p>721</text:p>
          </table:table-cell>
          <table:table-cell table:formula="of:=[.J5]-[.$B5]" office:value-type="float" office:value="-625.7" calcext:value-type="float">
            <text:p>-625,7</text:p>
          </table:table-cell>
          <table:table-cell/>
          <table:table-cell table:style-name="Default" office:value-type="float" office:value="721" calcext:value-type="float">
            <text:p>721</text:p>
          </table:table-cell>
          <table:table-cell table:formula="of:=[.M5]-[.$B5]" office:value-type="float" office:value="-625.7" calcext:value-type="float">
            <text:p>-625,7</text:p>
          </table:table-cell>
          <table:table-cell/>
          <table:table-cell table:style-name="Default" office:value-type="float" office:value="1346.7" calcext:value-type="float">
            <text:p>1346,7</text:p>
          </table:table-cell>
          <table:table-cell table:formula="of:=[.P5]-[.$B5]" office:value-type="float" office:value="0" calcext:value-type="float">
            <text:p>0,0</text:p>
          </table:table-cell>
          <table:table-cell/>
          <table:table-cell table:style-name="Default" office:value-type="float" office:value="1346.7" calcext:value-type="float">
            <text:p>1346,7</text:p>
          </table:table-cell>
          <table:table-cell table:formula="of:=[.S5]-[.$B5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5" calcext:value-type="float">
            <text:p>005</text:p>
          </table:table-cell>
          <table:table-cell table:style-name="ce7" office:value-type="float" office:value="825.9" calcext:value-type="float">
            <text:p>825,90</text:p>
          </table:table-cell>
          <table:table-cell/>
          <table:table-cell table:style-name="Default" office:value-type="float" office:value="840.9" calcext:value-type="float">
            <text:p>840,9</text:p>
          </table:table-cell>
          <table:table-cell table:formula="of:=[.D6]-[.$B6]" office:value-type="float" office:value="15" calcext:value-type="float">
            <text:p>15,0</text:p>
          </table:table-cell>
          <table:table-cell/>
          <table:table-cell table:style-name="Default" office:value-type="float" office:value="840.9" calcext:value-type="float">
            <text:p>840,9</text:p>
          </table:table-cell>
          <table:table-cell table:formula="of:=[.G6]-[.$B6]" office:value-type="float" office:value="15" calcext:value-type="float">
            <text:p>15,0</text:p>
          </table:table-cell>
          <table:table-cell/>
          <table:table-cell table:style-name="Default" office:value-type="float" office:value="825.9" calcext:value-type="float">
            <text:p>825,9</text:p>
          </table:table-cell>
          <table:table-cell table:formula="of:=[.J6]-[.$B6]" office:value-type="float" office:value="0" calcext:value-type="float">
            <text:p>0,0</text:p>
          </table:table-cell>
          <table:table-cell/>
          <table:table-cell table:style-name="Default" office:value-type="float" office:value="825.9" calcext:value-type="float">
            <text:p>825,9</text:p>
          </table:table-cell>
          <table:table-cell table:formula="of:=[.M6]-[.$B6]" office:value-type="float" office:value="0" calcext:value-type="float">
            <text:p>0,0</text:p>
          </table:table-cell>
          <table:table-cell/>
          <table:table-cell table:style-name="Default" office:value-type="float" office:value="833.9" calcext:value-type="float">
            <text:p>833,9</text:p>
          </table:table-cell>
          <table:table-cell table:formula="of:=[.P6]-[.$B6]" office:value-type="float" office:value="8" calcext:value-type="float">
            <text:p>8,0</text:p>
          </table:table-cell>
          <table:table-cell/>
          <table:table-cell table:style-name="Default" office:value-type="float" office:value="825.9" calcext:value-type="float">
            <text:p>825,9</text:p>
          </table:table-cell>
          <table:table-cell table:formula="of:=[.S6]-[.$B6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6" calcext:value-type="float">
            <text:p>006</text:p>
          </table:table-cell>
          <table:table-cell table:style-name="ce7" office:value-type="float" office:value="440.3" calcext:value-type="float">
            <text:p>440,30</text:p>
          </table:table-cell>
          <table:table-cell/>
          <table:table-cell table:style-name="Default" office:value-type="float" office:value="440.3" calcext:value-type="float">
            <text:p>440,3</text:p>
          </table:table-cell>
          <table:table-cell table:formula="of:=[.D7]-[.$B7]" office:value-type="float" office:value="0" calcext:value-type="float">
            <text:p>0,0</text:p>
          </table:table-cell>
          <table:table-cell/>
          <table:table-cell table:style-name="Default" office:value-type="float" office:value="440.3" calcext:value-type="float">
            <text:p>440,3</text:p>
          </table:table-cell>
          <table:table-cell table:formula="of:=[.G7]-[.$B7]" office:value-type="float" office:value="0" calcext:value-type="float">
            <text:p>0,0</text:p>
          </table:table-cell>
          <table:table-cell/>
          <table:table-cell table:style-name="Default" office:value-type="float" office:value="217.4" calcext:value-type="float">
            <text:p>217,4</text:p>
          </table:table-cell>
          <table:table-cell table:formula="of:=[.J7]-[.$B7]" office:value-type="float" office:value="-222.9" calcext:value-type="float">
            <text:p>-222,9</text:p>
          </table:table-cell>
          <table:table-cell/>
          <table:table-cell table:style-name="Default" office:value-type="float" office:value="440.3" calcext:value-type="float">
            <text:p>440,3</text:p>
          </table:table-cell>
          <table:table-cell table:formula="of:=[.M7]-[.$B7]" office:value-type="float" office:value="0" calcext:value-type="float">
            <text:p>0,0</text:p>
          </table:table-cell>
          <table:table-cell/>
          <table:table-cell table:style-name="Default" office:value-type="float" office:value="440.3" calcext:value-type="float">
            <text:p>440,3</text:p>
          </table:table-cell>
          <table:table-cell table:formula="of:=[.P7]-[.$B7]" office:value-type="float" office:value="0" calcext:value-type="float">
            <text:p>0,0</text:p>
          </table:table-cell>
          <table:table-cell/>
          <table:table-cell table:style-name="Default" office:value-type="float" office:value="440.3" calcext:value-type="float">
            <text:p>440,3</text:p>
          </table:table-cell>
          <table:table-cell table:formula="of:=[.S7]-[.$B7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7" calcext:value-type="float">
            <text:p>007</text:p>
          </table:table-cell>
          <table:table-cell table:style-name="ce7" office:value-type="float" office:value="1852" calcext:value-type="float">
            <text:p>1.852,00</text:p>
          </table:table-cell>
          <table:table-cell/>
          <table:table-cell table:style-name="Default" office:value-type="float" office:value="1852" calcext:value-type="float">
            <text:p>1852</text:p>
          </table:table-cell>
          <table:table-cell table:formula="of:=[.D8]-[.$B8]" office:value-type="float" office:value="0" calcext:value-type="float">
            <text:p>0,0</text:p>
          </table:table-cell>
          <table:table-cell/>
          <table:table-cell table:style-name="Default" office:value-type="float" office:value="1866.2" calcext:value-type="float">
            <text:p>1866,2</text:p>
          </table:table-cell>
          <table:table-cell table:formula="of:=[.G8]-[.$B8]" office:value-type="float" office:value="14.2" calcext:value-type="float">
            <text:p>14,2</text:p>
          </table:table-cell>
          <table:table-cell/>
          <table:table-cell table:style-name="Default" office:value-type="float" office:value="1852" calcext:value-type="float">
            <text:p>1852</text:p>
          </table:table-cell>
          <table:table-cell table:formula="of:=[.J8]-[.$B8]" office:value-type="float" office:value="0" calcext:value-type="float">
            <text:p>0,0</text:p>
          </table:table-cell>
          <table:table-cell/>
          <table:table-cell table:style-name="Default" office:value-type="float" office:value="1852" calcext:value-type="float">
            <text:p>1852</text:p>
          </table:table-cell>
          <table:table-cell table:formula="of:=[.M8]-[.$B8]" office:value-type="float" office:value="0" calcext:value-type="float">
            <text:p>0,0</text:p>
          </table:table-cell>
          <table:table-cell/>
          <table:table-cell table:style-name="Default" office:value-type="float" office:value="1852" calcext:value-type="float">
            <text:p>1852</text:p>
          </table:table-cell>
          <table:table-cell table:formula="of:=[.P8]-[.$B8]" office:value-type="float" office:value="0" calcext:value-type="float">
            <text:p>0,0</text:p>
          </table:table-cell>
          <table:table-cell/>
          <table:table-cell table:style-name="Default" office:value-type="float" office:value="1852" calcext:value-type="float">
            <text:p>1852</text:p>
          </table:table-cell>
          <table:table-cell table:formula="of:=[.S8]-[.$B8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8" calcext:value-type="float">
            <text:p>008</text:p>
          </table:table-cell>
          <table:table-cell table:style-name="ce7" office:value-type="float" office:value="210.2" calcext:value-type="float">
            <text:p>210,20</text:p>
          </table:table-cell>
          <table:table-cell/>
          <table:table-cell table:style-name="Default" office:value-type="float" office:value="210.2" calcext:value-type="float">
            <text:p>210,2</text:p>
          </table:table-cell>
          <table:table-cell table:formula="of:=[.D9]-[.$B9]" office:value-type="float" office:value="0" calcext:value-type="float">
            <text:p>0,0</text:p>
          </table:table-cell>
          <table:table-cell/>
          <table:table-cell table:style-name="Default" office:value-type="float" office:value="210.2" calcext:value-type="float">
            <text:p>210,2</text:p>
          </table:table-cell>
          <table:table-cell table:formula="of:=[.G9]-[.$B9]" office:value-type="float" office:value="0" calcext:value-type="float">
            <text:p>0,0</text:p>
          </table:table-cell>
          <table:table-cell/>
          <table:table-cell table:style-name="Default" office:value-type="float" office:value="210.2" calcext:value-type="float">
            <text:p>210,2</text:p>
          </table:table-cell>
          <table:table-cell table:formula="of:=[.J9]-[.$B9]" office:value-type="float" office:value="0" calcext:value-type="float">
            <text:p>0,0</text:p>
          </table:table-cell>
          <table:table-cell/>
          <table:table-cell table:style-name="Default" office:value-type="float" office:value="210.2" calcext:value-type="float">
            <text:p>210,2</text:p>
          </table:table-cell>
          <table:table-cell table:formula="of:=[.M9]-[.$B9]" office:value-type="float" office:value="0" calcext:value-type="float">
            <text:p>0,0</text:p>
          </table:table-cell>
          <table:table-cell/>
          <table:table-cell table:style-name="Default" office:value-type="float" office:value="210.2" calcext:value-type="float">
            <text:p>210,2</text:p>
          </table:table-cell>
          <table:table-cell table:formula="of:=[.P9]-[.$B9]" office:value-type="float" office:value="0" calcext:value-type="float">
            <text:p>0,0</text:p>
          </table:table-cell>
          <table:table-cell/>
          <table:table-cell table:style-name="Default" office:value-type="float" office:value="210.2" calcext:value-type="float">
            <text:p>210,2</text:p>
          </table:table-cell>
          <table:table-cell table:formula="of:=[.S9]-[.$B9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9" calcext:value-type="float">
            <text:p>009</text:p>
          </table:table-cell>
          <table:table-cell table:style-name="ce7" office:value-type="float" office:value="1338.5" calcext:value-type="float">
            <text:p>1.338,50</text:p>
          </table:table-cell>
          <table:table-cell/>
          <table:table-cell table:style-name="Default" office:value-type="float" office:value="1419.7" calcext:value-type="float">
            <text:p>1419,7</text:p>
          </table:table-cell>
          <table:table-cell table:formula="of:=[.D10]-[.$B10]" office:value-type="float" office:value="81.2" calcext:value-type="float">
            <text:p>81,2</text:p>
          </table:table-cell>
          <table:table-cell/>
          <table:table-cell table:style-name="Default" office:value-type="float" office:value="1338.5" calcext:value-type="float">
            <text:p>1338,5</text:p>
          </table:table-cell>
          <table:table-cell table:formula="of:=[.G10]-[.$B10]" office:value-type="float" office:value="0" calcext:value-type="float">
            <text:p>0,0</text:p>
          </table:table-cell>
          <table:table-cell/>
          <table:table-cell table:style-name="Default" office:value-type="float" office:value="1338.5" calcext:value-type="float">
            <text:p>1338,5</text:p>
          </table:table-cell>
          <table:table-cell table:formula="of:=[.J10]-[.$B10]" office:value-type="float" office:value="0" calcext:value-type="float">
            <text:p>0,0</text:p>
          </table:table-cell>
          <table:table-cell/>
          <table:table-cell table:style-name="Default" office:value-type="float" office:value="1338.5" calcext:value-type="float">
            <text:p>1338,5</text:p>
          </table:table-cell>
          <table:table-cell table:formula="of:=[.M10]-[.$B10]" office:value-type="float" office:value="0" calcext:value-type="float">
            <text:p>0,0</text:p>
          </table:table-cell>
          <table:table-cell/>
          <table:table-cell table:style-name="Default" office:value-type="float" office:value="1338.5" calcext:value-type="float">
            <text:p>1338,5</text:p>
          </table:table-cell>
          <table:table-cell table:formula="of:=[.P10]-[.$B10]" office:value-type="float" office:value="0" calcext:value-type="float">
            <text:p>0,0</text:p>
          </table:table-cell>
          <table:table-cell/>
          <table:table-cell table:style-name="Default" office:value-type="float" office:value="1338.5" calcext:value-type="float">
            <text:p>1338,5</text:p>
          </table:table-cell>
          <table:table-cell table:formula="of:=[.S10]-[.$B10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0" calcext:value-type="float">
            <text:p>010</text:p>
          </table:table-cell>
          <table:table-cell table:style-name="ce7" office:value-type="float" office:value="1189.2" calcext:value-type="float">
            <text:p>1.189,20</text:p>
          </table:table-cell>
          <table:table-cell/>
          <table:table-cell table:style-name="Default" office:value-type="float" office:value="1216.6" calcext:value-type="float">
            <text:p>1216,6</text:p>
          </table:table-cell>
          <table:table-cell table:formula="of:=[.D11]-[.$B11]" office:value-type="float" office:value="27.3999999999999" calcext:value-type="float">
            <text:p>27,4</text:p>
          </table:table-cell>
          <table:table-cell/>
          <table:table-cell table:style-name="Default" office:value-type="float" office:value="1216.6" calcext:value-type="float">
            <text:p>1216,6</text:p>
          </table:table-cell>
          <table:table-cell table:formula="of:=[.G11]-[.$B11]" office:value-type="float" office:value="27.3999999999999" calcext:value-type="float">
            <text:p>27,4</text:p>
          </table:table-cell>
          <table:table-cell/>
          <table:table-cell table:style-name="Default" office:value-type="float" office:value="1216.6" calcext:value-type="float">
            <text:p>1216,6</text:p>
          </table:table-cell>
          <table:table-cell table:formula="of:=[.J11]-[.$B11]" office:value-type="float" office:value="27.3999999999999" calcext:value-type="float">
            <text:p>27,4</text:p>
          </table:table-cell>
          <table:table-cell/>
          <table:table-cell table:style-name="Default" office:value-type="float" office:value="1216.6" calcext:value-type="float">
            <text:p>1216,6</text:p>
          </table:table-cell>
          <table:table-cell table:formula="of:=[.M11]-[.$B11]" office:value-type="float" office:value="27.3999999999999" calcext:value-type="float">
            <text:p>27,4</text:p>
          </table:table-cell>
          <table:table-cell/>
          <table:table-cell table:style-name="Default" office:value-type="float" office:value="1266.3" calcext:value-type="float">
            <text:p>1266,3</text:p>
          </table:table-cell>
          <table:table-cell table:formula="of:=[.P11]-[.$B11]" office:value-type="float" office:value="77.0999999999999" calcext:value-type="float">
            <text:p>77,1</text:p>
          </table:table-cell>
          <table:table-cell/>
          <table:table-cell table:style-name="Default" office:value-type="float" office:value="1216.6" calcext:value-type="float">
            <text:p>1216,6</text:p>
          </table:table-cell>
          <table:table-cell table:formula="of:=[.S11]-[.$B11]" office:value-type="float" office:value="27.3999999999999" calcext:value-type="float">
            <text:p>27,4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1" calcext:value-type="float">
            <text:p>011</text:p>
          </table:table-cell>
          <table:table-cell table:style-name="ce7" office:value-type="float" office:value="1713.2" calcext:value-type="float">
            <text:p>1.713,20</text:p>
          </table:table-cell>
          <table:table-cell/>
          <table:table-cell table:style-name="Default" office:value-type="float" office:value="1713.2" calcext:value-type="float">
            <text:p>1713,2</text:p>
          </table:table-cell>
          <table:table-cell table:formula="of:=[.D12]-[.$B12]" office:value-type="float" office:value="0" calcext:value-type="float">
            <text:p>0,0</text:p>
          </table:table-cell>
          <table:table-cell/>
          <table:table-cell table:style-name="Default" office:value-type="float" office:value="1713.2" calcext:value-type="float">
            <text:p>1713,2</text:p>
          </table:table-cell>
          <table:table-cell table:formula="of:=[.G12]-[.$B12]" office:value-type="float" office:value="0" calcext:value-type="float">
            <text:p>0,0</text:p>
          </table:table-cell>
          <table:table-cell/>
          <table:table-cell table:style-name="Default" office:value-type="float" office:value="1713.2" calcext:value-type="float">
            <text:p>1713,2</text:p>
          </table:table-cell>
          <table:table-cell table:formula="of:=[.J12]-[.$B12]" office:value-type="float" office:value="0" calcext:value-type="float">
            <text:p>0,0</text:p>
          </table:table-cell>
          <table:table-cell/>
          <table:table-cell table:style-name="Default" office:value-type="float" office:value="1713.2" calcext:value-type="float">
            <text:p>1713,2</text:p>
          </table:table-cell>
          <table:table-cell table:formula="of:=[.M12]-[.$B12]" office:value-type="float" office:value="0" calcext:value-type="float">
            <text:p>0,0</text:p>
          </table:table-cell>
          <table:table-cell/>
          <table:table-cell table:style-name="Default" office:value-type="float" office:value="1713.2" calcext:value-type="float">
            <text:p>1713,2</text:p>
          </table:table-cell>
          <table:table-cell table:formula="of:=[.P12]-[.$B12]" office:value-type="float" office:value="0" calcext:value-type="float">
            <text:p>0,0</text:p>
          </table:table-cell>
          <table:table-cell/>
          <table:table-cell table:style-name="Default" office:value-type="float" office:value="1713.2" calcext:value-type="float">
            <text:p>1713,2</text:p>
          </table:table-cell>
          <table:table-cell table:formula="of:=[.S12]-[.$B12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2" calcext:value-type="float">
            <text:p>012</text:p>
          </table:table-cell>
          <table:table-cell table:style-name="ce7" office:value-type="float" office:value="593.7" calcext:value-type="float">
            <text:p>593,70</text:p>
          </table:table-cell>
          <table:table-cell/>
          <table:table-cell table:style-name="Default" office:value-type="float" office:value="488.4" calcext:value-type="float">
            <text:p>488,4</text:p>
          </table:table-cell>
          <table:table-cell table:formula="of:=[.D13]-[.$B13]" office:value-type="float" office:value="-105.3" calcext:value-type="float">
            <text:p>-105,3</text:p>
          </table:table-cell>
          <table:table-cell/>
          <table:table-cell table:style-name="Default" office:value-type="float" office:value="488.4" calcext:value-type="float">
            <text:p>488,4</text:p>
          </table:table-cell>
          <table:table-cell table:formula="of:=[.G13]-[.$B13]" office:value-type="float" office:value="-105.3" calcext:value-type="float">
            <text:p>-105,3</text:p>
          </table:table-cell>
          <table:table-cell/>
          <table:table-cell table:style-name="Default" office:value-type="float" office:value="726" calcext:value-type="float">
            <text:p>726</text:p>
          </table:table-cell>
          <table:table-cell table:formula="of:=[.J13]-[.$B13]" office:value-type="float" office:value="132.3" calcext:value-type="float">
            <text:p>132,3</text:p>
          </table:table-cell>
          <table:table-cell/>
          <table:table-cell table:style-name="Default" office:value-type="float" office:value="557.2" calcext:value-type="float">
            <text:p>557,2</text:p>
          </table:table-cell>
          <table:table-cell table:formula="of:=[.M13]-[.$B13]" office:value-type="float" office:value="-36.5" calcext:value-type="float">
            <text:p>-36,5</text:p>
          </table:table-cell>
          <table:table-cell/>
          <table:table-cell table:style-name="Default" office:value-type="float" office:value="557.2" calcext:value-type="float">
            <text:p>557,2</text:p>
          </table:table-cell>
          <table:table-cell table:formula="of:=[.P13]-[.$B13]" office:value-type="float" office:value="-36.5" calcext:value-type="float">
            <text:p>-36,5</text:p>
          </table:table-cell>
          <table:table-cell/>
          <table:table-cell table:style-name="Default" office:value-type="float" office:value="557.2" calcext:value-type="float">
            <text:p>557,2</text:p>
          </table:table-cell>
          <table:table-cell table:formula="of:=[.S13]-[.$B13]" office:value-type="float" office:value="-36.5" calcext:value-type="float">
            <text:p>-36,5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3" calcext:value-type="float">
            <text:p>013</text:p>
          </table:table-cell>
          <table:table-cell table:style-name="ce7" office:value-type="float" office:value="2173.5" calcext:value-type="float">
            <text:p>2.173,50</text:p>
          </table:table-cell>
          <table:table-cell/>
          <table:table-cell table:style-name="Default" office:value-type="float" office:value="2173.1" calcext:value-type="float">
            <text:p>2173,1</text:p>
          </table:table-cell>
          <table:table-cell table:formula="of:=[.D14]-[.$B14]" office:value-type="float" office:value="-0.400000000000091" calcext:value-type="float">
            <text:p>-0,4</text:p>
          </table:table-cell>
          <table:table-cell/>
          <table:table-cell table:style-name="Default" office:value-type="float" office:value="2173.1" calcext:value-type="float">
            <text:p>2173,1</text:p>
          </table:table-cell>
          <table:table-cell table:formula="of:=[.G14]-[.$B14]" office:value-type="float" office:value="-0.400000000000091" calcext:value-type="float">
            <text:p>-0,4</text:p>
          </table:table-cell>
          <table:table-cell/>
          <table:table-cell table:style-name="Default" office:value-type="float" office:value="2173.1" calcext:value-type="float">
            <text:p>2173,1</text:p>
          </table:table-cell>
          <table:table-cell table:formula="of:=[.J14]-[.$B14]" office:value-type="float" office:value="-0.400000000000091" calcext:value-type="float">
            <text:p>-0,4</text:p>
          </table:table-cell>
          <table:table-cell/>
          <table:table-cell table:style-name="Default" office:value-type="float" office:value="2173.1" calcext:value-type="float">
            <text:p>2173,1</text:p>
          </table:table-cell>
          <table:table-cell table:formula="of:=[.M14]-[.$B14]" office:value-type="float" office:value="-0.400000000000091" calcext:value-type="float">
            <text:p>-0,4</text:p>
          </table:table-cell>
          <table:table-cell/>
          <table:table-cell table:style-name="Default" office:value-type="float" office:value="2173.1" calcext:value-type="float">
            <text:p>2173,1</text:p>
          </table:table-cell>
          <table:table-cell table:formula="of:=[.P14]-[.$B14]" office:value-type="float" office:value="-0.400000000000091" calcext:value-type="float">
            <text:p>-0,4</text:p>
          </table:table-cell>
          <table:table-cell/>
          <table:table-cell table:style-name="Default" office:value-type="float" office:value="2173.1" calcext:value-type="float">
            <text:p>2173,1</text:p>
          </table:table-cell>
          <table:table-cell table:formula="of:=[.S14]-[.$B14]" office:value-type="float" office:value="-0.400000000000091" calcext:value-type="float">
            <text:p>-0,4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4" calcext:value-type="float">
            <text:p>014</text:p>
          </table:table-cell>
          <table:table-cell table:style-name="ce7" office:value-type="float" office:value="343" calcext:value-type="float">
            <text:p>343,00</text:p>
          </table:table-cell>
          <table:table-cell/>
          <table:table-cell table:style-name="Default" office:value-type="float" office:value="343" calcext:value-type="float">
            <text:p>343</text:p>
          </table:table-cell>
          <table:table-cell table:formula="of:=[.D15]-[.$B15]" office:value-type="float" office:value="0" calcext:value-type="float">
            <text:p>0,0</text:p>
          </table:table-cell>
          <table:table-cell/>
          <table:table-cell table:style-name="Default" office:value-type="float" office:value="343" calcext:value-type="float">
            <text:p>343</text:p>
          </table:table-cell>
          <table:table-cell table:formula="of:=[.G15]-[.$B15]" office:value-type="float" office:value="0" calcext:value-type="float">
            <text:p>0,0</text:p>
          </table:table-cell>
          <table:table-cell/>
          <table:table-cell table:style-name="Default" office:value-type="float" office:value="343" calcext:value-type="float">
            <text:p>343</text:p>
          </table:table-cell>
          <table:table-cell table:formula="of:=[.J15]-[.$B15]" office:value-type="float" office:value="0" calcext:value-type="float">
            <text:p>0,0</text:p>
          </table:table-cell>
          <table:table-cell/>
          <table:table-cell table:style-name="Default" office:value-type="float" office:value="343" calcext:value-type="float">
            <text:p>343</text:p>
          </table:table-cell>
          <table:table-cell table:formula="of:=[.M15]-[.$B15]" office:value-type="float" office:value="0" calcext:value-type="float">
            <text:p>0,0</text:p>
          </table:table-cell>
          <table:table-cell/>
          <table:table-cell table:style-name="Default" office:value-type="float" office:value="343" calcext:value-type="float">
            <text:p>343</text:p>
          </table:table-cell>
          <table:table-cell table:formula="of:=[.P15]-[.$B15]" office:value-type="float" office:value="0" calcext:value-type="float">
            <text:p>0,0</text:p>
          </table:table-cell>
          <table:table-cell/>
          <table:table-cell table:style-name="Default" office:value-type="float" office:value="343" calcext:value-type="float">
            <text:p>343</text:p>
          </table:table-cell>
          <table:table-cell table:formula="of:=[.S15]-[.$B15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5" calcext:value-type="float">
            <text:p>015</text:p>
          </table:table-cell>
          <table:table-cell table:style-name="ce7" office:value-type="float" office:value="1354.5" calcext:value-type="float">
            <text:p>1.354,50</text:p>
          </table:table-cell>
          <table:table-cell/>
          <table:table-cell table:style-name="Default" office:value-type="float" office:value="1354.5" calcext:value-type="float">
            <text:p>1354,5</text:p>
          </table:table-cell>
          <table:table-cell table:formula="of:=[.D16]-[.$B16]" office:value-type="float" office:value="0" calcext:value-type="float">
            <text:p>0,0</text:p>
          </table:table-cell>
          <table:table-cell/>
          <table:table-cell table:style-name="Default" office:value-type="float" office:value="1354.5" calcext:value-type="float">
            <text:p>1354,5</text:p>
          </table:table-cell>
          <table:table-cell table:formula="of:=[.G16]-[.$B16]" office:value-type="float" office:value="0" calcext:value-type="float">
            <text:p>0,0</text:p>
          </table:table-cell>
          <table:table-cell/>
          <table:table-cell table:style-name="Default" office:value-type="float" office:value="1377.1" calcext:value-type="float">
            <text:p>1377,1</text:p>
          </table:table-cell>
          <table:table-cell table:formula="of:=[.J16]-[.$B16]" office:value-type="float" office:value="22.5999999999999" calcext:value-type="float">
            <text:p>22,6</text:p>
          </table:table-cell>
          <table:table-cell/>
          <table:table-cell table:style-name="Default" office:value-type="float" office:value="1354.5" calcext:value-type="float">
            <text:p>1354,5</text:p>
          </table:table-cell>
          <table:table-cell table:formula="of:=[.M16]-[.$B16]" office:value-type="float" office:value="0" calcext:value-type="float">
            <text:p>0,0</text:p>
          </table:table-cell>
          <table:table-cell/>
          <table:table-cell table:style-name="Default" office:value-type="float" office:value="1354.5" calcext:value-type="float">
            <text:p>1354,5</text:p>
          </table:table-cell>
          <table:table-cell table:formula="of:=[.P16]-[.$B16]" office:value-type="float" office:value="0" calcext:value-type="float">
            <text:p>0,0</text:p>
          </table:table-cell>
          <table:table-cell/>
          <table:table-cell table:style-name="Default" office:value-type="float" office:value="1354.5" calcext:value-type="float">
            <text:p>1354,5</text:p>
          </table:table-cell>
          <table:table-cell table:formula="of:=[.S16]-[.$B16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6" calcext:value-type="float">
            <text:p>016</text:p>
          </table:table-cell>
          <table:table-cell table:style-name="ce7" office:value-type="float" office:value="1692.4" calcext:value-type="float">
            <text:p>1.692,40</text:p>
          </table:table-cell>
          <table:table-cell/>
          <table:table-cell table:style-name="Default" office:value-type="float" office:value="1689.9" calcext:value-type="float">
            <text:p>1689,9</text:p>
          </table:table-cell>
          <table:table-cell table:formula="of:=[.D17]-[.$B17]" office:value-type="float" office:value="-2.5" calcext:value-type="float">
            <text:p>-2,5</text:p>
          </table:table-cell>
          <table:table-cell/>
          <table:table-cell table:style-name="Default" office:value-type="float" office:value="1689.9" calcext:value-type="float">
            <text:p>1689,9</text:p>
          </table:table-cell>
          <table:table-cell table:formula="of:=[.G17]-[.$B17]" office:value-type="float" office:value="-2.5" calcext:value-type="float">
            <text:p>-2,5</text:p>
          </table:table-cell>
          <table:table-cell/>
          <table:table-cell table:style-name="Default" office:value-type="float" office:value="1689.8" calcext:value-type="float">
            <text:p>1689,8</text:p>
          </table:table-cell>
          <table:table-cell table:formula="of:=[.J17]-[.$B17]" office:value-type="float" office:value="-2.60000000000014" calcext:value-type="float">
            <text:p>-2,6</text:p>
          </table:table-cell>
          <table:table-cell/>
          <table:table-cell table:style-name="Default" office:value-type="float" office:value="1689.8" calcext:value-type="float">
            <text:p>1689,8</text:p>
          </table:table-cell>
          <table:table-cell table:formula="of:=[.M17]-[.$B17]" office:value-type="float" office:value="-2.60000000000014" calcext:value-type="float">
            <text:p>-2,6</text:p>
          </table:table-cell>
          <table:table-cell/>
          <table:table-cell table:style-name="Default" office:value-type="float" office:value="1689.8" calcext:value-type="float">
            <text:p>1689,8</text:p>
          </table:table-cell>
          <table:table-cell table:formula="of:=[.P17]-[.$B17]" office:value-type="float" office:value="-2.60000000000014" calcext:value-type="float">
            <text:p>-2,6</text:p>
          </table:table-cell>
          <table:table-cell/>
          <table:table-cell table:style-name="Default" office:value-type="float" office:value="1719.8" calcext:value-type="float">
            <text:p>1719,8</text:p>
          </table:table-cell>
          <table:table-cell table:formula="of:=[.S17]-[.$B17]" office:value-type="float" office:value="27.3999999999999" calcext:value-type="float">
            <text:p>27,4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7" calcext:value-type="float">
            <text:p>017</text:p>
          </table:table-cell>
          <table:table-cell table:style-name="ce7" office:value-type="float" office:value="975.5" calcext:value-type="float">
            <text:p>975,50</text:p>
          </table:table-cell>
          <table:table-cell/>
          <table:table-cell table:style-name="Default" office:value-type="float" office:value="922.7" calcext:value-type="float">
            <text:p>922,7</text:p>
          </table:table-cell>
          <table:table-cell table:formula="of:=[.D18]-[.$B18]" office:value-type="float" office:value="-52.8" calcext:value-type="float">
            <text:p>-52,8</text:p>
          </table:table-cell>
          <table:table-cell/>
          <table:table-cell table:style-name="Default" office:value-type="float" office:value="922.7" calcext:value-type="float">
            <text:p>922,7</text:p>
          </table:table-cell>
          <table:table-cell table:formula="of:=[.G18]-[.$B18]" office:value-type="float" office:value="-52.8" calcext:value-type="float">
            <text:p>-52,8</text:p>
          </table:table-cell>
          <table:table-cell/>
          <table:table-cell table:style-name="Default" office:value-type="float" office:value="922.7" calcext:value-type="float">
            <text:p>922,7</text:p>
          </table:table-cell>
          <table:table-cell table:formula="of:=[.J18]-[.$B18]" office:value-type="float" office:value="-52.8" calcext:value-type="float">
            <text:p>-52,8</text:p>
          </table:table-cell>
          <table:table-cell/>
          <table:table-cell table:style-name="Default" office:value-type="float" office:value="922.7" calcext:value-type="float">
            <text:p>922,7</text:p>
          </table:table-cell>
          <table:table-cell table:formula="of:=[.M18]-[.$B18]" office:value-type="float" office:value="-52.8" calcext:value-type="float">
            <text:p>-52,8</text:p>
          </table:table-cell>
          <table:table-cell/>
          <table:table-cell table:style-name="Default" office:value-type="float" office:value="922.7" calcext:value-type="float">
            <text:p>922,7</text:p>
          </table:table-cell>
          <table:table-cell table:formula="of:=[.P18]-[.$B18]" office:value-type="float" office:value="-52.8" calcext:value-type="float">
            <text:p>-52,8</text:p>
          </table:table-cell>
          <table:table-cell/>
          <table:table-cell table:style-name="Default" office:value-type="float" office:value="922.7" calcext:value-type="float">
            <text:p>922,7</text:p>
          </table:table-cell>
          <table:table-cell table:formula="of:=[.S18]-[.$B18]" office:value-type="float" office:value="-52.8" calcext:value-type="float">
            <text:p>-52,8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8" calcext:value-type="float">
            <text:p>018</text:p>
          </table:table-cell>
          <table:table-cell table:style-name="ce7" office:value-type="float" office:value="1306.3" calcext:value-type="float">
            <text:p>1.306,30</text:p>
          </table:table-cell>
          <table:table-cell/>
          <table:table-cell table:style-name="Default" office:value-type="float" office:value="1312.8" calcext:value-type="float">
            <text:p>1312,8</text:p>
          </table:table-cell>
          <table:table-cell table:formula="of:=[.D19]-[.$B19]" office:value-type="float" office:value="6.5" calcext:value-type="float">
            <text:p>6,5</text:p>
          </table:table-cell>
          <table:table-cell/>
          <table:table-cell table:style-name="Default" office:value-type="float" office:value="1312.8" calcext:value-type="float">
            <text:p>1312,8</text:p>
          </table:table-cell>
          <table:table-cell table:formula="of:=[.G19]-[.$B19]" office:value-type="float" office:value="6.5" calcext:value-type="float">
            <text:p>6,5</text:p>
          </table:table-cell>
          <table:table-cell/>
          <table:table-cell table:style-name="Default" office:value-type="float" office:value="1312.8" calcext:value-type="float">
            <text:p>1312,8</text:p>
          </table:table-cell>
          <table:table-cell table:formula="of:=[.J19]-[.$B19]" office:value-type="float" office:value="6.5" calcext:value-type="float">
            <text:p>6,5</text:p>
          </table:table-cell>
          <table:table-cell/>
          <table:table-cell table:style-name="Default" office:value-type="float" office:value="1312.8" calcext:value-type="float">
            <text:p>1312,8</text:p>
          </table:table-cell>
          <table:table-cell table:formula="of:=[.M19]-[.$B19]" office:value-type="float" office:value="6.5" calcext:value-type="float">
            <text:p>6,5</text:p>
          </table:table-cell>
          <table:table-cell/>
          <table:table-cell table:style-name="Default" office:value-type="float" office:value="1306.3" calcext:value-type="float">
            <text:p>1306,3</text:p>
          </table:table-cell>
          <table:table-cell table:formula="of:=[.P19]-[.$B19]" office:value-type="float" office:value="0" calcext:value-type="float">
            <text:p>0,0</text:p>
          </table:table-cell>
          <table:table-cell/>
          <table:table-cell table:style-name="Default" office:value-type="float" office:value="1306.3" calcext:value-type="float">
            <text:p>1306,3</text:p>
          </table:table-cell>
          <table:table-cell table:formula="of:=[.S19]-[.$B19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9" calcext:value-type="float">
            <text:p>019</text:p>
          </table:table-cell>
          <table:table-cell table:style-name="ce7" office:value-type="float" office:value="1481.3" calcext:value-type="float">
            <text:p>1.481,30</text:p>
          </table:table-cell>
          <table:table-cell/>
          <table:table-cell table:style-name="Default" office:value-type="float" office:value="1454" calcext:value-type="float">
            <text:p>1454</text:p>
          </table:table-cell>
          <table:table-cell table:formula="of:=[.D20]-[.$B20]" office:value-type="float" office:value="-27.3" calcext:value-type="float">
            <text:p>-27,3</text:p>
          </table:table-cell>
          <table:table-cell/>
          <table:table-cell table:style-name="Default" office:value-type="float" office:value="1454" calcext:value-type="float">
            <text:p>1454</text:p>
          </table:table-cell>
          <table:table-cell table:formula="of:=[.G20]-[.$B20]" office:value-type="float" office:value="-27.3" calcext:value-type="float">
            <text:p>-27,3</text:p>
          </table:table-cell>
          <table:table-cell/>
          <table:table-cell table:style-name="Default" office:value-type="float" office:value="1454" calcext:value-type="float">
            <text:p>1454</text:p>
          </table:table-cell>
          <table:table-cell table:formula="of:=[.J20]-[.$B20]" office:value-type="float" office:value="-27.3" calcext:value-type="float">
            <text:p>-27,3</text:p>
          </table:table-cell>
          <table:table-cell/>
          <table:table-cell table:style-name="Default" office:value-type="float" office:value="1454" calcext:value-type="float">
            <text:p>1454</text:p>
          </table:table-cell>
          <table:table-cell table:formula="of:=[.M20]-[.$B20]" office:value-type="float" office:value="-27.3" calcext:value-type="float">
            <text:p>-27,3</text:p>
          </table:table-cell>
          <table:table-cell/>
          <table:table-cell table:style-name="Default" office:value-type="float" office:value="1454" calcext:value-type="float">
            <text:p>1454</text:p>
          </table:table-cell>
          <table:table-cell table:formula="of:=[.P20]-[.$B20]" office:value-type="float" office:value="-27.3" calcext:value-type="float">
            <text:p>-27,3</text:p>
          </table:table-cell>
          <table:table-cell/>
          <table:table-cell table:style-name="Default" office:value-type="float" office:value="1454" calcext:value-type="float">
            <text:p>1454</text:p>
          </table:table-cell>
          <table:table-cell table:formula="of:=[.S20]-[.$B20]" office:value-type="float" office:value="-27.3" calcext:value-type="float">
            <text:p>-27,3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0" calcext:value-type="float">
            <text:p>020</text:p>
          </table:table-cell>
          <table:table-cell table:style-name="ce7" office:value-type="float" office:value="1274.7" calcext:value-type="float">
            <text:p>1.274,70</text:p>
          </table:table-cell>
          <table:table-cell/>
          <table:table-cell table:style-name="Default" office:value-type="float" office:value="1256.4" calcext:value-type="float">
            <text:p>1256,4</text:p>
          </table:table-cell>
          <table:table-cell table:formula="of:=[.D21]-[.$B21]" office:value-type="float" office:value="-18.3" calcext:value-type="float">
            <text:p>-18,3</text:p>
          </table:table-cell>
          <table:table-cell/>
          <table:table-cell table:style-name="Default" office:value-type="float" office:value="1256.4" calcext:value-type="float">
            <text:p>1256,4</text:p>
          </table:table-cell>
          <table:table-cell table:formula="of:=[.G21]-[.$B21]" office:value-type="float" office:value="-18.3" calcext:value-type="float">
            <text:p>-18,3</text:p>
          </table:table-cell>
          <table:table-cell/>
          <table:table-cell table:style-name="Default" office:value-type="float" office:value="1274.7" calcext:value-type="float">
            <text:p>1274,7</text:p>
          </table:table-cell>
          <table:table-cell table:formula="of:=[.J21]-[.$B21]" office:value-type="float" office:value="0" calcext:value-type="float">
            <text:p>0,0</text:p>
          </table:table-cell>
          <table:table-cell/>
          <table:table-cell table:style-name="Default" office:value-type="float" office:value="1274.7" calcext:value-type="float">
            <text:p>1274,7</text:p>
          </table:table-cell>
          <table:table-cell table:formula="of:=[.M21]-[.$B21]" office:value-type="float" office:value="0" calcext:value-type="float">
            <text:p>0,0</text:p>
          </table:table-cell>
          <table:table-cell/>
          <table:table-cell table:style-name="Default" office:value-type="float" office:value="1274.7" calcext:value-type="float">
            <text:p>1274,7</text:p>
          </table:table-cell>
          <table:table-cell table:formula="of:=[.P21]-[.$B21]" office:value-type="float" office:value="0" calcext:value-type="float">
            <text:p>0,0</text:p>
          </table:table-cell>
          <table:table-cell/>
          <table:table-cell table:style-name="Default" office:value-type="float" office:value="1274.7" calcext:value-type="float">
            <text:p>1274,7</text:p>
          </table:table-cell>
          <table:table-cell table:formula="of:=[.S21]-[.$B21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1" calcext:value-type="float">
            <text:p>021</text:p>
          </table:table-cell>
          <table:table-cell table:style-name="ce7" office:value-type="float" office:value="1211" calcext:value-type="float">
            <text:p>1.211,00</text:p>
          </table:table-cell>
          <table:table-cell/>
          <table:table-cell table:style-name="Default" office:value-type="float" office:value="1377.9" calcext:value-type="float">
            <text:p>1377,9</text:p>
          </table:table-cell>
          <table:table-cell table:formula="of:=[.D22]-[.$B22]" office:value-type="float" office:value="166.9" calcext:value-type="float">
            <text:p>166,9</text:p>
          </table:table-cell>
          <table:table-cell/>
          <table:table-cell table:style-name="Default" office:value-type="float" office:value="1266.4" calcext:value-type="float">
            <text:p>1266,4</text:p>
          </table:table-cell>
          <table:table-cell table:formula="of:=[.G22]-[.$B22]" office:value-type="float" office:value="55.4000000000001" calcext:value-type="float">
            <text:p>55,4</text:p>
          </table:table-cell>
          <table:table-cell/>
          <table:table-cell table:style-name="Default" office:value-type="float" office:value="1211" calcext:value-type="float">
            <text:p>1211</text:p>
          </table:table-cell>
          <table:table-cell table:formula="of:=[.J22]-[.$B22]" office:value-type="float" office:value="0" calcext:value-type="float">
            <text:p>0,0</text:p>
          </table:table-cell>
          <table:table-cell/>
          <table:table-cell table:style-name="Default" office:value-type="float" office:value="1211" calcext:value-type="float">
            <text:p>1211</text:p>
          </table:table-cell>
          <table:table-cell table:formula="of:=[.M22]-[.$B22]" office:value-type="float" office:value="0" calcext:value-type="float">
            <text:p>0,0</text:p>
          </table:table-cell>
          <table:table-cell/>
          <table:table-cell table:style-name="Default" office:value-type="float" office:value="1211" calcext:value-type="float">
            <text:p>1211</text:p>
          </table:table-cell>
          <table:table-cell table:formula="of:=[.P22]-[.$B22]" office:value-type="float" office:value="0" calcext:value-type="float">
            <text:p>0,0</text:p>
          </table:table-cell>
          <table:table-cell/>
          <table:table-cell table:style-name="Default" office:value-type="float" office:value="1211" calcext:value-type="float">
            <text:p>1211</text:p>
          </table:table-cell>
          <table:table-cell table:formula="of:=[.S22]-[.$B22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2" calcext:value-type="float">
            <text:p>022</text:p>
          </table:table-cell>
          <table:table-cell table:style-name="ce7" office:value-type="float" office:value="1816.7" calcext:value-type="float">
            <text:p>1.816,70</text:p>
          </table:table-cell>
          <table:table-cell/>
          <table:table-cell table:style-name="Default" office:value-type="float" office:value="27" calcext:value-type="float">
            <text:p>27</text:p>
          </table:table-cell>
          <table:table-cell table:formula="of:=[.D23]-[.$B23]" office:value-type="float" office:value="-1789.7" calcext:value-type="float">
            <text:p>-1789,7</text:p>
          </table:table-cell>
          <table:table-cell/>
          <table:table-cell table:style-name="Default" office:value-type="float" office:value="27" calcext:value-type="float">
            <text:p>27</text:p>
          </table:table-cell>
          <table:table-cell table:formula="of:=[.G23]-[.$B23]" office:value-type="float" office:value="-1789.7" calcext:value-type="float">
            <text:p>-1789,7</text:p>
          </table:table-cell>
          <table:table-cell/>
          <table:table-cell table:style-name="Default" office:value-type="float" office:value="27" calcext:value-type="float">
            <text:p>27</text:p>
          </table:table-cell>
          <table:table-cell table:formula="of:=[.J23]-[.$B23]" office:value-type="float" office:value="-1789.7" calcext:value-type="float">
            <text:p>-1789,7</text:p>
          </table:table-cell>
          <table:table-cell/>
          <table:table-cell table:style-name="Default" office:value-type="float" office:value="54.8" calcext:value-type="float">
            <text:p>54,8</text:p>
          </table:table-cell>
          <table:table-cell table:formula="of:=[.M23]-[.$B23]" office:value-type="float" office:value="-1761.9" calcext:value-type="float">
            <text:p>-1761,9</text:p>
          </table:table-cell>
          <table:table-cell/>
          <table:table-cell table:style-name="Default" office:value-type="float" office:value="54.8" calcext:value-type="float">
            <text:p>54,8</text:p>
          </table:table-cell>
          <table:table-cell table:formula="of:=[.P23]-[.$B23]" office:value-type="float" office:value="-1761.9" calcext:value-type="float">
            <text:p>-1761,9</text:p>
          </table:table-cell>
          <table:table-cell/>
          <table:table-cell table:style-name="Default" office:value-type="float" office:value="54.8" calcext:value-type="float">
            <text:p>54,8</text:p>
          </table:table-cell>
          <table:table-cell table:formula="of:=[.S23]-[.$B23]" office:value-type="float" office:value="-1761.9" calcext:value-type="float">
            <text:p>-1761,9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3" calcext:value-type="float">
            <text:p>023</text:p>
          </table:table-cell>
          <table:table-cell table:style-name="ce7" office:value-type="float" office:value="1535.6" calcext:value-type="float">
            <text:p>1.535,60</text:p>
          </table:table-cell>
          <table:table-cell/>
          <table:table-cell table:style-name="Default" office:value-type="float" office:value="1535.6" calcext:value-type="float">
            <text:p>1535,6</text:p>
          </table:table-cell>
          <table:table-cell table:formula="of:=[.D24]-[.$B24]" office:value-type="float" office:value="0" calcext:value-type="float">
            <text:p>0,0</text:p>
          </table:table-cell>
          <table:table-cell/>
          <table:table-cell table:style-name="Default" office:value-type="float" office:value="1549.8" calcext:value-type="float">
            <text:p>1549,8</text:p>
          </table:table-cell>
          <table:table-cell table:formula="of:=[.G24]-[.$B24]" office:value-type="float" office:value="14.2" calcext:value-type="float">
            <text:p>14,2</text:p>
          </table:table-cell>
          <table:table-cell/>
          <table:table-cell table:style-name="Default" office:value-type="float" office:value="1535.6" calcext:value-type="float">
            <text:p>1535,6</text:p>
          </table:table-cell>
          <table:table-cell table:formula="of:=[.J24]-[.$B24]" office:value-type="float" office:value="0" calcext:value-type="float">
            <text:p>0,0</text:p>
          </table:table-cell>
          <table:table-cell/>
          <table:table-cell table:style-name="Default" office:value-type="float" office:value="1535.6" calcext:value-type="float">
            <text:p>1535,6</text:p>
          </table:table-cell>
          <table:table-cell table:formula="of:=[.M24]-[.$B24]" office:value-type="float" office:value="0" calcext:value-type="float">
            <text:p>0,0</text:p>
          </table:table-cell>
          <table:table-cell/>
          <table:table-cell table:style-name="Default" office:value-type="float" office:value="1535.6" calcext:value-type="float">
            <text:p>1535,6</text:p>
          </table:table-cell>
          <table:table-cell table:formula="of:=[.P24]-[.$B24]" office:value-type="float" office:value="0" calcext:value-type="float">
            <text:p>0,0</text:p>
          </table:table-cell>
          <table:table-cell/>
          <table:table-cell table:style-name="Default" office:value-type="float" office:value="1535.6" calcext:value-type="float">
            <text:p>1535,6</text:p>
          </table:table-cell>
          <table:table-cell table:formula="of:=[.S24]-[.$B24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4" calcext:value-type="float">
            <text:p>024</text:p>
          </table:table-cell>
          <table:table-cell table:style-name="ce7" office:value-type="float" office:value="1452.2" calcext:value-type="float">
            <text:p>1.452,20</text:p>
          </table:table-cell>
          <table:table-cell/>
          <table:table-cell table:style-name="Default" office:value-type="float" office:value="6.1" calcext:value-type="float">
            <text:p>6,1</text:p>
          </table:table-cell>
          <table:table-cell table:formula="of:=[.D25]-[.$B25]" office:value-type="float" office:value="-1446.1" calcext:value-type="float">
            <text:p>-1446,1</text:p>
          </table:table-cell>
          <table:table-cell/>
          <table:table-cell table:style-name="Default" office:value-type="float" office:value="6.1" calcext:value-type="float">
            <text:p>6,1</text:p>
          </table:table-cell>
          <table:table-cell table:formula="of:=[.G25]-[.$B25]" office:value-type="float" office:value="-1446.1" calcext:value-type="float">
            <text:p>-1446,1</text:p>
          </table:table-cell>
          <table:table-cell/>
          <table:table-cell table:style-name="Default" office:value-type="float" office:value="513.2" calcext:value-type="float">
            <text:p>513,2</text:p>
          </table:table-cell>
          <table:table-cell table:formula="of:=[.J25]-[.$B25]" office:value-type="float" office:value="-939" calcext:value-type="float">
            <text:p>-939,0</text:p>
          </table:table-cell>
          <table:table-cell/>
          <table:table-cell table:style-name="Default" office:value-type="float" office:value="513.2" calcext:value-type="float">
            <text:p>513,2</text:p>
          </table:table-cell>
          <table:table-cell table:formula="of:=[.M25]-[.$B25]" office:value-type="float" office:value="-939" calcext:value-type="float">
            <text:p>-939,0</text:p>
          </table:table-cell>
          <table:table-cell/>
          <table:table-cell table:style-name="Default" office:value-type="float" office:value="1457.7" calcext:value-type="float">
            <text:p>1457,7</text:p>
          </table:table-cell>
          <table:table-cell table:formula="of:=[.P25]-[.$B25]" office:value-type="float" office:value="5.5" calcext:value-type="float">
            <text:p>5,5</text:p>
          </table:table-cell>
          <table:table-cell/>
          <table:table-cell table:style-name="Default" office:value-type="float" office:value="1439.9" calcext:value-type="float">
            <text:p>1439,9</text:p>
          </table:table-cell>
          <table:table-cell table:formula="of:=[.S25]-[.$B25]" office:value-type="float" office:value="-12.3" calcext:value-type="float">
            <text:p>-12,3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5" calcext:value-type="float">
            <text:p>025</text:p>
          </table:table-cell>
          <table:table-cell table:style-name="ce7" office:value-type="float" office:value="739.6" calcext:value-type="float">
            <text:p>739,60</text:p>
          </table:table-cell>
          <table:table-cell/>
          <table:table-cell table:style-name="Default" office:value-type="float" office:value="737.8" calcext:value-type="float">
            <text:p>737,8</text:p>
          </table:table-cell>
          <table:table-cell table:formula="of:=[.D26]-[.$B26]" office:value-type="float" office:value="-1.80000000000007" calcext:value-type="float">
            <text:p>-1,8</text:p>
          </table:table-cell>
          <table:table-cell/>
          <table:table-cell table:style-name="Default" office:value-type="float" office:value="737.8" calcext:value-type="float">
            <text:p>737,8</text:p>
          </table:table-cell>
          <table:table-cell table:formula="of:=[.G26]-[.$B26]" office:value-type="float" office:value="-1.80000000000007" calcext:value-type="float">
            <text:p>-1,8</text:p>
          </table:table-cell>
          <table:table-cell/>
          <table:table-cell table:style-name="Default" office:value-type="float" office:value="737.7" calcext:value-type="float">
            <text:p>737,7</text:p>
          </table:table-cell>
          <table:table-cell table:formula="of:=[.J26]-[.$B26]" office:value-type="float" office:value="-1.89999999999998" calcext:value-type="float">
            <text:p>-1,9</text:p>
          </table:table-cell>
          <table:table-cell/>
          <table:table-cell table:style-name="Default" office:value-type="float" office:value="739.6" calcext:value-type="float">
            <text:p>739,6</text:p>
          </table:table-cell>
          <table:table-cell table:formula="of:=[.M26]-[.$B26]" office:value-type="float" office:value="0" calcext:value-type="float">
            <text:p>0,0</text:p>
          </table:table-cell>
          <table:table-cell/>
          <table:table-cell table:style-name="Default" office:value-type="float" office:value="739.6" calcext:value-type="float">
            <text:p>739,6</text:p>
          </table:table-cell>
          <table:table-cell table:formula="of:=[.P26]-[.$B26]" office:value-type="float" office:value="0" calcext:value-type="float">
            <text:p>0,0</text:p>
          </table:table-cell>
          <table:table-cell/>
          <table:table-cell table:style-name="Default" office:value-type="float" office:value="739.6" calcext:value-type="float">
            <text:p>739,6</text:p>
          </table:table-cell>
          <table:table-cell table:formula="of:=[.S26]-[.$B26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6" calcext:value-type="float">
            <text:p>026</text:p>
          </table:table-cell>
          <table:table-cell table:style-name="ce7" office:value-type="float" office:value="1411.9" calcext:value-type="float">
            <text:p>1.411,90</text:p>
          </table:table-cell>
          <table:table-cell/>
          <table:table-cell table:style-name="Default" office:value-type="float" office:value="1418.2" calcext:value-type="float">
            <text:p>1418,2</text:p>
          </table:table-cell>
          <table:table-cell table:formula="of:=[.D27]-[.$B27]" office:value-type="float" office:value="6.29999999999995" calcext:value-type="float">
            <text:p>6,3</text:p>
          </table:table-cell>
          <table:table-cell/>
          <table:table-cell table:style-name="Default" office:value-type="float" office:value="1491.8" calcext:value-type="float">
            <text:p>1491,8</text:p>
          </table:table-cell>
          <table:table-cell table:formula="of:=[.G27]-[.$B27]" office:value-type="float" office:value="79.8999999999999" calcext:value-type="float">
            <text:p>79,9</text:p>
          </table:table-cell>
          <table:table-cell/>
          <table:table-cell table:style-name="Default" office:value-type="float" office:value="1414.4" calcext:value-type="float">
            <text:p>1414,4</text:p>
          </table:table-cell>
          <table:table-cell table:formula="of:=[.J27]-[.$B27]" office:value-type="float" office:value="2.5" calcext:value-type="float">
            <text:p>2,5</text:p>
          </table:table-cell>
          <table:table-cell/>
          <table:table-cell table:style-name="Default" office:value-type="float" office:value="1411.9" calcext:value-type="float">
            <text:p>1411,9</text:p>
          </table:table-cell>
          <table:table-cell table:formula="of:=[.M27]-[.$B27]" office:value-type="float" office:value="0" calcext:value-type="float">
            <text:p>0,0</text:p>
          </table:table-cell>
          <table:table-cell/>
          <table:table-cell table:style-name="Default" office:value-type="float" office:value="1411.9" calcext:value-type="float">
            <text:p>1411,9</text:p>
          </table:table-cell>
          <table:table-cell table:formula="of:=[.P27]-[.$B27]" office:value-type="float" office:value="0" calcext:value-type="float">
            <text:p>0,0</text:p>
          </table:table-cell>
          <table:table-cell/>
          <table:table-cell table:style-name="Default" office:value-type="float" office:value="1411.9" calcext:value-type="float">
            <text:p>1411,9</text:p>
          </table:table-cell>
          <table:table-cell table:formula="of:=[.S27]-[.$B27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7" calcext:value-type="float">
            <text:p>027</text:p>
          </table:table-cell>
          <table:table-cell table:style-name="ce7" office:value-type="float" office:value="502" calcext:value-type="float">
            <text:p>502,00</text:p>
          </table:table-cell>
          <table:table-cell/>
          <table:table-cell table:style-name="Default" office:value-type="float" office:value="487.4" calcext:value-type="float">
            <text:p>487,4</text:p>
          </table:table-cell>
          <table:table-cell table:formula="of:=[.D28]-[.$B28]" office:value-type="float" office:value="-14.6" calcext:value-type="float">
            <text:p>-14,6</text:p>
          </table:table-cell>
          <table:table-cell/>
          <table:table-cell table:style-name="Default" office:value-type="float" office:value="487.4" calcext:value-type="float">
            <text:p>487,4</text:p>
          </table:table-cell>
          <table:table-cell table:formula="of:=[.G28]-[.$B28]" office:value-type="float" office:value="-14.6" calcext:value-type="float">
            <text:p>-14,6</text:p>
          </table:table-cell>
          <table:table-cell/>
          <table:table-cell table:style-name="Default" office:value-type="float" office:value="502" calcext:value-type="float">
            <text:p>502</text:p>
          </table:table-cell>
          <table:table-cell table:formula="of:=[.J28]-[.$B28]" office:value-type="float" office:value="0" calcext:value-type="float">
            <text:p>0,0</text:p>
          </table:table-cell>
          <table:table-cell/>
          <table:table-cell table:style-name="Default" office:value-type="float" office:value="502" calcext:value-type="float">
            <text:p>502</text:p>
          </table:table-cell>
          <table:table-cell table:formula="of:=[.M28]-[.$B28]" office:value-type="float" office:value="0" calcext:value-type="float">
            <text:p>0,0</text:p>
          </table:table-cell>
          <table:table-cell/>
          <table:table-cell table:style-name="Default" office:value-type="float" office:value="502" calcext:value-type="float">
            <text:p>502</text:p>
          </table:table-cell>
          <table:table-cell table:formula="of:=[.P28]-[.$B28]" office:value-type="float" office:value="0" calcext:value-type="float">
            <text:p>0,0</text:p>
          </table:table-cell>
          <table:table-cell/>
          <table:table-cell table:style-name="Default" office:value-type="float" office:value="502" calcext:value-type="float">
            <text:p>502</text:p>
          </table:table-cell>
          <table:table-cell table:formula="of:=[.S28]-[.$B28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8" calcext:value-type="float">
            <text:p>028</text:p>
          </table:table-cell>
          <table:table-cell table:style-name="ce7" office:value-type="float" office:value="861.5" calcext:value-type="float">
            <text:p>861,50</text:p>
          </table:table-cell>
          <table:table-cell/>
          <table:table-cell table:style-name="Default" office:value-type="float" office:value="1428.6" calcext:value-type="float">
            <text:p>1428,6</text:p>
          </table:table-cell>
          <table:table-cell table:formula="of:=[.D29]-[.$B29]" office:value-type="float" office:value="567.1" calcext:value-type="float">
            <text:p>567,1</text:p>
          </table:table-cell>
          <table:table-cell/>
          <table:table-cell table:style-name="Default" office:value-type="float" office:value="1522.1" calcext:value-type="float">
            <text:p>1522,1</text:p>
          </table:table-cell>
          <table:table-cell table:formula="of:=[.G29]-[.$B29]" office:value-type="float" office:value="660.6" calcext:value-type="float">
            <text:p>660,6</text:p>
          </table:table-cell>
          <table:table-cell/>
          <table:table-cell table:style-name="Default" office:value-type="float" office:value="1728.2" calcext:value-type="float">
            <text:p>1728,2</text:p>
          </table:table-cell>
          <table:table-cell table:formula="of:=[.J29]-[.$B29]" office:value-type="float" office:value="866.7" calcext:value-type="float">
            <text:p>866,7</text:p>
          </table:table-cell>
          <table:table-cell/>
          <table:table-cell table:style-name="Default" office:value-type="float" office:value="1705.6" calcext:value-type="float">
            <text:p>1705,6</text:p>
          </table:table-cell>
          <table:table-cell table:formula="of:=[.M29]-[.$B29]" office:value-type="float" office:value="844.1" calcext:value-type="float">
            <text:p>844,1</text:p>
          </table:table-cell>
          <table:table-cell/>
          <table:table-cell table:style-name="Default" office:value-type="float" office:value="1705.6" calcext:value-type="float">
            <text:p>1705,6</text:p>
          </table:table-cell>
          <table:table-cell table:formula="of:=[.P29]-[.$B29]" office:value-type="float" office:value="844.1" calcext:value-type="float">
            <text:p>844,1</text:p>
          </table:table-cell>
          <table:table-cell/>
          <table:table-cell table:style-name="Default" office:value-type="float" office:value="1705.6" calcext:value-type="float">
            <text:p>1705,6</text:p>
          </table:table-cell>
          <table:table-cell table:formula="of:=[.S29]-[.$B29]" office:value-type="float" office:value="844.1" calcext:value-type="float">
            <text:p>844,1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9" calcext:value-type="float">
            <text:p>029</text:p>
          </table:table-cell>
          <table:table-cell table:style-name="ce7" office:value-type="float" office:value="1806.9" calcext:value-type="float">
            <text:p>1.806,90</text:p>
          </table:table-cell>
          <table:table-cell/>
          <table:table-cell table:style-name="Default" office:value-type="float" office:value="1806.9" calcext:value-type="float">
            <text:p>1806,9</text:p>
          </table:table-cell>
          <table:table-cell table:formula="of:=[.D30]-[.$B30]" office:value-type="float" office:value="0" calcext:value-type="float">
            <text:p>0,0</text:p>
          </table:table-cell>
          <table:table-cell/>
          <table:table-cell table:style-name="Default" office:value-type="float" office:value="1806.9" calcext:value-type="float">
            <text:p>1806,9</text:p>
          </table:table-cell>
          <table:table-cell table:formula="of:=[.G30]-[.$B30]" office:value-type="float" office:value="0" calcext:value-type="float">
            <text:p>0,0</text:p>
          </table:table-cell>
          <table:table-cell/>
          <table:table-cell table:style-name="Default" office:value-type="float" office:value="1806.9" calcext:value-type="float">
            <text:p>1806,9</text:p>
          </table:table-cell>
          <table:table-cell table:formula="of:=[.J30]-[.$B30]" office:value-type="float" office:value="0" calcext:value-type="float">
            <text:p>0,0</text:p>
          </table:table-cell>
          <table:table-cell/>
          <table:table-cell table:style-name="Default" office:value-type="float" office:value="1806.9" calcext:value-type="float">
            <text:p>1806,9</text:p>
          </table:table-cell>
          <table:table-cell table:formula="of:=[.M30]-[.$B30]" office:value-type="float" office:value="0" calcext:value-type="float">
            <text:p>0,0</text:p>
          </table:table-cell>
          <table:table-cell/>
          <table:table-cell table:style-name="Default" office:value-type="float" office:value="1806.9" calcext:value-type="float">
            <text:p>1806,9</text:p>
          </table:table-cell>
          <table:table-cell table:formula="of:=[.P30]-[.$B30]" office:value-type="float" office:value="0" calcext:value-type="float">
            <text:p>0,0</text:p>
          </table:table-cell>
          <table:table-cell/>
          <table:table-cell table:style-name="Default" office:value-type="float" office:value="1806.9" calcext:value-type="float">
            <text:p>1806,9</text:p>
          </table:table-cell>
          <table:table-cell table:formula="of:=[.S30]-[.$B30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0" calcext:value-type="float">
            <text:p>030</text:p>
          </table:table-cell>
          <table:table-cell table:style-name="ce7" office:value-type="float" office:value="990.4" calcext:value-type="float">
            <text:p>990,40</text:p>
          </table:table-cell>
          <table:table-cell/>
          <table:table-cell table:style-name="Default" office:value-type="float" office:value="1009.5" calcext:value-type="float">
            <text:p>1009,5</text:p>
          </table:table-cell>
          <table:table-cell table:formula="of:=[.D31]-[.$B31]" office:value-type="float" office:value="19.1" calcext:value-type="float">
            <text:p>19,1</text:p>
          </table:table-cell>
          <table:table-cell/>
          <table:table-cell table:style-name="Default" office:value-type="float" office:value="1009.5" calcext:value-type="float">
            <text:p>1009,5</text:p>
          </table:table-cell>
          <table:table-cell table:formula="of:=[.G31]-[.$B31]" office:value-type="float" office:value="19.1" calcext:value-type="float">
            <text:p>19,1</text:p>
          </table:table-cell>
          <table:table-cell/>
          <table:table-cell table:style-name="Default" office:value-type="float" office:value="1009.5" calcext:value-type="float">
            <text:p>1009,5</text:p>
          </table:table-cell>
          <table:table-cell table:formula="of:=[.J31]-[.$B31]" office:value-type="float" office:value="19.1" calcext:value-type="float">
            <text:p>19,1</text:p>
          </table:table-cell>
          <table:table-cell/>
          <table:table-cell table:style-name="Default" office:value-type="float" office:value="1009.5" calcext:value-type="float">
            <text:p>1009,5</text:p>
          </table:table-cell>
          <table:table-cell table:formula="of:=[.M31]-[.$B31]" office:value-type="float" office:value="19.1" calcext:value-type="float">
            <text:p>19,1</text:p>
          </table:table-cell>
          <table:table-cell/>
          <table:table-cell table:style-name="Default" office:value-type="float" office:value="1009.5" calcext:value-type="float">
            <text:p>1009,5</text:p>
          </table:table-cell>
          <table:table-cell table:formula="of:=[.P31]-[.$B31]" office:value-type="float" office:value="19.1" calcext:value-type="float">
            <text:p>19,1</text:p>
          </table:table-cell>
          <table:table-cell/>
          <table:table-cell table:style-name="Default" office:value-type="float" office:value="990.4" calcext:value-type="float">
            <text:p>990,4</text:p>
          </table:table-cell>
          <table:table-cell table:formula="of:=[.S31]-[.$B31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1" calcext:value-type="float">
            <text:p>031</text:p>
          </table:table-cell>
          <table:table-cell table:style-name="ce7" office:value-type="float" office:value="1581.2" calcext:value-type="float">
            <text:p>1.581,20</text:p>
          </table:table-cell>
          <table:table-cell/>
          <table:table-cell table:style-name="Default" office:value-type="float" office:value="1590" calcext:value-type="float">
            <text:p>1590</text:p>
          </table:table-cell>
          <table:table-cell table:formula="of:=[.D32]-[.$B32]" office:value-type="float" office:value="8.79999999999995" calcext:value-type="float">
            <text:p>8,8</text:p>
          </table:table-cell>
          <table:table-cell/>
          <table:table-cell table:style-name="Default" office:value-type="float" office:value="1590" calcext:value-type="float">
            <text:p>1590</text:p>
          </table:table-cell>
          <table:table-cell table:formula="of:=[.G32]-[.$B32]" office:value-type="float" office:value="8.79999999999995" calcext:value-type="float">
            <text:p>8,8</text:p>
          </table:table-cell>
          <table:table-cell/>
          <table:table-cell table:style-name="Default" office:value-type="float" office:value="1581.2" calcext:value-type="float">
            <text:p>1581,2</text:p>
          </table:table-cell>
          <table:table-cell table:formula="of:=[.J32]-[.$B32]" office:value-type="float" office:value="0" calcext:value-type="float">
            <text:p>0,0</text:p>
          </table:table-cell>
          <table:table-cell/>
          <table:table-cell table:style-name="Default" office:value-type="float" office:value="1581.2" calcext:value-type="float">
            <text:p>1581,2</text:p>
          </table:table-cell>
          <table:table-cell table:formula="of:=[.M32]-[.$B32]" office:value-type="float" office:value="0" calcext:value-type="float">
            <text:p>0,0</text:p>
          </table:table-cell>
          <table:table-cell/>
          <table:table-cell table:style-name="Default" office:value-type="float" office:value="1581.2" calcext:value-type="float">
            <text:p>1581,2</text:p>
          </table:table-cell>
          <table:table-cell table:formula="of:=[.P32]-[.$B32]" office:value-type="float" office:value="0" calcext:value-type="float">
            <text:p>0,0</text:p>
          </table:table-cell>
          <table:table-cell/>
          <table:table-cell table:style-name="Default" office:value-type="float" office:value="1581.2" calcext:value-type="float">
            <text:p>1581,2</text:p>
          </table:table-cell>
          <table:table-cell table:formula="of:=[.S32]-[.$B32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2" calcext:value-type="float">
            <text:p>032</text:p>
          </table:table-cell>
          <table:table-cell table:style-name="ce7" office:value-type="float" office:value="2386" calcext:value-type="float">
            <text:p>2.386,00</text:p>
          </table:table-cell>
          <table:table-cell/>
          <table:table-cell table:style-name="Default" office:value-type="float" office:value="2386" calcext:value-type="float">
            <text:p>2386</text:p>
          </table:table-cell>
          <table:table-cell table:formula="of:=[.D33]-[.$B33]" office:value-type="float" office:value="0" calcext:value-type="float">
            <text:p>0,0</text:p>
          </table:table-cell>
          <table:table-cell/>
          <table:table-cell table:style-name="Default" office:value-type="float" office:value="2386" calcext:value-type="float">
            <text:p>2386</text:p>
          </table:table-cell>
          <table:table-cell table:formula="of:=[.G33]-[.$B33]" office:value-type="float" office:value="0" calcext:value-type="float">
            <text:p>0,0</text:p>
          </table:table-cell>
          <table:table-cell/>
          <table:table-cell table:style-name="Default" office:value-type="float" office:value="2386" calcext:value-type="float">
            <text:p>2386</text:p>
          </table:table-cell>
          <table:table-cell table:formula="of:=[.J33]-[.$B33]" office:value-type="float" office:value="0" calcext:value-type="float">
            <text:p>0,0</text:p>
          </table:table-cell>
          <table:table-cell/>
          <table:table-cell table:style-name="Default" office:value-type="float" office:value="2386" calcext:value-type="float">
            <text:p>2386</text:p>
          </table:table-cell>
          <table:table-cell table:formula="of:=[.M33]-[.$B33]" office:value-type="float" office:value="0" calcext:value-type="float">
            <text:p>0,0</text:p>
          </table:table-cell>
          <table:table-cell/>
          <table:table-cell table:style-name="Default" office:value-type="float" office:value="2386" calcext:value-type="float">
            <text:p>2386</text:p>
          </table:table-cell>
          <table:table-cell table:formula="of:=[.P33]-[.$B33]" office:value-type="float" office:value="0" calcext:value-type="float">
            <text:p>0,0</text:p>
          </table:table-cell>
          <table:table-cell/>
          <table:table-cell table:style-name="Default" office:value-type="float" office:value="2386" calcext:value-type="float">
            <text:p>2386</text:p>
          </table:table-cell>
          <table:table-cell table:formula="of:=[.S33]-[.$B33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3" calcext:value-type="float">
            <text:p>033</text:p>
          </table:table-cell>
          <table:table-cell table:style-name="ce7" office:value-type="float" office:value="1749" calcext:value-type="float">
            <text:p>1.749,00</text:p>
          </table:table-cell>
          <table:table-cell/>
          <table:table-cell table:style-name="Default" office:value-type="float" office:value="1749" calcext:value-type="float">
            <text:p>1749</text:p>
          </table:table-cell>
          <table:table-cell table:formula="of:=[.D34]-[.$B34]" office:value-type="float" office:value="0" calcext:value-type="float">
            <text:p>0,0</text:p>
          </table:table-cell>
          <table:table-cell/>
          <table:table-cell table:style-name="Default" office:value-type="float" office:value="1749" calcext:value-type="float">
            <text:p>1749</text:p>
          </table:table-cell>
          <table:table-cell table:formula="of:=[.G34]-[.$B34]" office:value-type="float" office:value="0" calcext:value-type="float">
            <text:p>0,0</text:p>
          </table:table-cell>
          <table:table-cell/>
          <table:table-cell table:style-name="Default" office:value-type="float" office:value="1749" calcext:value-type="float">
            <text:p>1749</text:p>
          </table:table-cell>
          <table:table-cell table:formula="of:=[.J34]-[.$B34]" office:value-type="float" office:value="0" calcext:value-type="float">
            <text:p>0,0</text:p>
          </table:table-cell>
          <table:table-cell/>
          <table:table-cell table:style-name="Default" office:value-type="float" office:value="1749" calcext:value-type="float">
            <text:p>1749</text:p>
          </table:table-cell>
          <table:table-cell table:formula="of:=[.M34]-[.$B34]" office:value-type="float" office:value="0" calcext:value-type="float">
            <text:p>0,0</text:p>
          </table:table-cell>
          <table:table-cell/>
          <table:table-cell table:style-name="Default" office:value-type="float" office:value="1749" calcext:value-type="float">
            <text:p>1749</text:p>
          </table:table-cell>
          <table:table-cell table:formula="of:=[.P34]-[.$B34]" office:value-type="float" office:value="0" calcext:value-type="float">
            <text:p>0,0</text:p>
          </table:table-cell>
          <table:table-cell/>
          <table:table-cell table:style-name="Default" office:value-type="float" office:value="1749" calcext:value-type="float">
            <text:p>1749</text:p>
          </table:table-cell>
          <table:table-cell table:formula="of:=[.S34]-[.$B34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4" calcext:value-type="float">
            <text:p>034</text:p>
          </table:table-cell>
          <table:table-cell table:style-name="ce7" office:value-type="float" office:value="940.4" calcext:value-type="float">
            <text:p>940,40</text:p>
          </table:table-cell>
          <table:table-cell/>
          <table:table-cell table:style-name="Default" office:value-type="float" office:value="940.4" calcext:value-type="float">
            <text:p>940,4</text:p>
          </table:table-cell>
          <table:table-cell table:formula="of:=[.D35]-[.$B35]" office:value-type="float" office:value="0" calcext:value-type="float">
            <text:p>0,0</text:p>
          </table:table-cell>
          <table:table-cell/>
          <table:table-cell table:style-name="Default" office:value-type="float" office:value="940.4" calcext:value-type="float">
            <text:p>940,4</text:p>
          </table:table-cell>
          <table:table-cell table:formula="of:=[.G35]-[.$B35]" office:value-type="float" office:value="0" calcext:value-type="float">
            <text:p>0,0</text:p>
          </table:table-cell>
          <table:table-cell/>
          <table:table-cell table:style-name="Default" office:value-type="float" office:value="940.4" calcext:value-type="float">
            <text:p>940,4</text:p>
          </table:table-cell>
          <table:table-cell table:formula="of:=[.J35]-[.$B35]" office:value-type="float" office:value="0" calcext:value-type="float">
            <text:p>0,0</text:p>
          </table:table-cell>
          <table:table-cell/>
          <table:table-cell table:style-name="Default" office:value-type="float" office:value="940.4" calcext:value-type="float">
            <text:p>940,4</text:p>
          </table:table-cell>
          <table:table-cell table:formula="of:=[.M35]-[.$B35]" office:value-type="float" office:value="0" calcext:value-type="float">
            <text:p>0,0</text:p>
          </table:table-cell>
          <table:table-cell/>
          <table:table-cell table:style-name="Default" office:value-type="float" office:value="990.1" calcext:value-type="float">
            <text:p>990,1</text:p>
          </table:table-cell>
          <table:table-cell table:formula="of:=[.P35]-[.$B35]" office:value-type="float" office:value="49.7" calcext:value-type="float">
            <text:p>49,7</text:p>
          </table:table-cell>
          <table:table-cell/>
          <table:table-cell table:style-name="Default" office:value-type="float" office:value="940.4" calcext:value-type="float">
            <text:p>940,4</text:p>
          </table:table-cell>
          <table:table-cell table:formula="of:=[.S35]-[.$B35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5" calcext:value-type="float">
            <text:p>035</text:p>
          </table:table-cell>
          <table:table-cell table:style-name="ce7" office:value-type="float" office:value="491.6" calcext:value-type="float">
            <text:p>491,60</text:p>
          </table:table-cell>
          <table:table-cell/>
          <table:table-cell table:style-name="Default" office:value-type="float" office:value="433.7" calcext:value-type="float">
            <text:p>433,7</text:p>
          </table:table-cell>
          <table:table-cell table:formula="of:=[.D36]-[.$B36]" office:value-type="float" office:value="-57.9" calcext:value-type="float">
            <text:p>-57,9</text:p>
          </table:table-cell>
          <table:table-cell/>
          <table:table-cell table:style-name="Default" office:value-type="float" office:value="433.7" calcext:value-type="float">
            <text:p>433,7</text:p>
          </table:table-cell>
          <table:table-cell table:formula="of:=[.G36]-[.$B36]" office:value-type="float" office:value="-57.9" calcext:value-type="float">
            <text:p>-57,9</text:p>
          </table:table-cell>
          <table:table-cell/>
          <table:table-cell table:style-name="Default" office:value-type="float" office:value="433.7" calcext:value-type="float">
            <text:p>433,7</text:p>
          </table:table-cell>
          <table:table-cell table:formula="of:=[.J36]-[.$B36]" office:value-type="float" office:value="-57.9" calcext:value-type="float">
            <text:p>-57,9</text:p>
          </table:table-cell>
          <table:table-cell/>
          <table:table-cell table:style-name="Default" office:value-type="float" office:value="433.7" calcext:value-type="float">
            <text:p>433,7</text:p>
          </table:table-cell>
          <table:table-cell table:formula="of:=[.M36]-[.$B36]" office:value-type="float" office:value="-57.9" calcext:value-type="float">
            <text:p>-57,9</text:p>
          </table:table-cell>
          <table:table-cell/>
          <table:table-cell table:style-name="Default" office:value-type="float" office:value="433.7" calcext:value-type="float">
            <text:p>433,7</text:p>
          </table:table-cell>
          <table:table-cell table:formula="of:=[.P36]-[.$B36]" office:value-type="float" office:value="-57.9" calcext:value-type="float">
            <text:p>-57,9</text:p>
          </table:table-cell>
          <table:table-cell/>
          <table:table-cell table:style-name="Default" office:value-type="float" office:value="434.4" calcext:value-type="float">
            <text:p>434,4</text:p>
          </table:table-cell>
          <table:table-cell table:formula="of:=[.S36]-[.$B36]" office:value-type="float" office:value="-57.2" calcext:value-type="float">
            <text:p>-57,2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6" calcext:value-type="float">
            <text:p>036</text:p>
          </table:table-cell>
          <table:table-cell table:style-name="ce7" office:value-type="float" office:value="1267.3" calcext:value-type="float">
            <text:p>1.267,30</text:p>
          </table:table-cell>
          <table:table-cell/>
          <table:table-cell table:style-name="Default" office:value-type="float" office:value="1226.1" calcext:value-type="float">
            <text:p>1226,1</text:p>
          </table:table-cell>
          <table:table-cell table:formula="of:=[.D37]-[.$B37]" office:value-type="float" office:value="-41.2" calcext:value-type="float">
            <text:p>-41,2</text:p>
          </table:table-cell>
          <table:table-cell/>
          <table:table-cell table:style-name="Default" office:value-type="float" office:value="1226.7" calcext:value-type="float">
            <text:p>1226,7</text:p>
          </table:table-cell>
          <table:table-cell table:formula="of:=[.G37]-[.$B37]" office:value-type="float" office:value="-40.5999999999999" calcext:value-type="float">
            <text:p>-40,6</text:p>
          </table:table-cell>
          <table:table-cell/>
          <table:table-cell table:style-name="Default" office:value-type="float" office:value="1292.1" calcext:value-type="float">
            <text:p>1292,1</text:p>
          </table:table-cell>
          <table:table-cell table:formula="of:=[.J37]-[.$B37]" office:value-type="float" office:value="24.8" calcext:value-type="float">
            <text:p>24,8</text:p>
          </table:table-cell>
          <table:table-cell/>
          <table:table-cell table:style-name="Default" office:value-type="float" office:value="1292.1" calcext:value-type="float">
            <text:p>1292,1</text:p>
          </table:table-cell>
          <table:table-cell table:formula="of:=[.M37]-[.$B37]" office:value-type="float" office:value="24.8" calcext:value-type="float">
            <text:p>24,8</text:p>
          </table:table-cell>
          <table:table-cell/>
          <table:table-cell table:style-name="Default" office:value-type="float" office:value="1267.3" calcext:value-type="float">
            <text:p>1267,3</text:p>
          </table:table-cell>
          <table:table-cell table:formula="of:=[.P37]-[.$B37]" office:value-type="float" office:value="0" calcext:value-type="float">
            <text:p>0,0</text:p>
          </table:table-cell>
          <table:table-cell/>
          <table:table-cell table:style-name="Default" office:value-type="float" office:value="1267.3" calcext:value-type="float">
            <text:p>1267,3</text:p>
          </table:table-cell>
          <table:table-cell table:formula="of:=[.S37]-[.$B37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7" calcext:value-type="float">
            <text:p>037</text:p>
          </table:table-cell>
          <table:table-cell table:style-name="ce7" office:value-type="float" office:value="1082.5" calcext:value-type="float">
            <text:p>1.082,50</text:p>
          </table:table-cell>
          <table:table-cell/>
          <table:table-cell table:style-name="Default" office:value-type="float" office:value="1103.7" calcext:value-type="float">
            <text:p>1103,7</text:p>
          </table:table-cell>
          <table:table-cell table:formula="of:=[.D38]-[.$B38]" office:value-type="float" office:value="21.2" calcext:value-type="float">
            <text:p>21,2</text:p>
          </table:table-cell>
          <table:table-cell/>
          <table:table-cell table:style-name="Default" office:value-type="float" office:value="1082.5" calcext:value-type="float">
            <text:p>1082,5</text:p>
          </table:table-cell>
          <table:table-cell table:formula="of:=[.G38]-[.$B38]" office:value-type="float" office:value="0" calcext:value-type="float">
            <text:p>0,0</text:p>
          </table:table-cell>
          <table:table-cell/>
          <table:table-cell table:style-name="Default" office:value-type="float" office:value="1090.2" calcext:value-type="float">
            <text:p>1090,2</text:p>
          </table:table-cell>
          <table:table-cell table:formula="of:=[.J38]-[.$B38]" office:value-type="float" office:value="7.70000000000005" calcext:value-type="float">
            <text:p>7,7</text:p>
          </table:table-cell>
          <table:table-cell/>
          <table:table-cell table:style-name="Default" office:value-type="float" office:value="1090.2" calcext:value-type="float">
            <text:p>1090,2</text:p>
          </table:table-cell>
          <table:table-cell table:formula="of:=[.M38]-[.$B38]" office:value-type="float" office:value="7.70000000000005" calcext:value-type="float">
            <text:p>7,7</text:p>
          </table:table-cell>
          <table:table-cell/>
          <table:table-cell table:style-name="Default" office:value-type="float" office:value="1082.5" calcext:value-type="float">
            <text:p>1082,5</text:p>
          </table:table-cell>
          <table:table-cell table:formula="of:=[.P38]-[.$B38]" office:value-type="float" office:value="0" calcext:value-type="float">
            <text:p>0,0</text:p>
          </table:table-cell>
          <table:table-cell/>
          <table:table-cell table:style-name="Default" office:value-type="float" office:value="1082.5" calcext:value-type="float">
            <text:p>1082,5</text:p>
          </table:table-cell>
          <table:table-cell table:formula="of:=[.S38]-[.$B38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8" calcext:value-type="float">
            <text:p>038</text:p>
          </table:table-cell>
          <table:table-cell table:style-name="ce7" office:value-type="float" office:value="946.4" calcext:value-type="float">
            <text:p>946,40</text:p>
          </table:table-cell>
          <table:table-cell/>
          <table:table-cell table:style-name="Default" office:value-type="float" office:value="1152.2" calcext:value-type="float">
            <text:p>1152,2</text:p>
          </table:table-cell>
          <table:table-cell table:formula="of:=[.D39]-[.$B39]" office:value-type="float" office:value="205.8" calcext:value-type="float">
            <text:p>205,8</text:p>
          </table:table-cell>
          <table:table-cell/>
          <table:table-cell table:style-name="Default" office:value-type="float" office:value="1148.3" calcext:value-type="float">
            <text:p>1148,3</text:p>
          </table:table-cell>
          <table:table-cell table:formula="of:=[.G39]-[.$B39]" office:value-type="float" office:value="201.9" calcext:value-type="float">
            <text:p>201,9</text:p>
          </table:table-cell>
          <table:table-cell/>
          <table:table-cell table:style-name="Default" office:value-type="float" office:value="1148.3" calcext:value-type="float">
            <text:p>1148,3</text:p>
          </table:table-cell>
          <table:table-cell table:formula="of:=[.J39]-[.$B39]" office:value-type="float" office:value="201.9" calcext:value-type="float">
            <text:p>201,9</text:p>
          </table:table-cell>
          <table:table-cell/>
          <table:table-cell table:style-name="Default" office:value-type="float" office:value="1148.3" calcext:value-type="float">
            <text:p>1148,3</text:p>
          </table:table-cell>
          <table:table-cell table:formula="of:=[.M39]-[.$B39]" office:value-type="float" office:value="201.9" calcext:value-type="float">
            <text:p>201,9</text:p>
          </table:table-cell>
          <table:table-cell/>
          <table:table-cell table:style-name="Default" office:value-type="float" office:value="1027.2" calcext:value-type="float">
            <text:p>1027,2</text:p>
          </table:table-cell>
          <table:table-cell table:formula="of:=[.P39]-[.$B39]" office:value-type="float" office:value="80.8000000000001" calcext:value-type="float">
            <text:p>80,8</text:p>
          </table:table-cell>
          <table:table-cell/>
          <table:table-cell table:style-name="Default" office:value-type="float" office:value="1027.2" calcext:value-type="float">
            <text:p>1027,2</text:p>
          </table:table-cell>
          <table:table-cell table:formula="of:=[.S39]-[.$B39]" office:value-type="float" office:value="80.8000000000001" calcext:value-type="float">
            <text:p>80,8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9" calcext:value-type="float">
            <text:p>039</text:p>
          </table:table-cell>
          <table:table-cell table:style-name="ce7" office:value-type="float" office:value="551.3" calcext:value-type="float">
            <text:p>551,30</text:p>
          </table:table-cell>
          <table:table-cell/>
          <table:table-cell table:style-name="Default" office:value-type="float" office:value="993.4" calcext:value-type="float">
            <text:p>993,4</text:p>
          </table:table-cell>
          <table:table-cell table:formula="of:=[.D40]-[.$B40]" office:value-type="float" office:value="442.1" calcext:value-type="float">
            <text:p>442,1</text:p>
          </table:table-cell>
          <table:table-cell/>
          <table:table-cell table:style-name="Default" office:value-type="float" office:value="549.8" calcext:value-type="float">
            <text:p>549,8</text:p>
          </table:table-cell>
          <table:table-cell table:formula="of:=[.G40]-[.$B40]" office:value-type="float" office:value="-1.5" calcext:value-type="float">
            <text:p>-1,5</text:p>
          </table:table-cell>
          <table:table-cell/>
          <table:table-cell table:style-name="Default" office:value-type="float" office:value="549.8" calcext:value-type="float">
            <text:p>549,8</text:p>
          </table:table-cell>
          <table:table-cell table:formula="of:=[.J40]-[.$B40]" office:value-type="float" office:value="-1.5" calcext:value-type="float">
            <text:p>-1,5</text:p>
          </table:table-cell>
          <table:table-cell/>
          <table:table-cell table:style-name="Default" office:value-type="float" office:value="549.8" calcext:value-type="float">
            <text:p>549,8</text:p>
          </table:table-cell>
          <table:table-cell table:formula="of:=[.M40]-[.$B40]" office:value-type="float" office:value="-1.5" calcext:value-type="float">
            <text:p>-1,5</text:p>
          </table:table-cell>
          <table:table-cell/>
          <table:table-cell table:style-name="Default" office:value-type="float" office:value="551.3" calcext:value-type="float">
            <text:p>551,3</text:p>
          </table:table-cell>
          <table:table-cell table:formula="of:=[.P40]-[.$B40]" office:value-type="float" office:value="0" calcext:value-type="float">
            <text:p>0,0</text:p>
          </table:table-cell>
          <table:table-cell/>
          <table:table-cell table:style-name="Default" office:value-type="float" office:value="551.3" calcext:value-type="float">
            <text:p>551,3</text:p>
          </table:table-cell>
          <table:table-cell table:formula="of:=[.S40]-[.$B40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0" calcext:value-type="float">
            <text:p>040</text:p>
          </table:table-cell>
          <table:table-cell table:style-name="ce7" office:value-type="float" office:value="791.6" calcext:value-type="float">
            <text:p>791,60</text:p>
          </table:table-cell>
          <table:table-cell/>
          <table:table-cell table:style-name="Default" office:value-type="float" office:value="798.4" calcext:value-type="float">
            <text:p>798,4</text:p>
          </table:table-cell>
          <table:table-cell table:formula="of:=[.D41]-[.$B41]" office:value-type="float" office:value="6.79999999999995" calcext:value-type="float">
            <text:p>6,8</text:p>
          </table:table-cell>
          <table:table-cell/>
          <table:table-cell table:style-name="Default" office:value-type="float" office:value="798.4" calcext:value-type="float">
            <text:p>798,4</text:p>
          </table:table-cell>
          <table:table-cell table:formula="of:=[.G41]-[.$B41]" office:value-type="float" office:value="6.79999999999995" calcext:value-type="float">
            <text:p>6,8</text:p>
          </table:table-cell>
          <table:table-cell/>
          <table:table-cell table:style-name="Default" office:value-type="float" office:value="798.4" calcext:value-type="float">
            <text:p>798,4</text:p>
          </table:table-cell>
          <table:table-cell table:formula="of:=[.J41]-[.$B41]" office:value-type="float" office:value="6.79999999999995" calcext:value-type="float">
            <text:p>6,8</text:p>
          </table:table-cell>
          <table:table-cell/>
          <table:table-cell table:style-name="Default" office:value-type="float" office:value="798.4" calcext:value-type="float">
            <text:p>798,4</text:p>
          </table:table-cell>
          <table:table-cell table:formula="of:=[.M41]-[.$B41]" office:value-type="float" office:value="6.79999999999995" calcext:value-type="float">
            <text:p>6,8</text:p>
          </table:table-cell>
          <table:table-cell/>
          <table:table-cell table:style-name="Default" office:value-type="float" office:value="791.6" calcext:value-type="float">
            <text:p>791,6</text:p>
          </table:table-cell>
          <table:table-cell table:formula="of:=[.P41]-[.$B41]" office:value-type="float" office:value="0" calcext:value-type="float">
            <text:p>0,0</text:p>
          </table:table-cell>
          <table:table-cell/>
          <table:table-cell table:style-name="Default" office:value-type="float" office:value="791.6" calcext:value-type="float">
            <text:p>791,6</text:p>
          </table:table-cell>
          <table:table-cell table:formula="of:=[.S41]-[.$B41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1" calcext:value-type="float">
            <text:p>041</text:p>
          </table:table-cell>
          <table:table-cell table:style-name="ce7" office:value-type="float" office:value="990" calcext:value-type="float">
            <text:p>990,00</text:p>
          </table:table-cell>
          <table:table-cell/>
          <table:table-cell table:style-name="Default" office:value-type="float" office:value="1075.4" calcext:value-type="float">
            <text:p>1075,4</text:p>
          </table:table-cell>
          <table:table-cell table:formula="of:=[.D42]-[.$B42]" office:value-type="float" office:value="85.4000000000001" calcext:value-type="float">
            <text:p>85,4</text:p>
          </table:table-cell>
          <table:table-cell/>
          <table:table-cell table:style-name="Default" office:value-type="float" office:value="1075.4" calcext:value-type="float">
            <text:p>1075,4</text:p>
          </table:table-cell>
          <table:table-cell table:formula="of:=[.G42]-[.$B42]" office:value-type="float" office:value="85.4000000000001" calcext:value-type="float">
            <text:p>85,4</text:p>
          </table:table-cell>
          <table:table-cell/>
          <table:table-cell table:style-name="Default" office:value-type="float" office:value="1075.4" calcext:value-type="float">
            <text:p>1075,4</text:p>
          </table:table-cell>
          <table:table-cell table:formula="of:=[.J42]-[.$B42]" office:value-type="float" office:value="85.4000000000001" calcext:value-type="float">
            <text:p>85,4</text:p>
          </table:table-cell>
          <table:table-cell/>
          <table:table-cell table:style-name="Default" office:value-type="float" office:value="990.1" calcext:value-type="float">
            <text:p>990,1</text:p>
          </table:table-cell>
          <table:table-cell table:formula="of:=[.M42]-[.$B42]" office:value-type="float" office:value="0.100000000000023" calcext:value-type="float">
            <text:p>0,1</text:p>
          </table:table-cell>
          <table:table-cell/>
          <table:table-cell table:style-name="Default" office:value-type="float" office:value="990" calcext:value-type="float">
            <text:p>990</text:p>
          </table:table-cell>
          <table:table-cell table:formula="of:=[.P42]-[.$B42]" office:value-type="float" office:value="0" calcext:value-type="float">
            <text:p>0,0</text:p>
          </table:table-cell>
          <table:table-cell/>
          <table:table-cell table:style-name="Default" office:value-type="float" office:value="990" calcext:value-type="float">
            <text:p>990</text:p>
          </table:table-cell>
          <table:table-cell table:formula="of:=[.S42]-[.$B42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2" calcext:value-type="float">
            <text:p>042</text:p>
          </table:table-cell>
          <table:table-cell table:style-name="ce7" office:value-type="float" office:value="1520.9" calcext:value-type="float">
            <text:p>1.520,90</text:p>
          </table:table-cell>
          <table:table-cell/>
          <table:table-cell table:style-name="Default" office:value-type="float" office:value="914.4" calcext:value-type="float">
            <text:p>914,4</text:p>
          </table:table-cell>
          <table:table-cell table:formula="of:=[.D43]-[.$B43]" office:value-type="float" office:value="-606.5" calcext:value-type="float">
            <text:p>-606,5</text:p>
          </table:table-cell>
          <table:table-cell/>
          <table:table-cell table:style-name="Default" office:value-type="float" office:value="914.4" calcext:value-type="float">
            <text:p>914,4</text:p>
          </table:table-cell>
          <table:table-cell table:formula="of:=[.G43]-[.$B43]" office:value-type="float" office:value="-606.5" calcext:value-type="float">
            <text:p>-606,5</text:p>
          </table:table-cell>
          <table:table-cell/>
          <table:table-cell table:style-name="Default" office:value-type="float" office:value="1266.2" calcext:value-type="float">
            <text:p>1266,2</text:p>
          </table:table-cell>
          <table:table-cell table:formula="of:=[.J43]-[.$B43]" office:value-type="float" office:value="-254.7" calcext:value-type="float">
            <text:p>-254,7</text:p>
          </table:table-cell>
          <table:table-cell/>
          <table:table-cell table:style-name="Default" office:value-type="float" office:value="1240" calcext:value-type="float">
            <text:p>1240</text:p>
          </table:table-cell>
          <table:table-cell table:formula="of:=[.M43]-[.$B43]" office:value-type="float" office:value="-280.9" calcext:value-type="float">
            <text:p>-280,9</text:p>
          </table:table-cell>
          <table:table-cell/>
          <table:table-cell table:style-name="Default" office:value-type="float" office:value="1240" calcext:value-type="float">
            <text:p>1240</text:p>
          </table:table-cell>
          <table:table-cell table:formula="of:=[.P43]-[.$B43]" office:value-type="float" office:value="-280.9" calcext:value-type="float">
            <text:p>-280,9</text:p>
          </table:table-cell>
          <table:table-cell/>
          <table:table-cell table:style-name="Default" office:value-type="float" office:value="1240" calcext:value-type="float">
            <text:p>1240</text:p>
          </table:table-cell>
          <table:table-cell table:formula="of:=[.S43]-[.$B43]" office:value-type="float" office:value="-280.9" calcext:value-type="float">
            <text:p>-280,9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3" calcext:value-type="float">
            <text:p>043</text:p>
          </table:table-cell>
          <table:table-cell table:style-name="ce7" office:value-type="float" office:value="902.6" calcext:value-type="float">
            <text:p>902,60</text:p>
          </table:table-cell>
          <table:table-cell/>
          <table:table-cell table:style-name="Default" office:value-type="float" office:value="903.1" calcext:value-type="float">
            <text:p>903,1</text:p>
          </table:table-cell>
          <table:table-cell table:formula="of:=[.D44]-[.$B44]" office:value-type="float" office:value="0.5" calcext:value-type="float">
            <text:p>0,5</text:p>
          </table:table-cell>
          <table:table-cell/>
          <table:table-cell table:style-name="Default" office:value-type="float" office:value="903.1" calcext:value-type="float">
            <text:p>903,1</text:p>
          </table:table-cell>
          <table:table-cell table:formula="of:=[.G44]-[.$B44]" office:value-type="float" office:value="0.5" calcext:value-type="float">
            <text:p>0,5</text:p>
          </table:table-cell>
          <table:table-cell/>
          <table:table-cell table:style-name="Default" office:value-type="float" office:value="903.1" calcext:value-type="float">
            <text:p>903,1</text:p>
          </table:table-cell>
          <table:table-cell table:formula="of:=[.J44]-[.$B44]" office:value-type="float" office:value="0.5" calcext:value-type="float">
            <text:p>0,5</text:p>
          </table:table-cell>
          <table:table-cell/>
          <table:table-cell table:style-name="Default" office:value-type="float" office:value="903.1" calcext:value-type="float">
            <text:p>903,1</text:p>
          </table:table-cell>
          <table:table-cell table:formula="of:=[.M44]-[.$B44]" office:value-type="float" office:value="0.5" calcext:value-type="float">
            <text:p>0,5</text:p>
          </table:table-cell>
          <table:table-cell/>
          <table:table-cell table:style-name="Default" office:value-type="float" office:value="903.1" calcext:value-type="float">
            <text:p>903,1</text:p>
          </table:table-cell>
          <table:table-cell table:formula="of:=[.P44]-[.$B44]" office:value-type="float" office:value="0.5" calcext:value-type="float">
            <text:p>0,5</text:p>
          </table:table-cell>
          <table:table-cell/>
          <table:table-cell table:style-name="Default" office:value-type="float" office:value="903.1" calcext:value-type="float">
            <text:p>903,1</text:p>
          </table:table-cell>
          <table:table-cell table:formula="of:=[.S44]-[.$B44]" office:value-type="float" office:value="0.5" calcext:value-type="float">
            <text:p>0,5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4" calcext:value-type="float">
            <text:p>044</text:p>
          </table:table-cell>
          <table:table-cell table:style-name="ce7" office:value-type="float" office:value="1468.6" calcext:value-type="float">
            <text:p>1.468,60</text:p>
          </table:table-cell>
          <table:table-cell/>
          <table:table-cell table:style-name="Default" office:value-type="float" office:value="252.4" calcext:value-type="float">
            <text:p>252,4</text:p>
          </table:table-cell>
          <table:table-cell table:formula="of:=[.D45]-[.$B45]" office:value-type="float" office:value="-1216.2" calcext:value-type="float">
            <text:p>-1216,2</text:p>
          </table:table-cell>
          <table:table-cell/>
          <table:table-cell table:style-name="Default" office:value-type="float" office:value="252.4" calcext:value-type="float">
            <text:p>252,4</text:p>
          </table:table-cell>
          <table:table-cell table:formula="of:=[.G45]-[.$B45]" office:value-type="float" office:value="-1216.2" calcext:value-type="float">
            <text:p>-1216,2</text:p>
          </table:table-cell>
          <table:table-cell/>
          <table:table-cell table:style-name="Default" office:value-type="float" office:value="252.4" calcext:value-type="float">
            <text:p>252,4</text:p>
          </table:table-cell>
          <table:table-cell table:formula="of:=[.J45]-[.$B45]" office:value-type="float" office:value="-1216.2" calcext:value-type="float">
            <text:p>-1216,2</text:p>
          </table:table-cell>
          <table:table-cell/>
          <table:table-cell table:style-name="Default" office:value-type="float" office:value="252.4" calcext:value-type="float">
            <text:p>252,4</text:p>
          </table:table-cell>
          <table:table-cell table:formula="of:=[.M45]-[.$B45]" office:value-type="float" office:value="-1216.2" calcext:value-type="float">
            <text:p>-1216,2</text:p>
          </table:table-cell>
          <table:table-cell/>
          <table:table-cell table:style-name="Default" office:value-type="float" office:value="1468.6" calcext:value-type="float">
            <text:p>1468,6</text:p>
          </table:table-cell>
          <table:table-cell table:formula="of:=[.P45]-[.$B45]" office:value-type="float" office:value="0" calcext:value-type="float">
            <text:p>0,0</text:p>
          </table:table-cell>
          <table:table-cell/>
          <table:table-cell table:style-name="Default" office:value-type="float" office:value="1468.6" calcext:value-type="float">
            <text:p>1468,6</text:p>
          </table:table-cell>
          <table:table-cell table:formula="of:=[.S45]-[.$B45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5" calcext:value-type="float">
            <text:p>045</text:p>
          </table:table-cell>
          <table:table-cell table:style-name="ce7" office:value-type="float" office:value="1193.2" calcext:value-type="float">
            <text:p>1.193,20</text:p>
          </table:table-cell>
          <table:table-cell/>
          <table:table-cell table:style-name="Default" office:value-type="float" office:value="1041.8" calcext:value-type="float">
            <text:p>1041,8</text:p>
          </table:table-cell>
          <table:table-cell table:formula="of:=[.D46]-[.$B46]" office:value-type="float" office:value="-151.4" calcext:value-type="float">
            <text:p>-151,4</text:p>
          </table:table-cell>
          <table:table-cell/>
          <table:table-cell table:style-name="Default" office:value-type="float" office:value="1041.8" calcext:value-type="float">
            <text:p>1041,8</text:p>
          </table:table-cell>
          <table:table-cell table:formula="of:=[.G46]-[.$B46]" office:value-type="float" office:value="-151.4" calcext:value-type="float">
            <text:p>-151,4</text:p>
          </table:table-cell>
          <table:table-cell/>
          <table:table-cell table:style-name="Default" office:value-type="float" office:value="1327.1" calcext:value-type="float">
            <text:p>1327,1</text:p>
          </table:table-cell>
          <table:table-cell table:formula="of:=[.J46]-[.$B46]" office:value-type="float" office:value="133.9" calcext:value-type="float">
            <text:p>133,9</text:p>
          </table:table-cell>
          <table:table-cell/>
          <table:table-cell table:style-name="Default" office:value-type="float" office:value="1193.2" calcext:value-type="float">
            <text:p>1193,2</text:p>
          </table:table-cell>
          <table:table-cell table:formula="of:=[.M46]-[.$B46]" office:value-type="float" office:value="0" calcext:value-type="float">
            <text:p>0,0</text:p>
          </table:table-cell>
          <table:table-cell/>
          <table:table-cell table:style-name="Default" office:value-type="float" office:value="1193.2" calcext:value-type="float">
            <text:p>1193,2</text:p>
          </table:table-cell>
          <table:table-cell table:formula="of:=[.P46]-[.$B46]" office:value-type="float" office:value="0" calcext:value-type="float">
            <text:p>0,0</text:p>
          </table:table-cell>
          <table:table-cell/>
          <table:table-cell table:style-name="Default" office:value-type="float" office:value="1193.2" calcext:value-type="float">
            <text:p>1193,2</text:p>
          </table:table-cell>
          <table:table-cell table:formula="of:=[.S46]-[.$B46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6" calcext:value-type="float">
            <text:p>046</text:p>
          </table:table-cell>
          <table:table-cell table:style-name="ce7" office:value-type="float" office:value="1827.1" calcext:value-type="float">
            <text:p>1.827,10</text:p>
          </table:table-cell>
          <table:table-cell/>
          <table:table-cell table:style-name="Default" office:value-type="float" office:value="1935.6" calcext:value-type="float">
            <text:p>1935,6</text:p>
          </table:table-cell>
          <table:table-cell table:formula="of:=[.D47]-[.$B47]" office:value-type="float" office:value="108.5" calcext:value-type="float">
            <text:p>108,5</text:p>
          </table:table-cell>
          <table:table-cell/>
          <table:table-cell table:style-name="Default" office:value-type="float" office:value="1914.4" calcext:value-type="float">
            <text:p>1914,4</text:p>
          </table:table-cell>
          <table:table-cell table:formula="of:=[.G47]-[.$B47]" office:value-type="float" office:value="87.3000000000002" calcext:value-type="float">
            <text:p>87,3</text:p>
          </table:table-cell>
          <table:table-cell/>
          <table:table-cell table:style-name="Default" office:value-type="float" office:value="1905.7" calcext:value-type="float">
            <text:p>1905,7</text:p>
          </table:table-cell>
          <table:table-cell table:formula="of:=[.J47]-[.$B47]" office:value-type="float" office:value="78.6000000000001" calcext:value-type="float">
            <text:p>78,6</text:p>
          </table:table-cell>
          <table:table-cell/>
          <table:table-cell table:style-name="Default" office:value-type="float" office:value="1905.7" calcext:value-type="float">
            <text:p>1905,7</text:p>
          </table:table-cell>
          <table:table-cell table:formula="of:=[.M47]-[.$B47]" office:value-type="float" office:value="78.6000000000001" calcext:value-type="float">
            <text:p>78,6</text:p>
          </table:table-cell>
          <table:table-cell/>
          <table:table-cell table:style-name="Default" office:value-type="float" office:value="1905.7" calcext:value-type="float">
            <text:p>1905,7</text:p>
          </table:table-cell>
          <table:table-cell table:formula="of:=[.P47]-[.$B47]" office:value-type="float" office:value="78.6000000000001" calcext:value-type="float">
            <text:p>78,6</text:p>
          </table:table-cell>
          <table:table-cell/>
          <table:table-cell table:style-name="Default" office:value-type="float" office:value="1827.1" calcext:value-type="float">
            <text:p>1827,1</text:p>
          </table:table-cell>
          <table:table-cell table:formula="of:=[.S47]-[.$B47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7" calcext:value-type="float">
            <text:p>047</text:p>
          </table:table-cell>
          <table:table-cell table:style-name="ce7" office:value-type="float" office:value="2934.1" calcext:value-type="float">
            <text:p>2.934,10</text:p>
          </table:table-cell>
          <table:table-cell/>
          <table:table-cell table:style-name="Default" office:value-type="float" office:value="2934.1" calcext:value-type="float">
            <text:p>2934,1</text:p>
          </table:table-cell>
          <table:table-cell table:formula="of:=[.D48]-[.$B48]" office:value-type="float" office:value="0" calcext:value-type="float">
            <text:p>0,0</text:p>
          </table:table-cell>
          <table:table-cell/>
          <table:table-cell table:style-name="Default" office:value-type="float" office:value="2934.1" calcext:value-type="float">
            <text:p>2934,1</text:p>
          </table:table-cell>
          <table:table-cell table:formula="of:=[.G48]-[.$B48]" office:value-type="float" office:value="0" calcext:value-type="float">
            <text:p>0,0</text:p>
          </table:table-cell>
          <table:table-cell/>
          <table:table-cell table:style-name="Default" office:value-type="float" office:value="2934.1" calcext:value-type="float">
            <text:p>2934,1</text:p>
          </table:table-cell>
          <table:table-cell table:formula="of:=[.J48]-[.$B48]" office:value-type="float" office:value="0" calcext:value-type="float">
            <text:p>0,0</text:p>
          </table:table-cell>
          <table:table-cell/>
          <table:table-cell table:style-name="Default" office:value-type="float" office:value="2934.1" calcext:value-type="float">
            <text:p>2934,1</text:p>
          </table:table-cell>
          <table:table-cell table:formula="of:=[.M48]-[.$B48]" office:value-type="float" office:value="0" calcext:value-type="float">
            <text:p>0,0</text:p>
          </table:table-cell>
          <table:table-cell/>
          <table:table-cell table:style-name="Default" office:value-type="float" office:value="2934.1" calcext:value-type="float">
            <text:p>2934,1</text:p>
          </table:table-cell>
          <table:table-cell table:formula="of:=[.P48]-[.$B48]" office:value-type="float" office:value="0" calcext:value-type="float">
            <text:p>0,0</text:p>
          </table:table-cell>
          <table:table-cell/>
          <table:table-cell table:style-name="Default" office:value-type="float" office:value="2934.1" calcext:value-type="float">
            <text:p>2934,1</text:p>
          </table:table-cell>
          <table:table-cell table:formula="of:=[.S48]-[.$B48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8" calcext:value-type="float">
            <text:p>048</text:p>
          </table:table-cell>
          <table:table-cell table:style-name="ce7" office:value-type="float" office:value="2175" calcext:value-type="float">
            <text:p>2.175,00</text:p>
          </table:table-cell>
          <table:table-cell/>
          <table:table-cell table:style-name="Default" office:value-type="float" office:value="303.2" calcext:value-type="float">
            <text:p>303,2</text:p>
          </table:table-cell>
          <table:table-cell table:formula="of:=[.D49]-[.$B49]" office:value-type="float" office:value="-1871.8" calcext:value-type="float">
            <text:p>-1871,8</text:p>
          </table:table-cell>
          <table:table-cell/>
          <table:table-cell table:style-name="Default" office:value-type="float" office:value="298.1" calcext:value-type="float">
            <text:p>298,1</text:p>
          </table:table-cell>
          <table:table-cell table:formula="of:=[.G49]-[.$B49]" office:value-type="float" office:value="-1876.9" calcext:value-type="float">
            <text:p>-1876,9</text:p>
          </table:table-cell>
          <table:table-cell/>
          <table:table-cell table:style-name="Default" office:value-type="float" office:value="298.1" calcext:value-type="float">
            <text:p>298,1</text:p>
          </table:table-cell>
          <table:table-cell table:formula="of:=[.J49]-[.$B49]" office:value-type="float" office:value="-1876.9" calcext:value-type="float">
            <text:p>-1876,9</text:p>
          </table:table-cell>
          <table:table-cell/>
          <table:table-cell table:style-name="Default" office:value-type="float" office:value="2231.7" calcext:value-type="float">
            <text:p>2231,7</text:p>
          </table:table-cell>
          <table:table-cell table:formula="of:=[.M49]-[.$B49]" office:value-type="float" office:value="56.6999999999998" calcext:value-type="float">
            <text:p>56,7</text:p>
          </table:table-cell>
          <table:table-cell/>
          <table:table-cell table:style-name="Default" office:value-type="float" office:value="2231.7" calcext:value-type="float">
            <text:p>2231,7</text:p>
          </table:table-cell>
          <table:table-cell table:formula="of:=[.P49]-[.$B49]" office:value-type="float" office:value="56.6999999999998" calcext:value-type="float">
            <text:p>56,7</text:p>
          </table:table-cell>
          <table:table-cell/>
          <table:table-cell table:style-name="Default" office:value-type="float" office:value="2231.7" calcext:value-type="float">
            <text:p>2231,7</text:p>
          </table:table-cell>
          <table:table-cell table:formula="of:=[.S49]-[.$B49]" office:value-type="float" office:value="56.6999999999998" calcext:value-type="float">
            <text:p>56,7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9" calcext:value-type="float">
            <text:p>049</text:p>
          </table:table-cell>
          <table:table-cell table:style-name="ce7" office:value-type="float" office:value="575.3" calcext:value-type="float">
            <text:p>575,30</text:p>
          </table:table-cell>
          <table:table-cell/>
          <table:table-cell table:style-name="Default" office:value-type="float" office:value="634.7" calcext:value-type="float">
            <text:p>634,7</text:p>
          </table:table-cell>
          <table:table-cell table:formula="of:=[.D50]-[.$B50]" office:value-type="float" office:value="59.4000000000001" calcext:value-type="float">
            <text:p>59,4</text:p>
          </table:table-cell>
          <table:table-cell/>
          <table:table-cell table:style-name="Default" office:value-type="float" office:value="635" calcext:value-type="float">
            <text:p>635</text:p>
          </table:table-cell>
          <table:table-cell table:formula="of:=[.G50]-[.$B50]" office:value-type="float" office:value="59.7" calcext:value-type="float">
            <text:p>59,7</text:p>
          </table:table-cell>
          <table:table-cell/>
          <table:table-cell table:style-name="Default" office:value-type="float" office:value="635" calcext:value-type="float">
            <text:p>635</text:p>
          </table:table-cell>
          <table:table-cell table:formula="of:=[.J50]-[.$B50]" office:value-type="float" office:value="59.7" calcext:value-type="float">
            <text:p>59,7</text:p>
          </table:table-cell>
          <table:table-cell/>
          <table:table-cell table:style-name="Default" office:value-type="float" office:value="575.3" calcext:value-type="float">
            <text:p>575,3</text:p>
          </table:table-cell>
          <table:table-cell table:formula="of:=[.M50]-[.$B50]" office:value-type="float" office:value="0" calcext:value-type="float">
            <text:p>0,0</text:p>
          </table:table-cell>
          <table:table-cell/>
          <table:table-cell table:style-name="Default" office:value-type="float" office:value="575.3" calcext:value-type="float">
            <text:p>575,3</text:p>
          </table:table-cell>
          <table:table-cell table:formula="of:=[.P50]-[.$B50]" office:value-type="float" office:value="0" calcext:value-type="float">
            <text:p>0,0</text:p>
          </table:table-cell>
          <table:table-cell/>
          <table:table-cell table:style-name="Default" office:value-type="float" office:value="575.3" calcext:value-type="float">
            <text:p>575,3</text:p>
          </table:table-cell>
          <table:table-cell table:formula="of:=[.S50]-[.$B50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50" calcext:value-type="float">
            <text:p>050</text:p>
          </table:table-cell>
          <table:table-cell table:style-name="ce7" office:value-type="float" office:value="1277.2" calcext:value-type="float">
            <text:p>1.277,20</text:p>
          </table:table-cell>
          <table:table-cell/>
          <table:table-cell table:style-name="Default" office:value-type="float" office:value="2110.4" calcext:value-type="float">
            <text:p>2110,4</text:p>
          </table:table-cell>
          <table:table-cell table:formula="of:=[.D51]-[.$B51]" office:value-type="float" office:value="833.2" calcext:value-type="float">
            <text:p>833,2</text:p>
          </table:table-cell>
          <table:table-cell/>
          <table:table-cell table:style-name="Default" office:value-type="float" office:value="1359.4" calcext:value-type="float">
            <text:p>1359,4</text:p>
          </table:table-cell>
          <table:table-cell table:formula="of:=[.G51]-[.$B51]" office:value-type="float" office:value="82.2" calcext:value-type="float">
            <text:p>82,2</text:p>
          </table:table-cell>
          <table:table-cell/>
          <table:table-cell table:style-name="Default" office:value-type="float" office:value="1359.4" calcext:value-type="float">
            <text:p>1359,4</text:p>
          </table:table-cell>
          <table:table-cell table:formula="of:=[.J51]-[.$B51]" office:value-type="float" office:value="82.2" calcext:value-type="float">
            <text:p>82,2</text:p>
          </table:table-cell>
          <table:table-cell/>
          <table:table-cell table:style-name="Default" office:value-type="float" office:value="1359.4" calcext:value-type="float">
            <text:p>1359,4</text:p>
          </table:table-cell>
          <table:table-cell table:formula="of:=[.M51]-[.$B51]" office:value-type="float" office:value="82.2" calcext:value-type="float">
            <text:p>82,2</text:p>
          </table:table-cell>
          <table:table-cell/>
          <table:table-cell table:style-name="Default" office:value-type="float" office:value="1359.4" calcext:value-type="float">
            <text:p>1359,4</text:p>
          </table:table-cell>
          <table:table-cell table:formula="of:=[.P51]-[.$B51]" office:value-type="float" office:value="82.2" calcext:value-type="float">
            <text:p>82,2</text:p>
          </table:table-cell>
          <table:table-cell/>
          <table:table-cell table:style-name="Default" office:value-type="float" office:value="1310.7" calcext:value-type="float">
            <text:p>1310,7</text:p>
          </table:table-cell>
          <table:table-cell table:formula="of:=[.S51]-[.$B51]" office:value-type="float" office:value="33.5" calcext:value-type="float">
            <text:p>33,5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51" calcext:value-type="float">
            <text:p>051</text:p>
          </table:table-cell>
          <table:table-cell table:style-name="ce7" office:value-type="float" office:value="1687.5" calcext:value-type="float">
            <text:p>1.687,50</text:p>
          </table:table-cell>
          <table:table-cell/>
          <table:table-cell table:style-name="Default" office:value-type="float" office:value="1050.2" calcext:value-type="float">
            <text:p>1050,2</text:p>
          </table:table-cell>
          <table:table-cell table:formula="of:=[.D52]-[.$B52]" office:value-type="float" office:value="-637.3" calcext:value-type="float">
            <text:p>-637,3</text:p>
          </table:table-cell>
          <table:table-cell/>
          <table:table-cell table:style-name="Default" office:value-type="float" office:value="1049.9" calcext:value-type="float">
            <text:p>1049,9</text:p>
          </table:table-cell>
          <table:table-cell table:formula="of:=[.G52]-[.$B52]" office:value-type="float" office:value="-637.6" calcext:value-type="float">
            <text:p>-637,6</text:p>
          </table:table-cell>
          <table:table-cell/>
          <table:table-cell table:style-name="Default" office:value-type="float" office:value="1049.9" calcext:value-type="float">
            <text:p>1049,9</text:p>
          </table:table-cell>
          <table:table-cell table:formula="of:=[.J52]-[.$B52]" office:value-type="float" office:value="-637.6" calcext:value-type="float">
            <text:p>-637,6</text:p>
          </table:table-cell>
          <table:table-cell/>
          <table:table-cell table:style-name="Default" office:value-type="float" office:value="1050.2" calcext:value-type="float">
            <text:p>1050,2</text:p>
          </table:table-cell>
          <table:table-cell table:formula="of:=[.M52]-[.$B52]" office:value-type="float" office:value="-637.3" calcext:value-type="float">
            <text:p>-637,3</text:p>
          </table:table-cell>
          <table:table-cell/>
          <table:table-cell table:style-name="Default" office:value-type="float" office:value="1050.2" calcext:value-type="float">
            <text:p>1050,2</text:p>
          </table:table-cell>
          <table:table-cell table:formula="of:=[.P52]-[.$B52]" office:value-type="float" office:value="-637.3" calcext:value-type="float">
            <text:p>-637,3</text:p>
          </table:table-cell>
          <table:table-cell/>
          <table:table-cell table:style-name="Default" office:value-type="float" office:value="1050.2" calcext:value-type="float">
            <text:p>1050,2</text:p>
          </table:table-cell>
          <table:table-cell table:formula="of:=[.S52]-[.$B52]" office:value-type="float" office:value="-637.3" calcext:value-type="float">
            <text:p>-637,3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52" calcext:value-type="float">
            <text:p>052</text:p>
          </table:table-cell>
          <table:table-cell table:style-name="ce7" office:value-type="float" office:value="1781.3" calcext:value-type="float">
            <text:p>1.781,30</text:p>
          </table:table-cell>
          <table:table-cell/>
          <table:table-cell table:style-name="Default" office:value-type="float" office:value="1785.4" calcext:value-type="float">
            <text:p>1785,4</text:p>
          </table:table-cell>
          <table:table-cell table:formula="of:=[.D53]-[.$B53]" office:value-type="float" office:value="4.10000000000014" calcext:value-type="float">
            <text:p>4,1</text:p>
          </table:table-cell>
          <table:table-cell/>
          <table:table-cell table:style-name="Default" office:value-type="float" office:value="1781.3" calcext:value-type="float">
            <text:p>1781,3</text:p>
          </table:table-cell>
          <table:table-cell table:formula="of:=[.G53]-[.$B53]" office:value-type="float" office:value="0" calcext:value-type="float">
            <text:p>0,0</text:p>
          </table:table-cell>
          <table:table-cell/>
          <table:table-cell table:style-name="Default" office:value-type="float" office:value="1781.3" calcext:value-type="float">
            <text:p>1781,3</text:p>
          </table:table-cell>
          <table:table-cell table:formula="of:=[.J53]-[.$B53]" office:value-type="float" office:value="0" calcext:value-type="float">
            <text:p>0,0</text:p>
          </table:table-cell>
          <table:table-cell/>
          <table:table-cell table:style-name="Default" office:value-type="float" office:value="1781.3" calcext:value-type="float">
            <text:p>1781,3</text:p>
          </table:table-cell>
          <table:table-cell table:formula="of:=[.M53]-[.$B53]" office:value-type="float" office:value="0" calcext:value-type="float">
            <text:p>0,0</text:p>
          </table:table-cell>
          <table:table-cell/>
          <table:table-cell table:style-name="Default" office:value-type="float" office:value="1781.3" calcext:value-type="float">
            <text:p>1781,3</text:p>
          </table:table-cell>
          <table:table-cell table:formula="of:=[.P53]-[.$B53]" office:value-type="float" office:value="0" calcext:value-type="float">
            <text:p>0,0</text:p>
          </table:table-cell>
          <table:table-cell/>
          <table:table-cell table:style-name="Default" office:value-type="float" office:value="1781.3" calcext:value-type="float">
            <text:p>1781,3</text:p>
          </table:table-cell>
          <table:table-cell table:formula="of:=[.S53]-[.$B53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53" calcext:value-type="float">
            <text:p>053</text:p>
          </table:table-cell>
          <table:table-cell table:style-name="ce7" office:value-type="float" office:value="2500" calcext:value-type="float">
            <text:p>2.500,00</text:p>
          </table:table-cell>
          <table:table-cell/>
          <table:table-cell table:style-name="Default" office:value-type="float" office:value="2447.8" calcext:value-type="float">
            <text:p>2447,8</text:p>
          </table:table-cell>
          <table:table-cell table:formula="of:=[.D54]-[.$B54]" office:value-type="float" office:value="-52.1999999999998" calcext:value-type="float">
            <text:p>-52,2</text:p>
          </table:table-cell>
          <table:table-cell/>
          <table:table-cell table:style-name="Default" office:value-type="float" office:value="2430.3" calcext:value-type="float">
            <text:p>2430,3</text:p>
          </table:table-cell>
          <table:table-cell table:formula="of:=[.G54]-[.$B54]" office:value-type="float" office:value="-69.6999999999998" calcext:value-type="float">
            <text:p>-69,7</text:p>
          </table:table-cell>
          <table:table-cell/>
          <table:table-cell table:style-name="Default" office:value-type="float" office:value="2467.9" calcext:value-type="float">
            <text:p>2467,9</text:p>
          </table:table-cell>
          <table:table-cell table:formula="of:=[.J54]-[.$B54]" office:value-type="float" office:value="-32.0999999999999" calcext:value-type="float">
            <text:p>-32,1</text:p>
          </table:table-cell>
          <table:table-cell/>
          <table:table-cell table:style-name="Default" office:value-type="float" office:value="2467.9" calcext:value-type="float">
            <text:p>2467,9</text:p>
          </table:table-cell>
          <table:table-cell table:formula="of:=[.M54]-[.$B54]" office:value-type="float" office:value="-32.0999999999999" calcext:value-type="float">
            <text:p>-32,1</text:p>
          </table:table-cell>
          <table:table-cell/>
          <table:table-cell table:style-name="Default" office:value-type="float" office:value="2467.9" calcext:value-type="float">
            <text:p>2467,9</text:p>
          </table:table-cell>
          <table:table-cell table:formula="of:=[.P54]-[.$B54]" office:value-type="float" office:value="-32.0999999999999" calcext:value-type="float">
            <text:p>-32,1</text:p>
          </table:table-cell>
          <table:table-cell/>
          <table:table-cell table:style-name="Default" office:value-type="float" office:value="2467.9" calcext:value-type="float">
            <text:p>2467,9</text:p>
          </table:table-cell>
          <table:table-cell table:formula="of:=[.S54]-[.$B54]" office:value-type="float" office:value="-32.0999999999999" calcext:value-type="float">
            <text:p>-32,1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54" calcext:value-type="float">
            <text:p>054</text:p>
          </table:table-cell>
          <table:table-cell table:style-name="ce7" office:value-type="float" office:value="956.5" calcext:value-type="float">
            <text:p>956,50</text:p>
          </table:table-cell>
          <table:table-cell/>
          <table:table-cell table:style-name="Default" office:value-type="float" office:value="956.5" calcext:value-type="float">
            <text:p>956,5</text:p>
          </table:table-cell>
          <table:table-cell table:formula="of:=[.D55]-[.$B55]" office:value-type="float" office:value="0" calcext:value-type="float">
            <text:p>0,0</text:p>
          </table:table-cell>
          <table:table-cell/>
          <table:table-cell table:style-name="Default" office:value-type="float" office:value="956.5" calcext:value-type="float">
            <text:p>956,5</text:p>
          </table:table-cell>
          <table:table-cell table:formula="of:=[.G55]-[.$B55]" office:value-type="float" office:value="0" calcext:value-type="float">
            <text:p>0,0</text:p>
          </table:table-cell>
          <table:table-cell/>
          <table:table-cell table:style-name="Default" office:value-type="float" office:value="956.5" calcext:value-type="float">
            <text:p>956,5</text:p>
          </table:table-cell>
          <table:table-cell table:formula="of:=[.J55]-[.$B55]" office:value-type="float" office:value="0" calcext:value-type="float">
            <text:p>0,0</text:p>
          </table:table-cell>
          <table:table-cell/>
          <table:table-cell table:style-name="Default" office:value-type="float" office:value="956.5" calcext:value-type="float">
            <text:p>956,5</text:p>
          </table:table-cell>
          <table:table-cell table:formula="of:=[.M55]-[.$B55]" office:value-type="float" office:value="0" calcext:value-type="float">
            <text:p>0,0</text:p>
          </table:table-cell>
          <table:table-cell/>
          <table:table-cell table:style-name="Default" office:value-type="float" office:value="956.5" calcext:value-type="float">
            <text:p>956,5</text:p>
          </table:table-cell>
          <table:table-cell table:formula="of:=[.P55]-[.$B55]" office:value-type="float" office:value="0" calcext:value-type="float">
            <text:p>0,0</text:p>
          </table:table-cell>
          <table:table-cell/>
          <table:table-cell table:style-name="Default" office:value-type="float" office:value="956.5" calcext:value-type="float">
            <text:p>956,5</text:p>
          </table:table-cell>
          <table:table-cell table:formula="of:=[.S55]-[.$B55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55" calcext:value-type="float">
            <text:p>055</text:p>
          </table:table-cell>
          <table:table-cell table:style-name="ce7" office:value-type="float" office:value="1096.6" calcext:value-type="float">
            <text:p>1.096,60</text:p>
          </table:table-cell>
          <table:table-cell/>
          <table:table-cell table:style-name="Default" office:value-type="float" office:value="1213.6" calcext:value-type="float">
            <text:p>1213,6</text:p>
          </table:table-cell>
          <table:table-cell table:formula="of:=[.D56]-[.$B56]" office:value-type="float" office:value="117" calcext:value-type="float">
            <text:p>117,0</text:p>
          </table:table-cell>
          <table:table-cell/>
          <table:table-cell table:style-name="Default" office:value-type="float" office:value="1146.4" calcext:value-type="float">
            <text:p>1146,4</text:p>
          </table:table-cell>
          <table:table-cell table:formula="of:=[.G56]-[.$B56]" office:value-type="float" office:value="49.8000000000002" calcext:value-type="float">
            <text:p>49,8</text:p>
          </table:table-cell>
          <table:table-cell/>
          <table:table-cell table:style-name="Default" office:value-type="float" office:value="1146.4" calcext:value-type="float">
            <text:p>1146,4</text:p>
          </table:table-cell>
          <table:table-cell table:formula="of:=[.J56]-[.$B56]" office:value-type="float" office:value="49.8000000000002" calcext:value-type="float">
            <text:p>49,8</text:p>
          </table:table-cell>
          <table:table-cell/>
          <table:table-cell table:style-name="Default" office:value-type="float" office:value="1146.4" calcext:value-type="float">
            <text:p>1146,4</text:p>
          </table:table-cell>
          <table:table-cell table:formula="of:=[.M56]-[.$B56]" office:value-type="float" office:value="49.8000000000002" calcext:value-type="float">
            <text:p>49,8</text:p>
          </table:table-cell>
          <table:table-cell/>
          <table:table-cell table:style-name="Default" office:value-type="float" office:value="1096.6" calcext:value-type="float">
            <text:p>1096,6</text:p>
          </table:table-cell>
          <table:table-cell table:formula="of:=[.P56]-[.$B56]" office:value-type="float" office:value="0" calcext:value-type="float">
            <text:p>0,0</text:p>
          </table:table-cell>
          <table:table-cell/>
          <table:table-cell table:style-name="Default" office:value-type="float" office:value="1096.6" calcext:value-type="float">
            <text:p>1096,6</text:p>
          </table:table-cell>
          <table:table-cell table:formula="of:=[.S56]-[.$B56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56" calcext:value-type="float">
            <text:p>056</text:p>
          </table:table-cell>
          <table:table-cell table:style-name="ce7" office:value-type="float" office:value="1213.6" calcext:value-type="float">
            <text:p>1.213,60</text:p>
          </table:table-cell>
          <table:table-cell/>
          <table:table-cell table:style-name="Default" office:value-type="float" office:value="1360.3" calcext:value-type="float">
            <text:p>1360,3</text:p>
          </table:table-cell>
          <table:table-cell table:formula="of:=[.D57]-[.$B57]" office:value-type="float" office:value="146.7" calcext:value-type="float">
            <text:p>146,7</text:p>
          </table:table-cell>
          <table:table-cell/>
          <table:table-cell table:style-name="Default" office:value-type="float" office:value="1222.3" calcext:value-type="float">
            <text:p>1222,3</text:p>
          </table:table-cell>
          <table:table-cell table:formula="of:=[.G57]-[.$B57]" office:value-type="float" office:value="8.70000000000005" calcext:value-type="float">
            <text:p>8,7</text:p>
          </table:table-cell>
          <table:table-cell/>
          <table:table-cell table:style-name="Default" office:value-type="float" office:value="1244.9" calcext:value-type="float">
            <text:p>1244,9</text:p>
          </table:table-cell>
          <table:table-cell table:formula="of:=[.J57]-[.$B57]" office:value-type="float" office:value="31.3000000000002" calcext:value-type="float">
            <text:p>31,3</text:p>
          </table:table-cell>
          <table:table-cell/>
          <table:table-cell table:style-name="Default" office:value-type="float" office:value="1212.5" calcext:value-type="float">
            <text:p>1212,5</text:p>
          </table:table-cell>
          <table:table-cell table:formula="of:=[.M57]-[.$B57]" office:value-type="float" office:value="-1.09999999999991" calcext:value-type="float">
            <text:p>-1,1</text:p>
          </table:table-cell>
          <table:table-cell/>
          <table:table-cell table:style-name="Default" office:value-type="float" office:value="1212.5" calcext:value-type="float">
            <text:p>1212,5</text:p>
          </table:table-cell>
          <table:table-cell table:formula="of:=[.P57]-[.$B57]" office:value-type="float" office:value="-1.09999999999991" calcext:value-type="float">
            <text:p>-1,1</text:p>
          </table:table-cell>
          <table:table-cell/>
          <table:table-cell table:style-name="Default" office:value-type="float" office:value="1212.5" calcext:value-type="float">
            <text:p>1212,5</text:p>
          </table:table-cell>
          <table:table-cell table:formula="of:=[.S57]-[.$B57]" office:value-type="float" office:value="-1.09999999999991" calcext:value-type="float">
            <text:p>-1,1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57" calcext:value-type="float">
            <text:p>057</text:p>
          </table:table-cell>
          <table:table-cell table:style-name="ce7" office:value-type="float" office:value="675.3" calcext:value-type="float">
            <text:p>675,30</text:p>
          </table:table-cell>
          <table:table-cell/>
          <table:table-cell table:style-name="Default" office:value-type="float" office:value="675.3" calcext:value-type="float">
            <text:p>675,3</text:p>
          </table:table-cell>
          <table:table-cell table:formula="of:=[.D58]-[.$B58]" office:value-type="float" office:value="0" calcext:value-type="float">
            <text:p>0,0</text:p>
          </table:table-cell>
          <table:table-cell/>
          <table:table-cell table:style-name="Default" office:value-type="float" office:value="1341.9" calcext:value-type="float">
            <text:p>1341,9</text:p>
          </table:table-cell>
          <table:table-cell table:formula="of:=[.G58]-[.$B58]" office:value-type="float" office:value="666.6" calcext:value-type="float">
            <text:p>666,6</text:p>
          </table:table-cell>
          <table:table-cell/>
          <table:table-cell table:style-name="Default" office:value-type="float" office:value="675.3" calcext:value-type="float">
            <text:p>675,3</text:p>
          </table:table-cell>
          <table:table-cell table:formula="of:=[.J58]-[.$B58]" office:value-type="float" office:value="0" calcext:value-type="float">
            <text:p>0,0</text:p>
          </table:table-cell>
          <table:table-cell/>
          <table:table-cell table:style-name="Default" office:value-type="float" office:value="675.3" calcext:value-type="float">
            <text:p>675,3</text:p>
          </table:table-cell>
          <table:table-cell table:formula="of:=[.M58]-[.$B58]" office:value-type="float" office:value="0" calcext:value-type="float">
            <text:p>0,0</text:p>
          </table:table-cell>
          <table:table-cell/>
          <table:table-cell table:style-name="Default" office:value-type="float" office:value="675.3" calcext:value-type="float">
            <text:p>675,3</text:p>
          </table:table-cell>
          <table:table-cell table:formula="of:=[.P58]-[.$B58]" office:value-type="float" office:value="0" calcext:value-type="float">
            <text:p>0,0</text:p>
          </table:table-cell>
          <table:table-cell/>
          <table:table-cell table:style-name="Default" office:value-type="float" office:value="675.3" calcext:value-type="float">
            <text:p>675,3</text:p>
          </table:table-cell>
          <table:table-cell table:formula="of:=[.S58]-[.$B58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58" calcext:value-type="float">
            <text:p>058</text:p>
          </table:table-cell>
          <table:table-cell table:style-name="ce7" office:value-type="float" office:value="871.3" calcext:value-type="float">
            <text:p>871,30</text:p>
          </table:table-cell>
          <table:table-cell/>
          <table:table-cell table:style-name="Default" office:value-type="float" office:value="872.8" calcext:value-type="float">
            <text:p>872,8</text:p>
          </table:table-cell>
          <table:table-cell table:formula="of:=[.D59]-[.$B59]" office:value-type="float" office:value="1.5" calcext:value-type="float">
            <text:p>1,5</text:p>
          </table:table-cell>
          <table:table-cell/>
          <table:table-cell table:style-name="Default" office:value-type="float" office:value="872.8" calcext:value-type="float">
            <text:p>872,8</text:p>
          </table:table-cell>
          <table:table-cell table:formula="of:=[.G59]-[.$B59]" office:value-type="float" office:value="1.5" calcext:value-type="float">
            <text:p>1,5</text:p>
          </table:table-cell>
          <table:table-cell/>
          <table:table-cell table:style-name="Default" office:value-type="float" office:value="872.8" calcext:value-type="float">
            <text:p>872,8</text:p>
          </table:table-cell>
          <table:table-cell table:formula="of:=[.J59]-[.$B59]" office:value-type="float" office:value="1.5" calcext:value-type="float">
            <text:p>1,5</text:p>
          </table:table-cell>
          <table:table-cell/>
          <table:table-cell table:style-name="Default" office:value-type="float" office:value="872.8" calcext:value-type="float">
            <text:p>872,8</text:p>
          </table:table-cell>
          <table:table-cell table:formula="of:=[.M59]-[.$B59]" office:value-type="float" office:value="1.5" calcext:value-type="float">
            <text:p>1,5</text:p>
          </table:table-cell>
          <table:table-cell/>
          <table:table-cell table:style-name="Default" office:value-type="float" office:value="872.8" calcext:value-type="float">
            <text:p>872,8</text:p>
          </table:table-cell>
          <table:table-cell table:formula="of:=[.P59]-[.$B59]" office:value-type="float" office:value="1.5" calcext:value-type="float">
            <text:p>1,5</text:p>
          </table:table-cell>
          <table:table-cell/>
          <table:table-cell table:style-name="Default" office:value-type="float" office:value="872.8" calcext:value-type="float">
            <text:p>872,8</text:p>
          </table:table-cell>
          <table:table-cell table:formula="of:=[.S59]-[.$B59]" office:value-type="float" office:value="1.5" calcext:value-type="float">
            <text:p>1,5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59" calcext:value-type="float">
            <text:p>059</text:p>
          </table:table-cell>
          <table:table-cell table:style-name="ce7" office:value-type="float" office:value="1074.1" calcext:value-type="float">
            <text:p>1.074,10</text:p>
          </table:table-cell>
          <table:table-cell/>
          <table:table-cell table:style-name="Default" office:value-type="float" office:value="1703.9" calcext:value-type="float">
            <text:p>1703,9</text:p>
          </table:table-cell>
          <table:table-cell table:formula="of:=[.D60]-[.$B60]" office:value-type="float" office:value="629.8" calcext:value-type="float">
            <text:p>629,8</text:p>
          </table:table-cell>
          <table:table-cell/>
          <table:table-cell table:style-name="Default" office:value-type="float" office:value="1675.4" calcext:value-type="float">
            <text:p>1675,4</text:p>
          </table:table-cell>
          <table:table-cell table:formula="of:=[.G60]-[.$B60]" office:value-type="float" office:value="601.3" calcext:value-type="float">
            <text:p>601,3</text:p>
          </table:table-cell>
          <table:table-cell/>
          <table:table-cell table:style-name="Default" office:value-type="float" office:value="1074.1" calcext:value-type="float">
            <text:p>1074,1</text:p>
          </table:table-cell>
          <table:table-cell table:formula="of:=[.J60]-[.$B60]" office:value-type="float" office:value="0" calcext:value-type="float">
            <text:p>0,0</text:p>
          </table:table-cell>
          <table:table-cell/>
          <table:table-cell table:style-name="Default" office:value-type="float" office:value="1074.1" calcext:value-type="float">
            <text:p>1074,1</text:p>
          </table:table-cell>
          <table:table-cell table:formula="of:=[.M60]-[.$B60]" office:value-type="float" office:value="0" calcext:value-type="float">
            <text:p>0,0</text:p>
          </table:table-cell>
          <table:table-cell/>
          <table:table-cell table:style-name="Default" office:value-type="float" office:value="1074.1" calcext:value-type="float">
            <text:p>1074,1</text:p>
          </table:table-cell>
          <table:table-cell table:formula="of:=[.P60]-[.$B60]" office:value-type="float" office:value="0" calcext:value-type="float">
            <text:p>0,0</text:p>
          </table:table-cell>
          <table:table-cell/>
          <table:table-cell table:style-name="Default" office:value-type="float" office:value="1074.1" calcext:value-type="float">
            <text:p>1074,1</text:p>
          </table:table-cell>
          <table:table-cell table:formula="of:=[.S60]-[.$B60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60" calcext:value-type="float">
            <text:p>060</text:p>
          </table:table-cell>
          <table:table-cell table:style-name="ce7" office:value-type="float" office:value="879.9" calcext:value-type="float">
            <text:p>879,90</text:p>
          </table:table-cell>
          <table:table-cell/>
          <table:table-cell table:style-name="Default" office:value-type="float" office:value="879.9" calcext:value-type="float">
            <text:p>879,9</text:p>
          </table:table-cell>
          <table:table-cell table:formula="of:=[.D61]-[.$B61]" office:value-type="float" office:value="0" calcext:value-type="float">
            <text:p>0,0</text:p>
          </table:table-cell>
          <table:table-cell/>
          <table:table-cell table:style-name="Default" office:value-type="float" office:value="879.9" calcext:value-type="float">
            <text:p>879,9</text:p>
          </table:table-cell>
          <table:table-cell table:formula="of:=[.G61]-[.$B61]" office:value-type="float" office:value="0" calcext:value-type="float">
            <text:p>0,0</text:p>
          </table:table-cell>
          <table:table-cell/>
          <table:table-cell table:style-name="Default" office:value-type="float" office:value="879.9" calcext:value-type="float">
            <text:p>879,9</text:p>
          </table:table-cell>
          <table:table-cell table:formula="of:=[.J61]-[.$B61]" office:value-type="float" office:value="0" calcext:value-type="float">
            <text:p>0,0</text:p>
          </table:table-cell>
          <table:table-cell/>
          <table:table-cell table:style-name="Default" office:value-type="float" office:value="879.9" calcext:value-type="float">
            <text:p>879,9</text:p>
          </table:table-cell>
          <table:table-cell table:formula="of:=[.M61]-[.$B61]" office:value-type="float" office:value="0" calcext:value-type="float">
            <text:p>0,0</text:p>
          </table:table-cell>
          <table:table-cell/>
          <table:table-cell table:style-name="Default" office:value-type="float" office:value="879.9" calcext:value-type="float">
            <text:p>879,9</text:p>
          </table:table-cell>
          <table:table-cell table:formula="of:=[.P61]-[.$B61]" office:value-type="float" office:value="0" calcext:value-type="float">
            <text:p>0,0</text:p>
          </table:table-cell>
          <table:table-cell/>
          <table:table-cell table:style-name="Default" office:value-type="float" office:value="879.9" calcext:value-type="float">
            <text:p>879,9</text:p>
          </table:table-cell>
          <table:table-cell table:formula="of:=[.S61]-[.$B61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61" calcext:value-type="float">
            <text:p>061</text:p>
          </table:table-cell>
          <table:table-cell table:style-name="ce7" office:value-type="float" office:value="465.9" calcext:value-type="float">
            <text:p>465,90</text:p>
          </table:table-cell>
          <table:table-cell/>
          <table:table-cell table:style-name="Default" office:value-type="float" office:value="482.2" calcext:value-type="float">
            <text:p>482,2</text:p>
          </table:table-cell>
          <table:table-cell table:formula="of:=[.D62]-[.$B62]" office:value-type="float" office:value="16.3" calcext:value-type="float">
            <text:p>16,3</text:p>
          </table:table-cell>
          <table:table-cell/>
          <table:table-cell table:style-name="Default" office:value-type="float" office:value="482.2" calcext:value-type="float">
            <text:p>482,2</text:p>
          </table:table-cell>
          <table:table-cell table:formula="of:=[.G62]-[.$B62]" office:value-type="float" office:value="16.3" calcext:value-type="float">
            <text:p>16,3</text:p>
          </table:table-cell>
          <table:table-cell/>
          <table:table-cell table:style-name="Default" office:value-type="float" office:value="482.2" calcext:value-type="float">
            <text:p>482,2</text:p>
          </table:table-cell>
          <table:table-cell table:formula="of:=[.J62]-[.$B62]" office:value-type="float" office:value="16.3" calcext:value-type="float">
            <text:p>16,3</text:p>
          </table:table-cell>
          <table:table-cell/>
          <table:table-cell table:style-name="Default" office:value-type="float" office:value="482.3" calcext:value-type="float">
            <text:p>482,3</text:p>
          </table:table-cell>
          <table:table-cell table:formula="of:=[.M62]-[.$B62]" office:value-type="float" office:value="16.4" calcext:value-type="float">
            <text:p>16,4</text:p>
          </table:table-cell>
          <table:table-cell/>
          <table:table-cell table:style-name="Default" office:value-type="float" office:value="465.9" calcext:value-type="float">
            <text:p>465,9</text:p>
          </table:table-cell>
          <table:table-cell table:formula="of:=[.P62]-[.$B62]" office:value-type="float" office:value="0" calcext:value-type="float">
            <text:p>0,0</text:p>
          </table:table-cell>
          <table:table-cell/>
          <table:table-cell table:style-name="Default" office:value-type="float" office:value="465.9" calcext:value-type="float">
            <text:p>465,9</text:p>
          </table:table-cell>
          <table:table-cell table:formula="of:=[.S62]-[.$B62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62" calcext:value-type="float">
            <text:p>062</text:p>
          </table:table-cell>
          <table:table-cell table:style-name="ce7" office:value-type="float" office:value="1824.3" calcext:value-type="float">
            <text:p>1.824,30</text:p>
          </table:table-cell>
          <table:table-cell/>
          <table:table-cell table:style-name="Default" office:value-type="float" office:value="1771.9" calcext:value-type="float">
            <text:p>1771,9</text:p>
          </table:table-cell>
          <table:table-cell table:formula="of:=[.D63]-[.$B63]" office:value-type="float" office:value="-52.3999999999999" calcext:value-type="float">
            <text:p>-52,4</text:p>
          </table:table-cell>
          <table:table-cell/>
          <table:table-cell table:style-name="Default" office:value-type="float" office:value="1771.9" calcext:value-type="float">
            <text:p>1771,9</text:p>
          </table:table-cell>
          <table:table-cell table:formula="of:=[.G63]-[.$B63]" office:value-type="float" office:value="-52.3999999999999" calcext:value-type="float">
            <text:p>-52,4</text:p>
          </table:table-cell>
          <table:table-cell/>
          <table:table-cell table:style-name="Default" office:value-type="float" office:value="1771.9" calcext:value-type="float">
            <text:p>1771,9</text:p>
          </table:table-cell>
          <table:table-cell table:formula="of:=[.J63]-[.$B63]" office:value-type="float" office:value="-52.3999999999999" calcext:value-type="float">
            <text:p>-52,4</text:p>
          </table:table-cell>
          <table:table-cell/>
          <table:table-cell table:style-name="Default" office:value-type="float" office:value="1771.9" calcext:value-type="float">
            <text:p>1771,9</text:p>
          </table:table-cell>
          <table:table-cell table:formula="of:=[.M63]-[.$B63]" office:value-type="float" office:value="-52.3999999999999" calcext:value-type="float">
            <text:p>-52,4</text:p>
          </table:table-cell>
          <table:table-cell/>
          <table:table-cell table:style-name="Default" office:value-type="float" office:value="1771.9" calcext:value-type="float">
            <text:p>1771,9</text:p>
          </table:table-cell>
          <table:table-cell table:formula="of:=[.P63]-[.$B63]" office:value-type="float" office:value="-52.3999999999999" calcext:value-type="float">
            <text:p>-52,4</text:p>
          </table:table-cell>
          <table:table-cell/>
          <table:table-cell table:style-name="Default" office:value-type="float" office:value="1771.9" calcext:value-type="float">
            <text:p>1771,9</text:p>
          </table:table-cell>
          <table:table-cell table:formula="of:=[.S63]-[.$B63]" office:value-type="float" office:value="-52.3999999999999" calcext:value-type="float">
            <text:p>-52,4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63" calcext:value-type="float">
            <text:p>063</text:p>
          </table:table-cell>
          <table:table-cell table:style-name="ce7" office:value-type="float" office:value="2203.6" calcext:value-type="float">
            <text:p>2.203,60</text:p>
          </table:table-cell>
          <table:table-cell/>
          <table:table-cell table:style-name="Default" office:value-type="float" office:value="20.1" calcext:value-type="float">
            <text:p>20,1</text:p>
          </table:table-cell>
          <table:table-cell table:formula="of:=[.D64]-[.$B64]" office:value-type="float" office:value="-2183.5" calcext:value-type="float">
            <text:p>-2183,5</text:p>
          </table:table-cell>
          <table:table-cell/>
          <table:table-cell table:style-name="Default" office:value-type="float" office:value="2231" calcext:value-type="float">
            <text:p>2231</text:p>
          </table:table-cell>
          <table:table-cell table:formula="of:=[.G64]-[.$B64]" office:value-type="float" office:value="27.4000000000001" calcext:value-type="float">
            <text:p>27,4</text:p>
          </table:table-cell>
          <table:table-cell/>
          <table:table-cell table:style-name="Default" office:value-type="float" office:value="2231" calcext:value-type="float">
            <text:p>2231</text:p>
          </table:table-cell>
          <table:table-cell table:formula="of:=[.J64]-[.$B64]" office:value-type="float" office:value="27.4000000000001" calcext:value-type="float">
            <text:p>27,4</text:p>
          </table:table-cell>
          <table:table-cell/>
          <table:table-cell table:style-name="Default" office:value-type="float" office:value="2231" calcext:value-type="float">
            <text:p>2231</text:p>
          </table:table-cell>
          <table:table-cell table:formula="of:=[.M64]-[.$B64]" office:value-type="float" office:value="27.4000000000001" calcext:value-type="float">
            <text:p>27,4</text:p>
          </table:table-cell>
          <table:table-cell/>
          <table:table-cell table:style-name="Default" office:value-type="float" office:value="2231" calcext:value-type="float">
            <text:p>2231</text:p>
          </table:table-cell>
          <table:table-cell table:formula="of:=[.P64]-[.$B64]" office:value-type="float" office:value="27.4000000000001" calcext:value-type="float">
            <text:p>27,4</text:p>
          </table:table-cell>
          <table:table-cell/>
          <table:table-cell table:style-name="Default" office:value-type="float" office:value="2231" calcext:value-type="float">
            <text:p>2231</text:p>
          </table:table-cell>
          <table:table-cell table:formula="of:=[.S64]-[.$B64]" office:value-type="float" office:value="27.4000000000001" calcext:value-type="float">
            <text:p>27,4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64" calcext:value-type="float">
            <text:p>064</text:p>
          </table:table-cell>
          <table:table-cell table:style-name="ce7" office:value-type="float" office:value="1745.2" calcext:value-type="float">
            <text:p>1.745,20</text:p>
          </table:table-cell>
          <table:table-cell/>
          <table:table-cell table:style-name="Default" office:value-type="float" office:value="1832.1" calcext:value-type="float">
            <text:p>1832,1</text:p>
          </table:table-cell>
          <table:table-cell table:formula="of:=[.D65]-[.$B65]" office:value-type="float" office:value="86.8999999999999" calcext:value-type="float">
            <text:p>86,9</text:p>
          </table:table-cell>
          <table:table-cell/>
          <table:table-cell table:style-name="Default" office:value-type="float" office:value="1832.1" calcext:value-type="float">
            <text:p>1832,1</text:p>
          </table:table-cell>
          <table:table-cell table:formula="of:=[.G65]-[.$B65]" office:value-type="float" office:value="86.8999999999999" calcext:value-type="float">
            <text:p>86,9</text:p>
          </table:table-cell>
          <table:table-cell/>
          <table:table-cell table:style-name="Default" office:value-type="float" office:value="1854.4" calcext:value-type="float">
            <text:p>1854,4</text:p>
          </table:table-cell>
          <table:table-cell table:formula="of:=[.J65]-[.$B65]" office:value-type="float" office:value="109.2" calcext:value-type="float">
            <text:p>109,2</text:p>
          </table:table-cell>
          <table:table-cell/>
          <table:table-cell table:style-name="Default" office:value-type="float" office:value="1753.8" calcext:value-type="float">
            <text:p>1753,8</text:p>
          </table:table-cell>
          <table:table-cell table:formula="of:=[.M65]-[.$B65]" office:value-type="float" office:value="8.59999999999991" calcext:value-type="float">
            <text:p>8,6</text:p>
          </table:table-cell>
          <table:table-cell/>
          <table:table-cell table:style-name="Default" office:value-type="float" office:value="1832.1" calcext:value-type="float">
            <text:p>1832,1</text:p>
          </table:table-cell>
          <table:table-cell table:formula="of:=[.P65]-[.$B65]" office:value-type="float" office:value="86.8999999999999" calcext:value-type="float">
            <text:p>86,9</text:p>
          </table:table-cell>
          <table:table-cell/>
          <table:table-cell table:style-name="Default" office:value-type="float" office:value="1745.2" calcext:value-type="float">
            <text:p>1745,2</text:p>
          </table:table-cell>
          <table:table-cell table:formula="of:=[.S65]-[.$B65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65" calcext:value-type="float">
            <text:p>065</text:p>
          </table:table-cell>
          <table:table-cell table:style-name="ce7" office:value-type="float" office:value="1976.3" calcext:value-type="float">
            <text:p>1.976,30</text:p>
          </table:table-cell>
          <table:table-cell/>
          <table:table-cell table:style-name="Default" office:value-type="float" office:value="1976.8" calcext:value-type="float">
            <text:p>1976,8</text:p>
          </table:table-cell>
          <table:table-cell table:formula="of:=[.D66]-[.$B66]" office:value-type="float" office:value="0.5" calcext:value-type="float">
            <text:p>0,5</text:p>
          </table:table-cell>
          <table:table-cell/>
          <table:table-cell table:style-name="Default" office:value-type="float" office:value="1976.8" calcext:value-type="float">
            <text:p>1976,8</text:p>
          </table:table-cell>
          <table:table-cell table:formula="of:=[.G66]-[.$B66]" office:value-type="float" office:value="0.5" calcext:value-type="float">
            <text:p>0,5</text:p>
          </table:table-cell>
          <table:table-cell/>
          <table:table-cell table:style-name="Default" office:value-type="float" office:value="1976.3" calcext:value-type="float">
            <text:p>1976,3</text:p>
          </table:table-cell>
          <table:table-cell table:formula="of:=[.J66]-[.$B66]" office:value-type="float" office:value="0" calcext:value-type="float">
            <text:p>0,0</text:p>
          </table:table-cell>
          <table:table-cell/>
          <table:table-cell table:style-name="Default" office:value-type="float" office:value="2032.5" calcext:value-type="float">
            <text:p>2032,5</text:p>
          </table:table-cell>
          <table:table-cell table:formula="of:=[.M66]-[.$B66]" office:value-type="float" office:value="56.2" calcext:value-type="float">
            <text:p>56,2</text:p>
          </table:table-cell>
          <table:table-cell/>
          <table:table-cell table:style-name="Default" office:value-type="float" office:value="1977" calcext:value-type="float">
            <text:p>1977</text:p>
          </table:table-cell>
          <table:table-cell table:formula="of:=[.P66]-[.$B66]" office:value-type="float" office:value="0.700000000000046" calcext:value-type="float">
            <text:p>0,7</text:p>
          </table:table-cell>
          <table:table-cell/>
          <table:table-cell table:style-name="Default" office:value-type="float" office:value="1976.3" calcext:value-type="float">
            <text:p>1976,3</text:p>
          </table:table-cell>
          <table:table-cell table:formula="of:=[.S66]-[.$B66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66" calcext:value-type="float">
            <text:p>066</text:p>
          </table:table-cell>
          <table:table-cell table:style-name="ce7" office:value-type="float" office:value="1299.3" calcext:value-type="float">
            <text:p>1.299,30</text:p>
          </table:table-cell>
          <table:table-cell/>
          <table:table-cell table:style-name="Default" office:value-type="float" office:value="1299.3" calcext:value-type="float">
            <text:p>1299,3</text:p>
          </table:table-cell>
          <table:table-cell table:formula="of:=[.D67]-[.$B67]" office:value-type="float" office:value="0" calcext:value-type="float">
            <text:p>0,0</text:p>
          </table:table-cell>
          <table:table-cell/>
          <table:table-cell table:style-name="Default" office:value-type="float" office:value="1299.3" calcext:value-type="float">
            <text:p>1299,3</text:p>
          </table:table-cell>
          <table:table-cell table:formula="of:=[.G67]-[.$B67]" office:value-type="float" office:value="0" calcext:value-type="float">
            <text:p>0,0</text:p>
          </table:table-cell>
          <table:table-cell/>
          <table:table-cell table:style-name="Default" office:value-type="float" office:value="1299.3" calcext:value-type="float">
            <text:p>1299,3</text:p>
          </table:table-cell>
          <table:table-cell table:formula="of:=[.J67]-[.$B67]" office:value-type="float" office:value="0" calcext:value-type="float">
            <text:p>0,0</text:p>
          </table:table-cell>
          <table:table-cell/>
          <table:table-cell table:style-name="Default" office:value-type="float" office:value="1299.3" calcext:value-type="float">
            <text:p>1299,3</text:p>
          </table:table-cell>
          <table:table-cell table:formula="of:=[.M67]-[.$B67]" office:value-type="float" office:value="0" calcext:value-type="float">
            <text:p>0,0</text:p>
          </table:table-cell>
          <table:table-cell/>
          <table:table-cell table:style-name="Default" office:value-type="float" office:value="1299.3" calcext:value-type="float">
            <text:p>1299,3</text:p>
          </table:table-cell>
          <table:table-cell table:formula="of:=[.P67]-[.$B67]" office:value-type="float" office:value="0" calcext:value-type="float">
            <text:p>0,0</text:p>
          </table:table-cell>
          <table:table-cell/>
          <table:table-cell table:style-name="Default" office:value-type="float" office:value="1299.3" calcext:value-type="float">
            <text:p>1299,3</text:p>
          </table:table-cell>
          <table:table-cell table:formula="of:=[.S67]-[.$B67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67" calcext:value-type="float">
            <text:p>067</text:p>
          </table:table-cell>
          <table:table-cell table:style-name="ce7" office:value-type="float" office:value="2119.2" calcext:value-type="float">
            <text:p>2.119,20</text:p>
          </table:table-cell>
          <table:table-cell/>
          <table:table-cell table:style-name="Default" office:value-type="float" office:value="2141.3" calcext:value-type="float">
            <text:p>2141,3</text:p>
          </table:table-cell>
          <table:table-cell table:formula="of:=[.D68]-[.$B68]" office:value-type="float" office:value="22.1000000000004" calcext:value-type="float">
            <text:p>22,1</text:p>
          </table:table-cell>
          <table:table-cell/>
          <table:table-cell table:style-name="Default" office:value-type="float" office:value="2119.2" calcext:value-type="float">
            <text:p>2119,2</text:p>
          </table:table-cell>
          <table:table-cell table:formula="of:=[.G68]-[.$B68]" office:value-type="float" office:value="0" calcext:value-type="float">
            <text:p>0,0</text:p>
          </table:table-cell>
          <table:table-cell/>
          <table:table-cell table:style-name="Default" office:value-type="float" office:value="2119.2" calcext:value-type="float">
            <text:p>2119,2</text:p>
          </table:table-cell>
          <table:table-cell table:formula="of:=[.J68]-[.$B68]" office:value-type="float" office:value="0" calcext:value-type="float">
            <text:p>0,0</text:p>
          </table:table-cell>
          <table:table-cell/>
          <table:table-cell table:style-name="Default" office:value-type="float" office:value="2119.2" calcext:value-type="float">
            <text:p>2119,2</text:p>
          </table:table-cell>
          <table:table-cell table:formula="of:=[.M68]-[.$B68]" office:value-type="float" office:value="0" calcext:value-type="float">
            <text:p>0,0</text:p>
          </table:table-cell>
          <table:table-cell/>
          <table:table-cell table:style-name="Default" office:value-type="float" office:value="2119.2" calcext:value-type="float">
            <text:p>2119,2</text:p>
          </table:table-cell>
          <table:table-cell table:formula="of:=[.P68]-[.$B68]" office:value-type="float" office:value="0" calcext:value-type="float">
            <text:p>0,0</text:p>
          </table:table-cell>
          <table:table-cell/>
          <table:table-cell table:style-name="Default" office:value-type="float" office:value="2119.2" calcext:value-type="float">
            <text:p>2119,2</text:p>
          </table:table-cell>
          <table:table-cell table:formula="of:=[.S68]-[.$B68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68" calcext:value-type="float">
            <text:p>068</text:p>
          </table:table-cell>
          <table:table-cell table:style-name="ce7" office:value-type="float" office:value="756.2" calcext:value-type="float">
            <text:p>756,20</text:p>
          </table:table-cell>
          <table:table-cell/>
          <table:table-cell table:style-name="Default" office:value-type="float" office:value="756.2" calcext:value-type="float">
            <text:p>756,2</text:p>
          </table:table-cell>
          <table:table-cell table:formula="of:=[.D69]-[.$B69]" office:value-type="float" office:value="0" calcext:value-type="float">
            <text:p>0,0</text:p>
          </table:table-cell>
          <table:table-cell/>
          <table:table-cell table:style-name="Default" office:value-type="float" office:value="756.2" calcext:value-type="float">
            <text:p>756,2</text:p>
          </table:table-cell>
          <table:table-cell table:formula="of:=[.G69]-[.$B69]" office:value-type="float" office:value="0" calcext:value-type="float">
            <text:p>0,0</text:p>
          </table:table-cell>
          <table:table-cell/>
          <table:table-cell table:style-name="Default" office:value-type="float" office:value="756.2" calcext:value-type="float">
            <text:p>756,2</text:p>
          </table:table-cell>
          <table:table-cell table:formula="of:=[.J69]-[.$B69]" office:value-type="float" office:value="0" calcext:value-type="float">
            <text:p>0,0</text:p>
          </table:table-cell>
          <table:table-cell/>
          <table:table-cell table:style-name="Default" office:value-type="float" office:value="756.2" calcext:value-type="float">
            <text:p>756,2</text:p>
          </table:table-cell>
          <table:table-cell table:formula="of:=[.M69]-[.$B69]" office:value-type="float" office:value="0" calcext:value-type="float">
            <text:p>0,0</text:p>
          </table:table-cell>
          <table:table-cell/>
          <table:table-cell table:style-name="Default" office:value-type="float" office:value="756.2" calcext:value-type="float">
            <text:p>756,2</text:p>
          </table:table-cell>
          <table:table-cell table:formula="of:=[.P69]-[.$B69]" office:value-type="float" office:value="0" calcext:value-type="float">
            <text:p>0,0</text:p>
          </table:table-cell>
          <table:table-cell/>
          <table:table-cell table:style-name="Default" office:value-type="float" office:value="756.2" calcext:value-type="float">
            <text:p>756,2</text:p>
          </table:table-cell>
          <table:table-cell table:formula="of:=[.S69]-[.$B69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69" calcext:value-type="float">
            <text:p>069</text:p>
          </table:table-cell>
          <table:table-cell table:style-name="ce7" office:value-type="float" office:value="803.7" calcext:value-type="float">
            <text:p>803,70</text:p>
          </table:table-cell>
          <table:table-cell/>
          <table:table-cell table:style-name="Default" office:value-type="float" office:value="803.7" calcext:value-type="float">
            <text:p>803,7</text:p>
          </table:table-cell>
          <table:table-cell table:formula="of:=[.D70]-[.$B70]" office:value-type="float" office:value="0" calcext:value-type="float">
            <text:p>0,0</text:p>
          </table:table-cell>
          <table:table-cell/>
          <table:table-cell table:style-name="Default" office:value-type="float" office:value="803.7" calcext:value-type="float">
            <text:p>803,7</text:p>
          </table:table-cell>
          <table:table-cell table:formula="of:=[.G70]-[.$B70]" office:value-type="float" office:value="0" calcext:value-type="float">
            <text:p>0,0</text:p>
          </table:table-cell>
          <table:table-cell/>
          <table:table-cell table:style-name="Default" office:value-type="float" office:value="803.7" calcext:value-type="float">
            <text:p>803,7</text:p>
          </table:table-cell>
          <table:table-cell table:formula="of:=[.J70]-[.$B70]" office:value-type="float" office:value="0" calcext:value-type="float">
            <text:p>0,0</text:p>
          </table:table-cell>
          <table:table-cell/>
          <table:table-cell table:style-name="Default" office:value-type="float" office:value="803.7" calcext:value-type="float">
            <text:p>803,7</text:p>
          </table:table-cell>
          <table:table-cell table:formula="of:=[.M70]-[.$B70]" office:value-type="float" office:value="0" calcext:value-type="float">
            <text:p>0,0</text:p>
          </table:table-cell>
          <table:table-cell/>
          <table:table-cell table:style-name="Default" office:value-type="float" office:value="803.7" calcext:value-type="float">
            <text:p>803,7</text:p>
          </table:table-cell>
          <table:table-cell table:formula="of:=[.P70]-[.$B70]" office:value-type="float" office:value="0" calcext:value-type="float">
            <text:p>0,0</text:p>
          </table:table-cell>
          <table:table-cell/>
          <table:table-cell table:style-name="Default" office:value-type="float" office:value="803.7" calcext:value-type="float">
            <text:p>803,7</text:p>
          </table:table-cell>
          <table:table-cell table:formula="of:=[.S70]-[.$B70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70" calcext:value-type="float">
            <text:p>070</text:p>
          </table:table-cell>
          <table:table-cell table:style-name="ce7" office:value-type="float" office:value="1028.2" calcext:value-type="float">
            <text:p>1.028,20</text:p>
          </table:table-cell>
          <table:table-cell/>
          <table:table-cell table:style-name="Default" office:value-type="float" office:value="1028.2" calcext:value-type="float">
            <text:p>1028,2</text:p>
          </table:table-cell>
          <table:table-cell table:formula="of:=[.D71]-[.$B71]" office:value-type="float" office:value="0" calcext:value-type="float">
            <text:p>0,0</text:p>
          </table:table-cell>
          <table:table-cell/>
          <table:table-cell table:style-name="Default" office:value-type="float" office:value="1028.2" calcext:value-type="float">
            <text:p>1028,2</text:p>
          </table:table-cell>
          <table:table-cell table:formula="of:=[.G71]-[.$B71]" office:value-type="float" office:value="0" calcext:value-type="float">
            <text:p>0,0</text:p>
          </table:table-cell>
          <table:table-cell/>
          <table:table-cell table:style-name="Default" office:value-type="float" office:value="1078.4" calcext:value-type="float">
            <text:p>1078,4</text:p>
          </table:table-cell>
          <table:table-cell table:formula="of:=[.J71]-[.$B71]" office:value-type="float" office:value="50.2000000000001" calcext:value-type="float">
            <text:p>50,2</text:p>
          </table:table-cell>
          <table:table-cell/>
          <table:table-cell table:style-name="Default" office:value-type="float" office:value="1028.2" calcext:value-type="float">
            <text:p>1028,2</text:p>
          </table:table-cell>
          <table:table-cell table:formula="of:=[.M71]-[.$B71]" office:value-type="float" office:value="0" calcext:value-type="float">
            <text:p>0,0</text:p>
          </table:table-cell>
          <table:table-cell/>
          <table:table-cell table:style-name="Default" office:value-type="float" office:value="1028.2" calcext:value-type="float">
            <text:p>1028,2</text:p>
          </table:table-cell>
          <table:table-cell table:formula="of:=[.P71]-[.$B71]" office:value-type="float" office:value="0" calcext:value-type="float">
            <text:p>0,0</text:p>
          </table:table-cell>
          <table:table-cell/>
          <table:table-cell table:style-name="Default" office:value-type="float" office:value="1028.2" calcext:value-type="float">
            <text:p>1028,2</text:p>
          </table:table-cell>
          <table:table-cell table:formula="of:=[.S71]-[.$B71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71" calcext:value-type="float">
            <text:p>071</text:p>
          </table:table-cell>
          <table:table-cell table:style-name="ce7" office:value-type="float" office:value="2208.5" calcext:value-type="float">
            <text:p>2.208,50</text:p>
          </table:table-cell>
          <table:table-cell/>
          <table:table-cell table:style-name="Default" office:value-type="float" office:value="2209.1" calcext:value-type="float">
            <text:p>2209,1</text:p>
          </table:table-cell>
          <table:table-cell table:formula="of:=[.D72]-[.$B72]" office:value-type="float" office:value="0.599999999999909" calcext:value-type="float">
            <text:p>0,6</text:p>
          </table:table-cell>
          <table:table-cell/>
          <table:table-cell table:style-name="Default" office:value-type="float" office:value="2209.1" calcext:value-type="float">
            <text:p>2209,1</text:p>
          </table:table-cell>
          <table:table-cell table:formula="of:=[.G72]-[.$B72]" office:value-type="float" office:value="0.599999999999909" calcext:value-type="float">
            <text:p>0,6</text:p>
          </table:table-cell>
          <table:table-cell/>
          <table:table-cell table:style-name="Default" office:value-type="float" office:value="2208.6" calcext:value-type="float">
            <text:p>2208,6</text:p>
          </table:table-cell>
          <table:table-cell table:formula="of:=[.J72]-[.$B72]" office:value-type="float" office:value="0.0999999999999091" calcext:value-type="float">
            <text:p>0,1</text:p>
          </table:table-cell>
          <table:table-cell/>
          <table:table-cell table:style-name="Default" office:value-type="float" office:value="2264.8" calcext:value-type="float">
            <text:p>2264,8</text:p>
          </table:table-cell>
          <table:table-cell table:formula="of:=[.M72]-[.$B72]" office:value-type="float" office:value="56.3000000000002" calcext:value-type="float">
            <text:p>56,3</text:p>
          </table:table-cell>
          <table:table-cell/>
          <table:table-cell table:style-name="Default" office:value-type="float" office:value="2209.3" calcext:value-type="float">
            <text:p>2209,3</text:p>
          </table:table-cell>
          <table:table-cell table:formula="of:=[.P72]-[.$B72]" office:value-type="float" office:value="0.800000000000182" calcext:value-type="float">
            <text:p>0,8</text:p>
          </table:table-cell>
          <table:table-cell/>
          <table:table-cell table:style-name="Default" office:value-type="float" office:value="2208.6" calcext:value-type="float">
            <text:p>2208,6</text:p>
          </table:table-cell>
          <table:table-cell table:formula="of:=[.S72]-[.$B72]" office:value-type="float" office:value="0.0999999999999091" calcext:value-type="float">
            <text:p>0,1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72" calcext:value-type="float">
            <text:p>072</text:p>
          </table:table-cell>
          <table:table-cell table:style-name="ce7" office:value-type="float" office:value="1472.6" calcext:value-type="float">
            <text:p>1.472,60</text:p>
          </table:table-cell>
          <table:table-cell/>
          <table:table-cell table:style-name="Default" office:value-type="float" office:value="1500" calcext:value-type="float">
            <text:p>1500</text:p>
          </table:table-cell>
          <table:table-cell table:formula="of:=[.D73]-[.$B73]" office:value-type="float" office:value="27.4000000000001" calcext:value-type="float">
            <text:p>27,4</text:p>
          </table:table-cell>
          <table:table-cell/>
          <table:table-cell table:style-name="Default" office:value-type="float" office:value="1500" calcext:value-type="float">
            <text:p>1500</text:p>
          </table:table-cell>
          <table:table-cell table:formula="of:=[.G73]-[.$B73]" office:value-type="float" office:value="27.4000000000001" calcext:value-type="float">
            <text:p>27,4</text:p>
          </table:table-cell>
          <table:table-cell/>
          <table:table-cell table:style-name="Default" office:value-type="float" office:value="1500" calcext:value-type="float">
            <text:p>1500</text:p>
          </table:table-cell>
          <table:table-cell table:formula="of:=[.J73]-[.$B73]" office:value-type="float" office:value="27.4000000000001" calcext:value-type="float">
            <text:p>27,4</text:p>
          </table:table-cell>
          <table:table-cell/>
          <table:table-cell table:style-name="Default" office:value-type="float" office:value="1500" calcext:value-type="float">
            <text:p>1500</text:p>
          </table:table-cell>
          <table:table-cell table:formula="of:=[.M73]-[.$B73]" office:value-type="float" office:value="27.4000000000001" calcext:value-type="float">
            <text:p>27,4</text:p>
          </table:table-cell>
          <table:table-cell/>
          <table:table-cell table:style-name="Default" office:value-type="float" office:value="1500" calcext:value-type="float">
            <text:p>1500</text:p>
          </table:table-cell>
          <table:table-cell table:formula="of:=[.P73]-[.$B73]" office:value-type="float" office:value="27.4000000000001" calcext:value-type="float">
            <text:p>27,4</text:p>
          </table:table-cell>
          <table:table-cell/>
          <table:table-cell table:style-name="Default" office:value-type="float" office:value="1500" calcext:value-type="float">
            <text:p>1500</text:p>
          </table:table-cell>
          <table:table-cell table:formula="of:=[.S73]-[.$B73]" office:value-type="float" office:value="27.4000000000001" calcext:value-type="float">
            <text:p>27,4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73" calcext:value-type="float">
            <text:p>073</text:p>
          </table:table-cell>
          <table:table-cell table:style-name="ce7" office:value-type="float" office:value="1743.4" calcext:value-type="float">
            <text:p>1.743,40</text:p>
          </table:table-cell>
          <table:table-cell/>
          <table:table-cell table:style-name="Default" office:value-type="float" office:value="202.9" calcext:value-type="float">
            <text:p>202,9</text:p>
          </table:table-cell>
          <table:table-cell table:formula="of:=[.D74]-[.$B74]" office:value-type="float" office:value="-1540.5" calcext:value-type="float">
            <text:p>-1540,5</text:p>
          </table:table-cell>
          <table:table-cell/>
          <table:table-cell table:style-name="Default" office:value-type="float" office:value="202.7" calcext:value-type="float">
            <text:p>202,7</text:p>
          </table:table-cell>
          <table:table-cell table:formula="of:=[.G74]-[.$B74]" office:value-type="float" office:value="-1540.7" calcext:value-type="float">
            <text:p>-1540,7</text:p>
          </table:table-cell>
          <table:table-cell/>
          <table:table-cell table:style-name="Default" office:value-type="float" office:value="1851.7" calcext:value-type="float">
            <text:p>1851,7</text:p>
          </table:table-cell>
          <table:table-cell table:formula="of:=[.J74]-[.$B74]" office:value-type="float" office:value="108.3" calcext:value-type="float">
            <text:p>108,3</text:p>
          </table:table-cell>
          <table:table-cell/>
          <table:table-cell table:style-name="Default" office:value-type="float" office:value="1812.8" calcext:value-type="float">
            <text:p>1812,8</text:p>
          </table:table-cell>
          <table:table-cell table:formula="of:=[.M74]-[.$B74]" office:value-type="float" office:value="69.3999999999999" calcext:value-type="float">
            <text:p>69,4</text:p>
          </table:table-cell>
          <table:table-cell/>
          <table:table-cell table:style-name="Default" office:value-type="float" office:value="1770.8" calcext:value-type="float">
            <text:p>1770,8</text:p>
          </table:table-cell>
          <table:table-cell table:formula="of:=[.P74]-[.$B74]" office:value-type="float" office:value="27.3999999999999" calcext:value-type="float">
            <text:p>27,4</text:p>
          </table:table-cell>
          <table:table-cell/>
          <table:table-cell table:style-name="Default" office:value-type="float" office:value="1770.8" calcext:value-type="float">
            <text:p>1770,8</text:p>
          </table:table-cell>
          <table:table-cell table:formula="of:=[.S74]-[.$B74]" office:value-type="float" office:value="27.3999999999999" calcext:value-type="float">
            <text:p>27,4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74" calcext:value-type="float">
            <text:p>074</text:p>
          </table:table-cell>
          <table:table-cell table:style-name="ce7" office:value-type="float" office:value="1488" calcext:value-type="float">
            <text:p>1.488,00</text:p>
          </table:table-cell>
          <table:table-cell/>
          <table:table-cell table:style-name="Default" office:value-type="float" office:value="1526.7" calcext:value-type="float">
            <text:p>1526,7</text:p>
          </table:table-cell>
          <table:table-cell table:formula="of:=[.D75]-[.$B75]" office:value-type="float" office:value="38.7" calcext:value-type="float">
            <text:p>38,7</text:p>
          </table:table-cell>
          <table:table-cell/>
          <table:table-cell table:style-name="Default" office:value-type="float" office:value="1526.7" calcext:value-type="float">
            <text:p>1526,7</text:p>
          </table:table-cell>
          <table:table-cell table:formula="of:=[.G75]-[.$B75]" office:value-type="float" office:value="38.7" calcext:value-type="float">
            <text:p>38,7</text:p>
          </table:table-cell>
          <table:table-cell/>
          <table:table-cell table:style-name="Default" office:value-type="float" office:value="1526.7" calcext:value-type="float">
            <text:p>1526,7</text:p>
          </table:table-cell>
          <table:table-cell table:formula="of:=[.J75]-[.$B75]" office:value-type="float" office:value="38.7" calcext:value-type="float">
            <text:p>38,7</text:p>
          </table:table-cell>
          <table:table-cell/>
          <table:table-cell table:style-name="Default" office:value-type="float" office:value="1526.7" calcext:value-type="float">
            <text:p>1526,7</text:p>
          </table:table-cell>
          <table:table-cell table:formula="of:=[.M75]-[.$B75]" office:value-type="float" office:value="38.7" calcext:value-type="float">
            <text:p>38,7</text:p>
          </table:table-cell>
          <table:table-cell/>
          <table:table-cell table:style-name="Default" office:value-type="float" office:value="1526.7" calcext:value-type="float">
            <text:p>1526,7</text:p>
          </table:table-cell>
          <table:table-cell table:formula="of:=[.P75]-[.$B75]" office:value-type="float" office:value="38.7" calcext:value-type="float">
            <text:p>38,7</text:p>
          </table:table-cell>
          <table:table-cell/>
          <table:table-cell table:style-name="Default" office:value-type="float" office:value="1488" calcext:value-type="float">
            <text:p>1488</text:p>
          </table:table-cell>
          <table:table-cell table:formula="of:=[.S75]-[.$B75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75" calcext:value-type="float">
            <text:p>075</text:p>
          </table:table-cell>
          <table:table-cell table:style-name="ce7" office:value-type="float" office:value="1708.6" calcext:value-type="float">
            <text:p>1.708,60</text:p>
          </table:table-cell>
          <table:table-cell/>
          <table:table-cell table:style-name="Default" office:value-type="float" office:value="2079.5" calcext:value-type="float">
            <text:p>2079,5</text:p>
          </table:table-cell>
          <table:table-cell table:formula="of:=[.D76]-[.$B76]" office:value-type="float" office:value="370.9" calcext:value-type="float">
            <text:p>370,9</text:p>
          </table:table-cell>
          <table:table-cell/>
          <table:table-cell table:style-name="Default" office:value-type="float" office:value="2014.9" calcext:value-type="float">
            <text:p>2014,9</text:p>
          </table:table-cell>
          <table:table-cell table:formula="of:=[.G76]-[.$B76]" office:value-type="float" office:value="306.3" calcext:value-type="float">
            <text:p>306,3</text:p>
          </table:table-cell>
          <table:table-cell/>
          <table:table-cell table:style-name="Default" office:value-type="float" office:value="2014.9" calcext:value-type="float">
            <text:p>2014,9</text:p>
          </table:table-cell>
          <table:table-cell table:formula="of:=[.J76]-[.$B76]" office:value-type="float" office:value="306.3" calcext:value-type="float">
            <text:p>306,3</text:p>
          </table:table-cell>
          <table:table-cell/>
          <table:table-cell table:style-name="Default" office:value-type="float" office:value="1708.6" calcext:value-type="float">
            <text:p>1708,6</text:p>
          </table:table-cell>
          <table:table-cell table:formula="of:=[.M76]-[.$B76]" office:value-type="float" office:value="0" calcext:value-type="float">
            <text:p>0,0</text:p>
          </table:table-cell>
          <table:table-cell/>
          <table:table-cell table:style-name="Default" office:value-type="float" office:value="1708.6" calcext:value-type="float">
            <text:p>1708,6</text:p>
          </table:table-cell>
          <table:table-cell table:formula="of:=[.P76]-[.$B76]" office:value-type="float" office:value="0" calcext:value-type="float">
            <text:p>0,0</text:p>
          </table:table-cell>
          <table:table-cell/>
          <table:table-cell table:style-name="Default" office:value-type="float" office:value="1708.6" calcext:value-type="float">
            <text:p>1708,6</text:p>
          </table:table-cell>
          <table:table-cell table:formula="of:=[.S76]-[.$B76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76" calcext:value-type="float">
            <text:p>076</text:p>
          </table:table-cell>
          <table:table-cell table:style-name="ce7" office:value-type="float" office:value="2626.7" calcext:value-type="float">
            <text:p>2.626,70</text:p>
          </table:table-cell>
          <table:table-cell/>
          <table:table-cell table:style-name="Default" office:value-type="float" office:value="141.9" calcext:value-type="float">
            <text:p>141,9</text:p>
          </table:table-cell>
          <table:table-cell table:formula="of:=[.D77]-[.$B77]" office:value-type="float" office:value="-2484.8" calcext:value-type="float">
            <text:p>-2484,8</text:p>
          </table:table-cell>
          <table:table-cell/>
          <table:table-cell table:style-name="Default" office:value-type="float" office:value="141.7" calcext:value-type="float">
            <text:p>141,7</text:p>
          </table:table-cell>
          <table:table-cell table:formula="of:=[.G77]-[.$B77]" office:value-type="float" office:value="-2485" calcext:value-type="float">
            <text:p>-2485,0</text:p>
          </table:table-cell>
          <table:table-cell/>
          <table:table-cell table:style-name="Default" office:value-type="float" office:value="2678" calcext:value-type="float">
            <text:p>2678</text:p>
          </table:table-cell>
          <table:table-cell table:formula="of:=[.J77]-[.$B77]" office:value-type="float" office:value="51.3000000000002" calcext:value-type="float">
            <text:p>51,3</text:p>
          </table:table-cell>
          <table:table-cell/>
          <table:table-cell table:style-name="Default" office:value-type="float" office:value="2678" calcext:value-type="float">
            <text:p>2678</text:p>
          </table:table-cell>
          <table:table-cell table:formula="of:=[.M77]-[.$B77]" office:value-type="float" office:value="51.3000000000002" calcext:value-type="float">
            <text:p>51,3</text:p>
          </table:table-cell>
          <table:table-cell/>
          <table:table-cell table:style-name="Default" office:value-type="float" office:value="2664" calcext:value-type="float">
            <text:p>2664</text:p>
          </table:table-cell>
          <table:table-cell table:formula="of:=[.P77]-[.$B77]" office:value-type="float" office:value="37.3000000000002" calcext:value-type="float">
            <text:p>37,3</text:p>
          </table:table-cell>
          <table:table-cell/>
          <table:table-cell table:style-name="Default" office:value-type="float" office:value="2654.1" calcext:value-type="float">
            <text:p>2654,1</text:p>
          </table:table-cell>
          <table:table-cell table:formula="of:=[.S77]-[.$B77]" office:value-type="float" office:value="27.4000000000001" calcext:value-type="float">
            <text:p>27,4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77" calcext:value-type="float">
            <text:p>077</text:p>
          </table:table-cell>
          <table:table-cell table:style-name="ce7" office:value-type="float" office:value="782.1" calcext:value-type="float">
            <text:p>782,10</text:p>
          </table:table-cell>
          <table:table-cell/>
          <table:table-cell table:style-name="Default" office:value-type="float" office:value="764.7" calcext:value-type="float">
            <text:p>764,7</text:p>
          </table:table-cell>
          <table:table-cell table:formula="of:=[.D78]-[.$B78]" office:value-type="float" office:value="-17.4" calcext:value-type="float">
            <text:p>-17,4</text:p>
          </table:table-cell>
          <table:table-cell/>
          <table:table-cell table:style-name="Default" office:value-type="float" office:value="782.1" calcext:value-type="float">
            <text:p>782,1</text:p>
          </table:table-cell>
          <table:table-cell table:formula="of:=[.G78]-[.$B78]" office:value-type="float" office:value="0" calcext:value-type="float">
            <text:p>0,0</text:p>
          </table:table-cell>
          <table:table-cell/>
          <table:table-cell table:style-name="Default" office:value-type="float" office:value="782.1" calcext:value-type="float">
            <text:p>782,1</text:p>
          </table:table-cell>
          <table:table-cell table:formula="of:=[.J78]-[.$B78]" office:value-type="float" office:value="0" calcext:value-type="float">
            <text:p>0,0</text:p>
          </table:table-cell>
          <table:table-cell/>
          <table:table-cell table:style-name="Default" office:value-type="float" office:value="782.1" calcext:value-type="float">
            <text:p>782,1</text:p>
          </table:table-cell>
          <table:table-cell table:formula="of:=[.M78]-[.$B78]" office:value-type="float" office:value="0" calcext:value-type="float">
            <text:p>0,0</text:p>
          </table:table-cell>
          <table:table-cell/>
          <table:table-cell table:style-name="Default" office:value-type="float" office:value="782.1" calcext:value-type="float">
            <text:p>782,1</text:p>
          </table:table-cell>
          <table:table-cell table:formula="of:=[.P78]-[.$B78]" office:value-type="float" office:value="0" calcext:value-type="float">
            <text:p>0,0</text:p>
          </table:table-cell>
          <table:table-cell/>
          <table:table-cell table:style-name="Default" office:value-type="float" office:value="782.1" calcext:value-type="float">
            <text:p>782,1</text:p>
          </table:table-cell>
          <table:table-cell table:formula="of:=[.S78]-[.$B78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78" calcext:value-type="float">
            <text:p>078</text:p>
          </table:table-cell>
          <table:table-cell table:style-name="ce7" office:value-type="float" office:value="766.3" calcext:value-type="float">
            <text:p>766,30</text:p>
          </table:table-cell>
          <table:table-cell/>
          <table:table-cell table:style-name="Default" office:value-type="float" office:value="766.3" calcext:value-type="float">
            <text:p>766,3</text:p>
          </table:table-cell>
          <table:table-cell table:formula="of:=[.D79]-[.$B79]" office:value-type="float" office:value="0" calcext:value-type="float">
            <text:p>0,0</text:p>
          </table:table-cell>
          <table:table-cell/>
          <table:table-cell table:style-name="Default" office:value-type="float" office:value="766.3" calcext:value-type="float">
            <text:p>766,3</text:p>
          </table:table-cell>
          <table:table-cell table:formula="of:=[.G79]-[.$B79]" office:value-type="float" office:value="0" calcext:value-type="float">
            <text:p>0,0</text:p>
          </table:table-cell>
          <table:table-cell/>
          <table:table-cell table:style-name="Default" office:value-type="float" office:value="766.3" calcext:value-type="float">
            <text:p>766,3</text:p>
          </table:table-cell>
          <table:table-cell table:formula="of:=[.J79]-[.$B79]" office:value-type="float" office:value="0" calcext:value-type="float">
            <text:p>0,0</text:p>
          </table:table-cell>
          <table:table-cell/>
          <table:table-cell table:style-name="Default" office:value-type="float" office:value="766.3" calcext:value-type="float">
            <text:p>766,3</text:p>
          </table:table-cell>
          <table:table-cell table:formula="of:=[.M79]-[.$B79]" office:value-type="float" office:value="0" calcext:value-type="float">
            <text:p>0,0</text:p>
          </table:table-cell>
          <table:table-cell/>
          <table:table-cell table:style-name="Default" office:value-type="float" office:value="766.3" calcext:value-type="float">
            <text:p>766,3</text:p>
          </table:table-cell>
          <table:table-cell table:formula="of:=[.P79]-[.$B79]" office:value-type="float" office:value="0" calcext:value-type="float">
            <text:p>0,0</text:p>
          </table:table-cell>
          <table:table-cell/>
          <table:table-cell table:style-name="Default" office:value-type="float" office:value="766.3" calcext:value-type="float">
            <text:p>766,3</text:p>
          </table:table-cell>
          <table:table-cell table:formula="of:=[.S79]-[.$B79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79" calcext:value-type="float">
            <text:p>079</text:p>
          </table:table-cell>
          <table:table-cell table:style-name="ce7" office:value-type="float" office:value="596.3" calcext:value-type="float">
            <text:p>596,30</text:p>
          </table:table-cell>
          <table:table-cell/>
          <table:table-cell table:style-name="Default" office:value-type="float" office:value="596.3" calcext:value-type="float">
            <text:p>596,3</text:p>
          </table:table-cell>
          <table:table-cell table:formula="of:=[.D80]-[.$B80]" office:value-type="float" office:value="0" calcext:value-type="float">
            <text:p>0,0</text:p>
          </table:table-cell>
          <table:table-cell/>
          <table:table-cell table:style-name="Default" office:value-type="float" office:value="596.3" calcext:value-type="float">
            <text:p>596,3</text:p>
          </table:table-cell>
          <table:table-cell table:formula="of:=[.G80]-[.$B80]" office:value-type="float" office:value="0" calcext:value-type="float">
            <text:p>0,0</text:p>
          </table:table-cell>
          <table:table-cell/>
          <table:table-cell table:style-name="Default" office:value-type="float" office:value="596.3" calcext:value-type="float">
            <text:p>596,3</text:p>
          </table:table-cell>
          <table:table-cell table:formula="of:=[.J80]-[.$B80]" office:value-type="float" office:value="0" calcext:value-type="float">
            <text:p>0,0</text:p>
          </table:table-cell>
          <table:table-cell/>
          <table:table-cell table:style-name="Default" office:value-type="float" office:value="596.3" calcext:value-type="float">
            <text:p>596,3</text:p>
          </table:table-cell>
          <table:table-cell table:formula="of:=[.M80]-[.$B80]" office:value-type="float" office:value="0" calcext:value-type="float">
            <text:p>0,0</text:p>
          </table:table-cell>
          <table:table-cell/>
          <table:table-cell table:style-name="Default" office:value-type="float" office:value="596.3" calcext:value-type="float">
            <text:p>596,3</text:p>
          </table:table-cell>
          <table:table-cell table:formula="of:=[.P80]-[.$B80]" office:value-type="float" office:value="0" calcext:value-type="float">
            <text:p>0,0</text:p>
          </table:table-cell>
          <table:table-cell/>
          <table:table-cell table:style-name="Default" office:value-type="float" office:value="596.3" calcext:value-type="float">
            <text:p>596,3</text:p>
          </table:table-cell>
          <table:table-cell table:formula="of:=[.S80]-[.$B80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80" calcext:value-type="float">
            <text:p>080</text:p>
          </table:table-cell>
          <table:table-cell table:style-name="ce7" office:value-type="float" office:value="522.3" calcext:value-type="float">
            <text:p>522,30</text:p>
          </table:table-cell>
          <table:table-cell/>
          <table:table-cell table:style-name="Default" office:value-type="float" office:value="441.8" calcext:value-type="float">
            <text:p>441,8</text:p>
          </table:table-cell>
          <table:table-cell table:formula="of:=[.D81]-[.$B81]" office:value-type="float" office:value="-80.4999999999999" calcext:value-type="float">
            <text:p>-80,5</text:p>
          </table:table-cell>
          <table:table-cell/>
          <table:table-cell table:style-name="Default" office:value-type="float" office:value="441.8" calcext:value-type="float">
            <text:p>441,8</text:p>
          </table:table-cell>
          <table:table-cell table:formula="of:=[.G81]-[.$B81]" office:value-type="float" office:value="-80.4999999999999" calcext:value-type="float">
            <text:p>-80,5</text:p>
          </table:table-cell>
          <table:table-cell/>
          <table:table-cell table:style-name="Default" office:value-type="float" office:value="531.3" calcext:value-type="float">
            <text:p>531,3</text:p>
          </table:table-cell>
          <table:table-cell table:formula="of:=[.J81]-[.$B81]" office:value-type="float" office:value="9" calcext:value-type="float">
            <text:p>9,0</text:p>
          </table:table-cell>
          <table:table-cell/>
          <table:table-cell table:style-name="Default" office:value-type="float" office:value="611.9" calcext:value-type="float">
            <text:p>611,9</text:p>
          </table:table-cell>
          <table:table-cell table:formula="of:=[.M81]-[.$B81]" office:value-type="float" office:value="89.6" calcext:value-type="float">
            <text:p>89,6</text:p>
          </table:table-cell>
          <table:table-cell/>
          <table:table-cell table:style-name="Default" office:value-type="float" office:value="611.9" calcext:value-type="float">
            <text:p>611,9</text:p>
          </table:table-cell>
          <table:table-cell table:formula="of:=[.P81]-[.$B81]" office:value-type="float" office:value="89.6" calcext:value-type="float">
            <text:p>89,6</text:p>
          </table:table-cell>
          <table:table-cell/>
          <table:table-cell table:style-name="Default" office:value-type="float" office:value="522.3" calcext:value-type="float">
            <text:p>522,3</text:p>
          </table:table-cell>
          <table:table-cell table:formula="of:=[.S81]-[.$B81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81" calcext:value-type="float">
            <text:p>081</text:p>
          </table:table-cell>
          <table:table-cell table:style-name="ce7" office:value-type="float" office:value="1417.7" calcext:value-type="float">
            <text:p>1.417,70</text:p>
          </table:table-cell>
          <table:table-cell/>
          <table:table-cell table:style-name="Default" office:value-type="float" office:value="1417.7" calcext:value-type="float">
            <text:p>1417,7</text:p>
          </table:table-cell>
          <table:table-cell table:formula="of:=[.D82]-[.$B82]" office:value-type="float" office:value="0" calcext:value-type="float">
            <text:p>0,0</text:p>
          </table:table-cell>
          <table:table-cell/>
          <table:table-cell table:style-name="Default" office:value-type="float" office:value="1417.7" calcext:value-type="float">
            <text:p>1417,7</text:p>
          </table:table-cell>
          <table:table-cell table:formula="of:=[.G82]-[.$B82]" office:value-type="float" office:value="0" calcext:value-type="float">
            <text:p>0,0</text:p>
          </table:table-cell>
          <table:table-cell/>
          <table:table-cell table:style-name="Default" office:value-type="float" office:value="1417.7" calcext:value-type="float">
            <text:p>1417,7</text:p>
          </table:table-cell>
          <table:table-cell table:formula="of:=[.J82]-[.$B82]" office:value-type="float" office:value="0" calcext:value-type="float">
            <text:p>0,0</text:p>
          </table:table-cell>
          <table:table-cell/>
          <table:table-cell table:style-name="Default" office:value-type="float" office:value="1417.7" calcext:value-type="float">
            <text:p>1417,7</text:p>
          </table:table-cell>
          <table:table-cell table:formula="of:=[.M82]-[.$B82]" office:value-type="float" office:value="0" calcext:value-type="float">
            <text:p>0,0</text:p>
          </table:table-cell>
          <table:table-cell/>
          <table:table-cell table:style-name="Default" office:value-type="float" office:value="1417.7" calcext:value-type="float">
            <text:p>1417,7</text:p>
          </table:table-cell>
          <table:table-cell table:formula="of:=[.P82]-[.$B82]" office:value-type="float" office:value="0" calcext:value-type="float">
            <text:p>0,0</text:p>
          </table:table-cell>
          <table:table-cell/>
          <table:table-cell table:style-name="Default" office:value-type="float" office:value="1417.7" calcext:value-type="float">
            <text:p>1417,7</text:p>
          </table:table-cell>
          <table:table-cell table:formula="of:=[.S82]-[.$B82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82" calcext:value-type="float">
            <text:p>082</text:p>
          </table:table-cell>
          <table:table-cell table:style-name="ce7" office:value-type="float" office:value="1284.6" calcext:value-type="float">
            <text:p>1.284,60</text:p>
          </table:table-cell>
          <table:table-cell/>
          <table:table-cell table:style-name="Default" office:value-type="float" office:value="1739.2" calcext:value-type="float">
            <text:p>1739,2</text:p>
          </table:table-cell>
          <table:table-cell table:formula="of:=[.D83]-[.$B83]" office:value-type="float" office:value="454.6" calcext:value-type="float">
            <text:p>454,6</text:p>
          </table:table-cell>
          <table:table-cell/>
          <table:table-cell table:style-name="Default" office:value-type="float" office:value="1739.2" calcext:value-type="float">
            <text:p>1739,2</text:p>
          </table:table-cell>
          <table:table-cell table:formula="of:=[.G83]-[.$B83]" office:value-type="float" office:value="454.6" calcext:value-type="float">
            <text:p>454,6</text:p>
          </table:table-cell>
          <table:table-cell/>
          <table:table-cell table:style-name="Default" office:value-type="float" office:value="1734.2" calcext:value-type="float">
            <text:p>1734,2</text:p>
          </table:table-cell>
          <table:table-cell table:formula="of:=[.J83]-[.$B83]" office:value-type="float" office:value="449.6" calcext:value-type="float">
            <text:p>449,6</text:p>
          </table:table-cell>
          <table:table-cell/>
          <table:table-cell table:style-name="Default" office:value-type="float" office:value="1734.2" calcext:value-type="float">
            <text:p>1734,2</text:p>
          </table:table-cell>
          <table:table-cell table:formula="of:=[.M83]-[.$B83]" office:value-type="float" office:value="449.6" calcext:value-type="float">
            <text:p>449,6</text:p>
          </table:table-cell>
          <table:table-cell/>
          <table:table-cell table:style-name="Default" office:value-type="float" office:value="1734.2" calcext:value-type="float">
            <text:p>1734,2</text:p>
          </table:table-cell>
          <table:table-cell table:formula="of:=[.P83]-[.$B83]" office:value-type="float" office:value="449.6" calcext:value-type="float">
            <text:p>449,6</text:p>
          </table:table-cell>
          <table:table-cell/>
          <table:table-cell table:style-name="Default" office:value-type="float" office:value="1761.4" calcext:value-type="float">
            <text:p>1761,4</text:p>
          </table:table-cell>
          <table:table-cell table:formula="of:=[.S83]-[.$B83]" office:value-type="float" office:value="476.8" calcext:value-type="float">
            <text:p>476,8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83" calcext:value-type="float">
            <text:p>083</text:p>
          </table:table-cell>
          <table:table-cell table:style-name="ce7" office:value-type="float" office:value="2338.7" calcext:value-type="float">
            <text:p>2.338,70</text:p>
          </table:table-cell>
          <table:table-cell/>
          <table:table-cell table:style-name="Default" office:value-type="float" office:value="2799.5" calcext:value-type="float">
            <text:p>2799,5</text:p>
          </table:table-cell>
          <table:table-cell table:formula="of:=[.D84]-[.$B84]" office:value-type="float" office:value="460.8" calcext:value-type="float">
            <text:p>460,8</text:p>
          </table:table-cell>
          <table:table-cell/>
          <table:table-cell table:style-name="Default" office:value-type="float" office:value="2757.1" calcext:value-type="float">
            <text:p>2757,1</text:p>
          </table:table-cell>
          <table:table-cell table:formula="of:=[.G84]-[.$B84]" office:value-type="float" office:value="418.4" calcext:value-type="float">
            <text:p>418,4</text:p>
          </table:table-cell>
          <table:table-cell/>
          <table:table-cell table:style-name="Default" office:value-type="float" office:value="2757.1" calcext:value-type="float">
            <text:p>2757,1</text:p>
          </table:table-cell>
          <table:table-cell table:formula="of:=[.J84]-[.$B84]" office:value-type="float" office:value="418.4" calcext:value-type="float">
            <text:p>418,4</text:p>
          </table:table-cell>
          <table:table-cell/>
          <table:table-cell table:style-name="Default" office:value-type="float" office:value="2757.1" calcext:value-type="float">
            <text:p>2757,1</text:p>
          </table:table-cell>
          <table:table-cell table:formula="of:=[.M84]-[.$B84]" office:value-type="float" office:value="418.4" calcext:value-type="float">
            <text:p>418,4</text:p>
          </table:table-cell>
          <table:table-cell/>
          <table:table-cell table:style-name="Default" office:value-type="float" office:value="2355.2" calcext:value-type="float">
            <text:p>2355,2</text:p>
          </table:table-cell>
          <table:table-cell table:formula="of:=[.P84]-[.$B84]" office:value-type="float" office:value="16.5" calcext:value-type="float">
            <text:p>16,5</text:p>
          </table:table-cell>
          <table:table-cell/>
          <table:table-cell table:style-name="Default" office:value-type="float" office:value="2338.7" calcext:value-type="float">
            <text:p>2338,7</text:p>
          </table:table-cell>
          <table:table-cell table:formula="of:=[.S84]-[.$B84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84" calcext:value-type="float">
            <text:p>084</text:p>
          </table:table-cell>
          <table:table-cell table:style-name="ce7" office:value-type="float" office:value="806.6" calcext:value-type="float">
            <text:p>806,60</text:p>
          </table:table-cell>
          <table:table-cell/>
          <table:table-cell table:style-name="Default" office:value-type="float" office:value="806.6" calcext:value-type="float">
            <text:p>806,6</text:p>
          </table:table-cell>
          <table:table-cell table:formula="of:=[.D85]-[.$B85]" office:value-type="float" office:value="0" calcext:value-type="float">
            <text:p>0,0</text:p>
          </table:table-cell>
          <table:table-cell/>
          <table:table-cell table:style-name="Default" office:value-type="float" office:value="806.6" calcext:value-type="float">
            <text:p>806,6</text:p>
          </table:table-cell>
          <table:table-cell table:formula="of:=[.G85]-[.$B85]" office:value-type="float" office:value="0" calcext:value-type="float">
            <text:p>0,0</text:p>
          </table:table-cell>
          <table:table-cell/>
          <table:table-cell table:style-name="Default" office:value-type="float" office:value="806.6" calcext:value-type="float">
            <text:p>806,6</text:p>
          </table:table-cell>
          <table:table-cell table:formula="of:=[.J85]-[.$B85]" office:value-type="float" office:value="0" calcext:value-type="float">
            <text:p>0,0</text:p>
          </table:table-cell>
          <table:table-cell/>
          <table:table-cell table:style-name="Default" office:value-type="float" office:value="806.6" calcext:value-type="float">
            <text:p>806,6</text:p>
          </table:table-cell>
          <table:table-cell table:formula="of:=[.M85]-[.$B85]" office:value-type="float" office:value="0" calcext:value-type="float">
            <text:p>0,0</text:p>
          </table:table-cell>
          <table:table-cell/>
          <table:table-cell table:style-name="Default" office:value-type="float" office:value="913.9" calcext:value-type="float">
            <text:p>913,9</text:p>
          </table:table-cell>
          <table:table-cell table:formula="of:=[.P85]-[.$B85]" office:value-type="float" office:value="107.3" calcext:value-type="float">
            <text:p>107,3</text:p>
          </table:table-cell>
          <table:table-cell/>
          <table:table-cell table:style-name="Default" office:value-type="float" office:value="806.6" calcext:value-type="float">
            <text:p>806,6</text:p>
          </table:table-cell>
          <table:table-cell table:formula="of:=[.S85]-[.$B85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85" calcext:value-type="float">
            <text:p>085</text:p>
          </table:table-cell>
          <table:table-cell table:style-name="ce7" office:value-type="float" office:value="1350.7" calcext:value-type="float">
            <text:p>1.350,70</text:p>
          </table:table-cell>
          <table:table-cell/>
          <table:table-cell table:style-name="Default" office:value-type="float" office:value="1418.3" calcext:value-type="float">
            <text:p>1418,3</text:p>
          </table:table-cell>
          <table:table-cell table:formula="of:=[.D86]-[.$B86]" office:value-type="float" office:value="67.5999999999999" calcext:value-type="float">
            <text:p>67,6</text:p>
          </table:table-cell>
          <table:table-cell/>
          <table:table-cell table:style-name="Default" office:value-type="float" office:value="1419.2" calcext:value-type="float">
            <text:p>1419,2</text:p>
          </table:table-cell>
          <table:table-cell table:formula="of:=[.G86]-[.$B86]" office:value-type="float" office:value="68.5" calcext:value-type="float">
            <text:p>68,5</text:p>
          </table:table-cell>
          <table:table-cell/>
          <table:table-cell table:style-name="Default" office:value-type="float" office:value="1351.6" calcext:value-type="float">
            <text:p>1351,6</text:p>
          </table:table-cell>
          <table:table-cell table:formula="of:=[.J86]-[.$B86]" office:value-type="float" office:value="0.899999999999864" calcext:value-type="float">
            <text:p>0,9</text:p>
          </table:table-cell>
          <table:table-cell/>
          <table:table-cell table:style-name="Default" office:value-type="float" office:value="1351.6" calcext:value-type="float">
            <text:p>1351,6</text:p>
          </table:table-cell>
          <table:table-cell table:formula="of:=[.M86]-[.$B86]" office:value-type="float" office:value="0.899999999999864" calcext:value-type="float">
            <text:p>0,9</text:p>
          </table:table-cell>
          <table:table-cell/>
          <table:table-cell table:style-name="Default" office:value-type="float" office:value="1351.6" calcext:value-type="float">
            <text:p>1351,6</text:p>
          </table:table-cell>
          <table:table-cell table:formula="of:=[.P86]-[.$B86]" office:value-type="float" office:value="0.899999999999864" calcext:value-type="float">
            <text:p>0,9</text:p>
          </table:table-cell>
          <table:table-cell/>
          <table:table-cell table:style-name="Default" office:value-type="float" office:value="1350.7" calcext:value-type="float">
            <text:p>1350,7</text:p>
          </table:table-cell>
          <table:table-cell table:formula="of:=[.S86]-[.$B86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86" calcext:value-type="float">
            <text:p>086</text:p>
          </table:table-cell>
          <table:table-cell table:style-name="ce7" office:value-type="float" office:value="1919.7" calcext:value-type="float">
            <text:p>1.919,70</text:p>
          </table:table-cell>
          <table:table-cell/>
          <table:table-cell table:style-name="Default" office:value-type="float" office:value="1968.4" calcext:value-type="float">
            <text:p>1968,4</text:p>
          </table:table-cell>
          <table:table-cell table:formula="of:=[.D87]-[.$B87]" office:value-type="float" office:value="48.7" calcext:value-type="float">
            <text:p>48,7</text:p>
          </table:table-cell>
          <table:table-cell/>
          <table:table-cell table:style-name="Default" office:value-type="float" office:value="1968.4" calcext:value-type="float">
            <text:p>1968,4</text:p>
          </table:table-cell>
          <table:table-cell table:formula="of:=[.G87]-[.$B87]" office:value-type="float" office:value="48.7" calcext:value-type="float">
            <text:p>48,7</text:p>
          </table:table-cell>
          <table:table-cell/>
          <table:table-cell table:style-name="Default" office:value-type="float" office:value="2002.2" calcext:value-type="float">
            <text:p>2002,2</text:p>
          </table:table-cell>
          <table:table-cell table:formula="of:=[.J87]-[.$B87]" office:value-type="float" office:value="82.5" calcext:value-type="float">
            <text:p>82,5</text:p>
          </table:table-cell>
          <table:table-cell/>
          <table:table-cell table:style-name="Default" office:value-type="float" office:value="1968.4" calcext:value-type="float">
            <text:p>1968,4</text:p>
          </table:table-cell>
          <table:table-cell table:formula="of:=[.M87]-[.$B87]" office:value-type="float" office:value="48.7" calcext:value-type="float">
            <text:p>48,7</text:p>
          </table:table-cell>
          <table:table-cell/>
          <table:table-cell table:style-name="Default" office:value-type="float" office:value="1968.4" calcext:value-type="float">
            <text:p>1968,4</text:p>
          </table:table-cell>
          <table:table-cell table:formula="of:=[.P87]-[.$B87]" office:value-type="float" office:value="48.7" calcext:value-type="float">
            <text:p>48,7</text:p>
          </table:table-cell>
          <table:table-cell/>
          <table:table-cell table:style-name="Default" office:value-type="float" office:value="1919.7" calcext:value-type="float">
            <text:p>1919,7</text:p>
          </table:table-cell>
          <table:table-cell table:formula="of:=[.S87]-[.$B87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87" calcext:value-type="float">
            <text:p>087</text:p>
          </table:table-cell>
          <table:table-cell table:style-name="ce7" office:value-type="float" office:value="1203.5" calcext:value-type="float">
            <text:p>1.203,50</text:p>
          </table:table-cell>
          <table:table-cell/>
          <table:table-cell table:style-name="Default" office:value-type="float" office:value="715" calcext:value-type="float">
            <text:p>715</text:p>
          </table:table-cell>
          <table:table-cell table:formula="of:=[.D88]-[.$B88]" office:value-type="float" office:value="-488.5" calcext:value-type="float">
            <text:p>-488,5</text:p>
          </table:table-cell>
          <table:table-cell/>
          <table:table-cell table:style-name="Default" office:value-type="float" office:value="715" calcext:value-type="float">
            <text:p>715</text:p>
          </table:table-cell>
          <table:table-cell table:formula="of:=[.G88]-[.$B88]" office:value-type="float" office:value="-488.5" calcext:value-type="float">
            <text:p>-488,5</text:p>
          </table:table-cell>
          <table:table-cell/>
          <table:table-cell table:style-name="Default" office:value-type="float" office:value="1146.6" calcext:value-type="float">
            <text:p>1146,6</text:p>
          </table:table-cell>
          <table:table-cell table:formula="of:=[.J88]-[.$B88]" office:value-type="float" office:value="-56.9000000000001" calcext:value-type="float">
            <text:p>-56,9</text:p>
          </table:table-cell>
          <table:table-cell/>
          <table:table-cell table:style-name="Default" office:value-type="float" office:value="1054.4" calcext:value-type="float">
            <text:p>1054,4</text:p>
          </table:table-cell>
          <table:table-cell table:formula="of:=[.M88]-[.$B88]" office:value-type="float" office:value="-149.1" calcext:value-type="float">
            <text:p>-149,1</text:p>
          </table:table-cell>
          <table:table-cell/>
          <table:table-cell table:style-name="Default" office:value-type="float" office:value="1054.4" calcext:value-type="float">
            <text:p>1054,4</text:p>
          </table:table-cell>
          <table:table-cell table:formula="of:=[.P88]-[.$B88]" office:value-type="float" office:value="-149.1" calcext:value-type="float">
            <text:p>-149,1</text:p>
          </table:table-cell>
          <table:table-cell/>
          <table:table-cell table:style-name="Default" office:value-type="float" office:value="1054.4" calcext:value-type="float">
            <text:p>1054,4</text:p>
          </table:table-cell>
          <table:table-cell table:formula="of:=[.S88]-[.$B88]" office:value-type="float" office:value="-149.1" calcext:value-type="float">
            <text:p>-149,1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88" calcext:value-type="float">
            <text:p>088</text:p>
          </table:table-cell>
          <table:table-cell table:style-name="ce7" office:value-type="float" office:value="1300.7" calcext:value-type="float">
            <text:p>1.300,70</text:p>
          </table:table-cell>
          <table:table-cell/>
          <table:table-cell table:style-name="Default" office:value-type="float" office:value="1300.7" calcext:value-type="float">
            <text:p>1300,7</text:p>
          </table:table-cell>
          <table:table-cell table:formula="of:=[.D89]-[.$B89]" office:value-type="float" office:value="0" calcext:value-type="float">
            <text:p>0,0</text:p>
          </table:table-cell>
          <table:table-cell/>
          <table:table-cell table:style-name="Default" office:value-type="float" office:value="1300.7" calcext:value-type="float">
            <text:p>1300,7</text:p>
          </table:table-cell>
          <table:table-cell table:formula="of:=[.G89]-[.$B89]" office:value-type="float" office:value="0" calcext:value-type="float">
            <text:p>0,0</text:p>
          </table:table-cell>
          <table:table-cell/>
          <table:table-cell table:style-name="Default" office:value-type="float" office:value="1300.7" calcext:value-type="float">
            <text:p>1300,7</text:p>
          </table:table-cell>
          <table:table-cell table:formula="of:=[.J89]-[.$B89]" office:value-type="float" office:value="0" calcext:value-type="float">
            <text:p>0,0</text:p>
          </table:table-cell>
          <table:table-cell/>
          <table:table-cell table:style-name="Default" office:value-type="float" office:value="1300.7" calcext:value-type="float">
            <text:p>1300,7</text:p>
          </table:table-cell>
          <table:table-cell table:formula="of:=[.M89]-[.$B89]" office:value-type="float" office:value="0" calcext:value-type="float">
            <text:p>0,0</text:p>
          </table:table-cell>
          <table:table-cell/>
          <table:table-cell table:style-name="Default" office:value-type="float" office:value="1300.7" calcext:value-type="float">
            <text:p>1300,7</text:p>
          </table:table-cell>
          <table:table-cell table:formula="of:=[.P89]-[.$B89]" office:value-type="float" office:value="0" calcext:value-type="float">
            <text:p>0,0</text:p>
          </table:table-cell>
          <table:table-cell/>
          <table:table-cell table:style-name="Default" office:value-type="float" office:value="1300.7" calcext:value-type="float">
            <text:p>1300,7</text:p>
          </table:table-cell>
          <table:table-cell table:formula="of:=[.S89]-[.$B89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89" calcext:value-type="float">
            <text:p>089</text:p>
          </table:table-cell>
          <table:table-cell table:style-name="ce7" office:value-type="float" office:value="827.6" calcext:value-type="float">
            <text:p>827,60</text:p>
          </table:table-cell>
          <table:table-cell/>
          <table:table-cell table:style-name="Default" office:value-type="float" office:value="836.4" calcext:value-type="float">
            <text:p>836,4</text:p>
          </table:table-cell>
          <table:table-cell table:formula="of:=[.D90]-[.$B90]" office:value-type="float" office:value="8.79999999999995" calcext:value-type="float">
            <text:p>8,8</text:p>
          </table:table-cell>
          <table:table-cell/>
          <table:table-cell table:style-name="Default" office:value-type="float" office:value="836.4" calcext:value-type="float">
            <text:p>836,4</text:p>
          </table:table-cell>
          <table:table-cell table:formula="of:=[.G90]-[.$B90]" office:value-type="float" office:value="8.79999999999995" calcext:value-type="float">
            <text:p>8,8</text:p>
          </table:table-cell>
          <table:table-cell/>
          <table:table-cell table:style-name="Default" office:value-type="float" office:value="827.6" calcext:value-type="float">
            <text:p>827,6</text:p>
          </table:table-cell>
          <table:table-cell table:formula="of:=[.J90]-[.$B90]" office:value-type="float" office:value="0" calcext:value-type="float">
            <text:p>0,0</text:p>
          </table:table-cell>
          <table:table-cell/>
          <table:table-cell table:style-name="Default" office:value-type="float" office:value="827.6" calcext:value-type="float">
            <text:p>827,6</text:p>
          </table:table-cell>
          <table:table-cell table:formula="of:=[.M90]-[.$B90]" office:value-type="float" office:value="0" calcext:value-type="float">
            <text:p>0,0</text:p>
          </table:table-cell>
          <table:table-cell/>
          <table:table-cell table:style-name="Default" office:value-type="float" office:value="827.6" calcext:value-type="float">
            <text:p>827,6</text:p>
          </table:table-cell>
          <table:table-cell table:formula="of:=[.P90]-[.$B90]" office:value-type="float" office:value="0" calcext:value-type="float">
            <text:p>0,0</text:p>
          </table:table-cell>
          <table:table-cell/>
          <table:table-cell table:style-name="Default" office:value-type="float" office:value="827.6" calcext:value-type="float">
            <text:p>827,6</text:p>
          </table:table-cell>
          <table:table-cell table:formula="of:=[.S90]-[.$B90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90" calcext:value-type="float">
            <text:p>090</text:p>
          </table:table-cell>
          <table:table-cell table:style-name="ce7" office:value-type="float" office:value="1424.7" calcext:value-type="float">
            <text:p>1.424,70</text:p>
          </table:table-cell>
          <table:table-cell/>
          <table:table-cell table:style-name="Default" office:value-type="float" office:value="1423.9" calcext:value-type="float">
            <text:p>1423,9</text:p>
          </table:table-cell>
          <table:table-cell table:formula="of:=[.D91]-[.$B91]" office:value-type="float" office:value="-0.799999999999955" calcext:value-type="float">
            <text:p>-0,8</text:p>
          </table:table-cell>
          <table:table-cell/>
          <table:table-cell table:style-name="Default" office:value-type="float" office:value="1423.9" calcext:value-type="float">
            <text:p>1423,9</text:p>
          </table:table-cell>
          <table:table-cell table:formula="of:=[.G91]-[.$B91]" office:value-type="float" office:value="-0.799999999999955" calcext:value-type="float">
            <text:p>-0,8</text:p>
          </table:table-cell>
          <table:table-cell/>
          <table:table-cell table:style-name="Default" office:value-type="float" office:value="1423.9" calcext:value-type="float">
            <text:p>1423,9</text:p>
          </table:table-cell>
          <table:table-cell table:formula="of:=[.J91]-[.$B91]" office:value-type="float" office:value="-0.799999999999955" calcext:value-type="float">
            <text:p>-0,8</text:p>
          </table:table-cell>
          <table:table-cell/>
          <table:table-cell table:style-name="Default" office:value-type="float" office:value="1423.9" calcext:value-type="float">
            <text:p>1423,9</text:p>
          </table:table-cell>
          <table:table-cell table:formula="of:=[.M91]-[.$B91]" office:value-type="float" office:value="-0.799999999999955" calcext:value-type="float">
            <text:p>-0,8</text:p>
          </table:table-cell>
          <table:table-cell/>
          <table:table-cell table:style-name="Default" office:value-type="float" office:value="1452.1" calcext:value-type="float">
            <text:p>1452,1</text:p>
          </table:table-cell>
          <table:table-cell table:formula="of:=[.P91]-[.$B91]" office:value-type="float" office:value="27.3999999999999" calcext:value-type="float">
            <text:p>27,4</text:p>
          </table:table-cell>
          <table:table-cell/>
          <table:table-cell table:style-name="Default" office:value-type="float" office:value="1452.1" calcext:value-type="float">
            <text:p>1452,1</text:p>
          </table:table-cell>
          <table:table-cell table:formula="of:=[.S91]-[.$B91]" office:value-type="float" office:value="27.3999999999999" calcext:value-type="float">
            <text:p>27,4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91" calcext:value-type="float">
            <text:p>091</text:p>
          </table:table-cell>
          <table:table-cell table:style-name="ce7" office:value-type="float" office:value="1517.4" calcext:value-type="float">
            <text:p>1.517,40</text:p>
          </table:table-cell>
          <table:table-cell/>
          <table:table-cell table:style-name="Default" office:value-type="float" office:value="1390.7" calcext:value-type="float">
            <text:p>1390,7</text:p>
          </table:table-cell>
          <table:table-cell table:formula="of:=[.D92]-[.$B92]" office:value-type="float" office:value="-126.7" calcext:value-type="float">
            <text:p>-126,7</text:p>
          </table:table-cell>
          <table:table-cell/>
          <table:table-cell table:style-name="Default" office:value-type="float" office:value="1390.7" calcext:value-type="float">
            <text:p>1390,7</text:p>
          </table:table-cell>
          <table:table-cell table:formula="of:=[.G92]-[.$B92]" office:value-type="float" office:value="-126.7" calcext:value-type="float">
            <text:p>-126,7</text:p>
          </table:table-cell>
          <table:table-cell/>
          <table:table-cell table:style-name="Default" office:value-type="float" office:value="1390.7" calcext:value-type="float">
            <text:p>1390,7</text:p>
          </table:table-cell>
          <table:table-cell table:formula="of:=[.J92]-[.$B92]" office:value-type="float" office:value="-126.7" calcext:value-type="float">
            <text:p>-126,7</text:p>
          </table:table-cell>
          <table:table-cell/>
          <table:table-cell table:style-name="Default" office:value-type="float" office:value="1563.9" calcext:value-type="float">
            <text:p>1563,9</text:p>
          </table:table-cell>
          <table:table-cell table:formula="of:=[.M92]-[.$B92]" office:value-type="float" office:value="46.5" calcext:value-type="float">
            <text:p>46,5</text:p>
          </table:table-cell>
          <table:table-cell/>
          <table:table-cell table:style-name="Default" office:value-type="float" office:value="1563.9" calcext:value-type="float">
            <text:p>1563,9</text:p>
          </table:table-cell>
          <table:table-cell table:formula="of:=[.P92]-[.$B92]" office:value-type="float" office:value="46.5" calcext:value-type="float">
            <text:p>46,5</text:p>
          </table:table-cell>
          <table:table-cell/>
          <table:table-cell table:style-name="Default" office:value-type="float" office:value="1517.4" calcext:value-type="float">
            <text:p>1517,4</text:p>
          </table:table-cell>
          <table:table-cell table:formula="of:=[.S92]-[.$B92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92" calcext:value-type="float">
            <text:p>092</text:p>
          </table:table-cell>
          <table:table-cell table:style-name="ce7" office:value-type="float" office:value="1468.8" calcext:value-type="float">
            <text:p>1.468,80</text:p>
          </table:table-cell>
          <table:table-cell/>
          <table:table-cell table:style-name="Default" office:value-type="float" office:value="1470.8" calcext:value-type="float">
            <text:p>1470,8</text:p>
          </table:table-cell>
          <table:table-cell table:formula="of:=[.D93]-[.$B93]" office:value-type="float" office:value="2" calcext:value-type="float">
            <text:p>2,0</text:p>
          </table:table-cell>
          <table:table-cell/>
          <table:table-cell table:style-name="Default" office:value-type="float" office:value="1470.8" calcext:value-type="float">
            <text:p>1470,8</text:p>
          </table:table-cell>
          <table:table-cell table:formula="of:=[.G93]-[.$B93]" office:value-type="float" office:value="2" calcext:value-type="float">
            <text:p>2,0</text:p>
          </table:table-cell>
          <table:table-cell/>
          <table:table-cell table:style-name="Default" office:value-type="float" office:value="1415.4" calcext:value-type="float">
            <text:p>1415,4</text:p>
          </table:table-cell>
          <table:table-cell table:formula="of:=[.J93]-[.$B93]" office:value-type="float" office:value="-53.3999999999999" calcext:value-type="float">
            <text:p>-53,4</text:p>
          </table:table-cell>
          <table:table-cell/>
          <table:table-cell table:style-name="Default" office:value-type="float" office:value="1468.8" calcext:value-type="float">
            <text:p>1468,8</text:p>
          </table:table-cell>
          <table:table-cell table:formula="of:=[.M93]-[.$B93]" office:value-type="float" office:value="0" calcext:value-type="float">
            <text:p>0,0</text:p>
          </table:table-cell>
          <table:table-cell/>
          <table:table-cell table:style-name="Default" office:value-type="float" office:value="1468.8" calcext:value-type="float">
            <text:p>1468,8</text:p>
          </table:table-cell>
          <table:table-cell table:formula="of:=[.P93]-[.$B93]" office:value-type="float" office:value="0" calcext:value-type="float">
            <text:p>0,0</text:p>
          </table:table-cell>
          <table:table-cell/>
          <table:table-cell table:style-name="Default" office:value-type="float" office:value="1468.8" calcext:value-type="float">
            <text:p>1468,8</text:p>
          </table:table-cell>
          <table:table-cell table:formula="of:=[.S93]-[.$B93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93" calcext:value-type="float">
            <text:p>093</text:p>
          </table:table-cell>
          <table:table-cell table:style-name="ce7" office:value-type="float" office:value="1595.5" calcext:value-type="float">
            <text:p>1.595,50</text:p>
          </table:table-cell>
          <table:table-cell/>
          <table:table-cell table:style-name="Default" office:value-type="float" office:value="1476.7" calcext:value-type="float">
            <text:p>1476,7</text:p>
          </table:table-cell>
          <table:table-cell table:formula="of:=[.D94]-[.$B94]" office:value-type="float" office:value="-118.8" calcext:value-type="float">
            <text:p>-118,8</text:p>
          </table:table-cell>
          <table:table-cell/>
          <table:table-cell table:style-name="Default" office:value-type="float" office:value="37.1" calcext:value-type="float">
            <text:p>37,1</text:p>
          </table:table-cell>
          <table:table-cell table:formula="of:=[.G94]-[.$B94]" office:value-type="float" office:value="-1558.4" calcext:value-type="float">
            <text:p>-1558,4</text:p>
          </table:table-cell>
          <table:table-cell/>
          <table:table-cell table:style-name="Default" office:value-type="float" office:value="1616" calcext:value-type="float">
            <text:p>1616</text:p>
          </table:table-cell>
          <table:table-cell table:formula="of:=[.J94]-[.$B94]" office:value-type="float" office:value="20.5" calcext:value-type="float">
            <text:p>20,5</text:p>
          </table:table-cell>
          <table:table-cell/>
          <table:table-cell table:style-name="Default" office:value-type="float" office:value="1616" calcext:value-type="float">
            <text:p>1616</text:p>
          </table:table-cell>
          <table:table-cell table:formula="of:=[.M94]-[.$B94]" office:value-type="float" office:value="20.5" calcext:value-type="float">
            <text:p>20,5</text:p>
          </table:table-cell>
          <table:table-cell/>
          <table:table-cell table:style-name="Default" office:value-type="float" office:value="1595.5" calcext:value-type="float">
            <text:p>1595,5</text:p>
          </table:table-cell>
          <table:table-cell table:formula="of:=[.P94]-[.$B94]" office:value-type="float" office:value="0" calcext:value-type="float">
            <text:p>0,0</text:p>
          </table:table-cell>
          <table:table-cell/>
          <table:table-cell table:style-name="Default" office:value-type="float" office:value="1595.5" calcext:value-type="float">
            <text:p>1595,5</text:p>
          </table:table-cell>
          <table:table-cell table:formula="of:=[.S94]-[.$B94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94" calcext:value-type="float">
            <text:p>094</text:p>
          </table:table-cell>
          <table:table-cell table:style-name="ce7" office:value-type="float" office:value="1163.7" calcext:value-type="float">
            <text:p>1.163,70</text:p>
          </table:table-cell>
          <table:table-cell/>
          <table:table-cell table:style-name="Default" office:value-type="float" office:value="1191.1" calcext:value-type="float">
            <text:p>1191,1</text:p>
          </table:table-cell>
          <table:table-cell table:formula="of:=[.D95]-[.$B95]" office:value-type="float" office:value="27.3999999999999" calcext:value-type="float">
            <text:p>27,4</text:p>
          </table:table-cell>
          <table:table-cell/>
          <table:table-cell table:style-name="Default" office:value-type="float" office:value="1191.1" calcext:value-type="float">
            <text:p>1191,1</text:p>
          </table:table-cell>
          <table:table-cell table:formula="of:=[.G95]-[.$B95]" office:value-type="float" office:value="27.3999999999999" calcext:value-type="float">
            <text:p>27,4</text:p>
          </table:table-cell>
          <table:table-cell/>
          <table:table-cell table:style-name="Default" office:value-type="float" office:value="1191.1" calcext:value-type="float">
            <text:p>1191,1</text:p>
          </table:table-cell>
          <table:table-cell table:formula="of:=[.J95]-[.$B95]" office:value-type="float" office:value="27.3999999999999" calcext:value-type="float">
            <text:p>27,4</text:p>
          </table:table-cell>
          <table:table-cell/>
          <table:table-cell table:style-name="Default" office:value-type="float" office:value="1191.1" calcext:value-type="float">
            <text:p>1191,1</text:p>
          </table:table-cell>
          <table:table-cell table:formula="of:=[.M95]-[.$B95]" office:value-type="float" office:value="27.3999999999999" calcext:value-type="float">
            <text:p>27,4</text:p>
          </table:table-cell>
          <table:table-cell/>
          <table:table-cell table:style-name="Default" office:value-type="float" office:value="1191.1" calcext:value-type="float">
            <text:p>1191,1</text:p>
          </table:table-cell>
          <table:table-cell table:formula="of:=[.P95]-[.$B95]" office:value-type="float" office:value="27.3999999999999" calcext:value-type="float">
            <text:p>27,4</text:p>
          </table:table-cell>
          <table:table-cell/>
          <table:table-cell table:style-name="Default" office:value-type="float" office:value="1191.1" calcext:value-type="float">
            <text:p>1191,1</text:p>
          </table:table-cell>
          <table:table-cell table:formula="of:=[.S95]-[.$B95]" office:value-type="float" office:value="27.3999999999999" calcext:value-type="float">
            <text:p>27,4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95" calcext:value-type="float">
            <text:p>095</text:p>
          </table:table-cell>
          <table:table-cell table:style-name="ce7" office:value-type="float" office:value="812.1" calcext:value-type="float">
            <text:p>812,10</text:p>
          </table:table-cell>
          <table:table-cell/>
          <table:table-cell table:style-name="Default" office:value-type="float" office:value="813.6" calcext:value-type="float">
            <text:p>813,6</text:p>
          </table:table-cell>
          <table:table-cell table:formula="of:=[.D96]-[.$B96]" office:value-type="float" office:value="1.5" calcext:value-type="float">
            <text:p>1,5</text:p>
          </table:table-cell>
          <table:table-cell/>
          <table:table-cell table:style-name="Default" office:value-type="float" office:value="813.6" calcext:value-type="float">
            <text:p>813,6</text:p>
          </table:table-cell>
          <table:table-cell table:formula="of:=[.G96]-[.$B96]" office:value-type="float" office:value="1.5" calcext:value-type="float">
            <text:p>1,5</text:p>
          </table:table-cell>
          <table:table-cell/>
          <table:table-cell table:style-name="Default" office:value-type="float" office:value="813.6" calcext:value-type="float">
            <text:p>813,6</text:p>
          </table:table-cell>
          <table:table-cell table:formula="of:=[.J96]-[.$B96]" office:value-type="float" office:value="1.5" calcext:value-type="float">
            <text:p>1,5</text:p>
          </table:table-cell>
          <table:table-cell/>
          <table:table-cell table:style-name="Default" office:value-type="float" office:value="813.6" calcext:value-type="float">
            <text:p>813,6</text:p>
          </table:table-cell>
          <table:table-cell table:formula="of:=[.M96]-[.$B96]" office:value-type="float" office:value="1.5" calcext:value-type="float">
            <text:p>1,5</text:p>
          </table:table-cell>
          <table:table-cell/>
          <table:table-cell table:style-name="Default" office:value-type="float" office:value="813.6" calcext:value-type="float">
            <text:p>813,6</text:p>
          </table:table-cell>
          <table:table-cell table:formula="of:=[.P96]-[.$B96]" office:value-type="float" office:value="1.5" calcext:value-type="float">
            <text:p>1,5</text:p>
          </table:table-cell>
          <table:table-cell/>
          <table:table-cell table:style-name="Default" office:value-type="float" office:value="813.6" calcext:value-type="float">
            <text:p>813,6</text:p>
          </table:table-cell>
          <table:table-cell table:formula="of:=[.S96]-[.$B96]" office:value-type="float" office:value="1.5" calcext:value-type="float">
            <text:p>1,5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96" calcext:value-type="float">
            <text:p>096</text:p>
          </table:table-cell>
          <table:table-cell table:style-name="ce7" office:value-type="float" office:value="2413.3" calcext:value-type="float">
            <text:p>2.413,30</text:p>
          </table:table-cell>
          <table:table-cell/>
          <table:table-cell table:style-name="Default" office:value-type="float" office:value="1914.8" calcext:value-type="float">
            <text:p>1914,8</text:p>
          </table:table-cell>
          <table:table-cell table:formula="of:=[.D97]-[.$B97]" office:value-type="float" office:value="-498.5" calcext:value-type="float">
            <text:p>-498,5</text:p>
          </table:table-cell>
          <table:table-cell/>
          <table:table-cell table:style-name="Default" office:value-type="float" office:value="1914.8" calcext:value-type="float">
            <text:p>1914,8</text:p>
          </table:table-cell>
          <table:table-cell table:formula="of:=[.G97]-[.$B97]" office:value-type="float" office:value="-498.5" calcext:value-type="float">
            <text:p>-498,5</text:p>
          </table:table-cell>
          <table:table-cell/>
          <table:table-cell table:style-name="Default" office:value-type="float" office:value="1914.8" calcext:value-type="float">
            <text:p>1914,8</text:p>
          </table:table-cell>
          <table:table-cell table:formula="of:=[.J97]-[.$B97]" office:value-type="float" office:value="-498.5" calcext:value-type="float">
            <text:p>-498,5</text:p>
          </table:table-cell>
          <table:table-cell/>
          <table:table-cell table:style-name="Default" office:value-type="float" office:value="1914.8" calcext:value-type="float">
            <text:p>1914,8</text:p>
          </table:table-cell>
          <table:table-cell table:formula="of:=[.M97]-[.$B97]" office:value-type="float" office:value="-498.5" calcext:value-type="float">
            <text:p>-498,5</text:p>
          </table:table-cell>
          <table:table-cell/>
          <table:table-cell table:style-name="Default" office:value-type="float" office:value="1914.8" calcext:value-type="float">
            <text:p>1914,8</text:p>
          </table:table-cell>
          <table:table-cell table:formula="of:=[.P97]-[.$B97]" office:value-type="float" office:value="-498.5" calcext:value-type="float">
            <text:p>-498,5</text:p>
          </table:table-cell>
          <table:table-cell/>
          <table:table-cell table:style-name="Default" office:value-type="float" office:value="1914.8" calcext:value-type="float">
            <text:p>1914,8</text:p>
          </table:table-cell>
          <table:table-cell table:formula="of:=[.S97]-[.$B97]" office:value-type="float" office:value="-498.5" calcext:value-type="float">
            <text:p>-498,5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97" calcext:value-type="float">
            <text:p>097</text:p>
          </table:table-cell>
          <table:table-cell table:style-name="ce7" office:value-type="float" office:value="1295.4" calcext:value-type="float">
            <text:p>1.295,40</text:p>
          </table:table-cell>
          <table:table-cell/>
          <table:table-cell table:style-name="Default" office:value-type="float" office:value="1295.4" calcext:value-type="float">
            <text:p>1295,4</text:p>
          </table:table-cell>
          <table:table-cell table:formula="of:=[.D98]-[.$B98]" office:value-type="float" office:value="0" calcext:value-type="float">
            <text:p>0,0</text:p>
          </table:table-cell>
          <table:table-cell/>
          <table:table-cell table:style-name="Default" office:value-type="float" office:value="1194.2" calcext:value-type="float">
            <text:p>1194,2</text:p>
          </table:table-cell>
          <table:table-cell table:formula="of:=[.G98]-[.$B98]" office:value-type="float" office:value="-101.2" calcext:value-type="float">
            <text:p>-101,2</text:p>
          </table:table-cell>
          <table:table-cell/>
          <table:table-cell table:style-name="Default" office:value-type="float" office:value="1194.2" calcext:value-type="float">
            <text:p>1194,2</text:p>
          </table:table-cell>
          <table:table-cell table:formula="of:=[.J98]-[.$B98]" office:value-type="float" office:value="-101.2" calcext:value-type="float">
            <text:p>-101,2</text:p>
          </table:table-cell>
          <table:table-cell/>
          <table:table-cell table:style-name="Default" office:value-type="float" office:value="1194.2" calcext:value-type="float">
            <text:p>1194,2</text:p>
          </table:table-cell>
          <table:table-cell table:formula="of:=[.M98]-[.$B98]" office:value-type="float" office:value="-101.2" calcext:value-type="float">
            <text:p>-101,2</text:p>
          </table:table-cell>
          <table:table-cell/>
          <table:table-cell table:style-name="Default" office:value-type="float" office:value="1295.4" calcext:value-type="float">
            <text:p>1295,4</text:p>
          </table:table-cell>
          <table:table-cell table:formula="of:=[.P98]-[.$B98]" office:value-type="float" office:value="0" calcext:value-type="float">
            <text:p>0,0</text:p>
          </table:table-cell>
          <table:table-cell/>
          <table:table-cell table:style-name="Default" office:value-type="float" office:value="1295.4" calcext:value-type="float">
            <text:p>1295,4</text:p>
          </table:table-cell>
          <table:table-cell table:formula="of:=[.S98]-[.$B98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98" calcext:value-type="float">
            <text:p>098</text:p>
          </table:table-cell>
          <table:table-cell table:style-name="ce7" office:value-type="float" office:value="760.5" calcext:value-type="float">
            <text:p>760,50</text:p>
          </table:table-cell>
          <table:table-cell/>
          <table:table-cell table:style-name="Default" office:value-type="float" office:value="787.9" calcext:value-type="float">
            <text:p>787,9</text:p>
          </table:table-cell>
          <table:table-cell table:formula="of:=[.D99]-[.$B99]" office:value-type="float" office:value="27.4" calcext:value-type="float">
            <text:p>27,4</text:p>
          </table:table-cell>
          <table:table-cell/>
          <table:table-cell table:style-name="Default" office:value-type="float" office:value="787.9" calcext:value-type="float">
            <text:p>787,9</text:p>
          </table:table-cell>
          <table:table-cell table:formula="of:=[.G99]-[.$B99]" office:value-type="float" office:value="27.4" calcext:value-type="float">
            <text:p>27,4</text:p>
          </table:table-cell>
          <table:table-cell/>
          <table:table-cell table:style-name="Default" office:value-type="float" office:value="787.9" calcext:value-type="float">
            <text:p>787,9</text:p>
          </table:table-cell>
          <table:table-cell table:formula="of:=[.J99]-[.$B99]" office:value-type="float" office:value="27.4" calcext:value-type="float">
            <text:p>27,4</text:p>
          </table:table-cell>
          <table:table-cell/>
          <table:table-cell table:style-name="Default" office:value-type="float" office:value="787.9" calcext:value-type="float">
            <text:p>787,9</text:p>
          </table:table-cell>
          <table:table-cell table:formula="of:=[.M99]-[.$B99]" office:value-type="float" office:value="27.4" calcext:value-type="float">
            <text:p>27,4</text:p>
          </table:table-cell>
          <table:table-cell/>
          <table:table-cell table:style-name="Default" office:value-type="float" office:value="787.9" calcext:value-type="float">
            <text:p>787,9</text:p>
          </table:table-cell>
          <table:table-cell table:formula="of:=[.P99]-[.$B99]" office:value-type="float" office:value="27.4" calcext:value-type="float">
            <text:p>27,4</text:p>
          </table:table-cell>
          <table:table-cell/>
          <table:table-cell table:style-name="Default" office:value-type="float" office:value="787.9" calcext:value-type="float">
            <text:p>787,9</text:p>
          </table:table-cell>
          <table:table-cell table:formula="of:=[.S99]-[.$B99]" office:value-type="float" office:value="27.4" calcext:value-type="float">
            <text:p>27,4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99" calcext:value-type="float">
            <text:p>099</text:p>
          </table:table-cell>
          <table:table-cell table:style-name="ce7" office:value-type="float" office:value="667.6" calcext:value-type="float">
            <text:p>667,60</text:p>
          </table:table-cell>
          <table:table-cell/>
          <table:table-cell table:style-name="Default" office:value-type="float" office:value="600.1" calcext:value-type="float">
            <text:p>600,1</text:p>
          </table:table-cell>
          <table:table-cell table:formula="of:=[.D100]-[.$B100]" office:value-type="float" office:value="-67.5" calcext:value-type="float">
            <text:p>-67,5</text:p>
          </table:table-cell>
          <table:table-cell/>
          <table:table-cell table:style-name="Default" office:value-type="float" office:value="615.6" calcext:value-type="float">
            <text:p>615,6</text:p>
          </table:table-cell>
          <table:table-cell table:formula="of:=[.G100]-[.$B100]" office:value-type="float" office:value="-52" calcext:value-type="float">
            <text:p>-52,0</text:p>
          </table:table-cell>
          <table:table-cell/>
          <table:table-cell table:style-name="Default" office:value-type="float" office:value="615.3" calcext:value-type="float">
            <text:p>615,3</text:p>
          </table:table-cell>
          <table:table-cell table:formula="of:=[.J100]-[.$B100]" office:value-type="float" office:value="-52.3000000000001" calcext:value-type="float">
            <text:p>-52,3</text:p>
          </table:table-cell>
          <table:table-cell/>
          <table:table-cell table:style-name="Default" office:value-type="float" office:value="615.3" calcext:value-type="float">
            <text:p>615,3</text:p>
          </table:table-cell>
          <table:table-cell table:formula="of:=[.M100]-[.$B100]" office:value-type="float" office:value="-52.3000000000001" calcext:value-type="float">
            <text:p>-52,3</text:p>
          </table:table-cell>
          <table:table-cell/>
          <table:table-cell table:style-name="Default" office:value-type="float" office:value="615.9" calcext:value-type="float">
            <text:p>615,9</text:p>
          </table:table-cell>
          <table:table-cell table:formula="of:=[.P100]-[.$B100]" office:value-type="float" office:value="-51.7" calcext:value-type="float">
            <text:p>-51,7</text:p>
          </table:table-cell>
          <table:table-cell/>
          <table:table-cell table:style-name="Default" office:value-type="float" office:value="615.9" calcext:value-type="float">
            <text:p>615,9</text:p>
          </table:table-cell>
          <table:table-cell table:formula="of:=[.S100]-[.$B100]" office:value-type="float" office:value="-51.7" calcext:value-type="float">
            <text:p>-51,7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7" office:value-type="float" office:value="2569.8" calcext:value-type="float">
            <text:p>2.569,80</text:p>
          </table:table-cell>
          <table:table-cell/>
          <table:table-cell table:style-name="Default" office:value-type="float" office:value="2596.8" calcext:value-type="float">
            <text:p>2596,8</text:p>
          </table:table-cell>
          <table:table-cell table:formula="of:=[.D101]-[.$B101]" office:value-type="float" office:value="27" calcext:value-type="float">
            <text:p>27,0</text:p>
          </table:table-cell>
          <table:table-cell/>
          <table:table-cell table:style-name="Default" office:value-type="float" office:value="2596.8" calcext:value-type="float">
            <text:p>2596,8</text:p>
          </table:table-cell>
          <table:table-cell table:formula="of:=[.G101]-[.$B101]" office:value-type="float" office:value="27" calcext:value-type="float">
            <text:p>27,0</text:p>
          </table:table-cell>
          <table:table-cell/>
          <table:table-cell table:style-name="Default" office:value-type="float" office:value="2596.8" calcext:value-type="float">
            <text:p>2596,8</text:p>
          </table:table-cell>
          <table:table-cell table:formula="of:=[.J101]-[.$B101]" office:value-type="float" office:value="27" calcext:value-type="float">
            <text:p>27,0</text:p>
          </table:table-cell>
          <table:table-cell/>
          <table:table-cell table:style-name="Default" office:value-type="float" office:value="2596.8" calcext:value-type="float">
            <text:p>2596,8</text:p>
          </table:table-cell>
          <table:table-cell table:formula="of:=[.M101]-[.$B101]" office:value-type="float" office:value="27" calcext:value-type="float">
            <text:p>27,0</text:p>
          </table:table-cell>
          <table:table-cell/>
          <table:table-cell table:style-name="Default" office:value-type="float" office:value="2596.8" calcext:value-type="float">
            <text:p>2596,8</text:p>
          </table:table-cell>
          <table:table-cell table:formula="of:=[.P101]-[.$B101]" office:value-type="float" office:value="27" calcext:value-type="float">
            <text:p>27,0</text:p>
          </table:table-cell>
          <table:table-cell/>
          <table:table-cell table:style-name="Default" office:value-type="float" office:value="2596.8" calcext:value-type="float">
            <text:p>2596,8</text:p>
          </table:table-cell>
          <table:table-cell table:formula="of:=[.S101]-[.$B101]" office:value-type="float" office:value="27" calcext:value-type="float">
            <text:p>27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7" office:value-type="float" office:value="313.6" calcext:value-type="float">
            <text:p>313,60</text:p>
          </table:table-cell>
          <table:table-cell/>
          <table:table-cell table:style-name="Default" office:value-type="float" office:value="313.6" calcext:value-type="float">
            <text:p>313,6</text:p>
          </table:table-cell>
          <table:table-cell table:formula="of:=[.D102]-[.$B102]" office:value-type="float" office:value="0" calcext:value-type="float">
            <text:p>0,0</text:p>
          </table:table-cell>
          <table:table-cell/>
          <table:table-cell table:style-name="Default" office:value-type="float" office:value="313.6" calcext:value-type="float">
            <text:p>313,6</text:p>
          </table:table-cell>
          <table:table-cell table:formula="of:=[.G102]-[.$B102]" office:value-type="float" office:value="0" calcext:value-type="float">
            <text:p>0,0</text:p>
          </table:table-cell>
          <table:table-cell/>
          <table:table-cell table:style-name="Default" office:value-type="float" office:value="313.6" calcext:value-type="float">
            <text:p>313,6</text:p>
          </table:table-cell>
          <table:table-cell table:formula="of:=[.J102]-[.$B102]" office:value-type="float" office:value="0" calcext:value-type="float">
            <text:p>0,0</text:p>
          </table:table-cell>
          <table:table-cell/>
          <table:table-cell table:style-name="Default" office:value-type="float" office:value="313.6" calcext:value-type="float">
            <text:p>313,6</text:p>
          </table:table-cell>
          <table:table-cell table:formula="of:=[.M102]-[.$B102]" office:value-type="float" office:value="0" calcext:value-type="float">
            <text:p>0,0</text:p>
          </table:table-cell>
          <table:table-cell/>
          <table:table-cell table:style-name="Default" office:value-type="float" office:value="313.6" calcext:value-type="float">
            <text:p>313,6</text:p>
          </table:table-cell>
          <table:table-cell table:formula="of:=[.P102]-[.$B102]" office:value-type="float" office:value="0" calcext:value-type="float">
            <text:p>0,0</text:p>
          </table:table-cell>
          <table:table-cell/>
          <table:table-cell table:style-name="Default" office:value-type="float" office:value="313.6" calcext:value-type="float">
            <text:p>313,6</text:p>
          </table:table-cell>
          <table:table-cell table:formula="of:=[.S102]-[.$B102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7" office:value-type="float" office:value="769.8" calcext:value-type="float">
            <text:p>769,80</text:p>
          </table:table-cell>
          <table:table-cell/>
          <table:table-cell table:style-name="Default" office:value-type="float" office:value="794.8" calcext:value-type="float">
            <text:p>794,8</text:p>
          </table:table-cell>
          <table:table-cell table:formula="of:=[.D103]-[.$B103]" office:value-type="float" office:value="25" calcext:value-type="float">
            <text:p>25,0</text:p>
          </table:table-cell>
          <table:table-cell/>
          <table:table-cell table:style-name="Default" office:value-type="float" office:value="794.8" calcext:value-type="float">
            <text:p>794,8</text:p>
          </table:table-cell>
          <table:table-cell table:formula="of:=[.G103]-[.$B103]" office:value-type="float" office:value="25" calcext:value-type="float">
            <text:p>25,0</text:p>
          </table:table-cell>
          <table:table-cell/>
          <table:table-cell table:style-name="Default" office:value-type="float" office:value="728.8" calcext:value-type="float">
            <text:p>728,8</text:p>
          </table:table-cell>
          <table:table-cell table:formula="of:=[.J103]-[.$B103]" office:value-type="float" office:value="-41" calcext:value-type="float">
            <text:p>-41,0</text:p>
          </table:table-cell>
          <table:table-cell/>
          <table:table-cell table:style-name="Default" office:value-type="float" office:value="728.8" calcext:value-type="float">
            <text:p>728,8</text:p>
          </table:table-cell>
          <table:table-cell table:formula="of:=[.M103]-[.$B103]" office:value-type="float" office:value="-41" calcext:value-type="float">
            <text:p>-41,0</text:p>
          </table:table-cell>
          <table:table-cell/>
          <table:table-cell table:style-name="Default" office:value-type="float" office:value="728.8" calcext:value-type="float">
            <text:p>728,8</text:p>
          </table:table-cell>
          <table:table-cell table:formula="of:=[.P103]-[.$B103]" office:value-type="float" office:value="-41" calcext:value-type="float">
            <text:p>-41,0</text:p>
          </table:table-cell>
          <table:table-cell/>
          <table:table-cell table:style-name="Default" office:value-type="float" office:value="728.8" calcext:value-type="float">
            <text:p>728,8</text:p>
          </table:table-cell>
          <table:table-cell table:formula="of:=[.S103]-[.$B103]" office:value-type="float" office:value="-41" calcext:value-type="float">
            <text:p>-41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7" office:value-type="float" office:value="1201.3" calcext:value-type="float">
            <text:p>1.201,30</text:p>
          </table:table-cell>
          <table:table-cell/>
          <table:table-cell table:style-name="Default" office:value-type="float" office:value="1223.2" calcext:value-type="float">
            <text:p>1223,2</text:p>
          </table:table-cell>
          <table:table-cell table:formula="of:=[.D104]-[.$B104]" office:value-type="float" office:value="21.9000000000001" calcext:value-type="float">
            <text:p>21,9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formula="of:=[.G104]-[.$B104]" office:value-type="float" office:value="-1201.3" calcext:value-type="float">
            <text:p>-1201,3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formula="of:=[.J104]-[.$B104]" office:value-type="float" office:value="-1201.3" calcext:value-type="float">
            <text:p>-1201,3</text:p>
          </table:table-cell>
          <table:table-cell/>
          <table:table-cell table:style-name="Default" office:value-type="float" office:value="1201.3" calcext:value-type="float">
            <text:p>1201,3</text:p>
          </table:table-cell>
          <table:table-cell table:formula="of:=[.M104]-[.$B104]" office:value-type="float" office:value="0" calcext:value-type="float">
            <text:p>0,0</text:p>
          </table:table-cell>
          <table:table-cell/>
          <table:table-cell table:style-name="Default" office:value-type="float" office:value="1201.3" calcext:value-type="float">
            <text:p>1201,3</text:p>
          </table:table-cell>
          <table:table-cell table:formula="of:=[.P104]-[.$B104]" office:value-type="float" office:value="0" calcext:value-type="float">
            <text:p>0,0</text:p>
          </table:table-cell>
          <table:table-cell/>
          <table:table-cell table:style-name="Default" office:value-type="float" office:value="1201.3" calcext:value-type="float">
            <text:p>1201,3</text:p>
          </table:table-cell>
          <table:table-cell table:formula="of:=[.S104]-[.$B104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7" office:value-type="float" office:value="474.8" calcext:value-type="float">
            <text:p>474,80</text:p>
          </table:table-cell>
          <table:table-cell/>
          <table:table-cell table:style-name="Default" office:value-type="float" office:value="474.8" calcext:value-type="float">
            <text:p>474,8</text:p>
          </table:table-cell>
          <table:table-cell table:formula="of:=[.D105]-[.$B105]" office:value-type="float" office:value="0" calcext:value-type="float">
            <text:p>0,0</text:p>
          </table:table-cell>
          <table:table-cell/>
          <table:table-cell table:style-name="Default" office:value-type="float" office:value="474.8" calcext:value-type="float">
            <text:p>474,8</text:p>
          </table:table-cell>
          <table:table-cell table:formula="of:=[.G105]-[.$B105]" office:value-type="float" office:value="0" calcext:value-type="float">
            <text:p>0,0</text:p>
          </table:table-cell>
          <table:table-cell/>
          <table:table-cell table:style-name="Default" office:value-type="float" office:value="474.8" calcext:value-type="float">
            <text:p>474,8</text:p>
          </table:table-cell>
          <table:table-cell table:formula="of:=[.J105]-[.$B105]" office:value-type="float" office:value="0" calcext:value-type="float">
            <text:p>0,0</text:p>
          </table:table-cell>
          <table:table-cell/>
          <table:table-cell table:style-name="Default" office:value-type="float" office:value="474.8" calcext:value-type="float">
            <text:p>474,8</text:p>
          </table:table-cell>
          <table:table-cell table:formula="of:=[.M105]-[.$B105]" office:value-type="float" office:value="0" calcext:value-type="float">
            <text:p>0,0</text:p>
          </table:table-cell>
          <table:table-cell/>
          <table:table-cell table:style-name="Default" office:value-type="float" office:value="549.7" calcext:value-type="float">
            <text:p>549,7</text:p>
          </table:table-cell>
          <table:table-cell table:formula="of:=[.P105]-[.$B105]" office:value-type="float" office:value="74.9" calcext:value-type="float">
            <text:p>74,9</text:p>
          </table:table-cell>
          <table:table-cell/>
          <table:table-cell table:style-name="Default" office:value-type="float" office:value="474.8" calcext:value-type="float">
            <text:p>474,8</text:p>
          </table:table-cell>
          <table:table-cell table:formula="of:=[.S105]-[.$B105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7" office:value-type="float" office:value="1412.3" calcext:value-type="float">
            <text:p>1.412,30</text:p>
          </table:table-cell>
          <table:table-cell/>
          <table:table-cell table:style-name="Default" office:value-type="float" office:value="1461.9" calcext:value-type="float">
            <text:p>1461,9</text:p>
          </table:table-cell>
          <table:table-cell table:formula="of:=[.D106]-[.$B106]" office:value-type="float" office:value="49.6000000000001" calcext:value-type="float">
            <text:p>49,6</text:p>
          </table:table-cell>
          <table:table-cell/>
          <table:table-cell table:style-name="Default" office:value-type="float" office:value="1461.9" calcext:value-type="float">
            <text:p>1461,9</text:p>
          </table:table-cell>
          <table:table-cell table:formula="of:=[.G106]-[.$B106]" office:value-type="float" office:value="49.6000000000001" calcext:value-type="float">
            <text:p>49,6</text:p>
          </table:table-cell>
          <table:table-cell/>
          <table:table-cell table:style-name="Default" office:value-type="float" office:value="1473.1" calcext:value-type="float">
            <text:p>1473,1</text:p>
          </table:table-cell>
          <table:table-cell table:formula="of:=[.J106]-[.$B106]" office:value-type="float" office:value="60.8" calcext:value-type="float">
            <text:p>60,8</text:p>
          </table:table-cell>
          <table:table-cell/>
          <table:table-cell table:style-name="Default" office:value-type="float" office:value="1475.6" calcext:value-type="float">
            <text:p>1475,6</text:p>
          </table:table-cell>
          <table:table-cell table:formula="of:=[.M106]-[.$B106]" office:value-type="float" office:value="63.3" calcext:value-type="float">
            <text:p>63,3</text:p>
          </table:table-cell>
          <table:table-cell/>
          <table:table-cell table:style-name="Default" office:value-type="float" office:value="1472" calcext:value-type="float">
            <text:p>1472</text:p>
          </table:table-cell>
          <table:table-cell table:formula="of:=[.P106]-[.$B106]" office:value-type="float" office:value="59.7" calcext:value-type="float">
            <text:p>59,7</text:p>
          </table:table-cell>
          <table:table-cell/>
          <table:table-cell table:style-name="Default" office:value-type="float" office:value="1472" calcext:value-type="float">
            <text:p>1472</text:p>
          </table:table-cell>
          <table:table-cell table:formula="of:=[.S106]-[.$B106]" office:value-type="float" office:value="59.7" calcext:value-type="float">
            <text:p>59,7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7" office:value-type="float" office:value="977.4" calcext:value-type="float">
            <text:p>977,40</text:p>
          </table:table-cell>
          <table:table-cell/>
          <table:table-cell table:style-name="Default" office:value-type="float" office:value="1004.2" calcext:value-type="float">
            <text:p>1004,2</text:p>
          </table:table-cell>
          <table:table-cell table:formula="of:=[.D107]-[.$B107]" office:value-type="float" office:value="26.8000000000001" calcext:value-type="float">
            <text:p>26,8</text:p>
          </table:table-cell>
          <table:table-cell/>
          <table:table-cell table:style-name="Default" office:value-type="float" office:value="1004.2" calcext:value-type="float">
            <text:p>1004,2</text:p>
          </table:table-cell>
          <table:table-cell table:formula="of:=[.G107]-[.$B107]" office:value-type="float" office:value="26.8000000000001" calcext:value-type="float">
            <text:p>26,8</text:p>
          </table:table-cell>
          <table:table-cell/>
          <table:table-cell table:style-name="Default" office:value-type="float" office:value="1004.2" calcext:value-type="float">
            <text:p>1004,2</text:p>
          </table:table-cell>
          <table:table-cell table:formula="of:=[.J107]-[.$B107]" office:value-type="float" office:value="26.8000000000001" calcext:value-type="float">
            <text:p>26,8</text:p>
          </table:table-cell>
          <table:table-cell/>
          <table:table-cell table:style-name="Default" office:value-type="float" office:value="977.4" calcext:value-type="float">
            <text:p>977,4</text:p>
          </table:table-cell>
          <table:table-cell table:formula="of:=[.M107]-[.$B107]" office:value-type="float" office:value="0" calcext:value-type="float">
            <text:p>0,0</text:p>
          </table:table-cell>
          <table:table-cell/>
          <table:table-cell table:style-name="Default" office:value-type="float" office:value="977.4" calcext:value-type="float">
            <text:p>977,4</text:p>
          </table:table-cell>
          <table:table-cell table:formula="of:=[.P107]-[.$B107]" office:value-type="float" office:value="0" calcext:value-type="float">
            <text:p>0,0</text:p>
          </table:table-cell>
          <table:table-cell/>
          <table:table-cell table:style-name="Default" office:value-type="float" office:value="977.4" calcext:value-type="float">
            <text:p>977,4</text:p>
          </table:table-cell>
          <table:table-cell table:formula="of:=[.S107]-[.$B107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7" office:value-type="float" office:value="674.7" calcext:value-type="float">
            <text:p>674,70</text:p>
          </table:table-cell>
          <table:table-cell/>
          <table:table-cell table:style-name="Default" office:value-type="float" office:value="700.7" calcext:value-type="float">
            <text:p>700,7</text:p>
          </table:table-cell>
          <table:table-cell table:formula="of:=[.D108]-[.$B108]" office:value-type="float" office:value="26" calcext:value-type="float">
            <text:p>26,0</text:p>
          </table:table-cell>
          <table:table-cell/>
          <table:table-cell table:style-name="Default" office:value-type="float" office:value="702.1" calcext:value-type="float">
            <text:p>702,1</text:p>
          </table:table-cell>
          <table:table-cell table:formula="of:=[.G108]-[.$B108]" office:value-type="float" office:value="27.4" calcext:value-type="float">
            <text:p>27,4</text:p>
          </table:table-cell>
          <table:table-cell/>
          <table:table-cell table:style-name="Default" office:value-type="float" office:value="702.1" calcext:value-type="float">
            <text:p>702,1</text:p>
          </table:table-cell>
          <table:table-cell table:formula="of:=[.J108]-[.$B108]" office:value-type="float" office:value="27.4" calcext:value-type="float">
            <text:p>27,4</text:p>
          </table:table-cell>
          <table:table-cell/>
          <table:table-cell table:style-name="Default" office:value-type="float" office:value="702.1" calcext:value-type="float">
            <text:p>702,1</text:p>
          </table:table-cell>
          <table:table-cell table:formula="of:=[.M108]-[.$B108]" office:value-type="float" office:value="27.4" calcext:value-type="float">
            <text:p>27,4</text:p>
          </table:table-cell>
          <table:table-cell/>
          <table:table-cell table:style-name="Default" office:value-type="float" office:value="702.1" calcext:value-type="float">
            <text:p>702,1</text:p>
          </table:table-cell>
          <table:table-cell table:formula="of:=[.P108]-[.$B108]" office:value-type="float" office:value="27.4" calcext:value-type="float">
            <text:p>27,4</text:p>
          </table:table-cell>
          <table:table-cell/>
          <table:table-cell table:style-name="Default" office:value-type="float" office:value="702.1" calcext:value-type="float">
            <text:p>702,1</text:p>
          </table:table-cell>
          <table:table-cell table:formula="of:=[.S108]-[.$B108]" office:value-type="float" office:value="27.4" calcext:value-type="float">
            <text:p>27,4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7" office:value-type="float" office:value="763.8" calcext:value-type="float">
            <text:p>763,80</text:p>
          </table:table-cell>
          <table:table-cell/>
          <table:table-cell table:style-name="Default" office:value-type="float" office:value="763.8" calcext:value-type="float">
            <text:p>763,8</text:p>
          </table:table-cell>
          <table:table-cell table:formula="of:=[.D109]-[.$B109]" office:value-type="float" office:value="0" calcext:value-type="float">
            <text:p>0,0</text:p>
          </table:table-cell>
          <table:table-cell/>
          <table:table-cell table:style-name="Default" office:value-type="float" office:value="763.8" calcext:value-type="float">
            <text:p>763,8</text:p>
          </table:table-cell>
          <table:table-cell table:formula="of:=[.G109]-[.$B109]" office:value-type="float" office:value="0" calcext:value-type="float">
            <text:p>0,0</text:p>
          </table:table-cell>
          <table:table-cell/>
          <table:table-cell table:style-name="Default" office:value-type="float" office:value="763.8" calcext:value-type="float">
            <text:p>763,8</text:p>
          </table:table-cell>
          <table:table-cell table:formula="of:=[.J109]-[.$B109]" office:value-type="float" office:value="0" calcext:value-type="float">
            <text:p>0,0</text:p>
          </table:table-cell>
          <table:table-cell/>
          <table:table-cell table:style-name="Default" office:value-type="float" office:value="763.8" calcext:value-type="float">
            <text:p>763,8</text:p>
          </table:table-cell>
          <table:table-cell table:formula="of:=[.M109]-[.$B109]" office:value-type="float" office:value="0" calcext:value-type="float">
            <text:p>0,0</text:p>
          </table:table-cell>
          <table:table-cell/>
          <table:table-cell table:style-name="Default" office:value-type="float" office:value="763.8" calcext:value-type="float">
            <text:p>763,8</text:p>
          </table:table-cell>
          <table:table-cell table:formula="of:=[.P109]-[.$B109]" office:value-type="float" office:value="0" calcext:value-type="float">
            <text:p>0,0</text:p>
          </table:table-cell>
          <table:table-cell/>
          <table:table-cell table:style-name="Default" office:value-type="float" office:value="763.8" calcext:value-type="float">
            <text:p>763,8</text:p>
          </table:table-cell>
          <table:table-cell table:formula="of:=[.S109]-[.$B109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7" office:value-type="float" office:value="2432.4" calcext:value-type="float">
            <text:p>2.432,40</text:p>
          </table:table-cell>
          <table:table-cell/>
          <table:table-cell table:style-name="Default" office:value-type="float" office:value="2459.8" calcext:value-type="float">
            <text:p>2459,8</text:p>
          </table:table-cell>
          <table:table-cell table:formula="of:=[.D110]-[.$B110]" office:value-type="float" office:value="27.4000000000001" calcext:value-type="float">
            <text:p>27,4</text:p>
          </table:table-cell>
          <table:table-cell/>
          <table:table-cell table:style-name="Default" office:value-type="float" office:value="2459.8" calcext:value-type="float">
            <text:p>2459,8</text:p>
          </table:table-cell>
          <table:table-cell table:formula="of:=[.G110]-[.$B110]" office:value-type="float" office:value="27.4000000000001" calcext:value-type="float">
            <text:p>27,4</text:p>
          </table:table-cell>
          <table:table-cell/>
          <table:table-cell table:style-name="Default" office:value-type="float" office:value="2459.8" calcext:value-type="float">
            <text:p>2459,8</text:p>
          </table:table-cell>
          <table:table-cell table:formula="of:=[.J110]-[.$B110]" office:value-type="float" office:value="27.4000000000001" calcext:value-type="float">
            <text:p>27,4</text:p>
          </table:table-cell>
          <table:table-cell/>
          <table:table-cell table:style-name="Default" office:value-type="float" office:value="2459.8" calcext:value-type="float">
            <text:p>2459,8</text:p>
          </table:table-cell>
          <table:table-cell table:formula="of:=[.M110]-[.$B110]" office:value-type="float" office:value="27.4000000000001" calcext:value-type="float">
            <text:p>27,4</text:p>
          </table:table-cell>
          <table:table-cell/>
          <table:table-cell table:style-name="Default" office:value-type="float" office:value="2459.8" calcext:value-type="float">
            <text:p>2459,8</text:p>
          </table:table-cell>
          <table:table-cell table:formula="of:=[.P110]-[.$B110]" office:value-type="float" office:value="27.4000000000001" calcext:value-type="float">
            <text:p>27,4</text:p>
          </table:table-cell>
          <table:table-cell/>
          <table:table-cell table:style-name="Default" office:value-type="float" office:value="2459.8" calcext:value-type="float">
            <text:p>2459,8</text:p>
          </table:table-cell>
          <table:table-cell table:formula="of:=[.S110]-[.$B110]" office:value-type="float" office:value="27.4000000000001" calcext:value-type="float">
            <text:p>27,4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7" office:value-type="float" office:value="970.6" calcext:value-type="float">
            <text:p>970,60</text:p>
          </table:table-cell>
          <table:table-cell/>
          <table:table-cell table:style-name="Default" office:value-type="float" office:value="974.7" calcext:value-type="float">
            <text:p>974,7</text:p>
          </table:table-cell>
          <table:table-cell table:formula="of:=[.D111]-[.$B111]" office:value-type="float" office:value="4.10000000000002" calcext:value-type="float">
            <text:p>4,1</text:p>
          </table:table-cell>
          <table:table-cell/>
          <table:table-cell table:style-name="Default" office:value-type="float" office:value="974.7" calcext:value-type="float">
            <text:p>974,7</text:p>
          </table:table-cell>
          <table:table-cell table:formula="of:=[.G111]-[.$B111]" office:value-type="float" office:value="4.10000000000002" calcext:value-type="float">
            <text:p>4,1</text:p>
          </table:table-cell>
          <table:table-cell/>
          <table:table-cell table:style-name="Default" office:value-type="float" office:value="974.7" calcext:value-type="float">
            <text:p>974,7</text:p>
          </table:table-cell>
          <table:table-cell table:formula="of:=[.J111]-[.$B111]" office:value-type="float" office:value="4.10000000000002" calcext:value-type="float">
            <text:p>4,1</text:p>
          </table:table-cell>
          <table:table-cell/>
          <table:table-cell table:style-name="Default" office:value-type="float" office:value="974.7" calcext:value-type="float">
            <text:p>974,7</text:p>
          </table:table-cell>
          <table:table-cell table:formula="of:=[.M111]-[.$B111]" office:value-type="float" office:value="4.10000000000002" calcext:value-type="float">
            <text:p>4,1</text:p>
          </table:table-cell>
          <table:table-cell/>
          <table:table-cell table:style-name="Default" office:value-type="float" office:value="974.7" calcext:value-type="float">
            <text:p>974,7</text:p>
          </table:table-cell>
          <table:table-cell table:formula="of:=[.P111]-[.$B111]" office:value-type="float" office:value="4.10000000000002" calcext:value-type="float">
            <text:p>4,1</text:p>
          </table:table-cell>
          <table:table-cell/>
          <table:table-cell table:style-name="Default" office:value-type="float" office:value="970.6" calcext:value-type="float">
            <text:p>970,6</text:p>
          </table:table-cell>
          <table:table-cell table:formula="of:=[.S111]-[.$B111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7" office:value-type="float" office:value="1001.7" calcext:value-type="float">
            <text:p>1.001,70</text:p>
          </table:table-cell>
          <table:table-cell/>
          <table:table-cell table:style-name="Default" office:value-type="float" office:value="1003.3" calcext:value-type="float">
            <text:p>1003,3</text:p>
          </table:table-cell>
          <table:table-cell table:formula="of:=[.D112]-[.$B112]" office:value-type="float" office:value="1.59999999999991" calcext:value-type="float">
            <text:p>1,6</text:p>
          </table:table-cell>
          <table:table-cell/>
          <table:table-cell table:style-name="Default" office:value-type="float" office:value="1003.3" calcext:value-type="float">
            <text:p>1003,3</text:p>
          </table:table-cell>
          <table:table-cell table:formula="of:=[.G112]-[.$B112]" office:value-type="float" office:value="1.59999999999991" calcext:value-type="float">
            <text:p>1,6</text:p>
          </table:table-cell>
          <table:table-cell/>
          <table:table-cell table:style-name="Default" office:value-type="float" office:value="1001.7" calcext:value-type="float">
            <text:p>1001,7</text:p>
          </table:table-cell>
          <table:table-cell table:formula="of:=[.J112]-[.$B112]" office:value-type="float" office:value="0" calcext:value-type="float">
            <text:p>0,0</text:p>
          </table:table-cell>
          <table:table-cell/>
          <table:table-cell table:style-name="Default" office:value-type="float" office:value="1001.7" calcext:value-type="float">
            <text:p>1001,7</text:p>
          </table:table-cell>
          <table:table-cell table:formula="of:=[.M112]-[.$B112]" office:value-type="float" office:value="0" calcext:value-type="float">
            <text:p>0,0</text:p>
          </table:table-cell>
          <table:table-cell/>
          <table:table-cell table:style-name="Default" office:value-type="float" office:value="1001.7" calcext:value-type="float">
            <text:p>1001,7</text:p>
          </table:table-cell>
          <table:table-cell table:formula="of:=[.P112]-[.$B112]" office:value-type="float" office:value="0" calcext:value-type="float">
            <text:p>0,0</text:p>
          </table:table-cell>
          <table:table-cell/>
          <table:table-cell table:style-name="Default" office:value-type="float" office:value="1001.7" calcext:value-type="float">
            <text:p>1001,7</text:p>
          </table:table-cell>
          <table:table-cell table:formula="of:=[.S112]-[.$B112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7" office:value-type="float" office:value="1563.6" calcext:value-type="float">
            <text:p>1.563,60</text:p>
          </table:table-cell>
          <table:table-cell/>
          <table:table-cell table:style-name="Default" office:value-type="float" office:value="1697.1" calcext:value-type="float">
            <text:p>1697,1</text:p>
          </table:table-cell>
          <table:table-cell table:formula="of:=[.D113]-[.$B113]" office:value-type="float" office:value="133.5" calcext:value-type="float">
            <text:p>133,5</text:p>
          </table:table-cell>
          <table:table-cell/>
          <table:table-cell table:style-name="Default" office:value-type="float" office:value="1367.2" calcext:value-type="float">
            <text:p>1367,2</text:p>
          </table:table-cell>
          <table:table-cell table:formula="of:=[.G113]-[.$B113]" office:value-type="float" office:value="-196.4" calcext:value-type="float">
            <text:p>-196,4</text:p>
          </table:table-cell>
          <table:table-cell/>
          <table:table-cell table:style-name="Default" office:value-type="float" office:value="1754.2" calcext:value-type="float">
            <text:p>1754,2</text:p>
          </table:table-cell>
          <table:table-cell table:formula="of:=[.J113]-[.$B113]" office:value-type="float" office:value="190.6" calcext:value-type="float">
            <text:p>190,6</text:p>
          </table:table-cell>
          <table:table-cell/>
          <table:table-cell table:style-name="Default" office:value-type="float" office:value="2558.9" calcext:value-type="float">
            <text:p>2558,9</text:p>
          </table:table-cell>
          <table:table-cell table:formula="of:=[.M113]-[.$B113]" office:value-type="float" office:value="995.3" calcext:value-type="float">
            <text:p>995,3</text:p>
          </table:table-cell>
          <table:table-cell/>
          <table:table-cell table:style-name="Default" office:value-type="float" office:value="1535.7" calcext:value-type="float">
            <text:p>1535,7</text:p>
          </table:table-cell>
          <table:table-cell table:formula="of:=[.P113]-[.$B113]" office:value-type="float" office:value="-27.8999999999999" calcext:value-type="float">
            <text:p>-27,9</text:p>
          </table:table-cell>
          <table:table-cell/>
          <table:table-cell table:style-name="Default" office:value-type="float" office:value="1535.7" calcext:value-type="float">
            <text:p>1535,7</text:p>
          </table:table-cell>
          <table:table-cell table:formula="of:=[.S113]-[.$B113]" office:value-type="float" office:value="-27.8999999999999" calcext:value-type="float">
            <text:p>-27,9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7" office:value-type="float" office:value="2323.7" calcext:value-type="float">
            <text:p>2.323,70</text:p>
          </table:table-cell>
          <table:table-cell/>
          <table:table-cell table:style-name="Default" office:value-type="float" office:value="2323.7" calcext:value-type="float">
            <text:p>2323,7</text:p>
          </table:table-cell>
          <table:table-cell table:formula="of:=[.D114]-[.$B114]" office:value-type="float" office:value="0" calcext:value-type="float">
            <text:p>0,0</text:p>
          </table:table-cell>
          <table:table-cell/>
          <table:table-cell table:style-name="Default" office:value-type="float" office:value="2323.7" calcext:value-type="float">
            <text:p>2323,7</text:p>
          </table:table-cell>
          <table:table-cell table:formula="of:=[.G114]-[.$B114]" office:value-type="float" office:value="0" calcext:value-type="float">
            <text:p>0,0</text:p>
          </table:table-cell>
          <table:table-cell/>
          <table:table-cell table:style-name="Default" office:value-type="float" office:value="2323.7" calcext:value-type="float">
            <text:p>2323,7</text:p>
          </table:table-cell>
          <table:table-cell table:formula="of:=[.J114]-[.$B114]" office:value-type="float" office:value="0" calcext:value-type="float">
            <text:p>0,0</text:p>
          </table:table-cell>
          <table:table-cell/>
          <table:table-cell table:style-name="Default" office:value-type="float" office:value="2323.7" calcext:value-type="float">
            <text:p>2323,7</text:p>
          </table:table-cell>
          <table:table-cell table:formula="of:=[.M114]-[.$B114]" office:value-type="float" office:value="0" calcext:value-type="float">
            <text:p>0,0</text:p>
          </table:table-cell>
          <table:table-cell/>
          <table:table-cell table:style-name="Default" office:value-type="float" office:value="2323.7" calcext:value-type="float">
            <text:p>2323,7</text:p>
          </table:table-cell>
          <table:table-cell table:formula="of:=[.P114]-[.$B114]" office:value-type="float" office:value="0" calcext:value-type="float">
            <text:p>0,0</text:p>
          </table:table-cell>
          <table:table-cell/>
          <table:table-cell table:style-name="Default" office:value-type="float" office:value="2323.7" calcext:value-type="float">
            <text:p>2323,7</text:p>
          </table:table-cell>
          <table:table-cell table:formula="of:=[.S114]-[.$B114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7" office:value-type="float" office:value="1172.1" calcext:value-type="float">
            <text:p>1.172,10</text:p>
          </table:table-cell>
          <table:table-cell/>
          <table:table-cell table:style-name="Default" office:value-type="float" office:value="1200.7" calcext:value-type="float">
            <text:p>1200,7</text:p>
          </table:table-cell>
          <table:table-cell table:formula="of:=[.D115]-[.$B115]" office:value-type="float" office:value="28.6000000000001" calcext:value-type="float">
            <text:p>28,6</text:p>
          </table:table-cell>
          <table:table-cell/>
          <table:table-cell table:style-name="Default" office:value-type="float" office:value="1200.7" calcext:value-type="float">
            <text:p>1200,7</text:p>
          </table:table-cell>
          <table:table-cell table:formula="of:=[.G115]-[.$B115]" office:value-type="float" office:value="28.6000000000001" calcext:value-type="float">
            <text:p>28,6</text:p>
          </table:table-cell>
          <table:table-cell/>
          <table:table-cell table:style-name="Default" office:value-type="float" office:value="1200.7" calcext:value-type="float">
            <text:p>1200,7</text:p>
          </table:table-cell>
          <table:table-cell table:formula="of:=[.J115]-[.$B115]" office:value-type="float" office:value="28.6000000000001" calcext:value-type="float">
            <text:p>28,6</text:p>
          </table:table-cell>
          <table:table-cell/>
          <table:table-cell table:style-name="Default" office:value-type="float" office:value="1200.7" calcext:value-type="float">
            <text:p>1200,7</text:p>
          </table:table-cell>
          <table:table-cell table:formula="of:=[.M115]-[.$B115]" office:value-type="float" office:value="28.6000000000001" calcext:value-type="float">
            <text:p>28,6</text:p>
          </table:table-cell>
          <table:table-cell/>
          <table:table-cell table:style-name="Default" office:value-type="float" office:value="1199.7" calcext:value-type="float">
            <text:p>1199,7</text:p>
          </table:table-cell>
          <table:table-cell table:formula="of:=[.P115]-[.$B115]" office:value-type="float" office:value="27.6000000000001" calcext:value-type="float">
            <text:p>27,6</text:p>
          </table:table-cell>
          <table:table-cell/>
          <table:table-cell table:style-name="Default" office:value-type="float" office:value="1199.5" calcext:value-type="float">
            <text:p>1199,5</text:p>
          </table:table-cell>
          <table:table-cell table:formula="of:=[.S115]-[.$B115]" office:value-type="float" office:value="27.4000000000001" calcext:value-type="float">
            <text:p>27,4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7" office:value-type="float" office:value="1751.8" calcext:value-type="float">
            <text:p>1.751,80</text:p>
          </table:table-cell>
          <table:table-cell/>
          <table:table-cell table:style-name="Default" office:value-type="float" office:value="1764.2" calcext:value-type="float">
            <text:p>1764,2</text:p>
          </table:table-cell>
          <table:table-cell table:formula="of:=[.D116]-[.$B116]" office:value-type="float" office:value="12.4000000000001" calcext:value-type="float">
            <text:p>12,4</text:p>
          </table:table-cell>
          <table:table-cell/>
          <table:table-cell table:style-name="Default" office:value-type="float" office:value="1764.2" calcext:value-type="float">
            <text:p>1764,2</text:p>
          </table:table-cell>
          <table:table-cell table:formula="of:=[.G116]-[.$B116]" office:value-type="float" office:value="12.4000000000001" calcext:value-type="float">
            <text:p>12,4</text:p>
          </table:table-cell>
          <table:table-cell/>
          <table:table-cell table:style-name="Default" office:value-type="float" office:value="1774.4" calcext:value-type="float">
            <text:p>1774,4</text:p>
          </table:table-cell>
          <table:table-cell table:formula="of:=[.J116]-[.$B116]" office:value-type="float" office:value="22.6000000000001" calcext:value-type="float">
            <text:p>22,6</text:p>
          </table:table-cell>
          <table:table-cell/>
          <table:table-cell table:style-name="Default" office:value-type="float" office:value="1751.8" calcext:value-type="float">
            <text:p>1751,8</text:p>
          </table:table-cell>
          <table:table-cell table:formula="of:=[.M116]-[.$B116]" office:value-type="float" office:value="0" calcext:value-type="float">
            <text:p>0,0</text:p>
          </table:table-cell>
          <table:table-cell/>
          <table:table-cell table:style-name="Default" office:value-type="float" office:value="1751.8" calcext:value-type="float">
            <text:p>1751,8</text:p>
          </table:table-cell>
          <table:table-cell table:formula="of:=[.P116]-[.$B116]" office:value-type="float" office:value="0" calcext:value-type="float">
            <text:p>0,0</text:p>
          </table:table-cell>
          <table:table-cell/>
          <table:table-cell table:style-name="Default" office:value-type="float" office:value="1751.8" calcext:value-type="float">
            <text:p>1751,8</text:p>
          </table:table-cell>
          <table:table-cell table:formula="of:=[.S116]-[.$B116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7" office:value-type="float" office:value="890.1" calcext:value-type="float">
            <text:p>890,10</text:p>
          </table:table-cell>
          <table:table-cell/>
          <table:table-cell table:style-name="Default" office:value-type="float" office:value="935.5" calcext:value-type="float">
            <text:p>935,5</text:p>
          </table:table-cell>
          <table:table-cell table:formula="of:=[.D117]-[.$B117]" office:value-type="float" office:value="45.4" calcext:value-type="float">
            <text:p>45,4</text:p>
          </table:table-cell>
          <table:table-cell/>
          <table:table-cell table:style-name="Default" office:value-type="float" office:value="894.9" calcext:value-type="float">
            <text:p>894,9</text:p>
          </table:table-cell>
          <table:table-cell table:formula="of:=[.G117]-[.$B117]" office:value-type="float" office:value="4.79999999999995" calcext:value-type="float">
            <text:p>4,8</text:p>
          </table:table-cell>
          <table:table-cell/>
          <table:table-cell table:style-name="Default" office:value-type="float" office:value="894.9" calcext:value-type="float">
            <text:p>894,9</text:p>
          </table:table-cell>
          <table:table-cell table:formula="of:=[.J117]-[.$B117]" office:value-type="float" office:value="4.79999999999995" calcext:value-type="float">
            <text:p>4,8</text:p>
          </table:table-cell>
          <table:table-cell/>
          <table:table-cell table:style-name="Default" office:value-type="float" office:value="894.9" calcext:value-type="float">
            <text:p>894,9</text:p>
          </table:table-cell>
          <table:table-cell table:formula="of:=[.M117]-[.$B117]" office:value-type="float" office:value="4.79999999999995" calcext:value-type="float">
            <text:p>4,8</text:p>
          </table:table-cell>
          <table:table-cell/>
          <table:table-cell table:style-name="Default" office:value-type="float" office:value="894.9" calcext:value-type="float">
            <text:p>894,9</text:p>
          </table:table-cell>
          <table:table-cell table:formula="of:=[.P117]-[.$B117]" office:value-type="float" office:value="4.79999999999995" calcext:value-type="float">
            <text:p>4,8</text:p>
          </table:table-cell>
          <table:table-cell/>
          <table:table-cell table:style-name="Default" office:value-type="float" office:value="890.2" calcext:value-type="float">
            <text:p>890,2</text:p>
          </table:table-cell>
          <table:table-cell table:formula="of:=[.S117]-[.$B117]" office:value-type="float" office:value="0.100000000000023" calcext:value-type="float">
            <text:p>0,1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7" office:value-type="float" office:value="2444.6" calcext:value-type="float">
            <text:p>2.444,60</text:p>
          </table:table-cell>
          <table:table-cell/>
          <table:table-cell table:style-name="Default" office:value-type="float" office:value="2370.9" calcext:value-type="float">
            <text:p>2370,9</text:p>
          </table:table-cell>
          <table:table-cell table:formula="of:=[.D118]-[.$B118]" office:value-type="float" office:value="-73.6999999999998" calcext:value-type="float">
            <text:p>-73,7</text:p>
          </table:table-cell>
          <table:table-cell/>
          <table:table-cell table:style-name="Default" office:value-type="float" office:value="2370.9" calcext:value-type="float">
            <text:p>2370,9</text:p>
          </table:table-cell>
          <table:table-cell table:formula="of:=[.G118]-[.$B118]" office:value-type="float" office:value="-73.6999999999998" calcext:value-type="float">
            <text:p>-73,7</text:p>
          </table:table-cell>
          <table:table-cell/>
          <table:table-cell table:style-name="Default" office:value-type="float" office:value="2385.9" calcext:value-type="float">
            <text:p>2385,9</text:p>
          </table:table-cell>
          <table:table-cell table:formula="of:=[.J118]-[.$B118]" office:value-type="float" office:value="-58.6999999999998" calcext:value-type="float">
            <text:p>-58,7</text:p>
          </table:table-cell>
          <table:table-cell/>
          <table:table-cell table:style-name="Default" office:value-type="float" office:value="2385.9" calcext:value-type="float">
            <text:p>2385,9</text:p>
          </table:table-cell>
          <table:table-cell table:formula="of:=[.M118]-[.$B118]" office:value-type="float" office:value="-58.6999999999998" calcext:value-type="float">
            <text:p>-58,7</text:p>
          </table:table-cell>
          <table:table-cell/>
          <table:table-cell table:style-name="Default" office:value-type="float" office:value="2444.6" calcext:value-type="float">
            <text:p>2444,6</text:p>
          </table:table-cell>
          <table:table-cell table:formula="of:=[.P118]-[.$B118]" office:value-type="float" office:value="0" calcext:value-type="float">
            <text:p>0,0</text:p>
          </table:table-cell>
          <table:table-cell/>
          <table:table-cell table:style-name="Default" office:value-type="float" office:value="2444.6" calcext:value-type="float">
            <text:p>2444,6</text:p>
          </table:table-cell>
          <table:table-cell table:formula="of:=[.S118]-[.$B118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7" office:value-type="float" office:value="184.6" calcext:value-type="float">
            <text:p>184,60</text:p>
          </table:table-cell>
          <table:table-cell/>
          <table:table-cell table:style-name="Default" office:value-type="float" office:value="184.6" calcext:value-type="float">
            <text:p>184,6</text:p>
          </table:table-cell>
          <table:table-cell table:formula="of:=[.D119]-[.$B119]" office:value-type="float" office:value="0" calcext:value-type="float">
            <text:p>0,0</text:p>
          </table:table-cell>
          <table:table-cell/>
          <table:table-cell table:style-name="Default" office:value-type="float" office:value="184.6" calcext:value-type="float">
            <text:p>184,6</text:p>
          </table:table-cell>
          <table:table-cell table:formula="of:=[.G119]-[.$B119]" office:value-type="float" office:value="0" calcext:value-type="float">
            <text:p>0,0</text:p>
          </table:table-cell>
          <table:table-cell/>
          <table:table-cell table:style-name="Default" office:value-type="float" office:value="184.6" calcext:value-type="float">
            <text:p>184,6</text:p>
          </table:table-cell>
          <table:table-cell table:formula="of:=[.J119]-[.$B119]" office:value-type="float" office:value="0" calcext:value-type="float">
            <text:p>0,0</text:p>
          </table:table-cell>
          <table:table-cell/>
          <table:table-cell table:style-name="Default" office:value-type="float" office:value="184.6" calcext:value-type="float">
            <text:p>184,6</text:p>
          </table:table-cell>
          <table:table-cell table:formula="of:=[.M119]-[.$B119]" office:value-type="float" office:value="0" calcext:value-type="float">
            <text:p>0,0</text:p>
          </table:table-cell>
          <table:table-cell/>
          <table:table-cell table:style-name="Default" office:value-type="float" office:value="184.6" calcext:value-type="float">
            <text:p>184,6</text:p>
          </table:table-cell>
          <table:table-cell table:formula="of:=[.P119]-[.$B119]" office:value-type="float" office:value="0" calcext:value-type="float">
            <text:p>0,0</text:p>
          </table:table-cell>
          <table:table-cell/>
          <table:table-cell table:style-name="Default" office:value-type="float" office:value="184.6" calcext:value-type="float">
            <text:p>184,6</text:p>
          </table:table-cell>
          <table:table-cell table:formula="of:=[.S119]-[.$B119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7" office:value-type="float" office:value="572.7" calcext:value-type="float">
            <text:p>572,70</text:p>
          </table:table-cell>
          <table:table-cell/>
          <table:table-cell table:style-name="Default" office:value-type="float" office:value="538.7" calcext:value-type="float">
            <text:p>538,7</text:p>
          </table:table-cell>
          <table:table-cell table:formula="of:=[.D120]-[.$B120]" office:value-type="float" office:value="-34" calcext:value-type="float">
            <text:p>-34,0</text:p>
          </table:table-cell>
          <table:table-cell/>
          <table:table-cell table:style-name="Default" office:value-type="float" office:value="538.7" calcext:value-type="float">
            <text:p>538,7</text:p>
          </table:table-cell>
          <table:table-cell table:formula="of:=[.G120]-[.$B120]" office:value-type="float" office:value="-34" calcext:value-type="float">
            <text:p>-34,0</text:p>
          </table:table-cell>
          <table:table-cell/>
          <table:table-cell table:style-name="Default" office:value-type="float" office:value="538.7" calcext:value-type="float">
            <text:p>538,7</text:p>
          </table:table-cell>
          <table:table-cell table:formula="of:=[.J120]-[.$B120]" office:value-type="float" office:value="-34" calcext:value-type="float">
            <text:p>-34,0</text:p>
          </table:table-cell>
          <table:table-cell/>
          <table:table-cell table:style-name="Default" office:value-type="float" office:value="538.7" calcext:value-type="float">
            <text:p>538,7</text:p>
          </table:table-cell>
          <table:table-cell table:formula="of:=[.M120]-[.$B120]" office:value-type="float" office:value="-34" calcext:value-type="float">
            <text:p>-34,0</text:p>
          </table:table-cell>
          <table:table-cell/>
          <table:table-cell table:style-name="Default" office:value-type="float" office:value="538.7" calcext:value-type="float">
            <text:p>538,7</text:p>
          </table:table-cell>
          <table:table-cell table:formula="of:=[.P120]-[.$B120]" office:value-type="float" office:value="-34" calcext:value-type="float">
            <text:p>-34,0</text:p>
          </table:table-cell>
          <table:table-cell/>
          <table:table-cell table:style-name="Default" office:value-type="float" office:value="538.7" calcext:value-type="float">
            <text:p>538,7</text:p>
          </table:table-cell>
          <table:table-cell table:formula="of:=[.S120]-[.$B120]" office:value-type="float" office:value="-34" calcext:value-type="float">
            <text:p>-34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7" office:value-type="float" office:value="1385.1" calcext:value-type="float">
            <text:p>1.385,10</text:p>
          </table:table-cell>
          <table:table-cell/>
          <table:table-cell table:style-name="Default" office:value-type="float" office:value="526.4" calcext:value-type="float">
            <text:p>526,4</text:p>
          </table:table-cell>
          <table:table-cell table:formula="of:=[.D121]-[.$B121]" office:value-type="float" office:value="-858.7" calcext:value-type="float">
            <text:p>-858,7</text:p>
          </table:table-cell>
          <table:table-cell/>
          <table:table-cell table:style-name="Default" office:value-type="float" office:value="526.4" calcext:value-type="float">
            <text:p>526,4</text:p>
          </table:table-cell>
          <table:table-cell table:formula="of:=[.G121]-[.$B121]" office:value-type="float" office:value="-858.7" calcext:value-type="float">
            <text:p>-858,7</text:p>
          </table:table-cell>
          <table:table-cell/>
          <table:table-cell table:style-name="Default" office:value-type="float" office:value="1385.1" calcext:value-type="float">
            <text:p>1385,1</text:p>
          </table:table-cell>
          <table:table-cell table:formula="of:=[.J121]-[.$B121]" office:value-type="float" office:value="0" calcext:value-type="float">
            <text:p>0,0</text:p>
          </table:table-cell>
          <table:table-cell/>
          <table:table-cell table:style-name="Default" office:value-type="float" office:value="1385.1" calcext:value-type="float">
            <text:p>1385,1</text:p>
          </table:table-cell>
          <table:table-cell table:formula="of:=[.M121]-[.$B121]" office:value-type="float" office:value="0" calcext:value-type="float">
            <text:p>0,0</text:p>
          </table:table-cell>
          <table:table-cell/>
          <table:table-cell table:style-name="Default" office:value-type="float" office:value="1385.1" calcext:value-type="float">
            <text:p>1385,1</text:p>
          </table:table-cell>
          <table:table-cell table:formula="of:=[.P121]-[.$B121]" office:value-type="float" office:value="0" calcext:value-type="float">
            <text:p>0,0</text:p>
          </table:table-cell>
          <table:table-cell/>
          <table:table-cell table:style-name="Default" office:value-type="float" office:value="1385.1" calcext:value-type="float">
            <text:p>1385,1</text:p>
          </table:table-cell>
          <table:table-cell table:formula="of:=[.S121]-[.$B121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7" office:value-type="float" office:value="1778.6" calcext:value-type="float">
            <text:p>1.778,60</text:p>
          </table:table-cell>
          <table:table-cell/>
          <table:table-cell table:style-name="Default" office:value-type="float" office:value="1778.6" calcext:value-type="float">
            <text:p>1778,6</text:p>
          </table:table-cell>
          <table:table-cell table:formula="of:=[.D122]-[.$B122]" office:value-type="float" office:value="0" calcext:value-type="float">
            <text:p>0,0</text:p>
          </table:table-cell>
          <table:table-cell/>
          <table:table-cell table:style-name="Default" office:value-type="float" office:value="1778.6" calcext:value-type="float">
            <text:p>1778,6</text:p>
          </table:table-cell>
          <table:table-cell table:formula="of:=[.G122]-[.$B122]" office:value-type="float" office:value="0" calcext:value-type="float">
            <text:p>0,0</text:p>
          </table:table-cell>
          <table:table-cell/>
          <table:table-cell table:style-name="Default" office:value-type="float" office:value="1778.6" calcext:value-type="float">
            <text:p>1778,6</text:p>
          </table:table-cell>
          <table:table-cell table:formula="of:=[.J122]-[.$B122]" office:value-type="float" office:value="0" calcext:value-type="float">
            <text:p>0,0</text:p>
          </table:table-cell>
          <table:table-cell/>
          <table:table-cell table:style-name="Default" office:value-type="float" office:value="1786.7" calcext:value-type="float">
            <text:p>1786,7</text:p>
          </table:table-cell>
          <table:table-cell table:formula="of:=[.M122]-[.$B122]" office:value-type="float" office:value="8.10000000000014" calcext:value-type="float">
            <text:p>8,1</text:p>
          </table:table-cell>
          <table:table-cell/>
          <table:table-cell table:style-name="Default" office:value-type="float" office:value="1786.7" calcext:value-type="float">
            <text:p>1786,7</text:p>
          </table:table-cell>
          <table:table-cell table:formula="of:=[.P122]-[.$B122]" office:value-type="float" office:value="8.10000000000014" calcext:value-type="float">
            <text:p>8,1</text:p>
          </table:table-cell>
          <table:table-cell/>
          <table:table-cell table:style-name="Default" office:value-type="float" office:value="1778.6" calcext:value-type="float">
            <text:p>1778,6</text:p>
          </table:table-cell>
          <table:table-cell table:formula="of:=[.S122]-[.$B122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7" office:value-type="float" office:value="1402" calcext:value-type="float">
            <text:p>1.402,00</text:p>
          </table:table-cell>
          <table:table-cell/>
          <table:table-cell table:style-name="Default" office:value-type="float" office:value="1447.6" calcext:value-type="float">
            <text:p>1447,6</text:p>
          </table:table-cell>
          <table:table-cell table:formula="of:=[.D123]-[.$B123]" office:value-type="float" office:value="45.5999999999999" calcext:value-type="float">
            <text:p>45,6</text:p>
          </table:table-cell>
          <table:table-cell/>
          <table:table-cell table:style-name="Default" office:value-type="float" office:value="1450.3" calcext:value-type="float">
            <text:p>1450,3</text:p>
          </table:table-cell>
          <table:table-cell table:formula="of:=[.G123]-[.$B123]" office:value-type="float" office:value="48.3" calcext:value-type="float">
            <text:p>48,3</text:p>
          </table:table-cell>
          <table:table-cell/>
          <table:table-cell table:style-name="Default" office:value-type="float" office:value="1447.6" calcext:value-type="float">
            <text:p>1447,6</text:p>
          </table:table-cell>
          <table:table-cell table:formula="of:=[.J123]-[.$B123]" office:value-type="float" office:value="45.5999999999999" calcext:value-type="float">
            <text:p>45,6</text:p>
          </table:table-cell>
          <table:table-cell/>
          <table:table-cell table:style-name="Default" office:value-type="float" office:value="1447.6" calcext:value-type="float">
            <text:p>1447,6</text:p>
          </table:table-cell>
          <table:table-cell table:formula="of:=[.M123]-[.$B123]" office:value-type="float" office:value="45.5999999999999" calcext:value-type="float">
            <text:p>45,6</text:p>
          </table:table-cell>
          <table:table-cell/>
          <table:table-cell table:style-name="Default" office:value-type="float" office:value="1447.6" calcext:value-type="float">
            <text:p>1447,6</text:p>
          </table:table-cell>
          <table:table-cell table:formula="of:=[.P123]-[.$B123]" office:value-type="float" office:value="45.5999999999999" calcext:value-type="float">
            <text:p>45,6</text:p>
          </table:table-cell>
          <table:table-cell/>
          <table:table-cell table:style-name="Default" office:value-type="float" office:value="1402" calcext:value-type="float">
            <text:p>1402</text:p>
          </table:table-cell>
          <table:table-cell table:formula="of:=[.S123]-[.$B123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7" office:value-type="float" office:value="1843.6" calcext:value-type="float">
            <text:p>1.843,60</text:p>
          </table:table-cell>
          <table:table-cell/>
          <table:table-cell table:style-name="Default" office:value-type="float" office:value="1356.5" calcext:value-type="float">
            <text:p>1356,5</text:p>
          </table:table-cell>
          <table:table-cell table:formula="of:=[.D124]-[.$B124]" office:value-type="float" office:value="-487.1" calcext:value-type="float">
            <text:p>-487,1</text:p>
          </table:table-cell>
          <table:table-cell/>
          <table:table-cell table:style-name="Default" office:value-type="float" office:value="1356.6" calcext:value-type="float">
            <text:p>1356,6</text:p>
          </table:table-cell>
          <table:table-cell table:formula="of:=[.G124]-[.$B124]" office:value-type="float" office:value="-487" calcext:value-type="float">
            <text:p>-487,0</text:p>
          </table:table-cell>
          <table:table-cell/>
          <table:table-cell table:style-name="Default" office:value-type="float" office:value="1356.9" calcext:value-type="float">
            <text:p>1356,9</text:p>
          </table:table-cell>
          <table:table-cell table:formula="of:=[.J124]-[.$B124]" office:value-type="float" office:value="-486.7" calcext:value-type="float">
            <text:p>-486,7</text:p>
          </table:table-cell>
          <table:table-cell/>
          <table:table-cell table:style-name="Default" office:value-type="float" office:value="1356.9" calcext:value-type="float">
            <text:p>1356,9</text:p>
          </table:table-cell>
          <table:table-cell table:formula="of:=[.M124]-[.$B124]" office:value-type="float" office:value="-486.7" calcext:value-type="float">
            <text:p>-486,7</text:p>
          </table:table-cell>
          <table:table-cell/>
          <table:table-cell table:style-name="Default" office:value-type="float" office:value="1843.6" calcext:value-type="float">
            <text:p>1843,6</text:p>
          </table:table-cell>
          <table:table-cell table:formula="of:=[.P124]-[.$B124]" office:value-type="float" office:value="0" calcext:value-type="float">
            <text:p>0,0</text:p>
          </table:table-cell>
          <table:table-cell/>
          <table:table-cell table:style-name="Default" office:value-type="float" office:value="1843.6" calcext:value-type="float">
            <text:p>1843,6</text:p>
          </table:table-cell>
          <table:table-cell table:formula="of:=[.S124]-[.$B124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7" office:value-type="float" office:value="1520.6" calcext:value-type="float">
            <text:p>1.520,60</text:p>
          </table:table-cell>
          <table:table-cell/>
          <table:table-cell table:style-name="Default" office:value-type="float" office:value="1535.4" calcext:value-type="float">
            <text:p>1535,4</text:p>
          </table:table-cell>
          <table:table-cell table:formula="of:=[.D125]-[.$B125]" office:value-type="float" office:value="14.8000000000002" calcext:value-type="float">
            <text:p>14,8</text:p>
          </table:table-cell>
          <table:table-cell/>
          <table:table-cell table:style-name="Default" office:value-type="float" office:value="1522.3" calcext:value-type="float">
            <text:p>1522,3</text:p>
          </table:table-cell>
          <table:table-cell table:formula="of:=[.G125]-[.$B125]" office:value-type="float" office:value="1.70000000000005" calcext:value-type="float">
            <text:p>1,7</text:p>
          </table:table-cell>
          <table:table-cell/>
          <table:table-cell table:style-name="Default" office:value-type="float" office:value="1522.3" calcext:value-type="float">
            <text:p>1522,3</text:p>
          </table:table-cell>
          <table:table-cell table:formula="of:=[.J125]-[.$B125]" office:value-type="float" office:value="1.70000000000005" calcext:value-type="float">
            <text:p>1,7</text:p>
          </table:table-cell>
          <table:table-cell/>
          <table:table-cell table:style-name="Default" office:value-type="float" office:value="1522.3" calcext:value-type="float">
            <text:p>1522,3</text:p>
          </table:table-cell>
          <table:table-cell table:formula="of:=[.M125]-[.$B125]" office:value-type="float" office:value="1.70000000000005" calcext:value-type="float">
            <text:p>1,7</text:p>
          </table:table-cell>
          <table:table-cell/>
          <table:table-cell table:style-name="Default" office:value-type="float" office:value="1520.6" calcext:value-type="float">
            <text:p>1520,6</text:p>
          </table:table-cell>
          <table:table-cell table:formula="of:=[.P125]-[.$B125]" office:value-type="float" office:value="0" calcext:value-type="float">
            <text:p>0,0</text:p>
          </table:table-cell>
          <table:table-cell/>
          <table:table-cell table:style-name="Default" office:value-type="float" office:value="1522.3" calcext:value-type="float">
            <text:p>1522,3</text:p>
          </table:table-cell>
          <table:table-cell table:formula="of:=[.S125]-[.$B125]" office:value-type="float" office:value="1.70000000000005" calcext:value-type="float">
            <text:p>1,7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7" office:value-type="float" office:value="743.9" calcext:value-type="float">
            <text:p>743,90</text:p>
          </table:table-cell>
          <table:table-cell/>
          <table:table-cell table:style-name="Default" office:value-type="float" office:value="737.3" calcext:value-type="float">
            <text:p>737,3</text:p>
          </table:table-cell>
          <table:table-cell table:formula="of:=[.D126]-[.$B126]" office:value-type="float" office:value="-6.60000000000002" calcext:value-type="float">
            <text:p>-6,6</text:p>
          </table:table-cell>
          <table:table-cell/>
          <table:table-cell table:style-name="Default" office:value-type="float" office:value="737.3" calcext:value-type="float">
            <text:p>737,3</text:p>
          </table:table-cell>
          <table:table-cell table:formula="of:=[.G126]-[.$B126]" office:value-type="float" office:value="-6.60000000000002" calcext:value-type="float">
            <text:p>-6,6</text:p>
          </table:table-cell>
          <table:table-cell/>
          <table:table-cell table:style-name="Default" office:value-type="float" office:value="737.3" calcext:value-type="float">
            <text:p>737,3</text:p>
          </table:table-cell>
          <table:table-cell table:formula="of:=[.J126]-[.$B126]" office:value-type="float" office:value="-6.60000000000002" calcext:value-type="float">
            <text:p>-6,6</text:p>
          </table:table-cell>
          <table:table-cell/>
          <table:table-cell table:style-name="Default" office:value-type="float" office:value="737.3" calcext:value-type="float">
            <text:p>737,3</text:p>
          </table:table-cell>
          <table:table-cell table:formula="of:=[.M126]-[.$B126]" office:value-type="float" office:value="-6.60000000000002" calcext:value-type="float">
            <text:p>-6,6</text:p>
          </table:table-cell>
          <table:table-cell/>
          <table:table-cell table:style-name="Default" office:value-type="float" office:value="737.3" calcext:value-type="float">
            <text:p>737,3</text:p>
          </table:table-cell>
          <table:table-cell table:formula="of:=[.P126]-[.$B126]" office:value-type="float" office:value="-6.60000000000002" calcext:value-type="float">
            <text:p>-6,6</text:p>
          </table:table-cell>
          <table:table-cell/>
          <table:table-cell table:style-name="Default" office:value-type="float" office:value="737.3" calcext:value-type="float">
            <text:p>737,3</text:p>
          </table:table-cell>
          <table:table-cell table:formula="of:=[.S126]-[.$B126]" office:value-type="float" office:value="-6.60000000000002" calcext:value-type="float">
            <text:p>-6,6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7" office:value-type="float" office:value="2564.4" calcext:value-type="float">
            <text:p>2.564,40</text:p>
          </table:table-cell>
          <table:table-cell/>
          <table:table-cell table:style-name="Default" office:value-type="float" office:value="2627.5" calcext:value-type="float">
            <text:p>2627,5</text:p>
          </table:table-cell>
          <table:table-cell table:formula="of:=[.D127]-[.$B127]" office:value-type="float" office:value="63.0999999999999" calcext:value-type="float">
            <text:p>63,1</text:p>
          </table:table-cell>
          <table:table-cell/>
          <table:table-cell table:style-name="Default" office:value-type="float" office:value="672" calcext:value-type="float">
            <text:p>672</text:p>
          </table:table-cell>
          <table:table-cell table:formula="of:=[.G127]-[.$B127]" office:value-type="float" office:value="-1892.4" calcext:value-type="float">
            <text:p>-1892,4</text:p>
          </table:table-cell>
          <table:table-cell/>
          <table:table-cell table:style-name="Default" office:value-type="float" office:value="672.3" calcext:value-type="float">
            <text:p>672,3</text:p>
          </table:table-cell>
          <table:table-cell table:formula="of:=[.J127]-[.$B127]" office:value-type="float" office:value="-1892.1" calcext:value-type="float">
            <text:p>-1892,1</text:p>
          </table:table-cell>
          <table:table-cell/>
          <table:table-cell table:style-name="Default" office:value-type="float" office:value="672.3" calcext:value-type="float">
            <text:p>672,3</text:p>
          </table:table-cell>
          <table:table-cell table:formula="of:=[.M127]-[.$B127]" office:value-type="float" office:value="-1892.1" calcext:value-type="float">
            <text:p>-1892,1</text:p>
          </table:table-cell>
          <table:table-cell/>
          <table:table-cell table:style-name="Default" office:value-type="float" office:value="2564" calcext:value-type="float">
            <text:p>2564</text:p>
          </table:table-cell>
          <table:table-cell table:formula="of:=[.P127]-[.$B127]" office:value-type="float" office:value="-0.400000000000091" calcext:value-type="float">
            <text:p>-0,4</text:p>
          </table:table-cell>
          <table:table-cell/>
          <table:table-cell table:style-name="Default" office:value-type="float" office:value="2564" calcext:value-type="float">
            <text:p>2564</text:p>
          </table:table-cell>
          <table:table-cell table:formula="of:=[.S127]-[.$B127]" office:value-type="float" office:value="-0.400000000000091" calcext:value-type="float">
            <text:p>-0,4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7" office:value-type="float" office:value="864.7" calcext:value-type="float">
            <text:p>864,70</text:p>
          </table:table-cell>
          <table:table-cell/>
          <table:table-cell table:style-name="Default" office:value-type="float" office:value="864.7" calcext:value-type="float">
            <text:p>864,7</text:p>
          </table:table-cell>
          <table:table-cell table:formula="of:=[.D128]-[.$B128]" office:value-type="float" office:value="0" calcext:value-type="float">
            <text:p>0,0</text:p>
          </table:table-cell>
          <table:table-cell/>
          <table:table-cell table:style-name="Default" office:value-type="float" office:value="864.7" calcext:value-type="float">
            <text:p>864,7</text:p>
          </table:table-cell>
          <table:table-cell table:formula="of:=[.G128]-[.$B128]" office:value-type="float" office:value="0" calcext:value-type="float">
            <text:p>0,0</text:p>
          </table:table-cell>
          <table:table-cell/>
          <table:table-cell table:style-name="Default" office:value-type="float" office:value="864.7" calcext:value-type="float">
            <text:p>864,7</text:p>
          </table:table-cell>
          <table:table-cell table:formula="of:=[.J128]-[.$B128]" office:value-type="float" office:value="0" calcext:value-type="float">
            <text:p>0,0</text:p>
          </table:table-cell>
          <table:table-cell/>
          <table:table-cell table:style-name="Default" office:value-type="float" office:value="864.7" calcext:value-type="float">
            <text:p>864,7</text:p>
          </table:table-cell>
          <table:table-cell table:formula="of:=[.M128]-[.$B128]" office:value-type="float" office:value="0" calcext:value-type="float">
            <text:p>0,0</text:p>
          </table:table-cell>
          <table:table-cell/>
          <table:table-cell table:style-name="Default" office:value-type="float" office:value="864.7" calcext:value-type="float">
            <text:p>864,7</text:p>
          </table:table-cell>
          <table:table-cell table:formula="of:=[.P128]-[.$B128]" office:value-type="float" office:value="0" calcext:value-type="float">
            <text:p>0,0</text:p>
          </table:table-cell>
          <table:table-cell/>
          <table:table-cell table:style-name="Default" office:value-type="float" office:value="864.7" calcext:value-type="float">
            <text:p>864,7</text:p>
          </table:table-cell>
          <table:table-cell table:formula="of:=[.S128]-[.$B128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7" office:value-type="float" office:value="514.4" calcext:value-type="float">
            <text:p>514,40</text:p>
          </table:table-cell>
          <table:table-cell/>
          <table:table-cell table:style-name="Default" office:value-type="float" office:value="514.4" calcext:value-type="float">
            <text:p>514,4</text:p>
          </table:table-cell>
          <table:table-cell table:formula="of:=[.D129]-[.$B129]" office:value-type="float" office:value="0" calcext:value-type="float">
            <text:p>0,0</text:p>
          </table:table-cell>
          <table:table-cell/>
          <table:table-cell table:style-name="Default" office:value-type="float" office:value="514.4" calcext:value-type="float">
            <text:p>514,4</text:p>
          </table:table-cell>
          <table:table-cell table:formula="of:=[.G129]-[.$B129]" office:value-type="float" office:value="0" calcext:value-type="float">
            <text:p>0,0</text:p>
          </table:table-cell>
          <table:table-cell/>
          <table:table-cell table:style-name="Default" office:value-type="float" office:value="514.4" calcext:value-type="float">
            <text:p>514,4</text:p>
          </table:table-cell>
          <table:table-cell table:formula="of:=[.J129]-[.$B129]" office:value-type="float" office:value="0" calcext:value-type="float">
            <text:p>0,0</text:p>
          </table:table-cell>
          <table:table-cell/>
          <table:table-cell table:style-name="Default" office:value-type="float" office:value="514.4" calcext:value-type="float">
            <text:p>514,4</text:p>
          </table:table-cell>
          <table:table-cell table:formula="of:=[.M129]-[.$B129]" office:value-type="float" office:value="0" calcext:value-type="float">
            <text:p>0,0</text:p>
          </table:table-cell>
          <table:table-cell/>
          <table:table-cell table:style-name="Default" office:value-type="float" office:value="514.4" calcext:value-type="float">
            <text:p>514,4</text:p>
          </table:table-cell>
          <table:table-cell table:formula="of:=[.P129]-[.$B129]" office:value-type="float" office:value="0" calcext:value-type="float">
            <text:p>0,0</text:p>
          </table:table-cell>
          <table:table-cell/>
          <table:table-cell table:style-name="Default" office:value-type="float" office:value="514.4" calcext:value-type="float">
            <text:p>514,4</text:p>
          </table:table-cell>
          <table:table-cell table:formula="of:=[.S129]-[.$B129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7" office:value-type="float" office:value="931" calcext:value-type="float">
            <text:p>931,00</text:p>
          </table:table-cell>
          <table:table-cell/>
          <table:table-cell table:style-name="Default" office:value-type="float" office:value="935.2" calcext:value-type="float">
            <text:p>935,2</text:p>
          </table:table-cell>
          <table:table-cell table:formula="of:=[.D130]-[.$B130]" office:value-type="float" office:value="4.20000000000005" calcext:value-type="float">
            <text:p>4,2</text:p>
          </table:table-cell>
          <table:table-cell/>
          <table:table-cell table:style-name="Default" office:value-type="float" office:value="935.2" calcext:value-type="float">
            <text:p>935,2</text:p>
          </table:table-cell>
          <table:table-cell table:formula="of:=[.G130]-[.$B130]" office:value-type="float" office:value="4.20000000000005" calcext:value-type="float">
            <text:p>4,2</text:p>
          </table:table-cell>
          <table:table-cell/>
          <table:table-cell table:style-name="Default" office:value-type="float" office:value="935.2" calcext:value-type="float">
            <text:p>935,2</text:p>
          </table:table-cell>
          <table:table-cell table:formula="of:=[.J130]-[.$B130]" office:value-type="float" office:value="4.20000000000005" calcext:value-type="float">
            <text:p>4,2</text:p>
          </table:table-cell>
          <table:table-cell/>
          <table:table-cell table:style-name="Default" office:value-type="float" office:value="935.2" calcext:value-type="float">
            <text:p>935,2</text:p>
          </table:table-cell>
          <table:table-cell table:formula="of:=[.M130]-[.$B130]" office:value-type="float" office:value="4.20000000000005" calcext:value-type="float">
            <text:p>4,2</text:p>
          </table:table-cell>
          <table:table-cell/>
          <table:table-cell table:style-name="Default" office:value-type="float" office:value="931" calcext:value-type="float">
            <text:p>931</text:p>
          </table:table-cell>
          <table:table-cell table:formula="of:=[.P130]-[.$B130]" office:value-type="float" office:value="0" calcext:value-type="float">
            <text:p>0,0</text:p>
          </table:table-cell>
          <table:table-cell/>
          <table:table-cell table:style-name="Default" office:value-type="float" office:value="931" calcext:value-type="float">
            <text:p>931</text:p>
          </table:table-cell>
          <table:table-cell table:formula="of:=[.S130]-[.$B130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7" office:value-type="float" office:value="983.1" calcext:value-type="float">
            <text:p>983,10</text:p>
          </table:table-cell>
          <table:table-cell/>
          <table:table-cell table:style-name="Default" office:value-type="float" office:value="625.7" calcext:value-type="float">
            <text:p>625,7</text:p>
          </table:table-cell>
          <table:table-cell table:formula="of:=[.D131]-[.$B131]" office:value-type="float" office:value="-357.4" calcext:value-type="float">
            <text:p>-357,4</text:p>
          </table:table-cell>
          <table:table-cell/>
          <table:table-cell table:style-name="Default" office:value-type="float" office:value="625.7" calcext:value-type="float">
            <text:p>625,7</text:p>
          </table:table-cell>
          <table:table-cell table:formula="of:=[.G131]-[.$B131]" office:value-type="float" office:value="-357.4" calcext:value-type="float">
            <text:p>-357,4</text:p>
          </table:table-cell>
          <table:table-cell/>
          <table:table-cell table:style-name="Default" office:value-type="float" office:value="983.1" calcext:value-type="float">
            <text:p>983,1</text:p>
          </table:table-cell>
          <table:table-cell table:formula="of:=[.J131]-[.$B131]" office:value-type="float" office:value="0" calcext:value-type="float">
            <text:p>0,0</text:p>
          </table:table-cell>
          <table:table-cell/>
          <table:table-cell table:style-name="Default" office:value-type="float" office:value="983.1" calcext:value-type="float">
            <text:p>983,1</text:p>
          </table:table-cell>
          <table:table-cell table:formula="of:=[.M131]-[.$B131]" office:value-type="float" office:value="0" calcext:value-type="float">
            <text:p>0,0</text:p>
          </table:table-cell>
          <table:table-cell/>
          <table:table-cell table:style-name="Default" office:value-type="float" office:value="983.1" calcext:value-type="float">
            <text:p>983,1</text:p>
          </table:table-cell>
          <table:table-cell table:formula="of:=[.P131]-[.$B131]" office:value-type="float" office:value="0" calcext:value-type="float">
            <text:p>0,0</text:p>
          </table:table-cell>
          <table:table-cell/>
          <table:table-cell table:style-name="Default" office:value-type="float" office:value="983.1" calcext:value-type="float">
            <text:p>983,1</text:p>
          </table:table-cell>
          <table:table-cell table:formula="of:=[.S131]-[.$B131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7" office:value-type="float" office:value="691.4" calcext:value-type="float">
            <text:p>691,40</text:p>
          </table:table-cell>
          <table:table-cell/>
          <table:table-cell table:style-name="Default" office:value-type="float" office:value="691.4" calcext:value-type="float">
            <text:p>691,4</text:p>
          </table:table-cell>
          <table:table-cell table:formula="of:=[.D132]-[.$B132]" office:value-type="float" office:value="0" calcext:value-type="float">
            <text:p>0,0</text:p>
          </table:table-cell>
          <table:table-cell/>
          <table:table-cell table:style-name="Default" office:value-type="float" office:value="691.4" calcext:value-type="float">
            <text:p>691,4</text:p>
          </table:table-cell>
          <table:table-cell table:formula="of:=[.G132]-[.$B132]" office:value-type="float" office:value="0" calcext:value-type="float">
            <text:p>0,0</text:p>
          </table:table-cell>
          <table:table-cell/>
          <table:table-cell table:style-name="Default" office:value-type="float" office:value="691.4" calcext:value-type="float">
            <text:p>691,4</text:p>
          </table:table-cell>
          <table:table-cell table:formula="of:=[.J132]-[.$B132]" office:value-type="float" office:value="0" calcext:value-type="float">
            <text:p>0,0</text:p>
          </table:table-cell>
          <table:table-cell/>
          <table:table-cell table:style-name="Default" office:value-type="float" office:value="691.4" calcext:value-type="float">
            <text:p>691,4</text:p>
          </table:table-cell>
          <table:table-cell table:formula="of:=[.M132]-[.$B132]" office:value-type="float" office:value="0" calcext:value-type="float">
            <text:p>0,0</text:p>
          </table:table-cell>
          <table:table-cell/>
          <table:table-cell table:style-name="Default" office:value-type="float" office:value="691.4" calcext:value-type="float">
            <text:p>691,4</text:p>
          </table:table-cell>
          <table:table-cell table:formula="of:=[.P132]-[.$B132]" office:value-type="float" office:value="0" calcext:value-type="float">
            <text:p>0,0</text:p>
          </table:table-cell>
          <table:table-cell/>
          <table:table-cell table:style-name="Default" office:value-type="float" office:value="691.4" calcext:value-type="float">
            <text:p>691,4</text:p>
          </table:table-cell>
          <table:table-cell table:formula="of:=[.S132]-[.$B132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7" office:value-type="float" office:value="978.6" calcext:value-type="float">
            <text:p>978,60</text:p>
          </table:table-cell>
          <table:table-cell/>
          <table:table-cell table:style-name="Default" office:value-type="float" office:value="495.3" calcext:value-type="float">
            <text:p>495,3</text:p>
          </table:table-cell>
          <table:table-cell table:formula="of:=[.D133]-[.$B133]" office:value-type="float" office:value="-483.3" calcext:value-type="float">
            <text:p>-483,3</text:p>
          </table:table-cell>
          <table:table-cell/>
          <table:table-cell table:style-name="Default" office:value-type="float" office:value="495.3" calcext:value-type="float">
            <text:p>495,3</text:p>
          </table:table-cell>
          <table:table-cell table:formula="of:=[.G133]-[.$B133]" office:value-type="float" office:value="-483.3" calcext:value-type="float">
            <text:p>-483,3</text:p>
          </table:table-cell>
          <table:table-cell/>
          <table:table-cell table:style-name="Default" office:value-type="float" office:value="1113.1" calcext:value-type="float">
            <text:p>1113,1</text:p>
          </table:table-cell>
          <table:table-cell table:formula="of:=[.J133]-[.$B133]" office:value-type="float" office:value="134.5" calcext:value-type="float">
            <text:p>134,5</text:p>
          </table:table-cell>
          <table:table-cell/>
          <table:table-cell table:style-name="Default" office:value-type="float" office:value="978.6" calcext:value-type="float">
            <text:p>978,6</text:p>
          </table:table-cell>
          <table:table-cell table:formula="of:=[.M133]-[.$B133]" office:value-type="float" office:value="0" calcext:value-type="float">
            <text:p>0,0</text:p>
          </table:table-cell>
          <table:table-cell/>
          <table:table-cell table:style-name="Default" office:value-type="float" office:value="978.6" calcext:value-type="float">
            <text:p>978,6</text:p>
          </table:table-cell>
          <table:table-cell table:formula="of:=[.P133]-[.$B133]" office:value-type="float" office:value="0" calcext:value-type="float">
            <text:p>0,0</text:p>
          </table:table-cell>
          <table:table-cell/>
          <table:table-cell table:style-name="Default" office:value-type="float" office:value="978.6" calcext:value-type="float">
            <text:p>978,6</text:p>
          </table:table-cell>
          <table:table-cell table:formula="of:=[.S133]-[.$B133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7" office:value-type="float" office:value="967.5" calcext:value-type="float">
            <text:p>967,50</text:p>
          </table:table-cell>
          <table:table-cell/>
          <table:table-cell table:style-name="Default" office:value-type="float" office:value="31.3" calcext:value-type="float">
            <text:p>31,3</text:p>
          </table:table-cell>
          <table:table-cell table:formula="of:=[.D134]-[.$B134]" office:value-type="float" office:value="-936.2" calcext:value-type="float">
            <text:p>-936,2</text:p>
          </table:table-cell>
          <table:table-cell/>
          <table:table-cell table:style-name="Default" office:value-type="float" office:value="973" calcext:value-type="float">
            <text:p>973</text:p>
          </table:table-cell>
          <table:table-cell table:formula="of:=[.G134]-[.$B134]" office:value-type="float" office:value="5.5" calcext:value-type="float">
            <text:p>5,5</text:p>
          </table:table-cell>
          <table:table-cell/>
          <table:table-cell table:style-name="Default" office:value-type="float" office:value="973" calcext:value-type="float">
            <text:p>973</text:p>
          </table:table-cell>
          <table:table-cell table:formula="of:=[.J134]-[.$B134]" office:value-type="float" office:value="5.5" calcext:value-type="float">
            <text:p>5,5</text:p>
          </table:table-cell>
          <table:table-cell/>
          <table:table-cell table:style-name="Default" office:value-type="float" office:value="973" calcext:value-type="float">
            <text:p>973</text:p>
          </table:table-cell>
          <table:table-cell table:formula="of:=[.M134]-[.$B134]" office:value-type="float" office:value="5.5" calcext:value-type="float">
            <text:p>5,5</text:p>
          </table:table-cell>
          <table:table-cell/>
          <table:table-cell table:style-name="Default" office:value-type="float" office:value="967.5" calcext:value-type="float">
            <text:p>967,5</text:p>
          </table:table-cell>
          <table:table-cell table:formula="of:=[.P134]-[.$B134]" office:value-type="float" office:value="0" calcext:value-type="float">
            <text:p>0,0</text:p>
          </table:table-cell>
          <table:table-cell/>
          <table:table-cell table:style-name="Default" office:value-type="float" office:value="967.5" calcext:value-type="float">
            <text:p>967,5</text:p>
          </table:table-cell>
          <table:table-cell table:formula="of:=[.S134]-[.$B134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7" office:value-type="float" office:value="933.5" calcext:value-type="float">
            <text:p>933,50</text:p>
          </table:table-cell>
          <table:table-cell/>
          <table:table-cell table:style-name="Default" office:value-type="float" office:value="947.7" calcext:value-type="float">
            <text:p>947,7</text:p>
          </table:table-cell>
          <table:table-cell table:formula="of:=[.D135]-[.$B135]" office:value-type="float" office:value="14.2" calcext:value-type="float">
            <text:p>14,2</text:p>
          </table:table-cell>
          <table:table-cell/>
          <table:table-cell table:style-name="Default" office:value-type="float" office:value="973.4" calcext:value-type="float">
            <text:p>973,4</text:p>
          </table:table-cell>
          <table:table-cell table:formula="of:=[.G135]-[.$B135]" office:value-type="float" office:value="39.9" calcext:value-type="float">
            <text:p>39,9</text:p>
          </table:table-cell>
          <table:table-cell/>
          <table:table-cell table:style-name="Default" office:value-type="float" office:value="972.5" calcext:value-type="float">
            <text:p>972,5</text:p>
          </table:table-cell>
          <table:table-cell table:formula="of:=[.J135]-[.$B135]" office:value-type="float" office:value="39" calcext:value-type="float">
            <text:p>39,0</text:p>
          </table:table-cell>
          <table:table-cell/>
          <table:table-cell table:style-name="Default" office:value-type="float" office:value="972.5" calcext:value-type="float">
            <text:p>972,5</text:p>
          </table:table-cell>
          <table:table-cell table:formula="of:=[.M135]-[.$B135]" office:value-type="float" office:value="39" calcext:value-type="float">
            <text:p>39,0</text:p>
          </table:table-cell>
          <table:table-cell/>
          <table:table-cell table:style-name="Default" office:value-type="float" office:value="941.5" calcext:value-type="float">
            <text:p>941,5</text:p>
          </table:table-cell>
          <table:table-cell table:formula="of:=[.P135]-[.$B135]" office:value-type="float" office:value="8" calcext:value-type="float">
            <text:p>8,0</text:p>
          </table:table-cell>
          <table:table-cell/>
          <table:table-cell table:style-name="Default" office:value-type="float" office:value="933.5" calcext:value-type="float">
            <text:p>933,5</text:p>
          </table:table-cell>
          <table:table-cell table:formula="of:=[.S135]-[.$B135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7" office:value-type="float" office:value="630.4" calcext:value-type="float">
            <text:p>630,40</text:p>
          </table:table-cell>
          <table:table-cell/>
          <table:table-cell table:style-name="Default" office:value-type="float" office:value="630.5" calcext:value-type="float">
            <text:p>630,5</text:p>
          </table:table-cell>
          <table:table-cell table:formula="of:=[.D136]-[.$B136]" office:value-type="float" office:value="0.100000000000023" calcext:value-type="float">
            <text:p>0,1</text:p>
          </table:table-cell>
          <table:table-cell/>
          <table:table-cell table:style-name="Default" office:value-type="float" office:value="630.5" calcext:value-type="float">
            <text:p>630,5</text:p>
          </table:table-cell>
          <table:table-cell table:formula="of:=[.G136]-[.$B136]" office:value-type="float" office:value="0.100000000000023" calcext:value-type="float">
            <text:p>0,1</text:p>
          </table:table-cell>
          <table:table-cell/>
          <table:table-cell table:style-name="Default" office:value-type="float" office:value="630.5" calcext:value-type="float">
            <text:p>630,5</text:p>
          </table:table-cell>
          <table:table-cell table:formula="of:=[.J136]-[.$B136]" office:value-type="float" office:value="0.100000000000023" calcext:value-type="float">
            <text:p>0,1</text:p>
          </table:table-cell>
          <table:table-cell/>
          <table:table-cell table:style-name="Default" office:value-type="float" office:value="630.5" calcext:value-type="float">
            <text:p>630,5</text:p>
          </table:table-cell>
          <table:table-cell table:formula="of:=[.M136]-[.$B136]" office:value-type="float" office:value="0.100000000000023" calcext:value-type="float">
            <text:p>0,1</text:p>
          </table:table-cell>
          <table:table-cell/>
          <table:table-cell table:style-name="Default" office:value-type="float" office:value="630.5" calcext:value-type="float">
            <text:p>630,5</text:p>
          </table:table-cell>
          <table:table-cell table:formula="of:=[.P136]-[.$B136]" office:value-type="float" office:value="0.100000000000023" calcext:value-type="float">
            <text:p>0,1</text:p>
          </table:table-cell>
          <table:table-cell/>
          <table:table-cell table:style-name="Default" office:value-type="float" office:value="630.5" calcext:value-type="float">
            <text:p>630,5</text:p>
          </table:table-cell>
          <table:table-cell table:formula="of:=[.S136]-[.$B136]" office:value-type="float" office:value="0.100000000000023" calcext:value-type="float">
            <text:p>0,1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7" office:value-type="float" office:value="1603.2" calcext:value-type="float">
            <text:p>1.603,20</text:p>
          </table:table-cell>
          <table:table-cell/>
          <table:table-cell table:style-name="Default" office:value-type="float" office:value="1603.2" calcext:value-type="float">
            <text:p>1603,2</text:p>
          </table:table-cell>
          <table:table-cell table:formula="of:=[.D137]-[.$B137]" office:value-type="float" office:value="0" calcext:value-type="float">
            <text:p>0,0</text:p>
          </table:table-cell>
          <table:table-cell/>
          <table:table-cell table:style-name="Default" office:value-type="float" office:value="1603.2" calcext:value-type="float">
            <text:p>1603,2</text:p>
          </table:table-cell>
          <table:table-cell table:formula="of:=[.G137]-[.$B137]" office:value-type="float" office:value="0" calcext:value-type="float">
            <text:p>0,0</text:p>
          </table:table-cell>
          <table:table-cell/>
          <table:table-cell table:style-name="Default" office:value-type="float" office:value="1603.2" calcext:value-type="float">
            <text:p>1603,2</text:p>
          </table:table-cell>
          <table:table-cell table:formula="of:=[.J137]-[.$B137]" office:value-type="float" office:value="0" calcext:value-type="float">
            <text:p>0,0</text:p>
          </table:table-cell>
          <table:table-cell/>
          <table:table-cell table:style-name="Default" office:value-type="float" office:value="1603.2" calcext:value-type="float">
            <text:p>1603,2</text:p>
          </table:table-cell>
          <table:table-cell table:formula="of:=[.M137]-[.$B137]" office:value-type="float" office:value="0" calcext:value-type="float">
            <text:p>0,0</text:p>
          </table:table-cell>
          <table:table-cell/>
          <table:table-cell table:style-name="Default" office:value-type="float" office:value="1603.2" calcext:value-type="float">
            <text:p>1603,2</text:p>
          </table:table-cell>
          <table:table-cell table:formula="of:=[.P137]-[.$B137]" office:value-type="float" office:value="0" calcext:value-type="float">
            <text:p>0,0</text:p>
          </table:table-cell>
          <table:table-cell/>
          <table:table-cell table:style-name="Default" office:value-type="float" office:value="1603.2" calcext:value-type="float">
            <text:p>1603,2</text:p>
          </table:table-cell>
          <table:table-cell table:formula="of:=[.S137]-[.$B137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7" office:value-type="float" office:value="1775.4" calcext:value-type="float">
            <text:p>1.775,40</text:p>
          </table:table-cell>
          <table:table-cell/>
          <table:table-cell table:style-name="Default" office:value-type="float" office:value="876.4" calcext:value-type="float">
            <text:p>876,4</text:p>
          </table:table-cell>
          <table:table-cell table:formula="of:=[.D138]-[.$B138]" office:value-type="float" office:value="-899" calcext:value-type="float">
            <text:p>-899,0</text:p>
          </table:table-cell>
          <table:table-cell/>
          <table:table-cell table:style-name="Default" office:value-type="float" office:value="876.4" calcext:value-type="float">
            <text:p>876,4</text:p>
          </table:table-cell>
          <table:table-cell table:formula="of:=[.G138]-[.$B138]" office:value-type="float" office:value="-899" calcext:value-type="float">
            <text:p>-899,0</text:p>
          </table:table-cell>
          <table:table-cell/>
          <table:table-cell table:style-name="Default" office:value-type="float" office:value="876.4" calcext:value-type="float">
            <text:p>876,4</text:p>
          </table:table-cell>
          <table:table-cell table:formula="of:=[.J138]-[.$B138]" office:value-type="float" office:value="-899" calcext:value-type="float">
            <text:p>-899,0</text:p>
          </table:table-cell>
          <table:table-cell/>
          <table:table-cell table:style-name="Default" office:value-type="float" office:value="876.4" calcext:value-type="float">
            <text:p>876,4</text:p>
          </table:table-cell>
          <table:table-cell table:formula="of:=[.M138]-[.$B138]" office:value-type="float" office:value="-899" calcext:value-type="float">
            <text:p>-899,0</text:p>
          </table:table-cell>
          <table:table-cell/>
          <table:table-cell table:style-name="Default" office:value-type="float" office:value="876.4" calcext:value-type="float">
            <text:p>876,4</text:p>
          </table:table-cell>
          <table:table-cell table:formula="of:=[.P138]-[.$B138]" office:value-type="float" office:value="-899" calcext:value-type="float">
            <text:p>-899,0</text:p>
          </table:table-cell>
          <table:table-cell/>
          <table:table-cell table:style-name="Default" office:value-type="float" office:value="872" calcext:value-type="float">
            <text:p>872</text:p>
          </table:table-cell>
          <table:table-cell table:formula="of:=[.S138]-[.$B138]" office:value-type="float" office:value="-903.4" calcext:value-type="float">
            <text:p>-903,4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7" office:value-type="float" office:value="362.7" calcext:value-type="float">
            <text:p>362,70</text:p>
          </table:table-cell>
          <table:table-cell/>
          <table:table-cell table:style-name="Default" office:value-type="float" office:value="81" calcext:value-type="float">
            <text:p>81</text:p>
          </table:table-cell>
          <table:table-cell table:formula="of:=[.D139]-[.$B139]" office:value-type="float" office:value="-281.7" calcext:value-type="float">
            <text:p>-281,7</text:p>
          </table:table-cell>
          <table:table-cell/>
          <table:table-cell table:style-name="Default" office:value-type="float" office:value="81" calcext:value-type="float">
            <text:p>81</text:p>
          </table:table-cell>
          <table:table-cell table:formula="of:=[.G139]-[.$B139]" office:value-type="float" office:value="-281.7" calcext:value-type="float">
            <text:p>-281,7</text:p>
          </table:table-cell>
          <table:table-cell/>
          <table:table-cell table:style-name="Default" office:value-type="float" office:value="81" calcext:value-type="float">
            <text:p>81</text:p>
          </table:table-cell>
          <table:table-cell table:formula="of:=[.J139]-[.$B139]" office:value-type="float" office:value="-281.7" calcext:value-type="float">
            <text:p>-281,7</text:p>
          </table:table-cell>
          <table:table-cell/>
          <table:table-cell table:style-name="Default" office:value-type="float" office:value="403.4" calcext:value-type="float">
            <text:p>403,4</text:p>
          </table:table-cell>
          <table:table-cell table:formula="of:=[.M139]-[.$B139]" office:value-type="float" office:value="40.7" calcext:value-type="float">
            <text:p>40,7</text:p>
          </table:table-cell>
          <table:table-cell/>
          <table:table-cell table:style-name="Default" office:value-type="float" office:value="403.4" calcext:value-type="float">
            <text:p>403,4</text:p>
          </table:table-cell>
          <table:table-cell table:formula="of:=[.P139]-[.$B139]" office:value-type="float" office:value="40.7" calcext:value-type="float">
            <text:p>40,7</text:p>
          </table:table-cell>
          <table:table-cell/>
          <table:table-cell table:style-name="Default" office:value-type="float" office:value="403.4" calcext:value-type="float">
            <text:p>403,4</text:p>
          </table:table-cell>
          <table:table-cell table:formula="of:=[.S139]-[.$B139]" office:value-type="float" office:value="40.7" calcext:value-type="float">
            <text:p>40,7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7" office:value-type="float" office:value="1357" calcext:value-type="float">
            <text:p>1.357,00</text:p>
          </table:table-cell>
          <table:table-cell/>
          <table:table-cell table:style-name="Default" office:value-type="float" office:value="1357" calcext:value-type="float">
            <text:p>1357</text:p>
          </table:table-cell>
          <table:table-cell table:formula="of:=[.D140]-[.$B140]" office:value-type="float" office:value="0" calcext:value-type="float">
            <text:p>0,0</text:p>
          </table:table-cell>
          <table:table-cell/>
          <table:table-cell table:style-name="Default" office:value-type="float" office:value="1357" calcext:value-type="float">
            <text:p>1357</text:p>
          </table:table-cell>
          <table:table-cell table:formula="of:=[.G140]-[.$B140]" office:value-type="float" office:value="0" calcext:value-type="float">
            <text:p>0,0</text:p>
          </table:table-cell>
          <table:table-cell/>
          <table:table-cell table:style-name="Default" office:value-type="float" office:value="1357" calcext:value-type="float">
            <text:p>1357</text:p>
          </table:table-cell>
          <table:table-cell table:formula="of:=[.J140]-[.$B140]" office:value-type="float" office:value="0" calcext:value-type="float">
            <text:p>0,0</text:p>
          </table:table-cell>
          <table:table-cell/>
          <table:table-cell table:style-name="Default" office:value-type="float" office:value="1357" calcext:value-type="float">
            <text:p>1357</text:p>
          </table:table-cell>
          <table:table-cell table:formula="of:=[.M140]-[.$B140]" office:value-type="float" office:value="0" calcext:value-type="float">
            <text:p>0,0</text:p>
          </table:table-cell>
          <table:table-cell/>
          <table:table-cell table:style-name="Default" office:value-type="float" office:value="1357" calcext:value-type="float">
            <text:p>1357</text:p>
          </table:table-cell>
          <table:table-cell table:formula="of:=[.P140]-[.$B140]" office:value-type="float" office:value="0" calcext:value-type="float">
            <text:p>0,0</text:p>
          </table:table-cell>
          <table:table-cell/>
          <table:table-cell table:style-name="Default" office:value-type="float" office:value="1357" calcext:value-type="float">
            <text:p>1357</text:p>
          </table:table-cell>
          <table:table-cell table:formula="of:=[.S140]-[.$B140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7" office:value-type="float" office:value="782.1" calcext:value-type="float">
            <text:p>782,10</text:p>
          </table:table-cell>
          <table:table-cell/>
          <table:table-cell table:style-name="Default" office:value-type="float" office:value="771.6" calcext:value-type="float">
            <text:p>771,6</text:p>
          </table:table-cell>
          <table:table-cell table:formula="of:=[.D141]-[.$B141]" office:value-type="float" office:value="-10.5" calcext:value-type="float">
            <text:p>-10,5</text:p>
          </table:table-cell>
          <table:table-cell/>
          <table:table-cell table:style-name="Default" office:value-type="float" office:value="782.1" calcext:value-type="float">
            <text:p>782,1</text:p>
          </table:table-cell>
          <table:table-cell table:formula="of:=[.G141]-[.$B141]" office:value-type="float" office:value="0" calcext:value-type="float">
            <text:p>0,0</text:p>
          </table:table-cell>
          <table:table-cell/>
          <table:table-cell table:style-name="Default" office:value-type="float" office:value="806.9" calcext:value-type="float">
            <text:p>806,9</text:p>
          </table:table-cell>
          <table:table-cell table:formula="of:=[.J141]-[.$B141]" office:value-type="float" office:value="24.8" calcext:value-type="float">
            <text:p>24,8</text:p>
          </table:table-cell>
          <table:table-cell/>
          <table:table-cell table:style-name="Default" office:value-type="float" office:value="782.1" calcext:value-type="float">
            <text:p>782,1</text:p>
          </table:table-cell>
          <table:table-cell table:formula="of:=[.M141]-[.$B141]" office:value-type="float" office:value="0" calcext:value-type="float">
            <text:p>0,0</text:p>
          </table:table-cell>
          <table:table-cell/>
          <table:table-cell table:style-name="Default" office:value-type="float" office:value="782.1" calcext:value-type="float">
            <text:p>782,1</text:p>
          </table:table-cell>
          <table:table-cell table:formula="of:=[.P141]-[.$B141]" office:value-type="float" office:value="0" calcext:value-type="float">
            <text:p>0,0</text:p>
          </table:table-cell>
          <table:table-cell/>
          <table:table-cell table:style-name="Default" office:value-type="float" office:value="782.1" calcext:value-type="float">
            <text:p>782,1</text:p>
          </table:table-cell>
          <table:table-cell table:formula="of:=[.S141]-[.$B141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7" office:value-type="float" office:value="912.5" calcext:value-type="float">
            <text:p>912,50</text:p>
          </table:table-cell>
          <table:table-cell/>
          <table:table-cell table:style-name="Default" office:value-type="float" office:value="32.9" calcext:value-type="float">
            <text:p>32,9</text:p>
          </table:table-cell>
          <table:table-cell table:formula="of:=[.D142]-[.$B142]" office:value-type="float" office:value="-879.6" calcext:value-type="float">
            <text:p>-879,6</text:p>
          </table:table-cell>
          <table:table-cell/>
          <table:table-cell table:style-name="Default" office:value-type="float" office:value="32.9" calcext:value-type="float">
            <text:p>32,9</text:p>
          </table:table-cell>
          <table:table-cell table:formula="of:=[.G142]-[.$B142]" office:value-type="float" office:value="-879.6" calcext:value-type="float">
            <text:p>-879,6</text:p>
          </table:table-cell>
          <table:table-cell/>
          <table:table-cell table:style-name="Default" office:value-type="float" office:value="32.9" calcext:value-type="float">
            <text:p>32,9</text:p>
          </table:table-cell>
          <table:table-cell table:formula="of:=[.J142]-[.$B142]" office:value-type="float" office:value="-879.6" calcext:value-type="float">
            <text:p>-879,6</text:p>
          </table:table-cell>
          <table:table-cell/>
          <table:table-cell table:style-name="Default" office:value-type="float" office:value="32.9" calcext:value-type="float">
            <text:p>32,9</text:p>
          </table:table-cell>
          <table:table-cell table:formula="of:=[.M142]-[.$B142]" office:value-type="float" office:value="-879.6" calcext:value-type="float">
            <text:p>-879,6</text:p>
          </table:table-cell>
          <table:table-cell/>
          <table:table-cell table:style-name="Default" office:value-type="float" office:value="32.9" calcext:value-type="float">
            <text:p>32,9</text:p>
          </table:table-cell>
          <table:table-cell table:formula="of:=[.P142]-[.$B142]" office:value-type="float" office:value="-879.6" calcext:value-type="float">
            <text:p>-879,6</text:p>
          </table:table-cell>
          <table:table-cell/>
          <table:table-cell table:style-name="Default" office:value-type="float" office:value="32.9" calcext:value-type="float">
            <text:p>32,9</text:p>
          </table:table-cell>
          <table:table-cell table:formula="of:=[.S142]-[.$B142]" office:value-type="float" office:value="-879.6" calcext:value-type="float">
            <text:p>-879,6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7" office:value-type="float" office:value="2916.9" calcext:value-type="float">
            <text:p>2.916,90</text:p>
          </table:table-cell>
          <table:table-cell/>
          <table:table-cell table:style-name="Default" office:value-type="float" office:value="2938.2" calcext:value-type="float">
            <text:p>2938,2</text:p>
          </table:table-cell>
          <table:table-cell table:formula="of:=[.D143]-[.$B143]" office:value-type="float" office:value="21.2999999999997" calcext:value-type="float">
            <text:p>21,3</text:p>
          </table:table-cell>
          <table:table-cell/>
          <table:table-cell table:style-name="Default" office:value-type="float" office:value="2938.2" calcext:value-type="float">
            <text:p>2938,2</text:p>
          </table:table-cell>
          <table:table-cell table:formula="of:=[.G143]-[.$B143]" office:value-type="float" office:value="21.2999999999997" calcext:value-type="float">
            <text:p>21,3</text:p>
          </table:table-cell>
          <table:table-cell/>
          <table:table-cell table:style-name="Default" office:value-type="float" office:value="2938.2" calcext:value-type="float">
            <text:p>2938,2</text:p>
          </table:table-cell>
          <table:table-cell table:formula="of:=[.J143]-[.$B143]" office:value-type="float" office:value="21.2999999999997" calcext:value-type="float">
            <text:p>21,3</text:p>
          </table:table-cell>
          <table:table-cell/>
          <table:table-cell table:style-name="Default" office:value-type="float" office:value="2938.2" calcext:value-type="float">
            <text:p>2938,2</text:p>
          </table:table-cell>
          <table:table-cell table:formula="of:=[.M143]-[.$B143]" office:value-type="float" office:value="21.2999999999997" calcext:value-type="float">
            <text:p>21,3</text:p>
          </table:table-cell>
          <table:table-cell/>
          <table:table-cell table:style-name="Default" office:value-type="float" office:value="2938.2" calcext:value-type="float">
            <text:p>2938,2</text:p>
          </table:table-cell>
          <table:table-cell table:formula="of:=[.P143]-[.$B143]" office:value-type="float" office:value="21.2999999999997" calcext:value-type="float">
            <text:p>21,3</text:p>
          </table:table-cell>
          <table:table-cell/>
          <table:table-cell table:style-name="Default" office:value-type="float" office:value="2938.2" calcext:value-type="float">
            <text:p>2938,2</text:p>
          </table:table-cell>
          <table:table-cell table:formula="of:=[.S143]-[.$B143]" office:value-type="float" office:value="21.2999999999997" calcext:value-type="float">
            <text:p>21,3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7" office:value-type="float" office:value="664.4" calcext:value-type="float">
            <text:p>664,40</text:p>
          </table:table-cell>
          <table:table-cell/>
          <table:table-cell table:style-name="Default" office:value-type="float" office:value="664.4" calcext:value-type="float">
            <text:p>664,4</text:p>
          </table:table-cell>
          <table:table-cell table:formula="of:=[.D144]-[.$B144]" office:value-type="float" office:value="0" calcext:value-type="float">
            <text:p>0,0</text:p>
          </table:table-cell>
          <table:table-cell/>
          <table:table-cell table:style-name="Default" office:value-type="float" office:value="664.4" calcext:value-type="float">
            <text:p>664,4</text:p>
          </table:table-cell>
          <table:table-cell table:formula="of:=[.G144]-[.$B144]" office:value-type="float" office:value="0" calcext:value-type="float">
            <text:p>0,0</text:p>
          </table:table-cell>
          <table:table-cell/>
          <table:table-cell table:style-name="Default" office:value-type="float" office:value="664.4" calcext:value-type="float">
            <text:p>664,4</text:p>
          </table:table-cell>
          <table:table-cell table:formula="of:=[.J144]-[.$B144]" office:value-type="float" office:value="0" calcext:value-type="float">
            <text:p>0,0</text:p>
          </table:table-cell>
          <table:table-cell/>
          <table:table-cell table:style-name="Default" office:value-type="float" office:value="664.4" calcext:value-type="float">
            <text:p>664,4</text:p>
          </table:table-cell>
          <table:table-cell table:formula="of:=[.M144]-[.$B144]" office:value-type="float" office:value="0" calcext:value-type="float">
            <text:p>0,0</text:p>
          </table:table-cell>
          <table:table-cell/>
          <table:table-cell table:style-name="Default" office:value-type="float" office:value="664.4" calcext:value-type="float">
            <text:p>664,4</text:p>
          </table:table-cell>
          <table:table-cell table:formula="of:=[.P144]-[.$B144]" office:value-type="float" office:value="0" calcext:value-type="float">
            <text:p>0,0</text:p>
          </table:table-cell>
          <table:table-cell/>
          <table:table-cell table:style-name="Default" office:value-type="float" office:value="664.4" calcext:value-type="float">
            <text:p>664,4</text:p>
          </table:table-cell>
          <table:table-cell table:formula="of:=[.S144]-[.$B144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7" office:value-type="float" office:value="529.7" calcext:value-type="float">
            <text:p>529,70</text:p>
          </table:table-cell>
          <table:table-cell/>
          <table:table-cell table:style-name="Default" office:value-type="float" office:value="516.4" calcext:value-type="float">
            <text:p>516,4</text:p>
          </table:table-cell>
          <table:table-cell table:formula="of:=[.D145]-[.$B145]" office:value-type="float" office:value="-13.3000000000001" calcext:value-type="float">
            <text:p>-13,3</text:p>
          </table:table-cell>
          <table:table-cell/>
          <table:table-cell table:style-name="Default" office:value-type="float" office:value="560.2" calcext:value-type="float">
            <text:p>560,2</text:p>
          </table:table-cell>
          <table:table-cell table:formula="of:=[.G145]-[.$B145]" office:value-type="float" office:value="30.5" calcext:value-type="float">
            <text:p>30,5</text:p>
          </table:table-cell>
          <table:table-cell/>
          <table:table-cell table:style-name="Default" office:value-type="float" office:value="559.2" calcext:value-type="float">
            <text:p>559,2</text:p>
          </table:table-cell>
          <table:table-cell table:formula="of:=[.J145]-[.$B145]" office:value-type="float" office:value="29.5" calcext:value-type="float">
            <text:p>29,5</text:p>
          </table:table-cell>
          <table:table-cell/>
          <table:table-cell table:style-name="Default" office:value-type="float" office:value="559.2" calcext:value-type="float">
            <text:p>559,2</text:p>
          </table:table-cell>
          <table:table-cell table:formula="of:=[.M145]-[.$B145]" office:value-type="float" office:value="29.5" calcext:value-type="float">
            <text:p>29,5</text:p>
          </table:table-cell>
          <table:table-cell/>
          <table:table-cell table:style-name="Default" office:value-type="float" office:value="559.2" calcext:value-type="float">
            <text:p>559,2</text:p>
          </table:table-cell>
          <table:table-cell table:formula="of:=[.P145]-[.$B145]" office:value-type="float" office:value="29.5" calcext:value-type="float">
            <text:p>29,5</text:p>
          </table:table-cell>
          <table:table-cell/>
          <table:table-cell table:style-name="Default" office:value-type="float" office:value="557.1" calcext:value-type="float">
            <text:p>557,1</text:p>
          </table:table-cell>
          <table:table-cell table:formula="of:=[.S145]-[.$B145]" office:value-type="float" office:value="27.4" calcext:value-type="float">
            <text:p>27,4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7" office:value-type="float" office:value="1504.7" calcext:value-type="float">
            <text:p>1.504,70</text:p>
          </table:table-cell>
          <table:table-cell/>
          <table:table-cell table:style-name="Default" office:value-type="float" office:value="965.2" calcext:value-type="float">
            <text:p>965,2</text:p>
          </table:table-cell>
          <table:table-cell table:formula="of:=[.D146]-[.$B146]" office:value-type="float" office:value="-539.5" calcext:value-type="float">
            <text:p>-539,5</text:p>
          </table:table-cell>
          <table:table-cell/>
          <table:table-cell table:style-name="Default" office:value-type="float" office:value="940.1" calcext:value-type="float">
            <text:p>940,1</text:p>
          </table:table-cell>
          <table:table-cell table:formula="of:=[.G146]-[.$B146]" office:value-type="float" office:value="-564.6" calcext:value-type="float">
            <text:p>-564,6</text:p>
          </table:table-cell>
          <table:table-cell/>
          <table:table-cell table:style-name="Default" office:value-type="float" office:value="940.1" calcext:value-type="float">
            <text:p>940,1</text:p>
          </table:table-cell>
          <table:table-cell table:formula="of:=[.J146]-[.$B146]" office:value-type="float" office:value="-564.6" calcext:value-type="float">
            <text:p>-564,6</text:p>
          </table:table-cell>
          <table:table-cell/>
          <table:table-cell table:style-name="Default" office:value-type="float" office:value="940.1" calcext:value-type="float">
            <text:p>940,1</text:p>
          </table:table-cell>
          <table:table-cell table:formula="of:=[.M146]-[.$B146]" office:value-type="float" office:value="-564.6" calcext:value-type="float">
            <text:p>-564,6</text:p>
          </table:table-cell>
          <table:table-cell/>
          <table:table-cell table:style-name="Default" office:value-type="float" office:value="940.1" calcext:value-type="float">
            <text:p>940,1</text:p>
          </table:table-cell>
          <table:table-cell table:formula="of:=[.P146]-[.$B146]" office:value-type="float" office:value="-564.6" calcext:value-type="float">
            <text:p>-564,6</text:p>
          </table:table-cell>
          <table:table-cell/>
          <table:table-cell table:style-name="Default" office:value-type="float" office:value="940.1" calcext:value-type="float">
            <text:p>940,1</text:p>
          </table:table-cell>
          <table:table-cell table:formula="of:=[.S146]-[.$B146]" office:value-type="float" office:value="-564.6" calcext:value-type="float">
            <text:p>-564,6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7" office:value-type="float" office:value="2777.5" calcext:value-type="float">
            <text:p>2.777,50</text:p>
          </table:table-cell>
          <table:table-cell/>
          <table:table-cell table:style-name="Default" office:value-type="float" office:value="2065.5" calcext:value-type="float">
            <text:p>2065,5</text:p>
          </table:table-cell>
          <table:table-cell table:formula="of:=[.D147]-[.$B147]" office:value-type="float" office:value="-712" calcext:value-type="float">
            <text:p>-712,0</text:p>
          </table:table-cell>
          <table:table-cell/>
          <table:table-cell table:style-name="Default" office:value-type="float" office:value="2065.2" calcext:value-type="float">
            <text:p>2065,2</text:p>
          </table:table-cell>
          <table:table-cell table:formula="of:=[.G147]-[.$B147]" office:value-type="float" office:value="-712.3" calcext:value-type="float">
            <text:p>-712,3</text:p>
          </table:table-cell>
          <table:table-cell/>
          <table:table-cell table:style-name="Default" office:value-type="float" office:value="2065.2" calcext:value-type="float">
            <text:p>2065,2</text:p>
          </table:table-cell>
          <table:table-cell table:formula="of:=[.J147]-[.$B147]" office:value-type="float" office:value="-712.3" calcext:value-type="float">
            <text:p>-712,3</text:p>
          </table:table-cell>
          <table:table-cell/>
          <table:table-cell table:style-name="Default" office:value-type="float" office:value="2065.5" calcext:value-type="float">
            <text:p>2065,5</text:p>
          </table:table-cell>
          <table:table-cell table:formula="of:=[.M147]-[.$B147]" office:value-type="float" office:value="-712" calcext:value-type="float">
            <text:p>-712,0</text:p>
          </table:table-cell>
          <table:table-cell/>
          <table:table-cell table:style-name="Default" office:value-type="float" office:value="2065.5" calcext:value-type="float">
            <text:p>2065,5</text:p>
          </table:table-cell>
          <table:table-cell table:formula="of:=[.P147]-[.$B147]" office:value-type="float" office:value="-712" calcext:value-type="float">
            <text:p>-712,0</text:p>
          </table:table-cell>
          <table:table-cell/>
          <table:table-cell table:style-name="Default" office:value-type="float" office:value="2065.5" calcext:value-type="float">
            <text:p>2065,5</text:p>
          </table:table-cell>
          <table:table-cell table:formula="of:=[.S147]-[.$B147]" office:value-type="float" office:value="-712" calcext:value-type="float">
            <text:p>-712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7" office:value-type="float" office:value="519.1" calcext:value-type="float">
            <text:p>519,10</text:p>
          </table:table-cell>
          <table:table-cell/>
          <table:table-cell table:style-name="Default" office:value-type="float" office:value="519.1" calcext:value-type="float">
            <text:p>519,1</text:p>
          </table:table-cell>
          <table:table-cell table:formula="of:=[.D148]-[.$B148]" office:value-type="float" office:value="0" calcext:value-type="float">
            <text:p>0,0</text:p>
          </table:table-cell>
          <table:table-cell/>
          <table:table-cell table:style-name="Default" office:value-type="float" office:value="519.1" calcext:value-type="float">
            <text:p>519,1</text:p>
          </table:table-cell>
          <table:table-cell table:formula="of:=[.G148]-[.$B148]" office:value-type="float" office:value="0" calcext:value-type="float">
            <text:p>0,0</text:p>
          </table:table-cell>
          <table:table-cell/>
          <table:table-cell table:style-name="Default" office:value-type="float" office:value="519.1" calcext:value-type="float">
            <text:p>519,1</text:p>
          </table:table-cell>
          <table:table-cell table:formula="of:=[.J148]-[.$B148]" office:value-type="float" office:value="0" calcext:value-type="float">
            <text:p>0,0</text:p>
          </table:table-cell>
          <table:table-cell/>
          <table:table-cell table:style-name="Default" office:value-type="float" office:value="519.1" calcext:value-type="float">
            <text:p>519,1</text:p>
          </table:table-cell>
          <table:table-cell table:formula="of:=[.M148]-[.$B148]" office:value-type="float" office:value="0" calcext:value-type="float">
            <text:p>0,0</text:p>
          </table:table-cell>
          <table:table-cell/>
          <table:table-cell table:style-name="Default" office:value-type="float" office:value="519.1" calcext:value-type="float">
            <text:p>519,1</text:p>
          </table:table-cell>
          <table:table-cell table:formula="of:=[.P148]-[.$B148]" office:value-type="float" office:value="0" calcext:value-type="float">
            <text:p>0,0</text:p>
          </table:table-cell>
          <table:table-cell/>
          <table:table-cell table:style-name="Default" office:value-type="float" office:value="519.1" calcext:value-type="float">
            <text:p>519,1</text:p>
          </table:table-cell>
          <table:table-cell table:formula="of:=[.S148]-[.$B148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7" office:value-type="float" office:value="512.4" calcext:value-type="float">
            <text:p>512,40</text:p>
          </table:table-cell>
          <table:table-cell/>
          <table:table-cell table:style-name="Default" office:value-type="float" office:value="289.1" calcext:value-type="float">
            <text:p>289,1</text:p>
          </table:table-cell>
          <table:table-cell table:formula="of:=[.D149]-[.$B149]" office:value-type="float" office:value="-223.3" calcext:value-type="float">
            <text:p>-223,3</text:p>
          </table:table-cell>
          <table:table-cell/>
          <table:table-cell table:style-name="Default" office:value-type="float" office:value="289.1" calcext:value-type="float">
            <text:p>289,1</text:p>
          </table:table-cell>
          <table:table-cell table:formula="of:=[.G149]-[.$B149]" office:value-type="float" office:value="-223.3" calcext:value-type="float">
            <text:p>-223,3</text:p>
          </table:table-cell>
          <table:table-cell/>
          <table:table-cell table:style-name="Default" office:value-type="float" office:value="663.5" calcext:value-type="float">
            <text:p>663,5</text:p>
          </table:table-cell>
          <table:table-cell table:formula="of:=[.J149]-[.$B149]" office:value-type="float" office:value="151.1" calcext:value-type="float">
            <text:p>151,1</text:p>
          </table:table-cell>
          <table:table-cell/>
          <table:table-cell table:style-name="Default" office:value-type="float" office:value="512.4" calcext:value-type="float">
            <text:p>512,4</text:p>
          </table:table-cell>
          <table:table-cell table:formula="of:=[.M149]-[.$B149]" office:value-type="float" office:value="0" calcext:value-type="float">
            <text:p>0,0</text:p>
          </table:table-cell>
          <table:table-cell/>
          <table:table-cell table:style-name="Default" office:value-type="float" office:value="512.4" calcext:value-type="float">
            <text:p>512,4</text:p>
          </table:table-cell>
          <table:table-cell table:formula="of:=[.P149]-[.$B149]" office:value-type="float" office:value="0" calcext:value-type="float">
            <text:p>0,0</text:p>
          </table:table-cell>
          <table:table-cell/>
          <table:table-cell table:style-name="Default" office:value-type="float" office:value="512.4" calcext:value-type="float">
            <text:p>512,4</text:p>
          </table:table-cell>
          <table:table-cell table:formula="of:=[.S149]-[.$B149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7" office:value-type="float" office:value="1753" calcext:value-type="float">
            <text:p>1.753,00</text:p>
          </table:table-cell>
          <table:table-cell/>
          <table:table-cell table:style-name="Default" office:value-type="float" office:value="1785.6" calcext:value-type="float">
            <text:p>1785,6</text:p>
          </table:table-cell>
          <table:table-cell table:formula="of:=[.D150]-[.$B150]" office:value-type="float" office:value="32.5999999999999" calcext:value-type="float">
            <text:p>32,6</text:p>
          </table:table-cell>
          <table:table-cell/>
          <table:table-cell table:style-name="Default" office:value-type="float" office:value="1785.6" calcext:value-type="float">
            <text:p>1785,6</text:p>
          </table:table-cell>
          <table:table-cell table:formula="of:=[.G150]-[.$B150]" office:value-type="float" office:value="32.5999999999999" calcext:value-type="float">
            <text:p>32,6</text:p>
          </table:table-cell>
          <table:table-cell/>
          <table:table-cell table:style-name="Default" office:value-type="float" office:value="1758.3" calcext:value-type="float">
            <text:p>1758,3</text:p>
          </table:table-cell>
          <table:table-cell table:formula="of:=[.J150]-[.$B150]" office:value-type="float" office:value="5.29999999999995" calcext:value-type="float">
            <text:p>5,3</text:p>
          </table:table-cell>
          <table:table-cell/>
          <table:table-cell table:style-name="Default" office:value-type="float" office:value="1758.3" calcext:value-type="float">
            <text:p>1758,3</text:p>
          </table:table-cell>
          <table:table-cell table:formula="of:=[.M150]-[.$B150]" office:value-type="float" office:value="5.29999999999995" calcext:value-type="float">
            <text:p>5,3</text:p>
          </table:table-cell>
          <table:table-cell/>
          <table:table-cell table:style-name="Default" office:value-type="float" office:value="1758.3" calcext:value-type="float">
            <text:p>1758,3</text:p>
          </table:table-cell>
          <table:table-cell table:formula="of:=[.P150]-[.$B150]" office:value-type="float" office:value="5.29999999999995" calcext:value-type="float">
            <text:p>5,3</text:p>
          </table:table-cell>
          <table:table-cell/>
          <table:table-cell table:style-name="Default" office:value-type="float" office:value="1753" calcext:value-type="float">
            <text:p>1753</text:p>
          </table:table-cell>
          <table:table-cell table:formula="of:=[.S150]-[.$B150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7" office:value-type="float" office:value="1702.6" calcext:value-type="float">
            <text:p>1.702,60</text:p>
          </table:table-cell>
          <table:table-cell/>
          <table:table-cell table:style-name="Default" office:value-type="float" office:value="1605.6" calcext:value-type="float">
            <text:p>1605,6</text:p>
          </table:table-cell>
          <table:table-cell table:formula="of:=[.D151]-[.$B151]" office:value-type="float" office:value="-97" calcext:value-type="float">
            <text:p>-97,0</text:p>
          </table:table-cell>
          <table:table-cell/>
          <table:table-cell table:style-name="Default" office:value-type="float" office:value="1580.1" calcext:value-type="float">
            <text:p>1580,1</text:p>
          </table:table-cell>
          <table:table-cell table:formula="of:=[.G151]-[.$B151]" office:value-type="float" office:value="-122.5" calcext:value-type="float">
            <text:p>-122,5</text:p>
          </table:table-cell>
          <table:table-cell/>
          <table:table-cell table:style-name="Default" office:value-type="float" office:value="1580.1" calcext:value-type="float">
            <text:p>1580,1</text:p>
          </table:table-cell>
          <table:table-cell table:formula="of:=[.J151]-[.$B151]" office:value-type="float" office:value="-122.5" calcext:value-type="float">
            <text:p>-122,5</text:p>
          </table:table-cell>
          <table:table-cell/>
          <table:table-cell table:style-name="Default" office:value-type="float" office:value="1580.1" calcext:value-type="float">
            <text:p>1580,1</text:p>
          </table:table-cell>
          <table:table-cell table:formula="of:=[.M151]-[.$B151]" office:value-type="float" office:value="-122.5" calcext:value-type="float">
            <text:p>-122,5</text:p>
          </table:table-cell>
          <table:table-cell/>
          <table:table-cell table:style-name="Default" office:value-type="float" office:value="1580.1" calcext:value-type="float">
            <text:p>1580,1</text:p>
          </table:table-cell>
          <table:table-cell table:formula="of:=[.P151]-[.$B151]" office:value-type="float" office:value="-122.5" calcext:value-type="float">
            <text:p>-122,5</text:p>
          </table:table-cell>
          <table:table-cell/>
          <table:table-cell table:style-name="Default" office:value-type="float" office:value="1580.1" calcext:value-type="float">
            <text:p>1580,1</text:p>
          </table:table-cell>
          <table:table-cell table:formula="of:=[.S151]-[.$B151]" office:value-type="float" office:value="-122.5" calcext:value-type="float">
            <text:p>-122,5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7" office:value-type="float" office:value="573.7" calcext:value-type="float">
            <text:p>573,70</text:p>
          </table:table-cell>
          <table:table-cell/>
          <table:table-cell table:style-name="Default" office:value-type="float" office:value="573.7" calcext:value-type="float">
            <text:p>573,7</text:p>
          </table:table-cell>
          <table:table-cell table:formula="of:=[.D152]-[.$B152]" office:value-type="float" office:value="0" calcext:value-type="float">
            <text:p>0,0</text:p>
          </table:table-cell>
          <table:table-cell/>
          <table:table-cell table:style-name="Default" office:value-type="float" office:value="573.7" calcext:value-type="float">
            <text:p>573,7</text:p>
          </table:table-cell>
          <table:table-cell table:formula="of:=[.G152]-[.$B152]" office:value-type="float" office:value="0" calcext:value-type="float">
            <text:p>0,0</text:p>
          </table:table-cell>
          <table:table-cell/>
          <table:table-cell table:style-name="Default" office:value-type="float" office:value="573.7" calcext:value-type="float">
            <text:p>573,7</text:p>
          </table:table-cell>
          <table:table-cell table:formula="of:=[.J152]-[.$B152]" office:value-type="float" office:value="0" calcext:value-type="float">
            <text:p>0,0</text:p>
          </table:table-cell>
          <table:table-cell/>
          <table:table-cell table:style-name="Default" office:value-type="float" office:value="573.7" calcext:value-type="float">
            <text:p>573,7</text:p>
          </table:table-cell>
          <table:table-cell table:formula="of:=[.M152]-[.$B152]" office:value-type="float" office:value="0" calcext:value-type="float">
            <text:p>0,0</text:p>
          </table:table-cell>
          <table:table-cell/>
          <table:table-cell table:style-name="Default" office:value-type="float" office:value="573.7" calcext:value-type="float">
            <text:p>573,7</text:p>
          </table:table-cell>
          <table:table-cell table:formula="of:=[.P152]-[.$B152]" office:value-type="float" office:value="0" calcext:value-type="float">
            <text:p>0,0</text:p>
          </table:table-cell>
          <table:table-cell/>
          <table:table-cell table:style-name="Default" office:value-type="float" office:value="617.2" calcext:value-type="float">
            <text:p>617,2</text:p>
          </table:table-cell>
          <table:table-cell table:formula="of:=[.S152]-[.$B152]" office:value-type="float" office:value="43.5" calcext:value-type="float">
            <text:p>43,5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7" office:value-type="float" office:value="1767.1" calcext:value-type="float">
            <text:p>1.767,10</text:p>
          </table:table-cell>
          <table:table-cell/>
          <table:table-cell table:style-name="Default" office:value-type="float" office:value="1752.8" calcext:value-type="float">
            <text:p>1752,8</text:p>
          </table:table-cell>
          <table:table-cell table:formula="of:=[.D153]-[.$B153]" office:value-type="float" office:value="-14.3" calcext:value-type="float">
            <text:p>-14,3</text:p>
          </table:table-cell>
          <table:table-cell/>
          <table:table-cell table:style-name="Default" office:value-type="float" office:value="1754.8" calcext:value-type="float">
            <text:p>1754,8</text:p>
          </table:table-cell>
          <table:table-cell table:formula="of:=[.G153]-[.$B153]" office:value-type="float" office:value="-12.3" calcext:value-type="float">
            <text:p>-12,3</text:p>
          </table:table-cell>
          <table:table-cell/>
          <table:table-cell table:style-name="Default" office:value-type="float" office:value="1754.8" calcext:value-type="float">
            <text:p>1754,8</text:p>
          </table:table-cell>
          <table:table-cell table:formula="of:=[.J153]-[.$B153]" office:value-type="float" office:value="-12.3" calcext:value-type="float">
            <text:p>-12,3</text:p>
          </table:table-cell>
          <table:table-cell/>
          <table:table-cell table:style-name="Default" office:value-type="float" office:value="1754.8" calcext:value-type="float">
            <text:p>1754,8</text:p>
          </table:table-cell>
          <table:table-cell table:formula="of:=[.M153]-[.$B153]" office:value-type="float" office:value="-12.3" calcext:value-type="float">
            <text:p>-12,3</text:p>
          </table:table-cell>
          <table:table-cell/>
          <table:table-cell table:style-name="Default" office:value-type="float" office:value="1754.8" calcext:value-type="float">
            <text:p>1754,8</text:p>
          </table:table-cell>
          <table:table-cell table:formula="of:=[.P153]-[.$B153]" office:value-type="float" office:value="-12.3" calcext:value-type="float">
            <text:p>-12,3</text:p>
          </table:table-cell>
          <table:table-cell/>
          <table:table-cell table:style-name="Default" office:value-type="float" office:value="1754.8" calcext:value-type="float">
            <text:p>1754,8</text:p>
          </table:table-cell>
          <table:table-cell table:formula="of:=[.S153]-[.$B153]" office:value-type="float" office:value="-12.3" calcext:value-type="float">
            <text:p>-12,3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7" office:value-type="float" office:value="772.1" calcext:value-type="float">
            <text:p>772,10</text:p>
          </table:table-cell>
          <table:table-cell/>
          <table:table-cell table:style-name="Default" office:value-type="float" office:value="772.1" calcext:value-type="float">
            <text:p>772,1</text:p>
          </table:table-cell>
          <table:table-cell table:formula="of:=[.D154]-[.$B154]" office:value-type="float" office:value="0" calcext:value-type="float">
            <text:p>0,0</text:p>
          </table:table-cell>
          <table:table-cell/>
          <table:table-cell table:style-name="Default" office:value-type="float" office:value="772.1" calcext:value-type="float">
            <text:p>772,1</text:p>
          </table:table-cell>
          <table:table-cell table:formula="of:=[.G154]-[.$B154]" office:value-type="float" office:value="0" calcext:value-type="float">
            <text:p>0,0</text:p>
          </table:table-cell>
          <table:table-cell/>
          <table:table-cell table:style-name="Default" office:value-type="float" office:value="772.1" calcext:value-type="float">
            <text:p>772,1</text:p>
          </table:table-cell>
          <table:table-cell table:formula="of:=[.J154]-[.$B154]" office:value-type="float" office:value="0" calcext:value-type="float">
            <text:p>0,0</text:p>
          </table:table-cell>
          <table:table-cell/>
          <table:table-cell table:style-name="Default" office:value-type="float" office:value="772.1" calcext:value-type="float">
            <text:p>772,1</text:p>
          </table:table-cell>
          <table:table-cell table:formula="of:=[.M154]-[.$B154]" office:value-type="float" office:value="0" calcext:value-type="float">
            <text:p>0,0</text:p>
          </table:table-cell>
          <table:table-cell/>
          <table:table-cell table:style-name="Default" office:value-type="float" office:value="772.1" calcext:value-type="float">
            <text:p>772,1</text:p>
          </table:table-cell>
          <table:table-cell table:formula="of:=[.P154]-[.$B154]" office:value-type="float" office:value="0" calcext:value-type="float">
            <text:p>0,0</text:p>
          </table:table-cell>
          <table:table-cell/>
          <table:table-cell table:style-name="Default" office:value-type="float" office:value="772.1" calcext:value-type="float">
            <text:p>772,1</text:p>
          </table:table-cell>
          <table:table-cell table:formula="of:=[.S154]-[.$B154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7" office:value-type="float" office:value="1536.2" calcext:value-type="float">
            <text:p>1.536,20</text:p>
          </table:table-cell>
          <table:table-cell/>
          <table:table-cell table:style-name="Default" office:value-type="float" office:value="1532.2" calcext:value-type="float">
            <text:p>1532,2</text:p>
          </table:table-cell>
          <table:table-cell table:formula="of:=[.D155]-[.$B155]" office:value-type="float" office:value="-4" calcext:value-type="float">
            <text:p>-4,0</text:p>
          </table:table-cell>
          <table:table-cell/>
          <table:table-cell table:style-name="Default" office:value-type="float" office:value="1532.2" calcext:value-type="float">
            <text:p>1532,2</text:p>
          </table:table-cell>
          <table:table-cell table:formula="of:=[.G155]-[.$B155]" office:value-type="float" office:value="-4" calcext:value-type="float">
            <text:p>-4,0</text:p>
          </table:table-cell>
          <table:table-cell/>
          <table:table-cell table:style-name="Default" office:value-type="float" office:value="1563.6" calcext:value-type="float">
            <text:p>1563,6</text:p>
          </table:table-cell>
          <table:table-cell table:formula="of:=[.J155]-[.$B155]" office:value-type="float" office:value="27.3999999999999" calcext:value-type="float">
            <text:p>27,4</text:p>
          </table:table-cell>
          <table:table-cell/>
          <table:table-cell table:style-name="Default" office:value-type="float" office:value="1563.6" calcext:value-type="float">
            <text:p>1563,6</text:p>
          </table:table-cell>
          <table:table-cell table:formula="of:=[.M155]-[.$B155]" office:value-type="float" office:value="27.3999999999999" calcext:value-type="float">
            <text:p>27,4</text:p>
          </table:table-cell>
          <table:table-cell/>
          <table:table-cell table:style-name="Default" office:value-type="float" office:value="1563.6" calcext:value-type="float">
            <text:p>1563,6</text:p>
          </table:table-cell>
          <table:table-cell table:formula="of:=[.P155]-[.$B155]" office:value-type="float" office:value="27.3999999999999" calcext:value-type="float">
            <text:p>27,4</text:p>
          </table:table-cell>
          <table:table-cell/>
          <table:table-cell table:style-name="Default" office:value-type="float" office:value="1563.6" calcext:value-type="float">
            <text:p>1563,6</text:p>
          </table:table-cell>
          <table:table-cell table:formula="of:=[.S155]-[.$B155]" office:value-type="float" office:value="27.3999999999999" calcext:value-type="float">
            <text:p>27,4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7" office:value-type="float" office:value="1633.3" calcext:value-type="float">
            <text:p>1.633,30</text:p>
          </table:table-cell>
          <table:table-cell/>
          <table:table-cell table:style-name="Default" office:value-type="float" office:value="1633.3" calcext:value-type="float">
            <text:p>1633,3</text:p>
          </table:table-cell>
          <table:table-cell table:formula="of:=[.D156]-[.$B156]" office:value-type="float" office:value="0" calcext:value-type="float">
            <text:p>0,0</text:p>
          </table:table-cell>
          <table:table-cell/>
          <table:table-cell table:style-name="Default" office:value-type="float" office:value="1633.3" calcext:value-type="float">
            <text:p>1633,3</text:p>
          </table:table-cell>
          <table:table-cell table:formula="of:=[.G156]-[.$B156]" office:value-type="float" office:value="0" calcext:value-type="float">
            <text:p>0,0</text:p>
          </table:table-cell>
          <table:table-cell/>
          <table:table-cell table:style-name="Default" office:value-type="float" office:value="1633.3" calcext:value-type="float">
            <text:p>1633,3</text:p>
          </table:table-cell>
          <table:table-cell table:formula="of:=[.J156]-[.$B156]" office:value-type="float" office:value="0" calcext:value-type="float">
            <text:p>0,0</text:p>
          </table:table-cell>
          <table:table-cell/>
          <table:table-cell table:style-name="Default" office:value-type="float" office:value="1633.3" calcext:value-type="float">
            <text:p>1633,3</text:p>
          </table:table-cell>
          <table:table-cell table:formula="of:=[.M156]-[.$B156]" office:value-type="float" office:value="0" calcext:value-type="float">
            <text:p>0,0</text:p>
          </table:table-cell>
          <table:table-cell/>
          <table:table-cell table:style-name="Default" office:value-type="float" office:value="1761.8" calcext:value-type="float">
            <text:p>1761,8</text:p>
          </table:table-cell>
          <table:table-cell table:formula="of:=[.P156]-[.$B156]" office:value-type="float" office:value="128.5" calcext:value-type="float">
            <text:p>128,5</text:p>
          </table:table-cell>
          <table:table-cell/>
          <table:table-cell table:style-name="Default" office:value-type="float" office:value="1756.4" calcext:value-type="float">
            <text:p>1756,4</text:p>
          </table:table-cell>
          <table:table-cell table:formula="of:=[.S156]-[.$B156]" office:value-type="float" office:value="123.1" calcext:value-type="float">
            <text:p>123,1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7" office:value-type="float" office:value="1035.1" calcext:value-type="float">
            <text:p>1.035,10</text:p>
          </table:table-cell>
          <table:table-cell/>
          <table:table-cell table:style-name="Default" office:value-type="float" office:value="1035.1" calcext:value-type="float">
            <text:p>1035,1</text:p>
          </table:table-cell>
          <table:table-cell table:formula="of:=[.D157]-[.$B157]" office:value-type="float" office:value="0" calcext:value-type="float">
            <text:p>0,0</text:p>
          </table:table-cell>
          <table:table-cell/>
          <table:table-cell table:style-name="Default" office:value-type="float" office:value="1035.1" calcext:value-type="float">
            <text:p>1035,1</text:p>
          </table:table-cell>
          <table:table-cell table:formula="of:=[.G157]-[.$B157]" office:value-type="float" office:value="0" calcext:value-type="float">
            <text:p>0,0</text:p>
          </table:table-cell>
          <table:table-cell/>
          <table:table-cell table:style-name="Default" office:value-type="float" office:value="1035.1" calcext:value-type="float">
            <text:p>1035,1</text:p>
          </table:table-cell>
          <table:table-cell table:formula="of:=[.J157]-[.$B157]" office:value-type="float" office:value="0" calcext:value-type="float">
            <text:p>0,0</text:p>
          </table:table-cell>
          <table:table-cell/>
          <table:table-cell table:style-name="Default" office:value-type="float" office:value="1035.1" calcext:value-type="float">
            <text:p>1035,1</text:p>
          </table:table-cell>
          <table:table-cell table:formula="of:=[.M157]-[.$B157]" office:value-type="float" office:value="0" calcext:value-type="float">
            <text:p>0,0</text:p>
          </table:table-cell>
          <table:table-cell/>
          <table:table-cell table:style-name="Default" office:value-type="float" office:value="1035.1" calcext:value-type="float">
            <text:p>1035,1</text:p>
          </table:table-cell>
          <table:table-cell table:formula="of:=[.P157]-[.$B157]" office:value-type="float" office:value="0" calcext:value-type="float">
            <text:p>0,0</text:p>
          </table:table-cell>
          <table:table-cell/>
          <table:table-cell table:style-name="Default" office:value-type="float" office:value="1035.1" calcext:value-type="float">
            <text:p>1035,1</text:p>
          </table:table-cell>
          <table:table-cell table:formula="of:=[.S157]-[.$B157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7" office:value-type="float" office:value="1395" calcext:value-type="float">
            <text:p>1.395,00</text:p>
          </table:table-cell>
          <table:table-cell/>
          <table:table-cell table:style-name="Default" office:value-type="float" office:value="1422.4" calcext:value-type="float">
            <text:p>1422,4</text:p>
          </table:table-cell>
          <table:table-cell table:formula="of:=[.D158]-[.$B158]" office:value-type="float" office:value="27.4000000000001" calcext:value-type="float">
            <text:p>27,4</text:p>
          </table:table-cell>
          <table:table-cell/>
          <table:table-cell table:style-name="Default" office:value-type="float" office:value="1422.4" calcext:value-type="float">
            <text:p>1422,4</text:p>
          </table:table-cell>
          <table:table-cell table:formula="of:=[.G158]-[.$B158]" office:value-type="float" office:value="27.4000000000001" calcext:value-type="float">
            <text:p>27,4</text:p>
          </table:table-cell>
          <table:table-cell/>
          <table:table-cell table:style-name="Default" office:value-type="float" office:value="1422.4" calcext:value-type="float">
            <text:p>1422,4</text:p>
          </table:table-cell>
          <table:table-cell table:formula="of:=[.J158]-[.$B158]" office:value-type="float" office:value="27.4000000000001" calcext:value-type="float">
            <text:p>27,4</text:p>
          </table:table-cell>
          <table:table-cell/>
          <table:table-cell table:style-name="Default" office:value-type="float" office:value="1422.4" calcext:value-type="float">
            <text:p>1422,4</text:p>
          </table:table-cell>
          <table:table-cell table:formula="of:=[.M158]-[.$B158]" office:value-type="float" office:value="27.4000000000001" calcext:value-type="float">
            <text:p>27,4</text:p>
          </table:table-cell>
          <table:table-cell/>
          <table:table-cell table:style-name="Default" office:value-type="float" office:value="1422.4" calcext:value-type="float">
            <text:p>1422,4</text:p>
          </table:table-cell>
          <table:table-cell table:formula="of:=[.P158]-[.$B158]" office:value-type="float" office:value="27.4000000000001" calcext:value-type="float">
            <text:p>27,4</text:p>
          </table:table-cell>
          <table:table-cell/>
          <table:table-cell table:style-name="Default" office:value-type="float" office:value="1422.4" calcext:value-type="float">
            <text:p>1422,4</text:p>
          </table:table-cell>
          <table:table-cell table:formula="of:=[.S158]-[.$B158]" office:value-type="float" office:value="27.4000000000001" calcext:value-type="float">
            <text:p>27,4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7" office:value-type="float" office:value="1111.7" calcext:value-type="float">
            <text:p>1.111,70</text:p>
          </table:table-cell>
          <table:table-cell/>
          <table:table-cell table:style-name="Default" office:value-type="float" office:value="1111.7" calcext:value-type="float">
            <text:p>1111,7</text:p>
          </table:table-cell>
          <table:table-cell table:formula="of:=[.D159]-[.$B159]" office:value-type="float" office:value="0" calcext:value-type="float">
            <text:p>0,0</text:p>
          </table:table-cell>
          <table:table-cell/>
          <table:table-cell table:style-name="Default" office:value-type="float" office:value="1111.7" calcext:value-type="float">
            <text:p>1111,7</text:p>
          </table:table-cell>
          <table:table-cell table:formula="of:=[.G159]-[.$B159]" office:value-type="float" office:value="0" calcext:value-type="float">
            <text:p>0,0</text:p>
          </table:table-cell>
          <table:table-cell/>
          <table:table-cell table:style-name="Default" office:value-type="float" office:value="1111.7" calcext:value-type="float">
            <text:p>1111,7</text:p>
          </table:table-cell>
          <table:table-cell table:formula="of:=[.J159]-[.$B159]" office:value-type="float" office:value="0" calcext:value-type="float">
            <text:p>0,0</text:p>
          </table:table-cell>
          <table:table-cell/>
          <table:table-cell table:style-name="Default" office:value-type="float" office:value="1111.7" calcext:value-type="float">
            <text:p>1111,7</text:p>
          </table:table-cell>
          <table:table-cell table:formula="of:=[.M159]-[.$B159]" office:value-type="float" office:value="0" calcext:value-type="float">
            <text:p>0,0</text:p>
          </table:table-cell>
          <table:table-cell/>
          <table:table-cell table:style-name="Default" office:value-type="float" office:value="1111.7" calcext:value-type="float">
            <text:p>1111,7</text:p>
          </table:table-cell>
          <table:table-cell table:formula="of:=[.P159]-[.$B159]" office:value-type="float" office:value="0" calcext:value-type="float">
            <text:p>0,0</text:p>
          </table:table-cell>
          <table:table-cell/>
          <table:table-cell table:style-name="Default" office:value-type="float" office:value="1111.7" calcext:value-type="float">
            <text:p>1111,7</text:p>
          </table:table-cell>
          <table:table-cell table:formula="of:=[.S159]-[.$B159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7" office:value-type="float" office:value="229.1" calcext:value-type="float">
            <text:p>229,10</text:p>
          </table:table-cell>
          <table:table-cell/>
          <table:table-cell table:style-name="Default" office:value-type="float" office:value="229.1" calcext:value-type="float">
            <text:p>229,1</text:p>
          </table:table-cell>
          <table:table-cell table:formula="of:=[.D160]-[.$B160]" office:value-type="float" office:value="0" calcext:value-type="float">
            <text:p>0,0</text:p>
          </table:table-cell>
          <table:table-cell/>
          <table:table-cell table:style-name="Default" office:value-type="float" office:value="229.1" calcext:value-type="float">
            <text:p>229,1</text:p>
          </table:table-cell>
          <table:table-cell table:formula="of:=[.G160]-[.$B160]" office:value-type="float" office:value="0" calcext:value-type="float">
            <text:p>0,0</text:p>
          </table:table-cell>
          <table:table-cell/>
          <table:table-cell table:style-name="Default" office:value-type="float" office:value="229.1" calcext:value-type="float">
            <text:p>229,1</text:p>
          </table:table-cell>
          <table:table-cell table:formula="of:=[.J160]-[.$B160]" office:value-type="float" office:value="0" calcext:value-type="float">
            <text:p>0,0</text:p>
          </table:table-cell>
          <table:table-cell/>
          <table:table-cell table:style-name="Default" office:value-type="float" office:value="229.1" calcext:value-type="float">
            <text:p>229,1</text:p>
          </table:table-cell>
          <table:table-cell table:formula="of:=[.M160]-[.$B160]" office:value-type="float" office:value="0" calcext:value-type="float">
            <text:p>0,0</text:p>
          </table:table-cell>
          <table:table-cell/>
          <table:table-cell table:style-name="Default" office:value-type="float" office:value="229.1" calcext:value-type="float">
            <text:p>229,1</text:p>
          </table:table-cell>
          <table:table-cell table:formula="of:=[.P160]-[.$B160]" office:value-type="float" office:value="0" calcext:value-type="float">
            <text:p>0,0</text:p>
          </table:table-cell>
          <table:table-cell/>
          <table:table-cell table:style-name="Default" office:value-type="float" office:value="229.1" calcext:value-type="float">
            <text:p>229,1</text:p>
          </table:table-cell>
          <table:table-cell table:formula="of:=[.S160]-[.$B160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7" office:value-type="float" office:value="1024.7" calcext:value-type="float">
            <text:p>1.024,70</text:p>
          </table:table-cell>
          <table:table-cell/>
          <table:table-cell table:style-name="Default" office:value-type="float" office:value="1015.4" calcext:value-type="float">
            <text:p>1015,4</text:p>
          </table:table-cell>
          <table:table-cell table:formula="of:=[.D161]-[.$B161]" office:value-type="float" office:value="-9.30000000000007" calcext:value-type="float">
            <text:p>-9,3</text:p>
          </table:table-cell>
          <table:table-cell/>
          <table:table-cell table:style-name="Default" office:value-type="float" office:value="1086" calcext:value-type="float">
            <text:p>1086</text:p>
          </table:table-cell>
          <table:table-cell table:formula="of:=[.G161]-[.$B161]" office:value-type="float" office:value="61.3" calcext:value-type="float">
            <text:p>61,3</text:p>
          </table:table-cell>
          <table:table-cell/>
          <table:table-cell table:style-name="Default" office:value-type="float" office:value="1049.8" calcext:value-type="float">
            <text:p>1049,8</text:p>
          </table:table-cell>
          <table:table-cell table:formula="of:=[.J161]-[.$B161]" office:value-type="float" office:value="25.0999999999999" calcext:value-type="float">
            <text:p>25,1</text:p>
          </table:table-cell>
          <table:table-cell/>
          <table:table-cell table:style-name="Default" office:value-type="float" office:value="1049.8" calcext:value-type="float">
            <text:p>1049,8</text:p>
          </table:table-cell>
          <table:table-cell table:formula="of:=[.M161]-[.$B161]" office:value-type="float" office:value="25.0999999999999" calcext:value-type="float">
            <text:p>25,1</text:p>
          </table:table-cell>
          <table:table-cell/>
          <table:table-cell table:style-name="Default" office:value-type="float" office:value="1029.5" calcext:value-type="float">
            <text:p>1029,5</text:p>
          </table:table-cell>
          <table:table-cell table:formula="of:=[.P161]-[.$B161]" office:value-type="float" office:value="4.79999999999995" calcext:value-type="float">
            <text:p>4,8</text:p>
          </table:table-cell>
          <table:table-cell/>
          <table:table-cell table:style-name="Default" office:value-type="float" office:value="1015.4" calcext:value-type="float">
            <text:p>1015,4</text:p>
          </table:table-cell>
          <table:table-cell table:formula="of:=[.S161]-[.$B161]" office:value-type="float" office:value="-9.30000000000007" calcext:value-type="float">
            <text:p>-9,3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7" office:value-type="float" office:value="455.8" calcext:value-type="float">
            <text:p>455,80</text:p>
          </table:table-cell>
          <table:table-cell/>
          <table:table-cell table:style-name="Default" office:value-type="float" office:value="494.6" calcext:value-type="float">
            <text:p>494,6</text:p>
          </table:table-cell>
          <table:table-cell table:formula="of:=[.D162]-[.$B162]" office:value-type="float" office:value="38.8" calcext:value-type="float">
            <text:p>38,8</text:p>
          </table:table-cell>
          <table:table-cell/>
          <table:table-cell table:style-name="Default" office:value-type="float" office:value="494.6" calcext:value-type="float">
            <text:p>494,6</text:p>
          </table:table-cell>
          <table:table-cell table:formula="of:=[.G162]-[.$B162]" office:value-type="float" office:value="38.8" calcext:value-type="float">
            <text:p>38,8</text:p>
          </table:table-cell>
          <table:table-cell/>
          <table:table-cell table:style-name="Default" office:value-type="float" office:value="460.1" calcext:value-type="float">
            <text:p>460,1</text:p>
          </table:table-cell>
          <table:table-cell table:formula="of:=[.J162]-[.$B162]" office:value-type="float" office:value="4.30000000000001" calcext:value-type="float">
            <text:p>4,3</text:p>
          </table:table-cell>
          <table:table-cell/>
          <table:table-cell table:style-name="Default" office:value-type="float" office:value="455.8" calcext:value-type="float">
            <text:p>455,8</text:p>
          </table:table-cell>
          <table:table-cell table:formula="of:=[.M162]-[.$B162]" office:value-type="float" office:value="0" calcext:value-type="float">
            <text:p>0,0</text:p>
          </table:table-cell>
          <table:table-cell/>
          <table:table-cell table:style-name="Default" office:value-type="float" office:value="455.8" calcext:value-type="float">
            <text:p>455,8</text:p>
          </table:table-cell>
          <table:table-cell table:formula="of:=[.P162]-[.$B162]" office:value-type="float" office:value="0" calcext:value-type="float">
            <text:p>0,0</text:p>
          </table:table-cell>
          <table:table-cell/>
          <table:table-cell table:style-name="Default" office:value-type="float" office:value="455.8" calcext:value-type="float">
            <text:p>455,8</text:p>
          </table:table-cell>
          <table:table-cell table:formula="of:=[.S162]-[.$B162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7" office:value-type="float" office:value="1335.3" calcext:value-type="float">
            <text:p>1.335,30</text:p>
          </table:table-cell>
          <table:table-cell/>
          <table:table-cell table:style-name="Default" office:value-type="float" office:value="1279.2" calcext:value-type="float">
            <text:p>1279,2</text:p>
          </table:table-cell>
          <table:table-cell table:formula="of:=[.D163]-[.$B163]" office:value-type="float" office:value="-56.0999999999999" calcext:value-type="float">
            <text:p>-56,1</text:p>
          </table:table-cell>
          <table:table-cell/>
          <table:table-cell table:style-name="Default" office:value-type="float" office:value="1279.2" calcext:value-type="float">
            <text:p>1279,2</text:p>
          </table:table-cell>
          <table:table-cell table:formula="of:=[.G163]-[.$B163]" office:value-type="float" office:value="-56.0999999999999" calcext:value-type="float">
            <text:p>-56,1</text:p>
          </table:table-cell>
          <table:table-cell/>
          <table:table-cell table:style-name="Default" office:value-type="float" office:value="1279.2" calcext:value-type="float">
            <text:p>1279,2</text:p>
          </table:table-cell>
          <table:table-cell table:formula="of:=[.J163]-[.$B163]" office:value-type="float" office:value="-56.0999999999999" calcext:value-type="float">
            <text:p>-56,1</text:p>
          </table:table-cell>
          <table:table-cell/>
          <table:table-cell table:style-name="Default" office:value-type="float" office:value="1237.1" calcext:value-type="float">
            <text:p>1237,1</text:p>
          </table:table-cell>
          <table:table-cell table:formula="of:=[.M163]-[.$B163]" office:value-type="float" office:value="-98.2" calcext:value-type="float">
            <text:p>-98,2</text:p>
          </table:table-cell>
          <table:table-cell/>
          <table:table-cell table:style-name="Default" office:value-type="float" office:value="1237.1" calcext:value-type="float">
            <text:p>1237,1</text:p>
          </table:table-cell>
          <table:table-cell table:formula="of:=[.P163]-[.$B163]" office:value-type="float" office:value="-98.2" calcext:value-type="float">
            <text:p>-98,2</text:p>
          </table:table-cell>
          <table:table-cell/>
          <table:table-cell table:style-name="Default" office:value-type="float" office:value="1237.1" calcext:value-type="float">
            <text:p>1237,1</text:p>
          </table:table-cell>
          <table:table-cell table:formula="of:=[.S163]-[.$B163]" office:value-type="float" office:value="-98.2" calcext:value-type="float">
            <text:p>-98,2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7" office:value-type="float" office:value="1093.3" calcext:value-type="float">
            <text:p>1.093,30</text:p>
          </table:table-cell>
          <table:table-cell/>
          <table:table-cell table:style-name="Default" office:value-type="float" office:value="1126.4" calcext:value-type="float">
            <text:p>1126,4</text:p>
          </table:table-cell>
          <table:table-cell table:formula="of:=[.D164]-[.$B164]" office:value-type="float" office:value="33.1000000000001" calcext:value-type="float">
            <text:p>33,1</text:p>
          </table:table-cell>
          <table:table-cell/>
          <table:table-cell table:style-name="Default" office:value-type="float" office:value="1126.4" calcext:value-type="float">
            <text:p>1126,4</text:p>
          </table:table-cell>
          <table:table-cell table:formula="of:=[.G164]-[.$B164]" office:value-type="float" office:value="33.1000000000001" calcext:value-type="float">
            <text:p>33,1</text:p>
          </table:table-cell>
          <table:table-cell/>
          <table:table-cell table:style-name="Default" office:value-type="float" office:value="1120.7" calcext:value-type="float">
            <text:p>1120,7</text:p>
          </table:table-cell>
          <table:table-cell table:formula="of:=[.J164]-[.$B164]" office:value-type="float" office:value="27.4000000000001" calcext:value-type="float">
            <text:p>27,4</text:p>
          </table:table-cell>
          <table:table-cell/>
          <table:table-cell table:style-name="Default" office:value-type="float" office:value="1144.5" calcext:value-type="float">
            <text:p>1144,5</text:p>
          </table:table-cell>
          <table:table-cell table:formula="of:=[.M164]-[.$B164]" office:value-type="float" office:value="51.2" calcext:value-type="float">
            <text:p>51,2</text:p>
          </table:table-cell>
          <table:table-cell/>
          <table:table-cell table:style-name="Default" office:value-type="float" office:value="1144.5" calcext:value-type="float">
            <text:p>1144,5</text:p>
          </table:table-cell>
          <table:table-cell table:formula="of:=[.P164]-[.$B164]" office:value-type="float" office:value="51.2" calcext:value-type="float">
            <text:p>51,2</text:p>
          </table:table-cell>
          <table:table-cell/>
          <table:table-cell table:style-name="Default" office:value-type="float" office:value="1144.5" calcext:value-type="float">
            <text:p>1144,5</text:p>
          </table:table-cell>
          <table:table-cell table:formula="of:=[.S164]-[.$B164]" office:value-type="float" office:value="51.2" calcext:value-type="float">
            <text:p>51,2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7" office:value-type="float" office:value="1791.3" calcext:value-type="float">
            <text:p>1.791,30</text:p>
          </table:table-cell>
          <table:table-cell/>
          <table:table-cell table:style-name="Default" office:value-type="float" office:value="1818.7" calcext:value-type="float">
            <text:p>1818,7</text:p>
          </table:table-cell>
          <table:table-cell table:formula="of:=[.D165]-[.$B165]" office:value-type="float" office:value="27.4000000000001" calcext:value-type="float">
            <text:p>27,4</text:p>
          </table:table-cell>
          <table:table-cell/>
          <table:table-cell table:style-name="Default" office:value-type="float" office:value="1818.7" calcext:value-type="float">
            <text:p>1818,7</text:p>
          </table:table-cell>
          <table:table-cell table:formula="of:=[.G165]-[.$B165]" office:value-type="float" office:value="27.4000000000001" calcext:value-type="float">
            <text:p>27,4</text:p>
          </table:table-cell>
          <table:table-cell/>
          <table:table-cell table:style-name="Default" office:value-type="float" office:value="1819.1" calcext:value-type="float">
            <text:p>1819,1</text:p>
          </table:table-cell>
          <table:table-cell table:formula="of:=[.J165]-[.$B165]" office:value-type="float" office:value="27.8" calcext:value-type="float">
            <text:p>27,8</text:p>
          </table:table-cell>
          <table:table-cell/>
          <table:table-cell table:style-name="Default" office:value-type="float" office:value="1819.1" calcext:value-type="float">
            <text:p>1819,1</text:p>
          </table:table-cell>
          <table:table-cell table:formula="of:=[.M165]-[.$B165]" office:value-type="float" office:value="27.8" calcext:value-type="float">
            <text:p>27,8</text:p>
          </table:table-cell>
          <table:table-cell/>
          <table:table-cell table:style-name="Default" office:value-type="float" office:value="1819.1" calcext:value-type="float">
            <text:p>1819,1</text:p>
          </table:table-cell>
          <table:table-cell table:formula="of:=[.P165]-[.$B165]" office:value-type="float" office:value="27.8" calcext:value-type="float">
            <text:p>27,8</text:p>
          </table:table-cell>
          <table:table-cell/>
          <table:table-cell table:style-name="Default" office:value-type="float" office:value="1819.1" calcext:value-type="float">
            <text:p>1819,1</text:p>
          </table:table-cell>
          <table:table-cell table:formula="of:=[.S165]-[.$B165]" office:value-type="float" office:value="27.8" calcext:value-type="float">
            <text:p>27,8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7" office:value-type="float" office:value="2967.7" calcext:value-type="float">
            <text:p>2.967,70</text:p>
          </table:table-cell>
          <table:table-cell/>
          <table:table-cell table:style-name="Default" office:value-type="float" office:value="2947.5" calcext:value-type="float">
            <text:p>2947,5</text:p>
          </table:table-cell>
          <table:table-cell table:formula="of:=[.D166]-[.$B166]" office:value-type="float" office:value="-20.1999999999998" calcext:value-type="float">
            <text:p>-20,2</text:p>
          </table:table-cell>
          <table:table-cell/>
          <table:table-cell table:style-name="Default" office:value-type="float" office:value="2947.5" calcext:value-type="float">
            <text:p>2947,5</text:p>
          </table:table-cell>
          <table:table-cell table:formula="of:=[.G166]-[.$B166]" office:value-type="float" office:value="-20.1999999999998" calcext:value-type="float">
            <text:p>-20,2</text:p>
          </table:table-cell>
          <table:table-cell/>
          <table:table-cell table:style-name="Default" office:value-type="float" office:value="2947.5" calcext:value-type="float">
            <text:p>2947,5</text:p>
          </table:table-cell>
          <table:table-cell table:formula="of:=[.J166]-[.$B166]" office:value-type="float" office:value="-20.1999999999998" calcext:value-type="float">
            <text:p>-20,2</text:p>
          </table:table-cell>
          <table:table-cell/>
          <table:table-cell table:style-name="Default" office:value-type="float" office:value="2947.5" calcext:value-type="float">
            <text:p>2947,5</text:p>
          </table:table-cell>
          <table:table-cell table:formula="of:=[.M166]-[.$B166]" office:value-type="float" office:value="-20.1999999999998" calcext:value-type="float">
            <text:p>-20,2</text:p>
          </table:table-cell>
          <table:table-cell/>
          <table:table-cell table:style-name="Default" office:value-type="float" office:value="2947.5" calcext:value-type="float">
            <text:p>2947,5</text:p>
          </table:table-cell>
          <table:table-cell table:formula="of:=[.P166]-[.$B166]" office:value-type="float" office:value="-20.1999999999998" calcext:value-type="float">
            <text:p>-20,2</text:p>
          </table:table-cell>
          <table:table-cell/>
          <table:table-cell table:style-name="Default" office:value-type="float" office:value="2995.1" calcext:value-type="float">
            <text:p>2995,1</text:p>
          </table:table-cell>
          <table:table-cell table:formula="of:=[.S166]-[.$B166]" office:value-type="float" office:value="27.4000000000001" calcext:value-type="float">
            <text:p>27,4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7" office:value-type="float" office:value="1275.3" calcext:value-type="float">
            <text:p>1.275,30</text:p>
          </table:table-cell>
          <table:table-cell/>
          <table:table-cell table:style-name="Default" office:value-type="float" office:value="1071.2" calcext:value-type="float">
            <text:p>1071,2</text:p>
          </table:table-cell>
          <table:table-cell table:formula="of:=[.D167]-[.$B167]" office:value-type="float" office:value="-204.1" calcext:value-type="float">
            <text:p>-204,1</text:p>
          </table:table-cell>
          <table:table-cell/>
          <table:table-cell table:style-name="Default" office:value-type="float" office:value="1071.2" calcext:value-type="float">
            <text:p>1071,2</text:p>
          </table:table-cell>
          <table:table-cell table:formula="of:=[.G167]-[.$B167]" office:value-type="float" office:value="-204.1" calcext:value-type="float">
            <text:p>-204,1</text:p>
          </table:table-cell>
          <table:table-cell/>
          <table:table-cell table:style-name="Default" office:value-type="float" office:value="1071.1" calcext:value-type="float">
            <text:p>1071,1</text:p>
          </table:table-cell>
          <table:table-cell table:formula="of:=[.J167]-[.$B167]" office:value-type="float" office:value="-204.2" calcext:value-type="float">
            <text:p>-204,2</text:p>
          </table:table-cell>
          <table:table-cell/>
          <table:table-cell table:style-name="Default" office:value-type="float" office:value="1071.1" calcext:value-type="float">
            <text:p>1071,1</text:p>
          </table:table-cell>
          <table:table-cell table:formula="of:=[.M167]-[.$B167]" office:value-type="float" office:value="-204.2" calcext:value-type="float">
            <text:p>-204,2</text:p>
          </table:table-cell>
          <table:table-cell/>
          <table:table-cell table:style-name="Default" office:value-type="float" office:value="1071.1" calcext:value-type="float">
            <text:p>1071,1</text:p>
          </table:table-cell>
          <table:table-cell table:formula="of:=[.P167]-[.$B167]" office:value-type="float" office:value="-204.2" calcext:value-type="float">
            <text:p>-204,2</text:p>
          </table:table-cell>
          <table:table-cell/>
          <table:table-cell table:style-name="Default" office:value-type="float" office:value="1071.1" calcext:value-type="float">
            <text:p>1071,1</text:p>
          </table:table-cell>
          <table:table-cell table:formula="of:=[.S167]-[.$B167]" office:value-type="float" office:value="-204.2" calcext:value-type="float">
            <text:p>-204,2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7" office:value-type="float" office:value="1554.9" calcext:value-type="float">
            <text:p>1.554,90</text:p>
          </table:table-cell>
          <table:table-cell/>
          <table:table-cell table:style-name="Default" office:value-type="float" office:value="1573.1" calcext:value-type="float">
            <text:p>1573,1</text:p>
          </table:table-cell>
          <table:table-cell table:formula="of:=[.D168]-[.$B168]" office:value-type="float" office:value="18.1999999999998" calcext:value-type="float">
            <text:p>18,2</text:p>
          </table:table-cell>
          <table:table-cell/>
          <table:table-cell table:style-name="Default" office:value-type="float" office:value="1573.1" calcext:value-type="float">
            <text:p>1573,1</text:p>
          </table:table-cell>
          <table:table-cell table:formula="of:=[.G168]-[.$B168]" office:value-type="float" office:value="18.1999999999998" calcext:value-type="float">
            <text:p>18,2</text:p>
          </table:table-cell>
          <table:table-cell/>
          <table:table-cell table:style-name="Default" office:value-type="float" office:value="1564.3" calcext:value-type="float">
            <text:p>1564,3</text:p>
          </table:table-cell>
          <table:table-cell table:formula="of:=[.J168]-[.$B168]" office:value-type="float" office:value="9.39999999999986" calcext:value-type="float">
            <text:p>9,4</text:p>
          </table:table-cell>
          <table:table-cell/>
          <table:table-cell table:style-name="Default" office:value-type="float" office:value="1564.3" calcext:value-type="float">
            <text:p>1564,3</text:p>
          </table:table-cell>
          <table:table-cell table:formula="of:=[.M168]-[.$B168]" office:value-type="float" office:value="9.39999999999986" calcext:value-type="float">
            <text:p>9,4</text:p>
          </table:table-cell>
          <table:table-cell/>
          <table:table-cell table:style-name="Default" office:value-type="float" office:value="1564.3" calcext:value-type="float">
            <text:p>1564,3</text:p>
          </table:table-cell>
          <table:table-cell table:formula="of:=[.P168]-[.$B168]" office:value-type="float" office:value="9.39999999999986" calcext:value-type="float">
            <text:p>9,4</text:p>
          </table:table-cell>
          <table:table-cell/>
          <table:table-cell table:style-name="Default" office:value-type="float" office:value="1554.9" calcext:value-type="float">
            <text:p>1554,9</text:p>
          </table:table-cell>
          <table:table-cell table:formula="of:=[.S168]-[.$B168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7" office:value-type="float" office:value="895.4" calcext:value-type="float">
            <text:p>895,40</text:p>
          </table:table-cell>
          <table:table-cell/>
          <table:table-cell table:style-name="Default" office:value-type="float" office:value="625" calcext:value-type="float">
            <text:p>625</text:p>
          </table:table-cell>
          <table:table-cell table:formula="of:=[.D169]-[.$B169]" office:value-type="float" office:value="-270.4" calcext:value-type="float">
            <text:p>-270,4</text:p>
          </table:table-cell>
          <table:table-cell/>
          <table:table-cell table:style-name="Default" office:value-type="float" office:value="625" calcext:value-type="float">
            <text:p>625</text:p>
          </table:table-cell>
          <table:table-cell table:formula="of:=[.G169]-[.$B169]" office:value-type="float" office:value="-270.4" calcext:value-type="float">
            <text:p>-270,4</text:p>
          </table:table-cell>
          <table:table-cell/>
          <table:table-cell table:style-name="Default" office:value-type="float" office:value="895.4" calcext:value-type="float">
            <text:p>895,4</text:p>
          </table:table-cell>
          <table:table-cell table:formula="of:=[.J169]-[.$B169]" office:value-type="float" office:value="0" calcext:value-type="float">
            <text:p>0,0</text:p>
          </table:table-cell>
          <table:table-cell/>
          <table:table-cell table:style-name="Default" office:value-type="float" office:value="895.4" calcext:value-type="float">
            <text:p>895,4</text:p>
          </table:table-cell>
          <table:table-cell table:formula="of:=[.M169]-[.$B169]" office:value-type="float" office:value="0" calcext:value-type="float">
            <text:p>0,0</text:p>
          </table:table-cell>
          <table:table-cell/>
          <table:table-cell table:style-name="Default" office:value-type="float" office:value="895.4" calcext:value-type="float">
            <text:p>895,4</text:p>
          </table:table-cell>
          <table:table-cell table:formula="of:=[.P169]-[.$B169]" office:value-type="float" office:value="0" calcext:value-type="float">
            <text:p>0,0</text:p>
          </table:table-cell>
          <table:table-cell/>
          <table:table-cell table:style-name="Default" office:value-type="float" office:value="895.4" calcext:value-type="float">
            <text:p>895,4</text:p>
          </table:table-cell>
          <table:table-cell table:formula="of:=[.S169]-[.$B169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7" office:value-type="float" office:value="877.5" calcext:value-type="float">
            <text:p>877,50</text:p>
          </table:table-cell>
          <table:table-cell/>
          <table:table-cell table:style-name="Default" office:value-type="float" office:value="853.9" calcext:value-type="float">
            <text:p>853,9</text:p>
          </table:table-cell>
          <table:table-cell table:formula="of:=[.D170]-[.$B170]" office:value-type="float" office:value="-23.6" calcext:value-type="float">
            <text:p>-23,6</text:p>
          </table:table-cell>
          <table:table-cell/>
          <table:table-cell table:style-name="Default" office:value-type="float" office:value="999.8" calcext:value-type="float">
            <text:p>999,8</text:p>
          </table:table-cell>
          <table:table-cell table:formula="of:=[.G170]-[.$B170]" office:value-type="float" office:value="122.3" calcext:value-type="float">
            <text:p>122,3</text:p>
          </table:table-cell>
          <table:table-cell/>
          <table:table-cell table:style-name="Default" office:value-type="float" office:value="880.6" calcext:value-type="float">
            <text:p>880,6</text:p>
          </table:table-cell>
          <table:table-cell table:formula="of:=[.J170]-[.$B170]" office:value-type="float" office:value="3.10000000000002" calcext:value-type="float">
            <text:p>3,1</text:p>
          </table:table-cell>
          <table:table-cell/>
          <table:table-cell table:style-name="Default" office:value-type="float" office:value="880.6" calcext:value-type="float">
            <text:p>880,6</text:p>
          </table:table-cell>
          <table:table-cell table:formula="of:=[.M170]-[.$B170]" office:value-type="float" office:value="3.10000000000002" calcext:value-type="float">
            <text:p>3,1</text:p>
          </table:table-cell>
          <table:table-cell/>
          <table:table-cell table:style-name="Default" office:value-type="float" office:value="880.6" calcext:value-type="float">
            <text:p>880,6</text:p>
          </table:table-cell>
          <table:table-cell table:formula="of:=[.P170]-[.$B170]" office:value-type="float" office:value="3.10000000000002" calcext:value-type="float">
            <text:p>3,1</text:p>
          </table:table-cell>
          <table:table-cell/>
          <table:table-cell table:style-name="Default" office:value-type="float" office:value="885.3" calcext:value-type="float">
            <text:p>885,3</text:p>
          </table:table-cell>
          <table:table-cell table:formula="of:=[.S170]-[.$B170]" office:value-type="float" office:value="7.79999999999995" calcext:value-type="float">
            <text:p>7,8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7" office:value-type="float" office:value="948" calcext:value-type="float">
            <text:p>948,00</text:p>
          </table:table-cell>
          <table:table-cell/>
          <table:table-cell table:style-name="Default" office:value-type="float" office:value="721.5" calcext:value-type="float">
            <text:p>721,5</text:p>
          </table:table-cell>
          <table:table-cell table:formula="of:=[.D171]-[.$B171]" office:value-type="float" office:value="-226.5" calcext:value-type="float">
            <text:p>-226,5</text:p>
          </table:table-cell>
          <table:table-cell/>
          <table:table-cell table:style-name="Default" office:value-type="float" office:value="721.5" calcext:value-type="float">
            <text:p>721,5</text:p>
          </table:table-cell>
          <table:table-cell table:formula="of:=[.G171]-[.$B171]" office:value-type="float" office:value="-226.5" calcext:value-type="float">
            <text:p>-226,5</text:p>
          </table:table-cell>
          <table:table-cell/>
          <table:table-cell table:style-name="Default" office:value-type="float" office:value="691.4" calcext:value-type="float">
            <text:p>691,4</text:p>
          </table:table-cell>
          <table:table-cell table:formula="of:=[.J171]-[.$B171]" office:value-type="float" office:value="-256.6" calcext:value-type="float">
            <text:p>-256,6</text:p>
          </table:table-cell>
          <table:table-cell/>
          <table:table-cell table:style-name="Default" office:value-type="float" office:value="691.4" calcext:value-type="float">
            <text:p>691,4</text:p>
          </table:table-cell>
          <table:table-cell table:formula="of:=[.M171]-[.$B171]" office:value-type="float" office:value="-256.6" calcext:value-type="float">
            <text:p>-256,6</text:p>
          </table:table-cell>
          <table:table-cell/>
          <table:table-cell table:style-name="Default" office:value-type="float" office:value="691.4" calcext:value-type="float">
            <text:p>691,4</text:p>
          </table:table-cell>
          <table:table-cell table:formula="of:=[.P171]-[.$B171]" office:value-type="float" office:value="-256.6" calcext:value-type="float">
            <text:p>-256,6</text:p>
          </table:table-cell>
          <table:table-cell/>
          <table:table-cell table:style-name="Default" office:value-type="float" office:value="948" calcext:value-type="float">
            <text:p>948</text:p>
          </table:table-cell>
          <table:table-cell table:formula="of:=[.S171]-[.$B171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7" office:value-type="float" office:value="1354.1" calcext:value-type="float">
            <text:p>1.354,10</text:p>
          </table:table-cell>
          <table:table-cell/>
          <table:table-cell table:style-name="Default" office:value-type="float" office:value="1354.1" calcext:value-type="float">
            <text:p>1354,1</text:p>
          </table:table-cell>
          <table:table-cell table:formula="of:=[.D172]-[.$B172]" office:value-type="float" office:value="0" calcext:value-type="float">
            <text:p>0,0</text:p>
          </table:table-cell>
          <table:table-cell/>
          <table:table-cell table:style-name="Default" office:value-type="float" office:value="1354.1" calcext:value-type="float">
            <text:p>1354,1</text:p>
          </table:table-cell>
          <table:table-cell table:formula="of:=[.G172]-[.$B172]" office:value-type="float" office:value="0" calcext:value-type="float">
            <text:p>0,0</text:p>
          </table:table-cell>
          <table:table-cell/>
          <table:table-cell table:style-name="Default" office:value-type="float" office:value="1354.1" calcext:value-type="float">
            <text:p>1354,1</text:p>
          </table:table-cell>
          <table:table-cell table:formula="of:=[.J172]-[.$B172]" office:value-type="float" office:value="0" calcext:value-type="float">
            <text:p>0,0</text:p>
          </table:table-cell>
          <table:table-cell/>
          <table:table-cell table:style-name="Default" office:value-type="float" office:value="1354.1" calcext:value-type="float">
            <text:p>1354,1</text:p>
          </table:table-cell>
          <table:table-cell table:formula="of:=[.M172]-[.$B172]" office:value-type="float" office:value="0" calcext:value-type="float">
            <text:p>0,0</text:p>
          </table:table-cell>
          <table:table-cell/>
          <table:table-cell table:style-name="Default" office:value-type="float" office:value="1354.1" calcext:value-type="float">
            <text:p>1354,1</text:p>
          </table:table-cell>
          <table:table-cell table:formula="of:=[.P172]-[.$B172]" office:value-type="float" office:value="0" calcext:value-type="float">
            <text:p>0,0</text:p>
          </table:table-cell>
          <table:table-cell/>
          <table:table-cell table:style-name="Default" office:value-type="float" office:value="1354.1" calcext:value-type="float">
            <text:p>1354,1</text:p>
          </table:table-cell>
          <table:table-cell table:formula="of:=[.S172]-[.$B172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7" office:value-type="float" office:value="1404.3" calcext:value-type="float">
            <text:p>1.404,30</text:p>
          </table:table-cell>
          <table:table-cell/>
          <table:table-cell table:style-name="Default" office:value-type="float" office:value="1404.3" calcext:value-type="float">
            <text:p>1404,3</text:p>
          </table:table-cell>
          <table:table-cell table:formula="of:=[.D173]-[.$B173]" office:value-type="float" office:value="0" calcext:value-type="float">
            <text:p>0,0</text:p>
          </table:table-cell>
          <table:table-cell/>
          <table:table-cell table:style-name="Default" office:value-type="float" office:value="1404.3" calcext:value-type="float">
            <text:p>1404,3</text:p>
          </table:table-cell>
          <table:table-cell table:formula="of:=[.G173]-[.$B173]" office:value-type="float" office:value="0" calcext:value-type="float">
            <text:p>0,0</text:p>
          </table:table-cell>
          <table:table-cell/>
          <table:table-cell table:style-name="Default" office:value-type="float" office:value="1404.3" calcext:value-type="float">
            <text:p>1404,3</text:p>
          </table:table-cell>
          <table:table-cell table:formula="of:=[.J173]-[.$B173]" office:value-type="float" office:value="0" calcext:value-type="float">
            <text:p>0,0</text:p>
          </table:table-cell>
          <table:table-cell/>
          <table:table-cell table:style-name="Default" office:value-type="float" office:value="1404.3" calcext:value-type="float">
            <text:p>1404,3</text:p>
          </table:table-cell>
          <table:table-cell table:formula="of:=[.M173]-[.$B173]" office:value-type="float" office:value="0" calcext:value-type="float">
            <text:p>0,0</text:p>
          </table:table-cell>
          <table:table-cell/>
          <table:table-cell table:style-name="Default" office:value-type="float" office:value="1404.3" calcext:value-type="float">
            <text:p>1404,3</text:p>
          </table:table-cell>
          <table:table-cell table:formula="of:=[.P173]-[.$B173]" office:value-type="float" office:value="0" calcext:value-type="float">
            <text:p>0,0</text:p>
          </table:table-cell>
          <table:table-cell/>
          <table:table-cell table:style-name="Default" office:value-type="float" office:value="1404.3" calcext:value-type="float">
            <text:p>1404,3</text:p>
          </table:table-cell>
          <table:table-cell table:formula="of:=[.S173]-[.$B173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7" office:value-type="float" office:value="818.2" calcext:value-type="float">
            <text:p>818,20</text:p>
          </table:table-cell>
          <table:table-cell/>
          <table:table-cell table:style-name="Default" office:value-type="float" office:value="1091.1" calcext:value-type="float">
            <text:p>1091,1</text:p>
          </table:table-cell>
          <table:table-cell table:formula="of:=[.D174]-[.$B174]" office:value-type="float" office:value="272.9" calcext:value-type="float">
            <text:p>272,9</text:p>
          </table:table-cell>
          <table:table-cell/>
          <table:table-cell table:style-name="Default" office:value-type="float" office:value="1091.1" calcext:value-type="float">
            <text:p>1091,1</text:p>
          </table:table-cell>
          <table:table-cell table:formula="of:=[.G174]-[.$B174]" office:value-type="float" office:value="272.9" calcext:value-type="float">
            <text:p>272,9</text:p>
          </table:table-cell>
          <table:table-cell/>
          <table:table-cell table:style-name="Default" office:value-type="float" office:value="1091.1" calcext:value-type="float">
            <text:p>1091,1</text:p>
          </table:table-cell>
          <table:table-cell table:formula="of:=[.J174]-[.$B174]" office:value-type="float" office:value="272.9" calcext:value-type="float">
            <text:p>272,9</text:p>
          </table:table-cell>
          <table:table-cell/>
          <table:table-cell table:style-name="Default" office:value-type="float" office:value="1091.1" calcext:value-type="float">
            <text:p>1091,1</text:p>
          </table:table-cell>
          <table:table-cell table:formula="of:=[.M174]-[.$B174]" office:value-type="float" office:value="272.9" calcext:value-type="float">
            <text:p>272,9</text:p>
          </table:table-cell>
          <table:table-cell/>
          <table:table-cell table:style-name="Default" office:value-type="float" office:value="1091.1" calcext:value-type="float">
            <text:p>1091,1</text:p>
          </table:table-cell>
          <table:table-cell table:formula="of:=[.P174]-[.$B174]" office:value-type="float" office:value="272.9" calcext:value-type="float">
            <text:p>272,9</text:p>
          </table:table-cell>
          <table:table-cell/>
          <table:table-cell table:style-name="Default" office:value-type="float" office:value="751.3" calcext:value-type="float">
            <text:p>751,3</text:p>
          </table:table-cell>
          <table:table-cell table:formula="of:=[.S174]-[.$B174]" office:value-type="float" office:value="-66.9000000000001" calcext:value-type="float">
            <text:p>-66,9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7" office:value-type="float" office:value="566.1" calcext:value-type="float">
            <text:p>566,10</text:p>
          </table:table-cell>
          <table:table-cell/>
          <table:table-cell table:style-name="Default" office:value-type="float" office:value="561.6" calcext:value-type="float">
            <text:p>561,6</text:p>
          </table:table-cell>
          <table:table-cell table:formula="of:=[.D175]-[.$B175]" office:value-type="float" office:value="-4.5" calcext:value-type="float">
            <text:p>-4,5</text:p>
          </table:table-cell>
          <table:table-cell/>
          <table:table-cell table:style-name="Default" office:value-type="float" office:value="593.5" calcext:value-type="float">
            <text:p>593,5</text:p>
          </table:table-cell>
          <table:table-cell table:formula="of:=[.G175]-[.$B175]" office:value-type="float" office:value="27.4" calcext:value-type="float">
            <text:p>27,4</text:p>
          </table:table-cell>
          <table:table-cell/>
          <table:table-cell table:style-name="Default" office:value-type="float" office:value="593.5" calcext:value-type="float">
            <text:p>593,5</text:p>
          </table:table-cell>
          <table:table-cell table:formula="of:=[.J175]-[.$B175]" office:value-type="float" office:value="27.4" calcext:value-type="float">
            <text:p>27,4</text:p>
          </table:table-cell>
          <table:table-cell/>
          <table:table-cell table:style-name="Default" office:value-type="float" office:value="593.5" calcext:value-type="float">
            <text:p>593,5</text:p>
          </table:table-cell>
          <table:table-cell table:formula="of:=[.M175]-[.$B175]" office:value-type="float" office:value="27.4" calcext:value-type="float">
            <text:p>27,4</text:p>
          </table:table-cell>
          <table:table-cell/>
          <table:table-cell table:style-name="Default" office:value-type="float" office:value="593.5" calcext:value-type="float">
            <text:p>593,5</text:p>
          </table:table-cell>
          <table:table-cell table:formula="of:=[.P175]-[.$B175]" office:value-type="float" office:value="27.4" calcext:value-type="float">
            <text:p>27,4</text:p>
          </table:table-cell>
          <table:table-cell/>
          <table:table-cell table:style-name="Default" office:value-type="float" office:value="593.5" calcext:value-type="float">
            <text:p>593,5</text:p>
          </table:table-cell>
          <table:table-cell table:formula="of:=[.S175]-[.$B175]" office:value-type="float" office:value="27.4" calcext:value-type="float">
            <text:p>27,4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7" office:value-type="float" office:value="627.8" calcext:value-type="float">
            <text:p>627,80</text:p>
          </table:table-cell>
          <table:table-cell/>
          <table:table-cell table:style-name="Default" office:value-type="float" office:value="627.8" calcext:value-type="float">
            <text:p>627,8</text:p>
          </table:table-cell>
          <table:table-cell table:formula="of:=[.D176]-[.$B176]" office:value-type="float" office:value="0" calcext:value-type="float">
            <text:p>0,0</text:p>
          </table:table-cell>
          <table:table-cell/>
          <table:table-cell table:style-name="Default" office:value-type="float" office:value="627.8" calcext:value-type="float">
            <text:p>627,8</text:p>
          </table:table-cell>
          <table:table-cell table:formula="of:=[.G176]-[.$B176]" office:value-type="float" office:value="0" calcext:value-type="float">
            <text:p>0,0</text:p>
          </table:table-cell>
          <table:table-cell/>
          <table:table-cell table:style-name="Default" office:value-type="float" office:value="627.8" calcext:value-type="float">
            <text:p>627,8</text:p>
          </table:table-cell>
          <table:table-cell table:formula="of:=[.J176]-[.$B176]" office:value-type="float" office:value="0" calcext:value-type="float">
            <text:p>0,0</text:p>
          </table:table-cell>
          <table:table-cell/>
          <table:table-cell table:style-name="Default" office:value-type="float" office:value="630.3" calcext:value-type="float">
            <text:p>630,3</text:p>
          </table:table-cell>
          <table:table-cell table:formula="of:=[.M176]-[.$B176]" office:value-type="float" office:value="2.5" calcext:value-type="float">
            <text:p>2,5</text:p>
          </table:table-cell>
          <table:table-cell/>
          <table:table-cell table:style-name="Default" office:value-type="float" office:value="627.8" calcext:value-type="float">
            <text:p>627,8</text:p>
          </table:table-cell>
          <table:table-cell table:formula="of:=[.P176]-[.$B176]" office:value-type="float" office:value="0" calcext:value-type="float">
            <text:p>0,0</text:p>
          </table:table-cell>
          <table:table-cell/>
          <table:table-cell table:style-name="Default" office:value-type="float" office:value="627.8" calcext:value-type="float">
            <text:p>627,8</text:p>
          </table:table-cell>
          <table:table-cell table:formula="of:=[.S176]-[.$B176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7" office:value-type="float" office:value="2059.3" calcext:value-type="float">
            <text:p>2.059,30</text:p>
          </table:table-cell>
          <table:table-cell/>
          <table:table-cell table:style-name="Default" office:value-type="float" office:value="2059.3" calcext:value-type="float">
            <text:p>2059,3</text:p>
          </table:table-cell>
          <table:table-cell table:formula="of:=[.D177]-[.$B177]" office:value-type="float" office:value="0" calcext:value-type="float">
            <text:p>0,0</text:p>
          </table:table-cell>
          <table:table-cell/>
          <table:table-cell table:style-name="Default" office:value-type="float" office:value="2059.3" calcext:value-type="float">
            <text:p>2059,3</text:p>
          </table:table-cell>
          <table:table-cell table:formula="of:=[.G177]-[.$B177]" office:value-type="float" office:value="0" calcext:value-type="float">
            <text:p>0,0</text:p>
          </table:table-cell>
          <table:table-cell/>
          <table:table-cell table:style-name="Default" office:value-type="float" office:value="2059.3" calcext:value-type="float">
            <text:p>2059,3</text:p>
          </table:table-cell>
          <table:table-cell table:formula="of:=[.J177]-[.$B177]" office:value-type="float" office:value="0" calcext:value-type="float">
            <text:p>0,0</text:p>
          </table:table-cell>
          <table:table-cell/>
          <table:table-cell table:style-name="Default" office:value-type="float" office:value="2059.3" calcext:value-type="float">
            <text:p>2059,3</text:p>
          </table:table-cell>
          <table:table-cell table:formula="of:=[.M177]-[.$B177]" office:value-type="float" office:value="0" calcext:value-type="float">
            <text:p>0,0</text:p>
          </table:table-cell>
          <table:table-cell/>
          <table:table-cell table:style-name="Default" office:value-type="float" office:value="2059.3" calcext:value-type="float">
            <text:p>2059,3</text:p>
          </table:table-cell>
          <table:table-cell table:formula="of:=[.P177]-[.$B177]" office:value-type="float" office:value="0" calcext:value-type="float">
            <text:p>0,0</text:p>
          </table:table-cell>
          <table:table-cell/>
          <table:table-cell table:style-name="Default" office:value-type="float" office:value="2059.3" calcext:value-type="float">
            <text:p>2059,3</text:p>
          </table:table-cell>
          <table:table-cell table:formula="of:=[.S177]-[.$B177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7" office:value-type="float" office:value="1504.7" calcext:value-type="float">
            <text:p>1.504,70</text:p>
          </table:table-cell>
          <table:table-cell/>
          <table:table-cell table:style-name="Default" office:value-type="float" office:value="1202.2" calcext:value-type="float">
            <text:p>1202,2</text:p>
          </table:table-cell>
          <table:table-cell table:formula="of:=[.D178]-[.$B178]" office:value-type="float" office:value="-302.5" calcext:value-type="float">
            <text:p>-302,5</text:p>
          </table:table-cell>
          <table:table-cell/>
          <table:table-cell table:style-name="Default" office:value-type="float" office:value="1201.9" calcext:value-type="float">
            <text:p>1201,9</text:p>
          </table:table-cell>
          <table:table-cell table:formula="of:=[.G178]-[.$B178]" office:value-type="float" office:value="-302.8" calcext:value-type="float">
            <text:p>-302,8</text:p>
          </table:table-cell>
          <table:table-cell/>
          <table:table-cell table:style-name="Default" office:value-type="float" office:value="1201.9" calcext:value-type="float">
            <text:p>1201,9</text:p>
          </table:table-cell>
          <table:table-cell table:formula="of:=[.J178]-[.$B178]" office:value-type="float" office:value="-302.8" calcext:value-type="float">
            <text:p>-302,8</text:p>
          </table:table-cell>
          <table:table-cell/>
          <table:table-cell table:style-name="Default" office:value-type="float" office:value="1202.2" calcext:value-type="float">
            <text:p>1202,2</text:p>
          </table:table-cell>
          <table:table-cell table:formula="of:=[.M178]-[.$B178]" office:value-type="float" office:value="-302.5" calcext:value-type="float">
            <text:p>-302,5</text:p>
          </table:table-cell>
          <table:table-cell/>
          <table:table-cell table:style-name="Default" office:value-type="float" office:value="1202.2" calcext:value-type="float">
            <text:p>1202,2</text:p>
          </table:table-cell>
          <table:table-cell table:formula="of:=[.P178]-[.$B178]" office:value-type="float" office:value="-302.5" calcext:value-type="float">
            <text:p>-302,5</text:p>
          </table:table-cell>
          <table:table-cell/>
          <table:table-cell table:style-name="Default" office:value-type="float" office:value="1202.2" calcext:value-type="float">
            <text:p>1202,2</text:p>
          </table:table-cell>
          <table:table-cell table:formula="of:=[.S178]-[.$B178]" office:value-type="float" office:value="-302.5" calcext:value-type="float">
            <text:p>-302,5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7" office:value-type="float" office:value="938.8" calcext:value-type="float">
            <text:p>938,80</text:p>
          </table:table-cell>
          <table:table-cell/>
          <table:table-cell table:style-name="Default" office:value-type="float" office:value="938.8" calcext:value-type="float">
            <text:p>938,8</text:p>
          </table:table-cell>
          <table:table-cell table:formula="of:=[.D179]-[.$B179]" office:value-type="float" office:value="0" calcext:value-type="float">
            <text:p>0,0</text:p>
          </table:table-cell>
          <table:table-cell/>
          <table:table-cell table:style-name="Default" office:value-type="float" office:value="938.8" calcext:value-type="float">
            <text:p>938,8</text:p>
          </table:table-cell>
          <table:table-cell table:formula="of:=[.G179]-[.$B179]" office:value-type="float" office:value="0" calcext:value-type="float">
            <text:p>0,0</text:p>
          </table:table-cell>
          <table:table-cell/>
          <table:table-cell table:style-name="Default" office:value-type="float" office:value="938.8" calcext:value-type="float">
            <text:p>938,8</text:p>
          </table:table-cell>
          <table:table-cell table:formula="of:=[.J179]-[.$B179]" office:value-type="float" office:value="0" calcext:value-type="float">
            <text:p>0,0</text:p>
          </table:table-cell>
          <table:table-cell/>
          <table:table-cell table:style-name="Default" office:value-type="float" office:value="938.8" calcext:value-type="float">
            <text:p>938,8</text:p>
          </table:table-cell>
          <table:table-cell table:formula="of:=[.M179]-[.$B179]" office:value-type="float" office:value="0" calcext:value-type="float">
            <text:p>0,0</text:p>
          </table:table-cell>
          <table:table-cell/>
          <table:table-cell table:style-name="Default" office:value-type="float" office:value="938.8" calcext:value-type="float">
            <text:p>938,8</text:p>
          </table:table-cell>
          <table:table-cell table:formula="of:=[.P179]-[.$B179]" office:value-type="float" office:value="0" calcext:value-type="float">
            <text:p>0,0</text:p>
          </table:table-cell>
          <table:table-cell/>
          <table:table-cell table:style-name="Default" office:value-type="float" office:value="938.8" calcext:value-type="float">
            <text:p>938,8</text:p>
          </table:table-cell>
          <table:table-cell table:formula="of:=[.S179]-[.$B179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7" office:value-type="float" office:value="1477.2" calcext:value-type="float">
            <text:p>1.477,20</text:p>
          </table:table-cell>
          <table:table-cell/>
          <table:table-cell table:style-name="Default" office:value-type="float" office:value="1578.2" calcext:value-type="float">
            <text:p>1578,2</text:p>
          </table:table-cell>
          <table:table-cell table:formula="of:=[.D180]-[.$B180]" office:value-type="float" office:value="101" calcext:value-type="float">
            <text:p>101,0</text:p>
          </table:table-cell>
          <table:table-cell/>
          <table:table-cell table:style-name="Default" office:value-type="float" office:value="1578.2" calcext:value-type="float">
            <text:p>1578,2</text:p>
          </table:table-cell>
          <table:table-cell table:formula="of:=[.G180]-[.$B180]" office:value-type="float" office:value="101" calcext:value-type="float">
            <text:p>101,0</text:p>
          </table:table-cell>
          <table:table-cell/>
          <table:table-cell table:style-name="Default" office:value-type="float" office:value="1578.2" calcext:value-type="float">
            <text:p>1578,2</text:p>
          </table:table-cell>
          <table:table-cell table:formula="of:=[.J180]-[.$B180]" office:value-type="float" office:value="101" calcext:value-type="float">
            <text:p>101,0</text:p>
          </table:table-cell>
          <table:table-cell/>
          <table:table-cell table:style-name="Default" office:value-type="float" office:value="1578.2" calcext:value-type="float">
            <text:p>1578,2</text:p>
          </table:table-cell>
          <table:table-cell table:formula="of:=[.M180]-[.$B180]" office:value-type="float" office:value="101" calcext:value-type="float">
            <text:p>101,0</text:p>
          </table:table-cell>
          <table:table-cell/>
          <table:table-cell table:style-name="Default" office:value-type="float" office:value="1539.9" calcext:value-type="float">
            <text:p>1539,9</text:p>
          </table:table-cell>
          <table:table-cell table:formula="of:=[.P180]-[.$B180]" office:value-type="float" office:value="62.7000000000001" calcext:value-type="float">
            <text:p>62,7</text:p>
          </table:table-cell>
          <table:table-cell/>
          <table:table-cell table:style-name="Default" office:value-type="float" office:value="1477.2" calcext:value-type="float">
            <text:p>1477,2</text:p>
          </table:table-cell>
          <table:table-cell table:formula="of:=[.S180]-[.$B180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7" office:value-type="float" office:value="1559.8" calcext:value-type="float">
            <text:p>1.559,80</text:p>
          </table:table-cell>
          <table:table-cell/>
          <table:table-cell table:style-name="Default" office:value-type="float" office:value="1604.6" calcext:value-type="float">
            <text:p>1604,6</text:p>
          </table:table-cell>
          <table:table-cell table:formula="of:=[.D181]-[.$B181]" office:value-type="float" office:value="44.8" calcext:value-type="float">
            <text:p>44,8</text:p>
          </table:table-cell>
          <table:table-cell/>
          <table:table-cell table:style-name="Default" office:value-type="float" office:value="298.3" calcext:value-type="float">
            <text:p>298,3</text:p>
          </table:table-cell>
          <table:table-cell table:formula="of:=[.G181]-[.$B181]" office:value-type="float" office:value="-1261.5" calcext:value-type="float">
            <text:p>-1261,5</text:p>
          </table:table-cell>
          <table:table-cell/>
          <table:table-cell table:style-name="Default" office:value-type="float" office:value="298.6" calcext:value-type="float">
            <text:p>298,6</text:p>
          </table:table-cell>
          <table:table-cell table:formula="of:=[.J181]-[.$B181]" office:value-type="float" office:value="-1261.2" calcext:value-type="float">
            <text:p>-1261,2</text:p>
          </table:table-cell>
          <table:table-cell/>
          <table:table-cell table:style-name="Default" office:value-type="float" office:value="298.6" calcext:value-type="float">
            <text:p>298,6</text:p>
          </table:table-cell>
          <table:table-cell table:formula="of:=[.M181]-[.$B181]" office:value-type="float" office:value="-1261.2" calcext:value-type="float">
            <text:p>-1261,2</text:p>
          </table:table-cell>
          <table:table-cell/>
          <table:table-cell table:style-name="Default" office:value-type="float" office:value="1559.8" calcext:value-type="float">
            <text:p>1559,8</text:p>
          </table:table-cell>
          <table:table-cell table:formula="of:=[.P181]-[.$B181]" office:value-type="float" office:value="0" calcext:value-type="float">
            <text:p>0,0</text:p>
          </table:table-cell>
          <table:table-cell/>
          <table:table-cell table:style-name="Default" office:value-type="float" office:value="1559.8" calcext:value-type="float">
            <text:p>1559,8</text:p>
          </table:table-cell>
          <table:table-cell table:formula="of:=[.S181]-[.$B181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7" office:value-type="float" office:value="855.2" calcext:value-type="float">
            <text:p>855,20</text:p>
          </table:table-cell>
          <table:table-cell/>
          <table:table-cell table:style-name="Default" office:value-type="float" office:value="1304.8" calcext:value-type="float">
            <text:p>1304,8</text:p>
          </table:table-cell>
          <table:table-cell table:formula="of:=[.D182]-[.$B182]" office:value-type="float" office:value="449.6" calcext:value-type="float">
            <text:p>449,6</text:p>
          </table:table-cell>
          <table:table-cell/>
          <table:table-cell table:style-name="Default" office:value-type="float" office:value="1304.8" calcext:value-type="float">
            <text:p>1304,8</text:p>
          </table:table-cell>
          <table:table-cell table:formula="of:=[.G182]-[.$B182]" office:value-type="float" office:value="449.6" calcext:value-type="float">
            <text:p>449,6</text:p>
          </table:table-cell>
          <table:table-cell/>
          <table:table-cell table:style-name="Default" office:value-type="float" office:value="1304.8" calcext:value-type="float">
            <text:p>1304,8</text:p>
          </table:table-cell>
          <table:table-cell table:formula="of:=[.J182]-[.$B182]" office:value-type="float" office:value="449.6" calcext:value-type="float">
            <text:p>449,6</text:p>
          </table:table-cell>
          <table:table-cell/>
          <table:table-cell table:style-name="Default" office:value-type="float" office:value="1304.8" calcext:value-type="float">
            <text:p>1304,8</text:p>
          </table:table-cell>
          <table:table-cell table:formula="of:=[.M182]-[.$B182]" office:value-type="float" office:value="449.6" calcext:value-type="float">
            <text:p>449,6</text:p>
          </table:table-cell>
          <table:table-cell/>
          <table:table-cell table:style-name="Default" office:value-type="float" office:value="1304.8" calcext:value-type="float">
            <text:p>1304,8</text:p>
          </table:table-cell>
          <table:table-cell table:formula="of:=[.P182]-[.$B182]" office:value-type="float" office:value="449.6" calcext:value-type="float">
            <text:p>449,6</text:p>
          </table:table-cell>
          <table:table-cell/>
          <table:table-cell table:style-name="Default" office:value-type="float" office:value="1332" calcext:value-type="float">
            <text:p>1332</text:p>
          </table:table-cell>
          <table:table-cell table:formula="of:=[.S182]-[.$B182]" office:value-type="float" office:value="476.8" calcext:value-type="float">
            <text:p>476,8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7" office:value-type="float" office:value="1021.5" calcext:value-type="float">
            <text:p>1.021,50</text:p>
          </table:table-cell>
          <table:table-cell/>
          <table:table-cell table:style-name="Default" office:value-type="float" office:value="1070.8" calcext:value-type="float">
            <text:p>1070,8</text:p>
          </table:table-cell>
          <table:table-cell table:formula="of:=[.D183]-[.$B183]" office:value-type="float" office:value="49.3" calcext:value-type="float">
            <text:p>49,3</text:p>
          </table:table-cell>
          <table:table-cell/>
          <table:table-cell table:style-name="Default" office:value-type="float" office:value="1124.4" calcext:value-type="float">
            <text:p>1124,4</text:p>
          </table:table-cell>
          <table:table-cell table:formula="of:=[.G183]-[.$B183]" office:value-type="float" office:value="102.9" calcext:value-type="float">
            <text:p>102,9</text:p>
          </table:table-cell>
          <table:table-cell/>
          <table:table-cell table:style-name="Default" office:value-type="float" office:value="1128.7" calcext:value-type="float">
            <text:p>1128,7</text:p>
          </table:table-cell>
          <table:table-cell table:formula="of:=[.J183]-[.$B183]" office:value-type="float" office:value="107.2" calcext:value-type="float">
            <text:p>107,2</text:p>
          </table:table-cell>
          <table:table-cell/>
          <table:table-cell table:style-name="Default" office:value-type="float" office:value="1128.7" calcext:value-type="float">
            <text:p>1128,7</text:p>
          </table:table-cell>
          <table:table-cell table:formula="of:=[.M183]-[.$B183]" office:value-type="float" office:value="107.2" calcext:value-type="float">
            <text:p>107,2</text:p>
          </table:table-cell>
          <table:table-cell/>
          <table:table-cell table:style-name="Default" office:value-type="float" office:value="1021.5" calcext:value-type="float">
            <text:p>1021,5</text:p>
          </table:table-cell>
          <table:table-cell table:formula="of:=[.P183]-[.$B183]" office:value-type="float" office:value="0" calcext:value-type="float">
            <text:p>0,0</text:p>
          </table:table-cell>
          <table:table-cell/>
          <table:table-cell table:style-name="Default" office:value-type="float" office:value="1021.5" calcext:value-type="float">
            <text:p>1021,5</text:p>
          </table:table-cell>
          <table:table-cell table:formula="of:=[.S183]-[.$B183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7" office:value-type="float" office:value="498.6" calcext:value-type="float">
            <text:p>498,60</text:p>
          </table:table-cell>
          <table:table-cell/>
          <table:table-cell table:style-name="Default" office:value-type="float" office:value="498.7" calcext:value-type="float">
            <text:p>498,7</text:p>
          </table:table-cell>
          <table:table-cell table:formula="of:=[.D184]-[.$B184]" office:value-type="float" office:value="0.0999999999999659" calcext:value-type="float">
            <text:p>0,1</text:p>
          </table:table-cell>
          <table:table-cell/>
          <table:table-cell table:style-name="Default" office:value-type="float" office:value="498.7" calcext:value-type="float">
            <text:p>498,7</text:p>
          </table:table-cell>
          <table:table-cell table:formula="of:=[.G184]-[.$B184]" office:value-type="float" office:value="0.0999999999999659" calcext:value-type="float">
            <text:p>0,1</text:p>
          </table:table-cell>
          <table:table-cell/>
          <table:table-cell table:style-name="Default" office:value-type="float" office:value="498.7" calcext:value-type="float">
            <text:p>498,7</text:p>
          </table:table-cell>
          <table:table-cell table:formula="of:=[.J184]-[.$B184]" office:value-type="float" office:value="0.0999999999999659" calcext:value-type="float">
            <text:p>0,1</text:p>
          </table:table-cell>
          <table:table-cell/>
          <table:table-cell table:style-name="Default" office:value-type="float" office:value="498.7" calcext:value-type="float">
            <text:p>498,7</text:p>
          </table:table-cell>
          <table:table-cell table:formula="of:=[.M184]-[.$B184]" office:value-type="float" office:value="0.0999999999999659" calcext:value-type="float">
            <text:p>0,1</text:p>
          </table:table-cell>
          <table:table-cell/>
          <table:table-cell table:style-name="Default" office:value-type="float" office:value="498.6" calcext:value-type="float">
            <text:p>498,6</text:p>
          </table:table-cell>
          <table:table-cell table:formula="of:=[.P184]-[.$B184]" office:value-type="float" office:value="0" calcext:value-type="float">
            <text:p>0,0</text:p>
          </table:table-cell>
          <table:table-cell/>
          <table:table-cell table:style-name="Default" office:value-type="float" office:value="498.6" calcext:value-type="float">
            <text:p>498,6</text:p>
          </table:table-cell>
          <table:table-cell table:formula="of:=[.S184]-[.$B184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7" office:value-type="float" office:value="1840.8" calcext:value-type="float">
            <text:p>1.840,80</text:p>
          </table:table-cell>
          <table:table-cell/>
          <table:table-cell table:style-name="Default" office:value-type="float" office:value="1690.2" calcext:value-type="float">
            <text:p>1690,2</text:p>
          </table:table-cell>
          <table:table-cell table:formula="of:=[.D185]-[.$B185]" office:value-type="float" office:value="-150.6" calcext:value-type="float">
            <text:p>-150,6</text:p>
          </table:table-cell>
          <table:table-cell/>
          <table:table-cell table:style-name="Default" office:value-type="float" office:value="1690.2" calcext:value-type="float">
            <text:p>1690,2</text:p>
          </table:table-cell>
          <table:table-cell table:formula="of:=[.G185]-[.$B185]" office:value-type="float" office:value="-150.6" calcext:value-type="float">
            <text:p>-150,6</text:p>
          </table:table-cell>
          <table:table-cell/>
          <table:table-cell table:style-name="Default" office:value-type="float" office:value="1662.2" calcext:value-type="float">
            <text:p>1662,2</text:p>
          </table:table-cell>
          <table:table-cell table:formula="of:=[.J185]-[.$B185]" office:value-type="float" office:value="-178.6" calcext:value-type="float">
            <text:p>-178,6</text:p>
          </table:table-cell>
          <table:table-cell/>
          <table:table-cell table:style-name="Default" office:value-type="float" office:value="1662.2" calcext:value-type="float">
            <text:p>1662,2</text:p>
          </table:table-cell>
          <table:table-cell table:formula="of:=[.M185]-[.$B185]" office:value-type="float" office:value="-178.6" calcext:value-type="float">
            <text:p>-178,6</text:p>
          </table:table-cell>
          <table:table-cell/>
          <table:table-cell table:style-name="Default" office:value-type="float" office:value="1662.2" calcext:value-type="float">
            <text:p>1662,2</text:p>
          </table:table-cell>
          <table:table-cell table:formula="of:=[.P185]-[.$B185]" office:value-type="float" office:value="-178.6" calcext:value-type="float">
            <text:p>-178,6</text:p>
          </table:table-cell>
          <table:table-cell/>
          <table:table-cell table:style-name="Default" office:value-type="float" office:value="1840.8" calcext:value-type="float">
            <text:p>1840,8</text:p>
          </table:table-cell>
          <table:table-cell table:formula="of:=[.S185]-[.$B185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7" office:value-type="float" office:value="2322.6" calcext:value-type="float">
            <text:p>2.322,60</text:p>
          </table:table-cell>
          <table:table-cell/>
          <table:table-cell table:style-name="Default" office:value-type="float" office:value="2350.1" calcext:value-type="float">
            <text:p>2350,1</text:p>
          </table:table-cell>
          <table:table-cell table:formula="of:=[.D186]-[.$B186]" office:value-type="float" office:value="27.5" calcext:value-type="float">
            <text:p>27,5</text:p>
          </table:table-cell>
          <table:table-cell/>
          <table:table-cell table:style-name="Default" office:value-type="float" office:value="2350.1" calcext:value-type="float">
            <text:p>2350,1</text:p>
          </table:table-cell>
          <table:table-cell table:formula="of:=[.G186]-[.$B186]" office:value-type="float" office:value="27.5" calcext:value-type="float">
            <text:p>27,5</text:p>
          </table:table-cell>
          <table:table-cell/>
          <table:table-cell table:style-name="Default" office:value-type="float" office:value="2350.1" calcext:value-type="float">
            <text:p>2350,1</text:p>
          </table:table-cell>
          <table:table-cell table:formula="of:=[.J186]-[.$B186]" office:value-type="float" office:value="27.5" calcext:value-type="float">
            <text:p>27,5</text:p>
          </table:table-cell>
          <table:table-cell/>
          <table:table-cell table:style-name="Default" office:value-type="float" office:value="2350.1" calcext:value-type="float">
            <text:p>2350,1</text:p>
          </table:table-cell>
          <table:table-cell table:formula="of:=[.M186]-[.$B186]" office:value-type="float" office:value="27.5" calcext:value-type="float">
            <text:p>27,5</text:p>
          </table:table-cell>
          <table:table-cell/>
          <table:table-cell table:style-name="Default" office:value-type="float" office:value="2350.1" calcext:value-type="float">
            <text:p>2350,1</text:p>
          </table:table-cell>
          <table:table-cell table:formula="of:=[.P186]-[.$B186]" office:value-type="float" office:value="27.5" calcext:value-type="float">
            <text:p>27,5</text:p>
          </table:table-cell>
          <table:table-cell/>
          <table:table-cell table:style-name="Default" office:value-type="float" office:value="2350.1" calcext:value-type="float">
            <text:p>2350,1</text:p>
          </table:table-cell>
          <table:table-cell table:formula="of:=[.S186]-[.$B186]" office:value-type="float" office:value="27.5" calcext:value-type="float">
            <text:p>27,5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7" office:value-type="float" office:value="1619.4" calcext:value-type="float">
            <text:p>1.619,40</text:p>
          </table:table-cell>
          <table:table-cell/>
          <table:table-cell table:style-name="Default" office:value-type="float" office:value="1619.5" calcext:value-type="float">
            <text:p>1619,5</text:p>
          </table:table-cell>
          <table:table-cell table:formula="of:=[.D187]-[.$B187]" office:value-type="float" office:value="0.0999999999999091" calcext:value-type="float">
            <text:p>0,1</text:p>
          </table:table-cell>
          <table:table-cell/>
          <table:table-cell table:style-name="Default" office:value-type="float" office:value="1619.5" calcext:value-type="float">
            <text:p>1619,5</text:p>
          </table:table-cell>
          <table:table-cell table:formula="of:=[.G187]-[.$B187]" office:value-type="float" office:value="0.0999999999999091" calcext:value-type="float">
            <text:p>0,1</text:p>
          </table:table-cell>
          <table:table-cell/>
          <table:table-cell table:style-name="Default" office:value-type="float" office:value="1619.4" calcext:value-type="float">
            <text:p>1619,4</text:p>
          </table:table-cell>
          <table:table-cell table:formula="of:=[.J187]-[.$B187]" office:value-type="float" office:value="0" calcext:value-type="float">
            <text:p>0,0</text:p>
          </table:table-cell>
          <table:table-cell/>
          <table:table-cell table:style-name="Default" office:value-type="float" office:value="1619.4" calcext:value-type="float">
            <text:p>1619,4</text:p>
          </table:table-cell>
          <table:table-cell table:formula="of:=[.M187]-[.$B187]" office:value-type="float" office:value="0" calcext:value-type="float">
            <text:p>0,0</text:p>
          </table:table-cell>
          <table:table-cell/>
          <table:table-cell table:style-name="Default" office:value-type="float" office:value="1619.4" calcext:value-type="float">
            <text:p>1619,4</text:p>
          </table:table-cell>
          <table:table-cell table:formula="of:=[.P187]-[.$B187]" office:value-type="float" office:value="0" calcext:value-type="float">
            <text:p>0,0</text:p>
          </table:table-cell>
          <table:table-cell/>
          <table:table-cell table:style-name="Default" office:value-type="float" office:value="1619.4" calcext:value-type="float">
            <text:p>1619,4</text:p>
          </table:table-cell>
          <table:table-cell table:formula="of:=[.S187]-[.$B187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7" office:value-type="float" office:value="1982" calcext:value-type="float">
            <text:p>1.982,00</text:p>
          </table:table-cell>
          <table:table-cell/>
          <table:table-cell table:style-name="Default" office:value-type="float" office:value="1985.7" calcext:value-type="float">
            <text:p>1985,7</text:p>
          </table:table-cell>
          <table:table-cell table:formula="of:=[.D188]-[.$B188]" office:value-type="float" office:value="3.70000000000005" calcext:value-type="float">
            <text:p>3,7</text:p>
          </table:table-cell>
          <table:table-cell/>
          <table:table-cell table:style-name="Default" office:value-type="float" office:value="1985.7" calcext:value-type="float">
            <text:p>1985,7</text:p>
          </table:table-cell>
          <table:table-cell table:formula="of:=[.G188]-[.$B188]" office:value-type="float" office:value="3.70000000000005" calcext:value-type="float">
            <text:p>3,7</text:p>
          </table:table-cell>
          <table:table-cell/>
          <table:table-cell table:style-name="Default" office:value-type="float" office:value="1982" calcext:value-type="float">
            <text:p>1982</text:p>
          </table:table-cell>
          <table:table-cell table:formula="of:=[.J188]-[.$B188]" office:value-type="float" office:value="0" calcext:value-type="float">
            <text:p>0,0</text:p>
          </table:table-cell>
          <table:table-cell/>
          <table:table-cell table:style-name="Default" office:value-type="float" office:value="1982" calcext:value-type="float">
            <text:p>1982</text:p>
          </table:table-cell>
          <table:table-cell table:formula="of:=[.M188]-[.$B188]" office:value-type="float" office:value="0" calcext:value-type="float">
            <text:p>0,0</text:p>
          </table:table-cell>
          <table:table-cell/>
          <table:table-cell table:style-name="Default" office:value-type="float" office:value="1982" calcext:value-type="float">
            <text:p>1982</text:p>
          </table:table-cell>
          <table:table-cell table:formula="of:=[.P188]-[.$B188]" office:value-type="float" office:value="0" calcext:value-type="float">
            <text:p>0,0</text:p>
          </table:table-cell>
          <table:table-cell/>
          <table:table-cell table:style-name="Default" office:value-type="float" office:value="1982" calcext:value-type="float">
            <text:p>1982</text:p>
          </table:table-cell>
          <table:table-cell table:formula="of:=[.S188]-[.$B188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7" office:value-type="float" office:value="498.9" calcext:value-type="float">
            <text:p>498,90</text:p>
          </table:table-cell>
          <table:table-cell/>
          <table:table-cell table:style-name="Default" office:value-type="float" office:value="493" calcext:value-type="float">
            <text:p>493</text:p>
          </table:table-cell>
          <table:table-cell table:formula="of:=[.D189]-[.$B189]" office:value-type="float" office:value="-5.89999999999998" calcext:value-type="float">
            <text:p>-5,9</text:p>
          </table:table-cell>
          <table:table-cell/>
          <table:table-cell table:style-name="Default" office:value-type="float" office:value="497.9" calcext:value-type="float">
            <text:p>497,9</text:p>
          </table:table-cell>
          <table:table-cell table:formula="of:=[.G189]-[.$B189]" office:value-type="float" office:value="-1" calcext:value-type="float">
            <text:p>-1,0</text:p>
          </table:table-cell>
          <table:table-cell/>
          <table:table-cell table:style-name="Default" office:value-type="float" office:value="498.9" calcext:value-type="float">
            <text:p>498,9</text:p>
          </table:table-cell>
          <table:table-cell table:formula="of:=[.J189]-[.$B189]" office:value-type="float" office:value="0" calcext:value-type="float">
            <text:p>0,0</text:p>
          </table:table-cell>
          <table:table-cell/>
          <table:table-cell table:style-name="Default" office:value-type="float" office:value="498.9" calcext:value-type="float">
            <text:p>498,9</text:p>
          </table:table-cell>
          <table:table-cell table:formula="of:=[.M189]-[.$B189]" office:value-type="float" office:value="0" calcext:value-type="float">
            <text:p>0,0</text:p>
          </table:table-cell>
          <table:table-cell/>
          <table:table-cell table:style-name="Default" office:value-type="float" office:value="498.9" calcext:value-type="float">
            <text:p>498,9</text:p>
          </table:table-cell>
          <table:table-cell table:formula="of:=[.P189]-[.$B189]" office:value-type="float" office:value="0" calcext:value-type="float">
            <text:p>0,0</text:p>
          </table:table-cell>
          <table:table-cell/>
          <table:table-cell table:style-name="Default" office:value-type="float" office:value="498.9" calcext:value-type="float">
            <text:p>498,9</text:p>
          </table:table-cell>
          <table:table-cell table:formula="of:=[.S189]-[.$B189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7" office:value-type="float" office:value="420.5" calcext:value-type="float">
            <text:p>420,50</text:p>
          </table:table-cell>
          <table:table-cell/>
          <table:table-cell table:style-name="Default" office:value-type="float" office:value="447.5" calcext:value-type="float">
            <text:p>447,5</text:p>
          </table:table-cell>
          <table:table-cell table:formula="of:=[.D190]-[.$B190]" office:value-type="float" office:value="27" calcext:value-type="float">
            <text:p>27,0</text:p>
          </table:table-cell>
          <table:table-cell/>
          <table:table-cell table:style-name="Default" office:value-type="float" office:value="447.5" calcext:value-type="float">
            <text:p>447,5</text:p>
          </table:table-cell>
          <table:table-cell table:formula="of:=[.G190]-[.$B190]" office:value-type="float" office:value="27" calcext:value-type="float">
            <text:p>27,0</text:p>
          </table:table-cell>
          <table:table-cell/>
          <table:table-cell table:style-name="Default" office:value-type="float" office:value="447.5" calcext:value-type="float">
            <text:p>447,5</text:p>
          </table:table-cell>
          <table:table-cell table:formula="of:=[.J190]-[.$B190]" office:value-type="float" office:value="27" calcext:value-type="float">
            <text:p>27,0</text:p>
          </table:table-cell>
          <table:table-cell/>
          <table:table-cell table:style-name="Default" office:value-type="float" office:value="447.5" calcext:value-type="float">
            <text:p>447,5</text:p>
          </table:table-cell>
          <table:table-cell table:formula="of:=[.M190]-[.$B190]" office:value-type="float" office:value="27" calcext:value-type="float">
            <text:p>27,0</text:p>
          </table:table-cell>
          <table:table-cell/>
          <table:table-cell table:style-name="Default" office:value-type="float" office:value="447.5" calcext:value-type="float">
            <text:p>447,5</text:p>
          </table:table-cell>
          <table:table-cell table:formula="of:=[.P190]-[.$B190]" office:value-type="float" office:value="27" calcext:value-type="float">
            <text:p>27,0</text:p>
          </table:table-cell>
          <table:table-cell/>
          <table:table-cell table:style-name="Default" office:value-type="float" office:value="447.5" calcext:value-type="float">
            <text:p>447,5</text:p>
          </table:table-cell>
          <table:table-cell table:formula="of:=[.S190]-[.$B190]" office:value-type="float" office:value="27" calcext:value-type="float">
            <text:p>27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7" office:value-type="float" office:value="1316.9" calcext:value-type="float">
            <text:p>1.316,90</text:p>
          </table:table-cell>
          <table:table-cell/>
          <table:table-cell table:style-name="Default" office:value-type="float" office:value="1945.8" calcext:value-type="float">
            <text:p>1945,8</text:p>
          </table:table-cell>
          <table:table-cell table:formula="of:=[.D191]-[.$B191]" office:value-type="float" office:value="628.9" calcext:value-type="float">
            <text:p>628,9</text:p>
          </table:table-cell>
          <table:table-cell/>
          <table:table-cell table:style-name="Default" office:value-type="float" office:value="1945.8" calcext:value-type="float">
            <text:p>1945,8</text:p>
          </table:table-cell>
          <table:table-cell table:formula="of:=[.G191]-[.$B191]" office:value-type="float" office:value="628.9" calcext:value-type="float">
            <text:p>628,9</text:p>
          </table:table-cell>
          <table:table-cell/>
          <table:table-cell table:style-name="Default" office:value-type="float" office:value="1316.9" calcext:value-type="float">
            <text:p>1316,9</text:p>
          </table:table-cell>
          <table:table-cell table:formula="of:=[.J191]-[.$B191]" office:value-type="float" office:value="0" calcext:value-type="float">
            <text:p>0,0</text:p>
          </table:table-cell>
          <table:table-cell/>
          <table:table-cell table:style-name="Default" office:value-type="float" office:value="1319.4" calcext:value-type="float">
            <text:p>1319,4</text:p>
          </table:table-cell>
          <table:table-cell table:formula="of:=[.M191]-[.$B191]" office:value-type="float" office:value="2.5" calcext:value-type="float">
            <text:p>2,5</text:p>
          </table:table-cell>
          <table:table-cell/>
          <table:table-cell table:style-name="Default" office:value-type="float" office:value="1316.9" calcext:value-type="float">
            <text:p>1316,9</text:p>
          </table:table-cell>
          <table:table-cell table:formula="of:=[.P191]-[.$B191]" office:value-type="float" office:value="0" calcext:value-type="float">
            <text:p>0,0</text:p>
          </table:table-cell>
          <table:table-cell/>
          <table:table-cell table:style-name="Default" office:value-type="float" office:value="1316.9" calcext:value-type="float">
            <text:p>1316,9</text:p>
          </table:table-cell>
          <table:table-cell table:formula="of:=[.S191]-[.$B191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7" office:value-type="float" office:value="1154.3" calcext:value-type="float">
            <text:p>1.154,30</text:p>
          </table:table-cell>
          <table:table-cell/>
          <table:table-cell table:style-name="Default" office:value-type="float" office:value="1171.6" calcext:value-type="float">
            <text:p>1171,6</text:p>
          </table:table-cell>
          <table:table-cell table:formula="of:=[.D192]-[.$B192]" office:value-type="float" office:value="17.3" calcext:value-type="float">
            <text:p>17,3</text:p>
          </table:table-cell>
          <table:table-cell/>
          <table:table-cell table:style-name="Default" office:value-type="float" office:value="1171.6" calcext:value-type="float">
            <text:p>1171,6</text:p>
          </table:table-cell>
          <table:table-cell table:formula="of:=[.G192]-[.$B192]" office:value-type="float" office:value="17.3" calcext:value-type="float">
            <text:p>17,3</text:p>
          </table:table-cell>
          <table:table-cell/>
          <table:table-cell table:style-name="Default" office:value-type="float" office:value="1171.6" calcext:value-type="float">
            <text:p>1171,6</text:p>
          </table:table-cell>
          <table:table-cell table:formula="of:=[.J192]-[.$B192]" office:value-type="float" office:value="17.3" calcext:value-type="float">
            <text:p>17,3</text:p>
          </table:table-cell>
          <table:table-cell/>
          <table:table-cell table:style-name="Default" office:value-type="float" office:value="1171.7" calcext:value-type="float">
            <text:p>1171,7</text:p>
          </table:table-cell>
          <table:table-cell table:formula="of:=[.M192]-[.$B192]" office:value-type="float" office:value="17.4000000000001" calcext:value-type="float">
            <text:p>17,4</text:p>
          </table:table-cell>
          <table:table-cell/>
          <table:table-cell table:style-name="Default" office:value-type="float" office:value="1171.7" calcext:value-type="float">
            <text:p>1171,7</text:p>
          </table:table-cell>
          <table:table-cell table:formula="of:=[.P192]-[.$B192]" office:value-type="float" office:value="17.4000000000001" calcext:value-type="float">
            <text:p>17,4</text:p>
          </table:table-cell>
          <table:table-cell/>
          <table:table-cell table:style-name="Default" office:value-type="float" office:value="1154.4" calcext:value-type="float">
            <text:p>1154,4</text:p>
          </table:table-cell>
          <table:table-cell table:formula="of:=[.S192]-[.$B192]" office:value-type="float" office:value="0.100000000000136" calcext:value-type="float">
            <text:p>0,1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7" office:value-type="float" office:value="1029.5" calcext:value-type="float">
            <text:p>1.029,50</text:p>
          </table:table-cell>
          <table:table-cell/>
          <table:table-cell table:style-name="Default" office:value-type="float" office:value="675.9" calcext:value-type="float">
            <text:p>675,9</text:p>
          </table:table-cell>
          <table:table-cell table:formula="of:=[.D193]-[.$B193]" office:value-type="float" office:value="-353.6" calcext:value-type="float">
            <text:p>-353,6</text:p>
          </table:table-cell>
          <table:table-cell/>
          <table:table-cell table:style-name="Default" office:value-type="float" office:value="675.9" calcext:value-type="float">
            <text:p>675,9</text:p>
          </table:table-cell>
          <table:table-cell table:formula="of:=[.G193]-[.$B193]" office:value-type="float" office:value="-353.6" calcext:value-type="float">
            <text:p>-353,6</text:p>
          </table:table-cell>
          <table:table-cell/>
          <table:table-cell table:style-name="Default" office:value-type="float" office:value="925.5" calcext:value-type="float">
            <text:p>925,5</text:p>
          </table:table-cell>
          <table:table-cell table:formula="of:=[.J193]-[.$B193]" office:value-type="float" office:value="-104" calcext:value-type="float">
            <text:p>-104,0</text:p>
          </table:table-cell>
          <table:table-cell/>
          <table:table-cell table:style-name="Default" office:value-type="float" office:value="925.5" calcext:value-type="float">
            <text:p>925,5</text:p>
          </table:table-cell>
          <table:table-cell table:formula="of:=[.M193]-[.$B193]" office:value-type="float" office:value="-104" calcext:value-type="float">
            <text:p>-104,0</text:p>
          </table:table-cell>
          <table:table-cell/>
          <table:table-cell table:style-name="Default" office:value-type="float" office:value="925.5" calcext:value-type="float">
            <text:p>925,5</text:p>
          </table:table-cell>
          <table:table-cell table:formula="of:=[.P193]-[.$B193]" office:value-type="float" office:value="-104" calcext:value-type="float">
            <text:p>-104,0</text:p>
          </table:table-cell>
          <table:table-cell/>
          <table:table-cell table:style-name="Default" office:value-type="float" office:value="925.5" calcext:value-type="float">
            <text:p>925,5</text:p>
          </table:table-cell>
          <table:table-cell table:formula="of:=[.S193]-[.$B193]" office:value-type="float" office:value="-104" calcext:value-type="float">
            <text:p>-104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7" office:value-type="float" office:value="1421.2" calcext:value-type="float">
            <text:p>1.421,20</text:p>
          </table:table-cell>
          <table:table-cell/>
          <table:table-cell table:style-name="Default" office:value-type="float" office:value="1288.8" calcext:value-type="float">
            <text:p>1288,8</text:p>
          </table:table-cell>
          <table:table-cell table:formula="of:=[.D194]-[.$B194]" office:value-type="float" office:value="-132.4" calcext:value-type="float">
            <text:p>-132,4</text:p>
          </table:table-cell>
          <table:table-cell/>
          <table:table-cell table:style-name="Default" office:value-type="float" office:value="1288.8" calcext:value-type="float">
            <text:p>1288,8</text:p>
          </table:table-cell>
          <table:table-cell table:formula="of:=[.G194]-[.$B194]" office:value-type="float" office:value="-132.4" calcext:value-type="float">
            <text:p>-132,4</text:p>
          </table:table-cell>
          <table:table-cell/>
          <table:table-cell table:style-name="Default" office:value-type="float" office:value="1288.8" calcext:value-type="float">
            <text:p>1288,8</text:p>
          </table:table-cell>
          <table:table-cell table:formula="of:=[.J194]-[.$B194]" office:value-type="float" office:value="-132.4" calcext:value-type="float">
            <text:p>-132,4</text:p>
          </table:table-cell>
          <table:table-cell/>
          <table:table-cell table:style-name="Default" office:value-type="float" office:value="1288.8" calcext:value-type="float">
            <text:p>1288,8</text:p>
          </table:table-cell>
          <table:table-cell table:formula="of:=[.M194]-[.$B194]" office:value-type="float" office:value="-132.4" calcext:value-type="float">
            <text:p>-132,4</text:p>
          </table:table-cell>
          <table:table-cell/>
          <table:table-cell table:style-name="Default" office:value-type="float" office:value="1288.8" calcext:value-type="float">
            <text:p>1288,8</text:p>
          </table:table-cell>
          <table:table-cell table:formula="of:=[.P194]-[.$B194]" office:value-type="float" office:value="-132.4" calcext:value-type="float">
            <text:p>-132,4</text:p>
          </table:table-cell>
          <table:table-cell/>
          <table:table-cell table:style-name="Default" office:value-type="float" office:value="1288.8" calcext:value-type="float">
            <text:p>1288,8</text:p>
          </table:table-cell>
          <table:table-cell table:formula="of:=[.S194]-[.$B194]" office:value-type="float" office:value="-132.4" calcext:value-type="float">
            <text:p>-132,4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7" office:value-type="float" office:value="1331.9" calcext:value-type="float">
            <text:p>1.331,90</text:p>
          </table:table-cell>
          <table:table-cell/>
          <table:table-cell table:style-name="Default" office:value-type="float" office:value="1238.5" calcext:value-type="float">
            <text:p>1238,5</text:p>
          </table:table-cell>
          <table:table-cell table:formula="of:=[.D195]-[.$B195]" office:value-type="float" office:value="-93.4000000000001" calcext:value-type="float">
            <text:p>-93,4</text:p>
          </table:table-cell>
          <table:table-cell/>
          <table:table-cell table:style-name="Default" office:value-type="float" office:value="1238.5" calcext:value-type="float">
            <text:p>1238,5</text:p>
          </table:table-cell>
          <table:table-cell table:formula="of:=[.G195]-[.$B195]" office:value-type="float" office:value="-93.4000000000001" calcext:value-type="float">
            <text:p>-93,4</text:p>
          </table:table-cell>
          <table:table-cell/>
          <table:table-cell table:style-name="Default" office:value-type="float" office:value="1447.1" calcext:value-type="float">
            <text:p>1447,1</text:p>
          </table:table-cell>
          <table:table-cell table:formula="of:=[.J195]-[.$B195]" office:value-type="float" office:value="115.2" calcext:value-type="float">
            <text:p>115,2</text:p>
          </table:table-cell>
          <table:table-cell/>
          <table:table-cell table:style-name="Default" office:value-type="float" office:value="1289.6" calcext:value-type="float">
            <text:p>1289,6</text:p>
          </table:table-cell>
          <table:table-cell table:formula="of:=[.M195]-[.$B195]" office:value-type="float" office:value="-42.3000000000002" calcext:value-type="float">
            <text:p>-42,3</text:p>
          </table:table-cell>
          <table:table-cell/>
          <table:table-cell table:style-name="Default" office:value-type="float" office:value="1289.6" calcext:value-type="float">
            <text:p>1289,6</text:p>
          </table:table-cell>
          <table:table-cell table:formula="of:=[.P195]-[.$B195]" office:value-type="float" office:value="-42.3000000000002" calcext:value-type="float">
            <text:p>-42,3</text:p>
          </table:table-cell>
          <table:table-cell/>
          <table:table-cell table:style-name="Default" office:value-type="float" office:value="1289.6" calcext:value-type="float">
            <text:p>1289,6</text:p>
          </table:table-cell>
          <table:table-cell table:formula="of:=[.S195]-[.$B195]" office:value-type="float" office:value="-42.3000000000002" calcext:value-type="float">
            <text:p>-42,3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7" office:value-type="float" office:value="1288.2" calcext:value-type="float">
            <text:p>1.288,20</text:p>
          </table:table-cell>
          <table:table-cell/>
          <table:table-cell table:style-name="Default" office:value-type="float" office:value="1288.2" calcext:value-type="float">
            <text:p>1288,2</text:p>
          </table:table-cell>
          <table:table-cell table:formula="of:=[.D196]-[.$B196]" office:value-type="float" office:value="0" calcext:value-type="float">
            <text:p>0,0</text:p>
          </table:table-cell>
          <table:table-cell/>
          <table:table-cell table:style-name="Default" office:value-type="float" office:value="1070.3" calcext:value-type="float">
            <text:p>1070,3</text:p>
          </table:table-cell>
          <table:table-cell table:formula="of:=[.G196]-[.$B196]" office:value-type="float" office:value="-217.9" calcext:value-type="float">
            <text:p>-217,9</text:p>
          </table:table-cell>
          <table:table-cell/>
          <table:table-cell table:style-name="Default" office:value-type="float" office:value="1070.3" calcext:value-type="float">
            <text:p>1070,3</text:p>
          </table:table-cell>
          <table:table-cell table:formula="of:=[.J196]-[.$B196]" office:value-type="float" office:value="-217.9" calcext:value-type="float">
            <text:p>-217,9</text:p>
          </table:table-cell>
          <table:table-cell/>
          <table:table-cell table:style-name="Default" office:value-type="float" office:value="1070.3" calcext:value-type="float">
            <text:p>1070,3</text:p>
          </table:table-cell>
          <table:table-cell table:formula="of:=[.M196]-[.$B196]" office:value-type="float" office:value="-217.9" calcext:value-type="float">
            <text:p>-217,9</text:p>
          </table:table-cell>
          <table:table-cell/>
          <table:table-cell table:style-name="Default" office:value-type="float" office:value="1288.2" calcext:value-type="float">
            <text:p>1288,2</text:p>
          </table:table-cell>
          <table:table-cell table:formula="of:=[.P196]-[.$B196]" office:value-type="float" office:value="0" calcext:value-type="float">
            <text:p>0,0</text:p>
          </table:table-cell>
          <table:table-cell/>
          <table:table-cell table:style-name="Default" office:value-type="float" office:value="1288.2" calcext:value-type="float">
            <text:p>1288,2</text:p>
          </table:table-cell>
          <table:table-cell table:formula="of:=[.S196]-[.$B196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7" office:value-type="float" office:value="762.9" calcext:value-type="float">
            <text:p>762,90</text:p>
          </table:table-cell>
          <table:table-cell/>
          <table:table-cell table:style-name="Default" office:value-type="float" office:value="719.8" calcext:value-type="float">
            <text:p>719,8</text:p>
          </table:table-cell>
          <table:table-cell table:formula="of:=[.D197]-[.$B197]" office:value-type="float" office:value="-43.1" calcext:value-type="float">
            <text:p>-43,1</text:p>
          </table:table-cell>
          <table:table-cell/>
          <table:table-cell table:style-name="Default" office:value-type="float" office:value="719.8" calcext:value-type="float">
            <text:p>719,8</text:p>
          </table:table-cell>
          <table:table-cell table:formula="of:=[.G197]-[.$B197]" office:value-type="float" office:value="-43.1" calcext:value-type="float">
            <text:p>-43,1</text:p>
          </table:table-cell>
          <table:table-cell/>
          <table:table-cell table:style-name="Default" office:value-type="float" office:value="719.8" calcext:value-type="float">
            <text:p>719,8</text:p>
          </table:table-cell>
          <table:table-cell table:formula="of:=[.J197]-[.$B197]" office:value-type="float" office:value="-43.1" calcext:value-type="float">
            <text:p>-43,1</text:p>
          </table:table-cell>
          <table:table-cell/>
          <table:table-cell table:style-name="Default" office:value-type="float" office:value="719.8" calcext:value-type="float">
            <text:p>719,8</text:p>
          </table:table-cell>
          <table:table-cell table:formula="of:=[.M197]-[.$B197]" office:value-type="float" office:value="-43.1" calcext:value-type="float">
            <text:p>-43,1</text:p>
          </table:table-cell>
          <table:table-cell/>
          <table:table-cell table:style-name="Default" office:value-type="float" office:value="719.8" calcext:value-type="float">
            <text:p>719,8</text:p>
          </table:table-cell>
          <table:table-cell table:formula="of:=[.P197]-[.$B197]" office:value-type="float" office:value="-43.1" calcext:value-type="float">
            <text:p>-43,1</text:p>
          </table:table-cell>
          <table:table-cell/>
          <table:table-cell table:style-name="Default" office:value-type="float" office:value="762.9" calcext:value-type="float">
            <text:p>762,9</text:p>
          </table:table-cell>
          <table:table-cell table:formula="of:=[.S197]-[.$B197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7" office:value-type="float" office:value="1321.6" calcext:value-type="float">
            <text:p>1.321,60</text:p>
          </table:table-cell>
          <table:table-cell/>
          <table:table-cell table:style-name="Default" office:value-type="float" office:value="1262.3" calcext:value-type="float">
            <text:p>1262,3</text:p>
          </table:table-cell>
          <table:table-cell table:formula="of:=[.D198]-[.$B198]" office:value-type="float" office:value="-59.3" calcext:value-type="float">
            <text:p>-59,3</text:p>
          </table:table-cell>
          <table:table-cell/>
          <table:table-cell table:style-name="Default" office:value-type="float" office:value="1313.3" calcext:value-type="float">
            <text:p>1313,3</text:p>
          </table:table-cell>
          <table:table-cell table:formula="of:=[.G198]-[.$B198]" office:value-type="float" office:value="-8.29999999999995" calcext:value-type="float">
            <text:p>-8,3</text:p>
          </table:table-cell>
          <table:table-cell/>
          <table:table-cell table:style-name="Default" office:value-type="float" office:value="1452.4" calcext:value-type="float">
            <text:p>1452,4</text:p>
          </table:table-cell>
          <table:table-cell table:formula="of:=[.J198]-[.$B198]" office:value-type="float" office:value="130.8" calcext:value-type="float">
            <text:p>130,8</text:p>
          </table:table-cell>
          <table:table-cell/>
          <table:table-cell table:style-name="Default" office:value-type="float" office:value="1321.6" calcext:value-type="float">
            <text:p>1321,6</text:p>
          </table:table-cell>
          <table:table-cell table:formula="of:=[.M198]-[.$B198]" office:value-type="float" office:value="0" calcext:value-type="float">
            <text:p>0,0</text:p>
          </table:table-cell>
          <table:table-cell/>
          <table:table-cell table:style-name="Default" office:value-type="float" office:value="1321.6" calcext:value-type="float">
            <text:p>1321,6</text:p>
          </table:table-cell>
          <table:table-cell table:formula="of:=[.P198]-[.$B198]" office:value-type="float" office:value="0" calcext:value-type="float">
            <text:p>0,0</text:p>
          </table:table-cell>
          <table:table-cell/>
          <table:table-cell table:style-name="Default" office:value-type="float" office:value="1321.6" calcext:value-type="float">
            <text:p>1321,6</text:p>
          </table:table-cell>
          <table:table-cell table:formula="of:=[.S198]-[.$B198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7" office:value-type="float" office:value="1810.1" calcext:value-type="float">
            <text:p>1.810,10</text:p>
          </table:table-cell>
          <table:table-cell/>
          <table:table-cell table:style-name="Default" office:value-type="float" office:value="1865.5" calcext:value-type="float">
            <text:p>1865,5</text:p>
          </table:table-cell>
          <table:table-cell table:formula="of:=[.D199]-[.$B199]" office:value-type="float" office:value="55.4000000000001" calcext:value-type="float">
            <text:p>55,4</text:p>
          </table:table-cell>
          <table:table-cell/>
          <table:table-cell table:style-name="Default" office:value-type="float" office:value="1865.5" calcext:value-type="float">
            <text:p>1865,5</text:p>
          </table:table-cell>
          <table:table-cell table:formula="of:=[.G199]-[.$B199]" office:value-type="float" office:value="55.4000000000001" calcext:value-type="float">
            <text:p>55,4</text:p>
          </table:table-cell>
          <table:table-cell/>
          <table:table-cell table:style-name="Default" office:value-type="float" office:value="1837.5" calcext:value-type="float">
            <text:p>1837,5</text:p>
          </table:table-cell>
          <table:table-cell table:formula="of:=[.J199]-[.$B199]" office:value-type="float" office:value="27.4000000000001" calcext:value-type="float">
            <text:p>27,4</text:p>
          </table:table-cell>
          <table:table-cell/>
          <table:table-cell table:style-name="Default" office:value-type="float" office:value="1837.5" calcext:value-type="float">
            <text:p>1837,5</text:p>
          </table:table-cell>
          <table:table-cell table:formula="of:=[.M199]-[.$B199]" office:value-type="float" office:value="27.4000000000001" calcext:value-type="float">
            <text:p>27,4</text:p>
          </table:table-cell>
          <table:table-cell/>
          <table:table-cell table:style-name="Default" office:value-type="float" office:value="1837.5" calcext:value-type="float">
            <text:p>1837,5</text:p>
          </table:table-cell>
          <table:table-cell table:formula="of:=[.P199]-[.$B199]" office:value-type="float" office:value="27.4000000000001" calcext:value-type="float">
            <text:p>27,4</text:p>
          </table:table-cell>
          <table:table-cell/>
          <table:table-cell table:style-name="Default" office:value-type="float" office:value="1837.5" calcext:value-type="float">
            <text:p>1837,5</text:p>
          </table:table-cell>
          <table:table-cell table:formula="of:=[.S199]-[.$B199]" office:value-type="float" office:value="27.4000000000001" calcext:value-type="float">
            <text:p>27,4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7" office:value-type="float" office:value="1295.5" calcext:value-type="float">
            <text:p>1.295,50</text:p>
          </table:table-cell>
          <table:table-cell/>
          <table:table-cell table:style-name="Default" office:value-type="float" office:value="1303.3" calcext:value-type="float">
            <text:p>1303,3</text:p>
          </table:table-cell>
          <table:table-cell table:formula="of:=[.D200]-[.$B200]" office:value-type="float" office:value="7.79999999999995" calcext:value-type="float">
            <text:p>7,8</text:p>
          </table:table-cell>
          <table:table-cell/>
          <table:table-cell table:style-name="Default" office:value-type="float" office:value="1303.3" calcext:value-type="float">
            <text:p>1303,3</text:p>
          </table:table-cell>
          <table:table-cell table:formula="of:=[.G200]-[.$B200]" office:value-type="float" office:value="7.79999999999995" calcext:value-type="float">
            <text:p>7,8</text:p>
          </table:table-cell>
          <table:table-cell/>
          <table:table-cell table:style-name="Default" office:value-type="float" office:value="1303.3" calcext:value-type="float">
            <text:p>1303,3</text:p>
          </table:table-cell>
          <table:table-cell table:formula="of:=[.J200]-[.$B200]" office:value-type="float" office:value="7.79999999999995" calcext:value-type="float">
            <text:p>7,8</text:p>
          </table:table-cell>
          <table:table-cell/>
          <table:table-cell table:style-name="Default" office:value-type="float" office:value="1303.3" calcext:value-type="float">
            <text:p>1303,3</text:p>
          </table:table-cell>
          <table:table-cell table:formula="of:=[.M200]-[.$B200]" office:value-type="float" office:value="7.79999999999995" calcext:value-type="float">
            <text:p>7,8</text:p>
          </table:table-cell>
          <table:table-cell/>
          <table:table-cell table:style-name="Default" office:value-type="float" office:value="1303.3" calcext:value-type="float">
            <text:p>1303,3</text:p>
          </table:table-cell>
          <table:table-cell table:formula="of:=[.P200]-[.$B200]" office:value-type="float" office:value="7.79999999999995" calcext:value-type="float">
            <text:p>7,8</text:p>
          </table:table-cell>
          <table:table-cell/>
          <table:table-cell table:style-name="Default" office:value-type="float" office:value="1303.3" calcext:value-type="float">
            <text:p>1303,3</text:p>
          </table:table-cell>
          <table:table-cell table:formula="of:=[.S200]-[.$B200]" office:value-type="float" office:value="7.79999999999995" calcext:value-type="float">
            <text:p>7,8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7" office:value-type="float" office:value="1360.8" calcext:value-type="float">
            <text:p>1.360,80</text:p>
          </table:table-cell>
          <table:table-cell/>
          <table:table-cell table:style-name="Default" office:value-type="float" office:value="1448.4" calcext:value-type="float">
            <text:p>1448,4</text:p>
          </table:table-cell>
          <table:table-cell table:formula="of:=[.D201]-[.$B201]" office:value-type="float" office:value="87.6000000000001" calcext:value-type="float">
            <text:p>87,6</text:p>
          </table:table-cell>
          <table:table-cell/>
          <table:table-cell table:style-name="Default" office:value-type="float" office:value="1377.8" calcext:value-type="float">
            <text:p>1377,8</text:p>
          </table:table-cell>
          <table:table-cell table:formula="of:=[.G201]-[.$B201]" office:value-type="float" office:value="17" calcext:value-type="float">
            <text:p>17,0</text:p>
          </table:table-cell>
          <table:table-cell/>
          <table:table-cell table:style-name="Default" office:value-type="float" office:value="1360.8" calcext:value-type="float">
            <text:p>1360,8</text:p>
          </table:table-cell>
          <table:table-cell table:formula="of:=[.J201]-[.$B201]" office:value-type="float" office:value="0" calcext:value-type="float">
            <text:p>0,0</text:p>
          </table:table-cell>
          <table:table-cell/>
          <table:table-cell table:style-name="Default" office:value-type="float" office:value="1360.8" calcext:value-type="float">
            <text:p>1360,8</text:p>
          </table:table-cell>
          <table:table-cell table:formula="of:=[.M201]-[.$B201]" office:value-type="float" office:value="0" calcext:value-type="float">
            <text:p>0,0</text:p>
          </table:table-cell>
          <table:table-cell/>
          <table:table-cell table:style-name="Default" office:value-type="float" office:value="1360.8" calcext:value-type="float">
            <text:p>1360,8</text:p>
          </table:table-cell>
          <table:table-cell table:formula="of:=[.P201]-[.$B201]" office:value-type="float" office:value="0" calcext:value-type="float">
            <text:p>0,0</text:p>
          </table:table-cell>
          <table:table-cell/>
          <table:table-cell table:style-name="Default" office:value-type="float" office:value="1360.8" calcext:value-type="float">
            <text:p>1360,8</text:p>
          </table:table-cell>
          <table:table-cell table:formula="of:=[.S201]-[.$B201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7" office:value-type="float" office:value="1315.3" calcext:value-type="float">
            <text:p>1.315,30</text:p>
          </table:table-cell>
          <table:table-cell/>
          <table:table-cell table:style-name="Default" office:value-type="float" office:value="1319.5" calcext:value-type="float">
            <text:p>1319,5</text:p>
          </table:table-cell>
          <table:table-cell table:formula="of:=[.D202]-[.$B202]" office:value-type="float" office:value="4.20000000000005" calcext:value-type="float">
            <text:p>4,2</text:p>
          </table:table-cell>
          <table:table-cell/>
          <table:table-cell table:style-name="Default" office:value-type="float" office:value="1319.5" calcext:value-type="float">
            <text:p>1319,5</text:p>
          </table:table-cell>
          <table:table-cell table:formula="of:=[.G202]-[.$B202]" office:value-type="float" office:value="4.20000000000005" calcext:value-type="float">
            <text:p>4,2</text:p>
          </table:table-cell>
          <table:table-cell/>
          <table:table-cell table:style-name="Default" office:value-type="float" office:value="1319.9" calcext:value-type="float">
            <text:p>1319,9</text:p>
          </table:table-cell>
          <table:table-cell table:formula="of:=[.J202]-[.$B202]" office:value-type="float" office:value="4.60000000000014" calcext:value-type="float">
            <text:p>4,6</text:p>
          </table:table-cell>
          <table:table-cell/>
          <table:table-cell table:style-name="Default" office:value-type="float" office:value="1319.9" calcext:value-type="float">
            <text:p>1319,9</text:p>
          </table:table-cell>
          <table:table-cell table:formula="of:=[.M202]-[.$B202]" office:value-type="float" office:value="4.60000000000014" calcext:value-type="float">
            <text:p>4,6</text:p>
          </table:table-cell>
          <table:table-cell/>
          <table:table-cell table:style-name="Default" office:value-type="float" office:value="1333.7" calcext:value-type="float">
            <text:p>1333,7</text:p>
          </table:table-cell>
          <table:table-cell table:formula="of:=[.P202]-[.$B202]" office:value-type="float" office:value="18.4000000000001" calcext:value-type="float">
            <text:p>18,4</text:p>
          </table:table-cell>
          <table:table-cell/>
          <table:table-cell table:style-name="Default" office:value-type="float" office:value="1315.7" calcext:value-type="float">
            <text:p>1315,7</text:p>
          </table:table-cell>
          <table:table-cell table:formula="of:=[.S202]-[.$B202]" office:value-type="float" office:value="0.400000000000091" calcext:value-type="float">
            <text:p>0,4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7" office:value-type="float" office:value="898.2" calcext:value-type="float">
            <text:p>898,20</text:p>
          </table:table-cell>
          <table:table-cell/>
          <table:table-cell table:style-name="Default" office:value-type="float" office:value="840.7" calcext:value-type="float">
            <text:p>840,7</text:p>
          </table:table-cell>
          <table:table-cell table:formula="of:=[.D203]-[.$B203]" office:value-type="float" office:value="-57.5" calcext:value-type="float">
            <text:p>-57,5</text:p>
          </table:table-cell>
          <table:table-cell/>
          <table:table-cell table:style-name="Default" office:value-type="float" office:value="840.7" calcext:value-type="float">
            <text:p>840,7</text:p>
          </table:table-cell>
          <table:table-cell table:formula="of:=[.G203]-[.$B203]" office:value-type="float" office:value="-57.5" calcext:value-type="float">
            <text:p>-57,5</text:p>
          </table:table-cell>
          <table:table-cell/>
          <table:table-cell table:style-name="Default" office:value-type="float" office:value="764.2" calcext:value-type="float">
            <text:p>764,2</text:p>
          </table:table-cell>
          <table:table-cell table:formula="of:=[.J203]-[.$B203]" office:value-type="float" office:value="-134" calcext:value-type="float">
            <text:p>-134,0</text:p>
          </table:table-cell>
          <table:table-cell/>
          <table:table-cell table:style-name="Default" office:value-type="float" office:value="764.2" calcext:value-type="float">
            <text:p>764,2</text:p>
          </table:table-cell>
          <table:table-cell table:formula="of:=[.M203]-[.$B203]" office:value-type="float" office:value="-134" calcext:value-type="float">
            <text:p>-134,0</text:p>
          </table:table-cell>
          <table:table-cell/>
          <table:table-cell table:style-name="Default" office:value-type="float" office:value="764.2" calcext:value-type="float">
            <text:p>764,2</text:p>
          </table:table-cell>
          <table:table-cell table:formula="of:=[.P203]-[.$B203]" office:value-type="float" office:value="-134" calcext:value-type="float">
            <text:p>-134,0</text:p>
          </table:table-cell>
          <table:table-cell/>
          <table:table-cell table:style-name="Default" office:value-type="float" office:value="764.2" calcext:value-type="float">
            <text:p>764,2</text:p>
          </table:table-cell>
          <table:table-cell table:formula="of:=[.S203]-[.$B203]" office:value-type="float" office:value="-134" calcext:value-type="float">
            <text:p>-134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7" office:value-type="float" office:value="1254.4" calcext:value-type="float">
            <text:p>1.254,40</text:p>
          </table:table-cell>
          <table:table-cell/>
          <table:table-cell table:style-name="Default" office:value-type="float" office:value="1281.2" calcext:value-type="float">
            <text:p>1281,2</text:p>
          </table:table-cell>
          <table:table-cell table:formula="of:=[.D204]-[.$B204]" office:value-type="float" office:value="26.8" calcext:value-type="float">
            <text:p>26,8</text:p>
          </table:table-cell>
          <table:table-cell/>
          <table:table-cell table:style-name="Default" office:value-type="float" office:value="1281.2" calcext:value-type="float">
            <text:p>1281,2</text:p>
          </table:table-cell>
          <table:table-cell table:formula="of:=[.G204]-[.$B204]" office:value-type="float" office:value="26.8" calcext:value-type="float">
            <text:p>26,8</text:p>
          </table:table-cell>
          <table:table-cell/>
          <table:table-cell table:style-name="Default" office:value-type="float" office:value="1281.2" calcext:value-type="float">
            <text:p>1281,2</text:p>
          </table:table-cell>
          <table:table-cell table:formula="of:=[.J204]-[.$B204]" office:value-type="float" office:value="26.8" calcext:value-type="float">
            <text:p>26,8</text:p>
          </table:table-cell>
          <table:table-cell/>
          <table:table-cell table:style-name="Default" office:value-type="float" office:value="1254.4" calcext:value-type="float">
            <text:p>1254,4</text:p>
          </table:table-cell>
          <table:table-cell table:formula="of:=[.M204]-[.$B204]" office:value-type="float" office:value="0" calcext:value-type="float">
            <text:p>0,0</text:p>
          </table:table-cell>
          <table:table-cell/>
          <table:table-cell table:style-name="Default" office:value-type="float" office:value="1254.4" calcext:value-type="float">
            <text:p>1254,4</text:p>
          </table:table-cell>
          <table:table-cell table:formula="of:=[.P204]-[.$B204]" office:value-type="float" office:value="0" calcext:value-type="float">
            <text:p>0,0</text:p>
          </table:table-cell>
          <table:table-cell/>
          <table:table-cell table:style-name="Default" office:value-type="float" office:value="1254.4" calcext:value-type="float">
            <text:p>1254,4</text:p>
          </table:table-cell>
          <table:table-cell table:formula="of:=[.S204]-[.$B204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7" office:value-type="float" office:value="1543" calcext:value-type="float">
            <text:p>1.543,00</text:p>
          </table:table-cell>
          <table:table-cell/>
          <table:table-cell table:style-name="Default" office:value-type="float" office:value="1543" calcext:value-type="float">
            <text:p>1543</text:p>
          </table:table-cell>
          <table:table-cell table:formula="of:=[.D205]-[.$B205]" office:value-type="float" office:value="0" calcext:value-type="float">
            <text:p>0,0</text:p>
          </table:table-cell>
          <table:table-cell/>
          <table:table-cell table:style-name="Default" office:value-type="float" office:value="1543" calcext:value-type="float">
            <text:p>1543</text:p>
          </table:table-cell>
          <table:table-cell table:formula="of:=[.G205]-[.$B205]" office:value-type="float" office:value="0" calcext:value-type="float">
            <text:p>0,0</text:p>
          </table:table-cell>
          <table:table-cell/>
          <table:table-cell table:style-name="Default" office:value-type="float" office:value="1543" calcext:value-type="float">
            <text:p>1543</text:p>
          </table:table-cell>
          <table:table-cell table:formula="of:=[.J205]-[.$B205]" office:value-type="float" office:value="0" calcext:value-type="float">
            <text:p>0,0</text:p>
          </table:table-cell>
          <table:table-cell/>
          <table:table-cell table:style-name="Default" office:value-type="float" office:value="1543" calcext:value-type="float">
            <text:p>1543</text:p>
          </table:table-cell>
          <table:table-cell table:formula="of:=[.M205]-[.$B205]" office:value-type="float" office:value="0" calcext:value-type="float">
            <text:p>0,0</text:p>
          </table:table-cell>
          <table:table-cell/>
          <table:table-cell table:style-name="Default" office:value-type="float" office:value="1543" calcext:value-type="float">
            <text:p>1543</text:p>
          </table:table-cell>
          <table:table-cell table:formula="of:=[.P205]-[.$B205]" office:value-type="float" office:value="0" calcext:value-type="float">
            <text:p>0,0</text:p>
          </table:table-cell>
          <table:table-cell/>
          <table:table-cell table:style-name="Default" office:value-type="float" office:value="1543" calcext:value-type="float">
            <text:p>1543</text:p>
          </table:table-cell>
          <table:table-cell table:formula="of:=[.S205]-[.$B205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7" office:value-type="float" office:value="397.2" calcext:value-type="float">
            <text:p>397,20</text:p>
          </table:table-cell>
          <table:table-cell/>
          <table:table-cell table:style-name="Default" office:value-type="float" office:value="397.2" calcext:value-type="float">
            <text:p>397,2</text:p>
          </table:table-cell>
          <table:table-cell table:formula="of:=[.D206]-[.$B206]" office:value-type="float" office:value="0" calcext:value-type="float">
            <text:p>0,0</text:p>
          </table:table-cell>
          <table:table-cell/>
          <table:table-cell table:style-name="Default" office:value-type="float" office:value="397.2" calcext:value-type="float">
            <text:p>397,2</text:p>
          </table:table-cell>
          <table:table-cell table:formula="of:=[.G206]-[.$B206]" office:value-type="float" office:value="0" calcext:value-type="float">
            <text:p>0,0</text:p>
          </table:table-cell>
          <table:table-cell/>
          <table:table-cell table:style-name="Default" office:value-type="float" office:value="397.2" calcext:value-type="float">
            <text:p>397,2</text:p>
          </table:table-cell>
          <table:table-cell table:formula="of:=[.J206]-[.$B206]" office:value-type="float" office:value="0" calcext:value-type="float">
            <text:p>0,0</text:p>
          </table:table-cell>
          <table:table-cell/>
          <table:table-cell table:style-name="Default" office:value-type="float" office:value="397.2" calcext:value-type="float">
            <text:p>397,2</text:p>
          </table:table-cell>
          <table:table-cell table:formula="of:=[.M206]-[.$B206]" office:value-type="float" office:value="0" calcext:value-type="float">
            <text:p>0,0</text:p>
          </table:table-cell>
          <table:table-cell/>
          <table:table-cell table:style-name="Default" office:value-type="float" office:value="397.2" calcext:value-type="float">
            <text:p>397,2</text:p>
          </table:table-cell>
          <table:table-cell table:formula="of:=[.P206]-[.$B206]" office:value-type="float" office:value="0" calcext:value-type="float">
            <text:p>0,0</text:p>
          </table:table-cell>
          <table:table-cell/>
          <table:table-cell table:style-name="Default" office:value-type="float" office:value="397.2" calcext:value-type="float">
            <text:p>397,2</text:p>
          </table:table-cell>
          <table:table-cell table:formula="of:=[.S206]-[.$B206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7" office:value-type="float" office:value="1856.3" calcext:value-type="float">
            <text:p>1.856,30</text:p>
          </table:table-cell>
          <table:table-cell/>
          <table:table-cell table:style-name="Default" office:value-type="float" office:value="1945.5" calcext:value-type="float">
            <text:p>1945,5</text:p>
          </table:table-cell>
          <table:table-cell table:formula="of:=[.D207]-[.$B207]" office:value-type="float" office:value="89.2000000000001" calcext:value-type="float">
            <text:p>89,2</text:p>
          </table:table-cell>
          <table:table-cell/>
          <table:table-cell table:style-name="Default" office:value-type="float" office:value="1855.9" calcext:value-type="float">
            <text:p>1855,9</text:p>
          </table:table-cell>
          <table:table-cell table:formula="of:=[.G207]-[.$B207]" office:value-type="float" office:value="-0.399999999999864" calcext:value-type="float">
            <text:p>-0,4</text:p>
          </table:table-cell>
          <table:table-cell/>
          <table:table-cell table:style-name="Default" office:value-type="float" office:value="1885.8" calcext:value-type="float">
            <text:p>1885,8</text:p>
          </table:table-cell>
          <table:table-cell table:formula="of:=[.J207]-[.$B207]" office:value-type="float" office:value="29.5" calcext:value-type="float">
            <text:p>29,5</text:p>
          </table:table-cell>
          <table:table-cell/>
          <table:table-cell table:style-name="Default" office:value-type="float" office:value="1855.9" calcext:value-type="float">
            <text:p>1855,9</text:p>
          </table:table-cell>
          <table:table-cell table:formula="of:=[.M207]-[.$B207]" office:value-type="float" office:value="-0.399999999999864" calcext:value-type="float">
            <text:p>-0,4</text:p>
          </table:table-cell>
          <table:table-cell/>
          <table:table-cell table:style-name="Default" office:value-type="float" office:value="1855.9" calcext:value-type="float">
            <text:p>1855,9</text:p>
          </table:table-cell>
          <table:table-cell table:formula="of:=[.P207]-[.$B207]" office:value-type="float" office:value="-0.399999999999864" calcext:value-type="float">
            <text:p>-0,4</text:p>
          </table:table-cell>
          <table:table-cell/>
          <table:table-cell table:style-name="Default" office:value-type="float" office:value="1855.9" calcext:value-type="float">
            <text:p>1855,9</text:p>
          </table:table-cell>
          <table:table-cell table:formula="of:=[.S207]-[.$B207]" office:value-type="float" office:value="-0.399999999999864" calcext:value-type="float">
            <text:p>-0,4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7" office:value-type="float" office:value="1620.3" calcext:value-type="float">
            <text:p>1.620,30</text:p>
          </table:table-cell>
          <table:table-cell/>
          <table:table-cell table:style-name="Default" office:value-type="float" office:value="1729" calcext:value-type="float">
            <text:p>1729</text:p>
          </table:table-cell>
          <table:table-cell table:formula="of:=[.D208]-[.$B208]" office:value-type="float" office:value="108.7" calcext:value-type="float">
            <text:p>108,7</text:p>
          </table:table-cell>
          <table:table-cell/>
          <table:table-cell table:style-name="Default" office:value-type="float" office:value="1707.8" calcext:value-type="float">
            <text:p>1707,8</text:p>
          </table:table-cell>
          <table:table-cell table:formula="of:=[.G208]-[.$B208]" office:value-type="float" office:value="87.5" calcext:value-type="float">
            <text:p>87,5</text:p>
          </table:table-cell>
          <table:table-cell/>
          <table:table-cell table:style-name="Default" office:value-type="float" office:value="1707.8" calcext:value-type="float">
            <text:p>1707,8</text:p>
          </table:table-cell>
          <table:table-cell table:formula="of:=[.J208]-[.$B208]" office:value-type="float" office:value="87.5" calcext:value-type="float">
            <text:p>87,5</text:p>
          </table:table-cell>
          <table:table-cell/>
          <table:table-cell table:style-name="Default" office:value-type="float" office:value="1700.8" calcext:value-type="float">
            <text:p>1700,8</text:p>
          </table:table-cell>
          <table:table-cell table:formula="of:=[.M208]-[.$B208]" office:value-type="float" office:value="80.5" calcext:value-type="float">
            <text:p>80,5</text:p>
          </table:table-cell>
          <table:table-cell/>
          <table:table-cell table:style-name="Default" office:value-type="float" office:value="1700.8" calcext:value-type="float">
            <text:p>1700,8</text:p>
          </table:table-cell>
          <table:table-cell table:formula="of:=[.P208]-[.$B208]" office:value-type="float" office:value="80.5" calcext:value-type="float">
            <text:p>80,5</text:p>
          </table:table-cell>
          <table:table-cell/>
          <table:table-cell table:style-name="Default" office:value-type="float" office:value="1620.3" calcext:value-type="float">
            <text:p>1620,3</text:p>
          </table:table-cell>
          <table:table-cell table:formula="of:=[.S208]-[.$B208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7" office:value-type="float" office:value="748.3" calcext:value-type="float">
            <text:p>748,30</text:p>
          </table:table-cell>
          <table:table-cell/>
          <table:table-cell table:style-name="Default" office:value-type="float" office:value="783.9" calcext:value-type="float">
            <text:p>783,9</text:p>
          </table:table-cell>
          <table:table-cell table:formula="of:=[.D209]-[.$B209]" office:value-type="float" office:value="35.6" calcext:value-type="float">
            <text:p>35,6</text:p>
          </table:table-cell>
          <table:table-cell/>
          <table:table-cell table:style-name="Default" office:value-type="float" office:value="783.9" calcext:value-type="float">
            <text:p>783,9</text:p>
          </table:table-cell>
          <table:table-cell table:formula="of:=[.G209]-[.$B209]" office:value-type="float" office:value="35.6" calcext:value-type="float">
            <text:p>35,6</text:p>
          </table:table-cell>
          <table:table-cell/>
          <table:table-cell table:style-name="Default" office:value-type="float" office:value="783" calcext:value-type="float">
            <text:p>783</text:p>
          </table:table-cell>
          <table:table-cell table:formula="of:=[.J209]-[.$B209]" office:value-type="float" office:value="34.7" calcext:value-type="float">
            <text:p>34,7</text:p>
          </table:table-cell>
          <table:table-cell/>
          <table:table-cell table:style-name="Default" office:value-type="float" office:value="783" calcext:value-type="float">
            <text:p>783</text:p>
          </table:table-cell>
          <table:table-cell table:formula="of:=[.M209]-[.$B209]" office:value-type="float" office:value="34.7" calcext:value-type="float">
            <text:p>34,7</text:p>
          </table:table-cell>
          <table:table-cell/>
          <table:table-cell table:style-name="Default" office:value-type="float" office:value="748.3" calcext:value-type="float">
            <text:p>748,3</text:p>
          </table:table-cell>
          <table:table-cell table:formula="of:=[.P209]-[.$B209]" office:value-type="float" office:value="0" calcext:value-type="float">
            <text:p>0,0</text:p>
          </table:table-cell>
          <table:table-cell/>
          <table:table-cell table:style-name="Default" office:value-type="float" office:value="748.3" calcext:value-type="float">
            <text:p>748,3</text:p>
          </table:table-cell>
          <table:table-cell table:formula="of:=[.S209]-[.$B209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7" office:value-type="float" office:value="1874.9" calcext:value-type="float">
            <text:p>1.874,90</text:p>
          </table:table-cell>
          <table:table-cell/>
          <table:table-cell table:style-name="Default" office:value-type="float" office:value="2065.5" calcext:value-type="float">
            <text:p>2065,5</text:p>
          </table:table-cell>
          <table:table-cell table:formula="of:=[.D210]-[.$B210]" office:value-type="float" office:value="190.6" calcext:value-type="float">
            <text:p>190,6</text:p>
          </table:table-cell>
          <table:table-cell/>
          <table:table-cell table:style-name="Default" office:value-type="float" office:value="1863.4" calcext:value-type="float">
            <text:p>1863,4</text:p>
          </table:table-cell>
          <table:table-cell table:formula="of:=[.G210]-[.$B210]" office:value-type="float" office:value="-11.5" calcext:value-type="float">
            <text:p>-11,5</text:p>
          </table:table-cell>
          <table:table-cell/>
          <table:table-cell table:style-name="Default" office:value-type="float" office:value="1878.6" calcext:value-type="float">
            <text:p>1878,6</text:p>
          </table:table-cell>
          <table:table-cell table:formula="of:=[.J210]-[.$B210]" office:value-type="float" office:value="3.69999999999982" calcext:value-type="float">
            <text:p>3,7</text:p>
          </table:table-cell>
          <table:table-cell/>
          <table:table-cell table:style-name="Default" office:value-type="float" office:value="1889.9" calcext:value-type="float">
            <text:p>1889,9</text:p>
          </table:table-cell>
          <table:table-cell table:formula="of:=[.M210]-[.$B210]" office:value-type="float" office:value="15" calcext:value-type="float">
            <text:p>15,0</text:p>
          </table:table-cell>
          <table:table-cell/>
          <table:table-cell table:style-name="Default" office:value-type="float" office:value="1873.8" calcext:value-type="float">
            <text:p>1873,8</text:p>
          </table:table-cell>
          <table:table-cell table:formula="of:=[.P210]-[.$B210]" office:value-type="float" office:value="-1.10000000000014" calcext:value-type="float">
            <text:p>-1,1</text:p>
          </table:table-cell>
          <table:table-cell/>
          <table:table-cell table:style-name="Default" office:value-type="float" office:value="1873.8" calcext:value-type="float">
            <text:p>1873,8</text:p>
          </table:table-cell>
          <table:table-cell table:formula="of:=[.S210]-[.$B210]" office:value-type="float" office:value="-1.10000000000014" calcext:value-type="float">
            <text:p>-1,1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7" office:value-type="float" office:value="2289.3" calcext:value-type="float">
            <text:p>2.289,30</text:p>
          </table:table-cell>
          <table:table-cell/>
          <table:table-cell table:style-name="Default" office:value-type="float" office:value="2313.5" calcext:value-type="float">
            <text:p>2313,5</text:p>
          </table:table-cell>
          <table:table-cell table:formula="of:=[.D211]-[.$B211]" office:value-type="float" office:value="24.1999999999998" calcext:value-type="float">
            <text:p>24,2</text:p>
          </table:table-cell>
          <table:table-cell/>
          <table:table-cell table:style-name="Default" office:value-type="float" office:value="2313.5" calcext:value-type="float">
            <text:p>2313,5</text:p>
          </table:table-cell>
          <table:table-cell table:formula="of:=[.G211]-[.$B211]" office:value-type="float" office:value="24.1999999999998" calcext:value-type="float">
            <text:p>24,2</text:p>
          </table:table-cell>
          <table:table-cell/>
          <table:table-cell table:style-name="Default" office:value-type="float" office:value="2313" calcext:value-type="float">
            <text:p>2313</text:p>
          </table:table-cell>
          <table:table-cell table:formula="of:=[.J211]-[.$B211]" office:value-type="float" office:value="23.6999999999998" calcext:value-type="float">
            <text:p>23,7</text:p>
          </table:table-cell>
          <table:table-cell/>
          <table:table-cell table:style-name="Default" office:value-type="float" office:value="2369.2" calcext:value-type="float">
            <text:p>2369,2</text:p>
          </table:table-cell>
          <table:table-cell table:formula="of:=[.M211]-[.$B211]" office:value-type="float" office:value="79.8999999999996" calcext:value-type="float">
            <text:p>79,9</text:p>
          </table:table-cell>
          <table:table-cell/>
          <table:table-cell table:style-name="Default" office:value-type="float" office:value="2313.7" calcext:value-type="float">
            <text:p>2313,7</text:p>
          </table:table-cell>
          <table:table-cell table:formula="of:=[.P211]-[.$B211]" office:value-type="float" office:value="24.3999999999996" calcext:value-type="float">
            <text:p>24,4</text:p>
          </table:table-cell>
          <table:table-cell/>
          <table:table-cell table:style-name="Default" office:value-type="float" office:value="2313" calcext:value-type="float">
            <text:p>2313</text:p>
          </table:table-cell>
          <table:table-cell table:formula="of:=[.S211]-[.$B211]" office:value-type="float" office:value="23.6999999999998" calcext:value-type="float">
            <text:p>23,7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7" office:value-type="float" office:value="852.1" calcext:value-type="float">
            <text:p>852,10</text:p>
          </table:table-cell>
          <table:table-cell/>
          <table:table-cell table:style-name="Default" office:value-type="float" office:value="852.1" calcext:value-type="float">
            <text:p>852,1</text:p>
          </table:table-cell>
          <table:table-cell table:formula="of:=[.D212]-[.$B212]" office:value-type="float" office:value="0" calcext:value-type="float">
            <text:p>0,0</text:p>
          </table:table-cell>
          <table:table-cell/>
          <table:table-cell table:style-name="Default" office:value-type="float" office:value="852.1" calcext:value-type="float">
            <text:p>852,1</text:p>
          </table:table-cell>
          <table:table-cell table:formula="of:=[.G212]-[.$B212]" office:value-type="float" office:value="0" calcext:value-type="float">
            <text:p>0,0</text:p>
          </table:table-cell>
          <table:table-cell/>
          <table:table-cell table:style-name="Default" office:value-type="float" office:value="852.1" calcext:value-type="float">
            <text:p>852,1</text:p>
          </table:table-cell>
          <table:table-cell table:formula="of:=[.J212]-[.$B212]" office:value-type="float" office:value="0" calcext:value-type="float">
            <text:p>0,0</text:p>
          </table:table-cell>
          <table:table-cell/>
          <table:table-cell table:style-name="Default" office:value-type="float" office:value="852.1" calcext:value-type="float">
            <text:p>852,1</text:p>
          </table:table-cell>
          <table:table-cell table:formula="of:=[.M212]-[.$B212]" office:value-type="float" office:value="0" calcext:value-type="float">
            <text:p>0,0</text:p>
          </table:table-cell>
          <table:table-cell/>
          <table:table-cell table:style-name="Default" office:value-type="float" office:value="852.1" calcext:value-type="float">
            <text:p>852,1</text:p>
          </table:table-cell>
          <table:table-cell table:formula="of:=[.P212]-[.$B212]" office:value-type="float" office:value="0" calcext:value-type="float">
            <text:p>0,0</text:p>
          </table:table-cell>
          <table:table-cell/>
          <table:table-cell table:style-name="Default" office:value-type="float" office:value="852.1" calcext:value-type="float">
            <text:p>852,1</text:p>
          </table:table-cell>
          <table:table-cell table:formula="of:=[.S212]-[.$B212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7" office:value-type="float" office:value="1268.3" calcext:value-type="float">
            <text:p>1.268,30</text:p>
          </table:table-cell>
          <table:table-cell/>
          <table:table-cell table:style-name="Default" office:value-type="float" office:value="608.6" calcext:value-type="float">
            <text:p>608,6</text:p>
          </table:table-cell>
          <table:table-cell table:formula="of:=[.D213]-[.$B213]" office:value-type="float" office:value="-659.7" calcext:value-type="float">
            <text:p>-659,7</text:p>
          </table:table-cell>
          <table:table-cell/>
          <table:table-cell table:style-name="Default" office:value-type="float" office:value="608.6" calcext:value-type="float">
            <text:p>608,6</text:p>
          </table:table-cell>
          <table:table-cell table:formula="of:=[.G213]-[.$B213]" office:value-type="float" office:value="-659.7" calcext:value-type="float">
            <text:p>-659,7</text:p>
          </table:table-cell>
          <table:table-cell/>
          <table:table-cell table:style-name="Default" office:value-type="float" office:value="1268.3" calcext:value-type="float">
            <text:p>1268,3</text:p>
          </table:table-cell>
          <table:table-cell table:formula="of:=[.J213]-[.$B213]" office:value-type="float" office:value="0" calcext:value-type="float">
            <text:p>0,0</text:p>
          </table:table-cell>
          <table:table-cell/>
          <table:table-cell table:style-name="Default" office:value-type="float" office:value="1268.3" calcext:value-type="float">
            <text:p>1268,3</text:p>
          </table:table-cell>
          <table:table-cell table:formula="of:=[.M213]-[.$B213]" office:value-type="float" office:value="0" calcext:value-type="float">
            <text:p>0,0</text:p>
          </table:table-cell>
          <table:table-cell/>
          <table:table-cell table:style-name="Default" office:value-type="float" office:value="1268.3" calcext:value-type="float">
            <text:p>1268,3</text:p>
          </table:table-cell>
          <table:table-cell table:formula="of:=[.P213]-[.$B213]" office:value-type="float" office:value="0" calcext:value-type="float">
            <text:p>0,0</text:p>
          </table:table-cell>
          <table:table-cell/>
          <table:table-cell table:style-name="Default" office:value-type="float" office:value="1268.3" calcext:value-type="float">
            <text:p>1268,3</text:p>
          </table:table-cell>
          <table:table-cell table:formula="of:=[.S213]-[.$B213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7" office:value-type="float" office:value="661.5" calcext:value-type="float">
            <text:p>661,50</text:p>
          </table:table-cell>
          <table:table-cell/>
          <table:table-cell table:style-name="Default" office:value-type="float" office:value="661.2" calcext:value-type="float">
            <text:p>661,2</text:p>
          </table:table-cell>
          <table:table-cell table:formula="of:=[.D214]-[.$B214]" office:value-type="float" office:value="-0.299999999999955" calcext:value-type="float">
            <text:p>-0,3</text:p>
          </table:table-cell>
          <table:table-cell/>
          <table:table-cell table:style-name="Default" office:value-type="float" office:value="661.5" calcext:value-type="float">
            <text:p>661,5</text:p>
          </table:table-cell>
          <table:table-cell table:formula="of:=[.G214]-[.$B214]" office:value-type="float" office:value="0" calcext:value-type="float">
            <text:p>0,0</text:p>
          </table:table-cell>
          <table:table-cell/>
          <table:table-cell table:style-name="Default" office:value-type="float" office:value="661.5" calcext:value-type="float">
            <text:p>661,5</text:p>
          </table:table-cell>
          <table:table-cell table:formula="of:=[.J214]-[.$B214]" office:value-type="float" office:value="0" calcext:value-type="float">
            <text:p>0,0</text:p>
          </table:table-cell>
          <table:table-cell/>
          <table:table-cell table:style-name="Default" office:value-type="float" office:value="661.5" calcext:value-type="float">
            <text:p>661,5</text:p>
          </table:table-cell>
          <table:table-cell table:formula="of:=[.M214]-[.$B214]" office:value-type="float" office:value="0" calcext:value-type="float">
            <text:p>0,0</text:p>
          </table:table-cell>
          <table:table-cell/>
          <table:table-cell table:style-name="Default" office:value-type="float" office:value="661.5" calcext:value-type="float">
            <text:p>661,5</text:p>
          </table:table-cell>
          <table:table-cell table:formula="of:=[.P214]-[.$B214]" office:value-type="float" office:value="0" calcext:value-type="float">
            <text:p>0,0</text:p>
          </table:table-cell>
          <table:table-cell/>
          <table:table-cell table:style-name="Default" office:value-type="float" office:value="661.5" calcext:value-type="float">
            <text:p>661,5</text:p>
          </table:table-cell>
          <table:table-cell table:formula="of:=[.S214]-[.$B214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7" office:value-type="float" office:value="1774.4" calcext:value-type="float">
            <text:p>1.774,40</text:p>
          </table:table-cell>
          <table:table-cell/>
          <table:table-cell table:style-name="Default" office:value-type="float" office:value="1805" calcext:value-type="float">
            <text:p>1805</text:p>
          </table:table-cell>
          <table:table-cell table:formula="of:=[.D215]-[.$B215]" office:value-type="float" office:value="30.5999999999999" calcext:value-type="float">
            <text:p>30,6</text:p>
          </table:table-cell>
          <table:table-cell/>
          <table:table-cell table:style-name="Default" office:value-type="float" office:value="1805" calcext:value-type="float">
            <text:p>1805</text:p>
          </table:table-cell>
          <table:table-cell table:formula="of:=[.G215]-[.$B215]" office:value-type="float" office:value="30.5999999999999" calcext:value-type="float">
            <text:p>30,6</text:p>
          </table:table-cell>
          <table:table-cell/>
          <table:table-cell table:style-name="Default" office:value-type="float" office:value="1798.2" calcext:value-type="float">
            <text:p>1798,2</text:p>
          </table:table-cell>
          <table:table-cell table:formula="of:=[.J215]-[.$B215]" office:value-type="float" office:value="23.8" calcext:value-type="float">
            <text:p>23,8</text:p>
          </table:table-cell>
          <table:table-cell/>
          <table:table-cell table:style-name="Default" office:value-type="float" office:value="1774.4" calcext:value-type="float">
            <text:p>1774,4</text:p>
          </table:table-cell>
          <table:table-cell table:formula="of:=[.M215]-[.$B215]" office:value-type="float" office:value="0" calcext:value-type="float">
            <text:p>0,0</text:p>
          </table:table-cell>
          <table:table-cell/>
          <table:table-cell table:style-name="Default" office:value-type="float" office:value="1774.4" calcext:value-type="float">
            <text:p>1774,4</text:p>
          </table:table-cell>
          <table:table-cell table:formula="of:=[.P215]-[.$B215]" office:value-type="float" office:value="0" calcext:value-type="float">
            <text:p>0,0</text:p>
          </table:table-cell>
          <table:table-cell/>
          <table:table-cell table:style-name="Default" office:value-type="float" office:value="1774.4" calcext:value-type="float">
            <text:p>1774,4</text:p>
          </table:table-cell>
          <table:table-cell table:formula="of:=[.S215]-[.$B215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7" office:value-type="float" office:value="1812.3" calcext:value-type="float">
            <text:p>1.812,30</text:p>
          </table:table-cell>
          <table:table-cell/>
          <table:table-cell table:style-name="Default" office:value-type="float" office:value="1722.8" calcext:value-type="float">
            <text:p>1722,8</text:p>
          </table:table-cell>
          <table:table-cell table:formula="of:=[.D216]-[.$B216]" office:value-type="float" office:value="-89.5" calcext:value-type="float">
            <text:p>-89,5</text:p>
          </table:table-cell>
          <table:table-cell/>
          <table:table-cell table:style-name="Default" office:value-type="float" office:value="1723.3" calcext:value-type="float">
            <text:p>1723,3</text:p>
          </table:table-cell>
          <table:table-cell table:formula="of:=[.G216]-[.$B216]" office:value-type="float" office:value="-89" calcext:value-type="float">
            <text:p>-89,0</text:p>
          </table:table-cell>
          <table:table-cell/>
          <table:table-cell table:style-name="Default" office:value-type="float" office:value="1723.3" calcext:value-type="float">
            <text:p>1723,3</text:p>
          </table:table-cell>
          <table:table-cell table:formula="of:=[.J216]-[.$B216]" office:value-type="float" office:value="-89" calcext:value-type="float">
            <text:p>-89,0</text:p>
          </table:table-cell>
          <table:table-cell/>
          <table:table-cell table:style-name="Default" office:value-type="float" office:value="1812.3" calcext:value-type="float">
            <text:p>1812,3</text:p>
          </table:table-cell>
          <table:table-cell table:formula="of:=[.M216]-[.$B216]" office:value-type="float" office:value="0" calcext:value-type="float">
            <text:p>0,0</text:p>
          </table:table-cell>
          <table:table-cell/>
          <table:table-cell table:style-name="Default" office:value-type="float" office:value="1812.3" calcext:value-type="float">
            <text:p>1812,3</text:p>
          </table:table-cell>
          <table:table-cell table:formula="of:=[.P216]-[.$B216]" office:value-type="float" office:value="0" calcext:value-type="float">
            <text:p>0,0</text:p>
          </table:table-cell>
          <table:table-cell/>
          <table:table-cell table:style-name="Default" office:value-type="float" office:value="1812.3" calcext:value-type="float">
            <text:p>1812,3</text:p>
          </table:table-cell>
          <table:table-cell table:formula="of:=[.S216]-[.$B216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7" office:value-type="float" office:value="914.8" calcext:value-type="float">
            <text:p>914,80</text:p>
          </table:table-cell>
          <table:table-cell/>
          <table:table-cell table:style-name="Default" office:value-type="float" office:value="940.3" calcext:value-type="float">
            <text:p>940,3</text:p>
          </table:table-cell>
          <table:table-cell table:formula="of:=[.D217]-[.$B217]" office:value-type="float" office:value="25.5" calcext:value-type="float">
            <text:p>25,5</text:p>
          </table:table-cell>
          <table:table-cell/>
          <table:table-cell table:style-name="Default" office:value-type="float" office:value="940.3" calcext:value-type="float">
            <text:p>940,3</text:p>
          </table:table-cell>
          <table:table-cell table:formula="of:=[.G217]-[.$B217]" office:value-type="float" office:value="25.5" calcext:value-type="float">
            <text:p>25,5</text:p>
          </table:table-cell>
          <table:table-cell/>
          <table:table-cell table:style-name="Default" office:value-type="float" office:value="914.8" calcext:value-type="float">
            <text:p>914,8</text:p>
          </table:table-cell>
          <table:table-cell table:formula="of:=[.J217]-[.$B217]" office:value-type="float" office:value="0" calcext:value-type="float">
            <text:p>0,0</text:p>
          </table:table-cell>
          <table:table-cell/>
          <table:table-cell table:style-name="Default" office:value-type="float" office:value="914.8" calcext:value-type="float">
            <text:p>914,8</text:p>
          </table:table-cell>
          <table:table-cell table:formula="of:=[.M217]-[.$B217]" office:value-type="float" office:value="0" calcext:value-type="float">
            <text:p>0,0</text:p>
          </table:table-cell>
          <table:table-cell/>
          <table:table-cell table:style-name="Default" office:value-type="float" office:value="914.8" calcext:value-type="float">
            <text:p>914,8</text:p>
          </table:table-cell>
          <table:table-cell table:formula="of:=[.P217]-[.$B217]" office:value-type="float" office:value="0" calcext:value-type="float">
            <text:p>0,0</text:p>
          </table:table-cell>
          <table:table-cell/>
          <table:table-cell table:style-name="Default" office:value-type="float" office:value="914.8" calcext:value-type="float">
            <text:p>914,8</text:p>
          </table:table-cell>
          <table:table-cell table:formula="of:=[.S217]-[.$B217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7" office:value-type="float" office:value="933.2" calcext:value-type="float">
            <text:p>933,20</text:p>
          </table:table-cell>
          <table:table-cell/>
          <table:table-cell table:style-name="Default" office:value-type="float" office:value="1597" calcext:value-type="float">
            <text:p>1597</text:p>
          </table:table-cell>
          <table:table-cell table:formula="of:=[.D218]-[.$B218]" office:value-type="float" office:value="663.8" calcext:value-type="float">
            <text:p>663,8</text:p>
          </table:table-cell>
          <table:table-cell/>
          <table:table-cell table:style-name="Default" office:value-type="float" office:value="1562.1" calcext:value-type="float">
            <text:p>1562,1</text:p>
          </table:table-cell>
          <table:table-cell table:formula="of:=[.G218]-[.$B218]" office:value-type="float" office:value="628.9" calcext:value-type="float">
            <text:p>628,9</text:p>
          </table:table-cell>
          <table:table-cell/>
          <table:table-cell table:style-name="Default" office:value-type="float" office:value="933.2" calcext:value-type="float">
            <text:p>933,2</text:p>
          </table:table-cell>
          <table:table-cell table:formula="of:=[.J218]-[.$B218]" office:value-type="float" office:value="0" calcext:value-type="float">
            <text:p>0,0</text:p>
          </table:table-cell>
          <table:table-cell/>
          <table:table-cell table:style-name="Default" office:value-type="float" office:value="933.2" calcext:value-type="float">
            <text:p>933,2</text:p>
          </table:table-cell>
          <table:table-cell table:formula="of:=[.M218]-[.$B218]" office:value-type="float" office:value="0" calcext:value-type="float">
            <text:p>0,0</text:p>
          </table:table-cell>
          <table:table-cell/>
          <table:table-cell table:style-name="Default" office:value-type="float" office:value="933.2" calcext:value-type="float">
            <text:p>933,2</text:p>
          </table:table-cell>
          <table:table-cell table:formula="of:=[.P218]-[.$B218]" office:value-type="float" office:value="0" calcext:value-type="float">
            <text:p>0,0</text:p>
          </table:table-cell>
          <table:table-cell/>
          <table:table-cell table:style-name="Default" office:value-type="float" office:value="933.2" calcext:value-type="float">
            <text:p>933,2</text:p>
          </table:table-cell>
          <table:table-cell table:formula="of:=[.S218]-[.$B218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7" office:value-type="float" office:value="1366.5" calcext:value-type="float">
            <text:p>1.366,50</text:p>
          </table:table-cell>
          <table:table-cell/>
          <table:table-cell table:style-name="Default" office:value-type="float" office:value="1391.9" calcext:value-type="float">
            <text:p>1391,9</text:p>
          </table:table-cell>
          <table:table-cell table:formula="of:=[.D219]-[.$B219]" office:value-type="float" office:value="25.4000000000001" calcext:value-type="float">
            <text:p>25,4</text:p>
          </table:table-cell>
          <table:table-cell/>
          <table:table-cell table:style-name="Default" office:value-type="float" office:value="1374.4" calcext:value-type="float">
            <text:p>1374,4</text:p>
          </table:table-cell>
          <table:table-cell table:formula="of:=[.G219]-[.$B219]" office:value-type="float" office:value="7.90000000000009" calcext:value-type="float">
            <text:p>7,9</text:p>
          </table:table-cell>
          <table:table-cell/>
          <table:table-cell table:style-name="Default" office:value-type="float" office:value="1374.4" calcext:value-type="float">
            <text:p>1374,4</text:p>
          </table:table-cell>
          <table:table-cell table:formula="of:=[.J219]-[.$B219]" office:value-type="float" office:value="7.90000000000009" calcext:value-type="float">
            <text:p>7,9</text:p>
          </table:table-cell>
          <table:table-cell/>
          <table:table-cell table:style-name="Default" office:value-type="float" office:value="1374.4" calcext:value-type="float">
            <text:p>1374,4</text:p>
          </table:table-cell>
          <table:table-cell table:formula="of:=[.M219]-[.$B219]" office:value-type="float" office:value="7.90000000000009" calcext:value-type="float">
            <text:p>7,9</text:p>
          </table:table-cell>
          <table:table-cell/>
          <table:table-cell table:style-name="Default" office:value-type="float" office:value="1374.4" calcext:value-type="float">
            <text:p>1374,4</text:p>
          </table:table-cell>
          <table:table-cell table:formula="of:=[.P219]-[.$B219]" office:value-type="float" office:value="7.90000000000009" calcext:value-type="float">
            <text:p>7,9</text:p>
          </table:table-cell>
          <table:table-cell/>
          <table:table-cell table:style-name="Default" office:value-type="float" office:value="1366.5" calcext:value-type="float">
            <text:p>1366,5</text:p>
          </table:table-cell>
          <table:table-cell table:formula="of:=[.S219]-[.$B219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7" office:value-type="float" office:value="2813.8" calcext:value-type="float">
            <text:p>2.813,80</text:p>
          </table:table-cell>
          <table:table-cell/>
          <table:table-cell table:style-name="Default" office:value-type="float" office:value="2250.6" calcext:value-type="float">
            <text:p>2250,6</text:p>
          </table:table-cell>
          <table:table-cell table:formula="of:=[.D220]-[.$B220]" office:value-type="float" office:value="-563.2" calcext:value-type="float">
            <text:p>-563,2</text:p>
          </table:table-cell>
          <table:table-cell/>
          <table:table-cell table:style-name="Default" office:value-type="float" office:value="2244.6" calcext:value-type="float">
            <text:p>2244,6</text:p>
          </table:table-cell>
          <table:table-cell table:formula="of:=[.G220]-[.$B220]" office:value-type="float" office:value="-569.2" calcext:value-type="float">
            <text:p>-569,2</text:p>
          </table:table-cell>
          <table:table-cell/>
          <table:table-cell table:style-name="Default" office:value-type="float" office:value="2176.2" calcext:value-type="float">
            <text:p>2176,2</text:p>
          </table:table-cell>
          <table:table-cell table:formula="of:=[.J220]-[.$B220]" office:value-type="float" office:value="-637.6" calcext:value-type="float">
            <text:p>-637,6</text:p>
          </table:table-cell>
          <table:table-cell/>
          <table:table-cell table:style-name="Default" office:value-type="float" office:value="2176.5" calcext:value-type="float">
            <text:p>2176,5</text:p>
          </table:table-cell>
          <table:table-cell table:formula="of:=[.M220]-[.$B220]" office:value-type="float" office:value="-637.3" calcext:value-type="float">
            <text:p>-637,3</text:p>
          </table:table-cell>
          <table:table-cell/>
          <table:table-cell table:style-name="Default" office:value-type="float" office:value="2176.5" calcext:value-type="float">
            <text:p>2176,5</text:p>
          </table:table-cell>
          <table:table-cell table:formula="of:=[.P220]-[.$B220]" office:value-type="float" office:value="-637.3" calcext:value-type="float">
            <text:p>-637,3</text:p>
          </table:table-cell>
          <table:table-cell/>
          <table:table-cell table:style-name="Default" office:value-type="float" office:value="2176.5" calcext:value-type="float">
            <text:p>2176,5</text:p>
          </table:table-cell>
          <table:table-cell table:formula="of:=[.S220]-[.$B220]" office:value-type="float" office:value="-637.3" calcext:value-type="float">
            <text:p>-637,3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7" office:value-type="float" office:value="1610.9" calcext:value-type="float">
            <text:p>1.610,90</text:p>
          </table:table-cell>
          <table:table-cell/>
          <table:table-cell table:style-name="Default" office:value-type="float" office:value="1476.5" calcext:value-type="float">
            <text:p>1476,5</text:p>
          </table:table-cell>
          <table:table-cell table:formula="of:=[.D221]-[.$B221]" office:value-type="float" office:value="-134.4" calcext:value-type="float">
            <text:p>-134,4</text:p>
          </table:table-cell>
          <table:table-cell/>
          <table:table-cell table:style-name="Default" office:value-type="float" office:value="1476.5" calcext:value-type="float">
            <text:p>1476,5</text:p>
          </table:table-cell>
          <table:table-cell table:formula="of:=[.G221]-[.$B221]" office:value-type="float" office:value="-134.4" calcext:value-type="float">
            <text:p>-134,4</text:p>
          </table:table-cell>
          <table:table-cell/>
          <table:table-cell table:style-name="Default" office:value-type="float" office:value="1610.9" calcext:value-type="float">
            <text:p>1610,9</text:p>
          </table:table-cell>
          <table:table-cell table:formula="of:=[.J221]-[.$B221]" office:value-type="float" office:value="0" calcext:value-type="float">
            <text:p>0,0</text:p>
          </table:table-cell>
          <table:table-cell/>
          <table:table-cell table:style-name="Default" office:value-type="float" office:value="1610.9" calcext:value-type="float">
            <text:p>1610,9</text:p>
          </table:table-cell>
          <table:table-cell table:formula="of:=[.M221]-[.$B221]" office:value-type="float" office:value="0" calcext:value-type="float">
            <text:p>0,0</text:p>
          </table:table-cell>
          <table:table-cell/>
          <table:table-cell table:style-name="Default" office:value-type="float" office:value="1610.9" calcext:value-type="float">
            <text:p>1610,9</text:p>
          </table:table-cell>
          <table:table-cell table:formula="of:=[.P221]-[.$B221]" office:value-type="float" office:value="0" calcext:value-type="float">
            <text:p>0,0</text:p>
          </table:table-cell>
          <table:table-cell/>
          <table:table-cell table:style-name="Default" office:value-type="float" office:value="1610.9" calcext:value-type="float">
            <text:p>1610,9</text:p>
          </table:table-cell>
          <table:table-cell table:formula="of:=[.S221]-[.$B221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7" office:value-type="float" office:value="705.2" calcext:value-type="float">
            <text:p>705,20</text:p>
          </table:table-cell>
          <table:table-cell/>
          <table:table-cell table:style-name="Default" office:value-type="float" office:value="934.7" calcext:value-type="float">
            <text:p>934,7</text:p>
          </table:table-cell>
          <table:table-cell table:formula="of:=[.D222]-[.$B222]" office:value-type="float" office:value="229.5" calcext:value-type="float">
            <text:p>229,5</text:p>
          </table:table-cell>
          <table:table-cell/>
          <table:table-cell table:style-name="Default" office:value-type="float" office:value="708.6" calcext:value-type="float">
            <text:p>708,6</text:p>
          </table:table-cell>
          <table:table-cell table:formula="of:=[.G222]-[.$B222]" office:value-type="float" office:value="3.39999999999998" calcext:value-type="float">
            <text:p>3,4</text:p>
          </table:table-cell>
          <table:table-cell/>
          <table:table-cell table:style-name="Default" office:value-type="float" office:value="914.7" calcext:value-type="float">
            <text:p>914,7</text:p>
          </table:table-cell>
          <table:table-cell table:formula="of:=[.J222]-[.$B222]" office:value-type="float" office:value="209.5" calcext:value-type="float">
            <text:p>209,5</text:p>
          </table:table-cell>
          <table:table-cell/>
          <table:table-cell table:style-name="Default" office:value-type="float" office:value="914.7" calcext:value-type="float">
            <text:p>914,7</text:p>
          </table:table-cell>
          <table:table-cell table:formula="of:=[.M222]-[.$B222]" office:value-type="float" office:value="209.5" calcext:value-type="float">
            <text:p>209,5</text:p>
          </table:table-cell>
          <table:table-cell/>
          <table:table-cell table:style-name="Default" office:value-type="float" office:value="708.6" calcext:value-type="float">
            <text:p>708,6</text:p>
          </table:table-cell>
          <table:table-cell table:formula="of:=[.P222]-[.$B222]" office:value-type="float" office:value="3.39999999999998" calcext:value-type="float">
            <text:p>3,4</text:p>
          </table:table-cell>
          <table:table-cell/>
          <table:table-cell table:style-name="Default" office:value-type="float" office:value="708.6" calcext:value-type="float">
            <text:p>708,6</text:p>
          </table:table-cell>
          <table:table-cell table:formula="of:=[.S222]-[.$B222]" office:value-type="float" office:value="3.39999999999998" calcext:value-type="float">
            <text:p>3,4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7" office:value-type="float" office:value="2426.5" calcext:value-type="float">
            <text:p>2.426,50</text:p>
          </table:table-cell>
          <table:table-cell/>
          <table:table-cell table:style-name="Default" office:value-type="float" office:value="1867.9" calcext:value-type="float">
            <text:p>1867,9</text:p>
          </table:table-cell>
          <table:table-cell table:formula="of:=[.D223]-[.$B223]" office:value-type="float" office:value="-558.6" calcext:value-type="float">
            <text:p>-558,6</text:p>
          </table:table-cell>
          <table:table-cell/>
          <table:table-cell table:style-name="Default" office:value-type="float" office:value="1867.9" calcext:value-type="float">
            <text:p>1867,9</text:p>
          </table:table-cell>
          <table:table-cell table:formula="of:=[.G223]-[.$B223]" office:value-type="float" office:value="-558.6" calcext:value-type="float">
            <text:p>-558,6</text:p>
          </table:table-cell>
          <table:table-cell/>
          <table:table-cell table:style-name="Default" office:value-type="float" office:value="1867.9" calcext:value-type="float">
            <text:p>1867,9</text:p>
          </table:table-cell>
          <table:table-cell table:formula="of:=[.J223]-[.$B223]" office:value-type="float" office:value="-558.6" calcext:value-type="float">
            <text:p>-558,6</text:p>
          </table:table-cell>
          <table:table-cell/>
          <table:table-cell table:style-name="Default" office:value-type="float" office:value="1867.9" calcext:value-type="float">
            <text:p>1867,9</text:p>
          </table:table-cell>
          <table:table-cell table:formula="of:=[.M223]-[.$B223]" office:value-type="float" office:value="-558.6" calcext:value-type="float">
            <text:p>-558,6</text:p>
          </table:table-cell>
          <table:table-cell/>
          <table:table-cell table:style-name="Default" office:value-type="float" office:value="1867.9" calcext:value-type="float">
            <text:p>1867,9</text:p>
          </table:table-cell>
          <table:table-cell table:formula="of:=[.P223]-[.$B223]" office:value-type="float" office:value="-558.6" calcext:value-type="float">
            <text:p>-558,6</text:p>
          </table:table-cell>
          <table:table-cell/>
          <table:table-cell table:style-name="Default" office:value-type="float" office:value="1867.9" calcext:value-type="float">
            <text:p>1867,9</text:p>
          </table:table-cell>
          <table:table-cell table:formula="of:=[.S223]-[.$B223]" office:value-type="float" office:value="-558.6" calcext:value-type="float">
            <text:p>-558,6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7" office:value-type="float" office:value="1113" calcext:value-type="float">
            <text:p>1.113,00</text:p>
          </table:table-cell>
          <table:table-cell/>
          <table:table-cell table:style-name="Default" office:value-type="float" office:value="26.2" calcext:value-type="float">
            <text:p>26,2</text:p>
          </table:table-cell>
          <table:table-cell table:formula="of:=[.D224]-[.$B224]" office:value-type="float" office:value="-1086.8" calcext:value-type="float">
            <text:p>-1086,8</text:p>
          </table:table-cell>
          <table:table-cell/>
          <table:table-cell table:style-name="Default" office:value-type="float" office:value="26.2" calcext:value-type="float">
            <text:p>26,2</text:p>
          </table:table-cell>
          <table:table-cell table:formula="of:=[.G224]-[.$B224]" office:value-type="float" office:value="-1086.8" calcext:value-type="float">
            <text:p>-1086,8</text:p>
          </table:table-cell>
          <table:table-cell/>
          <table:table-cell table:style-name="Default" office:value-type="float" office:value="26.2" calcext:value-type="float">
            <text:p>26,2</text:p>
          </table:table-cell>
          <table:table-cell table:formula="of:=[.J224]-[.$B224]" office:value-type="float" office:value="-1086.8" calcext:value-type="float">
            <text:p>-1086,8</text:p>
          </table:table-cell>
          <table:table-cell/>
          <table:table-cell table:style-name="Default" office:value-type="float" office:value="26.2" calcext:value-type="float">
            <text:p>26,2</text:p>
          </table:table-cell>
          <table:table-cell table:formula="of:=[.M224]-[.$B224]" office:value-type="float" office:value="-1086.8" calcext:value-type="float">
            <text:p>-1086,8</text:p>
          </table:table-cell>
          <table:table-cell/>
          <table:table-cell table:style-name="Default" office:value-type="float" office:value="26.2" calcext:value-type="float">
            <text:p>26,2</text:p>
          </table:table-cell>
          <table:table-cell table:formula="of:=[.P224]-[.$B224]" office:value-type="float" office:value="-1086.8" calcext:value-type="float">
            <text:p>-1086,8</text:p>
          </table:table-cell>
          <table:table-cell/>
          <table:table-cell table:style-name="Default" office:value-type="float" office:value="26.2" calcext:value-type="float">
            <text:p>26,2</text:p>
          </table:table-cell>
          <table:table-cell table:formula="of:=[.S224]-[.$B224]" office:value-type="float" office:value="-1086.8" calcext:value-type="float">
            <text:p>-1086,8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7" office:value-type="float" office:value="1123.3" calcext:value-type="float">
            <text:p>1.123,30</text:p>
          </table:table-cell>
          <table:table-cell/>
          <table:table-cell table:style-name="Default" office:value-type="float" office:value="1123.3" calcext:value-type="float">
            <text:p>1123,3</text:p>
          </table:table-cell>
          <table:table-cell table:formula="of:=[.D225]-[.$B225]" office:value-type="float" office:value="0" calcext:value-type="float">
            <text:p>0,0</text:p>
          </table:table-cell>
          <table:table-cell/>
          <table:table-cell table:style-name="Default" office:value-type="float" office:value="1123.3" calcext:value-type="float">
            <text:p>1123,3</text:p>
          </table:table-cell>
          <table:table-cell table:formula="of:=[.G225]-[.$B225]" office:value-type="float" office:value="0" calcext:value-type="float">
            <text:p>0,0</text:p>
          </table:table-cell>
          <table:table-cell/>
          <table:table-cell table:style-name="Default" office:value-type="float" office:value="1123.3" calcext:value-type="float">
            <text:p>1123,3</text:p>
          </table:table-cell>
          <table:table-cell table:formula="of:=[.J225]-[.$B225]" office:value-type="float" office:value="0" calcext:value-type="float">
            <text:p>0,0</text:p>
          </table:table-cell>
          <table:table-cell/>
          <table:table-cell table:style-name="Default" office:value-type="float" office:value="1123.3" calcext:value-type="float">
            <text:p>1123,3</text:p>
          </table:table-cell>
          <table:table-cell table:formula="of:=[.M225]-[.$B225]" office:value-type="float" office:value="0" calcext:value-type="float">
            <text:p>0,0</text:p>
          </table:table-cell>
          <table:table-cell/>
          <table:table-cell table:style-name="Default" office:value-type="float" office:value="1123.3" calcext:value-type="float">
            <text:p>1123,3</text:p>
          </table:table-cell>
          <table:table-cell table:formula="of:=[.P225]-[.$B225]" office:value-type="float" office:value="0" calcext:value-type="float">
            <text:p>0,0</text:p>
          </table:table-cell>
          <table:table-cell/>
          <table:table-cell table:style-name="Default" office:value-type="float" office:value="1123.3" calcext:value-type="float">
            <text:p>1123,3</text:p>
          </table:table-cell>
          <table:table-cell table:formula="of:=[.S225]-[.$B225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7" office:value-type="float" office:value="2277.6" calcext:value-type="float">
            <text:p>2.277,60</text:p>
          </table:table-cell>
          <table:table-cell/>
          <table:table-cell table:style-name="Default" office:value-type="float" office:value="2327.1" calcext:value-type="float">
            <text:p>2327,1</text:p>
          </table:table-cell>
          <table:table-cell table:formula="of:=[.D226]-[.$B226]" office:value-type="float" office:value="49.5" calcext:value-type="float">
            <text:p>49,5</text:p>
          </table:table-cell>
          <table:table-cell/>
          <table:table-cell table:style-name="Default" office:value-type="float" office:value="2327.1" calcext:value-type="float">
            <text:p>2327,1</text:p>
          </table:table-cell>
          <table:table-cell table:formula="of:=[.G226]-[.$B226]" office:value-type="float" office:value="49.5" calcext:value-type="float">
            <text:p>49,5</text:p>
          </table:table-cell>
          <table:table-cell/>
          <table:table-cell table:style-name="Default" office:value-type="float" office:value="2911.7" calcext:value-type="float">
            <text:p>2911,7</text:p>
          </table:table-cell>
          <table:table-cell table:formula="of:=[.J226]-[.$B226]" office:value-type="float" office:value="634.1" calcext:value-type="float">
            <text:p>634,1</text:p>
          </table:table-cell>
          <table:table-cell/>
          <table:table-cell table:style-name="Default" office:value-type="float" office:value="2911.7" calcext:value-type="float">
            <text:p>2911,7</text:p>
          </table:table-cell>
          <table:table-cell table:formula="of:=[.M226]-[.$B226]" office:value-type="float" office:value="634.1" calcext:value-type="float">
            <text:p>634,1</text:p>
          </table:table-cell>
          <table:table-cell/>
          <table:table-cell table:style-name="Default" office:value-type="float" office:value="2911.7" calcext:value-type="float">
            <text:p>2911,7</text:p>
          </table:table-cell>
          <table:table-cell table:formula="of:=[.P226]-[.$B226]" office:value-type="float" office:value="634.1" calcext:value-type="float">
            <text:p>634,1</text:p>
          </table:table-cell>
          <table:table-cell/>
          <table:table-cell table:style-name="Default" office:value-type="float" office:value="2911.7" calcext:value-type="float">
            <text:p>2911,7</text:p>
          </table:table-cell>
          <table:table-cell table:formula="of:=[.S226]-[.$B226]" office:value-type="float" office:value="634.1" calcext:value-type="float">
            <text:p>634,1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7" office:value-type="float" office:value="881.8" calcext:value-type="float">
            <text:p>881,80</text:p>
          </table:table-cell>
          <table:table-cell/>
          <table:table-cell table:style-name="Default" office:value-type="float" office:value="913" calcext:value-type="float">
            <text:p>913</text:p>
          </table:table-cell>
          <table:table-cell table:formula="of:=[.D227]-[.$B227]" office:value-type="float" office:value="31.2" calcext:value-type="float">
            <text:p>31,2</text:p>
          </table:table-cell>
          <table:table-cell/>
          <table:table-cell table:style-name="Default" office:value-type="float" office:value="909.2" calcext:value-type="float">
            <text:p>909,2</text:p>
          </table:table-cell>
          <table:table-cell table:formula="of:=[.G227]-[.$B227]" office:value-type="float" office:value="27.4000000000001" calcext:value-type="float">
            <text:p>27,4</text:p>
          </table:table-cell>
          <table:table-cell/>
          <table:table-cell table:style-name="Default" office:value-type="float" office:value="913" calcext:value-type="float">
            <text:p>913</text:p>
          </table:table-cell>
          <table:table-cell table:formula="of:=[.J227]-[.$B227]" office:value-type="float" office:value="31.2" calcext:value-type="float">
            <text:p>31,2</text:p>
          </table:table-cell>
          <table:table-cell/>
          <table:table-cell table:style-name="Default" office:value-type="float" office:value="913" calcext:value-type="float">
            <text:p>913</text:p>
          </table:table-cell>
          <table:table-cell table:formula="of:=[.M227]-[.$B227]" office:value-type="float" office:value="31.2" calcext:value-type="float">
            <text:p>31,2</text:p>
          </table:table-cell>
          <table:table-cell/>
          <table:table-cell table:style-name="Default" office:value-type="float" office:value="962.7" calcext:value-type="float">
            <text:p>962,7</text:p>
          </table:table-cell>
          <table:table-cell table:formula="of:=[.P227]-[.$B227]" office:value-type="float" office:value="80.9000000000001" calcext:value-type="float">
            <text:p>80,9</text:p>
          </table:table-cell>
          <table:table-cell/>
          <table:table-cell table:style-name="Default" office:value-type="float" office:value="909.2" calcext:value-type="float">
            <text:p>909,2</text:p>
          </table:table-cell>
          <table:table-cell table:formula="of:=[.S227]-[.$B227]" office:value-type="float" office:value="27.4000000000001" calcext:value-type="float">
            <text:p>27,4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7" office:value-type="float" office:value="214" calcext:value-type="float">
            <text:p>214,00</text:p>
          </table:table-cell>
          <table:table-cell/>
          <table:table-cell table:style-name="Default" office:value-type="float" office:value="214" calcext:value-type="float">
            <text:p>214</text:p>
          </table:table-cell>
          <table:table-cell table:formula="of:=[.D228]-[.$B228]" office:value-type="float" office:value="0" calcext:value-type="float">
            <text:p>0,0</text:p>
          </table:table-cell>
          <table:table-cell/>
          <table:table-cell table:style-name="Default" office:value-type="float" office:value="214" calcext:value-type="float">
            <text:p>214</text:p>
          </table:table-cell>
          <table:table-cell table:formula="of:=[.G228]-[.$B228]" office:value-type="float" office:value="0" calcext:value-type="float">
            <text:p>0,0</text:p>
          </table:table-cell>
          <table:table-cell/>
          <table:table-cell table:style-name="Default" office:value-type="float" office:value="214" calcext:value-type="float">
            <text:p>214</text:p>
          </table:table-cell>
          <table:table-cell table:formula="of:=[.J228]-[.$B228]" office:value-type="float" office:value="0" calcext:value-type="float">
            <text:p>0,0</text:p>
          </table:table-cell>
          <table:table-cell/>
          <table:table-cell table:style-name="Default" office:value-type="float" office:value="214" calcext:value-type="float">
            <text:p>214</text:p>
          </table:table-cell>
          <table:table-cell table:formula="of:=[.M228]-[.$B228]" office:value-type="float" office:value="0" calcext:value-type="float">
            <text:p>0,0</text:p>
          </table:table-cell>
          <table:table-cell/>
          <table:table-cell table:style-name="Default" office:value-type="float" office:value="214" calcext:value-type="float">
            <text:p>214</text:p>
          </table:table-cell>
          <table:table-cell table:formula="of:=[.P228]-[.$B228]" office:value-type="float" office:value="0" calcext:value-type="float">
            <text:p>0,0</text:p>
          </table:table-cell>
          <table:table-cell/>
          <table:table-cell table:style-name="Default" office:value-type="float" office:value="214" calcext:value-type="float">
            <text:p>214</text:p>
          </table:table-cell>
          <table:table-cell table:formula="of:=[.S228]-[.$B228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7" office:value-type="float" office:value="813.8" calcext:value-type="float">
            <text:p>813,80</text:p>
          </table:table-cell>
          <table:table-cell/>
          <table:table-cell table:style-name="Default" office:value-type="float" office:value="813.8" calcext:value-type="float">
            <text:p>813,8</text:p>
          </table:table-cell>
          <table:table-cell table:formula="of:=[.D229]-[.$B229]" office:value-type="float" office:value="0" calcext:value-type="float">
            <text:p>0,0</text:p>
          </table:table-cell>
          <table:table-cell/>
          <table:table-cell table:style-name="Default" office:value-type="float" office:value="813.8" calcext:value-type="float">
            <text:p>813,8</text:p>
          </table:table-cell>
          <table:table-cell table:formula="of:=[.G229]-[.$B229]" office:value-type="float" office:value="0" calcext:value-type="float">
            <text:p>0,0</text:p>
          </table:table-cell>
          <table:table-cell/>
          <table:table-cell table:style-name="Default" office:value-type="float" office:value="813.8" calcext:value-type="float">
            <text:p>813,8</text:p>
          </table:table-cell>
          <table:table-cell table:formula="of:=[.J229]-[.$B229]" office:value-type="float" office:value="0" calcext:value-type="float">
            <text:p>0,0</text:p>
          </table:table-cell>
          <table:table-cell/>
          <table:table-cell table:style-name="Default" office:value-type="float" office:value="813.8" calcext:value-type="float">
            <text:p>813,8</text:p>
          </table:table-cell>
          <table:table-cell table:formula="of:=[.M229]-[.$B229]" office:value-type="float" office:value="0" calcext:value-type="float">
            <text:p>0,0</text:p>
          </table:table-cell>
          <table:table-cell/>
          <table:table-cell table:style-name="Default" office:value-type="float" office:value="813.8" calcext:value-type="float">
            <text:p>813,8</text:p>
          </table:table-cell>
          <table:table-cell table:formula="of:=[.P229]-[.$B229]" office:value-type="float" office:value="0" calcext:value-type="float">
            <text:p>0,0</text:p>
          </table:table-cell>
          <table:table-cell/>
          <table:table-cell table:style-name="Default" office:value-type="float" office:value="813.8" calcext:value-type="float">
            <text:p>813,8</text:p>
          </table:table-cell>
          <table:table-cell table:formula="of:=[.S229]-[.$B229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7" office:value-type="float" office:value="950.7" calcext:value-type="float">
            <text:p>950,70</text:p>
          </table:table-cell>
          <table:table-cell/>
          <table:table-cell table:style-name="Default" office:value-type="float" office:value="941.1" calcext:value-type="float">
            <text:p>941,1</text:p>
          </table:table-cell>
          <table:table-cell table:formula="of:=[.D230]-[.$B230]" office:value-type="float" office:value="-9.60000000000002" calcext:value-type="float">
            <text:p>-9,6</text:p>
          </table:table-cell>
          <table:table-cell/>
          <table:table-cell table:style-name="Default" office:value-type="float" office:value="950.7" calcext:value-type="float">
            <text:p>950,7</text:p>
          </table:table-cell>
          <table:table-cell table:formula="of:=[.G230]-[.$B230]" office:value-type="float" office:value="0" calcext:value-type="float">
            <text:p>0,0</text:p>
          </table:table-cell>
          <table:table-cell/>
          <table:table-cell table:style-name="Default" office:value-type="float" office:value="950.7" calcext:value-type="float">
            <text:p>950,7</text:p>
          </table:table-cell>
          <table:table-cell table:formula="of:=[.J230]-[.$B230]" office:value-type="float" office:value="0" calcext:value-type="float">
            <text:p>0,0</text:p>
          </table:table-cell>
          <table:table-cell/>
          <table:table-cell table:style-name="Default" office:value-type="float" office:value="950.7" calcext:value-type="float">
            <text:p>950,7</text:p>
          </table:table-cell>
          <table:table-cell table:formula="of:=[.M230]-[.$B230]" office:value-type="float" office:value="0" calcext:value-type="float">
            <text:p>0,0</text:p>
          </table:table-cell>
          <table:table-cell/>
          <table:table-cell table:style-name="Default" office:value-type="float" office:value="950.7" calcext:value-type="float">
            <text:p>950,7</text:p>
          </table:table-cell>
          <table:table-cell table:formula="of:=[.P230]-[.$B230]" office:value-type="float" office:value="0" calcext:value-type="float">
            <text:p>0,0</text:p>
          </table:table-cell>
          <table:table-cell/>
          <table:table-cell table:style-name="Default" office:value-type="float" office:value="950.7" calcext:value-type="float">
            <text:p>950,7</text:p>
          </table:table-cell>
          <table:table-cell table:formula="of:=[.S230]-[.$B230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7" office:value-type="float" office:value="2008.4" calcext:value-type="float">
            <text:p>2.008,40</text:p>
          </table:table-cell>
          <table:table-cell/>
          <table:table-cell table:style-name="Default" office:value-type="float" office:value="2008.4" calcext:value-type="float">
            <text:p>2008,4</text:p>
          </table:table-cell>
          <table:table-cell table:formula="of:=[.D231]-[.$B231]" office:value-type="float" office:value="0" calcext:value-type="float">
            <text:p>0,0</text:p>
          </table:table-cell>
          <table:table-cell/>
          <table:table-cell table:style-name="Default" office:value-type="float" office:value="2008.4" calcext:value-type="float">
            <text:p>2008,4</text:p>
          </table:table-cell>
          <table:table-cell table:formula="of:=[.G231]-[.$B231]" office:value-type="float" office:value="0" calcext:value-type="float">
            <text:p>0,0</text:p>
          </table:table-cell>
          <table:table-cell/>
          <table:table-cell table:style-name="Default" office:value-type="float" office:value="2008.4" calcext:value-type="float">
            <text:p>2008,4</text:p>
          </table:table-cell>
          <table:table-cell table:formula="of:=[.J231]-[.$B231]" office:value-type="float" office:value="0" calcext:value-type="float">
            <text:p>0,0</text:p>
          </table:table-cell>
          <table:table-cell/>
          <table:table-cell table:style-name="Default" office:value-type="float" office:value="2008.4" calcext:value-type="float">
            <text:p>2008,4</text:p>
          </table:table-cell>
          <table:table-cell table:formula="of:=[.M231]-[.$B231]" office:value-type="float" office:value="0" calcext:value-type="float">
            <text:p>0,0</text:p>
          </table:table-cell>
          <table:table-cell/>
          <table:table-cell table:style-name="Default" office:value-type="float" office:value="2008.4" calcext:value-type="float">
            <text:p>2008,4</text:p>
          </table:table-cell>
          <table:table-cell table:formula="of:=[.P231]-[.$B231]" office:value-type="float" office:value="0" calcext:value-type="float">
            <text:p>0,0</text:p>
          </table:table-cell>
          <table:table-cell/>
          <table:table-cell table:style-name="Default" office:value-type="float" office:value="2008.4" calcext:value-type="float">
            <text:p>2008,4</text:p>
          </table:table-cell>
          <table:table-cell table:formula="of:=[.S231]-[.$B231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7" office:value-type="float" office:value="1444.4" calcext:value-type="float">
            <text:p>1.444,40</text:p>
          </table:table-cell>
          <table:table-cell/>
          <table:table-cell table:style-name="Default" office:value-type="float" office:value="1467.6" calcext:value-type="float">
            <text:p>1467,6</text:p>
          </table:table-cell>
          <table:table-cell table:formula="of:=[.D232]-[.$B232]" office:value-type="float" office:value="23.1999999999998" calcext:value-type="float">
            <text:p>23,2</text:p>
          </table:table-cell>
          <table:table-cell/>
          <table:table-cell table:style-name="Default" office:value-type="float" office:value="1467.6" calcext:value-type="float">
            <text:p>1467,6</text:p>
          </table:table-cell>
          <table:table-cell table:formula="of:=[.G232]-[.$B232]" office:value-type="float" office:value="23.1999999999998" calcext:value-type="float">
            <text:p>23,2</text:p>
          </table:table-cell>
          <table:table-cell/>
          <table:table-cell table:style-name="Default" office:value-type="float" office:value="1467.6" calcext:value-type="float">
            <text:p>1467,6</text:p>
          </table:table-cell>
          <table:table-cell table:formula="of:=[.J232]-[.$B232]" office:value-type="float" office:value="23.1999999999998" calcext:value-type="float">
            <text:p>23,2</text:p>
          </table:table-cell>
          <table:table-cell/>
          <table:table-cell table:style-name="Default" office:value-type="float" office:value="1443.8" calcext:value-type="float">
            <text:p>1443,8</text:p>
          </table:table-cell>
          <table:table-cell table:formula="of:=[.M232]-[.$B232]" office:value-type="float" office:value="-0.600000000000136" calcext:value-type="float">
            <text:p>-0,6</text:p>
          </table:table-cell>
          <table:table-cell/>
          <table:table-cell table:style-name="Default" office:value-type="float" office:value="1444.4" calcext:value-type="float">
            <text:p>1444,4</text:p>
          </table:table-cell>
          <table:table-cell table:formula="of:=[.P232]-[.$B232]" office:value-type="float" office:value="0" calcext:value-type="float">
            <text:p>0,0</text:p>
          </table:table-cell>
          <table:table-cell/>
          <table:table-cell table:style-name="Default" office:value-type="float" office:value="1444.4" calcext:value-type="float">
            <text:p>1444,4</text:p>
          </table:table-cell>
          <table:table-cell table:formula="of:=[.S232]-[.$B232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7" office:value-type="float" office:value="1548.7" calcext:value-type="float">
            <text:p>1.548,70</text:p>
          </table:table-cell>
          <table:table-cell/>
          <table:table-cell table:style-name="Default" office:value-type="float" office:value="1404.3" calcext:value-type="float">
            <text:p>1404,3</text:p>
          </table:table-cell>
          <table:table-cell table:formula="of:=[.D233]-[.$B233]" office:value-type="float" office:value="-144.4" calcext:value-type="float">
            <text:p>-144,4</text:p>
          </table:table-cell>
          <table:table-cell/>
          <table:table-cell table:style-name="Default" office:value-type="float" office:value="1548.7" calcext:value-type="float">
            <text:p>1548,7</text:p>
          </table:table-cell>
          <table:table-cell table:formula="of:=[.G233]-[.$B233]" office:value-type="float" office:value="0" calcext:value-type="float">
            <text:p>0,0</text:p>
          </table:table-cell>
          <table:table-cell/>
          <table:table-cell table:style-name="Default" office:value-type="float" office:value="1548.7" calcext:value-type="float">
            <text:p>1548,7</text:p>
          </table:table-cell>
          <table:table-cell table:formula="of:=[.J233]-[.$B233]" office:value-type="float" office:value="0" calcext:value-type="float">
            <text:p>0,0</text:p>
          </table:table-cell>
          <table:table-cell/>
          <table:table-cell table:style-name="Default" office:value-type="float" office:value="1548.7" calcext:value-type="float">
            <text:p>1548,7</text:p>
          </table:table-cell>
          <table:table-cell table:formula="of:=[.M233]-[.$B233]" office:value-type="float" office:value="0" calcext:value-type="float">
            <text:p>0,0</text:p>
          </table:table-cell>
          <table:table-cell/>
          <table:table-cell table:style-name="Default" office:value-type="float" office:value="1548.7" calcext:value-type="float">
            <text:p>1548,7</text:p>
          </table:table-cell>
          <table:table-cell table:formula="of:=[.P233]-[.$B233]" office:value-type="float" office:value="0" calcext:value-type="float">
            <text:p>0,0</text:p>
          </table:table-cell>
          <table:table-cell/>
          <table:table-cell table:style-name="Default" office:value-type="float" office:value="1548.7" calcext:value-type="float">
            <text:p>1548,7</text:p>
          </table:table-cell>
          <table:table-cell table:formula="of:=[.S233]-[.$B233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7" office:value-type="float" office:value="952.7" calcext:value-type="float">
            <text:p>952,70</text:p>
          </table:table-cell>
          <table:table-cell/>
          <table:table-cell table:style-name="Default" office:value-type="float" office:value="77.6" calcext:value-type="float">
            <text:p>77,6</text:p>
          </table:table-cell>
          <table:table-cell table:formula="of:=[.D234]-[.$B234]" office:value-type="float" office:value="-875.1" calcext:value-type="float">
            <text:p>-875,1</text:p>
          </table:table-cell>
          <table:table-cell/>
          <table:table-cell table:style-name="Default" office:value-type="float" office:value="77.6" calcext:value-type="float">
            <text:p>77,6</text:p>
          </table:table-cell>
          <table:table-cell table:formula="of:=[.G234]-[.$B234]" office:value-type="float" office:value="-875.1" calcext:value-type="float">
            <text:p>-875,1</text:p>
          </table:table-cell>
          <table:table-cell/>
          <table:table-cell table:style-name="Default" office:value-type="float" office:value="952.7" calcext:value-type="float">
            <text:p>952,7</text:p>
          </table:table-cell>
          <table:table-cell table:formula="of:=[.J234]-[.$B234]" office:value-type="float" office:value="0" calcext:value-type="float">
            <text:p>0,0</text:p>
          </table:table-cell>
          <table:table-cell/>
          <table:table-cell table:style-name="Default" office:value-type="float" office:value="952.7" calcext:value-type="float">
            <text:p>952,7</text:p>
          </table:table-cell>
          <table:table-cell table:formula="of:=[.M234]-[.$B234]" office:value-type="float" office:value="0" calcext:value-type="float">
            <text:p>0,0</text:p>
          </table:table-cell>
          <table:table-cell/>
          <table:table-cell table:style-name="Default" office:value-type="float" office:value="952.7" calcext:value-type="float">
            <text:p>952,7</text:p>
          </table:table-cell>
          <table:table-cell table:formula="of:=[.P234]-[.$B234]" office:value-type="float" office:value="0" calcext:value-type="float">
            <text:p>0,0</text:p>
          </table:table-cell>
          <table:table-cell/>
          <table:table-cell table:style-name="Default" office:value-type="float" office:value="952.7" calcext:value-type="float">
            <text:p>952,7</text:p>
          </table:table-cell>
          <table:table-cell table:formula="of:=[.S234]-[.$B234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7" office:value-type="float" office:value="1105.8" calcext:value-type="float">
            <text:p>1.105,80</text:p>
          </table:table-cell>
          <table:table-cell/>
          <table:table-cell table:style-name="Default" office:value-type="float" office:value="1105.8" calcext:value-type="float">
            <text:p>1105,8</text:p>
          </table:table-cell>
          <table:table-cell table:formula="of:=[.D235]-[.$B235]" office:value-type="float" office:value="0" calcext:value-type="float">
            <text:p>0,0</text:p>
          </table:table-cell>
          <table:table-cell/>
          <table:table-cell table:style-name="Default" office:value-type="float" office:value="1105.8" calcext:value-type="float">
            <text:p>1105,8</text:p>
          </table:table-cell>
          <table:table-cell table:formula="of:=[.G235]-[.$B235]" office:value-type="float" office:value="0" calcext:value-type="float">
            <text:p>0,0</text:p>
          </table:table-cell>
          <table:table-cell/>
          <table:table-cell table:style-name="Default" office:value-type="float" office:value="1105.8" calcext:value-type="float">
            <text:p>1105,8</text:p>
          </table:table-cell>
          <table:table-cell table:formula="of:=[.J235]-[.$B235]" office:value-type="float" office:value="0" calcext:value-type="float">
            <text:p>0,0</text:p>
          </table:table-cell>
          <table:table-cell/>
          <table:table-cell table:style-name="Default" office:value-type="float" office:value="1105.8" calcext:value-type="float">
            <text:p>1105,8</text:p>
          </table:table-cell>
          <table:table-cell table:formula="of:=[.M235]-[.$B235]" office:value-type="float" office:value="0" calcext:value-type="float">
            <text:p>0,0</text:p>
          </table:table-cell>
          <table:table-cell/>
          <table:table-cell table:style-name="Default" office:value-type="float" office:value="1105.8" calcext:value-type="float">
            <text:p>1105,8</text:p>
          </table:table-cell>
          <table:table-cell table:formula="of:=[.P235]-[.$B235]" office:value-type="float" office:value="0" calcext:value-type="float">
            <text:p>0,0</text:p>
          </table:table-cell>
          <table:table-cell/>
          <table:table-cell table:style-name="Default" office:value-type="float" office:value="1105.8" calcext:value-type="float">
            <text:p>1105,8</text:p>
          </table:table-cell>
          <table:table-cell table:formula="of:=[.S235]-[.$B235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7" office:value-type="float" office:value="987.6" calcext:value-type="float">
            <text:p>987,60</text:p>
          </table:table-cell>
          <table:table-cell/>
          <table:table-cell table:style-name="Default" office:value-type="float" office:value="987.6" calcext:value-type="float">
            <text:p>987,6</text:p>
          </table:table-cell>
          <table:table-cell table:formula="of:=[.D236]-[.$B236]" office:value-type="float" office:value="0" calcext:value-type="float">
            <text:p>0,0</text:p>
          </table:table-cell>
          <table:table-cell/>
          <table:table-cell table:style-name="Default" office:value-type="float" office:value="987.6" calcext:value-type="float">
            <text:p>987,6</text:p>
          </table:table-cell>
          <table:table-cell table:formula="of:=[.G236]-[.$B236]" office:value-type="float" office:value="0" calcext:value-type="float">
            <text:p>0,0</text:p>
          </table:table-cell>
          <table:table-cell/>
          <table:table-cell table:style-name="Default" office:value-type="float" office:value="987.6" calcext:value-type="float">
            <text:p>987,6</text:p>
          </table:table-cell>
          <table:table-cell table:formula="of:=[.J236]-[.$B236]" office:value-type="float" office:value="0" calcext:value-type="float">
            <text:p>0,0</text:p>
          </table:table-cell>
          <table:table-cell/>
          <table:table-cell table:style-name="Default" office:value-type="float" office:value="987.6" calcext:value-type="float">
            <text:p>987,6</text:p>
          </table:table-cell>
          <table:table-cell table:formula="of:=[.M236]-[.$B236]" office:value-type="float" office:value="0" calcext:value-type="float">
            <text:p>0,0</text:p>
          </table:table-cell>
          <table:table-cell/>
          <table:table-cell table:style-name="Default" office:value-type="float" office:value="987.6" calcext:value-type="float">
            <text:p>987,6</text:p>
          </table:table-cell>
          <table:table-cell table:formula="of:=[.P236]-[.$B236]" office:value-type="float" office:value="0" calcext:value-type="float">
            <text:p>0,0</text:p>
          </table:table-cell>
          <table:table-cell/>
          <table:table-cell table:style-name="Default" office:value-type="float" office:value="987.6" calcext:value-type="float">
            <text:p>987,6</text:p>
          </table:table-cell>
          <table:table-cell table:formula="of:=[.S236]-[.$B236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7" office:value-type="float" office:value="1760.4" calcext:value-type="float">
            <text:p>1.760,40</text:p>
          </table:table-cell>
          <table:table-cell/>
          <table:table-cell table:style-name="Default" office:value-type="float" office:value="2214.8" calcext:value-type="float">
            <text:p>2214,8</text:p>
          </table:table-cell>
          <table:table-cell table:formula="of:=[.D237]-[.$B237]" office:value-type="float" office:value="454.4" calcext:value-type="float">
            <text:p>454,4</text:p>
          </table:table-cell>
          <table:table-cell/>
          <table:table-cell table:style-name="Default" office:value-type="float" office:value="2447.2" calcext:value-type="float">
            <text:p>2447,2</text:p>
          </table:table-cell>
          <table:table-cell table:formula="of:=[.G237]-[.$B237]" office:value-type="float" office:value="686.8" calcext:value-type="float">
            <text:p>686,8</text:p>
          </table:table-cell>
          <table:table-cell/>
          <table:table-cell table:style-name="Default" office:value-type="float" office:value="2215.1" calcext:value-type="float">
            <text:p>2215,1</text:p>
          </table:table-cell>
          <table:table-cell table:formula="of:=[.J237]-[.$B237]" office:value-type="float" office:value="454.7" calcext:value-type="float">
            <text:p>454,7</text:p>
          </table:table-cell>
          <table:table-cell/>
          <table:table-cell table:style-name="Default" office:value-type="float" office:value="2215.1" calcext:value-type="float">
            <text:p>2215,1</text:p>
          </table:table-cell>
          <table:table-cell table:formula="of:=[.M237]-[.$B237]" office:value-type="float" office:value="454.7" calcext:value-type="float">
            <text:p>454,7</text:p>
          </table:table-cell>
          <table:table-cell/>
          <table:table-cell table:style-name="Default" office:value-type="float" office:value="1760.4" calcext:value-type="float">
            <text:p>1760,4</text:p>
          </table:table-cell>
          <table:table-cell table:formula="of:=[.P237]-[.$B237]" office:value-type="float" office:value="0" calcext:value-type="float">
            <text:p>0,0</text:p>
          </table:table-cell>
          <table:table-cell/>
          <table:table-cell table:style-name="Default" office:value-type="float" office:value="1760.4" calcext:value-type="float">
            <text:p>1760,4</text:p>
          </table:table-cell>
          <table:table-cell table:formula="of:=[.S237]-[.$B237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7" office:value-type="float" office:value="1787.7" calcext:value-type="float">
            <text:p>1.787,70</text:p>
          </table:table-cell>
          <table:table-cell/>
          <table:table-cell table:style-name="Default" office:value-type="float" office:value="1888" calcext:value-type="float">
            <text:p>1888</text:p>
          </table:table-cell>
          <table:table-cell table:formula="of:=[.D238]-[.$B238]" office:value-type="float" office:value="100.3" calcext:value-type="float">
            <text:p>100,3</text:p>
          </table:table-cell>
          <table:table-cell/>
          <table:table-cell table:style-name="Default" office:value-type="float" office:value="1890.7" calcext:value-type="float">
            <text:p>1890,7</text:p>
          </table:table-cell>
          <table:table-cell table:formula="of:=[.G238]-[.$B238]" office:value-type="float" office:value="103" calcext:value-type="float">
            <text:p>103,0</text:p>
          </table:table-cell>
          <table:table-cell/>
          <table:table-cell table:style-name="Default" office:value-type="float" office:value="1888" calcext:value-type="float">
            <text:p>1888</text:p>
          </table:table-cell>
          <table:table-cell table:formula="of:=[.J238]-[.$B238]" office:value-type="float" office:value="100.3" calcext:value-type="float">
            <text:p>100,3</text:p>
          </table:table-cell>
          <table:table-cell/>
          <table:table-cell table:style-name="Default" office:value-type="float" office:value="1888" calcext:value-type="float">
            <text:p>1888</text:p>
          </table:table-cell>
          <table:table-cell table:formula="of:=[.M238]-[.$B238]" office:value-type="float" office:value="100.3" calcext:value-type="float">
            <text:p>100,3</text:p>
          </table:table-cell>
          <table:table-cell/>
          <table:table-cell table:style-name="Default" office:value-type="float" office:value="1888" calcext:value-type="float">
            <text:p>1888</text:p>
          </table:table-cell>
          <table:table-cell table:formula="of:=[.P238]-[.$B238]" office:value-type="float" office:value="100.3" calcext:value-type="float">
            <text:p>100,3</text:p>
          </table:table-cell>
          <table:table-cell/>
          <table:table-cell table:style-name="Default" office:value-type="float" office:value="1787.7" calcext:value-type="float">
            <text:p>1787,7</text:p>
          </table:table-cell>
          <table:table-cell table:formula="of:=[.S238]-[.$B238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7" office:value-type="float" office:value="1428.2" calcext:value-type="float">
            <text:p>1.428,20</text:p>
          </table:table-cell>
          <table:table-cell/>
          <table:table-cell table:style-name="Default" office:value-type="float" office:value="1444.6" calcext:value-type="float">
            <text:p>1444,6</text:p>
          </table:table-cell>
          <table:table-cell table:formula="of:=[.D239]-[.$B239]" office:value-type="float" office:value="16.3999999999999" calcext:value-type="float">
            <text:p>16,4</text:p>
          </table:table-cell>
          <table:table-cell/>
          <table:table-cell table:style-name="Default" office:value-type="float" office:value="1444.6" calcext:value-type="float">
            <text:p>1444,6</text:p>
          </table:table-cell>
          <table:table-cell table:formula="of:=[.G239]-[.$B239]" office:value-type="float" office:value="16.3999999999999" calcext:value-type="float">
            <text:p>16,4</text:p>
          </table:table-cell>
          <table:table-cell/>
          <table:table-cell table:style-name="Default" office:value-type="float" office:value="1435.8" calcext:value-type="float">
            <text:p>1435,8</text:p>
          </table:table-cell>
          <table:table-cell table:formula="of:=[.J239]-[.$B239]" office:value-type="float" office:value="7.59999999999991" calcext:value-type="float">
            <text:p>7,6</text:p>
          </table:table-cell>
          <table:table-cell/>
          <table:table-cell table:style-name="Default" office:value-type="float" office:value="1435.8" calcext:value-type="float">
            <text:p>1435,8</text:p>
          </table:table-cell>
          <table:table-cell table:formula="of:=[.M239]-[.$B239]" office:value-type="float" office:value="7.59999999999991" calcext:value-type="float">
            <text:p>7,6</text:p>
          </table:table-cell>
          <table:table-cell/>
          <table:table-cell table:style-name="Default" office:value-type="float" office:value="1433.5" calcext:value-type="float">
            <text:p>1433,5</text:p>
          </table:table-cell>
          <table:table-cell table:formula="of:=[.P239]-[.$B239]" office:value-type="float" office:value="5.29999999999995" calcext:value-type="float">
            <text:p>5,3</text:p>
          </table:table-cell>
          <table:table-cell/>
          <table:table-cell table:style-name="Default" office:value-type="float" office:value="1428.2" calcext:value-type="float">
            <text:p>1428,2</text:p>
          </table:table-cell>
          <table:table-cell table:formula="of:=[.S239]-[.$B239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7" office:value-type="float" office:value="3191.9" calcext:value-type="float">
            <text:p>3.191,90</text:p>
          </table:table-cell>
          <table:table-cell/>
          <table:table-cell table:style-name="Default" office:value-type="float" office:value="3200.7" calcext:value-type="float">
            <text:p>3200,7</text:p>
          </table:table-cell>
          <table:table-cell table:formula="of:=[.D240]-[.$B240]" office:value-type="float" office:value="8.79999999999973" calcext:value-type="float">
            <text:p>8,8</text:p>
          </table:table-cell>
          <table:table-cell/>
          <table:table-cell table:style-name="Default" office:value-type="float" office:value="3200.7" calcext:value-type="float">
            <text:p>3200,7</text:p>
          </table:table-cell>
          <table:table-cell table:formula="of:=[.G240]-[.$B240]" office:value-type="float" office:value="8.79999999999973" calcext:value-type="float">
            <text:p>8,8</text:p>
          </table:table-cell>
          <table:table-cell/>
          <table:table-cell table:style-name="Default" office:value-type="float" office:value="3191.9" calcext:value-type="float">
            <text:p>3191,9</text:p>
          </table:table-cell>
          <table:table-cell table:formula="of:=[.J240]-[.$B240]" office:value-type="float" office:value="0" calcext:value-type="float">
            <text:p>0,0</text:p>
          </table:table-cell>
          <table:table-cell/>
          <table:table-cell table:style-name="Default" office:value-type="float" office:value="3191.9" calcext:value-type="float">
            <text:p>3191,9</text:p>
          </table:table-cell>
          <table:table-cell table:formula="of:=[.M240]-[.$B240]" office:value-type="float" office:value="0" calcext:value-type="float">
            <text:p>0,0</text:p>
          </table:table-cell>
          <table:table-cell/>
          <table:table-cell table:style-name="Default" office:value-type="float" office:value="3191.9" calcext:value-type="float">
            <text:p>3191,9</text:p>
          </table:table-cell>
          <table:table-cell table:formula="of:=[.P240]-[.$B240]" office:value-type="float" office:value="0" calcext:value-type="float">
            <text:p>0,0</text:p>
          </table:table-cell>
          <table:table-cell/>
          <table:table-cell table:style-name="Default" office:value-type="float" office:value="3191.9" calcext:value-type="float">
            <text:p>3191,9</text:p>
          </table:table-cell>
          <table:table-cell table:formula="of:=[.S240]-[.$B240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7" office:value-type="float" office:value="1413.1" calcext:value-type="float">
            <text:p>1.413,10</text:p>
          </table:table-cell>
          <table:table-cell/>
          <table:table-cell table:style-name="Default" office:value-type="float" office:value="1413.2" calcext:value-type="float">
            <text:p>1413,2</text:p>
          </table:table-cell>
          <table:table-cell table:formula="of:=[.D241]-[.$B241]" office:value-type="float" office:value="0.100000000000136" calcext:value-type="float">
            <text:p>0,1</text:p>
          </table:table-cell>
          <table:table-cell/>
          <table:table-cell table:style-name="Default" office:value-type="float" office:value="1413.2" calcext:value-type="float">
            <text:p>1413,2</text:p>
          </table:table-cell>
          <table:table-cell table:formula="of:=[.G241]-[.$B241]" office:value-type="float" office:value="0.100000000000136" calcext:value-type="float">
            <text:p>0,1</text:p>
          </table:table-cell>
          <table:table-cell/>
          <table:table-cell table:style-name="Default" office:value-type="float" office:value="2024.8" calcext:value-type="float">
            <text:p>2024,8</text:p>
          </table:table-cell>
          <table:table-cell table:formula="of:=[.J241]-[.$B241]" office:value-type="float" office:value="611.7" calcext:value-type="float">
            <text:p>611,7</text:p>
          </table:table-cell>
          <table:table-cell/>
          <table:table-cell table:style-name="Default" office:value-type="float" office:value="2024.8" calcext:value-type="float">
            <text:p>2024,8</text:p>
          </table:table-cell>
          <table:table-cell table:formula="of:=[.M241]-[.$B241]" office:value-type="float" office:value="611.7" calcext:value-type="float">
            <text:p>611,7</text:p>
          </table:table-cell>
          <table:table-cell/>
          <table:table-cell table:style-name="Default" office:value-type="float" office:value="2024.8" calcext:value-type="float">
            <text:p>2024,8</text:p>
          </table:table-cell>
          <table:table-cell table:formula="of:=[.P241]-[.$B241]" office:value-type="float" office:value="611.7" calcext:value-type="float">
            <text:p>611,7</text:p>
          </table:table-cell>
          <table:table-cell/>
          <table:table-cell table:style-name="Default" office:value-type="float" office:value="2024.8" calcext:value-type="float">
            <text:p>2024,8</text:p>
          </table:table-cell>
          <table:table-cell table:formula="of:=[.S241]-[.$B241]" office:value-type="float" office:value="611.7" calcext:value-type="float">
            <text:p>611,7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7" office:value-type="float" office:value="1421.5" calcext:value-type="float">
            <text:p>1.421,50</text:p>
          </table:table-cell>
          <table:table-cell/>
          <table:table-cell table:style-name="Default" office:value-type="float" office:value="1421.5" calcext:value-type="float">
            <text:p>1421,5</text:p>
          </table:table-cell>
          <table:table-cell table:formula="of:=[.D242]-[.$B242]" office:value-type="float" office:value="0" calcext:value-type="float">
            <text:p>0,0</text:p>
          </table:table-cell>
          <table:table-cell/>
          <table:table-cell table:style-name="Default" office:value-type="float" office:value="1421.5" calcext:value-type="float">
            <text:p>1421,5</text:p>
          </table:table-cell>
          <table:table-cell table:formula="of:=[.G242]-[.$B242]" office:value-type="float" office:value="0" calcext:value-type="float">
            <text:p>0,0</text:p>
          </table:table-cell>
          <table:table-cell/>
          <table:table-cell table:style-name="Default" office:value-type="float" office:value="1421.5" calcext:value-type="float">
            <text:p>1421,5</text:p>
          </table:table-cell>
          <table:table-cell table:formula="of:=[.J242]-[.$B242]" office:value-type="float" office:value="0" calcext:value-type="float">
            <text:p>0,0</text:p>
          </table:table-cell>
          <table:table-cell/>
          <table:table-cell table:style-name="Default" office:value-type="float" office:value="1421.5" calcext:value-type="float">
            <text:p>1421,5</text:p>
          </table:table-cell>
          <table:table-cell table:formula="of:=[.M242]-[.$B242]" office:value-type="float" office:value="0" calcext:value-type="float">
            <text:p>0,0</text:p>
          </table:table-cell>
          <table:table-cell/>
          <table:table-cell table:style-name="Default" office:value-type="float" office:value="1421.5" calcext:value-type="float">
            <text:p>1421,5</text:p>
          </table:table-cell>
          <table:table-cell table:formula="of:=[.P242]-[.$B242]" office:value-type="float" office:value="0" calcext:value-type="float">
            <text:p>0,0</text:p>
          </table:table-cell>
          <table:table-cell/>
          <table:table-cell table:style-name="Default" office:value-type="float" office:value="1421.5" calcext:value-type="float">
            <text:p>1421,5</text:p>
          </table:table-cell>
          <table:table-cell table:formula="of:=[.S242]-[.$B242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7" office:value-type="float" office:value="1622.4" calcext:value-type="float">
            <text:p>1.622,40</text:p>
          </table:table-cell>
          <table:table-cell/>
          <table:table-cell table:style-name="Default" office:value-type="float" office:value="1646.8" calcext:value-type="float">
            <text:p>1646,8</text:p>
          </table:table-cell>
          <table:table-cell table:formula="of:=[.D243]-[.$B243]" office:value-type="float" office:value="24.3999999999999" calcext:value-type="float">
            <text:p>24,4</text:p>
          </table:table-cell>
          <table:table-cell/>
          <table:table-cell table:style-name="Default" office:value-type="float" office:value="1646.8" calcext:value-type="float">
            <text:p>1646,8</text:p>
          </table:table-cell>
          <table:table-cell table:formula="of:=[.G243]-[.$B243]" office:value-type="float" office:value="24.3999999999999" calcext:value-type="float">
            <text:p>24,4</text:p>
          </table:table-cell>
          <table:table-cell/>
          <table:table-cell table:style-name="Default" office:value-type="float" office:value="1646.8" calcext:value-type="float">
            <text:p>1646,8</text:p>
          </table:table-cell>
          <table:table-cell table:formula="of:=[.J243]-[.$B243]" office:value-type="float" office:value="24.3999999999999" calcext:value-type="float">
            <text:p>24,4</text:p>
          </table:table-cell>
          <table:table-cell/>
          <table:table-cell table:style-name="Default" office:value-type="float" office:value="1636.4" calcext:value-type="float">
            <text:p>1636,4</text:p>
          </table:table-cell>
          <table:table-cell table:formula="of:=[.M243]-[.$B243]" office:value-type="float" office:value="14" calcext:value-type="float">
            <text:p>14,0</text:p>
          </table:table-cell>
          <table:table-cell/>
          <table:table-cell table:style-name="Default" office:value-type="float" office:value="1622.4" calcext:value-type="float">
            <text:p>1622,4</text:p>
          </table:table-cell>
          <table:table-cell table:formula="of:=[.P243]-[.$B243]" office:value-type="float" office:value="0" calcext:value-type="float">
            <text:p>0,0</text:p>
          </table:table-cell>
          <table:table-cell/>
          <table:table-cell table:style-name="Default" office:value-type="float" office:value="1622.4" calcext:value-type="float">
            <text:p>1622,4</text:p>
          </table:table-cell>
          <table:table-cell table:formula="of:=[.S243]-[.$B243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7" office:value-type="float" office:value="907.3" calcext:value-type="float">
            <text:p>907,30</text:p>
          </table:table-cell>
          <table:table-cell/>
          <table:table-cell table:style-name="Default" office:value-type="float" office:value="907.3" calcext:value-type="float">
            <text:p>907,3</text:p>
          </table:table-cell>
          <table:table-cell table:formula="of:=[.D244]-[.$B244]" office:value-type="float" office:value="0" calcext:value-type="float">
            <text:p>0,0</text:p>
          </table:table-cell>
          <table:table-cell/>
          <table:table-cell table:style-name="Default" office:value-type="float" office:value="907.3" calcext:value-type="float">
            <text:p>907,3</text:p>
          </table:table-cell>
          <table:table-cell table:formula="of:=[.G244]-[.$B244]" office:value-type="float" office:value="0" calcext:value-type="float">
            <text:p>0,0</text:p>
          </table:table-cell>
          <table:table-cell/>
          <table:table-cell table:style-name="Default" office:value-type="float" office:value="907.3" calcext:value-type="float">
            <text:p>907,3</text:p>
          </table:table-cell>
          <table:table-cell table:formula="of:=[.J244]-[.$B244]" office:value-type="float" office:value="0" calcext:value-type="float">
            <text:p>0,0</text:p>
          </table:table-cell>
          <table:table-cell/>
          <table:table-cell table:style-name="Default" office:value-type="float" office:value="907.3" calcext:value-type="float">
            <text:p>907,3</text:p>
          </table:table-cell>
          <table:table-cell table:formula="of:=[.M244]-[.$B244]" office:value-type="float" office:value="0" calcext:value-type="float">
            <text:p>0,0</text:p>
          </table:table-cell>
          <table:table-cell/>
          <table:table-cell table:style-name="Default" office:value-type="float" office:value="907.3" calcext:value-type="float">
            <text:p>907,3</text:p>
          </table:table-cell>
          <table:table-cell table:formula="of:=[.P244]-[.$B244]" office:value-type="float" office:value="0" calcext:value-type="float">
            <text:p>0,0</text:p>
          </table:table-cell>
          <table:table-cell/>
          <table:table-cell table:style-name="Default" office:value-type="float" office:value="907.3" calcext:value-type="float">
            <text:p>907,3</text:p>
          </table:table-cell>
          <table:table-cell table:formula="of:=[.S244]-[.$B244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7" office:value-type="float" office:value="1611.1" calcext:value-type="float">
            <text:p>1.611,10</text:p>
          </table:table-cell>
          <table:table-cell/>
          <table:table-cell table:style-name="Default" office:value-type="float" office:value="1517.2" calcext:value-type="float">
            <text:p>1517,2</text:p>
          </table:table-cell>
          <table:table-cell table:formula="of:=[.D245]-[.$B245]" office:value-type="float" office:value="-93.8999999999999" calcext:value-type="float">
            <text:p>-93,9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formula="of:=[.G245]-[.$B245]" office:value-type="float" office:value="-1611.1" calcext:value-type="float">
            <text:p>-1611,1</text:p>
          </table:table-cell>
          <table:table-cell/>
          <table:table-cell table:style-name="Default" office:value-type="float" office:value="1631.3" calcext:value-type="float">
            <text:p>1631,3</text:p>
          </table:table-cell>
          <table:table-cell table:formula="of:=[.J245]-[.$B245]" office:value-type="float" office:value="20.2" calcext:value-type="float">
            <text:p>20,2</text:p>
          </table:table-cell>
          <table:table-cell/>
          <table:table-cell table:style-name="Default" office:value-type="float" office:value="1631.3" calcext:value-type="float">
            <text:p>1631,3</text:p>
          </table:table-cell>
          <table:table-cell table:formula="of:=[.M245]-[.$B245]" office:value-type="float" office:value="20.2" calcext:value-type="float">
            <text:p>20,2</text:p>
          </table:table-cell>
          <table:table-cell/>
          <table:table-cell table:style-name="Default" office:value-type="float" office:value="1638.5" calcext:value-type="float">
            <text:p>1638,5</text:p>
          </table:table-cell>
          <table:table-cell table:formula="of:=[.P245]-[.$B245]" office:value-type="float" office:value="27.4000000000001" calcext:value-type="float">
            <text:p>27,4</text:p>
          </table:table-cell>
          <table:table-cell/>
          <table:table-cell table:style-name="Default" office:value-type="float" office:value="1638.5" calcext:value-type="float">
            <text:p>1638,5</text:p>
          </table:table-cell>
          <table:table-cell table:formula="of:=[.S245]-[.$B245]" office:value-type="float" office:value="27.4000000000001" calcext:value-type="float">
            <text:p>27,4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7" office:value-type="float" office:value="2011.5" calcext:value-type="float">
            <text:p>2.011,50</text:p>
          </table:table-cell>
          <table:table-cell/>
          <table:table-cell table:style-name="Default" office:value-type="float" office:value="1289.8" calcext:value-type="float">
            <text:p>1289,8</text:p>
          </table:table-cell>
          <table:table-cell table:formula="of:=[.D246]-[.$B246]" office:value-type="float" office:value="-721.7" calcext:value-type="float">
            <text:p>-721,7</text:p>
          </table:table-cell>
          <table:table-cell/>
          <table:table-cell table:style-name="Default" office:value-type="float" office:value="1289.9" calcext:value-type="float">
            <text:p>1289,9</text:p>
          </table:table-cell>
          <table:table-cell table:formula="of:=[.G246]-[.$B246]" office:value-type="float" office:value="-721.6" calcext:value-type="float">
            <text:p>-721,6</text:p>
          </table:table-cell>
          <table:table-cell/>
          <table:table-cell table:style-name="Default" office:value-type="float" office:value="1281.4" calcext:value-type="float">
            <text:p>1281,4</text:p>
          </table:table-cell>
          <table:table-cell table:formula="of:=[.J246]-[.$B246]" office:value-type="float" office:value="-730.1" calcext:value-type="float">
            <text:p>-730,1</text:p>
          </table:table-cell>
          <table:table-cell/>
          <table:table-cell table:style-name="Default" office:value-type="float" office:value="1281.4" calcext:value-type="float">
            <text:p>1281,4</text:p>
          </table:table-cell>
          <table:table-cell table:formula="of:=[.M246]-[.$B246]" office:value-type="float" office:value="-730.1" calcext:value-type="float">
            <text:p>-730,1</text:p>
          </table:table-cell>
          <table:table-cell/>
          <table:table-cell table:style-name="Default" office:value-type="float" office:value="2011.5" calcext:value-type="float">
            <text:p>2011,5</text:p>
          </table:table-cell>
          <table:table-cell table:formula="of:=[.P246]-[.$B246]" office:value-type="float" office:value="0" calcext:value-type="float">
            <text:p>0,0</text:p>
          </table:table-cell>
          <table:table-cell/>
          <table:table-cell table:style-name="Default" office:value-type="float" office:value="2011.5" calcext:value-type="float">
            <text:p>2011,5</text:p>
          </table:table-cell>
          <table:table-cell table:formula="of:=[.S246]-[.$B246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7" office:value-type="float" office:value="690.4" calcext:value-type="float">
            <text:p>690,40</text:p>
          </table:table-cell>
          <table:table-cell/>
          <table:table-cell table:style-name="Default" office:value-type="float" office:value="699.8" calcext:value-type="float">
            <text:p>699,8</text:p>
          </table:table-cell>
          <table:table-cell table:formula="of:=[.D247]-[.$B247]" office:value-type="float" office:value="9.39999999999998" calcext:value-type="float">
            <text:p>9,4</text:p>
          </table:table-cell>
          <table:table-cell/>
          <table:table-cell table:style-name="Default" office:value-type="float" office:value="699.8" calcext:value-type="float">
            <text:p>699,8</text:p>
          </table:table-cell>
          <table:table-cell table:formula="of:=[.G247]-[.$B247]" office:value-type="float" office:value="9.39999999999998" calcext:value-type="float">
            <text:p>9,4</text:p>
          </table:table-cell>
          <table:table-cell/>
          <table:table-cell table:style-name="Default" office:value-type="float" office:value="699.8" calcext:value-type="float">
            <text:p>699,8</text:p>
          </table:table-cell>
          <table:table-cell table:formula="of:=[.J247]-[.$B247]" office:value-type="float" office:value="9.39999999999998" calcext:value-type="float">
            <text:p>9,4</text:p>
          </table:table-cell>
          <table:table-cell/>
          <table:table-cell table:style-name="Default" office:value-type="float" office:value="699.8" calcext:value-type="float">
            <text:p>699,8</text:p>
          </table:table-cell>
          <table:table-cell table:formula="of:=[.M247]-[.$B247]" office:value-type="float" office:value="9.39999999999998" calcext:value-type="float">
            <text:p>9,4</text:p>
          </table:table-cell>
          <table:table-cell/>
          <table:table-cell table:style-name="Default" office:value-type="float" office:value="699.8" calcext:value-type="float">
            <text:p>699,8</text:p>
          </table:table-cell>
          <table:table-cell table:formula="of:=[.P247]-[.$B247]" office:value-type="float" office:value="9.39999999999998" calcext:value-type="float">
            <text:p>9,4</text:p>
          </table:table-cell>
          <table:table-cell/>
          <table:table-cell table:style-name="Default" office:value-type="float" office:value="691.5" calcext:value-type="float">
            <text:p>691,5</text:p>
          </table:table-cell>
          <table:table-cell table:formula="of:=[.S247]-[.$B247]" office:value-type="float" office:value="1.10000000000002" calcext:value-type="float">
            <text:p>1,1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7" office:value-type="float" office:value="2176" calcext:value-type="float">
            <text:p>2.176,00</text:p>
          </table:table-cell>
          <table:table-cell/>
          <table:table-cell table:style-name="Default" office:value-type="float" office:value="2226.1" calcext:value-type="float">
            <text:p>2226,1</text:p>
          </table:table-cell>
          <table:table-cell table:formula="of:=[.D248]-[.$B248]" office:value-type="float" office:value="50.0999999999999" calcext:value-type="float">
            <text:p>50,1</text:p>
          </table:table-cell>
          <table:table-cell/>
          <table:table-cell table:style-name="Default" office:value-type="float" office:value="2226.1" calcext:value-type="float">
            <text:p>2226,1</text:p>
          </table:table-cell>
          <table:table-cell table:formula="of:=[.G248]-[.$B248]" office:value-type="float" office:value="50.0999999999999" calcext:value-type="float">
            <text:p>50,1</text:p>
          </table:table-cell>
          <table:table-cell/>
          <table:table-cell table:style-name="Default" office:value-type="float" office:value="287" calcext:value-type="float">
            <text:p>287</text:p>
          </table:table-cell>
          <table:table-cell table:formula="of:=[.J248]-[.$B248]" office:value-type="float" office:value="-1889" calcext:value-type="float">
            <text:p>-1889,0</text:p>
          </table:table-cell>
          <table:table-cell/>
          <table:table-cell table:style-name="Default" office:value-type="float" office:value="287" calcext:value-type="float">
            <text:p>287</text:p>
          </table:table-cell>
          <table:table-cell table:formula="of:=[.M248]-[.$B248]" office:value-type="float" office:value="-1889" calcext:value-type="float">
            <text:p>-1889,0</text:p>
          </table:table-cell>
          <table:table-cell/>
          <table:table-cell table:style-name="Default" office:value-type="float" office:value="2175.6" calcext:value-type="float">
            <text:p>2175,6</text:p>
          </table:table-cell>
          <table:table-cell table:formula="of:=[.P248]-[.$B248]" office:value-type="float" office:value="-0.400000000000091" calcext:value-type="float">
            <text:p>-0,4</text:p>
          </table:table-cell>
          <table:table-cell/>
          <table:table-cell table:style-name="Default" office:value-type="float" office:value="2175.6" calcext:value-type="float">
            <text:p>2175,6</text:p>
          </table:table-cell>
          <table:table-cell table:formula="of:=[.S248]-[.$B248]" office:value-type="float" office:value="-0.400000000000091" calcext:value-type="float">
            <text:p>-0,4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7" office:value-type="float" office:value="1628.5" calcext:value-type="float">
            <text:p>1.628,50</text:p>
          </table:table-cell>
          <table:table-cell/>
          <table:table-cell table:style-name="Default" office:value-type="float" office:value="1831.9" calcext:value-type="float">
            <text:p>1831,9</text:p>
          </table:table-cell>
          <table:table-cell table:formula="of:=[.D249]-[.$B249]" office:value-type="float" office:value="203.4" calcext:value-type="float">
            <text:p>203,4</text:p>
          </table:table-cell>
          <table:table-cell/>
          <table:table-cell table:style-name="Default" office:value-type="float" office:value="1831.9" calcext:value-type="float">
            <text:p>1831,9</text:p>
          </table:table-cell>
          <table:table-cell table:formula="of:=[.G249]-[.$B249]" office:value-type="float" office:value="203.4" calcext:value-type="float">
            <text:p>203,4</text:p>
          </table:table-cell>
          <table:table-cell/>
          <table:table-cell table:style-name="Default" office:value-type="float" office:value="1665.3" calcext:value-type="float">
            <text:p>1665,3</text:p>
          </table:table-cell>
          <table:table-cell table:formula="of:=[.J249]-[.$B249]" office:value-type="float" office:value="36.8" calcext:value-type="float">
            <text:p>36,8</text:p>
          </table:table-cell>
          <table:table-cell/>
          <table:table-cell table:style-name="Default" office:value-type="float" office:value="1665.3" calcext:value-type="float">
            <text:p>1665,3</text:p>
          </table:table-cell>
          <table:table-cell table:formula="of:=[.M249]-[.$B249]" office:value-type="float" office:value="36.8" calcext:value-type="float">
            <text:p>36,8</text:p>
          </table:table-cell>
          <table:table-cell/>
          <table:table-cell table:style-name="Default" office:value-type="float" office:value="1720.8" calcext:value-type="float">
            <text:p>1720,8</text:p>
          </table:table-cell>
          <table:table-cell table:formula="of:=[.P249]-[.$B249]" office:value-type="float" office:value="92.3" calcext:value-type="float">
            <text:p>92,3</text:p>
          </table:table-cell>
          <table:table-cell/>
          <table:table-cell table:style-name="Default" office:value-type="float" office:value="1712.3" calcext:value-type="float">
            <text:p>1712,3</text:p>
          </table:table-cell>
          <table:table-cell table:formula="of:=[.S249]-[.$B249]" office:value-type="float" office:value="83.8" calcext:value-type="float">
            <text:p>83,8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7" office:value-type="float" office:value="847.1" calcext:value-type="float">
            <text:p>847,10</text:p>
          </table:table-cell>
          <table:table-cell/>
          <table:table-cell table:style-name="Default" office:value-type="float" office:value="874.5" calcext:value-type="float">
            <text:p>874,5</text:p>
          </table:table-cell>
          <table:table-cell table:formula="of:=[.D250]-[.$B250]" office:value-type="float" office:value="27.4" calcext:value-type="float">
            <text:p>27,4</text:p>
          </table:table-cell>
          <table:table-cell/>
          <table:table-cell table:style-name="Default" office:value-type="float" office:value="874.5" calcext:value-type="float">
            <text:p>874,5</text:p>
          </table:table-cell>
          <table:table-cell table:formula="of:=[.G250]-[.$B250]" office:value-type="float" office:value="27.4" calcext:value-type="float">
            <text:p>27,4</text:p>
          </table:table-cell>
          <table:table-cell/>
          <table:table-cell table:style-name="Default" office:value-type="float" office:value="874.5" calcext:value-type="float">
            <text:p>874,5</text:p>
          </table:table-cell>
          <table:table-cell table:formula="of:=[.J250]-[.$B250]" office:value-type="float" office:value="27.4" calcext:value-type="float">
            <text:p>27,4</text:p>
          </table:table-cell>
          <table:table-cell/>
          <table:table-cell table:style-name="Default" office:value-type="float" office:value="874.5" calcext:value-type="float">
            <text:p>874,5</text:p>
          </table:table-cell>
          <table:table-cell table:formula="of:=[.M250]-[.$B250]" office:value-type="float" office:value="27.4" calcext:value-type="float">
            <text:p>27,4</text:p>
          </table:table-cell>
          <table:table-cell/>
          <table:table-cell table:style-name="Default" office:value-type="float" office:value="874.5" calcext:value-type="float">
            <text:p>874,5</text:p>
          </table:table-cell>
          <table:table-cell table:formula="of:=[.P250]-[.$B250]" office:value-type="float" office:value="27.4" calcext:value-type="float">
            <text:p>27,4</text:p>
          </table:table-cell>
          <table:table-cell/>
          <table:table-cell table:style-name="Default" office:value-type="float" office:value="874.5" calcext:value-type="float">
            <text:p>874,5</text:p>
          </table:table-cell>
          <table:table-cell table:formula="of:=[.S250]-[.$B250]" office:value-type="float" office:value="27.4" calcext:value-type="float">
            <text:p>27,4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7" office:value-type="float" office:value="1435.8" calcext:value-type="float">
            <text:p>1.435,80</text:p>
          </table:table-cell>
          <table:table-cell/>
          <table:table-cell table:style-name="Default" office:value-type="float" office:value="1433.7" calcext:value-type="float">
            <text:p>1433,7</text:p>
          </table:table-cell>
          <table:table-cell table:formula="of:=[.D251]-[.$B251]" office:value-type="float" office:value="-2.09999999999991" calcext:value-type="float">
            <text:p>-2,1</text:p>
          </table:table-cell>
          <table:table-cell/>
          <table:table-cell table:style-name="Default" office:value-type="float" office:value="1435.8" calcext:value-type="float">
            <text:p>1435,8</text:p>
          </table:table-cell>
          <table:table-cell table:formula="of:=[.G251]-[.$B251]" office:value-type="float" office:value="0" calcext:value-type="float">
            <text:p>0,0</text:p>
          </table:table-cell>
          <table:table-cell/>
          <table:table-cell table:style-name="Default" office:value-type="float" office:value="1435.8" calcext:value-type="float">
            <text:p>1435,8</text:p>
          </table:table-cell>
          <table:table-cell table:formula="of:=[.J251]-[.$B251]" office:value-type="float" office:value="0" calcext:value-type="float">
            <text:p>0,0</text:p>
          </table:table-cell>
          <table:table-cell/>
          <table:table-cell table:style-name="Default" office:value-type="float" office:value="1435.8" calcext:value-type="float">
            <text:p>1435,8</text:p>
          </table:table-cell>
          <table:table-cell table:formula="of:=[.M251]-[.$B251]" office:value-type="float" office:value="0" calcext:value-type="float">
            <text:p>0,0</text:p>
          </table:table-cell>
          <table:table-cell/>
          <table:table-cell table:style-name="Default" office:value-type="float" office:value="1435.8" calcext:value-type="float">
            <text:p>1435,8</text:p>
          </table:table-cell>
          <table:table-cell table:formula="of:=[.P251]-[.$B251]" office:value-type="float" office:value="0" calcext:value-type="float">
            <text:p>0,0</text:p>
          </table:table-cell>
          <table:table-cell/>
          <table:table-cell table:style-name="Default" office:value-type="float" office:value="1435.8" calcext:value-type="float">
            <text:p>1435,8</text:p>
          </table:table-cell>
          <table:table-cell table:formula="of:=[.S251]-[.$B251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7" office:value-type="float" office:value="1262.8" calcext:value-type="float">
            <text:p>1.262,80</text:p>
          </table:table-cell>
          <table:table-cell/>
          <table:table-cell table:style-name="Default" office:value-type="float" office:value="1293.8" calcext:value-type="float">
            <text:p>1293,8</text:p>
          </table:table-cell>
          <table:table-cell table:formula="of:=[.D252]-[.$B252]" office:value-type="float" office:value="31" calcext:value-type="float">
            <text:p>31,0</text:p>
          </table:table-cell>
          <table:table-cell/>
          <table:table-cell table:style-name="Default" office:value-type="float" office:value="1265.5" calcext:value-type="float">
            <text:p>1265,5</text:p>
          </table:table-cell>
          <table:table-cell table:formula="of:=[.G252]-[.$B252]" office:value-type="float" office:value="2.70000000000005" calcext:value-type="float">
            <text:p>2,7</text:p>
          </table:table-cell>
          <table:table-cell/>
          <table:table-cell table:style-name="Default" office:value-type="float" office:value="1265.5" calcext:value-type="float">
            <text:p>1265,5</text:p>
          </table:table-cell>
          <table:table-cell table:formula="of:=[.J252]-[.$B252]" office:value-type="float" office:value="2.70000000000005" calcext:value-type="float">
            <text:p>2,7</text:p>
          </table:table-cell>
          <table:table-cell/>
          <table:table-cell table:style-name="Default" office:value-type="float" office:value="1265.5" calcext:value-type="float">
            <text:p>1265,5</text:p>
          </table:table-cell>
          <table:table-cell table:formula="of:=[.M252]-[.$B252]" office:value-type="float" office:value="2.70000000000005" calcext:value-type="float">
            <text:p>2,7</text:p>
          </table:table-cell>
          <table:table-cell/>
          <table:table-cell table:style-name="Default" office:value-type="float" office:value="1265.5" calcext:value-type="float">
            <text:p>1265,5</text:p>
          </table:table-cell>
          <table:table-cell table:formula="of:=[.P252]-[.$B252]" office:value-type="float" office:value="2.70000000000005" calcext:value-type="float">
            <text:p>2,7</text:p>
          </table:table-cell>
          <table:table-cell/>
          <table:table-cell table:style-name="Default" office:value-type="float" office:value="1262.8" calcext:value-type="float">
            <text:p>1262,8</text:p>
          </table:table-cell>
          <table:table-cell table:formula="of:=[.S252]-[.$B252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7" office:value-type="float" office:value="1589.3" calcext:value-type="float">
            <text:p>1.589,30</text:p>
          </table:table-cell>
          <table:table-cell/>
          <table:table-cell table:style-name="Default" office:value-type="float" office:value="1737.1" calcext:value-type="float">
            <text:p>1737,1</text:p>
          </table:table-cell>
          <table:table-cell table:formula="of:=[.D253]-[.$B253]" office:value-type="float" office:value="147.8" calcext:value-type="float">
            <text:p>147,8</text:p>
          </table:table-cell>
          <table:table-cell/>
          <table:table-cell table:style-name="Default" office:value-type="float" office:value="1616.7" calcext:value-type="float">
            <text:p>1616,7</text:p>
          </table:table-cell>
          <table:table-cell table:formula="of:=[.G253]-[.$B253]" office:value-type="float" office:value="27.4000000000001" calcext:value-type="float">
            <text:p>27,4</text:p>
          </table:table-cell>
          <table:table-cell/>
          <table:table-cell table:style-name="Default" office:value-type="float" office:value="1616.7" calcext:value-type="float">
            <text:p>1616,7</text:p>
          </table:table-cell>
          <table:table-cell table:formula="of:=[.J253]-[.$B253]" office:value-type="float" office:value="27.4000000000001" calcext:value-type="float">
            <text:p>27,4</text:p>
          </table:table-cell>
          <table:table-cell/>
          <table:table-cell table:style-name="Default" office:value-type="float" office:value="1589.3" calcext:value-type="float">
            <text:p>1589,3</text:p>
          </table:table-cell>
          <table:table-cell table:formula="of:=[.M253]-[.$B253]" office:value-type="float" office:value="0" calcext:value-type="float">
            <text:p>0,0</text:p>
          </table:table-cell>
          <table:table-cell/>
          <table:table-cell table:style-name="Default" office:value-type="float" office:value="1589.3" calcext:value-type="float">
            <text:p>1589,3</text:p>
          </table:table-cell>
          <table:table-cell table:formula="of:=[.P253]-[.$B253]" office:value-type="float" office:value="0" calcext:value-type="float">
            <text:p>0,0</text:p>
          </table:table-cell>
          <table:table-cell/>
          <table:table-cell table:style-name="Default" office:value-type="float" office:value="1589.3" calcext:value-type="float">
            <text:p>1589,3</text:p>
          </table:table-cell>
          <table:table-cell table:formula="of:=[.S253]-[.$B253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7" office:value-type="float" office:value="1196" calcext:value-type="float">
            <text:p>1.196,00</text:p>
          </table:table-cell>
          <table:table-cell/>
          <table:table-cell table:style-name="Default" office:value-type="float" office:value="861.3" calcext:value-type="float">
            <text:p>861,3</text:p>
          </table:table-cell>
          <table:table-cell table:formula="of:=[.D254]-[.$B254]" office:value-type="float" office:value="-334.7" calcext:value-type="float">
            <text:p>-334,7</text:p>
          </table:table-cell>
          <table:table-cell/>
          <table:table-cell table:style-name="Default" office:value-type="float" office:value="1317.6" calcext:value-type="float">
            <text:p>1317,6</text:p>
          </table:table-cell>
          <table:table-cell table:formula="of:=[.G254]-[.$B254]" office:value-type="float" office:value="121.6" calcext:value-type="float">
            <text:p>121,6</text:p>
          </table:table-cell>
          <table:table-cell/>
          <table:table-cell table:style-name="Default" office:value-type="float" office:value="861.7" calcext:value-type="float">
            <text:p>861,7</text:p>
          </table:table-cell>
          <table:table-cell table:formula="of:=[.J254]-[.$B254]" office:value-type="float" office:value="-334.3" calcext:value-type="float">
            <text:p>-334,3</text:p>
          </table:table-cell>
          <table:table-cell/>
          <table:table-cell table:style-name="Default" office:value-type="float" office:value="861.7" calcext:value-type="float">
            <text:p>861,7</text:p>
          </table:table-cell>
          <table:table-cell table:formula="of:=[.M254]-[.$B254]" office:value-type="float" office:value="-334.3" calcext:value-type="float">
            <text:p>-334,3</text:p>
          </table:table-cell>
          <table:table-cell/>
          <table:table-cell table:style-name="Default" office:value-type="float" office:value="1196" calcext:value-type="float">
            <text:p>1196</text:p>
          </table:table-cell>
          <table:table-cell table:formula="of:=[.P254]-[.$B254]" office:value-type="float" office:value="0" calcext:value-type="float">
            <text:p>0,0</text:p>
          </table:table-cell>
          <table:table-cell/>
          <table:table-cell table:style-name="Default" office:value-type="float" office:value="1196" calcext:value-type="float">
            <text:p>1196</text:p>
          </table:table-cell>
          <table:table-cell table:formula="of:=[.S254]-[.$B254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7" office:value-type="float" office:value="1910.1" calcext:value-type="float">
            <text:p>1.910,10</text:p>
          </table:table-cell>
          <table:table-cell/>
          <table:table-cell table:style-name="Default" office:value-type="float" office:value="227.8" calcext:value-type="float">
            <text:p>227,8</text:p>
          </table:table-cell>
          <table:table-cell table:formula="of:=[.D255]-[.$B255]" office:value-type="float" office:value="-1682.3" calcext:value-type="float">
            <text:p>-1682,3</text:p>
          </table:table-cell>
          <table:table-cell/>
          <table:table-cell table:style-name="Default" office:value-type="float" office:value="223.4" calcext:value-type="float">
            <text:p>223,4</text:p>
          </table:table-cell>
          <table:table-cell table:formula="of:=[.G255]-[.$B255]" office:value-type="float" office:value="-1686.7" calcext:value-type="float">
            <text:p>-1686,7</text:p>
          </table:table-cell>
          <table:table-cell/>
          <table:table-cell table:style-name="Default" office:value-type="float" office:value="1953.6" calcext:value-type="float">
            <text:p>1953,6</text:p>
          </table:table-cell>
          <table:table-cell table:formula="of:=[.J255]-[.$B255]" office:value-type="float" office:value="43.5" calcext:value-type="float">
            <text:p>43,5</text:p>
          </table:table-cell>
          <table:table-cell/>
          <table:table-cell table:style-name="Default" office:value-type="float" office:value="1953.6" calcext:value-type="float">
            <text:p>1953,6</text:p>
          </table:table-cell>
          <table:table-cell table:formula="of:=[.M255]-[.$B255]" office:value-type="float" office:value="43.5" calcext:value-type="float">
            <text:p>43,5</text:p>
          </table:table-cell>
          <table:table-cell/>
          <table:table-cell table:style-name="Default" office:value-type="float" office:value="1939.6" calcext:value-type="float">
            <text:p>1939,6</text:p>
          </table:table-cell>
          <table:table-cell table:formula="of:=[.P255]-[.$B255]" office:value-type="float" office:value="29.5" calcext:value-type="float">
            <text:p>29,5</text:p>
          </table:table-cell>
          <table:table-cell/>
          <table:table-cell table:style-name="Default" office:value-type="float" office:value="1937.5" calcext:value-type="float">
            <text:p>1937,5</text:p>
          </table:table-cell>
          <table:table-cell table:formula="of:=[.S255]-[.$B255]" office:value-type="float" office:value="27.4000000000001" calcext:value-type="float">
            <text:p>27,4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7" office:value-type="float" office:value="1464.7" calcext:value-type="float">
            <text:p>1.464,70</text:p>
          </table:table-cell>
          <table:table-cell/>
          <table:table-cell table:style-name="Default" office:value-type="float" office:value="1174.2" calcext:value-type="float">
            <text:p>1174,2</text:p>
          </table:table-cell>
          <table:table-cell table:formula="of:=[.D256]-[.$B256]" office:value-type="float" office:value="-290.5" calcext:value-type="float">
            <text:p>-290,5</text:p>
          </table:table-cell>
          <table:table-cell/>
          <table:table-cell table:style-name="Default" office:value-type="float" office:value="1473.2" calcext:value-type="float">
            <text:p>1473,2</text:p>
          </table:table-cell>
          <table:table-cell table:formula="of:=[.G256]-[.$B256]" office:value-type="float" office:value="8.5" calcext:value-type="float">
            <text:p>8,5</text:p>
          </table:table-cell>
          <table:table-cell/>
          <table:table-cell table:style-name="Default" office:value-type="float" office:value="1174.6" calcext:value-type="float">
            <text:p>1174,6</text:p>
          </table:table-cell>
          <table:table-cell table:formula="of:=[.J256]-[.$B256]" office:value-type="float" office:value="-290.1" calcext:value-type="float">
            <text:p>-290,1</text:p>
          </table:table-cell>
          <table:table-cell/>
          <table:table-cell table:style-name="Default" office:value-type="float" office:value="1175" calcext:value-type="float">
            <text:p>1175</text:p>
          </table:table-cell>
          <table:table-cell table:formula="of:=[.M256]-[.$B256]" office:value-type="float" office:value="-289.7" calcext:value-type="float">
            <text:p>-289,7</text:p>
          </table:table-cell>
          <table:table-cell/>
          <table:table-cell table:style-name="Default" office:value-type="float" office:value="1464.7" calcext:value-type="float">
            <text:p>1464,7</text:p>
          </table:table-cell>
          <table:table-cell table:formula="of:=[.P256]-[.$B256]" office:value-type="float" office:value="0" calcext:value-type="float">
            <text:p>0,0</text:p>
          </table:table-cell>
          <table:table-cell/>
          <table:table-cell table:style-name="Default" office:value-type="float" office:value="1464.7" calcext:value-type="float">
            <text:p>1464,7</text:p>
          </table:table-cell>
          <table:table-cell table:formula="of:=[.S256]-[.$B256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7" office:value-type="float" office:value="1043.9" calcext:value-type="float">
            <text:p>1.043,90</text:p>
          </table:table-cell>
          <table:table-cell/>
          <table:table-cell table:style-name="Default" office:value-type="float" office:value="1045.5" calcext:value-type="float">
            <text:p>1045,5</text:p>
          </table:table-cell>
          <table:table-cell table:formula="of:=[.D257]-[.$B257]" office:value-type="float" office:value="1.59999999999991" calcext:value-type="float">
            <text:p>1,6</text:p>
          </table:table-cell>
          <table:table-cell/>
          <table:table-cell table:style-name="Default" office:value-type="float" office:value="1045.5" calcext:value-type="float">
            <text:p>1045,5</text:p>
          </table:table-cell>
          <table:table-cell table:formula="of:=[.G257]-[.$B257]" office:value-type="float" office:value="1.59999999999991" calcext:value-type="float">
            <text:p>1,6</text:p>
          </table:table-cell>
          <table:table-cell/>
          <table:table-cell table:style-name="Default" office:value-type="float" office:value="1043.9" calcext:value-type="float">
            <text:p>1043,9</text:p>
          </table:table-cell>
          <table:table-cell table:formula="of:=[.J257]-[.$B257]" office:value-type="float" office:value="0" calcext:value-type="float">
            <text:p>0,0</text:p>
          </table:table-cell>
          <table:table-cell/>
          <table:table-cell table:style-name="Default" office:value-type="float" office:value="1043.9" calcext:value-type="float">
            <text:p>1043,9</text:p>
          </table:table-cell>
          <table:table-cell table:formula="of:=[.M257]-[.$B257]" office:value-type="float" office:value="0" calcext:value-type="float">
            <text:p>0,0</text:p>
          </table:table-cell>
          <table:table-cell/>
          <table:table-cell table:style-name="Default" office:value-type="float" office:value="1043.9" calcext:value-type="float">
            <text:p>1043,9</text:p>
          </table:table-cell>
          <table:table-cell table:formula="of:=[.P257]-[.$B257]" office:value-type="float" office:value="0" calcext:value-type="float">
            <text:p>0,0</text:p>
          </table:table-cell>
          <table:table-cell/>
          <table:table-cell table:style-name="Default" office:value-type="float" office:value="1043.9" calcext:value-type="float">
            <text:p>1043,9</text:p>
          </table:table-cell>
          <table:table-cell table:formula="of:=[.S257]-[.$B257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7" office:value-type="float" office:value="1153.6" calcext:value-type="float">
            <text:p>1.153,60</text:p>
          </table:table-cell>
          <table:table-cell/>
          <table:table-cell table:style-name="Default" office:value-type="float" office:value="1076" calcext:value-type="float">
            <text:p>1076</text:p>
          </table:table-cell>
          <table:table-cell table:formula="of:=[.D258]-[.$B258]" office:value-type="float" office:value="-77.5999999999999" calcext:value-type="float">
            <text:p>-77,6</text:p>
          </table:table-cell>
          <table:table-cell/>
          <table:table-cell table:style-name="Default" office:value-type="float" office:value="1076" calcext:value-type="float">
            <text:p>1076</text:p>
          </table:table-cell>
          <table:table-cell table:formula="of:=[.G258]-[.$B258]" office:value-type="float" office:value="-77.5999999999999" calcext:value-type="float">
            <text:p>-77,6</text:p>
          </table:table-cell>
          <table:table-cell/>
          <table:table-cell table:style-name="Default" office:value-type="float" office:value="1076" calcext:value-type="float">
            <text:p>1076</text:p>
          </table:table-cell>
          <table:table-cell table:formula="of:=[.J258]-[.$B258]" office:value-type="float" office:value="-77.5999999999999" calcext:value-type="float">
            <text:p>-77,6</text:p>
          </table:table-cell>
          <table:table-cell/>
          <table:table-cell table:style-name="Default" office:value-type="float" office:value="1076" calcext:value-type="float">
            <text:p>1076</text:p>
          </table:table-cell>
          <table:table-cell table:formula="of:=[.M258]-[.$B258]" office:value-type="float" office:value="-77.5999999999999" calcext:value-type="float">
            <text:p>-77,6</text:p>
          </table:table-cell>
          <table:table-cell/>
          <table:table-cell table:style-name="Default" office:value-type="float" office:value="1076" calcext:value-type="float">
            <text:p>1076</text:p>
          </table:table-cell>
          <table:table-cell table:formula="of:=[.P258]-[.$B258]" office:value-type="float" office:value="-77.5999999999999" calcext:value-type="float">
            <text:p>-77,6</text:p>
          </table:table-cell>
          <table:table-cell/>
          <table:table-cell table:style-name="Default" office:value-type="float" office:value="1076" calcext:value-type="float">
            <text:p>1076</text:p>
          </table:table-cell>
          <table:table-cell table:formula="of:=[.S258]-[.$B258]" office:value-type="float" office:value="-77.5999999999999" calcext:value-type="float">
            <text:p>-77,6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7" office:value-type="float" office:value="2068" calcext:value-type="float">
            <text:p>2.068,00</text:p>
          </table:table-cell>
          <table:table-cell/>
          <table:table-cell table:style-name="Default" office:value-type="float" office:value="2058.4" calcext:value-type="float">
            <text:p>2058,4</text:p>
          </table:table-cell>
          <table:table-cell table:formula="of:=[.D259]-[.$B259]" office:value-type="float" office:value="-9.59999999999991" calcext:value-type="float">
            <text:p>-9,6</text:p>
          </table:table-cell>
          <table:table-cell/>
          <table:table-cell table:style-name="Default" office:value-type="float" office:value="2088.7" calcext:value-type="float">
            <text:p>2088,7</text:p>
          </table:table-cell>
          <table:table-cell table:formula="of:=[.G259]-[.$B259]" office:value-type="float" office:value="20.6999999999998" calcext:value-type="float">
            <text:p>20,7</text:p>
          </table:table-cell>
          <table:table-cell/>
          <table:table-cell table:style-name="Default" office:value-type="float" office:value="2068" calcext:value-type="float">
            <text:p>2068</text:p>
          </table:table-cell>
          <table:table-cell table:formula="of:=[.J259]-[.$B259]" office:value-type="float" office:value="0" calcext:value-type="float">
            <text:p>0,0</text:p>
          </table:table-cell>
          <table:table-cell/>
          <table:table-cell table:style-name="Default" office:value-type="float" office:value="2068" calcext:value-type="float">
            <text:p>2068</text:p>
          </table:table-cell>
          <table:table-cell table:formula="of:=[.M259]-[.$B259]" office:value-type="float" office:value="0" calcext:value-type="float">
            <text:p>0,0</text:p>
          </table:table-cell>
          <table:table-cell/>
          <table:table-cell table:style-name="Default" office:value-type="float" office:value="2068" calcext:value-type="float">
            <text:p>2068</text:p>
          </table:table-cell>
          <table:table-cell table:formula="of:=[.P259]-[.$B259]" office:value-type="float" office:value="0" calcext:value-type="float">
            <text:p>0,0</text:p>
          </table:table-cell>
          <table:table-cell/>
          <table:table-cell table:style-name="Default" office:value-type="float" office:value="2068" calcext:value-type="float">
            <text:p>2068</text:p>
          </table:table-cell>
          <table:table-cell table:formula="of:=[.S259]-[.$B259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7" office:value-type="float" office:value="1253.8" calcext:value-type="float">
            <text:p>1.253,80</text:p>
          </table:table-cell>
          <table:table-cell/>
          <table:table-cell table:style-name="Default" office:value-type="float" office:value="1029.8" calcext:value-type="float">
            <text:p>1029,8</text:p>
          </table:table-cell>
          <table:table-cell table:formula="of:=[.D260]-[.$B260]" office:value-type="float" office:value="-224" calcext:value-type="float">
            <text:p>-224,0</text:p>
          </table:table-cell>
          <table:table-cell/>
          <table:table-cell table:style-name="Default" office:value-type="float" office:value="1029.9" calcext:value-type="float">
            <text:p>1029,9</text:p>
          </table:table-cell>
          <table:table-cell table:formula="of:=[.G260]-[.$B260]" office:value-type="float" office:value="-223.9" calcext:value-type="float">
            <text:p>-223,9</text:p>
          </table:table-cell>
          <table:table-cell/>
          <table:table-cell table:style-name="Default" office:value-type="float" office:value="1030.2" calcext:value-type="float">
            <text:p>1030,2</text:p>
          </table:table-cell>
          <table:table-cell table:formula="of:=[.J260]-[.$B260]" office:value-type="float" office:value="-223.6" calcext:value-type="float">
            <text:p>-223,6</text:p>
          </table:table-cell>
          <table:table-cell/>
          <table:table-cell table:style-name="Default" office:value-type="float" office:value="1030.2" calcext:value-type="float">
            <text:p>1030,2</text:p>
          </table:table-cell>
          <table:table-cell table:formula="of:=[.M260]-[.$B260]" office:value-type="float" office:value="-223.6" calcext:value-type="float">
            <text:p>-223,6</text:p>
          </table:table-cell>
          <table:table-cell/>
          <table:table-cell table:style-name="Default" office:value-type="float" office:value="1253.8" calcext:value-type="float">
            <text:p>1253,8</text:p>
          </table:table-cell>
          <table:table-cell table:formula="of:=[.P260]-[.$B260]" office:value-type="float" office:value="0" calcext:value-type="float">
            <text:p>0,0</text:p>
          </table:table-cell>
          <table:table-cell/>
          <table:table-cell table:style-name="Default" office:value-type="float" office:value="1253.8" calcext:value-type="float">
            <text:p>1253,8</text:p>
          </table:table-cell>
          <table:table-cell table:formula="of:=[.S260]-[.$B260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7" office:value-type="float" office:value="1992.3" calcext:value-type="float">
            <text:p>1.992,30</text:p>
          </table:table-cell>
          <table:table-cell/>
          <table:table-cell table:style-name="Default" office:value-type="float" office:value="1458.7" calcext:value-type="float">
            <text:p>1458,7</text:p>
          </table:table-cell>
          <table:table-cell table:formula="of:=[.D261]-[.$B261]" office:value-type="float" office:value="-533.6" calcext:value-type="float">
            <text:p>-533,6</text:p>
          </table:table-cell>
          <table:table-cell/>
          <table:table-cell table:style-name="Default" office:value-type="float" office:value="1437.6" calcext:value-type="float">
            <text:p>1437,6</text:p>
          </table:table-cell>
          <table:table-cell table:formula="of:=[.G261]-[.$B261]" office:value-type="float" office:value="-554.7" calcext:value-type="float">
            <text:p>-554,7</text:p>
          </table:table-cell>
          <table:table-cell/>
          <table:table-cell table:style-name="Default" office:value-type="float" office:value="1427.9" calcext:value-type="float">
            <text:p>1427,9</text:p>
          </table:table-cell>
          <table:table-cell table:formula="of:=[.J261]-[.$B261]" office:value-type="float" office:value="-564.4" calcext:value-type="float">
            <text:p>-564,4</text:p>
          </table:table-cell>
          <table:table-cell/>
          <table:table-cell table:style-name="Default" office:value-type="float" office:value="1427.9" calcext:value-type="float">
            <text:p>1427,9</text:p>
          </table:table-cell>
          <table:table-cell table:formula="of:=[.M261]-[.$B261]" office:value-type="float" office:value="-564.4" calcext:value-type="float">
            <text:p>-564,4</text:p>
          </table:table-cell>
          <table:table-cell/>
          <table:table-cell table:style-name="Default" office:value-type="float" office:value="1997.2" calcext:value-type="float">
            <text:p>1997,2</text:p>
          </table:table-cell>
          <table:table-cell table:formula="of:=[.P261]-[.$B261]" office:value-type="float" office:value="4.90000000000009" calcext:value-type="float">
            <text:p>4,9</text:p>
          </table:table-cell>
          <table:table-cell/>
          <table:table-cell table:style-name="Default" office:value-type="float" office:value="1997.2" calcext:value-type="float">
            <text:p>1997,2</text:p>
          </table:table-cell>
          <table:table-cell table:formula="of:=[.S261]-[.$B261]" office:value-type="float" office:value="4.90000000000009" calcext:value-type="float">
            <text:p>4,9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7" office:value-type="float" office:value="3029.1" calcext:value-type="float">
            <text:p>3.029,10</text:p>
          </table:table-cell>
          <table:table-cell/>
          <table:table-cell table:style-name="Default" office:value-type="float" office:value="3056.5" calcext:value-type="float">
            <text:p>3056,5</text:p>
          </table:table-cell>
          <table:table-cell table:formula="of:=[.D262]-[.$B262]" office:value-type="float" office:value="27.4000000000001" calcext:value-type="float">
            <text:p>27,4</text:p>
          </table:table-cell>
          <table:table-cell/>
          <table:table-cell table:style-name="Default" office:value-type="float" office:value="3056.5" calcext:value-type="float">
            <text:p>3056,5</text:p>
          </table:table-cell>
          <table:table-cell table:formula="of:=[.G262]-[.$B262]" office:value-type="float" office:value="27.4000000000001" calcext:value-type="float">
            <text:p>27,4</text:p>
          </table:table-cell>
          <table:table-cell/>
          <table:table-cell table:style-name="Default" office:value-type="float" office:value="3056.5" calcext:value-type="float">
            <text:p>3056,5</text:p>
          </table:table-cell>
          <table:table-cell table:formula="of:=[.J262]-[.$B262]" office:value-type="float" office:value="27.4000000000001" calcext:value-type="float">
            <text:p>27,4</text:p>
          </table:table-cell>
          <table:table-cell/>
          <table:table-cell table:style-name="Default" office:value-type="float" office:value="3056.5" calcext:value-type="float">
            <text:p>3056,5</text:p>
          </table:table-cell>
          <table:table-cell table:formula="of:=[.M262]-[.$B262]" office:value-type="float" office:value="27.4000000000001" calcext:value-type="float">
            <text:p>27,4</text:p>
          </table:table-cell>
          <table:table-cell/>
          <table:table-cell table:style-name="Default" office:value-type="float" office:value="3056.5" calcext:value-type="float">
            <text:p>3056,5</text:p>
          </table:table-cell>
          <table:table-cell table:formula="of:=[.P262]-[.$B262]" office:value-type="float" office:value="27.4000000000001" calcext:value-type="float">
            <text:p>27,4</text:p>
          </table:table-cell>
          <table:table-cell/>
          <table:table-cell table:style-name="Default" office:value-type="float" office:value="3056.5" calcext:value-type="float">
            <text:p>3056,5</text:p>
          </table:table-cell>
          <table:table-cell table:formula="of:=[.S262]-[.$B262]" office:value-type="float" office:value="27.4000000000001" calcext:value-type="float">
            <text:p>27,4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7" office:value-type="float" office:value="801.2" calcext:value-type="float">
            <text:p>801,20</text:p>
          </table:table-cell>
          <table:table-cell/>
          <table:table-cell table:style-name="Default" office:value-type="float" office:value="822.4" calcext:value-type="float">
            <text:p>822,4</text:p>
          </table:table-cell>
          <table:table-cell table:formula="of:=[.D263]-[.$B263]" office:value-type="float" office:value="21.1999999999999" calcext:value-type="float">
            <text:p>21,2</text:p>
          </table:table-cell>
          <table:table-cell/>
          <table:table-cell table:style-name="Default" office:value-type="float" office:value="801.2" calcext:value-type="float">
            <text:p>801,2</text:p>
          </table:table-cell>
          <table:table-cell table:formula="of:=[.G263]-[.$B263]" office:value-type="float" office:value="0" calcext:value-type="float">
            <text:p>0,0</text:p>
          </table:table-cell>
          <table:table-cell/>
          <table:table-cell table:style-name="Default" office:value-type="float" office:value="801.2" calcext:value-type="float">
            <text:p>801,2</text:p>
          </table:table-cell>
          <table:table-cell table:formula="of:=[.J263]-[.$B263]" office:value-type="float" office:value="0" calcext:value-type="float">
            <text:p>0,0</text:p>
          </table:table-cell>
          <table:table-cell/>
          <table:table-cell table:style-name="Default" office:value-type="float" office:value="801.2" calcext:value-type="float">
            <text:p>801,2</text:p>
          </table:table-cell>
          <table:table-cell table:formula="of:=[.M263]-[.$B263]" office:value-type="float" office:value="0" calcext:value-type="float">
            <text:p>0,0</text:p>
          </table:table-cell>
          <table:table-cell/>
          <table:table-cell table:style-name="Default" office:value-type="float" office:value="801.2" calcext:value-type="float">
            <text:p>801,2</text:p>
          </table:table-cell>
          <table:table-cell table:formula="of:=[.P263]-[.$B263]" office:value-type="float" office:value="0" calcext:value-type="float">
            <text:p>0,0</text:p>
          </table:table-cell>
          <table:table-cell/>
          <table:table-cell table:style-name="Default" office:value-type="float" office:value="801.2" calcext:value-type="float">
            <text:p>801,2</text:p>
          </table:table-cell>
          <table:table-cell table:formula="of:=[.S263]-[.$B263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7" office:value-type="float" office:value="1287.6" calcext:value-type="float">
            <text:p>1.287,60</text:p>
          </table:table-cell>
          <table:table-cell/>
          <table:table-cell table:style-name="Default" office:value-type="float" office:value="1287.6" calcext:value-type="float">
            <text:p>1287,6</text:p>
          </table:table-cell>
          <table:table-cell table:formula="of:=[.D264]-[.$B264]" office:value-type="float" office:value="0" calcext:value-type="float">
            <text:p>0,0</text:p>
          </table:table-cell>
          <table:table-cell/>
          <table:table-cell table:style-name="Default" office:value-type="float" office:value="1287.6" calcext:value-type="float">
            <text:p>1287,6</text:p>
          </table:table-cell>
          <table:table-cell table:formula="of:=[.G264]-[.$B264]" office:value-type="float" office:value="0" calcext:value-type="float">
            <text:p>0,0</text:p>
          </table:table-cell>
          <table:table-cell/>
          <table:table-cell table:style-name="Default" office:value-type="float" office:value="1287.6" calcext:value-type="float">
            <text:p>1287,6</text:p>
          </table:table-cell>
          <table:table-cell table:formula="of:=[.J264]-[.$B264]" office:value-type="float" office:value="0" calcext:value-type="float">
            <text:p>0,0</text:p>
          </table:table-cell>
          <table:table-cell/>
          <table:table-cell table:style-name="Default" office:value-type="float" office:value="1287.6" calcext:value-type="float">
            <text:p>1287,6</text:p>
          </table:table-cell>
          <table:table-cell table:formula="of:=[.M264]-[.$B264]" office:value-type="float" office:value="0" calcext:value-type="float">
            <text:p>0,0</text:p>
          </table:table-cell>
          <table:table-cell/>
          <table:table-cell table:style-name="Default" office:value-type="float" office:value="1287.6" calcext:value-type="float">
            <text:p>1287,6</text:p>
          </table:table-cell>
          <table:table-cell table:formula="of:=[.P264]-[.$B264]" office:value-type="float" office:value="0" calcext:value-type="float">
            <text:p>0,0</text:p>
          </table:table-cell>
          <table:table-cell/>
          <table:table-cell table:style-name="Default" office:value-type="float" office:value="1287.6" calcext:value-type="float">
            <text:p>1287,6</text:p>
          </table:table-cell>
          <table:table-cell table:formula="of:=[.S264]-[.$B264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7" office:value-type="float" office:value="696.6" calcext:value-type="float">
            <text:p>696,60</text:p>
          </table:table-cell>
          <table:table-cell/>
          <table:table-cell table:style-name="Default" office:value-type="float" office:value="536.3" calcext:value-type="float">
            <text:p>536,3</text:p>
          </table:table-cell>
          <table:table-cell table:formula="of:=[.D265]-[.$B265]" office:value-type="float" office:value="-160.3" calcext:value-type="float">
            <text:p>-160,3</text:p>
          </table:table-cell>
          <table:table-cell/>
          <table:table-cell table:style-name="Default" office:value-type="float" office:value="536.3" calcext:value-type="float">
            <text:p>536,3</text:p>
          </table:table-cell>
          <table:table-cell table:formula="of:=[.G265]-[.$B265]" office:value-type="float" office:value="-160.3" calcext:value-type="float">
            <text:p>-160,3</text:p>
          </table:table-cell>
          <table:table-cell/>
          <table:table-cell table:style-name="Default" office:value-type="float" office:value="536.3" calcext:value-type="float">
            <text:p>536,3</text:p>
          </table:table-cell>
          <table:table-cell table:formula="of:=[.J265]-[.$B265]" office:value-type="float" office:value="-160.3" calcext:value-type="float">
            <text:p>-160,3</text:p>
          </table:table-cell>
          <table:table-cell/>
          <table:table-cell table:style-name="Default" office:value-type="float" office:value="536.3" calcext:value-type="float">
            <text:p>536,3</text:p>
          </table:table-cell>
          <table:table-cell table:formula="of:=[.M265]-[.$B265]" office:value-type="float" office:value="-160.3" calcext:value-type="float">
            <text:p>-160,3</text:p>
          </table:table-cell>
          <table:table-cell/>
          <table:table-cell table:style-name="Default" office:value-type="float" office:value="536.3" calcext:value-type="float">
            <text:p>536,3</text:p>
          </table:table-cell>
          <table:table-cell table:formula="of:=[.P265]-[.$B265]" office:value-type="float" office:value="-160.3" calcext:value-type="float">
            <text:p>-160,3</text:p>
          </table:table-cell>
          <table:table-cell/>
          <table:table-cell table:style-name="Default" office:value-type="float" office:value="513.9" calcext:value-type="float">
            <text:p>513,9</text:p>
          </table:table-cell>
          <table:table-cell table:formula="of:=[.S265]-[.$B265]" office:value-type="float" office:value="-182.7" calcext:value-type="float">
            <text:p>-182,7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7" office:value-type="float" office:value="1606.9" calcext:value-type="float">
            <text:p>1.606,90</text:p>
          </table:table-cell>
          <table:table-cell/>
          <table:table-cell table:style-name="Default" office:value-type="float" office:value="35" calcext:value-type="float">
            <text:p>35</text:p>
          </table:table-cell>
          <table:table-cell table:formula="of:=[.D266]-[.$B266]" office:value-type="float" office:value="-1571.9" calcext:value-type="float">
            <text:p>-1571,9</text:p>
          </table:table-cell>
          <table:table-cell/>
          <table:table-cell table:style-name="Default" office:value-type="float" office:value="35.4" calcext:value-type="float">
            <text:p>35,4</text:p>
          </table:table-cell>
          <table:table-cell table:formula="of:=[.G266]-[.$B266]" office:value-type="float" office:value="-1571.5" calcext:value-type="float">
            <text:p>-1571,5</text:p>
          </table:table-cell>
          <table:table-cell/>
          <table:table-cell table:style-name="Default" office:value-type="float" office:value="35.4" calcext:value-type="float">
            <text:p>35,4</text:p>
          </table:table-cell>
          <table:table-cell table:formula="of:=[.J266]-[.$B266]" office:value-type="float" office:value="-1571.5" calcext:value-type="float">
            <text:p>-1571,5</text:p>
          </table:table-cell>
          <table:table-cell/>
          <table:table-cell table:style-name="Default" office:value-type="float" office:value="35.4" calcext:value-type="float">
            <text:p>35,4</text:p>
          </table:table-cell>
          <table:table-cell table:formula="of:=[.M266]-[.$B266]" office:value-type="float" office:value="-1571.5" calcext:value-type="float">
            <text:p>-1571,5</text:p>
          </table:table-cell>
          <table:table-cell/>
          <table:table-cell table:style-name="Default" office:value-type="float" office:value="35.4" calcext:value-type="float">
            <text:p>35,4</text:p>
          </table:table-cell>
          <table:table-cell table:formula="of:=[.P266]-[.$B266]" office:value-type="float" office:value="-1571.5" calcext:value-type="float">
            <text:p>-1571,5</text:p>
          </table:table-cell>
          <table:table-cell/>
          <table:table-cell table:style-name="Default" office:value-type="float" office:value="35.4" calcext:value-type="float">
            <text:p>35,4</text:p>
          </table:table-cell>
          <table:table-cell table:formula="of:=[.S266]-[.$B266]" office:value-type="float" office:value="-1571.5" calcext:value-type="float">
            <text:p>-1571,5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7" office:value-type="float" office:value="1280.2" calcext:value-type="float">
            <text:p>1.280,20</text:p>
          </table:table-cell>
          <table:table-cell/>
          <table:table-cell table:style-name="Default" office:value-type="float" office:value="1338.3" calcext:value-type="float">
            <text:p>1338,3</text:p>
          </table:table-cell>
          <table:table-cell table:formula="of:=[.D267]-[.$B267]" office:value-type="float" office:value="58.0999999999999" calcext:value-type="float">
            <text:p>58,1</text:p>
          </table:table-cell>
          <table:table-cell/>
          <table:table-cell table:style-name="Default" office:value-type="float" office:value="1338.3" calcext:value-type="float">
            <text:p>1338,3</text:p>
          </table:table-cell>
          <table:table-cell table:formula="of:=[.G267]-[.$B267]" office:value-type="float" office:value="58.0999999999999" calcext:value-type="float">
            <text:p>58,1</text:p>
          </table:table-cell>
          <table:table-cell/>
          <table:table-cell table:style-name="Default" office:value-type="float" office:value="1338.3" calcext:value-type="float">
            <text:p>1338,3</text:p>
          </table:table-cell>
          <table:table-cell table:formula="of:=[.J267]-[.$B267]" office:value-type="float" office:value="58.0999999999999" calcext:value-type="float">
            <text:p>58,1</text:p>
          </table:table-cell>
          <table:table-cell/>
          <table:table-cell table:style-name="Default" office:value-type="float" office:value="1280.2" calcext:value-type="float">
            <text:p>1280,2</text:p>
          </table:table-cell>
          <table:table-cell table:formula="of:=[.M267]-[.$B267]" office:value-type="float" office:value="0" calcext:value-type="float">
            <text:p>0,0</text:p>
          </table:table-cell>
          <table:table-cell/>
          <table:table-cell table:style-name="Default" office:value-type="float" office:value="1280.2" calcext:value-type="float">
            <text:p>1280,2</text:p>
          </table:table-cell>
          <table:table-cell table:formula="of:=[.P267]-[.$B267]" office:value-type="float" office:value="0" calcext:value-type="float">
            <text:p>0,0</text:p>
          </table:table-cell>
          <table:table-cell/>
          <table:table-cell table:style-name="Default" office:value-type="float" office:value="1280.2" calcext:value-type="float">
            <text:p>1280,2</text:p>
          </table:table-cell>
          <table:table-cell table:formula="of:=[.S267]-[.$B267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7" office:value-type="float" office:value="1346.3" calcext:value-type="float">
            <text:p>1.346,30</text:p>
          </table:table-cell>
          <table:table-cell/>
          <table:table-cell table:style-name="Default" office:value-type="float" office:value="1401.7" calcext:value-type="float">
            <text:p>1401,7</text:p>
          </table:table-cell>
          <table:table-cell table:formula="of:=[.D268]-[.$B268]" office:value-type="float" office:value="55.4000000000001" calcext:value-type="float">
            <text:p>55,4</text:p>
          </table:table-cell>
          <table:table-cell/>
          <table:table-cell table:style-name="Default" office:value-type="float" office:value="1401.7" calcext:value-type="float">
            <text:p>1401,7</text:p>
          </table:table-cell>
          <table:table-cell table:formula="of:=[.G268]-[.$B268]" office:value-type="float" office:value="55.4000000000001" calcext:value-type="float">
            <text:p>55,4</text:p>
          </table:table-cell>
          <table:table-cell/>
          <table:table-cell table:style-name="Default" office:value-type="float" office:value="1373.7" calcext:value-type="float">
            <text:p>1373,7</text:p>
          </table:table-cell>
          <table:table-cell table:formula="of:=[.J268]-[.$B268]" office:value-type="float" office:value="27.4000000000001" calcext:value-type="float">
            <text:p>27,4</text:p>
          </table:table-cell>
          <table:table-cell/>
          <table:table-cell table:style-name="Default" office:value-type="float" office:value="1373.7" calcext:value-type="float">
            <text:p>1373,7</text:p>
          </table:table-cell>
          <table:table-cell table:formula="of:=[.M268]-[.$B268]" office:value-type="float" office:value="27.4000000000001" calcext:value-type="float">
            <text:p>27,4</text:p>
          </table:table-cell>
          <table:table-cell/>
          <table:table-cell table:style-name="Default" office:value-type="float" office:value="1373.7" calcext:value-type="float">
            <text:p>1373,7</text:p>
          </table:table-cell>
          <table:table-cell table:formula="of:=[.P268]-[.$B268]" office:value-type="float" office:value="27.4000000000001" calcext:value-type="float">
            <text:p>27,4</text:p>
          </table:table-cell>
          <table:table-cell/>
          <table:table-cell table:style-name="Default" office:value-type="float" office:value="1373.7" calcext:value-type="float">
            <text:p>1373,7</text:p>
          </table:table-cell>
          <table:table-cell table:formula="of:=[.S268]-[.$B268]" office:value-type="float" office:value="27.4000000000001" calcext:value-type="float">
            <text:p>27,4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7" office:value-type="float" office:value="1771.1" calcext:value-type="float">
            <text:p>1.771,10</text:p>
          </table:table-cell>
          <table:table-cell/>
          <table:table-cell table:style-name="Default" office:value-type="float" office:value="1792.2" calcext:value-type="float">
            <text:p>1792,2</text:p>
          </table:table-cell>
          <table:table-cell table:formula="of:=[.D269]-[.$B269]" office:value-type="float" office:value="21.1000000000001" calcext:value-type="float">
            <text:p>21,1</text:p>
          </table:table-cell>
          <table:table-cell/>
          <table:table-cell table:style-name="Default" office:value-type="float" office:value="1792.2" calcext:value-type="float">
            <text:p>1792,2</text:p>
          </table:table-cell>
          <table:table-cell table:formula="of:=[.G269]-[.$B269]" office:value-type="float" office:value="21.1000000000001" calcext:value-type="float">
            <text:p>21,1</text:p>
          </table:table-cell>
          <table:table-cell/>
          <table:table-cell table:style-name="Default" office:value-type="float" office:value="1850.6" calcext:value-type="float">
            <text:p>1850,6</text:p>
          </table:table-cell>
          <table:table-cell table:formula="of:=[.J269]-[.$B269]" office:value-type="float" office:value="79.5" calcext:value-type="float">
            <text:p>79,5</text:p>
          </table:table-cell>
          <table:table-cell/>
          <table:table-cell table:style-name="Default" office:value-type="float" office:value="1850.6" calcext:value-type="float">
            <text:p>1850,6</text:p>
          </table:table-cell>
          <table:table-cell table:formula="of:=[.M269]-[.$B269]" office:value-type="float" office:value="79.5" calcext:value-type="float">
            <text:p>79,5</text:p>
          </table:table-cell>
          <table:table-cell/>
          <table:table-cell table:style-name="Default" office:value-type="float" office:value="1850.6" calcext:value-type="float">
            <text:p>1850,6</text:p>
          </table:table-cell>
          <table:table-cell table:formula="of:=[.P269]-[.$B269]" office:value-type="float" office:value="79.5" calcext:value-type="float">
            <text:p>79,5</text:p>
          </table:table-cell>
          <table:table-cell/>
          <table:table-cell table:style-name="Default" office:value-type="float" office:value="1750.3" calcext:value-type="float">
            <text:p>1750,3</text:p>
          </table:table-cell>
          <table:table-cell table:formula="of:=[.S269]-[.$B269]" office:value-type="float" office:value="-20.8" calcext:value-type="float">
            <text:p>-20,8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7" office:value-type="float" office:value="1647.2" calcext:value-type="float">
            <text:p>1.647,20</text:p>
          </table:table-cell>
          <table:table-cell/>
          <table:table-cell table:style-name="Default" office:value-type="float" office:value="1700.7" calcext:value-type="float">
            <text:p>1700,7</text:p>
          </table:table-cell>
          <table:table-cell table:formula="of:=[.D270]-[.$B270]" office:value-type="float" office:value="53.5" calcext:value-type="float">
            <text:p>53,5</text:p>
          </table:table-cell>
          <table:table-cell/>
          <table:table-cell table:style-name="Default" office:value-type="float" office:value="1700.7" calcext:value-type="float">
            <text:p>1700,7</text:p>
          </table:table-cell>
          <table:table-cell table:formula="of:=[.G270]-[.$B270]" office:value-type="float" office:value="53.5" calcext:value-type="float">
            <text:p>53,5</text:p>
          </table:table-cell>
          <table:table-cell/>
          <table:table-cell table:style-name="Default" office:value-type="float" office:value="1674.5" calcext:value-type="float">
            <text:p>1674,5</text:p>
          </table:table-cell>
          <table:table-cell table:formula="of:=[.J270]-[.$B270]" office:value-type="float" office:value="27.3" calcext:value-type="float">
            <text:p>27,3</text:p>
          </table:table-cell>
          <table:table-cell/>
          <table:table-cell table:style-name="Default" office:value-type="float" office:value="1674.5" calcext:value-type="float">
            <text:p>1674,5</text:p>
          </table:table-cell>
          <table:table-cell table:formula="of:=[.M270]-[.$B270]" office:value-type="float" office:value="27.3" calcext:value-type="float">
            <text:p>27,3</text:p>
          </table:table-cell>
          <table:table-cell/>
          <table:table-cell table:style-name="Default" office:value-type="float" office:value="1674.5" calcext:value-type="float">
            <text:p>1674,5</text:p>
          </table:table-cell>
          <table:table-cell table:formula="of:=[.P270]-[.$B270]" office:value-type="float" office:value="27.3" calcext:value-type="float">
            <text:p>27,3</text:p>
          </table:table-cell>
          <table:table-cell/>
          <table:table-cell table:style-name="Default" office:value-type="float" office:value="2124" calcext:value-type="float">
            <text:p>2124</text:p>
          </table:table-cell>
          <table:table-cell table:formula="of:=[.S270]-[.$B270]" office:value-type="float" office:value="476.8" calcext:value-type="float">
            <text:p>476,8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7" office:value-type="float" office:value="408.3" calcext:value-type="float">
            <text:p>408,30</text:p>
          </table:table-cell>
          <table:table-cell/>
          <table:table-cell table:style-name="Default" office:value-type="float" office:value="408.3" calcext:value-type="float">
            <text:p>408,3</text:p>
          </table:table-cell>
          <table:table-cell table:formula="of:=[.D271]-[.$B271]" office:value-type="float" office:value="0" calcext:value-type="float">
            <text:p>0,0</text:p>
          </table:table-cell>
          <table:table-cell/>
          <table:table-cell table:style-name="Default" office:value-type="float" office:value="408.3" calcext:value-type="float">
            <text:p>408,3</text:p>
          </table:table-cell>
          <table:table-cell table:formula="of:=[.G271]-[.$B271]" office:value-type="float" office:value="0" calcext:value-type="float">
            <text:p>0,0</text:p>
          </table:table-cell>
          <table:table-cell/>
          <table:table-cell table:style-name="Default" office:value-type="float" office:value="408.3" calcext:value-type="float">
            <text:p>408,3</text:p>
          </table:table-cell>
          <table:table-cell table:formula="of:=[.J271]-[.$B271]" office:value-type="float" office:value="0" calcext:value-type="float">
            <text:p>0,0</text:p>
          </table:table-cell>
          <table:table-cell/>
          <table:table-cell table:style-name="Default" office:value-type="float" office:value="408.3" calcext:value-type="float">
            <text:p>408,3</text:p>
          </table:table-cell>
          <table:table-cell table:formula="of:=[.M271]-[.$B271]" office:value-type="float" office:value="0" calcext:value-type="float">
            <text:p>0,0</text:p>
          </table:table-cell>
          <table:table-cell/>
          <table:table-cell table:style-name="Default" office:value-type="float" office:value="408.3" calcext:value-type="float">
            <text:p>408,3</text:p>
          </table:table-cell>
          <table:table-cell table:formula="of:=[.P271]-[.$B271]" office:value-type="float" office:value="0" calcext:value-type="float">
            <text:p>0,0</text:p>
          </table:table-cell>
          <table:table-cell/>
          <table:table-cell table:style-name="Default" office:value-type="float" office:value="408.3" calcext:value-type="float">
            <text:p>408,3</text:p>
          </table:table-cell>
          <table:table-cell table:formula="of:=[.S271]-[.$B271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7" office:value-type="float" office:value="2044.6" calcext:value-type="float">
            <text:p>2.044,60</text:p>
          </table:table-cell>
          <table:table-cell/>
          <table:table-cell table:style-name="Default" office:value-type="float" office:value="2206.3" calcext:value-type="float">
            <text:p>2206,3</text:p>
          </table:table-cell>
          <table:table-cell table:formula="of:=[.D272]-[.$B272]" office:value-type="float" office:value="161.7" calcext:value-type="float">
            <text:p>161,7</text:p>
          </table:table-cell>
          <table:table-cell/>
          <table:table-cell table:style-name="Default" office:value-type="float" office:value="1763.3" calcext:value-type="float">
            <text:p>1763,3</text:p>
          </table:table-cell>
          <table:table-cell table:formula="of:=[.G272]-[.$B272]" office:value-type="float" office:value="-281.3" calcext:value-type="float">
            <text:p>-281,3</text:p>
          </table:table-cell>
          <table:table-cell/>
          <table:table-cell table:style-name="Default" office:value-type="float" office:value="1763.3" calcext:value-type="float">
            <text:p>1763,3</text:p>
          </table:table-cell>
          <table:table-cell table:formula="of:=[.J272]-[.$B272]" office:value-type="float" office:value="-281.3" calcext:value-type="float">
            <text:p>-281,3</text:p>
          </table:table-cell>
          <table:table-cell/>
          <table:table-cell table:style-name="Default" office:value-type="float" office:value="2044.6" calcext:value-type="float">
            <text:p>2044,6</text:p>
          </table:table-cell>
          <table:table-cell table:formula="of:=[.M272]-[.$B272]" office:value-type="float" office:value="0" calcext:value-type="float">
            <text:p>0,0</text:p>
          </table:table-cell>
          <table:table-cell/>
          <table:table-cell table:style-name="Default" office:value-type="float" office:value="2044.6" calcext:value-type="float">
            <text:p>2044,6</text:p>
          </table:table-cell>
          <table:table-cell table:formula="of:=[.P272]-[.$B272]" office:value-type="float" office:value="0" calcext:value-type="float">
            <text:p>0,0</text:p>
          </table:table-cell>
          <table:table-cell/>
          <table:table-cell table:style-name="Default" office:value-type="float" office:value="2044.6" calcext:value-type="float">
            <text:p>2044,6</text:p>
          </table:table-cell>
          <table:table-cell table:formula="of:=[.S272]-[.$B272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7" office:value-type="float" office:value="3485.9" calcext:value-type="float">
            <text:p>3.485,90</text:p>
          </table:table-cell>
          <table:table-cell/>
          <table:table-cell table:style-name="Default" office:value-type="float" office:value="3513.3" calcext:value-type="float">
            <text:p>3513,3</text:p>
          </table:table-cell>
          <table:table-cell table:formula="of:=[.D273]-[.$B273]" office:value-type="float" office:value="27.4000000000001" calcext:value-type="float">
            <text:p>27,4</text:p>
          </table:table-cell>
          <table:table-cell/>
          <table:table-cell table:style-name="Default" office:value-type="float" office:value="3513.3" calcext:value-type="float">
            <text:p>3513,3</text:p>
          </table:table-cell>
          <table:table-cell table:formula="of:=[.G273]-[.$B273]" office:value-type="float" office:value="27.4000000000001" calcext:value-type="float">
            <text:p>27,4</text:p>
          </table:table-cell>
          <table:table-cell/>
          <table:table-cell table:style-name="Default" office:value-type="float" office:value="3513.3" calcext:value-type="float">
            <text:p>3513,3</text:p>
          </table:table-cell>
          <table:table-cell table:formula="of:=[.J273]-[.$B273]" office:value-type="float" office:value="27.4000000000001" calcext:value-type="float">
            <text:p>27,4</text:p>
          </table:table-cell>
          <table:table-cell/>
          <table:table-cell table:style-name="Default" office:value-type="float" office:value="3513.3" calcext:value-type="float">
            <text:p>3513,3</text:p>
          </table:table-cell>
          <table:table-cell table:formula="of:=[.M273]-[.$B273]" office:value-type="float" office:value="27.4000000000001" calcext:value-type="float">
            <text:p>27,4</text:p>
          </table:table-cell>
          <table:table-cell/>
          <table:table-cell table:style-name="Default" office:value-type="float" office:value="3513.3" calcext:value-type="float">
            <text:p>3513,3</text:p>
          </table:table-cell>
          <table:table-cell table:formula="of:=[.P273]-[.$B273]" office:value-type="float" office:value="27.4000000000001" calcext:value-type="float">
            <text:p>27,4</text:p>
          </table:table-cell>
          <table:table-cell/>
          <table:table-cell table:style-name="Default" office:value-type="float" office:value="3513.3" calcext:value-type="float">
            <text:p>3513,3</text:p>
          </table:table-cell>
          <table:table-cell table:formula="of:=[.S273]-[.$B273]" office:value-type="float" office:value="27.4000000000001" calcext:value-type="float">
            <text:p>27,4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7" office:value-type="float" office:value="816.7" calcext:value-type="float">
            <text:p>816,70</text:p>
          </table:table-cell>
          <table:table-cell/>
          <table:table-cell table:style-name="Default" office:value-type="float" office:value="844.1" calcext:value-type="float">
            <text:p>844,1</text:p>
          </table:table-cell>
          <table:table-cell table:formula="of:=[.D274]-[.$B274]" office:value-type="float" office:value="27.4" calcext:value-type="float">
            <text:p>27,4</text:p>
          </table:table-cell>
          <table:table-cell/>
          <table:table-cell table:style-name="Default" office:value-type="float" office:value="844.1" calcext:value-type="float">
            <text:p>844,1</text:p>
          </table:table-cell>
          <table:table-cell table:formula="of:=[.G274]-[.$B274]" office:value-type="float" office:value="27.4" calcext:value-type="float">
            <text:p>27,4</text:p>
          </table:table-cell>
          <table:table-cell/>
          <table:table-cell table:style-name="Default" office:value-type="float" office:value="844.1" calcext:value-type="float">
            <text:p>844,1</text:p>
          </table:table-cell>
          <table:table-cell table:formula="of:=[.J274]-[.$B274]" office:value-type="float" office:value="27.4" calcext:value-type="float">
            <text:p>27,4</text:p>
          </table:table-cell>
          <table:table-cell/>
          <table:table-cell table:style-name="Default" office:value-type="float" office:value="844.1" calcext:value-type="float">
            <text:p>844,1</text:p>
          </table:table-cell>
          <table:table-cell table:formula="of:=[.M274]-[.$B274]" office:value-type="float" office:value="27.4" calcext:value-type="float">
            <text:p>27,4</text:p>
          </table:table-cell>
          <table:table-cell/>
          <table:table-cell table:style-name="Default" office:value-type="float" office:value="844.1" calcext:value-type="float">
            <text:p>844,1</text:p>
          </table:table-cell>
          <table:table-cell table:formula="of:=[.P274]-[.$B274]" office:value-type="float" office:value="27.4" calcext:value-type="float">
            <text:p>27,4</text:p>
          </table:table-cell>
          <table:table-cell/>
          <table:table-cell table:style-name="Default" office:value-type="float" office:value="844.1" calcext:value-type="float">
            <text:p>844,1</text:p>
          </table:table-cell>
          <table:table-cell table:formula="of:=[.S274]-[.$B274]" office:value-type="float" office:value="27.4" calcext:value-type="float">
            <text:p>27,4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7" office:value-type="float" office:value="1177.5" calcext:value-type="float">
            <text:p>1.177,50</text:p>
          </table:table-cell>
          <table:table-cell/>
          <table:table-cell table:style-name="Default" office:value-type="float" office:value="1178.4" calcext:value-type="float">
            <text:p>1178,4</text:p>
          </table:table-cell>
          <table:table-cell table:formula="of:=[.D275]-[.$B275]" office:value-type="float" office:value="0.900000000000091" calcext:value-type="float">
            <text:p>0,9</text:p>
          </table:table-cell>
          <table:table-cell/>
          <table:table-cell table:style-name="Default" office:value-type="float" office:value="1170.2" calcext:value-type="float">
            <text:p>1170,2</text:p>
          </table:table-cell>
          <table:table-cell table:formula="of:=[.G275]-[.$B275]" office:value-type="float" office:value="-7.29999999999995" calcext:value-type="float">
            <text:p>-7,3</text:p>
          </table:table-cell>
          <table:table-cell/>
          <table:table-cell table:style-name="Default" office:value-type="float" office:value="1170.4" calcext:value-type="float">
            <text:p>1170,4</text:p>
          </table:table-cell>
          <table:table-cell table:formula="of:=[.J275]-[.$B275]" office:value-type="float" office:value="-7.09999999999991" calcext:value-type="float">
            <text:p>-7,1</text:p>
          </table:table-cell>
          <table:table-cell/>
          <table:table-cell table:style-name="Default" office:value-type="float" office:value="1170.4" calcext:value-type="float">
            <text:p>1170,4</text:p>
          </table:table-cell>
          <table:table-cell table:formula="of:=[.M275]-[.$B275]" office:value-type="float" office:value="-7.09999999999991" calcext:value-type="float">
            <text:p>-7,1</text:p>
          </table:table-cell>
          <table:table-cell/>
          <table:table-cell table:style-name="Default" office:value-type="float" office:value="1177.7" calcext:value-type="float">
            <text:p>1177,7</text:p>
          </table:table-cell>
          <table:table-cell table:formula="of:=[.P275]-[.$B275]" office:value-type="float" office:value="0.200000000000045" calcext:value-type="float">
            <text:p>0,2</text:p>
          </table:table-cell>
          <table:table-cell/>
          <table:table-cell table:style-name="Default" office:value-type="float" office:value="1177.5" calcext:value-type="float">
            <text:p>1177,5</text:p>
          </table:table-cell>
          <table:table-cell table:formula="of:=[.S275]-[.$B275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7" office:value-type="float" office:value="1443.8" calcext:value-type="float">
            <text:p>1.443,80</text:p>
          </table:table-cell>
          <table:table-cell/>
          <table:table-cell table:style-name="Default" office:value-type="float" office:value="1367.8" calcext:value-type="float">
            <text:p>1367,8</text:p>
          </table:table-cell>
          <table:table-cell table:formula="of:=[.D276]-[.$B276]" office:value-type="float" office:value="-76" calcext:value-type="float">
            <text:p>-76,0</text:p>
          </table:table-cell>
          <table:table-cell/>
          <table:table-cell table:style-name="Default" office:value-type="float" office:value="1463.7" calcext:value-type="float">
            <text:p>1463,7</text:p>
          </table:table-cell>
          <table:table-cell table:formula="of:=[.G276]-[.$B276]" office:value-type="float" office:value="19.9000000000001" calcext:value-type="float">
            <text:p>19,9</text:p>
          </table:table-cell>
          <table:table-cell/>
          <table:table-cell table:style-name="Default" office:value-type="float" office:value="1434.1" calcext:value-type="float">
            <text:p>1434,1</text:p>
          </table:table-cell>
          <table:table-cell table:formula="of:=[.J276]-[.$B276]" office:value-type="float" office:value="-9.70000000000005" calcext:value-type="float">
            <text:p>-9,7</text:p>
          </table:table-cell>
          <table:table-cell/>
          <table:table-cell table:style-name="Default" office:value-type="float" office:value="1434.1" calcext:value-type="float">
            <text:p>1434,1</text:p>
          </table:table-cell>
          <table:table-cell table:formula="of:=[.M276]-[.$B276]" office:value-type="float" office:value="-9.70000000000005" calcext:value-type="float">
            <text:p>-9,7</text:p>
          </table:table-cell>
          <table:table-cell/>
          <table:table-cell table:style-name="Default" office:value-type="float" office:value="1443.8" calcext:value-type="float">
            <text:p>1443,8</text:p>
          </table:table-cell>
          <table:table-cell table:formula="of:=[.P276]-[.$B276]" office:value-type="float" office:value="0" calcext:value-type="float">
            <text:p>0,0</text:p>
          </table:table-cell>
          <table:table-cell/>
          <table:table-cell table:style-name="Default" office:value-type="float" office:value="1443.8" calcext:value-type="float">
            <text:p>1443,8</text:p>
          </table:table-cell>
          <table:table-cell table:formula="of:=[.S276]-[.$B276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7" office:value-type="float" office:value="1490.1" calcext:value-type="float">
            <text:p>1.490,10</text:p>
          </table:table-cell>
          <table:table-cell/>
          <table:table-cell table:style-name="Default" office:value-type="float" office:value="1508.5" calcext:value-type="float">
            <text:p>1508,5</text:p>
          </table:table-cell>
          <table:table-cell table:formula="of:=[.D277]-[.$B277]" office:value-type="float" office:value="18.4000000000001" calcext:value-type="float">
            <text:p>18,4</text:p>
          </table:table-cell>
          <table:table-cell/>
          <table:table-cell table:style-name="Default" office:value-type="float" office:value="1508.5" calcext:value-type="float">
            <text:p>1508,5</text:p>
          </table:table-cell>
          <table:table-cell table:formula="of:=[.G277]-[.$B277]" office:value-type="float" office:value="18.4000000000001" calcext:value-type="float">
            <text:p>18,4</text:p>
          </table:table-cell>
          <table:table-cell/>
          <table:table-cell table:style-name="Default" office:value-type="float" office:value="1490.1" calcext:value-type="float">
            <text:p>1490,1</text:p>
          </table:table-cell>
          <table:table-cell table:formula="of:=[.J277]-[.$B277]" office:value-type="float" office:value="0" calcext:value-type="float">
            <text:p>0,0</text:p>
          </table:table-cell>
          <table:table-cell/>
          <table:table-cell table:style-name="Default" office:value-type="float" office:value="1490.1" calcext:value-type="float">
            <text:p>1490,1</text:p>
          </table:table-cell>
          <table:table-cell table:formula="of:=[.M277]-[.$B277]" office:value-type="float" office:value="0" calcext:value-type="float">
            <text:p>0,0</text:p>
          </table:table-cell>
          <table:table-cell/>
          <table:table-cell table:style-name="Default" office:value-type="float" office:value="1490.1" calcext:value-type="float">
            <text:p>1490,1</text:p>
          </table:table-cell>
          <table:table-cell table:formula="of:=[.P277]-[.$B277]" office:value-type="float" office:value="0" calcext:value-type="float">
            <text:p>0,0</text:p>
          </table:table-cell>
          <table:table-cell/>
          <table:table-cell table:style-name="Default" office:value-type="float" office:value="1490.1" calcext:value-type="float">
            <text:p>1490,1</text:p>
          </table:table-cell>
          <table:table-cell table:formula="of:=[.S277]-[.$B277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7" office:value-type="float" office:value="555.5" calcext:value-type="float">
            <text:p>555,50</text:p>
          </table:table-cell>
          <table:table-cell/>
          <table:table-cell table:style-name="Default" office:value-type="float" office:value="784.4" calcext:value-type="float">
            <text:p>784,4</text:p>
          </table:table-cell>
          <table:table-cell table:formula="of:=[.D278]-[.$B278]" office:value-type="float" office:value="228.9" calcext:value-type="float">
            <text:p>228,9</text:p>
          </table:table-cell>
          <table:table-cell/>
          <table:table-cell table:style-name="Default" office:value-type="float" office:value="784.4" calcext:value-type="float">
            <text:p>784,4</text:p>
          </table:table-cell>
          <table:table-cell table:formula="of:=[.G278]-[.$B278]" office:value-type="float" office:value="228.9" calcext:value-type="float">
            <text:p>228,9</text:p>
          </table:table-cell>
          <table:table-cell/>
          <table:table-cell table:style-name="Default" office:value-type="float" office:value="784.4" calcext:value-type="float">
            <text:p>784,4</text:p>
          </table:table-cell>
          <table:table-cell table:formula="of:=[.J278]-[.$B278]" office:value-type="float" office:value="228.9" calcext:value-type="float">
            <text:p>228,9</text:p>
          </table:table-cell>
          <table:table-cell/>
          <table:table-cell table:style-name="Default" office:value-type="float" office:value="784.4" calcext:value-type="float">
            <text:p>784,4</text:p>
          </table:table-cell>
          <table:table-cell table:formula="of:=[.M278]-[.$B278]" office:value-type="float" office:value="228.9" calcext:value-type="float">
            <text:p>228,9</text:p>
          </table:table-cell>
          <table:table-cell/>
          <table:table-cell table:style-name="Default" office:value-type="float" office:value="555.5" calcext:value-type="float">
            <text:p>555,5</text:p>
          </table:table-cell>
          <table:table-cell table:formula="of:=[.P278]-[.$B278]" office:value-type="float" office:value="0" calcext:value-type="float">
            <text:p>0,0</text:p>
          </table:table-cell>
          <table:table-cell/>
          <table:table-cell table:style-name="Default" office:value-type="float" office:value="555.5" calcext:value-type="float">
            <text:p>555,5</text:p>
          </table:table-cell>
          <table:table-cell table:formula="of:=[.S278]-[.$B278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7" office:value-type="float" office:value="1492.4" calcext:value-type="float">
            <text:p>1.492,40</text:p>
          </table:table-cell>
          <table:table-cell/>
          <table:table-cell table:style-name="Default" office:value-type="float" office:value="1459.3" calcext:value-type="float">
            <text:p>1459,3</text:p>
          </table:table-cell>
          <table:table-cell table:formula="of:=[.D279]-[.$B279]" office:value-type="float" office:value="-33.1000000000001" calcext:value-type="float">
            <text:p>-33,1</text:p>
          </table:table-cell>
          <table:table-cell/>
          <table:table-cell table:style-name="Default" office:value-type="float" office:value="1459.3" calcext:value-type="float">
            <text:p>1459,3</text:p>
          </table:table-cell>
          <table:table-cell table:formula="of:=[.G279]-[.$B279]" office:value-type="float" office:value="-33.1000000000001" calcext:value-type="float">
            <text:p>-33,1</text:p>
          </table:table-cell>
          <table:table-cell/>
          <table:table-cell table:style-name="Default" office:value-type="float" office:value="1459.3" calcext:value-type="float">
            <text:p>1459,3</text:p>
          </table:table-cell>
          <table:table-cell table:formula="of:=[.J279]-[.$B279]" office:value-type="float" office:value="-33.1000000000001" calcext:value-type="float">
            <text:p>-33,1</text:p>
          </table:table-cell>
          <table:table-cell/>
          <table:table-cell table:style-name="Default" office:value-type="float" office:value="1459.3" calcext:value-type="float">
            <text:p>1459,3</text:p>
          </table:table-cell>
          <table:table-cell table:formula="of:=[.M279]-[.$B279]" office:value-type="float" office:value="-33.1000000000001" calcext:value-type="float">
            <text:p>-33,1</text:p>
          </table:table-cell>
          <table:table-cell/>
          <table:table-cell table:style-name="Default" office:value-type="float" office:value="1519.8" calcext:value-type="float">
            <text:p>1519,8</text:p>
          </table:table-cell>
          <table:table-cell table:formula="of:=[.P279]-[.$B279]" office:value-type="float" office:value="27.3999999999999" calcext:value-type="float">
            <text:p>27,4</text:p>
          </table:table-cell>
          <table:table-cell/>
          <table:table-cell table:style-name="Default" office:value-type="float" office:value="1519.8" calcext:value-type="float">
            <text:p>1519,8</text:p>
          </table:table-cell>
          <table:table-cell table:formula="of:=[.S279]-[.$B279]" office:value-type="float" office:value="27.3999999999999" calcext:value-type="float">
            <text:p>27,4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7" office:value-type="float" office:value="426.1" calcext:value-type="float">
            <text:p>426,10</text:p>
          </table:table-cell>
          <table:table-cell/>
          <table:table-cell table:style-name="Default" office:value-type="float" office:value="435.1" calcext:value-type="float">
            <text:p>435,1</text:p>
          </table:table-cell>
          <table:table-cell table:formula="of:=[.D280]-[.$B280]" office:value-type="float" office:value="9" calcext:value-type="float">
            <text:p>9,0</text:p>
          </table:table-cell>
          <table:table-cell/>
          <table:table-cell table:style-name="Default" office:value-type="float" office:value="435.1" calcext:value-type="float">
            <text:p>435,1</text:p>
          </table:table-cell>
          <table:table-cell table:formula="of:=[.G280]-[.$B280]" office:value-type="float" office:value="9" calcext:value-type="float">
            <text:p>9,0</text:p>
          </table:table-cell>
          <table:table-cell/>
          <table:table-cell table:style-name="Default" office:value-type="float" office:value="421.6" calcext:value-type="float">
            <text:p>421,6</text:p>
          </table:table-cell>
          <table:table-cell table:formula="of:=[.J280]-[.$B280]" office:value-type="float" office:value="-4.5" calcext:value-type="float">
            <text:p>-4,5</text:p>
          </table:table-cell>
          <table:table-cell/>
          <table:table-cell table:style-name="Default" office:value-type="float" office:value="421.6" calcext:value-type="float">
            <text:p>421,6</text:p>
          </table:table-cell>
          <table:table-cell table:formula="of:=[.M280]-[.$B280]" office:value-type="float" office:value="-4.5" calcext:value-type="float">
            <text:p>-4,5</text:p>
          </table:table-cell>
          <table:table-cell/>
          <table:table-cell table:style-name="Default" office:value-type="float" office:value="421.6" calcext:value-type="float">
            <text:p>421,6</text:p>
          </table:table-cell>
          <table:table-cell table:formula="of:=[.P280]-[.$B280]" office:value-type="float" office:value="-4.5" calcext:value-type="float">
            <text:p>-4,5</text:p>
          </table:table-cell>
          <table:table-cell/>
          <table:table-cell table:style-name="Default" office:value-type="float" office:value="421.6" calcext:value-type="float">
            <text:p>421,6</text:p>
          </table:table-cell>
          <table:table-cell table:formula="of:=[.S280]-[.$B280]" office:value-type="float" office:value="-4.5" calcext:value-type="float">
            <text:p>-4,5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7" office:value-type="float" office:value="1536.5" calcext:value-type="float">
            <text:p>1.536,50</text:p>
          </table:table-cell>
          <table:table-cell/>
          <table:table-cell table:style-name="Default" office:value-type="float" office:value="1220.4" calcext:value-type="float">
            <text:p>1220,4</text:p>
          </table:table-cell>
          <table:table-cell table:formula="of:=[.D281]-[.$B281]" office:value-type="float" office:value="-316.1" calcext:value-type="float">
            <text:p>-316,1</text:p>
          </table:table-cell>
          <table:table-cell/>
          <table:table-cell table:style-name="Default" office:value-type="float" office:value="1220.4" calcext:value-type="float">
            <text:p>1220,4</text:p>
          </table:table-cell>
          <table:table-cell table:formula="of:=[.G281]-[.$B281]" office:value-type="float" office:value="-316.1" calcext:value-type="float">
            <text:p>-316,1</text:p>
          </table:table-cell>
          <table:table-cell/>
          <table:table-cell table:style-name="Default" office:value-type="float" office:value="1220.4" calcext:value-type="float">
            <text:p>1220,4</text:p>
          </table:table-cell>
          <table:table-cell table:formula="of:=[.J281]-[.$B281]" office:value-type="float" office:value="-316.1" calcext:value-type="float">
            <text:p>-316,1</text:p>
          </table:table-cell>
          <table:table-cell/>
          <table:table-cell table:style-name="Default" office:value-type="float" office:value="1191.9" calcext:value-type="float">
            <text:p>1191,9</text:p>
          </table:table-cell>
          <table:table-cell table:formula="of:=[.M281]-[.$B281]" office:value-type="float" office:value="-344.6" calcext:value-type="float">
            <text:p>-344,6</text:p>
          </table:table-cell>
          <table:table-cell/>
          <table:table-cell table:style-name="Default" office:value-type="float" office:value="1191.9" calcext:value-type="float">
            <text:p>1191,9</text:p>
          </table:table-cell>
          <table:table-cell table:formula="of:=[.P281]-[.$B281]" office:value-type="float" office:value="-344.6" calcext:value-type="float">
            <text:p>-344,6</text:p>
          </table:table-cell>
          <table:table-cell/>
          <table:table-cell table:style-name="Default" office:value-type="float" office:value="1191.9" calcext:value-type="float">
            <text:p>1191,9</text:p>
          </table:table-cell>
          <table:table-cell table:formula="of:=[.S281]-[.$B281]" office:value-type="float" office:value="-344.6" calcext:value-type="float">
            <text:p>-344,6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7" office:value-type="float" office:value="360.4" calcext:value-type="float">
            <text:p>360,40</text:p>
          </table:table-cell>
          <table:table-cell/>
          <table:table-cell table:style-name="Default" office:value-type="float" office:value="385.8" calcext:value-type="float">
            <text:p>385,8</text:p>
          </table:table-cell>
          <table:table-cell table:formula="of:=[.D282]-[.$B282]" office:value-type="float" office:value="25.4" calcext:value-type="float">
            <text:p>25,4</text:p>
          </table:table-cell>
          <table:table-cell/>
          <table:table-cell table:style-name="Default" office:value-type="float" office:value="387.8" calcext:value-type="float">
            <text:p>387,8</text:p>
          </table:table-cell>
          <table:table-cell table:formula="of:=[.G282]-[.$B282]" office:value-type="float" office:value="27.4" calcext:value-type="float">
            <text:p>27,4</text:p>
          </table:table-cell>
          <table:table-cell/>
          <table:table-cell table:style-name="Default" office:value-type="float" office:value="387.9" calcext:value-type="float">
            <text:p>387,9</text:p>
          </table:table-cell>
          <table:table-cell table:formula="of:=[.J282]-[.$B282]" office:value-type="float" office:value="27.5" calcext:value-type="float">
            <text:p>27,5</text:p>
          </table:table-cell>
          <table:table-cell/>
          <table:table-cell table:style-name="Default" office:value-type="float" office:value="387.9" calcext:value-type="float">
            <text:p>387,9</text:p>
          </table:table-cell>
          <table:table-cell table:formula="of:=[.M282]-[.$B282]" office:value-type="float" office:value="27.5" calcext:value-type="float">
            <text:p>27,5</text:p>
          </table:table-cell>
          <table:table-cell/>
          <table:table-cell table:style-name="Default" office:value-type="float" office:value="387.9" calcext:value-type="float">
            <text:p>387,9</text:p>
          </table:table-cell>
          <table:table-cell table:formula="of:=[.P282]-[.$B282]" office:value-type="float" office:value="27.5" calcext:value-type="float">
            <text:p>27,5</text:p>
          </table:table-cell>
          <table:table-cell/>
          <table:table-cell table:style-name="Default" office:value-type="float" office:value="360.4" calcext:value-type="float">
            <text:p>360,4</text:p>
          </table:table-cell>
          <table:table-cell table:formula="of:=[.S282]-[.$B282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7" office:value-type="float" office:value="1526.4" calcext:value-type="float">
            <text:p>1.526,40</text:p>
          </table:table-cell>
          <table:table-cell/>
          <table:table-cell table:style-name="Default" office:value-type="float" office:value="1502.4" calcext:value-type="float">
            <text:p>1502,4</text:p>
          </table:table-cell>
          <table:table-cell table:formula="of:=[.D283]-[.$B283]" office:value-type="float" office:value="-24" calcext:value-type="float">
            <text:p>-24,0</text:p>
          </table:table-cell>
          <table:table-cell/>
          <table:table-cell table:style-name="Default" office:value-type="float" office:value="1502.4" calcext:value-type="float">
            <text:p>1502,4</text:p>
          </table:table-cell>
          <table:table-cell table:formula="of:=[.G283]-[.$B283]" office:value-type="float" office:value="-24" calcext:value-type="float">
            <text:p>-24,0</text:p>
          </table:table-cell>
          <table:table-cell/>
          <table:table-cell table:style-name="Default" office:value-type="float" office:value="1502.4" calcext:value-type="float">
            <text:p>1502,4</text:p>
          </table:table-cell>
          <table:table-cell table:formula="of:=[.J283]-[.$B283]" office:value-type="float" office:value="-24" calcext:value-type="float">
            <text:p>-24,0</text:p>
          </table:table-cell>
          <table:table-cell/>
          <table:table-cell table:style-name="Default" office:value-type="float" office:value="1502.4" calcext:value-type="float">
            <text:p>1502,4</text:p>
          </table:table-cell>
          <table:table-cell table:formula="of:=[.M283]-[.$B283]" office:value-type="float" office:value="-24" calcext:value-type="float">
            <text:p>-24,0</text:p>
          </table:table-cell>
          <table:table-cell/>
          <table:table-cell table:style-name="Default" office:value-type="float" office:value="1502.4" calcext:value-type="float">
            <text:p>1502,4</text:p>
          </table:table-cell>
          <table:table-cell table:formula="of:=[.P283]-[.$B283]" office:value-type="float" office:value="-24" calcext:value-type="float">
            <text:p>-24,0</text:p>
          </table:table-cell>
          <table:table-cell/>
          <table:table-cell table:style-name="Default" office:value-type="float" office:value="1526.4" calcext:value-type="float">
            <text:p>1526,4</text:p>
          </table:table-cell>
          <table:table-cell table:formula="of:=[.S283]-[.$B283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7" office:value-type="float" office:value="2177.7" calcext:value-type="float">
            <text:p>2.177,70</text:p>
          </table:table-cell>
          <table:table-cell/>
          <table:table-cell table:style-name="Default" office:value-type="float" office:value="2190.7" calcext:value-type="float">
            <text:p>2190,7</text:p>
          </table:table-cell>
          <table:table-cell table:formula="of:=[.D284]-[.$B284]" office:value-type="float" office:value="13" calcext:value-type="float">
            <text:p>13,0</text:p>
          </table:table-cell>
          <table:table-cell/>
          <table:table-cell table:style-name="Default" office:value-type="float" office:value="2190.7" calcext:value-type="float">
            <text:p>2190,7</text:p>
          </table:table-cell>
          <table:table-cell table:formula="of:=[.G284]-[.$B284]" office:value-type="float" office:value="13" calcext:value-type="float">
            <text:p>13,0</text:p>
          </table:table-cell>
          <table:table-cell/>
          <table:table-cell table:style-name="Default" office:value-type="float" office:value="2190.7" calcext:value-type="float">
            <text:p>2190,7</text:p>
          </table:table-cell>
          <table:table-cell table:formula="of:=[.J284]-[.$B284]" office:value-type="float" office:value="13" calcext:value-type="float">
            <text:p>13,0</text:p>
          </table:table-cell>
          <table:table-cell/>
          <table:table-cell table:style-name="Default" office:value-type="float" office:value="2190.7" calcext:value-type="float">
            <text:p>2190,7</text:p>
          </table:table-cell>
          <table:table-cell table:formula="of:=[.M284]-[.$B284]" office:value-type="float" office:value="13" calcext:value-type="float">
            <text:p>13,0</text:p>
          </table:table-cell>
          <table:table-cell/>
          <table:table-cell table:style-name="Default" office:value-type="float" office:value="2190.7" calcext:value-type="float">
            <text:p>2190,7</text:p>
          </table:table-cell>
          <table:table-cell table:formula="of:=[.P284]-[.$B284]" office:value-type="float" office:value="13" calcext:value-type="float">
            <text:p>13,0</text:p>
          </table:table-cell>
          <table:table-cell/>
          <table:table-cell table:style-name="Default" office:value-type="float" office:value="2177.7" calcext:value-type="float">
            <text:p>2177,7</text:p>
          </table:table-cell>
          <table:table-cell table:formula="of:=[.S284]-[.$B284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7" office:value-type="float" office:value="873.3" calcext:value-type="float">
            <text:p>873,30</text:p>
          </table:table-cell>
          <table:table-cell/>
          <table:table-cell table:style-name="Default" office:value-type="float" office:value="873.3" calcext:value-type="float">
            <text:p>873,3</text:p>
          </table:table-cell>
          <table:table-cell table:formula="of:=[.D285]-[.$B285]" office:value-type="float" office:value="0" calcext:value-type="float">
            <text:p>0,0</text:p>
          </table:table-cell>
          <table:table-cell/>
          <table:table-cell table:style-name="Default" office:value-type="float" office:value="873.3" calcext:value-type="float">
            <text:p>873,3</text:p>
          </table:table-cell>
          <table:table-cell table:formula="of:=[.G285]-[.$B285]" office:value-type="float" office:value="0" calcext:value-type="float">
            <text:p>0,0</text:p>
          </table:table-cell>
          <table:table-cell/>
          <table:table-cell table:style-name="Default" office:value-type="float" office:value="873.3" calcext:value-type="float">
            <text:p>873,3</text:p>
          </table:table-cell>
          <table:table-cell table:formula="of:=[.J285]-[.$B285]" office:value-type="float" office:value="0" calcext:value-type="float">
            <text:p>0,0</text:p>
          </table:table-cell>
          <table:table-cell/>
          <table:table-cell table:style-name="Default" office:value-type="float" office:value="873.3" calcext:value-type="float">
            <text:p>873,3</text:p>
          </table:table-cell>
          <table:table-cell table:formula="of:=[.M285]-[.$B285]" office:value-type="float" office:value="0" calcext:value-type="float">
            <text:p>0,0</text:p>
          </table:table-cell>
          <table:table-cell/>
          <table:table-cell table:style-name="Default" office:value-type="float" office:value="873.3" calcext:value-type="float">
            <text:p>873,3</text:p>
          </table:table-cell>
          <table:table-cell table:formula="of:=[.P285]-[.$B285]" office:value-type="float" office:value="0" calcext:value-type="float">
            <text:p>0,0</text:p>
          </table:table-cell>
          <table:table-cell/>
          <table:table-cell table:style-name="Default" office:value-type="float" office:value="873.3" calcext:value-type="float">
            <text:p>873,3</text:p>
          </table:table-cell>
          <table:table-cell table:formula="of:=[.S285]-[.$B285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7" office:value-type="float" office:value="734.2" calcext:value-type="float">
            <text:p>734,20</text:p>
          </table:table-cell>
          <table:table-cell/>
          <table:table-cell table:style-name="Default" office:value-type="float" office:value="725.4" calcext:value-type="float">
            <text:p>725,4</text:p>
          </table:table-cell>
          <table:table-cell table:formula="of:=[.D286]-[.$B286]" office:value-type="float" office:value="-8.80000000000007" calcext:value-type="float">
            <text:p>-8,8</text:p>
          </table:table-cell>
          <table:table-cell/>
          <table:table-cell table:style-name="Default" office:value-type="float" office:value="735" calcext:value-type="float">
            <text:p>735</text:p>
          </table:table-cell>
          <table:table-cell table:formula="of:=[.G286]-[.$B286]" office:value-type="float" office:value="0.799999999999955" calcext:value-type="float">
            <text:p>0,8</text:p>
          </table:table-cell>
          <table:table-cell/>
          <table:table-cell table:style-name="Default" office:value-type="float" office:value="734.2" calcext:value-type="float">
            <text:p>734,2</text:p>
          </table:table-cell>
          <table:table-cell table:formula="of:=[.J286]-[.$B286]" office:value-type="float" office:value="0" calcext:value-type="float">
            <text:p>0,0</text:p>
          </table:table-cell>
          <table:table-cell/>
          <table:table-cell table:style-name="Default" office:value-type="float" office:value="734.2" calcext:value-type="float">
            <text:p>734,2</text:p>
          </table:table-cell>
          <table:table-cell table:formula="of:=[.M286]-[.$B286]" office:value-type="float" office:value="0" calcext:value-type="float">
            <text:p>0,0</text:p>
          </table:table-cell>
          <table:table-cell/>
          <table:table-cell table:style-name="Default" office:value-type="float" office:value="734.2" calcext:value-type="float">
            <text:p>734,2</text:p>
          </table:table-cell>
          <table:table-cell table:formula="of:=[.P286]-[.$B286]" office:value-type="float" office:value="0" calcext:value-type="float">
            <text:p>0,0</text:p>
          </table:table-cell>
          <table:table-cell/>
          <table:table-cell table:style-name="Default" office:value-type="float" office:value="734.2" calcext:value-type="float">
            <text:p>734,2</text:p>
          </table:table-cell>
          <table:table-cell table:formula="of:=[.S286]-[.$B286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7" office:value-type="float" office:value="1345.5" calcext:value-type="float">
            <text:p>1.345,50</text:p>
          </table:table-cell>
          <table:table-cell/>
          <table:table-cell table:style-name="Default" office:value-type="float" office:value="1345.5" calcext:value-type="float">
            <text:p>1345,5</text:p>
          </table:table-cell>
          <table:table-cell table:formula="of:=[.D287]-[.$B287]" office:value-type="float" office:value="0" calcext:value-type="float">
            <text:p>0,0</text:p>
          </table:table-cell>
          <table:table-cell/>
          <table:table-cell table:style-name="Default" office:value-type="float" office:value="1345.5" calcext:value-type="float">
            <text:p>1345,5</text:p>
          </table:table-cell>
          <table:table-cell table:formula="of:=[.G287]-[.$B287]" office:value-type="float" office:value="0" calcext:value-type="float">
            <text:p>0,0</text:p>
          </table:table-cell>
          <table:table-cell/>
          <table:table-cell table:style-name="Default" office:value-type="float" office:value="1345.5" calcext:value-type="float">
            <text:p>1345,5</text:p>
          </table:table-cell>
          <table:table-cell table:formula="of:=[.J287]-[.$B287]" office:value-type="float" office:value="0" calcext:value-type="float">
            <text:p>0,0</text:p>
          </table:table-cell>
          <table:table-cell/>
          <table:table-cell table:style-name="Default" office:value-type="float" office:value="1345.5" calcext:value-type="float">
            <text:p>1345,5</text:p>
          </table:table-cell>
          <table:table-cell table:formula="of:=[.M287]-[.$B287]" office:value-type="float" office:value="0" calcext:value-type="float">
            <text:p>0,0</text:p>
          </table:table-cell>
          <table:table-cell/>
          <table:table-cell table:style-name="Default" office:value-type="float" office:value="1345.5" calcext:value-type="float">
            <text:p>1345,5</text:p>
          </table:table-cell>
          <table:table-cell table:formula="of:=[.P287]-[.$B287]" office:value-type="float" office:value="0" calcext:value-type="float">
            <text:p>0,0</text:p>
          </table:table-cell>
          <table:table-cell/>
          <table:table-cell table:style-name="Default" office:value-type="float" office:value="1345.5" calcext:value-type="float">
            <text:p>1345,5</text:p>
          </table:table-cell>
          <table:table-cell table:formula="of:=[.S287]-[.$B287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7" office:value-type="float" office:value="667.9" calcext:value-type="float">
            <text:p>667,90</text:p>
          </table:table-cell>
          <table:table-cell/>
          <table:table-cell table:style-name="Default" office:value-type="float" office:value="663.8" calcext:value-type="float">
            <text:p>663,8</text:p>
          </table:table-cell>
          <table:table-cell table:formula="of:=[.D288]-[.$B288]" office:value-type="float" office:value="-4.10000000000002" calcext:value-type="float">
            <text:p>-4,1</text:p>
          </table:table-cell>
          <table:table-cell/>
          <table:table-cell table:style-name="Default" office:value-type="float" office:value="688.1" calcext:value-type="float">
            <text:p>688,1</text:p>
          </table:table-cell>
          <table:table-cell table:formula="of:=[.G288]-[.$B288]" office:value-type="float" office:value="20.2" calcext:value-type="float">
            <text:p>20,2</text:p>
          </table:table-cell>
          <table:table-cell/>
          <table:table-cell table:style-name="Default" office:value-type="float" office:value="683.5" calcext:value-type="float">
            <text:p>683,5</text:p>
          </table:table-cell>
          <table:table-cell table:formula="of:=[.J288]-[.$B288]" office:value-type="float" office:value="15.6" calcext:value-type="float">
            <text:p>15,6</text:p>
          </table:table-cell>
          <table:table-cell/>
          <table:table-cell table:style-name="Default" office:value-type="float" office:value="683.5" calcext:value-type="float">
            <text:p>683,5</text:p>
          </table:table-cell>
          <table:table-cell table:formula="of:=[.M288]-[.$B288]" office:value-type="float" office:value="15.6" calcext:value-type="float">
            <text:p>15,6</text:p>
          </table:table-cell>
          <table:table-cell/>
          <table:table-cell table:style-name="Default" office:value-type="float" office:value="695.3" calcext:value-type="float">
            <text:p>695,3</text:p>
          </table:table-cell>
          <table:table-cell table:formula="of:=[.P288]-[.$B288]" office:value-type="float" office:value="27.4" calcext:value-type="float">
            <text:p>27,4</text:p>
          </table:table-cell>
          <table:table-cell/>
          <table:table-cell table:style-name="Default" office:value-type="float" office:value="695.3" calcext:value-type="float">
            <text:p>695,3</text:p>
          </table:table-cell>
          <table:table-cell table:formula="of:=[.S288]-[.$B288]" office:value-type="float" office:value="27.4" calcext:value-type="float">
            <text:p>27,4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7" office:value-type="float" office:value="1451.1" calcext:value-type="float">
            <text:p>1.451,10</text:p>
          </table:table-cell>
          <table:table-cell/>
          <table:table-cell table:style-name="Default" office:value-type="float" office:value="3.6" calcext:value-type="float">
            <text:p>3,6</text:p>
          </table:table-cell>
          <table:table-cell table:formula="of:=[.D289]-[.$B289]" office:value-type="float" office:value="-1447.5" calcext:value-type="float">
            <text:p>-1447,5</text:p>
          </table:table-cell>
          <table:table-cell/>
          <table:table-cell table:style-name="Default" office:value-type="float" office:value="3.6" calcext:value-type="float">
            <text:p>3,6</text:p>
          </table:table-cell>
          <table:table-cell table:formula="of:=[.G289]-[.$B289]" office:value-type="float" office:value="-1447.5" calcext:value-type="float">
            <text:p>-1447,5</text:p>
          </table:table-cell>
          <table:table-cell/>
          <table:table-cell table:style-name="Default" office:value-type="float" office:value="3.6" calcext:value-type="float">
            <text:p>3,6</text:p>
          </table:table-cell>
          <table:table-cell table:formula="of:=[.J289]-[.$B289]" office:value-type="float" office:value="-1447.5" calcext:value-type="float">
            <text:p>-1447,5</text:p>
          </table:table-cell>
          <table:table-cell/>
          <table:table-cell table:style-name="Default" office:value-type="float" office:value="3.6" calcext:value-type="float">
            <text:p>3,6</text:p>
          </table:table-cell>
          <table:table-cell table:formula="of:=[.M289]-[.$B289]" office:value-type="float" office:value="-1447.5" calcext:value-type="float">
            <text:p>-1447,5</text:p>
          </table:table-cell>
          <table:table-cell/>
          <table:table-cell table:style-name="Default" office:value-type="float" office:value="1420.5" calcext:value-type="float">
            <text:p>1420,5</text:p>
          </table:table-cell>
          <table:table-cell table:formula="of:=[.P289]-[.$B289]" office:value-type="float" office:value="-30.5999999999999" calcext:value-type="float">
            <text:p>-30,6</text:p>
          </table:table-cell>
          <table:table-cell/>
          <table:table-cell table:style-name="Default" office:value-type="float" office:value="1420.5" calcext:value-type="float">
            <text:p>1420,5</text:p>
          </table:table-cell>
          <table:table-cell table:formula="of:=[.S289]-[.$B289]" office:value-type="float" office:value="-30.5999999999999" calcext:value-type="float">
            <text:p>-30,6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7" office:value-type="float" office:value="997.8" calcext:value-type="float">
            <text:p>997,80</text:p>
          </table:table-cell>
          <table:table-cell/>
          <table:table-cell table:style-name="Default" office:value-type="float" office:value="1004.4" calcext:value-type="float">
            <text:p>1004,4</text:p>
          </table:table-cell>
          <table:table-cell table:formula="of:=[.D290]-[.$B290]" office:value-type="float" office:value="6.60000000000002" calcext:value-type="float">
            <text:p>6,6</text:p>
          </table:table-cell>
          <table:table-cell/>
          <table:table-cell table:style-name="Default" office:value-type="float" office:value="1004.4" calcext:value-type="float">
            <text:p>1004,4</text:p>
          </table:table-cell>
          <table:table-cell table:formula="of:=[.G290]-[.$B290]" office:value-type="float" office:value="6.60000000000002" calcext:value-type="float">
            <text:p>6,6</text:p>
          </table:table-cell>
          <table:table-cell/>
          <table:table-cell table:style-name="Default" office:value-type="float" office:value="998.7" calcext:value-type="float">
            <text:p>998,7</text:p>
          </table:table-cell>
          <table:table-cell table:formula="of:=[.J290]-[.$B290]" office:value-type="float" office:value="0.900000000000091" calcext:value-type="float">
            <text:p>0,9</text:p>
          </table:table-cell>
          <table:table-cell/>
          <table:table-cell table:style-name="Default" office:value-type="float" office:value="998.7" calcext:value-type="float">
            <text:p>998,7</text:p>
          </table:table-cell>
          <table:table-cell table:formula="of:=[.M290]-[.$B290]" office:value-type="float" office:value="0.900000000000091" calcext:value-type="float">
            <text:p>0,9</text:p>
          </table:table-cell>
          <table:table-cell/>
          <table:table-cell table:style-name="Default" office:value-type="float" office:value="997.8" calcext:value-type="float">
            <text:p>997,8</text:p>
          </table:table-cell>
          <table:table-cell table:formula="of:=[.P290]-[.$B290]" office:value-type="float" office:value="0" calcext:value-type="float">
            <text:p>0,0</text:p>
          </table:table-cell>
          <table:table-cell/>
          <table:table-cell table:style-name="Default" office:value-type="float" office:value="997.8" calcext:value-type="float">
            <text:p>997,8</text:p>
          </table:table-cell>
          <table:table-cell table:formula="of:=[.S290]-[.$B290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7" office:value-type="float" office:value="1793.3" calcext:value-type="float">
            <text:p>1.793,30</text:p>
          </table:table-cell>
          <table:table-cell/>
          <table:table-cell table:style-name="Default" office:value-type="float" office:value="1786" calcext:value-type="float">
            <text:p>1786</text:p>
          </table:table-cell>
          <table:table-cell table:formula="of:=[.D291]-[.$B291]" office:value-type="float" office:value="-7.29999999999995" calcext:value-type="float">
            <text:p>-7,3</text:p>
          </table:table-cell>
          <table:table-cell/>
          <table:table-cell table:style-name="Default" office:value-type="float" office:value="1786" calcext:value-type="float">
            <text:p>1786</text:p>
          </table:table-cell>
          <table:table-cell table:formula="of:=[.G291]-[.$B291]" office:value-type="float" office:value="-7.29999999999995" calcext:value-type="float">
            <text:p>-7,3</text:p>
          </table:table-cell>
          <table:table-cell/>
          <table:table-cell table:style-name="Default" office:value-type="float" office:value="1786" calcext:value-type="float">
            <text:p>1786</text:p>
          </table:table-cell>
          <table:table-cell table:formula="of:=[.J291]-[.$B291]" office:value-type="float" office:value="-7.29999999999995" calcext:value-type="float">
            <text:p>-7,3</text:p>
          </table:table-cell>
          <table:table-cell/>
          <table:table-cell table:style-name="Default" office:value-type="float" office:value="1786" calcext:value-type="float">
            <text:p>1786</text:p>
          </table:table-cell>
          <table:table-cell table:formula="of:=[.M291]-[.$B291]" office:value-type="float" office:value="-7.29999999999995" calcext:value-type="float">
            <text:p>-7,3</text:p>
          </table:table-cell>
          <table:table-cell/>
          <table:table-cell table:style-name="Default" office:value-type="float" office:value="1786" calcext:value-type="float">
            <text:p>1786</text:p>
          </table:table-cell>
          <table:table-cell table:formula="of:=[.P291]-[.$B291]" office:value-type="float" office:value="-7.29999999999995" calcext:value-type="float">
            <text:p>-7,3</text:p>
          </table:table-cell>
          <table:table-cell/>
          <table:table-cell table:style-name="Default" office:value-type="float" office:value="1786" calcext:value-type="float">
            <text:p>1786</text:p>
          </table:table-cell>
          <table:table-cell table:formula="of:=[.S291]-[.$B291]" office:value-type="float" office:value="-7.29999999999995" calcext:value-type="float">
            <text:p>-7,3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7" office:value-type="float" office:value="1084" calcext:value-type="float">
            <text:p>1.084,00</text:p>
          </table:table-cell>
          <table:table-cell/>
          <table:table-cell table:style-name="Default" office:value-type="float" office:value="1202.6" calcext:value-type="float">
            <text:p>1202,6</text:p>
          </table:table-cell>
          <table:table-cell table:formula="of:=[.D292]-[.$B292]" office:value-type="float" office:value="118.6" calcext:value-type="float">
            <text:p>118,6</text:p>
          </table:table-cell>
          <table:table-cell/>
          <table:table-cell table:style-name="Default" office:value-type="float" office:value="1076.6" calcext:value-type="float">
            <text:p>1076,6</text:p>
          </table:table-cell>
          <table:table-cell table:formula="of:=[.G292]-[.$B292]" office:value-type="float" office:value="-7.40000000000009" calcext:value-type="float">
            <text:p>-7,4</text:p>
          </table:table-cell>
          <table:table-cell/>
          <table:table-cell table:style-name="Default" office:value-type="float" office:value="1200.6" calcext:value-type="float">
            <text:p>1200,6</text:p>
          </table:table-cell>
          <table:table-cell table:formula="of:=[.J292]-[.$B292]" office:value-type="float" office:value="116.6" calcext:value-type="float">
            <text:p>116,6</text:p>
          </table:table-cell>
          <table:table-cell/>
          <table:table-cell table:style-name="Default" office:value-type="float" office:value="1076.6" calcext:value-type="float">
            <text:p>1076,6</text:p>
          </table:table-cell>
          <table:table-cell table:formula="of:=[.M292]-[.$B292]" office:value-type="float" office:value="-7.40000000000009" calcext:value-type="float">
            <text:p>-7,4</text:p>
          </table:table-cell>
          <table:table-cell/>
          <table:table-cell table:style-name="Default" office:value-type="float" office:value="1207.9" calcext:value-type="float">
            <text:p>1207,9</text:p>
          </table:table-cell>
          <table:table-cell table:formula="of:=[.P292]-[.$B292]" office:value-type="float" office:value="123.9" calcext:value-type="float">
            <text:p>123,9</text:p>
          </table:table-cell>
          <table:table-cell/>
          <table:table-cell table:style-name="Default" office:value-type="float" office:value="1207.9" calcext:value-type="float">
            <text:p>1207,9</text:p>
          </table:table-cell>
          <table:table-cell table:formula="of:=[.S292]-[.$B292]" office:value-type="float" office:value="123.9" calcext:value-type="float">
            <text:p>123,9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7" office:value-type="float" office:value="1049.7" calcext:value-type="float">
            <text:p>1.049,70</text:p>
          </table:table-cell>
          <table:table-cell/>
          <table:table-cell table:style-name="Default" office:value-type="float" office:value="1049.5" calcext:value-type="float">
            <text:p>1049,5</text:p>
          </table:table-cell>
          <table:table-cell table:formula="of:=[.D293]-[.$B293]" office:value-type="float" office:value="-0.200000000000045" calcext:value-type="float">
            <text:p>-0,2</text:p>
          </table:table-cell>
          <table:table-cell/>
          <table:table-cell table:style-name="Default" office:value-type="float" office:value="1063.7" calcext:value-type="float">
            <text:p>1063,7</text:p>
          </table:table-cell>
          <table:table-cell table:formula="of:=[.G293]-[.$B293]" office:value-type="float" office:value="14" calcext:value-type="float">
            <text:p>14,0</text:p>
          </table:table-cell>
          <table:table-cell/>
          <table:table-cell table:style-name="Default" office:value-type="float" office:value="1078.1" calcext:value-type="float">
            <text:p>1078,1</text:p>
          </table:table-cell>
          <table:table-cell table:formula="of:=[.J293]-[.$B293]" office:value-type="float" office:value="28.3999999999999" calcext:value-type="float">
            <text:p>28,4</text:p>
          </table:table-cell>
          <table:table-cell/>
          <table:table-cell table:style-name="Default" office:value-type="float" office:value="1066" calcext:value-type="float">
            <text:p>1066</text:p>
          </table:table-cell>
          <table:table-cell table:formula="of:=[.M293]-[.$B293]" office:value-type="float" office:value="16.3" calcext:value-type="float">
            <text:p>16,3</text:p>
          </table:table-cell>
          <table:table-cell/>
          <table:table-cell table:style-name="Default" office:value-type="float" office:value="1066" calcext:value-type="float">
            <text:p>1066</text:p>
          </table:table-cell>
          <table:table-cell table:formula="of:=[.P293]-[.$B293]" office:value-type="float" office:value="16.3" calcext:value-type="float">
            <text:p>16,3</text:p>
          </table:table-cell>
          <table:table-cell/>
          <table:table-cell table:style-name="Default" office:value-type="float" office:value="1049.7" calcext:value-type="float">
            <text:p>1049,7</text:p>
          </table:table-cell>
          <table:table-cell table:formula="of:=[.S293]-[.$B293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7" office:value-type="float" office:value="1687.8" calcext:value-type="float">
            <text:p>1.687,80</text:p>
          </table:table-cell>
          <table:table-cell/>
          <table:table-cell table:style-name="Default" office:value-type="float" office:value="1691.2" calcext:value-type="float">
            <text:p>1691,2</text:p>
          </table:table-cell>
          <table:table-cell table:formula="of:=[.D294]-[.$B294]" office:value-type="float" office:value="3.40000000000009" calcext:value-type="float">
            <text:p>3,4</text:p>
          </table:table-cell>
          <table:table-cell/>
          <table:table-cell table:style-name="Default" office:value-type="float" office:value="1691.2" calcext:value-type="float">
            <text:p>1691,2</text:p>
          </table:table-cell>
          <table:table-cell table:formula="of:=[.G294]-[.$B294]" office:value-type="float" office:value="3.40000000000009" calcext:value-type="float">
            <text:p>3,4</text:p>
          </table:table-cell>
          <table:table-cell/>
          <table:table-cell table:style-name="Default" office:value-type="float" office:value="1691.2" calcext:value-type="float">
            <text:p>1691,2</text:p>
          </table:table-cell>
          <table:table-cell table:formula="of:=[.J294]-[.$B294]" office:value-type="float" office:value="3.40000000000009" calcext:value-type="float">
            <text:p>3,4</text:p>
          </table:table-cell>
          <table:table-cell/>
          <table:table-cell table:style-name="Default" office:value-type="float" office:value="1691.2" calcext:value-type="float">
            <text:p>1691,2</text:p>
          </table:table-cell>
          <table:table-cell table:formula="of:=[.M294]-[.$B294]" office:value-type="float" office:value="3.40000000000009" calcext:value-type="float">
            <text:p>3,4</text:p>
          </table:table-cell>
          <table:table-cell/>
          <table:table-cell table:style-name="Default" office:value-type="float" office:value="1691.2" calcext:value-type="float">
            <text:p>1691,2</text:p>
          </table:table-cell>
          <table:table-cell table:formula="of:=[.P294]-[.$B294]" office:value-type="float" office:value="3.40000000000009" calcext:value-type="float">
            <text:p>3,4</text:p>
          </table:table-cell>
          <table:table-cell/>
          <table:table-cell table:style-name="Default" office:value-type="float" office:value="1691.2" calcext:value-type="float">
            <text:p>1691,2</text:p>
          </table:table-cell>
          <table:table-cell table:formula="of:=[.S294]-[.$B294]" office:value-type="float" office:value="3.40000000000009" calcext:value-type="float">
            <text:p>3,4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7" office:value-type="float" office:value="1570.2" calcext:value-type="float">
            <text:p>1.570,20</text:p>
          </table:table-cell>
          <table:table-cell/>
          <table:table-cell table:style-name="Default" office:value-type="float" office:value="1587.5" calcext:value-type="float">
            <text:p>1587,5</text:p>
          </table:table-cell>
          <table:table-cell table:formula="of:=[.D295]-[.$B295]" office:value-type="float" office:value="17.3" calcext:value-type="float">
            <text:p>17,3</text:p>
          </table:table-cell>
          <table:table-cell/>
          <table:table-cell table:style-name="Default" office:value-type="float" office:value="1632.8" calcext:value-type="float">
            <text:p>1632,8</text:p>
          </table:table-cell>
          <table:table-cell table:formula="of:=[.G295]-[.$B295]" office:value-type="float" office:value="62.5999999999999" calcext:value-type="float">
            <text:p>62,6</text:p>
          </table:table-cell>
          <table:table-cell/>
          <table:table-cell table:style-name="Default" office:value-type="float" office:value="1587.5" calcext:value-type="float">
            <text:p>1587,5</text:p>
          </table:table-cell>
          <table:table-cell table:formula="of:=[.J295]-[.$B295]" office:value-type="float" office:value="17.3" calcext:value-type="float">
            <text:p>17,3</text:p>
          </table:table-cell>
          <table:table-cell/>
          <table:table-cell table:style-name="Default" office:value-type="float" office:value="1587.5" calcext:value-type="float">
            <text:p>1587,5</text:p>
          </table:table-cell>
          <table:table-cell table:formula="of:=[.M295]-[.$B295]" office:value-type="float" office:value="17.3" calcext:value-type="float">
            <text:p>17,3</text:p>
          </table:table-cell>
          <table:table-cell/>
          <table:table-cell table:style-name="Default" office:value-type="float" office:value="1587.5" calcext:value-type="float">
            <text:p>1587,5</text:p>
          </table:table-cell>
          <table:table-cell table:formula="of:=[.P295]-[.$B295]" office:value-type="float" office:value="17.3" calcext:value-type="float">
            <text:p>17,3</text:p>
          </table:table-cell>
          <table:table-cell/>
          <table:table-cell table:style-name="Default" office:value-type="float" office:value="1570.2" calcext:value-type="float">
            <text:p>1570,2</text:p>
          </table:table-cell>
          <table:table-cell table:formula="of:=[.S295]-[.$B295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7" office:value-type="float" office:value="1818.7" calcext:value-type="float">
            <text:p>1.818,70</text:p>
          </table:table-cell>
          <table:table-cell/>
          <table:table-cell table:style-name="Default" office:value-type="float" office:value="2012.4" calcext:value-type="float">
            <text:p>2012,4</text:p>
          </table:table-cell>
          <table:table-cell table:formula="of:=[.D296]-[.$B296]" office:value-type="float" office:value="193.7" calcext:value-type="float">
            <text:p>193,7</text:p>
          </table:table-cell>
          <table:table-cell/>
          <table:table-cell table:style-name="Default" office:value-type="float" office:value="2012.1" calcext:value-type="float">
            <text:p>2012,1</text:p>
          </table:table-cell>
          <table:table-cell table:formula="of:=[.G296]-[.$B296]" office:value-type="float" office:value="193.4" calcext:value-type="float">
            <text:p>193,4</text:p>
          </table:table-cell>
          <table:table-cell/>
          <table:table-cell table:style-name="Default" office:value-type="float" office:value="1383.2" calcext:value-type="float">
            <text:p>1383,2</text:p>
          </table:table-cell>
          <table:table-cell table:formula="of:=[.J296]-[.$B296]" office:value-type="float" office:value="-435.5" calcext:value-type="float">
            <text:p>-435,5</text:p>
          </table:table-cell>
          <table:table-cell/>
          <table:table-cell table:style-name="Default" office:value-type="float" office:value="1383.5" calcext:value-type="float">
            <text:p>1383,5</text:p>
          </table:table-cell>
          <table:table-cell table:formula="of:=[.M296]-[.$B296]" office:value-type="float" office:value="-435.2" calcext:value-type="float">
            <text:p>-435,2</text:p>
          </table:table-cell>
          <table:table-cell/>
          <table:table-cell table:style-name="Default" office:value-type="float" office:value="1383.5" calcext:value-type="float">
            <text:p>1383,5</text:p>
          </table:table-cell>
          <table:table-cell table:formula="of:=[.P296]-[.$B296]" office:value-type="float" office:value="-435.2" calcext:value-type="float">
            <text:p>-435,2</text:p>
          </table:table-cell>
          <table:table-cell/>
          <table:table-cell table:style-name="Default" office:value-type="float" office:value="1383.5" calcext:value-type="float">
            <text:p>1383,5</text:p>
          </table:table-cell>
          <table:table-cell table:formula="of:=[.S296]-[.$B296]" office:value-type="float" office:value="-435.2" calcext:value-type="float">
            <text:p>-435,2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7" office:value-type="float" office:value="1922.2" calcext:value-type="float">
            <text:p>1.922,20</text:p>
          </table:table-cell>
          <table:table-cell/>
          <table:table-cell table:style-name="Default" office:value-type="float" office:value="1950.2" calcext:value-type="float">
            <text:p>1950,2</text:p>
          </table:table-cell>
          <table:table-cell table:formula="of:=[.D297]-[.$B297]" office:value-type="float" office:value="28" calcext:value-type="float">
            <text:p>28,0</text:p>
          </table:table-cell>
          <table:table-cell/>
          <table:table-cell table:style-name="Default" office:value-type="float" office:value="1950.2" calcext:value-type="float">
            <text:p>1950,2</text:p>
          </table:table-cell>
          <table:table-cell table:formula="of:=[.G297]-[.$B297]" office:value-type="float" office:value="28" calcext:value-type="float">
            <text:p>28,0</text:p>
          </table:table-cell>
          <table:table-cell/>
          <table:table-cell table:style-name="Default" office:value-type="float" office:value="1926.3" calcext:value-type="float">
            <text:p>1926,3</text:p>
          </table:table-cell>
          <table:table-cell table:formula="of:=[.J297]-[.$B297]" office:value-type="float" office:value="4.09999999999991" calcext:value-type="float">
            <text:p>4,1</text:p>
          </table:table-cell>
          <table:table-cell/>
          <table:table-cell table:style-name="Default" office:value-type="float" office:value="1926.3" calcext:value-type="float">
            <text:p>1926,3</text:p>
          </table:table-cell>
          <table:table-cell table:formula="of:=[.M297]-[.$B297]" office:value-type="float" office:value="4.09999999999991" calcext:value-type="float">
            <text:p>4,1</text:p>
          </table:table-cell>
          <table:table-cell/>
          <table:table-cell table:style-name="Default" office:value-type="float" office:value="1926.3" calcext:value-type="float">
            <text:p>1926,3</text:p>
          </table:table-cell>
          <table:table-cell table:formula="of:=[.P297]-[.$B297]" office:value-type="float" office:value="4.09999999999991" calcext:value-type="float">
            <text:p>4,1</text:p>
          </table:table-cell>
          <table:table-cell/>
          <table:table-cell table:style-name="Default" office:value-type="float" office:value="1922.2" calcext:value-type="float">
            <text:p>1922,2</text:p>
          </table:table-cell>
          <table:table-cell table:formula="of:=[.S297]-[.$B297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7" office:value-type="float" office:value="1271.7" calcext:value-type="float">
            <text:p>1.271,70</text:p>
          </table:table-cell>
          <table:table-cell/>
          <table:table-cell table:style-name="Default" office:value-type="float" office:value="1291.7" calcext:value-type="float">
            <text:p>1291,7</text:p>
          </table:table-cell>
          <table:table-cell table:formula="of:=[.D298]-[.$B298]" office:value-type="float" office:value="20" calcext:value-type="float">
            <text:p>20,0</text:p>
          </table:table-cell>
          <table:table-cell/>
          <table:table-cell table:style-name="Default" office:value-type="float" office:value="1291.7" calcext:value-type="float">
            <text:p>1291,7</text:p>
          </table:table-cell>
          <table:table-cell table:formula="of:=[.G298]-[.$B298]" office:value-type="float" office:value="20" calcext:value-type="float">
            <text:p>20,0</text:p>
          </table:table-cell>
          <table:table-cell/>
          <table:table-cell table:style-name="Default" office:value-type="float" office:value="1291.7" calcext:value-type="float">
            <text:p>1291,7</text:p>
          </table:table-cell>
          <table:table-cell table:formula="of:=[.J298]-[.$B298]" office:value-type="float" office:value="20" calcext:value-type="float">
            <text:p>20,0</text:p>
          </table:table-cell>
          <table:table-cell/>
          <table:table-cell table:style-name="Default" office:value-type="float" office:value="1271.7" calcext:value-type="float">
            <text:p>1271,7</text:p>
          </table:table-cell>
          <table:table-cell table:formula="of:=[.M298]-[.$B298]" office:value-type="float" office:value="0" calcext:value-type="float">
            <text:p>0,0</text:p>
          </table:table-cell>
          <table:table-cell/>
          <table:table-cell table:style-name="Default" office:value-type="float" office:value="1271.7" calcext:value-type="float">
            <text:p>1271,7</text:p>
          </table:table-cell>
          <table:table-cell table:formula="of:=[.P298]-[.$B298]" office:value-type="float" office:value="0" calcext:value-type="float">
            <text:p>0,0</text:p>
          </table:table-cell>
          <table:table-cell/>
          <table:table-cell table:style-name="Default" office:value-type="float" office:value="1271.7" calcext:value-type="float">
            <text:p>1271,7</text:p>
          </table:table-cell>
          <table:table-cell table:formula="of:=[.S298]-[.$B298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7" office:value-type="float" office:value="1566.1" calcext:value-type="float">
            <text:p>1.566,10</text:p>
          </table:table-cell>
          <table:table-cell/>
          <table:table-cell table:style-name="Default" office:value-type="float" office:value="1995.1" calcext:value-type="float">
            <text:p>1995,1</text:p>
          </table:table-cell>
          <table:table-cell table:formula="of:=[.D299]-[.$B299]" office:value-type="float" office:value="429" calcext:value-type="float">
            <text:p>429,0</text:p>
          </table:table-cell>
          <table:table-cell/>
          <table:table-cell table:style-name="Default" office:value-type="float" office:value="1995.1" calcext:value-type="float">
            <text:p>1995,1</text:p>
          </table:table-cell>
          <table:table-cell table:formula="of:=[.G299]-[.$B299]" office:value-type="float" office:value="429" calcext:value-type="float">
            <text:p>429,0</text:p>
          </table:table-cell>
          <table:table-cell/>
          <table:table-cell table:style-name="Default" office:value-type="float" office:value="2180.4" calcext:value-type="float">
            <text:p>2180,4</text:p>
          </table:table-cell>
          <table:table-cell table:formula="of:=[.J299]-[.$B299]" office:value-type="float" office:value="614.3" calcext:value-type="float">
            <text:p>614,3</text:p>
          </table:table-cell>
          <table:table-cell/>
          <table:table-cell table:style-name="Default" office:value-type="float" office:value="2344.4" calcext:value-type="float">
            <text:p>2344,4</text:p>
          </table:table-cell>
          <table:table-cell table:formula="of:=[.M299]-[.$B299]" office:value-type="float" office:value="778.3" calcext:value-type="float">
            <text:p>778,3</text:p>
          </table:table-cell>
          <table:table-cell/>
          <table:table-cell table:style-name="Default" office:value-type="float" office:value="1566.1" calcext:value-type="float">
            <text:p>1566,1</text:p>
          </table:table-cell>
          <table:table-cell table:formula="of:=[.P299]-[.$B299]" office:value-type="float" office:value="0" calcext:value-type="float">
            <text:p>0,0</text:p>
          </table:table-cell>
          <table:table-cell/>
          <table:table-cell table:style-name="Default" office:value-type="float" office:value="1566.1" calcext:value-type="float">
            <text:p>1566,1</text:p>
          </table:table-cell>
          <table:table-cell table:formula="of:=[.S299]-[.$B299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7" office:value-type="float" office:value="1861.3" calcext:value-type="float">
            <text:p>1.861,30</text:p>
          </table:table-cell>
          <table:table-cell/>
          <table:table-cell table:style-name="Default" office:value-type="float" office:value="2052" calcext:value-type="float">
            <text:p>2052</text:p>
          </table:table-cell>
          <table:table-cell table:formula="of:=[.D300]-[.$B300]" office:value-type="float" office:value="190.7" calcext:value-type="float">
            <text:p>190,7</text:p>
          </table:table-cell>
          <table:table-cell/>
          <table:table-cell table:style-name="Default" office:value-type="float" office:value="1849.9" calcext:value-type="float">
            <text:p>1849,9</text:p>
          </table:table-cell>
          <table:table-cell table:formula="of:=[.G300]-[.$B300]" office:value-type="float" office:value="-11.3999999999999" calcext:value-type="float">
            <text:p>-11,4</text:p>
          </table:table-cell>
          <table:table-cell/>
          <table:table-cell table:style-name="Default" office:value-type="float" office:value="1865.1" calcext:value-type="float">
            <text:p>1865,1</text:p>
          </table:table-cell>
          <table:table-cell table:formula="of:=[.J300]-[.$B300]" office:value-type="float" office:value="3.79999999999995" calcext:value-type="float">
            <text:p>3,8</text:p>
          </table:table-cell>
          <table:table-cell/>
          <table:table-cell table:style-name="Default" office:value-type="float" office:value="1876.3" calcext:value-type="float">
            <text:p>1876,3</text:p>
          </table:table-cell>
          <table:table-cell table:formula="of:=[.M300]-[.$B300]" office:value-type="float" office:value="15" calcext:value-type="float">
            <text:p>15,0</text:p>
          </table:table-cell>
          <table:table-cell/>
          <table:table-cell table:style-name="Default" office:value-type="float" office:value="1860.2" calcext:value-type="float">
            <text:p>1860,2</text:p>
          </table:table-cell>
          <table:table-cell table:formula="of:=[.P300]-[.$B300]" office:value-type="float" office:value="-1.09999999999991" calcext:value-type="float">
            <text:p>-1,1</text:p>
          </table:table-cell>
          <table:table-cell/>
          <table:table-cell table:style-name="Default" office:value-type="float" office:value="1860.2" calcext:value-type="float">
            <text:p>1860,2</text:p>
          </table:table-cell>
          <table:table-cell table:formula="of:=[.S300]-[.$B300]" office:value-type="float" office:value="-1.09999999999991" calcext:value-type="float">
            <text:p>-1,1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7" office:value-type="float" office:value="2355.9" calcext:value-type="float">
            <text:p>2.355,90</text:p>
          </table:table-cell>
          <table:table-cell/>
          <table:table-cell table:style-name="Default" office:value-type="float" office:value="2365" calcext:value-type="float">
            <text:p>2365</text:p>
          </table:table-cell>
          <table:table-cell table:formula="of:=[.D301]-[.$B301]" office:value-type="float" office:value="9.09999999999991" calcext:value-type="float">
            <text:p>9,1</text:p>
          </table:table-cell>
          <table:table-cell/>
          <table:table-cell table:style-name="Default" office:value-type="float" office:value="2365" calcext:value-type="float">
            <text:p>2365</text:p>
          </table:table-cell>
          <table:table-cell table:formula="of:=[.G301]-[.$B301]" office:value-type="float" office:value="9.09999999999991" calcext:value-type="float">
            <text:p>9,1</text:p>
          </table:table-cell>
          <table:table-cell/>
          <table:table-cell table:style-name="Default" office:value-type="float" office:value="2355.9" calcext:value-type="float">
            <text:p>2355,9</text:p>
          </table:table-cell>
          <table:table-cell table:formula="of:=[.J301]-[.$B301]" office:value-type="float" office:value="0" calcext:value-type="float">
            <text:p>0,0</text:p>
          </table:table-cell>
          <table:table-cell/>
          <table:table-cell table:style-name="Default" office:value-type="float" office:value="2412.1" calcext:value-type="float">
            <text:p>2412,1</text:p>
          </table:table-cell>
          <table:table-cell table:formula="of:=[.M301]-[.$B301]" office:value-type="float" office:value="56.1999999999998" calcext:value-type="float">
            <text:p>56,2</text:p>
          </table:table-cell>
          <table:table-cell/>
          <table:table-cell table:style-name="Default" office:value-type="float" office:value="2356.6" calcext:value-type="float">
            <text:p>2356,6</text:p>
          </table:table-cell>
          <table:table-cell table:formula="of:=[.P301]-[.$B301]" office:value-type="float" office:value="0.699999999999818" calcext:value-type="float">
            <text:p>0,7</text:p>
          </table:table-cell>
          <table:table-cell/>
          <table:table-cell table:style-name="Default" office:value-type="float" office:value="2355.9" calcext:value-type="float">
            <text:p>2355,9</text:p>
          </table:table-cell>
          <table:table-cell table:formula="of:=[.S301]-[.$B301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7" office:value-type="float" office:value="623.3" calcext:value-type="float">
            <text:p>623,30</text:p>
          </table:table-cell>
          <table:table-cell/>
          <table:table-cell table:style-name="Default" office:value-type="float" office:value="685.4" calcext:value-type="float">
            <text:p>685,4</text:p>
          </table:table-cell>
          <table:table-cell table:formula="of:=[.D302]-[.$B302]" office:value-type="float" office:value="62.1" calcext:value-type="float">
            <text:p>62,1</text:p>
          </table:table-cell>
          <table:table-cell/>
          <table:table-cell table:style-name="Default" office:value-type="float" office:value="690.3" calcext:value-type="float">
            <text:p>690,3</text:p>
          </table:table-cell>
          <table:table-cell table:formula="of:=[.G302]-[.$B302]" office:value-type="float" office:value="67" calcext:value-type="float">
            <text:p>67,0</text:p>
          </table:table-cell>
          <table:table-cell/>
          <table:table-cell table:style-name="Default" office:value-type="float" office:value="681.1" calcext:value-type="float">
            <text:p>681,1</text:p>
          </table:table-cell>
          <table:table-cell table:formula="of:=[.J302]-[.$B302]" office:value-type="float" office:value="57.8000000000001" calcext:value-type="float">
            <text:p>57,8</text:p>
          </table:table-cell>
          <table:table-cell/>
          <table:table-cell table:style-name="Default" office:value-type="float" office:value="681.1" calcext:value-type="float">
            <text:p>681,1</text:p>
          </table:table-cell>
          <table:table-cell table:formula="of:=[.M302]-[.$B302]" office:value-type="float" office:value="57.8000000000001" calcext:value-type="float">
            <text:p>57,8</text:p>
          </table:table-cell>
          <table:table-cell/>
          <table:table-cell table:style-name="Default" office:value-type="float" office:value="681.1" calcext:value-type="float">
            <text:p>681,1</text:p>
          </table:table-cell>
          <table:table-cell table:formula="of:=[.P302]-[.$B302]" office:value-type="float" office:value="57.8000000000001" calcext:value-type="float">
            <text:p>57,8</text:p>
          </table:table-cell>
          <table:table-cell/>
          <table:table-cell table:style-name="Default" office:value-type="float" office:value="681.1" calcext:value-type="float">
            <text:p>681,1</text:p>
          </table:table-cell>
          <table:table-cell table:formula="of:=[.S302]-[.$B302]" office:value-type="float" office:value="57.8000000000001" calcext:value-type="float">
            <text:p>57,8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7" office:value-type="float" office:value="1084.3" calcext:value-type="float">
            <text:p>1.084,30</text:p>
          </table:table-cell>
          <table:table-cell/>
          <table:table-cell table:style-name="Default" office:value-type="float" office:value="1084.3" calcext:value-type="float">
            <text:p>1084,3</text:p>
          </table:table-cell>
          <table:table-cell table:formula="of:=[.D303]-[.$B303]" office:value-type="float" office:value="0" calcext:value-type="float">
            <text:p>0,0</text:p>
          </table:table-cell>
          <table:table-cell/>
          <table:table-cell table:style-name="Default" office:value-type="float" office:value="1084.3" calcext:value-type="float">
            <text:p>1084,3</text:p>
          </table:table-cell>
          <table:table-cell table:formula="of:=[.G303]-[.$B303]" office:value-type="float" office:value="0" calcext:value-type="float">
            <text:p>0,0</text:p>
          </table:table-cell>
          <table:table-cell/>
          <table:table-cell table:style-name="Default" office:value-type="float" office:value="1084.3" calcext:value-type="float">
            <text:p>1084,3</text:p>
          </table:table-cell>
          <table:table-cell table:formula="of:=[.J303]-[.$B303]" office:value-type="float" office:value="0" calcext:value-type="float">
            <text:p>0,0</text:p>
          </table:table-cell>
          <table:table-cell/>
          <table:table-cell table:style-name="Default" office:value-type="float" office:value="1084.3" calcext:value-type="float">
            <text:p>1084,3</text:p>
          </table:table-cell>
          <table:table-cell table:formula="of:=[.M303]-[.$B303]" office:value-type="float" office:value="0" calcext:value-type="float">
            <text:p>0,0</text:p>
          </table:table-cell>
          <table:table-cell/>
          <table:table-cell table:style-name="Default" office:value-type="float" office:value="1092.3" calcext:value-type="float">
            <text:p>1092,3</text:p>
          </table:table-cell>
          <table:table-cell table:formula="of:=[.P303]-[.$B303]" office:value-type="float" office:value="8" calcext:value-type="float">
            <text:p>8,0</text:p>
          </table:table-cell>
          <table:table-cell/>
          <table:table-cell table:style-name="Default" office:value-type="float" office:value="1084.3" calcext:value-type="float">
            <text:p>1084,3</text:p>
          </table:table-cell>
          <table:table-cell table:formula="of:=[.S303]-[.$B303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7" office:value-type="float" office:value="1336.3" calcext:value-type="float">
            <text:p>1.336,30</text:p>
          </table:table-cell>
          <table:table-cell/>
          <table:table-cell table:style-name="Default" office:value-type="float" office:value="1501.6" calcext:value-type="float">
            <text:p>1501,6</text:p>
          </table:table-cell>
          <table:table-cell table:formula="of:=[.D304]-[.$B304]" office:value-type="float" office:value="165.3" calcext:value-type="float">
            <text:p>165,3</text:p>
          </table:table-cell>
          <table:table-cell/>
          <table:table-cell table:style-name="Default" office:value-type="float" office:value="1501.6" calcext:value-type="float">
            <text:p>1501,6</text:p>
          </table:table-cell>
          <table:table-cell table:formula="of:=[.G304]-[.$B304]" office:value-type="float" office:value="165.3" calcext:value-type="float">
            <text:p>165,3</text:p>
          </table:table-cell>
          <table:table-cell/>
          <table:table-cell table:style-name="Default" office:value-type="float" office:value="1431.3" calcext:value-type="float">
            <text:p>1431,3</text:p>
          </table:table-cell>
          <table:table-cell table:formula="of:=[.J304]-[.$B304]" office:value-type="float" office:value="95" calcext:value-type="float">
            <text:p>95,0</text:p>
          </table:table-cell>
          <table:table-cell/>
          <table:table-cell table:style-name="Default" office:value-type="float" office:value="1431.3" calcext:value-type="float">
            <text:p>1431,3</text:p>
          </table:table-cell>
          <table:table-cell table:formula="of:=[.M304]-[.$B304]" office:value-type="float" office:value="95" calcext:value-type="float">
            <text:p>95,0</text:p>
          </table:table-cell>
          <table:table-cell/>
          <table:table-cell table:style-name="Default" office:value-type="float" office:value="1436.6" calcext:value-type="float">
            <text:p>1436,6</text:p>
          </table:table-cell>
          <table:table-cell table:formula="of:=[.P304]-[.$B304]" office:value-type="float" office:value="100.3" calcext:value-type="float">
            <text:p>100,3</text:p>
          </table:table-cell>
          <table:table-cell/>
          <table:table-cell table:style-name="Default" office:value-type="float" office:value="1336.3" calcext:value-type="float">
            <text:p>1336,3</text:p>
          </table:table-cell>
          <table:table-cell table:formula="of:=[.S304]-[.$B304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7" office:value-type="float" office:value="2215.8" calcext:value-type="float">
            <text:p>2.215,80</text:p>
          </table:table-cell>
          <table:table-cell/>
          <table:table-cell table:style-name="Default" office:value-type="float" office:value="2297.8" calcext:value-type="float">
            <text:p>2297,8</text:p>
          </table:table-cell>
          <table:table-cell table:formula="of:=[.D305]-[.$B305]" office:value-type="float" office:value="82" calcext:value-type="float">
            <text:p>82,0</text:p>
          </table:table-cell>
          <table:table-cell/>
          <table:table-cell table:style-name="Default" office:value-type="float" office:value="2215.4" calcext:value-type="float">
            <text:p>2215,4</text:p>
          </table:table-cell>
          <table:table-cell table:formula="of:=[.G305]-[.$B305]" office:value-type="float" office:value="-0.400000000000091" calcext:value-type="float">
            <text:p>-0,4</text:p>
          </table:table-cell>
          <table:table-cell/>
          <table:table-cell table:style-name="Default" office:value-type="float" office:value="2297.3" calcext:value-type="float">
            <text:p>2297,3</text:p>
          </table:table-cell>
          <table:table-cell table:formula="of:=[.J305]-[.$B305]" office:value-type="float" office:value="81.5" calcext:value-type="float">
            <text:p>81,5</text:p>
          </table:table-cell>
          <table:table-cell/>
          <table:table-cell table:style-name="Default" office:value-type="float" office:value="2215.4" calcext:value-type="float">
            <text:p>2215,4</text:p>
          </table:table-cell>
          <table:table-cell table:formula="of:=[.M305]-[.$B305]" office:value-type="float" office:value="-0.400000000000091" calcext:value-type="float">
            <text:p>-0,4</text:p>
          </table:table-cell>
          <table:table-cell/>
          <table:table-cell table:style-name="Default" office:value-type="float" office:value="2215.4" calcext:value-type="float">
            <text:p>2215,4</text:p>
          </table:table-cell>
          <table:table-cell table:formula="of:=[.P305]-[.$B305]" office:value-type="float" office:value="-0.400000000000091" calcext:value-type="float">
            <text:p>-0,4</text:p>
          </table:table-cell>
          <table:table-cell/>
          <table:table-cell table:style-name="Default" office:value-type="float" office:value="2215.4" calcext:value-type="float">
            <text:p>2215,4</text:p>
          </table:table-cell>
          <table:table-cell table:formula="of:=[.S305]-[.$B305]" office:value-type="float" office:value="-0.400000000000091" calcext:value-type="float">
            <text:p>-0,4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7" office:value-type="float" office:value="811.8" calcext:value-type="float">
            <text:p>811,80</text:p>
          </table:table-cell>
          <table:table-cell/>
          <table:table-cell table:style-name="Default" office:value-type="float" office:value="939.2" calcext:value-type="float">
            <text:p>939,2</text:p>
          </table:table-cell>
          <table:table-cell table:formula="of:=[.D306]-[.$B306]" office:value-type="float" office:value="127.4" calcext:value-type="float">
            <text:p>127,4</text:p>
          </table:table-cell>
          <table:table-cell/>
          <table:table-cell table:style-name="Default" office:value-type="float" office:value="817.6" calcext:value-type="float">
            <text:p>817,6</text:p>
          </table:table-cell>
          <table:table-cell table:formula="of:=[.G306]-[.$B306]" office:value-type="float" office:value="5.80000000000007" calcext:value-type="float">
            <text:p>5,8</text:p>
          </table:table-cell>
          <table:table-cell/>
          <table:table-cell table:style-name="Default" office:value-type="float" office:value="817.6" calcext:value-type="float">
            <text:p>817,6</text:p>
          </table:table-cell>
          <table:table-cell table:formula="of:=[.J306]-[.$B306]" office:value-type="float" office:value="5.80000000000007" calcext:value-type="float">
            <text:p>5,8</text:p>
          </table:table-cell>
          <table:table-cell/>
          <table:table-cell table:style-name="Default" office:value-type="float" office:value="817.6" calcext:value-type="float">
            <text:p>817,6</text:p>
          </table:table-cell>
          <table:table-cell table:formula="of:=[.M306]-[.$B306]" office:value-type="float" office:value="5.80000000000007" calcext:value-type="float">
            <text:p>5,8</text:p>
          </table:table-cell>
          <table:table-cell/>
          <table:table-cell table:style-name="Default" office:value-type="float" office:value="818.2" calcext:value-type="float">
            <text:p>818,2</text:p>
          </table:table-cell>
          <table:table-cell table:formula="of:=[.P306]-[.$B306]" office:value-type="float" office:value="6.40000000000009" calcext:value-type="float">
            <text:p>6,4</text:p>
          </table:table-cell>
          <table:table-cell/>
          <table:table-cell table:style-name="Default" office:value-type="float" office:value="818.2" calcext:value-type="float">
            <text:p>818,2</text:p>
          </table:table-cell>
          <table:table-cell table:formula="of:=[.S306]-[.$B306]" office:value-type="float" office:value="6.40000000000009" calcext:value-type="float">
            <text:p>6,4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7" office:value-type="float" office:value="1451.6" calcext:value-type="float">
            <text:p>1.451,60</text:p>
          </table:table-cell>
          <table:table-cell/>
          <table:table-cell table:style-name="Default" office:value-type="float" office:value="1451.6" calcext:value-type="float">
            <text:p>1451,6</text:p>
          </table:table-cell>
          <table:table-cell table:formula="of:=[.D307]-[.$B307]" office:value-type="float" office:value="0" calcext:value-type="float">
            <text:p>0,0</text:p>
          </table:table-cell>
          <table:table-cell/>
          <table:table-cell table:style-name="Default" office:value-type="float" office:value="1451.6" calcext:value-type="float">
            <text:p>1451,6</text:p>
          </table:table-cell>
          <table:table-cell table:formula="of:=[.G307]-[.$B307]" office:value-type="float" office:value="0" calcext:value-type="float">
            <text:p>0,0</text:p>
          </table:table-cell>
          <table:table-cell/>
          <table:table-cell table:style-name="Default" office:value-type="float" office:value="1451.6" calcext:value-type="float">
            <text:p>1451,6</text:p>
          </table:table-cell>
          <table:table-cell table:formula="of:=[.J307]-[.$B307]" office:value-type="float" office:value="0" calcext:value-type="float">
            <text:p>0,0</text:p>
          </table:table-cell>
          <table:table-cell/>
          <table:table-cell table:style-name="Default" office:value-type="float" office:value="1451.6" calcext:value-type="float">
            <text:p>1451,6</text:p>
          </table:table-cell>
          <table:table-cell table:formula="of:=[.M307]-[.$B307]" office:value-type="float" office:value="0" calcext:value-type="float">
            <text:p>0,0</text:p>
          </table:table-cell>
          <table:table-cell/>
          <table:table-cell table:style-name="Default" office:value-type="float" office:value="1451.6" calcext:value-type="float">
            <text:p>1451,6</text:p>
          </table:table-cell>
          <table:table-cell table:formula="of:=[.P307]-[.$B307]" office:value-type="float" office:value="0" calcext:value-type="float">
            <text:p>0,0</text:p>
          </table:table-cell>
          <table:table-cell/>
          <table:table-cell table:style-name="Default" office:value-type="float" office:value="1451.6" calcext:value-type="float">
            <text:p>1451,6</text:p>
          </table:table-cell>
          <table:table-cell table:formula="of:=[.S307]-[.$B307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7" office:value-type="float" office:value="1151.6" calcext:value-type="float">
            <text:p>1.151,60</text:p>
          </table:table-cell>
          <table:table-cell/>
          <table:table-cell table:style-name="Default" office:value-type="float" office:value="1154.3" calcext:value-type="float">
            <text:p>1154,3</text:p>
          </table:table-cell>
          <table:table-cell table:formula="of:=[.D308]-[.$B308]" office:value-type="float" office:value="2.70000000000005" calcext:value-type="float">
            <text:p>2,7</text:p>
          </table:table-cell>
          <table:table-cell/>
          <table:table-cell table:style-name="Default" office:value-type="float" office:value="1154.3" calcext:value-type="float">
            <text:p>1154,3</text:p>
          </table:table-cell>
          <table:table-cell table:formula="of:=[.G308]-[.$B308]" office:value-type="float" office:value="2.70000000000005" calcext:value-type="float">
            <text:p>2,7</text:p>
          </table:table-cell>
          <table:table-cell/>
          <table:table-cell table:style-name="Default" office:value-type="float" office:value="1154.7" calcext:value-type="float">
            <text:p>1154,7</text:p>
          </table:table-cell>
          <table:table-cell table:formula="of:=[.J308]-[.$B308]" office:value-type="float" office:value="3.10000000000014" calcext:value-type="float">
            <text:p>3,1</text:p>
          </table:table-cell>
          <table:table-cell/>
          <table:table-cell table:style-name="Default" office:value-type="float" office:value="1152" calcext:value-type="float">
            <text:p>1152</text:p>
          </table:table-cell>
          <table:table-cell table:formula="of:=[.M308]-[.$B308]" office:value-type="float" office:value="0.400000000000091" calcext:value-type="float">
            <text:p>0,4</text:p>
          </table:table-cell>
          <table:table-cell/>
          <table:table-cell table:style-name="Default" office:value-type="float" office:value="1152" calcext:value-type="float">
            <text:p>1152</text:p>
          </table:table-cell>
          <table:table-cell table:formula="of:=[.P308]-[.$B308]" office:value-type="float" office:value="0.400000000000091" calcext:value-type="float">
            <text:p>0,4</text:p>
          </table:table-cell>
          <table:table-cell/>
          <table:table-cell table:style-name="Default" office:value-type="float" office:value="1152" calcext:value-type="float">
            <text:p>1152</text:p>
          </table:table-cell>
          <table:table-cell table:formula="of:=[.S308]-[.$B308]" office:value-type="float" office:value="0.400000000000091" calcext:value-type="float">
            <text:p>0,4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7" office:value-type="float" office:value="1189.9" calcext:value-type="float">
            <text:p>1.189,90</text:p>
          </table:table-cell>
          <table:table-cell/>
          <table:table-cell table:style-name="Default" office:value-type="float" office:value="1217.3" calcext:value-type="float">
            <text:p>1217,3</text:p>
          </table:table-cell>
          <table:table-cell table:formula="of:=[.D309]-[.$B309]" office:value-type="float" office:value="27.3999999999999" calcext:value-type="float">
            <text:p>27,4</text:p>
          </table:table-cell>
          <table:table-cell/>
          <table:table-cell table:style-name="Default" office:value-type="float" office:value="1217.3" calcext:value-type="float">
            <text:p>1217,3</text:p>
          </table:table-cell>
          <table:table-cell table:formula="of:=[.G309]-[.$B309]" office:value-type="float" office:value="27.3999999999999" calcext:value-type="float">
            <text:p>27,4</text:p>
          </table:table-cell>
          <table:table-cell/>
          <table:table-cell table:style-name="Default" office:value-type="float" office:value="1217.3" calcext:value-type="float">
            <text:p>1217,3</text:p>
          </table:table-cell>
          <table:table-cell table:formula="of:=[.J309]-[.$B309]" office:value-type="float" office:value="27.3999999999999" calcext:value-type="float">
            <text:p>27,4</text:p>
          </table:table-cell>
          <table:table-cell/>
          <table:table-cell table:style-name="Default" office:value-type="float" office:value="1217.3" calcext:value-type="float">
            <text:p>1217,3</text:p>
          </table:table-cell>
          <table:table-cell table:formula="of:=[.M309]-[.$B309]" office:value-type="float" office:value="27.3999999999999" calcext:value-type="float">
            <text:p>27,4</text:p>
          </table:table-cell>
          <table:table-cell/>
          <table:table-cell table:style-name="Default" office:value-type="float" office:value="1217.3" calcext:value-type="float">
            <text:p>1217,3</text:p>
          </table:table-cell>
          <table:table-cell table:formula="of:=[.P309]-[.$B309]" office:value-type="float" office:value="27.3999999999999" calcext:value-type="float">
            <text:p>27,4</text:p>
          </table:table-cell>
          <table:table-cell/>
          <table:table-cell table:style-name="Default" office:value-type="float" office:value="1217.3" calcext:value-type="float">
            <text:p>1217,3</text:p>
          </table:table-cell>
          <table:table-cell table:formula="of:=[.S309]-[.$B309]" office:value-type="float" office:value="27.3999999999999" calcext:value-type="float">
            <text:p>27,4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7" office:value-type="float" office:value="1946.3" calcext:value-type="float">
            <text:p>1.946,30</text:p>
          </table:table-cell>
          <table:table-cell/>
          <table:table-cell table:style-name="Default" office:value-type="float" office:value="2369.4" calcext:value-type="float">
            <text:p>2369,4</text:p>
          </table:table-cell>
          <table:table-cell table:formula="of:=[.D310]-[.$B310]" office:value-type="float" office:value="423.1" calcext:value-type="float">
            <text:p>423,1</text:p>
          </table:table-cell>
          <table:table-cell/>
          <table:table-cell table:style-name="Default" office:value-type="float" office:value="2372.1" calcext:value-type="float">
            <text:p>2372,1</text:p>
          </table:table-cell>
          <table:table-cell table:formula="of:=[.G310]-[.$B310]" office:value-type="float" office:value="425.8" calcext:value-type="float">
            <text:p>425,8</text:p>
          </table:table-cell>
          <table:table-cell/>
          <table:table-cell table:style-name="Default" office:value-type="float" office:value="2554.7" calcext:value-type="float">
            <text:p>2554,7</text:p>
          </table:table-cell>
          <table:table-cell table:formula="of:=[.J310]-[.$B310]" office:value-type="float" office:value="608.4" calcext:value-type="float">
            <text:p>608,4</text:p>
          </table:table-cell>
          <table:table-cell/>
          <table:table-cell table:style-name="Default" office:value-type="float" office:value="2718.7" calcext:value-type="float">
            <text:p>2718,7</text:p>
          </table:table-cell>
          <table:table-cell table:formula="of:=[.M310]-[.$B310]" office:value-type="float" office:value="772.4" calcext:value-type="float">
            <text:p>772,4</text:p>
          </table:table-cell>
          <table:table-cell/>
          <table:table-cell table:style-name="Default" office:value-type="float" office:value="1946.3" calcext:value-type="float">
            <text:p>1946,3</text:p>
          </table:table-cell>
          <table:table-cell table:formula="of:=[.P310]-[.$B310]" office:value-type="float" office:value="0" calcext:value-type="float">
            <text:p>0,0</text:p>
          </table:table-cell>
          <table:table-cell/>
          <table:table-cell table:style-name="Default" office:value-type="float" office:value="1946.3" calcext:value-type="float">
            <text:p>1946,3</text:p>
          </table:table-cell>
          <table:table-cell table:formula="of:=[.S310]-[.$B310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7" office:value-type="float" office:value="1238.4" calcext:value-type="float">
            <text:p>1.238,40</text:p>
          </table:table-cell>
          <table:table-cell/>
          <table:table-cell table:style-name="Default" office:value-type="float" office:value="1322.9" calcext:value-type="float">
            <text:p>1322,9</text:p>
          </table:table-cell>
          <table:table-cell table:formula="of:=[.D311]-[.$B311]" office:value-type="float" office:value="84.5" calcext:value-type="float">
            <text:p>84,5</text:p>
          </table:table-cell>
          <table:table-cell/>
          <table:table-cell table:style-name="Default" office:value-type="float" office:value="1238.4" calcext:value-type="float">
            <text:p>1238,4</text:p>
          </table:table-cell>
          <table:table-cell table:formula="of:=[.G311]-[.$B311]" office:value-type="float" office:value="0" calcext:value-type="float">
            <text:p>0,0</text:p>
          </table:table-cell>
          <table:table-cell/>
          <table:table-cell table:style-name="Default" office:value-type="float" office:value="1238.4" calcext:value-type="float">
            <text:p>1238,4</text:p>
          </table:table-cell>
          <table:table-cell table:formula="of:=[.J311]-[.$B311]" office:value-type="float" office:value="0" calcext:value-type="float">
            <text:p>0,0</text:p>
          </table:table-cell>
          <table:table-cell/>
          <table:table-cell table:style-name="Default" office:value-type="float" office:value="1238.4" calcext:value-type="float">
            <text:p>1238,4</text:p>
          </table:table-cell>
          <table:table-cell table:formula="of:=[.M311]-[.$B311]" office:value-type="float" office:value="0" calcext:value-type="float">
            <text:p>0,0</text:p>
          </table:table-cell>
          <table:table-cell/>
          <table:table-cell table:style-name="Default" office:value-type="float" office:value="1238.4" calcext:value-type="float">
            <text:p>1238,4</text:p>
          </table:table-cell>
          <table:table-cell table:formula="of:=[.P311]-[.$B311]" office:value-type="float" office:value="0" calcext:value-type="float">
            <text:p>0,0</text:p>
          </table:table-cell>
          <table:table-cell/>
          <table:table-cell table:style-name="Default" office:value-type="float" office:value="1238.4" calcext:value-type="float">
            <text:p>1238,4</text:p>
          </table:table-cell>
          <table:table-cell table:formula="of:=[.S311]-[.$B311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7" office:value-type="float" office:value="1581.5" calcext:value-type="float">
            <text:p>1.581,50</text:p>
          </table:table-cell>
          <table:table-cell/>
          <table:table-cell table:style-name="Default" office:value-type="float" office:value="1692.1" calcext:value-type="float">
            <text:p>1692,1</text:p>
          </table:table-cell>
          <table:table-cell table:formula="of:=[.D312]-[.$B312]" office:value-type="float" office:value="110.6" calcext:value-type="float">
            <text:p>110,6</text:p>
          </table:table-cell>
          <table:table-cell/>
          <table:table-cell table:style-name="Default" office:value-type="float" office:value="1388.9" calcext:value-type="float">
            <text:p>1388,9</text:p>
          </table:table-cell>
          <table:table-cell table:formula="of:=[.G312]-[.$B312]" office:value-type="float" office:value="-192.6" calcext:value-type="float">
            <text:p>-192,6</text:p>
          </table:table-cell>
          <table:table-cell/>
          <table:table-cell table:style-name="Default" office:value-type="float" office:value="1369.6" calcext:value-type="float">
            <text:p>1369,6</text:p>
          </table:table-cell>
          <table:table-cell table:formula="of:=[.J312]-[.$B312]" office:value-type="float" office:value="-211.9" calcext:value-type="float">
            <text:p>-211,9</text:p>
          </table:table-cell>
          <table:table-cell/>
          <table:table-cell table:style-name="Default" office:value-type="float" office:value="1631.9" calcext:value-type="float">
            <text:p>1631,9</text:p>
          </table:table-cell>
          <table:table-cell table:formula="of:=[.M312]-[.$B312]" office:value-type="float" office:value="50.4000000000001" calcext:value-type="float">
            <text:p>50,4</text:p>
          </table:table-cell>
          <table:table-cell/>
          <table:table-cell table:style-name="Default" office:value-type="float" office:value="1631.9" calcext:value-type="float">
            <text:p>1631,9</text:p>
          </table:table-cell>
          <table:table-cell table:formula="of:=[.P312]-[.$B312]" office:value-type="float" office:value="50.4000000000001" calcext:value-type="float">
            <text:p>50,4</text:p>
          </table:table-cell>
          <table:table-cell/>
          <table:table-cell table:style-name="Default" office:value-type="float" office:value="1631.9" calcext:value-type="float">
            <text:p>1631,9</text:p>
          </table:table-cell>
          <table:table-cell table:formula="of:=[.S312]-[.$B312]" office:value-type="float" office:value="50.4000000000001" calcext:value-type="float">
            <text:p>50,4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7" office:value-type="float" office:value="1657.3" calcext:value-type="float">
            <text:p>1.657,30</text:p>
          </table:table-cell>
          <table:table-cell/>
          <table:table-cell table:style-name="Default" office:value-type="float" office:value="92.5" calcext:value-type="float">
            <text:p>92,5</text:p>
          </table:table-cell>
          <table:table-cell table:formula="of:=[.D313]-[.$B313]" office:value-type="float" office:value="-1564.8" calcext:value-type="float">
            <text:p>-1564,8</text:p>
          </table:table-cell>
          <table:table-cell/>
          <table:table-cell table:style-name="Default" office:value-type="float" office:value="92.5" calcext:value-type="float">
            <text:p>92,5</text:p>
          </table:table-cell>
          <table:table-cell table:formula="of:=[.G313]-[.$B313]" office:value-type="float" office:value="-1564.8" calcext:value-type="float">
            <text:p>-1564,8</text:p>
          </table:table-cell>
          <table:table-cell/>
          <table:table-cell table:style-name="Default" office:value-type="float" office:value="92.5" calcext:value-type="float">
            <text:p>92,5</text:p>
          </table:table-cell>
          <table:table-cell table:formula="of:=[.J313]-[.$B313]" office:value-type="float" office:value="-1564.8" calcext:value-type="float">
            <text:p>-1564,8</text:p>
          </table:table-cell>
          <table:table-cell/>
          <table:table-cell table:style-name="Default" office:value-type="float" office:value="92.5" calcext:value-type="float">
            <text:p>92,5</text:p>
          </table:table-cell>
          <table:table-cell table:formula="of:=[.M313]-[.$B313]" office:value-type="float" office:value="-1564.8" calcext:value-type="float">
            <text:p>-1564,8</text:p>
          </table:table-cell>
          <table:table-cell/>
          <table:table-cell table:style-name="Default" office:value-type="float" office:value="92.5" calcext:value-type="float">
            <text:p>92,5</text:p>
          </table:table-cell>
          <table:table-cell table:formula="of:=[.P313]-[.$B313]" office:value-type="float" office:value="-1564.8" calcext:value-type="float">
            <text:p>-1564,8</text:p>
          </table:table-cell>
          <table:table-cell/>
          <table:table-cell table:style-name="Default" office:value-type="float" office:value="92.5" calcext:value-type="float">
            <text:p>92,5</text:p>
          </table:table-cell>
          <table:table-cell table:formula="of:=[.S313]-[.$B313]" office:value-type="float" office:value="-1564.8" calcext:value-type="float">
            <text:p>-1564,8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7" office:value-type="float" office:value="1818.1" calcext:value-type="float">
            <text:p>1.818,10</text:p>
          </table:table-cell>
          <table:table-cell/>
          <table:table-cell table:style-name="Default" office:value-type="float" office:value="1774.5" calcext:value-type="float">
            <text:p>1774,5</text:p>
          </table:table-cell>
          <table:table-cell table:formula="of:=[.D314]-[.$B314]" office:value-type="float" office:value="-43.5999999999999" calcext:value-type="float">
            <text:p>-43,6</text:p>
          </table:table-cell>
          <table:table-cell/>
          <table:table-cell table:style-name="Default" office:value-type="float" office:value="1749.4" calcext:value-type="float">
            <text:p>1749,4</text:p>
          </table:table-cell>
          <table:table-cell table:formula="of:=[.G314]-[.$B314]" office:value-type="float" office:value="-68.6999999999998" calcext:value-type="float">
            <text:p>-68,7</text:p>
          </table:table-cell>
          <table:table-cell/>
          <table:table-cell table:style-name="Default" office:value-type="float" office:value="1846.6" calcext:value-type="float">
            <text:p>1846,6</text:p>
          </table:table-cell>
          <table:table-cell table:formula="of:=[.J314]-[.$B314]" office:value-type="float" office:value="28.5" calcext:value-type="float">
            <text:p>28,5</text:p>
          </table:table-cell>
          <table:table-cell/>
          <table:table-cell table:style-name="Default" office:value-type="float" office:value="1774.5" calcext:value-type="float">
            <text:p>1774,5</text:p>
          </table:table-cell>
          <table:table-cell table:formula="of:=[.M314]-[.$B314]" office:value-type="float" office:value="-43.5999999999999" calcext:value-type="float">
            <text:p>-43,6</text:p>
          </table:table-cell>
          <table:table-cell/>
          <table:table-cell table:style-name="Default" office:value-type="float" office:value="1846.6" calcext:value-type="float">
            <text:p>1846,6</text:p>
          </table:table-cell>
          <table:table-cell table:formula="of:=[.P314]-[.$B314]" office:value-type="float" office:value="28.5" calcext:value-type="float">
            <text:p>28,5</text:p>
          </table:table-cell>
          <table:table-cell/>
          <table:table-cell table:style-name="Default" office:value-type="float" office:value="1846.6" calcext:value-type="float">
            <text:p>1846,6</text:p>
          </table:table-cell>
          <table:table-cell table:formula="of:=[.S314]-[.$B314]" office:value-type="float" office:value="28.5" calcext:value-type="float">
            <text:p>28,5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7" office:value-type="float" office:value="784.1" calcext:value-type="float">
            <text:p>784,10</text:p>
          </table:table-cell>
          <table:table-cell/>
          <table:table-cell table:style-name="Default" office:value-type="float" office:value="784.1" calcext:value-type="float">
            <text:p>784,1</text:p>
          </table:table-cell>
          <table:table-cell table:formula="of:=[.D315]-[.$B315]" office:value-type="float" office:value="0" calcext:value-type="float">
            <text:p>0,0</text:p>
          </table:table-cell>
          <table:table-cell/>
          <table:table-cell table:style-name="Default" office:value-type="float" office:value="784.1" calcext:value-type="float">
            <text:p>784,1</text:p>
          </table:table-cell>
          <table:table-cell table:formula="of:=[.G315]-[.$B315]" office:value-type="float" office:value="0" calcext:value-type="float">
            <text:p>0,0</text:p>
          </table:table-cell>
          <table:table-cell/>
          <table:table-cell table:style-name="Default" office:value-type="float" office:value="784.1" calcext:value-type="float">
            <text:p>784,1</text:p>
          </table:table-cell>
          <table:table-cell table:formula="of:=[.J315]-[.$B315]" office:value-type="float" office:value="0" calcext:value-type="float">
            <text:p>0,0</text:p>
          </table:table-cell>
          <table:table-cell/>
          <table:table-cell table:style-name="Default" office:value-type="float" office:value="784.1" calcext:value-type="float">
            <text:p>784,1</text:p>
          </table:table-cell>
          <table:table-cell table:formula="of:=[.M315]-[.$B315]" office:value-type="float" office:value="0" calcext:value-type="float">
            <text:p>0,0</text:p>
          </table:table-cell>
          <table:table-cell/>
          <table:table-cell table:style-name="Default" office:value-type="float" office:value="784.1" calcext:value-type="float">
            <text:p>784,1</text:p>
          </table:table-cell>
          <table:table-cell table:formula="of:=[.P315]-[.$B315]" office:value-type="float" office:value="0" calcext:value-type="float">
            <text:p>0,0</text:p>
          </table:table-cell>
          <table:table-cell/>
          <table:table-cell table:style-name="Default" office:value-type="float" office:value="784.1" calcext:value-type="float">
            <text:p>784,1</text:p>
          </table:table-cell>
          <table:table-cell table:formula="of:=[.S315]-[.$B315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7" office:value-type="float" office:value="1759.1" calcext:value-type="float">
            <text:p>1.759,10</text:p>
          </table:table-cell>
          <table:table-cell/>
          <table:table-cell table:style-name="Default" office:value-type="float" office:value="1778.9" calcext:value-type="float">
            <text:p>1778,9</text:p>
          </table:table-cell>
          <table:table-cell table:formula="of:=[.D316]-[.$B316]" office:value-type="float" office:value="19.8000000000002" calcext:value-type="float">
            <text:p>19,8</text:p>
          </table:table-cell>
          <table:table-cell/>
          <table:table-cell table:style-name="Default" office:value-type="float" office:value="1748.7" calcext:value-type="float">
            <text:p>1748,7</text:p>
          </table:table-cell>
          <table:table-cell table:formula="of:=[.G316]-[.$B316]" office:value-type="float" office:value="-10.3999999999999" calcext:value-type="float">
            <text:p>-10,4</text:p>
          </table:table-cell>
          <table:table-cell/>
          <table:table-cell table:style-name="Default" office:value-type="float" office:value="1748.7" calcext:value-type="float">
            <text:p>1748,7</text:p>
          </table:table-cell>
          <table:table-cell table:formula="of:=[.J316]-[.$B316]" office:value-type="float" office:value="-10.3999999999999" calcext:value-type="float">
            <text:p>-10,4</text:p>
          </table:table-cell>
          <table:table-cell/>
          <table:table-cell table:style-name="Default" office:value-type="float" office:value="1748.7" calcext:value-type="float">
            <text:p>1748,7</text:p>
          </table:table-cell>
          <table:table-cell table:formula="of:=[.M316]-[.$B316]" office:value-type="float" office:value="-10.3999999999999" calcext:value-type="float">
            <text:p>-10,4</text:p>
          </table:table-cell>
          <table:table-cell/>
          <table:table-cell table:style-name="Default" office:value-type="float" office:value="1749.3" calcext:value-type="float">
            <text:p>1749,3</text:p>
          </table:table-cell>
          <table:table-cell table:formula="of:=[.P316]-[.$B316]" office:value-type="float" office:value="-9.79999999999995" calcext:value-type="float">
            <text:p>-9,8</text:p>
          </table:table-cell>
          <table:table-cell/>
          <table:table-cell table:style-name="Default" office:value-type="float" office:value="1764.4" calcext:value-type="float">
            <text:p>1764,4</text:p>
          </table:table-cell>
          <table:table-cell table:formula="of:=[.S316]-[.$B316]" office:value-type="float" office:value="5.30000000000018" calcext:value-type="float">
            <text:p>5,3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7" office:value-type="float" office:value="1670.4" calcext:value-type="float">
            <text:p>1.670,40</text:p>
          </table:table-cell>
          <table:table-cell/>
          <table:table-cell table:style-name="Default" office:value-type="float" office:value="1670.7" calcext:value-type="float">
            <text:p>1670,7</text:p>
          </table:table-cell>
          <table:table-cell table:formula="of:=[.D317]-[.$B317]" office:value-type="float" office:value="0.299999999999955" calcext:value-type="float">
            <text:p>0,3</text:p>
          </table:table-cell>
          <table:table-cell/>
          <table:table-cell table:style-name="Default" office:value-type="float" office:value="1551.6" calcext:value-type="float">
            <text:p>1551,6</text:p>
          </table:table-cell>
          <table:table-cell table:formula="of:=[.G317]-[.$B317]" office:value-type="float" office:value="-118.8" calcext:value-type="float">
            <text:p>-118,8</text:p>
          </table:table-cell>
          <table:table-cell/>
          <table:table-cell table:style-name="Default" office:value-type="float" office:value="1670.7" calcext:value-type="float">
            <text:p>1670,7</text:p>
          </table:table-cell>
          <table:table-cell table:formula="of:=[.J317]-[.$B317]" office:value-type="float" office:value="0.299999999999955" calcext:value-type="float">
            <text:p>0,3</text:p>
          </table:table-cell>
          <table:table-cell/>
          <table:table-cell table:style-name="Default" office:value-type="float" office:value="1670.7" calcext:value-type="float">
            <text:p>1670,7</text:p>
          </table:table-cell>
          <table:table-cell table:formula="of:=[.M317]-[.$B317]" office:value-type="float" office:value="0.299999999999955" calcext:value-type="float">
            <text:p>0,3</text:p>
          </table:table-cell>
          <table:table-cell/>
          <table:table-cell table:style-name="Default" office:value-type="float" office:value="1670.6" calcext:value-type="float">
            <text:p>1670,6</text:p>
          </table:table-cell>
          <table:table-cell table:formula="of:=[.P317]-[.$B317]" office:value-type="float" office:value="0.199999999999818" calcext:value-type="float">
            <text:p>0,2</text:p>
          </table:table-cell>
          <table:table-cell/>
          <table:table-cell table:style-name="Default" office:value-type="float" office:value="1670.6" calcext:value-type="float">
            <text:p>1670,6</text:p>
          </table:table-cell>
          <table:table-cell table:formula="of:=[.S317]-[.$B317]" office:value-type="float" office:value="0.199999999999818" calcext:value-type="float">
            <text:p>0,2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7" office:value-type="float" office:value="1564.1" calcext:value-type="float">
            <text:p>1.564,10</text:p>
          </table:table-cell>
          <table:table-cell/>
          <table:table-cell table:style-name="Default" office:value-type="float" office:value="1628.2" calcext:value-type="float">
            <text:p>1628,2</text:p>
          </table:table-cell>
          <table:table-cell table:formula="of:=[.D318]-[.$B318]" office:value-type="float" office:value="64.1000000000001" calcext:value-type="float">
            <text:p>64,1</text:p>
          </table:table-cell>
          <table:table-cell/>
          <table:table-cell table:style-name="Default" office:value-type="float" office:value="285.1" calcext:value-type="float">
            <text:p>285,1</text:p>
          </table:table-cell>
          <table:table-cell table:formula="of:=[.G318]-[.$B318]" office:value-type="float" office:value="-1279" calcext:value-type="float">
            <text:p>-1279,0</text:p>
          </table:table-cell>
          <table:table-cell/>
          <table:table-cell table:style-name="Default" office:value-type="float" office:value="285.4" calcext:value-type="float">
            <text:p>285,4</text:p>
          </table:table-cell>
          <table:table-cell table:formula="of:=[.J318]-[.$B318]" office:value-type="float" office:value="-1278.7" calcext:value-type="float">
            <text:p>-1278,7</text:p>
          </table:table-cell>
          <table:table-cell/>
          <table:table-cell table:style-name="Default" office:value-type="float" office:value="285.4" calcext:value-type="float">
            <text:p>285,4</text:p>
          </table:table-cell>
          <table:table-cell table:formula="of:=[.M318]-[.$B318]" office:value-type="float" office:value="-1278.7" calcext:value-type="float">
            <text:p>-1278,7</text:p>
          </table:table-cell>
          <table:table-cell/>
          <table:table-cell table:style-name="Default" office:value-type="float" office:value="1564.1" calcext:value-type="float">
            <text:p>1564,1</text:p>
          </table:table-cell>
          <table:table-cell table:formula="of:=[.P318]-[.$B318]" office:value-type="float" office:value="0" calcext:value-type="float">
            <text:p>0,0</text:p>
          </table:table-cell>
          <table:table-cell/>
          <table:table-cell table:style-name="Default" office:value-type="float" office:value="1564.1" calcext:value-type="float">
            <text:p>1564,1</text:p>
          </table:table-cell>
          <table:table-cell table:formula="of:=[.S318]-[.$B318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7" office:value-type="float" office:value="1291" calcext:value-type="float">
            <text:p>1.291,00</text:p>
          </table:table-cell>
          <table:table-cell/>
          <table:table-cell table:style-name="Default" office:value-type="float" office:value="1707.6" calcext:value-type="float">
            <text:p>1707,6</text:p>
          </table:table-cell>
          <table:table-cell table:formula="of:=[.D319]-[.$B319]" office:value-type="float" office:value="416.6" calcext:value-type="float">
            <text:p>416,6</text:p>
          </table:table-cell>
          <table:table-cell/>
          <table:table-cell table:style-name="Default" office:value-type="float" office:value="1710.3" calcext:value-type="float">
            <text:p>1710,3</text:p>
          </table:table-cell>
          <table:table-cell table:formula="of:=[.G319]-[.$B319]" office:value-type="float" office:value="419.3" calcext:value-type="float">
            <text:p>419,3</text:p>
          </table:table-cell>
          <table:table-cell/>
          <table:table-cell table:style-name="Default" office:value-type="float" office:value="1892.9" calcext:value-type="float">
            <text:p>1892,9</text:p>
          </table:table-cell>
          <table:table-cell table:formula="of:=[.J319]-[.$B319]" office:value-type="float" office:value="601.9" calcext:value-type="float">
            <text:p>601,9</text:p>
          </table:table-cell>
          <table:table-cell/>
          <table:table-cell table:style-name="Default" office:value-type="float" office:value="2056.9" calcext:value-type="float">
            <text:p>2056,9</text:p>
          </table:table-cell>
          <table:table-cell table:formula="of:=[.M319]-[.$B319]" office:value-type="float" office:value="765.9" calcext:value-type="float">
            <text:p>765,9</text:p>
          </table:table-cell>
          <table:table-cell/>
          <table:table-cell table:style-name="Default" office:value-type="float" office:value="1291" calcext:value-type="float">
            <text:p>1291</text:p>
          </table:table-cell>
          <table:table-cell table:formula="of:=[.P319]-[.$B319]" office:value-type="float" office:value="0" calcext:value-type="float">
            <text:p>0,0</text:p>
          </table:table-cell>
          <table:table-cell/>
          <table:table-cell table:style-name="Default" office:value-type="float" office:value="1291" calcext:value-type="float">
            <text:p>1291</text:p>
          </table:table-cell>
          <table:table-cell table:formula="of:=[.S319]-[.$B319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7" office:value-type="float" office:value="877.7" calcext:value-type="float">
            <text:p>877,70</text:p>
          </table:table-cell>
          <table:table-cell/>
          <table:table-cell table:style-name="Default" office:value-type="float" office:value="923.9" calcext:value-type="float">
            <text:p>923,9</text:p>
          </table:table-cell>
          <table:table-cell table:formula="of:=[.D320]-[.$B320]" office:value-type="float" office:value="46.1999999999999" calcext:value-type="float">
            <text:p>46,2</text:p>
          </table:table-cell>
          <table:table-cell/>
          <table:table-cell table:style-name="Default" office:value-type="float" office:value="923.9" calcext:value-type="float">
            <text:p>923,9</text:p>
          </table:table-cell>
          <table:table-cell table:formula="of:=[.G320]-[.$B320]" office:value-type="float" office:value="46.1999999999999" calcext:value-type="float">
            <text:p>46,2</text:p>
          </table:table-cell>
          <table:table-cell/>
          <table:table-cell table:style-name="Default" office:value-type="float" office:value="1498.8" calcext:value-type="float">
            <text:p>1498,8</text:p>
          </table:table-cell>
          <table:table-cell table:formula="of:=[.J320]-[.$B320]" office:value-type="float" office:value="621.1" calcext:value-type="float">
            <text:p>621,1</text:p>
          </table:table-cell>
          <table:table-cell/>
          <table:table-cell table:style-name="Default" office:value-type="float" office:value="1498.8" calcext:value-type="float">
            <text:p>1498,8</text:p>
          </table:table-cell>
          <table:table-cell table:formula="of:=[.M320]-[.$B320]" office:value-type="float" office:value="621.1" calcext:value-type="float">
            <text:p>621,1</text:p>
          </table:table-cell>
          <table:table-cell/>
          <table:table-cell table:style-name="Default" office:value-type="float" office:value="1498.8" calcext:value-type="float">
            <text:p>1498,8</text:p>
          </table:table-cell>
          <table:table-cell table:formula="of:=[.P320]-[.$B320]" office:value-type="float" office:value="621.1" calcext:value-type="float">
            <text:p>621,1</text:p>
          </table:table-cell>
          <table:table-cell/>
          <table:table-cell table:style-name="Default" office:value-type="float" office:value="1498.8" calcext:value-type="float">
            <text:p>1498,8</text:p>
          </table:table-cell>
          <table:table-cell table:formula="of:=[.S320]-[.$B320]" office:value-type="float" office:value="621.1" calcext:value-type="float">
            <text:p>621,1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7" office:value-type="float" office:value="635.8" calcext:value-type="float">
            <text:p>635,80</text:p>
          </table:table-cell>
          <table:table-cell/>
          <table:table-cell table:style-name="Default" office:value-type="float" office:value="635.8" calcext:value-type="float">
            <text:p>635,8</text:p>
          </table:table-cell>
          <table:table-cell table:formula="of:=[.D321]-[.$B321]" office:value-type="float" office:value="0" calcext:value-type="float">
            <text:p>0,0</text:p>
          </table:table-cell>
          <table:table-cell/>
          <table:table-cell table:style-name="Default" office:value-type="float" office:value="635.8" calcext:value-type="float">
            <text:p>635,8</text:p>
          </table:table-cell>
          <table:table-cell table:formula="of:=[.G321]-[.$B321]" office:value-type="float" office:value="0" calcext:value-type="float">
            <text:p>0,0</text:p>
          </table:table-cell>
          <table:table-cell/>
          <table:table-cell table:style-name="Default" office:value-type="float" office:value="635.8" calcext:value-type="float">
            <text:p>635,8</text:p>
          </table:table-cell>
          <table:table-cell table:formula="of:=[.J321]-[.$B321]" office:value-type="float" office:value="0" calcext:value-type="float">
            <text:p>0,0</text:p>
          </table:table-cell>
          <table:table-cell/>
          <table:table-cell table:style-name="Default" office:value-type="float" office:value="635.8" calcext:value-type="float">
            <text:p>635,8</text:p>
          </table:table-cell>
          <table:table-cell table:formula="of:=[.M321]-[.$B321]" office:value-type="float" office:value="0" calcext:value-type="float">
            <text:p>0,0</text:p>
          </table:table-cell>
          <table:table-cell/>
          <table:table-cell table:style-name="Default" office:value-type="float" office:value="635.8" calcext:value-type="float">
            <text:p>635,8</text:p>
          </table:table-cell>
          <table:table-cell table:formula="of:=[.P321]-[.$B321]" office:value-type="float" office:value="0" calcext:value-type="float">
            <text:p>0,0</text:p>
          </table:table-cell>
          <table:table-cell/>
          <table:table-cell table:style-name="Default" office:value-type="float" office:value="635.8" calcext:value-type="float">
            <text:p>635,8</text:p>
          </table:table-cell>
          <table:table-cell table:formula="of:=[.S321]-[.$B321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7" office:value-type="float" office:value="1510.5" calcext:value-type="float">
            <text:p>1.510,50</text:p>
          </table:table-cell>
          <table:table-cell/>
          <table:table-cell table:style-name="Default" office:value-type="float" office:value="1550.5" calcext:value-type="float">
            <text:p>1550,5</text:p>
          </table:table-cell>
          <table:table-cell table:formula="of:=[.D322]-[.$B322]" office:value-type="float" office:value="40" calcext:value-type="float">
            <text:p>40,0</text:p>
          </table:table-cell>
          <table:table-cell/>
          <table:table-cell table:style-name="Default" office:value-type="float" office:value="1550.5" calcext:value-type="float">
            <text:p>1550,5</text:p>
          </table:table-cell>
          <table:table-cell table:formula="of:=[.G322]-[.$B322]" office:value-type="float" office:value="40" calcext:value-type="float">
            <text:p>40,0</text:p>
          </table:table-cell>
          <table:table-cell/>
          <table:table-cell table:style-name="Default" office:value-type="float" office:value="1560.6" calcext:value-type="float">
            <text:p>1560,6</text:p>
          </table:table-cell>
          <table:table-cell table:formula="of:=[.J322]-[.$B322]" office:value-type="float" office:value="50.0999999999999" calcext:value-type="float">
            <text:p>50,1</text:p>
          </table:table-cell>
          <table:table-cell/>
          <table:table-cell table:style-name="Default" office:value-type="float" office:value="1552.5" calcext:value-type="float">
            <text:p>1552,5</text:p>
          </table:table-cell>
          <table:table-cell table:formula="of:=[.M322]-[.$B322]" office:value-type="float" office:value="42" calcext:value-type="float">
            <text:p>42,0</text:p>
          </table:table-cell>
          <table:table-cell/>
          <table:table-cell table:style-name="Default" office:value-type="float" office:value="1552.5" calcext:value-type="float">
            <text:p>1552,5</text:p>
          </table:table-cell>
          <table:table-cell table:formula="of:=[.P322]-[.$B322]" office:value-type="float" office:value="42" calcext:value-type="float">
            <text:p>42,0</text:p>
          </table:table-cell>
          <table:table-cell/>
          <table:table-cell table:style-name="Default" office:value-type="float" office:value="1510.5" calcext:value-type="float">
            <text:p>1510,5</text:p>
          </table:table-cell>
          <table:table-cell table:formula="of:=[.S322]-[.$B322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7" office:value-type="float" office:value="569.8" calcext:value-type="float">
            <text:p>569,80</text:p>
          </table:table-cell>
          <table:table-cell/>
          <table:table-cell table:style-name="Default" office:value-type="float" office:value="569.8" calcext:value-type="float">
            <text:p>569,8</text:p>
          </table:table-cell>
          <table:table-cell table:formula="of:=[.D323]-[.$B323]" office:value-type="float" office:value="0" calcext:value-type="float">
            <text:p>0,0</text:p>
          </table:table-cell>
          <table:table-cell/>
          <table:table-cell table:style-name="Default" office:value-type="float" office:value="569.8" calcext:value-type="float">
            <text:p>569,8</text:p>
          </table:table-cell>
          <table:table-cell table:formula="of:=[.G323]-[.$B323]" office:value-type="float" office:value="0" calcext:value-type="float">
            <text:p>0,0</text:p>
          </table:table-cell>
          <table:table-cell/>
          <table:table-cell table:style-name="Default" office:value-type="float" office:value="569.8" calcext:value-type="float">
            <text:p>569,8</text:p>
          </table:table-cell>
          <table:table-cell table:formula="of:=[.J323]-[.$B323]" office:value-type="float" office:value="0" calcext:value-type="float">
            <text:p>0,0</text:p>
          </table:table-cell>
          <table:table-cell/>
          <table:table-cell table:style-name="Default" office:value-type="float" office:value="569.8" calcext:value-type="float">
            <text:p>569,8</text:p>
          </table:table-cell>
          <table:table-cell table:formula="of:=[.M323]-[.$B323]" office:value-type="float" office:value="0" calcext:value-type="float">
            <text:p>0,0</text:p>
          </table:table-cell>
          <table:table-cell/>
          <table:table-cell table:style-name="Default" office:value-type="float" office:value="569.8" calcext:value-type="float">
            <text:p>569,8</text:p>
          </table:table-cell>
          <table:table-cell table:formula="of:=[.P323]-[.$B323]" office:value-type="float" office:value="0" calcext:value-type="float">
            <text:p>0,0</text:p>
          </table:table-cell>
          <table:table-cell/>
          <table:table-cell table:style-name="Default" office:value-type="float" office:value="569.8" calcext:value-type="float">
            <text:p>569,8</text:p>
          </table:table-cell>
          <table:table-cell table:formula="of:=[.S323]-[.$B323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7" office:value-type="float" office:value="2034.7" calcext:value-type="float">
            <text:p>2.034,70</text:p>
          </table:table-cell>
          <table:table-cell/>
          <table:table-cell table:style-name="Default" office:value-type="float" office:value="1997.3" calcext:value-type="float">
            <text:p>1997,3</text:p>
          </table:table-cell>
          <table:table-cell table:formula="of:=[.D324]-[.$B324]" office:value-type="float" office:value="-37.4000000000001" calcext:value-type="float">
            <text:p>-37,4</text:p>
          </table:table-cell>
          <table:table-cell/>
          <table:table-cell table:style-name="Default" office:value-type="float" office:value="1997.3" calcext:value-type="float">
            <text:p>1997,3</text:p>
          </table:table-cell>
          <table:table-cell table:formula="of:=[.G324]-[.$B324]" office:value-type="float" office:value="-37.4000000000001" calcext:value-type="float">
            <text:p>-37,4</text:p>
          </table:table-cell>
          <table:table-cell/>
          <table:table-cell table:style-name="Default" office:value-type="float" office:value="2034.7" calcext:value-type="float">
            <text:p>2034,7</text:p>
          </table:table-cell>
          <table:table-cell table:formula="of:=[.J324]-[.$B324]" office:value-type="float" office:value="0" calcext:value-type="float">
            <text:p>0,0</text:p>
          </table:table-cell>
          <table:table-cell/>
          <table:table-cell table:style-name="Default" office:value-type="float" office:value="2090.9" calcext:value-type="float">
            <text:p>2090,9</text:p>
          </table:table-cell>
          <table:table-cell table:formula="of:=[.M324]-[.$B324]" office:value-type="float" office:value="56.2" calcext:value-type="float">
            <text:p>56,2</text:p>
          </table:table-cell>
          <table:table-cell/>
          <table:table-cell table:style-name="Default" office:value-type="float" office:value="2035.4" calcext:value-type="float">
            <text:p>2035,4</text:p>
          </table:table-cell>
          <table:table-cell table:formula="of:=[.P324]-[.$B324]" office:value-type="float" office:value="0.700000000000046" calcext:value-type="float">
            <text:p>0,7</text:p>
          </table:table-cell>
          <table:table-cell/>
          <table:table-cell table:style-name="Default" office:value-type="float" office:value="2034.7" calcext:value-type="float">
            <text:p>2034,7</text:p>
          </table:table-cell>
          <table:table-cell table:formula="of:=[.S324]-[.$B324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7" office:value-type="float" office:value="2099.1" calcext:value-type="float">
            <text:p>2.099,10</text:p>
          </table:table-cell>
          <table:table-cell/>
          <table:table-cell table:style-name="Default" office:value-type="float" office:value="1118" calcext:value-type="float">
            <text:p>1118</text:p>
          </table:table-cell>
          <table:table-cell table:formula="of:=[.D325]-[.$B325]" office:value-type="float" office:value="-981.1" calcext:value-type="float">
            <text:p>-981,1</text:p>
          </table:table-cell>
          <table:table-cell/>
          <table:table-cell table:style-name="Default" office:value-type="float" office:value="2579" calcext:value-type="float">
            <text:p>2579</text:p>
          </table:table-cell>
          <table:table-cell table:formula="of:=[.G325]-[.$B325]" office:value-type="float" office:value="479.9" calcext:value-type="float">
            <text:p>479,9</text:p>
          </table:table-cell>
          <table:table-cell/>
          <table:table-cell table:style-name="Default" office:value-type="float" office:value="1118.4" calcext:value-type="float">
            <text:p>1118,4</text:p>
          </table:table-cell>
          <table:table-cell table:formula="of:=[.J325]-[.$B325]" office:value-type="float" office:value="-980.7" calcext:value-type="float">
            <text:p>-980,7</text:p>
          </table:table-cell>
          <table:table-cell/>
          <table:table-cell table:style-name="Default" office:value-type="float" office:value="1118.4" calcext:value-type="float">
            <text:p>1118,4</text:p>
          </table:table-cell>
          <table:table-cell table:formula="of:=[.M325]-[.$B325]" office:value-type="float" office:value="-980.7" calcext:value-type="float">
            <text:p>-980,7</text:p>
          </table:table-cell>
          <table:table-cell/>
          <table:table-cell table:style-name="Default" office:value-type="float" office:value="2062.9" calcext:value-type="float">
            <text:p>2062,9</text:p>
          </table:table-cell>
          <table:table-cell table:formula="of:=[.P325]-[.$B325]" office:value-type="float" office:value="-36.1999999999998" calcext:value-type="float">
            <text:p>-36,2</text:p>
          </table:table-cell>
          <table:table-cell/>
          <table:table-cell table:style-name="Default" office:value-type="float" office:value="2045.1" calcext:value-type="float">
            <text:p>2045,1</text:p>
          </table:table-cell>
          <table:table-cell table:formula="of:=[.S325]-[.$B325]" office:value-type="float" office:value="-54" calcext:value-type="float">
            <text:p>-54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7" office:value-type="float" office:value="3417.5" calcext:value-type="float">
            <text:p>3.417,50</text:p>
          </table:table-cell>
          <table:table-cell/>
          <table:table-cell table:style-name="Default" office:value-type="float" office:value="3444.9" calcext:value-type="float">
            <text:p>3444,9</text:p>
          </table:table-cell>
          <table:table-cell table:formula="of:=[.D326]-[.$B326]" office:value-type="float" office:value="27.4000000000001" calcext:value-type="float">
            <text:p>27,4</text:p>
          </table:table-cell>
          <table:table-cell/>
          <table:table-cell table:style-name="Default" office:value-type="float" office:value="3444.9" calcext:value-type="float">
            <text:p>3444,9</text:p>
          </table:table-cell>
          <table:table-cell table:formula="of:=[.G326]-[.$B326]" office:value-type="float" office:value="27.4000000000001" calcext:value-type="float">
            <text:p>27,4</text:p>
          </table:table-cell>
          <table:table-cell/>
          <table:table-cell table:style-name="Default" office:value-type="float" office:value="3444.9" calcext:value-type="float">
            <text:p>3444,9</text:p>
          </table:table-cell>
          <table:table-cell table:formula="of:=[.J326]-[.$B326]" office:value-type="float" office:value="27.4000000000001" calcext:value-type="float">
            <text:p>27,4</text:p>
          </table:table-cell>
          <table:table-cell/>
          <table:table-cell table:style-name="Default" office:value-type="float" office:value="3444.9" calcext:value-type="float">
            <text:p>3444,9</text:p>
          </table:table-cell>
          <table:table-cell table:formula="of:=[.M326]-[.$B326]" office:value-type="float" office:value="27.4000000000001" calcext:value-type="float">
            <text:p>27,4</text:p>
          </table:table-cell>
          <table:table-cell/>
          <table:table-cell table:style-name="Default" office:value-type="float" office:value="3444.9" calcext:value-type="float">
            <text:p>3444,9</text:p>
          </table:table-cell>
          <table:table-cell table:formula="of:=[.P326]-[.$B326]" office:value-type="float" office:value="27.4000000000001" calcext:value-type="float">
            <text:p>27,4</text:p>
          </table:table-cell>
          <table:table-cell/>
          <table:table-cell table:style-name="Default" office:value-type="float" office:value="3444.9" calcext:value-type="float">
            <text:p>3444,9</text:p>
          </table:table-cell>
          <table:table-cell table:formula="of:=[.S326]-[.$B326]" office:value-type="float" office:value="27.4000000000001" calcext:value-type="float">
            <text:p>27,4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7" office:value-type="float" office:value="1329.2" calcext:value-type="float">
            <text:p>1.329,20</text:p>
          </table:table-cell>
          <table:table-cell/>
          <table:table-cell table:style-name="Default" office:value-type="float" office:value="1300.6" calcext:value-type="float">
            <text:p>1300,6</text:p>
          </table:table-cell>
          <table:table-cell table:formula="of:=[.D327]-[.$B327]" office:value-type="float" office:value="-28.6000000000001" calcext:value-type="float">
            <text:p>-28,6</text:p>
          </table:table-cell>
          <table:table-cell/>
          <table:table-cell table:style-name="Default" office:value-type="float" office:value="1410.6" calcext:value-type="float">
            <text:p>1410,6</text:p>
          </table:table-cell>
          <table:table-cell table:formula="of:=[.G327]-[.$B327]" office:value-type="float" office:value="81.3999999999999" calcext:value-type="float">
            <text:p>81,4</text:p>
          </table:table-cell>
          <table:table-cell/>
          <table:table-cell table:style-name="Default" office:value-type="float" office:value="1410.6" calcext:value-type="float">
            <text:p>1410,6</text:p>
          </table:table-cell>
          <table:table-cell table:formula="of:=[.J327]-[.$B327]" office:value-type="float" office:value="81.3999999999999" calcext:value-type="float">
            <text:p>81,4</text:p>
          </table:table-cell>
          <table:table-cell/>
          <table:table-cell table:style-name="Default" office:value-type="float" office:value="1410.6" calcext:value-type="float">
            <text:p>1410,6</text:p>
          </table:table-cell>
          <table:table-cell table:formula="of:=[.M327]-[.$B327]" office:value-type="float" office:value="81.3999999999999" calcext:value-type="float">
            <text:p>81,4</text:p>
          </table:table-cell>
          <table:table-cell/>
          <table:table-cell table:style-name="Default" office:value-type="float" office:value="1329.6" calcext:value-type="float">
            <text:p>1329,6</text:p>
          </table:table-cell>
          <table:table-cell table:formula="of:=[.P327]-[.$B327]" office:value-type="float" office:value="0.399999999999864" calcext:value-type="float">
            <text:p>0,4</text:p>
          </table:table-cell>
          <table:table-cell/>
          <table:table-cell table:style-name="Default" office:value-type="float" office:value="1905.1" calcext:value-type="float">
            <text:p>1905,1</text:p>
          </table:table-cell>
          <table:table-cell table:formula="of:=[.S327]-[.$B327]" office:value-type="float" office:value="575.9" calcext:value-type="float">
            <text:p>575,9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7" office:value-type="float" office:value="921" calcext:value-type="float">
            <text:p>921,00</text:p>
          </table:table-cell>
          <table:table-cell/>
          <table:table-cell table:style-name="Default" office:value-type="float" office:value="929.7" calcext:value-type="float">
            <text:p>929,7</text:p>
          </table:table-cell>
          <table:table-cell table:formula="of:=[.D328]-[.$B328]" office:value-type="float" office:value="8.70000000000005" calcext:value-type="float">
            <text:p>8,7</text:p>
          </table:table-cell>
          <table:table-cell/>
          <table:table-cell table:style-name="Default" office:value-type="float" office:value="929.7" calcext:value-type="float">
            <text:p>929,7</text:p>
          </table:table-cell>
          <table:table-cell table:formula="of:=[.G328]-[.$B328]" office:value-type="float" office:value="8.70000000000005" calcext:value-type="float">
            <text:p>8,7</text:p>
          </table:table-cell>
          <table:table-cell/>
          <table:table-cell table:style-name="Default" office:value-type="float" office:value="920.9" calcext:value-type="float">
            <text:p>920,9</text:p>
          </table:table-cell>
          <table:table-cell table:formula="of:=[.J328]-[.$B328]" office:value-type="float" office:value="-0.100000000000023" calcext:value-type="float">
            <text:p>-0,1</text:p>
          </table:table-cell>
          <table:table-cell/>
          <table:table-cell table:style-name="Default" office:value-type="float" office:value="920.9" calcext:value-type="float">
            <text:p>920,9</text:p>
          </table:table-cell>
          <table:table-cell table:formula="of:=[.M328]-[.$B328]" office:value-type="float" office:value="-0.100000000000023" calcext:value-type="float">
            <text:p>-0,1</text:p>
          </table:table-cell>
          <table:table-cell/>
          <table:table-cell table:style-name="Default" office:value-type="float" office:value="920.9" calcext:value-type="float">
            <text:p>920,9</text:p>
          </table:table-cell>
          <table:table-cell table:formula="of:=[.P328]-[.$B328]" office:value-type="float" office:value="-0.100000000000023" calcext:value-type="float">
            <text:p>-0,1</text:p>
          </table:table-cell>
          <table:table-cell/>
          <table:table-cell table:style-name="Default" office:value-type="float" office:value="920.9" calcext:value-type="float">
            <text:p>920,9</text:p>
          </table:table-cell>
          <table:table-cell table:formula="of:=[.S328]-[.$B328]" office:value-type="float" office:value="-0.100000000000023" calcext:value-type="float">
            <text:p>-0,1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7" office:value-type="float" office:value="2020" calcext:value-type="float">
            <text:p>2.020,00</text:p>
          </table:table-cell>
          <table:table-cell/>
          <table:table-cell table:style-name="Default" office:value-type="float" office:value="2020" calcext:value-type="float">
            <text:p>2020</text:p>
          </table:table-cell>
          <table:table-cell table:formula="of:=[.D329]-[.$B329]" office:value-type="float" office:value="0" calcext:value-type="float">
            <text:p>0,0</text:p>
          </table:table-cell>
          <table:table-cell/>
          <table:table-cell table:style-name="Default" office:value-type="float" office:value="2020" calcext:value-type="float">
            <text:p>2020</text:p>
          </table:table-cell>
          <table:table-cell table:formula="of:=[.G329]-[.$B329]" office:value-type="float" office:value="0" calcext:value-type="float">
            <text:p>0,0</text:p>
          </table:table-cell>
          <table:table-cell/>
          <table:table-cell table:style-name="Default" office:value-type="float" office:value="2020" calcext:value-type="float">
            <text:p>2020</text:p>
          </table:table-cell>
          <table:table-cell table:formula="of:=[.J329]-[.$B329]" office:value-type="float" office:value="0" calcext:value-type="float">
            <text:p>0,0</text:p>
          </table:table-cell>
          <table:table-cell/>
          <table:table-cell table:style-name="Default" office:value-type="float" office:value="2020" calcext:value-type="float">
            <text:p>2020</text:p>
          </table:table-cell>
          <table:table-cell table:formula="of:=[.M329]-[.$B329]" office:value-type="float" office:value="0" calcext:value-type="float">
            <text:p>0,0</text:p>
          </table:table-cell>
          <table:table-cell/>
          <table:table-cell table:style-name="Default" office:value-type="float" office:value="2020" calcext:value-type="float">
            <text:p>2020</text:p>
          </table:table-cell>
          <table:table-cell table:formula="of:=[.P329]-[.$B329]" office:value-type="float" office:value="0" calcext:value-type="float">
            <text:p>0,0</text:p>
          </table:table-cell>
          <table:table-cell/>
          <table:table-cell table:style-name="Default" office:value-type="float" office:value="2020" calcext:value-type="float">
            <text:p>2020</text:p>
          </table:table-cell>
          <table:table-cell table:formula="of:=[.S329]-[.$B329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7" office:value-type="float" office:value="1731.2" calcext:value-type="float">
            <text:p>1.731,20</text:p>
          </table:table-cell>
          <table:table-cell/>
          <table:table-cell table:style-name="Default" office:value-type="float" office:value="1831.6" calcext:value-type="float">
            <text:p>1831,6</text:p>
          </table:table-cell>
          <table:table-cell table:formula="of:=[.D330]-[.$B330]" office:value-type="float" office:value="100.4" calcext:value-type="float">
            <text:p>100,4</text:p>
          </table:table-cell>
          <table:table-cell/>
          <table:table-cell table:style-name="Default" office:value-type="float" office:value="1831.6" calcext:value-type="float">
            <text:p>1831,6</text:p>
          </table:table-cell>
          <table:table-cell table:formula="of:=[.G330]-[.$B330]" office:value-type="float" office:value="100.4" calcext:value-type="float">
            <text:p>100,4</text:p>
          </table:table-cell>
          <table:table-cell/>
          <table:table-cell table:style-name="Default" office:value-type="float" office:value="1831.6" calcext:value-type="float">
            <text:p>1831,6</text:p>
          </table:table-cell>
          <table:table-cell table:formula="of:=[.J330]-[.$B330]" office:value-type="float" office:value="100.4" calcext:value-type="float">
            <text:p>100,4</text:p>
          </table:table-cell>
          <table:table-cell/>
          <table:table-cell table:style-name="Default" office:value-type="float" office:value="1831.6" calcext:value-type="float">
            <text:p>1831,6</text:p>
          </table:table-cell>
          <table:table-cell table:formula="of:=[.M330]-[.$B330]" office:value-type="float" office:value="100.4" calcext:value-type="float">
            <text:p>100,4</text:p>
          </table:table-cell>
          <table:table-cell/>
          <table:table-cell table:style-name="Default" office:value-type="float" office:value="1831.6" calcext:value-type="float">
            <text:p>1831,6</text:p>
          </table:table-cell>
          <table:table-cell table:formula="of:=[.P330]-[.$B330]" office:value-type="float" office:value="100.4" calcext:value-type="float">
            <text:p>100,4</text:p>
          </table:table-cell>
          <table:table-cell/>
          <table:table-cell table:style-name="Default" office:value-type="float" office:value="1831.6" calcext:value-type="float">
            <text:p>1831,6</text:p>
          </table:table-cell>
          <table:table-cell table:formula="of:=[.S330]-[.$B330]" office:value-type="float" office:value="100.4" calcext:value-type="float">
            <text:p>100,4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7" office:value-type="float" office:value="1463.6" calcext:value-type="float">
            <text:p>1.463,60</text:p>
          </table:table-cell>
          <table:table-cell/>
          <table:table-cell table:style-name="Default" office:value-type="float" office:value="1290.4" calcext:value-type="float">
            <text:p>1290,4</text:p>
          </table:table-cell>
          <table:table-cell table:formula="of:=[.D331]-[.$B331]" office:value-type="float" office:value="-173.2" calcext:value-type="float">
            <text:p>-173,2</text:p>
          </table:table-cell>
          <table:table-cell/>
          <table:table-cell table:style-name="Default" office:value-type="float" office:value="1290.4" calcext:value-type="float">
            <text:p>1290,4</text:p>
          </table:table-cell>
          <table:table-cell table:formula="of:=[.G331]-[.$B331]" office:value-type="float" office:value="-173.2" calcext:value-type="float">
            <text:p>-173,2</text:p>
          </table:table-cell>
          <table:table-cell/>
          <table:table-cell table:style-name="Default" office:value-type="float" office:value="1290.4" calcext:value-type="float">
            <text:p>1290,4</text:p>
          </table:table-cell>
          <table:table-cell table:formula="of:=[.J331]-[.$B331]" office:value-type="float" office:value="-173.2" calcext:value-type="float">
            <text:p>-173,2</text:p>
          </table:table-cell>
          <table:table-cell/>
          <table:table-cell table:style-name="Default" office:value-type="float" office:value="1290.4" calcext:value-type="float">
            <text:p>1290,4</text:p>
          </table:table-cell>
          <table:table-cell table:formula="of:=[.M331]-[.$B331]" office:value-type="float" office:value="-173.2" calcext:value-type="float">
            <text:p>-173,2</text:p>
          </table:table-cell>
          <table:table-cell/>
          <table:table-cell table:style-name="Default" office:value-type="float" office:value="1290.4" calcext:value-type="float">
            <text:p>1290,4</text:p>
          </table:table-cell>
          <table:table-cell table:formula="of:=[.P331]-[.$B331]" office:value-type="float" office:value="-173.2" calcext:value-type="float">
            <text:p>-173,2</text:p>
          </table:table-cell>
          <table:table-cell/>
          <table:table-cell table:style-name="Default" office:value-type="float" office:value="1290.4" calcext:value-type="float">
            <text:p>1290,4</text:p>
          </table:table-cell>
          <table:table-cell table:formula="of:=[.S331]-[.$B331]" office:value-type="float" office:value="-173.2" calcext:value-type="float">
            <text:p>-173,2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7" office:value-type="float" office:value="1165.3" calcext:value-type="float">
            <text:p>1.165,30</text:p>
          </table:table-cell>
          <table:table-cell/>
          <table:table-cell table:style-name="Default" office:value-type="float" office:value="678.1" calcext:value-type="float">
            <text:p>678,1</text:p>
          </table:table-cell>
          <table:table-cell table:formula="of:=[.D332]-[.$B332]" office:value-type="float" office:value="-487.2" calcext:value-type="float">
            <text:p>-487,2</text:p>
          </table:table-cell>
          <table:table-cell/>
          <table:table-cell table:style-name="Default" office:value-type="float" office:value="561.8" calcext:value-type="float">
            <text:p>561,8</text:p>
          </table:table-cell>
          <table:table-cell table:formula="of:=[.G332]-[.$B332]" office:value-type="float" office:value="-603.5" calcext:value-type="float">
            <text:p>-603,5</text:p>
          </table:table-cell>
          <table:table-cell/>
          <table:table-cell table:style-name="Default" office:value-type="float" office:value="1178.5" calcext:value-type="float">
            <text:p>1178,5</text:p>
          </table:table-cell>
          <table:table-cell table:formula="of:=[.J332]-[.$B332]" office:value-type="float" office:value="13.2" calcext:value-type="float">
            <text:p>13,2</text:p>
          </table:table-cell>
          <table:table-cell/>
          <table:table-cell table:style-name="Default" office:value-type="float" office:value="1178.5" calcext:value-type="float">
            <text:p>1178,5</text:p>
          </table:table-cell>
          <table:table-cell table:formula="of:=[.M332]-[.$B332]" office:value-type="float" office:value="13.2" calcext:value-type="float">
            <text:p>13,2</text:p>
          </table:table-cell>
          <table:table-cell/>
          <table:table-cell table:style-name="Default" office:value-type="float" office:value="1165.3" calcext:value-type="float">
            <text:p>1165,3</text:p>
          </table:table-cell>
          <table:table-cell table:formula="of:=[.P332]-[.$B332]" office:value-type="float" office:value="0" calcext:value-type="float">
            <text:p>0,0</text:p>
          </table:table-cell>
          <table:table-cell/>
          <table:table-cell table:style-name="Default" office:value-type="float" office:value="1165.3" calcext:value-type="float">
            <text:p>1165,3</text:p>
          </table:table-cell>
          <table:table-cell table:formula="of:=[.S332]-[.$B332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7" office:value-type="float" office:value="2278.7" calcext:value-type="float">
            <text:p>2.278,70</text:p>
          </table:table-cell>
          <table:table-cell/>
          <table:table-cell table:style-name="Default" office:value-type="float" office:value="2284.5" calcext:value-type="float">
            <text:p>2284,5</text:p>
          </table:table-cell>
          <table:table-cell table:formula="of:=[.D333]-[.$B333]" office:value-type="float" office:value="5.80000000000018" calcext:value-type="float">
            <text:p>5,8</text:p>
          </table:table-cell>
          <table:table-cell/>
          <table:table-cell table:style-name="Default" office:value-type="float" office:value="2284.5" calcext:value-type="float">
            <text:p>2284,5</text:p>
          </table:table-cell>
          <table:table-cell table:formula="of:=[.G333]-[.$B333]" office:value-type="float" office:value="5.80000000000018" calcext:value-type="float">
            <text:p>5,8</text:p>
          </table:table-cell>
          <table:table-cell/>
          <table:table-cell table:style-name="Default" office:value-type="float" office:value="2280.1" calcext:value-type="float">
            <text:p>2280,1</text:p>
          </table:table-cell>
          <table:table-cell table:formula="of:=[.J333]-[.$B333]" office:value-type="float" office:value="1.40000000000009" calcext:value-type="float">
            <text:p>1,4</text:p>
          </table:table-cell>
          <table:table-cell/>
          <table:table-cell table:style-name="Default" office:value-type="float" office:value="2280.1" calcext:value-type="float">
            <text:p>2280,1</text:p>
          </table:table-cell>
          <table:table-cell table:formula="of:=[.M333]-[.$B333]" office:value-type="float" office:value="1.40000000000009" calcext:value-type="float">
            <text:p>1,4</text:p>
          </table:table-cell>
          <table:table-cell/>
          <table:table-cell table:style-name="Default" office:value-type="float" office:value="2280.1" calcext:value-type="float">
            <text:p>2280,1</text:p>
          </table:table-cell>
          <table:table-cell table:formula="of:=[.P333]-[.$B333]" office:value-type="float" office:value="1.40000000000009" calcext:value-type="float">
            <text:p>1,4</text:p>
          </table:table-cell>
          <table:table-cell/>
          <table:table-cell table:style-name="Default" office:value-type="float" office:value="2280.1" calcext:value-type="float">
            <text:p>2280,1</text:p>
          </table:table-cell>
          <table:table-cell table:formula="of:=[.S333]-[.$B333]" office:value-type="float" office:value="1.40000000000009" calcext:value-type="float">
            <text:p>1,4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7" office:value-type="float" office:value="1197" calcext:value-type="float">
            <text:p>1.197,00</text:p>
          </table:table-cell>
          <table:table-cell/>
          <table:table-cell table:style-name="Default" office:value-type="float" office:value="1197" calcext:value-type="float">
            <text:p>1197</text:p>
          </table:table-cell>
          <table:table-cell table:formula="of:=[.D334]-[.$B334]" office:value-type="float" office:value="0" calcext:value-type="float">
            <text:p>0,0</text:p>
          </table:table-cell>
          <table:table-cell/>
          <table:table-cell table:style-name="Default" office:value-type="float" office:value="1197" calcext:value-type="float">
            <text:p>1197</text:p>
          </table:table-cell>
          <table:table-cell table:formula="of:=[.G334]-[.$B334]" office:value-type="float" office:value="0" calcext:value-type="float">
            <text:p>0,0</text:p>
          </table:table-cell>
          <table:table-cell/>
          <table:table-cell table:style-name="Default" office:value-type="float" office:value="1230.8" calcext:value-type="float">
            <text:p>1230,8</text:p>
          </table:table-cell>
          <table:table-cell table:formula="of:=[.J334]-[.$B334]" office:value-type="float" office:value="33.8" calcext:value-type="float">
            <text:p>33,8</text:p>
          </table:table-cell>
          <table:table-cell/>
          <table:table-cell table:style-name="Default" office:value-type="float" office:value="1197" calcext:value-type="float">
            <text:p>1197</text:p>
          </table:table-cell>
          <table:table-cell table:formula="of:=[.M334]-[.$B334]" office:value-type="float" office:value="0" calcext:value-type="float">
            <text:p>0,0</text:p>
          </table:table-cell>
          <table:table-cell/>
          <table:table-cell table:style-name="Default" office:value-type="float" office:value="1197" calcext:value-type="float">
            <text:p>1197</text:p>
          </table:table-cell>
          <table:table-cell table:formula="of:=[.P334]-[.$B334]" office:value-type="float" office:value="0" calcext:value-type="float">
            <text:p>0,0</text:p>
          </table:table-cell>
          <table:table-cell/>
          <table:table-cell table:style-name="Default" office:value-type="float" office:value="1197" calcext:value-type="float">
            <text:p>1197</text:p>
          </table:table-cell>
          <table:table-cell table:formula="of:=[.S334]-[.$B334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7" office:value-type="float" office:value="1515.2" calcext:value-type="float">
            <text:p>1.515,20</text:p>
          </table:table-cell>
          <table:table-cell/>
          <table:table-cell table:style-name="Default" office:value-type="float" office:value="1515.2" calcext:value-type="float">
            <text:p>1515,2</text:p>
          </table:table-cell>
          <table:table-cell table:formula="of:=[.D335]-[.$B335]" office:value-type="float" office:value="0" calcext:value-type="float">
            <text:p>0,0</text:p>
          </table:table-cell>
          <table:table-cell/>
          <table:table-cell table:style-name="Default" office:value-type="float" office:value="1515.2" calcext:value-type="float">
            <text:p>1515,2</text:p>
          </table:table-cell>
          <table:table-cell table:formula="of:=[.G335]-[.$B335]" office:value-type="float" office:value="0" calcext:value-type="float">
            <text:p>0,0</text:p>
          </table:table-cell>
          <table:table-cell/>
          <table:table-cell table:style-name="Default" office:value-type="float" office:value="1515.2" calcext:value-type="float">
            <text:p>1515,2</text:p>
          </table:table-cell>
          <table:table-cell table:formula="of:=[.J335]-[.$B335]" office:value-type="float" office:value="0" calcext:value-type="float">
            <text:p>0,0</text:p>
          </table:table-cell>
          <table:table-cell/>
          <table:table-cell table:style-name="Default" office:value-type="float" office:value="1515.2" calcext:value-type="float">
            <text:p>1515,2</text:p>
          </table:table-cell>
          <table:table-cell table:formula="of:=[.M335]-[.$B335]" office:value-type="float" office:value="0" calcext:value-type="float">
            <text:p>0,0</text:p>
          </table:table-cell>
          <table:table-cell/>
          <table:table-cell table:style-name="Default" office:value-type="float" office:value="1515.2" calcext:value-type="float">
            <text:p>1515,2</text:p>
          </table:table-cell>
          <table:table-cell table:formula="of:=[.P335]-[.$B335]" office:value-type="float" office:value="0" calcext:value-type="float">
            <text:p>0,0</text:p>
          </table:table-cell>
          <table:table-cell/>
          <table:table-cell table:style-name="Default" office:value-type="float" office:value="1515.2" calcext:value-type="float">
            <text:p>1515,2</text:p>
          </table:table-cell>
          <table:table-cell table:formula="of:=[.S335]-[.$B335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7" office:value-type="float" office:value="1011" calcext:value-type="float">
            <text:p>1.011,00</text:p>
          </table:table-cell>
          <table:table-cell/>
          <table:table-cell table:style-name="Default" office:value-type="float" office:value="677.4" calcext:value-type="float">
            <text:p>677,4</text:p>
          </table:table-cell>
          <table:table-cell table:formula="of:=[.D336]-[.$B336]" office:value-type="float" office:value="-333.6" calcext:value-type="float">
            <text:p>-333,6</text:p>
          </table:table-cell>
          <table:table-cell/>
          <table:table-cell table:style-name="Default" office:value-type="float" office:value="677.1" calcext:value-type="float">
            <text:p>677,1</text:p>
          </table:table-cell>
          <table:table-cell table:formula="of:=[.G336]-[.$B336]" office:value-type="float" office:value="-333.9" calcext:value-type="float">
            <text:p>-333,9</text:p>
          </table:table-cell>
          <table:table-cell/>
          <table:table-cell table:style-name="Default" office:value-type="float" office:value="1208.8" calcext:value-type="float">
            <text:p>1208,8</text:p>
          </table:table-cell>
          <table:table-cell table:formula="of:=[.J336]-[.$B336]" office:value-type="float" office:value="197.8" calcext:value-type="float">
            <text:p>197,8</text:p>
          </table:table-cell>
          <table:table-cell/>
          <table:table-cell table:style-name="Default" office:value-type="float" office:value="1075.4" calcext:value-type="float">
            <text:p>1075,4</text:p>
          </table:table-cell>
          <table:table-cell table:formula="of:=[.M336]-[.$B336]" office:value-type="float" office:value="64.4000000000001" calcext:value-type="float">
            <text:p>64,4</text:p>
          </table:table-cell>
          <table:table-cell/>
          <table:table-cell table:style-name="Default" office:value-type="float" office:value="1075.4" calcext:value-type="float">
            <text:p>1075,4</text:p>
          </table:table-cell>
          <table:table-cell table:formula="of:=[.P336]-[.$B336]" office:value-type="float" office:value="64.4000000000001" calcext:value-type="float">
            <text:p>64,4</text:p>
          </table:table-cell>
          <table:table-cell/>
          <table:table-cell table:style-name="Default" office:value-type="float" office:value="1075.4" calcext:value-type="float">
            <text:p>1075,4</text:p>
          </table:table-cell>
          <table:table-cell table:formula="of:=[.S336]-[.$B336]" office:value-type="float" office:value="64.4000000000001" calcext:value-type="float">
            <text:p>64,4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7" office:value-type="float" office:value="1281.6" calcext:value-type="float">
            <text:p>1.281,60</text:p>
          </table:table-cell>
          <table:table-cell/>
          <table:table-cell table:style-name="Default" office:value-type="float" office:value="1281.6" calcext:value-type="float">
            <text:p>1281,6</text:p>
          </table:table-cell>
          <table:table-cell table:formula="of:=[.D337]-[.$B337]" office:value-type="float" office:value="0" calcext:value-type="float">
            <text:p>0,0</text:p>
          </table:table-cell>
          <table:table-cell/>
          <table:table-cell table:style-name="Default" office:value-type="float" office:value="1281.6" calcext:value-type="float">
            <text:p>1281,6</text:p>
          </table:table-cell>
          <table:table-cell table:formula="of:=[.G337]-[.$B337]" office:value-type="float" office:value="0" calcext:value-type="float">
            <text:p>0,0</text:p>
          </table:table-cell>
          <table:table-cell/>
          <table:table-cell table:style-name="Default" office:value-type="float" office:value="1281.6" calcext:value-type="float">
            <text:p>1281,6</text:p>
          </table:table-cell>
          <table:table-cell table:formula="of:=[.J337]-[.$B337]" office:value-type="float" office:value="0" calcext:value-type="float">
            <text:p>0,0</text:p>
          </table:table-cell>
          <table:table-cell/>
          <table:table-cell table:style-name="Default" office:value-type="float" office:value="1281.6" calcext:value-type="float">
            <text:p>1281,6</text:p>
          </table:table-cell>
          <table:table-cell table:formula="of:=[.M337]-[.$B337]" office:value-type="float" office:value="0" calcext:value-type="float">
            <text:p>0,0</text:p>
          </table:table-cell>
          <table:table-cell/>
          <table:table-cell table:style-name="Default" office:value-type="float" office:value="1281.6" calcext:value-type="float">
            <text:p>1281,6</text:p>
          </table:table-cell>
          <table:table-cell table:formula="of:=[.P337]-[.$B337]" office:value-type="float" office:value="0" calcext:value-type="float">
            <text:p>0,0</text:p>
          </table:table-cell>
          <table:table-cell/>
          <table:table-cell table:style-name="Default" office:value-type="float" office:value="1281.6" calcext:value-type="float">
            <text:p>1281,6</text:p>
          </table:table-cell>
          <table:table-cell table:formula="of:=[.S337]-[.$B337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7" office:value-type="float" office:value="1812" calcext:value-type="float">
            <text:p>1.812,00</text:p>
          </table:table-cell>
          <table:table-cell/>
          <table:table-cell table:style-name="Default" office:value-type="float" office:value="1838.7" calcext:value-type="float">
            <text:p>1838,7</text:p>
          </table:table-cell>
          <table:table-cell table:formula="of:=[.D338]-[.$B338]" office:value-type="float" office:value="26.7" calcext:value-type="float">
            <text:p>26,7</text:p>
          </table:table-cell>
          <table:table-cell/>
          <table:table-cell table:style-name="Default" office:value-type="float" office:value="1838.7" calcext:value-type="float">
            <text:p>1838,7</text:p>
          </table:table-cell>
          <table:table-cell table:formula="of:=[.G338]-[.$B338]" office:value-type="float" office:value="26.7" calcext:value-type="float">
            <text:p>26,7</text:p>
          </table:table-cell>
          <table:table-cell/>
          <table:table-cell table:style-name="Default" office:value-type="float" office:value="1838.7" calcext:value-type="float">
            <text:p>1838,7</text:p>
          </table:table-cell>
          <table:table-cell table:formula="of:=[.J338]-[.$B338]" office:value-type="float" office:value="26.7" calcext:value-type="float">
            <text:p>26,7</text:p>
          </table:table-cell>
          <table:table-cell/>
          <table:table-cell table:style-name="Default" office:value-type="float" office:value="1811.9" calcext:value-type="float">
            <text:p>1811,9</text:p>
          </table:table-cell>
          <table:table-cell table:formula="of:=[.M338]-[.$B338]" office:value-type="float" office:value="-0.0999999999999091" calcext:value-type="float">
            <text:p>-0,1</text:p>
          </table:table-cell>
          <table:table-cell/>
          <table:table-cell table:style-name="Default" office:value-type="float" office:value="1811.9" calcext:value-type="float">
            <text:p>1811,9</text:p>
          </table:table-cell>
          <table:table-cell table:formula="of:=[.P338]-[.$B338]" office:value-type="float" office:value="-0.0999999999999091" calcext:value-type="float">
            <text:p>-0,1</text:p>
          </table:table-cell>
          <table:table-cell/>
          <table:table-cell table:style-name="Default" office:value-type="float" office:value="1811.9" calcext:value-type="float">
            <text:p>1811,9</text:p>
          </table:table-cell>
          <table:table-cell table:formula="of:=[.S338]-[.$B338]" office:value-type="float" office:value="-0.0999999999999091" calcext:value-type="float">
            <text:p>-0,1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7" office:value-type="float" office:value="1524.8" calcext:value-type="float">
            <text:p>1.524,80</text:p>
          </table:table-cell>
          <table:table-cell/>
          <table:table-cell table:style-name="Default" office:value-type="float" office:value="1104.4" calcext:value-type="float">
            <text:p>1104,4</text:p>
          </table:table-cell>
          <table:table-cell table:formula="of:=[.D339]-[.$B339]" office:value-type="float" office:value="-420.4" calcext:value-type="float">
            <text:p>-420,4</text:p>
          </table:table-cell>
          <table:table-cell/>
          <table:table-cell table:style-name="Default" office:value-type="float" office:value="1524.8" calcext:value-type="float">
            <text:p>1524,8</text:p>
          </table:table-cell>
          <table:table-cell table:formula="of:=[.G339]-[.$B339]" office:value-type="float" office:value="0" calcext:value-type="float">
            <text:p>0,0</text:p>
          </table:table-cell>
          <table:table-cell/>
          <table:table-cell table:style-name="Default" office:value-type="float" office:value="1524.8" calcext:value-type="float">
            <text:p>1524,8</text:p>
          </table:table-cell>
          <table:table-cell table:formula="of:=[.J339]-[.$B339]" office:value-type="float" office:value="0" calcext:value-type="float">
            <text:p>0,0</text:p>
          </table:table-cell>
          <table:table-cell/>
          <table:table-cell table:style-name="Default" office:value-type="float" office:value="1524.8" calcext:value-type="float">
            <text:p>1524,8</text:p>
          </table:table-cell>
          <table:table-cell table:formula="of:=[.M339]-[.$B339]" office:value-type="float" office:value="0" calcext:value-type="float">
            <text:p>0,0</text:p>
          </table:table-cell>
          <table:table-cell/>
          <table:table-cell table:style-name="Default" office:value-type="float" office:value="1524.8" calcext:value-type="float">
            <text:p>1524,8</text:p>
          </table:table-cell>
          <table:table-cell table:formula="of:=[.P339]-[.$B339]" office:value-type="float" office:value="0" calcext:value-type="float">
            <text:p>0,0</text:p>
          </table:table-cell>
          <table:table-cell/>
          <table:table-cell table:style-name="Default" office:value-type="float" office:value="1524.8" calcext:value-type="float">
            <text:p>1524,8</text:p>
          </table:table-cell>
          <table:table-cell table:formula="of:=[.S339]-[.$B339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7" office:value-type="float" office:value="1124.4" calcext:value-type="float">
            <text:p>1.124,40</text:p>
          </table:table-cell>
          <table:table-cell/>
          <table:table-cell table:style-name="Default" office:value-type="float" office:value="1134.6" calcext:value-type="float">
            <text:p>1134,6</text:p>
          </table:table-cell>
          <table:table-cell table:formula="of:=[.D340]-[.$B340]" office:value-type="float" office:value="10.1999999999998" calcext:value-type="float">
            <text:p>10,2</text:p>
          </table:table-cell>
          <table:table-cell/>
          <table:table-cell table:style-name="Default" office:value-type="float" office:value="998.3" calcext:value-type="float">
            <text:p>998,3</text:p>
          </table:table-cell>
          <table:table-cell table:formula="of:=[.G340]-[.$B340]" office:value-type="float" office:value="-126.1" calcext:value-type="float">
            <text:p>-126,1</text:p>
          </table:table-cell>
          <table:table-cell/>
          <table:table-cell table:style-name="Default" office:value-type="float" office:value="998.3" calcext:value-type="float">
            <text:p>998,3</text:p>
          </table:table-cell>
          <table:table-cell table:formula="of:=[.J340]-[.$B340]" office:value-type="float" office:value="-126.1" calcext:value-type="float">
            <text:p>-126,1</text:p>
          </table:table-cell>
          <table:table-cell/>
          <table:table-cell table:style-name="Default" office:value-type="float" office:value="992.3" calcext:value-type="float">
            <text:p>992,3</text:p>
          </table:table-cell>
          <table:table-cell table:formula="of:=[.M340]-[.$B340]" office:value-type="float" office:value="-132.1" calcext:value-type="float">
            <text:p>-132,1</text:p>
          </table:table-cell>
          <table:table-cell/>
          <table:table-cell table:style-name="Default" office:value-type="float" office:value="992.3" calcext:value-type="float">
            <text:p>992,3</text:p>
          </table:table-cell>
          <table:table-cell table:formula="of:=[.P340]-[.$B340]" office:value-type="float" office:value="-132.1" calcext:value-type="float">
            <text:p>-132,1</text:p>
          </table:table-cell>
          <table:table-cell/>
          <table:table-cell table:style-name="Default" office:value-type="float" office:value="992.3" calcext:value-type="float">
            <text:p>992,3</text:p>
          </table:table-cell>
          <table:table-cell table:formula="of:=[.S340]-[.$B340]" office:value-type="float" office:value="-132.1" calcext:value-type="float">
            <text:p>-132,1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7" office:value-type="float" office:value="3549.5" calcext:value-type="float">
            <text:p>3.549,50</text:p>
          </table:table-cell>
          <table:table-cell/>
          <table:table-cell table:style-name="Default" office:value-type="float" office:value="3157.2" calcext:value-type="float">
            <text:p>3157,2</text:p>
          </table:table-cell>
          <table:table-cell table:formula="of:=[.D341]-[.$B341]" office:value-type="float" office:value="-392.3" calcext:value-type="float">
            <text:p>-392,3</text:p>
          </table:table-cell>
          <table:table-cell/>
          <table:table-cell table:style-name="Default" office:value-type="float" office:value="3157.2" calcext:value-type="float">
            <text:p>3157,2</text:p>
          </table:table-cell>
          <table:table-cell table:formula="of:=[.G341]-[.$B341]" office:value-type="float" office:value="-392.3" calcext:value-type="float">
            <text:p>-392,3</text:p>
          </table:table-cell>
          <table:table-cell/>
          <table:table-cell table:style-name="Default" office:value-type="float" office:value="3157.2" calcext:value-type="float">
            <text:p>3157,2</text:p>
          </table:table-cell>
          <table:table-cell table:formula="of:=[.J341]-[.$B341]" office:value-type="float" office:value="-392.3" calcext:value-type="float">
            <text:p>-392,3</text:p>
          </table:table-cell>
          <table:table-cell/>
          <table:table-cell table:style-name="Default" office:value-type="float" office:value="3157.2" calcext:value-type="float">
            <text:p>3157,2</text:p>
          </table:table-cell>
          <table:table-cell table:formula="of:=[.M341]-[.$B341]" office:value-type="float" office:value="-392.3" calcext:value-type="float">
            <text:p>-392,3</text:p>
          </table:table-cell>
          <table:table-cell/>
          <table:table-cell table:style-name="Default" office:value-type="float" office:value="3157.2" calcext:value-type="float">
            <text:p>3157,2</text:p>
          </table:table-cell>
          <table:table-cell table:formula="of:=[.P341]-[.$B341]" office:value-type="float" office:value="-392.3" calcext:value-type="float">
            <text:p>-392,3</text:p>
          </table:table-cell>
          <table:table-cell/>
          <table:table-cell table:style-name="Default" office:value-type="float" office:value="3157.2" calcext:value-type="float">
            <text:p>3157,2</text:p>
          </table:table-cell>
          <table:table-cell table:formula="of:=[.S341]-[.$B341]" office:value-type="float" office:value="-392.3" calcext:value-type="float">
            <text:p>-392,3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7" office:value-type="float" office:value="562" calcext:value-type="float">
            <text:p>562,00</text:p>
          </table:table-cell>
          <table:table-cell/>
          <table:table-cell table:style-name="Default" office:value-type="float" office:value="1005" calcext:value-type="float">
            <text:p>1005</text:p>
          </table:table-cell>
          <table:table-cell table:formula="of:=[.D342]-[.$B342]" office:value-type="float" office:value="443" calcext:value-type="float">
            <text:p>443,0</text:p>
          </table:table-cell>
          <table:table-cell/>
          <table:table-cell table:style-name="Default" office:value-type="float" office:value="594.6" calcext:value-type="float">
            <text:p>594,6</text:p>
          </table:table-cell>
          <table:table-cell table:formula="of:=[.G342]-[.$B342]" office:value-type="float" office:value="32.6" calcext:value-type="float">
            <text:p>32,6</text:p>
          </table:table-cell>
          <table:table-cell/>
          <table:table-cell table:style-name="Default" office:value-type="float" office:value="562" calcext:value-type="float">
            <text:p>562</text:p>
          </table:table-cell>
          <table:table-cell table:formula="of:=[.J342]-[.$B342]" office:value-type="float" office:value="0" calcext:value-type="float">
            <text:p>0,0</text:p>
          </table:table-cell>
          <table:table-cell/>
          <table:table-cell table:style-name="Default" office:value-type="float" office:value="562" calcext:value-type="float">
            <text:p>562</text:p>
          </table:table-cell>
          <table:table-cell table:formula="of:=[.M342]-[.$B342]" office:value-type="float" office:value="0" calcext:value-type="float">
            <text:p>0,0</text:p>
          </table:table-cell>
          <table:table-cell/>
          <table:table-cell table:style-name="Default" office:value-type="float" office:value="562" calcext:value-type="float">
            <text:p>562</text:p>
          </table:table-cell>
          <table:table-cell table:formula="of:=[.P342]-[.$B342]" office:value-type="float" office:value="0" calcext:value-type="float">
            <text:p>0,0</text:p>
          </table:table-cell>
          <table:table-cell/>
          <table:table-cell table:style-name="Default" office:value-type="float" office:value="562" calcext:value-type="float">
            <text:p>562</text:p>
          </table:table-cell>
          <table:table-cell table:formula="of:=[.S342]-[.$B342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7" office:value-type="float" office:value="2629.3" calcext:value-type="float">
            <text:p>2.629,30</text:p>
          </table:table-cell>
          <table:table-cell/>
          <table:table-cell table:style-name="Default" office:value-type="float" office:value="2628.9" calcext:value-type="float">
            <text:p>2628,9</text:p>
          </table:table-cell>
          <table:table-cell table:formula="of:=[.D343]-[.$B343]" office:value-type="float" office:value="-0.400000000000091" calcext:value-type="float">
            <text:p>-0,4</text:p>
          </table:table-cell>
          <table:table-cell/>
          <table:table-cell table:style-name="Default" office:value-type="float" office:value="2628.9" calcext:value-type="float">
            <text:p>2628,9</text:p>
          </table:table-cell>
          <table:table-cell table:formula="of:=[.G343]-[.$B343]" office:value-type="float" office:value="-0.400000000000091" calcext:value-type="float">
            <text:p>-0,4</text:p>
          </table:table-cell>
          <table:table-cell/>
          <table:table-cell table:style-name="Default" office:value-type="float" office:value="2628.9" calcext:value-type="float">
            <text:p>2628,9</text:p>
          </table:table-cell>
          <table:table-cell table:formula="of:=[.J343]-[.$B343]" office:value-type="float" office:value="-0.400000000000091" calcext:value-type="float">
            <text:p>-0,4</text:p>
          </table:table-cell>
          <table:table-cell/>
          <table:table-cell table:style-name="Default" office:value-type="float" office:value="2628.9" calcext:value-type="float">
            <text:p>2628,9</text:p>
          </table:table-cell>
          <table:table-cell table:formula="of:=[.M343]-[.$B343]" office:value-type="float" office:value="-0.400000000000091" calcext:value-type="float">
            <text:p>-0,4</text:p>
          </table:table-cell>
          <table:table-cell/>
          <table:table-cell table:style-name="Default" office:value-type="float" office:value="2628.9" calcext:value-type="float">
            <text:p>2628,9</text:p>
          </table:table-cell>
          <table:table-cell table:formula="of:=[.P343]-[.$B343]" office:value-type="float" office:value="-0.400000000000091" calcext:value-type="float">
            <text:p>-0,4</text:p>
          </table:table-cell>
          <table:table-cell/>
          <table:table-cell table:style-name="Default" office:value-type="float" office:value="2628.9" calcext:value-type="float">
            <text:p>2628,9</text:p>
          </table:table-cell>
          <table:table-cell table:formula="of:=[.S343]-[.$B343]" office:value-type="float" office:value="-0.400000000000091" calcext:value-type="float">
            <text:p>-0,4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7" office:value-type="float" office:value="561.6" calcext:value-type="float">
            <text:p>561,60</text:p>
          </table:table-cell>
          <table:table-cell/>
          <table:table-cell table:style-name="Default" office:value-type="float" office:value="561.6" calcext:value-type="float">
            <text:p>561,6</text:p>
          </table:table-cell>
          <table:table-cell table:formula="of:=[.D344]-[.$B344]" office:value-type="float" office:value="0" calcext:value-type="float">
            <text:p>0,0</text:p>
          </table:table-cell>
          <table:table-cell/>
          <table:table-cell table:style-name="Default" office:value-type="float" office:value="561.6" calcext:value-type="float">
            <text:p>561,6</text:p>
          </table:table-cell>
          <table:table-cell table:formula="of:=[.G344]-[.$B344]" office:value-type="float" office:value="0" calcext:value-type="float">
            <text:p>0,0</text:p>
          </table:table-cell>
          <table:table-cell/>
          <table:table-cell table:style-name="Default" office:value-type="float" office:value="561.6" calcext:value-type="float">
            <text:p>561,6</text:p>
          </table:table-cell>
          <table:table-cell table:formula="of:=[.J344]-[.$B344]" office:value-type="float" office:value="0" calcext:value-type="float">
            <text:p>0,0</text:p>
          </table:table-cell>
          <table:table-cell/>
          <table:table-cell table:style-name="Default" office:value-type="float" office:value="561.6" calcext:value-type="float">
            <text:p>561,6</text:p>
          </table:table-cell>
          <table:table-cell table:formula="of:=[.M344]-[.$B344]" office:value-type="float" office:value="0" calcext:value-type="float">
            <text:p>0,0</text:p>
          </table:table-cell>
          <table:table-cell/>
          <table:table-cell table:style-name="Default" office:value-type="float" office:value="569" calcext:value-type="float">
            <text:p>569</text:p>
          </table:table-cell>
          <table:table-cell table:formula="of:=[.P344]-[.$B344]" office:value-type="float" office:value="7.39999999999998" calcext:value-type="float">
            <text:p>7,4</text:p>
          </table:table-cell>
          <table:table-cell/>
          <table:table-cell table:style-name="Default" office:value-type="float" office:value="561.6" calcext:value-type="float">
            <text:p>561,6</text:p>
          </table:table-cell>
          <table:table-cell table:formula="of:=[.S344]-[.$B344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7" office:value-type="float" office:value="1249" calcext:value-type="float">
            <text:p>1.249,00</text:p>
          </table:table-cell>
          <table:table-cell/>
          <table:table-cell table:style-name="Default" office:value-type="float" office:value="1277.1" calcext:value-type="float">
            <text:p>1277,1</text:p>
          </table:table-cell>
          <table:table-cell table:formula="of:=[.D345]-[.$B345]" office:value-type="float" office:value="28.0999999999999" calcext:value-type="float">
            <text:p>28,1</text:p>
          </table:table-cell>
          <table:table-cell/>
          <table:table-cell table:style-name="Default" office:value-type="float" office:value="1277.1" calcext:value-type="float">
            <text:p>1277,1</text:p>
          </table:table-cell>
          <table:table-cell table:formula="of:=[.G345]-[.$B345]" office:value-type="float" office:value="28.0999999999999" calcext:value-type="float">
            <text:p>28,1</text:p>
          </table:table-cell>
          <table:table-cell/>
          <table:table-cell table:style-name="Default" office:value-type="float" office:value="1277.1" calcext:value-type="float">
            <text:p>1277,1</text:p>
          </table:table-cell>
          <table:table-cell table:formula="of:=[.J345]-[.$B345]" office:value-type="float" office:value="28.0999999999999" calcext:value-type="float">
            <text:p>28,1</text:p>
          </table:table-cell>
          <table:table-cell/>
          <table:table-cell table:style-name="Default" office:value-type="float" office:value="1182.8" calcext:value-type="float">
            <text:p>1182,8</text:p>
          </table:table-cell>
          <table:table-cell table:formula="of:=[.M345]-[.$B345]" office:value-type="float" office:value="-66.2" calcext:value-type="float">
            <text:p>-66,2</text:p>
          </table:table-cell>
          <table:table-cell/>
          <table:table-cell table:style-name="Default" office:value-type="float" office:value="1210" calcext:value-type="float">
            <text:p>1210</text:p>
          </table:table-cell>
          <table:table-cell table:formula="of:=[.P345]-[.$B345]" office:value-type="float" office:value="-39" calcext:value-type="float">
            <text:p>-39,0</text:p>
          </table:table-cell>
          <table:table-cell/>
          <table:table-cell table:style-name="Default" office:value-type="float" office:value="1210" calcext:value-type="float">
            <text:p>1210</text:p>
          </table:table-cell>
          <table:table-cell table:formula="of:=[.S345]-[.$B345]" office:value-type="float" office:value="-39" calcext:value-type="float">
            <text:p>-39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7" office:value-type="float" office:value="983.6" calcext:value-type="float">
            <text:p>983,60</text:p>
          </table:table-cell>
          <table:table-cell/>
          <table:table-cell table:style-name="Default" office:value-type="float" office:value="984.1" calcext:value-type="float">
            <text:p>984,1</text:p>
          </table:table-cell>
          <table:table-cell table:formula="of:=[.D346]-[.$B346]" office:value-type="float" office:value="0.5" calcext:value-type="float">
            <text:p>0,5</text:p>
          </table:table-cell>
          <table:table-cell/>
          <table:table-cell table:style-name="Default" office:value-type="float" office:value="984.1" calcext:value-type="float">
            <text:p>984,1</text:p>
          </table:table-cell>
          <table:table-cell table:formula="of:=[.G346]-[.$B346]" office:value-type="float" office:value="0.5" calcext:value-type="float">
            <text:p>0,5</text:p>
          </table:table-cell>
          <table:table-cell/>
          <table:table-cell table:style-name="Default" office:value-type="float" office:value="983.6" calcext:value-type="float">
            <text:p>983,6</text:p>
          </table:table-cell>
          <table:table-cell table:formula="of:=[.J346]-[.$B346]" office:value-type="float" office:value="0" calcext:value-type="float">
            <text:p>0,0</text:p>
          </table:table-cell>
          <table:table-cell/>
          <table:table-cell table:style-name="Default" office:value-type="float" office:value="983.6" calcext:value-type="float">
            <text:p>983,6</text:p>
          </table:table-cell>
          <table:table-cell table:formula="of:=[.M346]-[.$B346]" office:value-type="float" office:value="0" calcext:value-type="float">
            <text:p>0,0</text:p>
          </table:table-cell>
          <table:table-cell/>
          <table:table-cell table:style-name="Default" office:value-type="float" office:value="983.6" calcext:value-type="float">
            <text:p>983,6</text:p>
          </table:table-cell>
          <table:table-cell table:formula="of:=[.P346]-[.$B346]" office:value-type="float" office:value="0" calcext:value-type="float">
            <text:p>0,0</text:p>
          </table:table-cell>
          <table:table-cell/>
          <table:table-cell table:style-name="Default" office:value-type="float" office:value="983.6" calcext:value-type="float">
            <text:p>983,6</text:p>
          </table:table-cell>
          <table:table-cell table:formula="of:=[.S346]-[.$B346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7" office:value-type="float" office:value="831.5" calcext:value-type="float">
            <text:p>831,50</text:p>
          </table:table-cell>
          <table:table-cell/>
          <table:table-cell table:style-name="Default" office:value-type="float" office:value="862.7" calcext:value-type="float">
            <text:p>862,7</text:p>
          </table:table-cell>
          <table:table-cell table:formula="of:=[.D347]-[.$B347]" office:value-type="float" office:value="31.2" calcext:value-type="float">
            <text:p>31,2</text:p>
          </table:table-cell>
          <table:table-cell/>
          <table:table-cell table:style-name="Default" office:value-type="float" office:value="841.5" calcext:value-type="float">
            <text:p>841,5</text:p>
          </table:table-cell>
          <table:table-cell table:formula="of:=[.G347]-[.$B347]" office:value-type="float" office:value="10" calcext:value-type="float">
            <text:p>10,0</text:p>
          </table:table-cell>
          <table:table-cell/>
          <table:table-cell table:style-name="Default" office:value-type="float" office:value="831.5" calcext:value-type="float">
            <text:p>831,5</text:p>
          </table:table-cell>
          <table:table-cell table:formula="of:=[.J347]-[.$B347]" office:value-type="float" office:value="0" calcext:value-type="float">
            <text:p>0,0</text:p>
          </table:table-cell>
          <table:table-cell/>
          <table:table-cell table:style-name="Default" office:value-type="float" office:value="831.5" calcext:value-type="float">
            <text:p>831,5</text:p>
          </table:table-cell>
          <table:table-cell table:formula="of:=[.M347]-[.$B347]" office:value-type="float" office:value="0" calcext:value-type="float">
            <text:p>0,0</text:p>
          </table:table-cell>
          <table:table-cell/>
          <table:table-cell table:style-name="Default" office:value-type="float" office:value="869.3" calcext:value-type="float">
            <text:p>869,3</text:p>
          </table:table-cell>
          <table:table-cell table:formula="of:=[.P347]-[.$B347]" office:value-type="float" office:value="37.8" calcext:value-type="float">
            <text:p>37,8</text:p>
          </table:table-cell>
          <table:table-cell/>
          <table:table-cell table:style-name="Default" office:value-type="float" office:value="869.3" calcext:value-type="float">
            <text:p>869,3</text:p>
          </table:table-cell>
          <table:table-cell table:formula="of:=[.S347]-[.$B347]" office:value-type="float" office:value="37.8" calcext:value-type="float">
            <text:p>37,8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7" office:value-type="float" office:value="1147.3" calcext:value-type="float">
            <text:p>1.147,30</text:p>
          </table:table-cell>
          <table:table-cell/>
          <table:table-cell table:style-name="Default" office:value-type="float" office:value="1167.3" calcext:value-type="float">
            <text:p>1167,3</text:p>
          </table:table-cell>
          <table:table-cell table:formula="of:=[.D348]-[.$B348]" office:value-type="float" office:value="20" calcext:value-type="float">
            <text:p>20,0</text:p>
          </table:table-cell>
          <table:table-cell/>
          <table:table-cell table:style-name="Default" office:value-type="float" office:value="1167.3" calcext:value-type="float">
            <text:p>1167,3</text:p>
          </table:table-cell>
          <table:table-cell table:formula="of:=[.G348]-[.$B348]" office:value-type="float" office:value="20" calcext:value-type="float">
            <text:p>20,0</text:p>
          </table:table-cell>
          <table:table-cell/>
          <table:table-cell table:style-name="Default" office:value-type="float" office:value="1167.3" calcext:value-type="float">
            <text:p>1167,3</text:p>
          </table:table-cell>
          <table:table-cell table:formula="of:=[.J348]-[.$B348]" office:value-type="float" office:value="20" calcext:value-type="float">
            <text:p>20,0</text:p>
          </table:table-cell>
          <table:table-cell/>
          <table:table-cell table:style-name="Default" office:value-type="float" office:value="1147.3" calcext:value-type="float">
            <text:p>1147,3</text:p>
          </table:table-cell>
          <table:table-cell table:formula="of:=[.M348]-[.$B348]" office:value-type="float" office:value="0" calcext:value-type="float">
            <text:p>0,0</text:p>
          </table:table-cell>
          <table:table-cell/>
          <table:table-cell table:style-name="Default" office:value-type="float" office:value="1147.3" calcext:value-type="float">
            <text:p>1147,3</text:p>
          </table:table-cell>
          <table:table-cell table:formula="of:=[.P348]-[.$B348]" office:value-type="float" office:value="0" calcext:value-type="float">
            <text:p>0,0</text:p>
          </table:table-cell>
          <table:table-cell/>
          <table:table-cell table:style-name="Default" office:value-type="float" office:value="1147.3" calcext:value-type="float">
            <text:p>1147,3</text:p>
          </table:table-cell>
          <table:table-cell table:formula="of:=[.S348]-[.$B348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7" office:value-type="float" office:value="1210.8" calcext:value-type="float">
            <text:p>1.210,80</text:p>
          </table:table-cell>
          <table:table-cell/>
          <table:table-cell table:style-name="Default" office:value-type="float" office:value="1217.9" calcext:value-type="float">
            <text:p>1217,9</text:p>
          </table:table-cell>
          <table:table-cell table:formula="of:=[.D349]-[.$B349]" office:value-type="float" office:value="7.10000000000014" calcext:value-type="float">
            <text:p>7,1</text:p>
          </table:table-cell>
          <table:table-cell/>
          <table:table-cell table:style-name="Default" office:value-type="float" office:value="1217.9" calcext:value-type="float">
            <text:p>1217,9</text:p>
          </table:table-cell>
          <table:table-cell table:formula="of:=[.G349]-[.$B349]" office:value-type="float" office:value="7.10000000000014" calcext:value-type="float">
            <text:p>7,1</text:p>
          </table:table-cell>
          <table:table-cell/>
          <table:table-cell table:style-name="Default" office:value-type="float" office:value="1217.9" calcext:value-type="float">
            <text:p>1217,9</text:p>
          </table:table-cell>
          <table:table-cell table:formula="of:=[.J349]-[.$B349]" office:value-type="float" office:value="7.10000000000014" calcext:value-type="float">
            <text:p>7,1</text:p>
          </table:table-cell>
          <table:table-cell/>
          <table:table-cell table:style-name="Default" office:value-type="float" office:value="1217.9" calcext:value-type="float">
            <text:p>1217,9</text:p>
          </table:table-cell>
          <table:table-cell table:formula="of:=[.M349]-[.$B349]" office:value-type="float" office:value="7.10000000000014" calcext:value-type="float">
            <text:p>7,1</text:p>
          </table:table-cell>
          <table:table-cell/>
          <table:table-cell table:style-name="Default" office:value-type="float" office:value="1217.9" calcext:value-type="float">
            <text:p>1217,9</text:p>
          </table:table-cell>
          <table:table-cell table:formula="of:=[.P349]-[.$B349]" office:value-type="float" office:value="7.10000000000014" calcext:value-type="float">
            <text:p>7,1</text:p>
          </table:table-cell>
          <table:table-cell/>
          <table:table-cell table:style-name="Default" office:value-type="float" office:value="1210.7" calcext:value-type="float">
            <text:p>1210,7</text:p>
          </table:table-cell>
          <table:table-cell table:formula="of:=[.S349]-[.$B349]" office:value-type="float" office:value="-0.0999999999999091" calcext:value-type="float">
            <text:p>-0,1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7" office:value-type="float" office:value="668.7" calcext:value-type="float">
            <text:p>668,70</text:p>
          </table:table-cell>
          <table:table-cell/>
          <table:table-cell table:style-name="Default" office:value-type="float" office:value="610.7" calcext:value-type="float">
            <text:p>610,7</text:p>
          </table:table-cell>
          <table:table-cell table:formula="of:=[.D350]-[.$B350]" office:value-type="float" office:value="-58" calcext:value-type="float">
            <text:p>-58,0</text:p>
          </table:table-cell>
          <table:table-cell/>
          <table:table-cell table:style-name="Default" office:value-type="float" office:value="610.7" calcext:value-type="float">
            <text:p>610,7</text:p>
          </table:table-cell>
          <table:table-cell table:formula="of:=[.G350]-[.$B350]" office:value-type="float" office:value="-58" calcext:value-type="float">
            <text:p>-58,0</text:p>
          </table:table-cell>
          <table:table-cell/>
          <table:table-cell table:style-name="Default" office:value-type="float" office:value="668.7" calcext:value-type="float">
            <text:p>668,7</text:p>
          </table:table-cell>
          <table:table-cell table:formula="of:=[.J350]-[.$B350]" office:value-type="float" office:value="0" calcext:value-type="float">
            <text:p>0,0</text:p>
          </table:table-cell>
          <table:table-cell/>
          <table:table-cell table:style-name="Default" office:value-type="float" office:value="668.7" calcext:value-type="float">
            <text:p>668,7</text:p>
          </table:table-cell>
          <table:table-cell table:formula="of:=[.M350]-[.$B350]" office:value-type="float" office:value="0" calcext:value-type="float">
            <text:p>0,0</text:p>
          </table:table-cell>
          <table:table-cell/>
          <table:table-cell table:style-name="Default" office:value-type="float" office:value="668.7" calcext:value-type="float">
            <text:p>668,7</text:p>
          </table:table-cell>
          <table:table-cell table:formula="of:=[.P350]-[.$B350]" office:value-type="float" office:value="0" calcext:value-type="float">
            <text:p>0,0</text:p>
          </table:table-cell>
          <table:table-cell/>
          <table:table-cell table:style-name="Default" office:value-type="float" office:value="668.7" calcext:value-type="float">
            <text:p>668,7</text:p>
          </table:table-cell>
          <table:table-cell table:formula="of:=[.S350]-[.$B350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7" office:value-type="float" office:value="1643.5" calcext:value-type="float">
            <text:p>1.643,50</text:p>
          </table:table-cell>
          <table:table-cell/>
          <table:table-cell table:style-name="Default" office:value-type="float" office:value="1664" calcext:value-type="float">
            <text:p>1664</text:p>
          </table:table-cell>
          <table:table-cell table:formula="of:=[.D351]-[.$B351]" office:value-type="float" office:value="20.5" calcext:value-type="float">
            <text:p>20,5</text:p>
          </table:table-cell>
          <table:table-cell/>
          <table:table-cell table:style-name="Default" office:value-type="float" office:value="1664" calcext:value-type="float">
            <text:p>1664</text:p>
          </table:table-cell>
          <table:table-cell table:formula="of:=[.G351]-[.$B351]" office:value-type="float" office:value="20.5" calcext:value-type="float">
            <text:p>20,5</text:p>
          </table:table-cell>
          <table:table-cell/>
          <table:table-cell table:style-name="Default" office:value-type="float" office:value="1664" calcext:value-type="float">
            <text:p>1664</text:p>
          </table:table-cell>
          <table:table-cell table:formula="of:=[.J351]-[.$B351]" office:value-type="float" office:value="20.5" calcext:value-type="float">
            <text:p>20,5</text:p>
          </table:table-cell>
          <table:table-cell/>
          <table:table-cell table:style-name="Default" office:value-type="float" office:value="1664" calcext:value-type="float">
            <text:p>1664</text:p>
          </table:table-cell>
          <table:table-cell table:formula="of:=[.M351]-[.$B351]" office:value-type="float" office:value="20.5" calcext:value-type="float">
            <text:p>20,5</text:p>
          </table:table-cell>
          <table:table-cell/>
          <table:table-cell table:style-name="Default" office:value-type="float" office:value="1643.5" calcext:value-type="float">
            <text:p>1643,5</text:p>
          </table:table-cell>
          <table:table-cell table:formula="of:=[.P351]-[.$B351]" office:value-type="float" office:value="0" calcext:value-type="float">
            <text:p>0,0</text:p>
          </table:table-cell>
          <table:table-cell/>
          <table:table-cell table:style-name="Default" office:value-type="float" office:value="1643.5" calcext:value-type="float">
            <text:p>1643,5</text:p>
          </table:table-cell>
          <table:table-cell table:formula="of:=[.S351]-[.$B351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7" office:value-type="float" office:value="1181.5" calcext:value-type="float">
            <text:p>1.181,50</text:p>
          </table:table-cell>
          <table:table-cell/>
          <table:table-cell table:style-name="Default" office:value-type="float" office:value="1217.5" calcext:value-type="float">
            <text:p>1217,5</text:p>
          </table:table-cell>
          <table:table-cell table:formula="of:=[.D352]-[.$B352]" office:value-type="float" office:value="36" calcext:value-type="float">
            <text:p>36,0</text:p>
          </table:table-cell>
          <table:table-cell/>
          <table:table-cell table:style-name="Default" office:value-type="float" office:value="1217.5" calcext:value-type="float">
            <text:p>1217,5</text:p>
          </table:table-cell>
          <table:table-cell table:formula="of:=[.G352]-[.$B352]" office:value-type="float" office:value="36" calcext:value-type="float">
            <text:p>36,0</text:p>
          </table:table-cell>
          <table:table-cell/>
          <table:table-cell table:style-name="Default" office:value-type="float" office:value="1217.5" calcext:value-type="float">
            <text:p>1217,5</text:p>
          </table:table-cell>
          <table:table-cell table:formula="of:=[.J352]-[.$B352]" office:value-type="float" office:value="36" calcext:value-type="float">
            <text:p>36,0</text:p>
          </table:table-cell>
          <table:table-cell/>
          <table:table-cell table:style-name="Default" office:value-type="float" office:value="1217.5" calcext:value-type="float">
            <text:p>1217,5</text:p>
          </table:table-cell>
          <table:table-cell table:formula="of:=[.M352]-[.$B352]" office:value-type="float" office:value="36" calcext:value-type="float">
            <text:p>36,0</text:p>
          </table:table-cell>
          <table:table-cell/>
          <table:table-cell table:style-name="Default" office:value-type="float" office:value="1208.9" calcext:value-type="float">
            <text:p>1208,9</text:p>
          </table:table-cell>
          <table:table-cell table:formula="of:=[.P352]-[.$B352]" office:value-type="float" office:value="27.4000000000001" calcext:value-type="float">
            <text:p>27,4</text:p>
          </table:table-cell>
          <table:table-cell/>
          <table:table-cell table:style-name="Default" office:value-type="float" office:value="1208.9" calcext:value-type="float">
            <text:p>1208,9</text:p>
          </table:table-cell>
          <table:table-cell table:formula="of:=[.S352]-[.$B352]" office:value-type="float" office:value="27.4000000000001" calcext:value-type="float">
            <text:p>27,4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7" office:value-type="float" office:value="1463.7" calcext:value-type="float">
            <text:p>1.463,70</text:p>
          </table:table-cell>
          <table:table-cell/>
          <table:table-cell table:style-name="Default" office:value-type="float" office:value="1501.5" calcext:value-type="float">
            <text:p>1501,5</text:p>
          </table:table-cell>
          <table:table-cell table:formula="of:=[.D353]-[.$B353]" office:value-type="float" office:value="37.8" calcext:value-type="float">
            <text:p>37,8</text:p>
          </table:table-cell>
          <table:table-cell/>
          <table:table-cell table:style-name="Default" office:value-type="float" office:value="1460.4" calcext:value-type="float">
            <text:p>1460,4</text:p>
          </table:table-cell>
          <table:table-cell table:formula="of:=[.G353]-[.$B353]" office:value-type="float" office:value="-3.29999999999995" calcext:value-type="float">
            <text:p>-3,3</text:p>
          </table:table-cell>
          <table:table-cell/>
          <table:table-cell table:style-name="Default" office:value-type="float" office:value="1451.4" calcext:value-type="float">
            <text:p>1451,4</text:p>
          </table:table-cell>
          <table:table-cell table:formula="of:=[.J353]-[.$B353]" office:value-type="float" office:value="-12.3" calcext:value-type="float">
            <text:p>-12,3</text:p>
          </table:table-cell>
          <table:table-cell/>
          <table:table-cell table:style-name="Default" office:value-type="float" office:value="1451.4" calcext:value-type="float">
            <text:p>1451,4</text:p>
          </table:table-cell>
          <table:table-cell table:formula="of:=[.M353]-[.$B353]" office:value-type="float" office:value="-12.3" calcext:value-type="float">
            <text:p>-12,3</text:p>
          </table:table-cell>
          <table:table-cell/>
          <table:table-cell table:style-name="Default" office:value-type="float" office:value="1451.4" calcext:value-type="float">
            <text:p>1451,4</text:p>
          </table:table-cell>
          <table:table-cell table:formula="of:=[.P353]-[.$B353]" office:value-type="float" office:value="-12.3" calcext:value-type="float">
            <text:p>-12,3</text:p>
          </table:table-cell>
          <table:table-cell/>
          <table:table-cell table:style-name="Default" office:value-type="float" office:value="1451.4" calcext:value-type="float">
            <text:p>1451,4</text:p>
          </table:table-cell>
          <table:table-cell table:formula="of:=[.S353]-[.$B353]" office:value-type="float" office:value="-12.3" calcext:value-type="float">
            <text:p>-12,3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7" office:value-type="float" office:value="1317.5" calcext:value-type="float">
            <text:p>1.317,50</text:p>
          </table:table-cell>
          <table:table-cell/>
          <table:table-cell table:style-name="Default" office:value-type="float" office:value="1317.5" calcext:value-type="float">
            <text:p>1317,5</text:p>
          </table:table-cell>
          <table:table-cell table:formula="of:=[.D354]-[.$B354]" office:value-type="float" office:value="0" calcext:value-type="float">
            <text:p>0,0</text:p>
          </table:table-cell>
          <table:table-cell/>
          <table:table-cell table:style-name="Default" office:value-type="float" office:value="1317.5" calcext:value-type="float">
            <text:p>1317,5</text:p>
          </table:table-cell>
          <table:table-cell table:formula="of:=[.G354]-[.$B354]" office:value-type="float" office:value="0" calcext:value-type="float">
            <text:p>0,0</text:p>
          </table:table-cell>
          <table:table-cell/>
          <table:table-cell table:style-name="Default" office:value-type="float" office:value="1317.5" calcext:value-type="float">
            <text:p>1317,5</text:p>
          </table:table-cell>
          <table:table-cell table:formula="of:=[.J354]-[.$B354]" office:value-type="float" office:value="0" calcext:value-type="float">
            <text:p>0,0</text:p>
          </table:table-cell>
          <table:table-cell/>
          <table:table-cell table:style-name="Default" office:value-type="float" office:value="1317.5" calcext:value-type="float">
            <text:p>1317,5</text:p>
          </table:table-cell>
          <table:table-cell table:formula="of:=[.M354]-[.$B354]" office:value-type="float" office:value="0" calcext:value-type="float">
            <text:p>0,0</text:p>
          </table:table-cell>
          <table:table-cell/>
          <table:table-cell table:style-name="Default" office:value-type="float" office:value="1317.5" calcext:value-type="float">
            <text:p>1317,5</text:p>
          </table:table-cell>
          <table:table-cell table:formula="of:=[.P354]-[.$B354]" office:value-type="float" office:value="0" calcext:value-type="float">
            <text:p>0,0</text:p>
          </table:table-cell>
          <table:table-cell/>
          <table:table-cell table:style-name="Default" office:value-type="float" office:value="1317.5" calcext:value-type="float">
            <text:p>1317,5</text:p>
          </table:table-cell>
          <table:table-cell table:formula="of:=[.S354]-[.$B354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7" office:value-type="float" office:value="384.6" calcext:value-type="float">
            <text:p>384,60</text:p>
          </table:table-cell>
          <table:table-cell/>
          <table:table-cell table:style-name="Default" office:value-type="float" office:value="463.4" calcext:value-type="float">
            <text:p>463,4</text:p>
          </table:table-cell>
          <table:table-cell table:formula="of:=[.D355]-[.$B355]" office:value-type="float" office:value="78.8" calcext:value-type="float">
            <text:p>78,8</text:p>
          </table:table-cell>
          <table:table-cell/>
          <table:table-cell table:style-name="Default" office:value-type="float" office:value="522.5" calcext:value-type="float">
            <text:p>522,5</text:p>
          </table:table-cell>
          <table:table-cell table:formula="of:=[.G355]-[.$B355]" office:value-type="float" office:value="137.9" calcext:value-type="float">
            <text:p>137,9</text:p>
          </table:table-cell>
          <table:table-cell/>
          <table:table-cell table:style-name="Default" office:value-type="float" office:value="412" calcext:value-type="float">
            <text:p>412</text:p>
          </table:table-cell>
          <table:table-cell table:formula="of:=[.J355]-[.$B355]" office:value-type="float" office:value="27.4" calcext:value-type="float">
            <text:p>27,4</text:p>
          </table:table-cell>
          <table:table-cell/>
          <table:table-cell table:style-name="Default" office:value-type="float" office:value="412" calcext:value-type="float">
            <text:p>412</text:p>
          </table:table-cell>
          <table:table-cell table:formula="of:=[.M355]-[.$B355]" office:value-type="float" office:value="27.4" calcext:value-type="float">
            <text:p>27,4</text:p>
          </table:table-cell>
          <table:table-cell/>
          <table:table-cell table:style-name="Default" office:value-type="float" office:value="412" calcext:value-type="float">
            <text:p>412</text:p>
          </table:table-cell>
          <table:table-cell table:formula="of:=[.P355]-[.$B355]" office:value-type="float" office:value="27.4" calcext:value-type="float">
            <text:p>27,4</text:p>
          </table:table-cell>
          <table:table-cell/>
          <table:table-cell table:style-name="Default" office:value-type="float" office:value="412" calcext:value-type="float">
            <text:p>412</text:p>
          </table:table-cell>
          <table:table-cell table:formula="of:=[.S355]-[.$B355]" office:value-type="float" office:value="27.4" calcext:value-type="float">
            <text:p>27,4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7" office:value-type="float" office:value="1531.9" calcext:value-type="float">
            <text:p>1.531,90</text:p>
          </table:table-cell>
          <table:table-cell/>
          <table:table-cell table:style-name="Default" office:value-type="float" office:value="1568.7" calcext:value-type="float">
            <text:p>1568,7</text:p>
          </table:table-cell>
          <table:table-cell table:formula="of:=[.D356]-[.$B356]" office:value-type="float" office:value="36.8" calcext:value-type="float">
            <text:p>36,8</text:p>
          </table:table-cell>
          <table:table-cell/>
          <table:table-cell table:style-name="Default" office:value-type="float" office:value="1438.7" calcext:value-type="float">
            <text:p>1438,7</text:p>
          </table:table-cell>
          <table:table-cell table:formula="of:=[.G356]-[.$B356]" office:value-type="float" office:value="-93.2" calcext:value-type="float">
            <text:p>-93,2</text:p>
          </table:table-cell>
          <table:table-cell/>
          <table:table-cell table:style-name="Default" office:value-type="float" office:value="1438.7" calcext:value-type="float">
            <text:p>1438,7</text:p>
          </table:table-cell>
          <table:table-cell table:formula="of:=[.J356]-[.$B356]" office:value-type="float" office:value="-93.2" calcext:value-type="float">
            <text:p>-93,2</text:p>
          </table:table-cell>
          <table:table-cell/>
          <table:table-cell table:style-name="Default" office:value-type="float" office:value="1438.7" calcext:value-type="float">
            <text:p>1438,7</text:p>
          </table:table-cell>
          <table:table-cell table:formula="of:=[.M356]-[.$B356]" office:value-type="float" office:value="-93.2" calcext:value-type="float">
            <text:p>-93,2</text:p>
          </table:table-cell>
          <table:table-cell/>
          <table:table-cell table:style-name="Default" office:value-type="float" office:value="1438.7" calcext:value-type="float">
            <text:p>1438,7</text:p>
          </table:table-cell>
          <table:table-cell table:formula="of:=[.P356]-[.$B356]" office:value-type="float" office:value="-93.2" calcext:value-type="float">
            <text:p>-93,2</text:p>
          </table:table-cell>
          <table:table-cell/>
          <table:table-cell table:style-name="Default" office:value-type="float" office:value="1438.7" calcext:value-type="float">
            <text:p>1438,7</text:p>
          </table:table-cell>
          <table:table-cell table:formula="of:=[.S356]-[.$B356]" office:value-type="float" office:value="-93.2" calcext:value-type="float">
            <text:p>-93,2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7" office:value-type="float" office:value="400.1" calcext:value-type="float">
            <text:p>400,10</text:p>
          </table:table-cell>
          <table:table-cell/>
          <table:table-cell table:style-name="Default" office:value-type="float" office:value="299.2" calcext:value-type="float">
            <text:p>299,2</text:p>
          </table:table-cell>
          <table:table-cell table:formula="of:=[.D357]-[.$B357]" office:value-type="float" office:value="-100.9" calcext:value-type="float">
            <text:p>-100,9</text:p>
          </table:table-cell>
          <table:table-cell/>
          <table:table-cell table:style-name="Default" office:value-type="float" office:value="400.1" calcext:value-type="float">
            <text:p>400,1</text:p>
          </table:table-cell>
          <table:table-cell table:formula="of:=[.G357]-[.$B357]" office:value-type="float" office:value="0" calcext:value-type="float">
            <text:p>0,0</text:p>
          </table:table-cell>
          <table:table-cell/>
          <table:table-cell table:style-name="Default" office:value-type="float" office:value="400.1" calcext:value-type="float">
            <text:p>400,1</text:p>
          </table:table-cell>
          <table:table-cell table:formula="of:=[.J357]-[.$B357]" office:value-type="float" office:value="0" calcext:value-type="float">
            <text:p>0,0</text:p>
          </table:table-cell>
          <table:table-cell/>
          <table:table-cell table:style-name="Default" office:value-type="float" office:value="400.1" calcext:value-type="float">
            <text:p>400,1</text:p>
          </table:table-cell>
          <table:table-cell table:formula="of:=[.M357]-[.$B357]" office:value-type="float" office:value="0" calcext:value-type="float">
            <text:p>0,0</text:p>
          </table:table-cell>
          <table:table-cell/>
          <table:table-cell table:style-name="Default" office:value-type="float" office:value="400.1" calcext:value-type="float">
            <text:p>400,1</text:p>
          </table:table-cell>
          <table:table-cell table:formula="of:=[.P357]-[.$B357]" office:value-type="float" office:value="0" calcext:value-type="float">
            <text:p>0,0</text:p>
          </table:table-cell>
          <table:table-cell/>
          <table:table-cell table:style-name="Default" office:value-type="float" office:value="400.1" calcext:value-type="float">
            <text:p>400,1</text:p>
          </table:table-cell>
          <table:table-cell table:formula="of:=[.S357]-[.$B357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7" office:value-type="float" office:value="1705.9" calcext:value-type="float">
            <text:p>1.705,90</text:p>
          </table:table-cell>
          <table:table-cell/>
          <table:table-cell table:style-name="Default" office:value-type="float" office:value="1749.7" calcext:value-type="float">
            <text:p>1749,7</text:p>
          </table:table-cell>
          <table:table-cell table:formula="of:=[.D358]-[.$B358]" office:value-type="float" office:value="43.8" calcext:value-type="float">
            <text:p>43,8</text:p>
          </table:table-cell>
          <table:table-cell/>
          <table:table-cell table:style-name="Default" office:value-type="float" office:value="1749.7" calcext:value-type="float">
            <text:p>1749,7</text:p>
          </table:table-cell>
          <table:table-cell table:formula="of:=[.G358]-[.$B358]" office:value-type="float" office:value="43.8" calcext:value-type="float">
            <text:p>43,8</text:p>
          </table:table-cell>
          <table:table-cell/>
          <table:table-cell table:style-name="Default" office:value-type="float" office:value="1749.7" calcext:value-type="float">
            <text:p>1749,7</text:p>
          </table:table-cell>
          <table:table-cell table:formula="of:=[.J358]-[.$B358]" office:value-type="float" office:value="43.8" calcext:value-type="float">
            <text:p>43,8</text:p>
          </table:table-cell>
          <table:table-cell/>
          <table:table-cell table:style-name="Default" office:value-type="float" office:value="1749.8" calcext:value-type="float">
            <text:p>1749,8</text:p>
          </table:table-cell>
          <table:table-cell table:formula="of:=[.M358]-[.$B358]" office:value-type="float" office:value="43.8999999999999" calcext:value-type="float">
            <text:p>43,9</text:p>
          </table:table-cell>
          <table:table-cell/>
          <table:table-cell table:style-name="Default" office:value-type="float" office:value="1748.3" calcext:value-type="float">
            <text:p>1748,3</text:p>
          </table:table-cell>
          <table:table-cell table:formula="of:=[.P358]-[.$B358]" office:value-type="float" office:value="42.3999999999999" calcext:value-type="float">
            <text:p>42,4</text:p>
          </table:table-cell>
          <table:table-cell/>
          <table:table-cell table:style-name="Default" office:value-type="float" office:value="1709.6" calcext:value-type="float">
            <text:p>1709,6</text:p>
          </table:table-cell>
          <table:table-cell table:formula="of:=[.S358]-[.$B358]" office:value-type="float" office:value="3.69999999999982" calcext:value-type="float">
            <text:p>3,7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7" office:value-type="float" office:value="706.8" calcext:value-type="float">
            <text:p>706,80</text:p>
          </table:table-cell>
          <table:table-cell/>
          <table:table-cell table:style-name="Default" office:value-type="float" office:value="706.8" calcext:value-type="float">
            <text:p>706,8</text:p>
          </table:table-cell>
          <table:table-cell table:formula="of:=[.D359]-[.$B359]" office:value-type="float" office:value="0" calcext:value-type="float">
            <text:p>0,0</text:p>
          </table:table-cell>
          <table:table-cell/>
          <table:table-cell table:style-name="Default" office:value-type="float" office:value="706.8" calcext:value-type="float">
            <text:p>706,8</text:p>
          </table:table-cell>
          <table:table-cell table:formula="of:=[.G359]-[.$B359]" office:value-type="float" office:value="0" calcext:value-type="float">
            <text:p>0,0</text:p>
          </table:table-cell>
          <table:table-cell/>
          <table:table-cell table:style-name="Default" office:value-type="float" office:value="706.8" calcext:value-type="float">
            <text:p>706,8</text:p>
          </table:table-cell>
          <table:table-cell table:formula="of:=[.J359]-[.$B359]" office:value-type="float" office:value="0" calcext:value-type="float">
            <text:p>0,0</text:p>
          </table:table-cell>
          <table:table-cell/>
          <table:table-cell table:style-name="Default" office:value-type="float" office:value="706.8" calcext:value-type="float">
            <text:p>706,8</text:p>
          </table:table-cell>
          <table:table-cell table:formula="of:=[.M359]-[.$B359]" office:value-type="float" office:value="0" calcext:value-type="float">
            <text:p>0,0</text:p>
          </table:table-cell>
          <table:table-cell/>
          <table:table-cell table:style-name="Default" office:value-type="float" office:value="706.8" calcext:value-type="float">
            <text:p>706,8</text:p>
          </table:table-cell>
          <table:table-cell table:formula="of:=[.P359]-[.$B359]" office:value-type="float" office:value="0" calcext:value-type="float">
            <text:p>0,0</text:p>
          </table:table-cell>
          <table:table-cell/>
          <table:table-cell table:style-name="Default" office:value-type="float" office:value="706.8" calcext:value-type="float">
            <text:p>706,8</text:p>
          </table:table-cell>
          <table:table-cell table:formula="of:=[.S359]-[.$B359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7" office:value-type="float" office:value="877.8" calcext:value-type="float">
            <text:p>877,80</text:p>
          </table:table-cell>
          <table:table-cell/>
          <table:table-cell table:style-name="Default" office:value-type="float" office:value="8.3" calcext:value-type="float">
            <text:p>8,3</text:p>
          </table:table-cell>
          <table:table-cell table:formula="of:=[.D360]-[.$B360]" office:value-type="float" office:value="-869.5" calcext:value-type="float">
            <text:p>-869,5</text:p>
          </table:table-cell>
          <table:table-cell/>
          <table:table-cell table:style-name="Default" office:value-type="float" office:value="8.3" calcext:value-type="float">
            <text:p>8,3</text:p>
          </table:table-cell>
          <table:table-cell table:formula="of:=[.G360]-[.$B360]" office:value-type="float" office:value="-869.5" calcext:value-type="float">
            <text:p>-869,5</text:p>
          </table:table-cell>
          <table:table-cell/>
          <table:table-cell table:style-name="Default" office:value-type="float" office:value="8.3" calcext:value-type="float">
            <text:p>8,3</text:p>
          </table:table-cell>
          <table:table-cell table:formula="of:=[.J360]-[.$B360]" office:value-type="float" office:value="-869.5" calcext:value-type="float">
            <text:p>-869,5</text:p>
          </table:table-cell>
          <table:table-cell/>
          <table:table-cell table:style-name="Default" office:value-type="float" office:value="8.3" calcext:value-type="float">
            <text:p>8,3</text:p>
          </table:table-cell>
          <table:table-cell table:formula="of:=[.M360]-[.$B360]" office:value-type="float" office:value="-869.5" calcext:value-type="float">
            <text:p>-869,5</text:p>
          </table:table-cell>
          <table:table-cell/>
          <table:table-cell table:style-name="Default" office:value-type="float" office:value="8.3" calcext:value-type="float">
            <text:p>8,3</text:p>
          </table:table-cell>
          <table:table-cell table:formula="of:=[.P360]-[.$B360]" office:value-type="float" office:value="-869.5" calcext:value-type="float">
            <text:p>-869,5</text:p>
          </table:table-cell>
          <table:table-cell/>
          <table:table-cell table:style-name="Default" office:value-type="float" office:value="8.3" calcext:value-type="float">
            <text:p>8,3</text:p>
          </table:table-cell>
          <table:table-cell table:formula="of:=[.S360]-[.$B360]" office:value-type="float" office:value="-869.5" calcext:value-type="float">
            <text:p>-869,5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7" office:value-type="float" office:value="1310" calcext:value-type="float">
            <text:p>1.310,00</text:p>
          </table:table-cell>
          <table:table-cell/>
          <table:table-cell table:style-name="Default" office:value-type="float" office:value="1364.5" calcext:value-type="float">
            <text:p>1364,5</text:p>
          </table:table-cell>
          <table:table-cell table:formula="of:=[.D361]-[.$B361]" office:value-type="float" office:value="54.5" calcext:value-type="float">
            <text:p>54,5</text:p>
          </table:table-cell>
          <table:table-cell/>
          <table:table-cell table:style-name="Default" office:value-type="float" office:value="1364.4" calcext:value-type="float">
            <text:p>1364,4</text:p>
          </table:table-cell>
          <table:table-cell table:formula="of:=[.G361]-[.$B361]" office:value-type="float" office:value="54.4000000000001" calcext:value-type="float">
            <text:p>54,4</text:p>
          </table:table-cell>
          <table:table-cell/>
          <table:table-cell table:style-name="Default" office:value-type="float" office:value="1364.4" calcext:value-type="float">
            <text:p>1364,4</text:p>
          </table:table-cell>
          <table:table-cell table:formula="of:=[.J361]-[.$B361]" office:value-type="float" office:value="54.4000000000001" calcext:value-type="float">
            <text:p>54,4</text:p>
          </table:table-cell>
          <table:table-cell/>
          <table:table-cell table:style-name="Default" office:value-type="float" office:value="1364.4" calcext:value-type="float">
            <text:p>1364,4</text:p>
          </table:table-cell>
          <table:table-cell table:formula="of:=[.M361]-[.$B361]" office:value-type="float" office:value="54.4000000000001" calcext:value-type="float">
            <text:p>54,4</text:p>
          </table:table-cell>
          <table:table-cell/>
          <table:table-cell table:style-name="Default" office:value-type="float" office:value="1364.4" calcext:value-type="float">
            <text:p>1364,4</text:p>
          </table:table-cell>
          <table:table-cell table:formula="of:=[.P361]-[.$B361]" office:value-type="float" office:value="54.4000000000001" calcext:value-type="float">
            <text:p>54,4</text:p>
          </table:table-cell>
          <table:table-cell/>
          <table:table-cell table:style-name="Default" office:value-type="float" office:value="1292" calcext:value-type="float">
            <text:p>1292</text:p>
          </table:table-cell>
          <table:table-cell table:formula="of:=[.S361]-[.$B361]" office:value-type="float" office:value="-18" calcext:value-type="float">
            <text:p>-18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7" office:value-type="float" office:value="2954.3" calcext:value-type="float">
            <text:p>2.954,30</text:p>
          </table:table-cell>
          <table:table-cell/>
          <table:table-cell table:style-name="Default" office:value-type="float" office:value="3015.9" calcext:value-type="float">
            <text:p>3015,9</text:p>
          </table:table-cell>
          <table:table-cell table:formula="of:=[.D362]-[.$B362]" office:value-type="float" office:value="61.5999999999999" calcext:value-type="float">
            <text:p>61,6</text:p>
          </table:table-cell>
          <table:table-cell/>
          <table:table-cell table:style-name="Default" office:value-type="float" office:value="3015.9" calcext:value-type="float">
            <text:p>3015,9</text:p>
          </table:table-cell>
          <table:table-cell table:formula="of:=[.G362]-[.$B362]" office:value-type="float" office:value="61.5999999999999" calcext:value-type="float">
            <text:p>61,6</text:p>
          </table:table-cell>
          <table:table-cell/>
          <table:table-cell table:style-name="Default" office:value-type="float" office:value="3015.9" calcext:value-type="float">
            <text:p>3015,9</text:p>
          </table:table-cell>
          <table:table-cell table:formula="of:=[.J362]-[.$B362]" office:value-type="float" office:value="61.5999999999999" calcext:value-type="float">
            <text:p>61,6</text:p>
          </table:table-cell>
          <table:table-cell/>
          <table:table-cell table:style-name="Default" office:value-type="float" office:value="3015.9" calcext:value-type="float">
            <text:p>3015,9</text:p>
          </table:table-cell>
          <table:table-cell table:formula="of:=[.M362]-[.$B362]" office:value-type="float" office:value="61.5999999999999" calcext:value-type="float">
            <text:p>61,6</text:p>
          </table:table-cell>
          <table:table-cell/>
          <table:table-cell table:style-name="Default" office:value-type="float" office:value="2953.9" calcext:value-type="float">
            <text:p>2953,9</text:p>
          </table:table-cell>
          <table:table-cell table:formula="of:=[.P362]-[.$B362]" office:value-type="float" office:value="-0.400000000000091" calcext:value-type="float">
            <text:p>-0,4</text:p>
          </table:table-cell>
          <table:table-cell/>
          <table:table-cell table:style-name="Default" office:value-type="float" office:value="2953.9" calcext:value-type="float">
            <text:p>2953,9</text:p>
          </table:table-cell>
          <table:table-cell table:formula="of:=[.S362]-[.$B362]" office:value-type="float" office:value="-0.400000000000091" calcext:value-type="float">
            <text:p>-0,4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ce7" office:value-type="float" office:value="941.7" calcext:value-type="float">
            <text:p>941,70</text:p>
          </table:table-cell>
          <table:table-cell/>
          <table:table-cell table:style-name="Default" office:value-type="float" office:value="972.2" calcext:value-type="float">
            <text:p>972,2</text:p>
          </table:table-cell>
          <table:table-cell table:formula="of:=[.D363]-[.$B363]" office:value-type="float" office:value="30.5" calcext:value-type="float">
            <text:p>30,5</text:p>
          </table:table-cell>
          <table:table-cell/>
          <table:table-cell table:style-name="Default" office:value-type="float" office:value="972.3" calcext:value-type="float">
            <text:p>972,3</text:p>
          </table:table-cell>
          <table:table-cell table:formula="of:=[.G363]-[.$B363]" office:value-type="float" office:value="30.5999999999999" calcext:value-type="float">
            <text:p>30,6</text:p>
          </table:table-cell>
          <table:table-cell/>
          <table:table-cell table:style-name="Default" office:value-type="float" office:value="941.7" calcext:value-type="float">
            <text:p>941,7</text:p>
          </table:table-cell>
          <table:table-cell table:formula="of:=[.J363]-[.$B363]" office:value-type="float" office:value="0" calcext:value-type="float">
            <text:p>0,0</text:p>
          </table:table-cell>
          <table:table-cell/>
          <table:table-cell table:style-name="Default" office:value-type="float" office:value="941.7" calcext:value-type="float">
            <text:p>941,7</text:p>
          </table:table-cell>
          <table:table-cell table:formula="of:=[.M363]-[.$B363]" office:value-type="float" office:value="0" calcext:value-type="float">
            <text:p>0,0</text:p>
          </table:table-cell>
          <table:table-cell/>
          <table:table-cell table:style-name="Default" office:value-type="float" office:value="941.7" calcext:value-type="float">
            <text:p>941,7</text:p>
          </table:table-cell>
          <table:table-cell table:formula="of:=[.P363]-[.$B363]" office:value-type="float" office:value="0" calcext:value-type="float">
            <text:p>0,0</text:p>
          </table:table-cell>
          <table:table-cell/>
          <table:table-cell table:style-name="Default" office:value-type="float" office:value="941.7" calcext:value-type="float">
            <text:p>941,7</text:p>
          </table:table-cell>
          <table:table-cell table:formula="of:=[.S363]-[.$B363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7" office:value-type="float" office:value="866.5" calcext:value-type="float">
            <text:p>866,50</text:p>
          </table:table-cell>
          <table:table-cell/>
          <table:table-cell table:style-name="Default" office:value-type="float" office:value="875.5" calcext:value-type="float">
            <text:p>875,5</text:p>
          </table:table-cell>
          <table:table-cell table:formula="of:=[.D364]-[.$B364]" office:value-type="float" office:value="9" calcext:value-type="float">
            <text:p>9,0</text:p>
          </table:table-cell>
          <table:table-cell/>
          <table:table-cell table:style-name="Default" office:value-type="float" office:value="875.5" calcext:value-type="float">
            <text:p>875,5</text:p>
          </table:table-cell>
          <table:table-cell table:formula="of:=[.G364]-[.$B364]" office:value-type="float" office:value="9" calcext:value-type="float">
            <text:p>9,0</text:p>
          </table:table-cell>
          <table:table-cell/>
          <table:table-cell table:style-name="Default" office:value-type="float" office:value="875.5" calcext:value-type="float">
            <text:p>875,5</text:p>
          </table:table-cell>
          <table:table-cell table:formula="of:=[.J364]-[.$B364]" office:value-type="float" office:value="9" calcext:value-type="float">
            <text:p>9,0</text:p>
          </table:table-cell>
          <table:table-cell/>
          <table:table-cell table:style-name="Default" office:value-type="float" office:value="875.5" calcext:value-type="float">
            <text:p>875,5</text:p>
          </table:table-cell>
          <table:table-cell table:formula="of:=[.M364]-[.$B364]" office:value-type="float" office:value="9" calcext:value-type="float">
            <text:p>9,0</text:p>
          </table:table-cell>
          <table:table-cell/>
          <table:table-cell table:style-name="Default" office:value-type="float" office:value="875.5" calcext:value-type="float">
            <text:p>875,5</text:p>
          </table:table-cell>
          <table:table-cell table:formula="of:=[.P364]-[.$B364]" office:value-type="float" office:value="9" calcext:value-type="float">
            <text:p>9,0</text:p>
          </table:table-cell>
          <table:table-cell/>
          <table:table-cell table:style-name="Default" office:value-type="float" office:value="870.7" calcext:value-type="float">
            <text:p>870,7</text:p>
          </table:table-cell>
          <table:table-cell table:formula="of:=[.S364]-[.$B364]" office:value-type="float" office:value="4.20000000000005" calcext:value-type="float">
            <text:p>4,2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7" office:value-type="float" office:value="1690.6" calcext:value-type="float">
            <text:p>1.690,60</text:p>
          </table:table-cell>
          <table:table-cell/>
          <table:table-cell table:style-name="Default" office:value-type="float" office:value="1652.1" calcext:value-type="float">
            <text:p>1652,1</text:p>
          </table:table-cell>
          <table:table-cell table:formula="of:=[.D365]-[.$B365]" office:value-type="float" office:value="-38.5" calcext:value-type="float">
            <text:p>-38,5</text:p>
          </table:table-cell>
          <table:table-cell/>
          <table:table-cell table:style-name="Default" office:value-type="float" office:value="1652.1" calcext:value-type="float">
            <text:p>1652,1</text:p>
          </table:table-cell>
          <table:table-cell table:formula="of:=[.G365]-[.$B365]" office:value-type="float" office:value="-38.5" calcext:value-type="float">
            <text:p>-38,5</text:p>
          </table:table-cell>
          <table:table-cell/>
          <table:table-cell table:style-name="Default" office:value-type="float" office:value="1690.6" calcext:value-type="float">
            <text:p>1690,6</text:p>
          </table:table-cell>
          <table:table-cell table:formula="of:=[.J365]-[.$B365]" office:value-type="float" office:value="0" calcext:value-type="float">
            <text:p>0,0</text:p>
          </table:table-cell>
          <table:table-cell/>
          <table:table-cell table:style-name="Default" office:value-type="float" office:value="1690.6" calcext:value-type="float">
            <text:p>1690,6</text:p>
          </table:table-cell>
          <table:table-cell table:formula="of:=[.M365]-[.$B365]" office:value-type="float" office:value="0" calcext:value-type="float">
            <text:p>0,0</text:p>
          </table:table-cell>
          <table:table-cell/>
          <table:table-cell table:style-name="Default" office:value-type="float" office:value="1690.6" calcext:value-type="float">
            <text:p>1690,6</text:p>
          </table:table-cell>
          <table:table-cell table:formula="of:=[.P365]-[.$B365]" office:value-type="float" office:value="0" calcext:value-type="float">
            <text:p>0,0</text:p>
          </table:table-cell>
          <table:table-cell/>
          <table:table-cell table:style-name="Default" office:value-type="float" office:value="1690.6" calcext:value-type="float">
            <text:p>1690,6</text:p>
          </table:table-cell>
          <table:table-cell table:formula="of:=[.S365]-[.$B365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7" office:value-type="float" office:value="1764.4" calcext:value-type="float">
            <text:p>1.764,40</text:p>
          </table:table-cell>
          <table:table-cell/>
          <table:table-cell table:style-name="Default" office:value-type="float" office:value="982.5" calcext:value-type="float">
            <text:p>982,5</text:p>
          </table:table-cell>
          <table:table-cell table:formula="of:=[.D366]-[.$B366]" office:value-type="float" office:value="-781.9" calcext:value-type="float">
            <text:p>-781,9</text:p>
          </table:table-cell>
          <table:table-cell/>
          <table:table-cell table:style-name="Default" office:value-type="float" office:value="982.6" calcext:value-type="float">
            <text:p>982,6</text:p>
          </table:table-cell>
          <table:table-cell table:formula="of:=[.G366]-[.$B366]" office:value-type="float" office:value="-781.8" calcext:value-type="float">
            <text:p>-781,8</text:p>
          </table:table-cell>
          <table:table-cell/>
          <table:table-cell table:style-name="Default" office:value-type="float" office:value="982.9" calcext:value-type="float">
            <text:p>982,9</text:p>
          </table:table-cell>
          <table:table-cell table:formula="of:=[.J366]-[.$B366]" office:value-type="float" office:value="-781.5" calcext:value-type="float">
            <text:p>-781,5</text:p>
          </table:table-cell>
          <table:table-cell/>
          <table:table-cell table:style-name="Default" office:value-type="float" office:value="982.9" calcext:value-type="float">
            <text:p>982,9</text:p>
          </table:table-cell>
          <table:table-cell table:formula="of:=[.M366]-[.$B366]" office:value-type="float" office:value="-781.5" calcext:value-type="float">
            <text:p>-781,5</text:p>
          </table:table-cell>
          <table:table-cell/>
          <table:table-cell table:style-name="Default" office:value-type="float" office:value="1764.4" calcext:value-type="float">
            <text:p>1764,4</text:p>
          </table:table-cell>
          <table:table-cell table:formula="of:=[.P366]-[.$B366]" office:value-type="float" office:value="0" calcext:value-type="float">
            <text:p>0,0</text:p>
          </table:table-cell>
          <table:table-cell/>
          <table:table-cell table:style-name="Default" office:value-type="float" office:value="1764.4" calcext:value-type="float">
            <text:p>1764,4</text:p>
          </table:table-cell>
          <table:table-cell table:formula="of:=[.S366]-[.$B366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table:style-name="ce7" office:value-type="float" office:value="1110" calcext:value-type="float">
            <text:p>1.110,00</text:p>
          </table:table-cell>
          <table:table-cell/>
          <table:table-cell table:style-name="Default" office:value-type="float" office:value="1110" calcext:value-type="float">
            <text:p>1110</text:p>
          </table:table-cell>
          <table:table-cell table:formula="of:=[.D367]-[.$B367]" office:value-type="float" office:value="0" calcext:value-type="float">
            <text:p>0,0</text:p>
          </table:table-cell>
          <table:table-cell/>
          <table:table-cell table:style-name="Default" office:value-type="float" office:value="1110" calcext:value-type="float">
            <text:p>1110</text:p>
          </table:table-cell>
          <table:table-cell table:formula="of:=[.G367]-[.$B367]" office:value-type="float" office:value="0" calcext:value-type="float">
            <text:p>0,0</text:p>
          </table:table-cell>
          <table:table-cell/>
          <table:table-cell table:style-name="Default" office:value-type="float" office:value="1110" calcext:value-type="float">
            <text:p>1110</text:p>
          </table:table-cell>
          <table:table-cell table:formula="of:=[.J367]-[.$B367]" office:value-type="float" office:value="0" calcext:value-type="float">
            <text:p>0,0</text:p>
          </table:table-cell>
          <table:table-cell/>
          <table:table-cell table:style-name="Default" office:value-type="float" office:value="1110" calcext:value-type="float">
            <text:p>1110</text:p>
          </table:table-cell>
          <table:table-cell table:formula="of:=[.M367]-[.$B367]" office:value-type="float" office:value="0" calcext:value-type="float">
            <text:p>0,0</text:p>
          </table:table-cell>
          <table:table-cell/>
          <table:table-cell table:style-name="Default" office:value-type="float" office:value="1110" calcext:value-type="float">
            <text:p>1110</text:p>
          </table:table-cell>
          <table:table-cell table:formula="of:=[.P367]-[.$B367]" office:value-type="float" office:value="0" calcext:value-type="float">
            <text:p>0,0</text:p>
          </table:table-cell>
          <table:table-cell/>
          <table:table-cell table:style-name="Default" office:value-type="float" office:value="1110" calcext:value-type="float">
            <text:p>1110</text:p>
          </table:table-cell>
          <table:table-cell table:formula="of:=[.S367]-[.$B367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7" office:value-type="float" office:value="996.2" calcext:value-type="float">
            <text:p>996,20</text:p>
          </table:table-cell>
          <table:table-cell/>
          <table:table-cell table:style-name="Default" office:value-type="float" office:value="996.2" calcext:value-type="float">
            <text:p>996,2</text:p>
          </table:table-cell>
          <table:table-cell table:formula="of:=[.D368]-[.$B368]" office:value-type="float" office:value="0" calcext:value-type="float">
            <text:p>0,0</text:p>
          </table:table-cell>
          <table:table-cell/>
          <table:table-cell table:style-name="Default" office:value-type="float" office:value="996.2" calcext:value-type="float">
            <text:p>996,2</text:p>
          </table:table-cell>
          <table:table-cell table:formula="of:=[.G368]-[.$B368]" office:value-type="float" office:value="0" calcext:value-type="float">
            <text:p>0,0</text:p>
          </table:table-cell>
          <table:table-cell/>
          <table:table-cell table:style-name="Default" office:value-type="float" office:value="1030" calcext:value-type="float">
            <text:p>1030</text:p>
          </table:table-cell>
          <table:table-cell table:formula="of:=[.J368]-[.$B368]" office:value-type="float" office:value="33.8" calcext:value-type="float">
            <text:p>33,8</text:p>
          </table:table-cell>
          <table:table-cell/>
          <table:table-cell table:style-name="Default" office:value-type="float" office:value="996.2" calcext:value-type="float">
            <text:p>996,2</text:p>
          </table:table-cell>
          <table:table-cell table:formula="of:=[.M368]-[.$B368]" office:value-type="float" office:value="0" calcext:value-type="float">
            <text:p>0,0</text:p>
          </table:table-cell>
          <table:table-cell/>
          <table:table-cell table:style-name="Default" office:value-type="float" office:value="996.2" calcext:value-type="float">
            <text:p>996,2</text:p>
          </table:table-cell>
          <table:table-cell table:formula="of:=[.P368]-[.$B368]" office:value-type="float" office:value="0" calcext:value-type="float">
            <text:p>0,0</text:p>
          </table:table-cell>
          <table:table-cell/>
          <table:table-cell table:style-name="Default" office:value-type="float" office:value="996.2" calcext:value-type="float">
            <text:p>996,2</text:p>
          </table:table-cell>
          <table:table-cell table:formula="of:=[.S368]-[.$B368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ce7" office:value-type="float" office:value="1337.2" calcext:value-type="float">
            <text:p>1.337,20</text:p>
          </table:table-cell>
          <table:table-cell/>
          <table:table-cell table:style-name="Default" office:value-type="float" office:value="17.3" calcext:value-type="float">
            <text:p>17,3</text:p>
          </table:table-cell>
          <table:table-cell table:formula="of:=[.D369]-[.$B369]" office:value-type="float" office:value="-1319.9" calcext:value-type="float">
            <text:p>-1319,9</text:p>
          </table:table-cell>
          <table:table-cell/>
          <table:table-cell table:style-name="Default" office:value-type="float" office:value="17.3" calcext:value-type="float">
            <text:p>17,3</text:p>
          </table:table-cell>
          <table:table-cell table:formula="of:=[.G369]-[.$B369]" office:value-type="float" office:value="-1319.9" calcext:value-type="float">
            <text:p>-1319,9</text:p>
          </table:table-cell>
          <table:table-cell/>
          <table:table-cell table:style-name="Default" office:value-type="float" office:value="17.3" calcext:value-type="float">
            <text:p>17,3</text:p>
          </table:table-cell>
          <table:table-cell table:formula="of:=[.J369]-[.$B369]" office:value-type="float" office:value="-1319.9" calcext:value-type="float">
            <text:p>-1319,9</text:p>
          </table:table-cell>
          <table:table-cell/>
          <table:table-cell table:style-name="Default" office:value-type="float" office:value="1337.2" calcext:value-type="float">
            <text:p>1337,2</text:p>
          </table:table-cell>
          <table:table-cell table:formula="of:=[.M369]-[.$B369]" office:value-type="float" office:value="0" calcext:value-type="float">
            <text:p>0,0</text:p>
          </table:table-cell>
          <table:table-cell/>
          <table:table-cell table:style-name="Default" office:value-type="float" office:value="1337.2" calcext:value-type="float">
            <text:p>1337,2</text:p>
          </table:table-cell>
          <table:table-cell table:formula="of:=[.P369]-[.$B369]" office:value-type="float" office:value="0" calcext:value-type="float">
            <text:p>0,0</text:p>
          </table:table-cell>
          <table:table-cell/>
          <table:table-cell table:style-name="Default" office:value-type="float" office:value="1337.2" calcext:value-type="float">
            <text:p>1337,2</text:p>
          </table:table-cell>
          <table:table-cell table:formula="of:=[.S369]-[.$B369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7" office:value-type="float" office:value="1422.3" calcext:value-type="float">
            <text:p>1.422,30</text:p>
          </table:table-cell>
          <table:table-cell/>
          <table:table-cell table:style-name="Default" office:value-type="float" office:value="1845.8" calcext:value-type="float">
            <text:p>1845,8</text:p>
          </table:table-cell>
          <table:table-cell table:formula="of:=[.D370]-[.$B370]" office:value-type="float" office:value="423.5" calcext:value-type="float">
            <text:p>423,5</text:p>
          </table:table-cell>
          <table:table-cell/>
          <table:table-cell table:style-name="Default" office:value-type="float" office:value="1588.5" calcext:value-type="float">
            <text:p>1588,5</text:p>
          </table:table-cell>
          <table:table-cell table:formula="of:=[.G370]-[.$B370]" office:value-type="float" office:value="166.2" calcext:value-type="float">
            <text:p>166,2</text:p>
          </table:table-cell>
          <table:table-cell/>
          <table:table-cell table:style-name="Default" office:value-type="float" office:value="1430.5" calcext:value-type="float">
            <text:p>1430,5</text:p>
          </table:table-cell>
          <table:table-cell table:formula="of:=[.J370]-[.$B370]" office:value-type="float" office:value="8.20000000000005" calcext:value-type="float">
            <text:p>8,2</text:p>
          </table:table-cell>
          <table:table-cell/>
          <table:table-cell table:style-name="Default" office:value-type="float" office:value="1430.5" calcext:value-type="float">
            <text:p>1430,5</text:p>
          </table:table-cell>
          <table:table-cell table:formula="of:=[.M370]-[.$B370]" office:value-type="float" office:value="8.20000000000005" calcext:value-type="float">
            <text:p>8,2</text:p>
          </table:table-cell>
          <table:table-cell/>
          <table:table-cell table:style-name="Default" office:value-type="float" office:value="1430.5" calcext:value-type="float">
            <text:p>1430,5</text:p>
          </table:table-cell>
          <table:table-cell table:formula="of:=[.P370]-[.$B370]" office:value-type="float" office:value="8.20000000000005" calcext:value-type="float">
            <text:p>8,2</text:p>
          </table:table-cell>
          <table:table-cell/>
          <table:table-cell table:style-name="Default" office:value-type="float" office:value="1422.3" calcext:value-type="float">
            <text:p>1422,3</text:p>
          </table:table-cell>
          <table:table-cell table:formula="of:=[.S370]-[.$B370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7" office:value-type="float" office:value="276.3" calcext:value-type="float">
            <text:p>276,30</text:p>
          </table:table-cell>
          <table:table-cell/>
          <table:table-cell table:style-name="Default" office:value-type="float" office:value="264.5" calcext:value-type="float">
            <text:p>264,5</text:p>
          </table:table-cell>
          <table:table-cell table:formula="of:=[.D371]-[.$B371]" office:value-type="float" office:value="-11.8" calcext:value-type="float">
            <text:p>-11,8</text:p>
          </table:table-cell>
          <table:table-cell/>
          <table:table-cell table:style-name="Default" office:value-type="float" office:value="264.5" calcext:value-type="float">
            <text:p>264,5</text:p>
          </table:table-cell>
          <table:table-cell table:formula="of:=[.G371]-[.$B371]" office:value-type="float" office:value="-11.8" calcext:value-type="float">
            <text:p>-11,8</text:p>
          </table:table-cell>
          <table:table-cell/>
          <table:table-cell table:style-name="Default" office:value-type="float" office:value="276.3" calcext:value-type="float">
            <text:p>276,3</text:p>
          </table:table-cell>
          <table:table-cell table:formula="of:=[.J371]-[.$B371]" office:value-type="float" office:value="0" calcext:value-type="float">
            <text:p>0,0</text:p>
          </table:table-cell>
          <table:table-cell/>
          <table:table-cell table:style-name="Default" office:value-type="float" office:value="276.3" calcext:value-type="float">
            <text:p>276,3</text:p>
          </table:table-cell>
          <table:table-cell table:formula="of:=[.M371]-[.$B371]" office:value-type="float" office:value="0" calcext:value-type="float">
            <text:p>0,0</text:p>
          </table:table-cell>
          <table:table-cell/>
          <table:table-cell table:style-name="Default" office:value-type="float" office:value="276.3" calcext:value-type="float">
            <text:p>276,3</text:p>
          </table:table-cell>
          <table:table-cell table:formula="of:=[.P371]-[.$B371]" office:value-type="float" office:value="0" calcext:value-type="float">
            <text:p>0,0</text:p>
          </table:table-cell>
          <table:table-cell/>
          <table:table-cell table:style-name="Default" office:value-type="float" office:value="276.3" calcext:value-type="float">
            <text:p>276,3</text:p>
          </table:table-cell>
          <table:table-cell table:formula="of:=[.S371]-[.$B371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7" office:value-type="float" office:value="1866" calcext:value-type="float">
            <text:p>1.866,00</text:p>
          </table:table-cell>
          <table:table-cell/>
          <table:table-cell table:style-name="Default" office:value-type="float" office:value="1896" calcext:value-type="float">
            <text:p>1896</text:p>
          </table:table-cell>
          <table:table-cell table:formula="of:=[.D372]-[.$B372]" office:value-type="float" office:value="30" calcext:value-type="float">
            <text:p>30,0</text:p>
          </table:table-cell>
          <table:table-cell/>
          <table:table-cell table:style-name="Default" office:value-type="float" office:value="1896" calcext:value-type="float">
            <text:p>1896</text:p>
          </table:table-cell>
          <table:table-cell table:formula="of:=[.G372]-[.$B372]" office:value-type="float" office:value="30" calcext:value-type="float">
            <text:p>30,0</text:p>
          </table:table-cell>
          <table:table-cell/>
          <table:table-cell table:style-name="Default" office:value-type="float" office:value="1889.2" calcext:value-type="float">
            <text:p>1889,2</text:p>
          </table:table-cell>
          <table:table-cell table:formula="of:=[.J372]-[.$B372]" office:value-type="float" office:value="23.2" calcext:value-type="float">
            <text:p>23,2</text:p>
          </table:table-cell>
          <table:table-cell/>
          <table:table-cell table:style-name="Default" office:value-type="float" office:value="1865.4" calcext:value-type="float">
            <text:p>1865,4</text:p>
          </table:table-cell>
          <table:table-cell table:formula="of:=[.M372]-[.$B372]" office:value-type="float" office:value="-0.599999999999909" calcext:value-type="float">
            <text:p>-0,6</text:p>
          </table:table-cell>
          <table:table-cell/>
          <table:table-cell table:style-name="Default" office:value-type="float" office:value="1866" calcext:value-type="float">
            <text:p>1866</text:p>
          </table:table-cell>
          <table:table-cell table:formula="of:=[.P372]-[.$B372]" office:value-type="float" office:value="0" calcext:value-type="float">
            <text:p>0,0</text:p>
          </table:table-cell>
          <table:table-cell/>
          <table:table-cell table:style-name="Default" office:value-type="float" office:value="1866" calcext:value-type="float">
            <text:p>1866</text:p>
          </table:table-cell>
          <table:table-cell table:formula="of:=[.S372]-[.$B372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table:style-name="ce7" office:value-type="float" office:value="1358" calcext:value-type="float">
            <text:p>1.358,00</text:p>
          </table:table-cell>
          <table:table-cell/>
          <table:table-cell table:style-name="Default" office:value-type="float" office:value="1383.8" calcext:value-type="float">
            <text:p>1383,8</text:p>
          </table:table-cell>
          <table:table-cell table:formula="of:=[.D373]-[.$B373]" office:value-type="float" office:value="25.8" calcext:value-type="float">
            <text:p>25,8</text:p>
          </table:table-cell>
          <table:table-cell/>
          <table:table-cell table:style-name="Default" office:value-type="float" office:value="1385.8" calcext:value-type="float">
            <text:p>1385,8</text:p>
          </table:table-cell>
          <table:table-cell table:formula="of:=[.G373]-[.$B373]" office:value-type="float" office:value="27.8" calcext:value-type="float">
            <text:p>27,8</text:p>
          </table:table-cell>
          <table:table-cell/>
          <table:table-cell table:style-name="Default" office:value-type="float" office:value="1413.2" calcext:value-type="float">
            <text:p>1413,2</text:p>
          </table:table-cell>
          <table:table-cell table:formula="of:=[.J373]-[.$B373]" office:value-type="float" office:value="55.2000000000001" calcext:value-type="float">
            <text:p>55,2</text:p>
          </table:table-cell>
          <table:table-cell/>
          <table:table-cell table:style-name="Default" office:value-type="float" office:value="1413.2" calcext:value-type="float">
            <text:p>1413,2</text:p>
          </table:table-cell>
          <table:table-cell table:formula="of:=[.M373]-[.$B373]" office:value-type="float" office:value="55.2000000000001" calcext:value-type="float">
            <text:p>55,2</text:p>
          </table:table-cell>
          <table:table-cell/>
          <table:table-cell table:style-name="Default" office:value-type="float" office:value="1385.4" calcext:value-type="float">
            <text:p>1385,4</text:p>
          </table:table-cell>
          <table:table-cell table:formula="of:=[.P373]-[.$B373]" office:value-type="float" office:value="27.4000000000001" calcext:value-type="float">
            <text:p>27,4</text:p>
          </table:table-cell>
          <table:table-cell/>
          <table:table-cell table:style-name="Default" office:value-type="float" office:value="1385.4" calcext:value-type="float">
            <text:p>1385,4</text:p>
          </table:table-cell>
          <table:table-cell table:formula="of:=[.S373]-[.$B373]" office:value-type="float" office:value="27.4000000000001" calcext:value-type="float">
            <text:p>27,4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7" office:value-type="float" office:value="816.8" calcext:value-type="float">
            <text:p>816,80</text:p>
          </table:table-cell>
          <table:table-cell/>
          <table:table-cell table:style-name="Default" office:value-type="float" office:value="877.3" calcext:value-type="float">
            <text:p>877,3</text:p>
          </table:table-cell>
          <table:table-cell table:formula="of:=[.D374]-[.$B374]" office:value-type="float" office:value="60.5" calcext:value-type="float">
            <text:p>60,5</text:p>
          </table:table-cell>
          <table:table-cell/>
          <table:table-cell table:style-name="Default" office:value-type="float" office:value="877.3" calcext:value-type="float">
            <text:p>877,3</text:p>
          </table:table-cell>
          <table:table-cell table:formula="of:=[.G374]-[.$B374]" office:value-type="float" office:value="60.5" calcext:value-type="float">
            <text:p>60,5</text:p>
          </table:table-cell>
          <table:table-cell/>
          <table:table-cell table:style-name="Default" office:value-type="float" office:value="877.3" calcext:value-type="float">
            <text:p>877,3</text:p>
          </table:table-cell>
          <table:table-cell table:formula="of:=[.J374]-[.$B374]" office:value-type="float" office:value="60.5" calcext:value-type="float">
            <text:p>60,5</text:p>
          </table:table-cell>
          <table:table-cell/>
          <table:table-cell table:style-name="Default" office:value-type="float" office:value="877.3" calcext:value-type="float">
            <text:p>877,3</text:p>
          </table:table-cell>
          <table:table-cell table:formula="of:=[.M374]-[.$B374]" office:value-type="float" office:value="60.5" calcext:value-type="float">
            <text:p>60,5</text:p>
          </table:table-cell>
          <table:table-cell/>
          <table:table-cell table:style-name="Default" office:value-type="float" office:value="877.3" calcext:value-type="float">
            <text:p>877,3</text:p>
          </table:table-cell>
          <table:table-cell table:formula="of:=[.P374]-[.$B374]" office:value-type="float" office:value="60.5" calcext:value-type="float">
            <text:p>60,5</text:p>
          </table:table-cell>
          <table:table-cell/>
          <table:table-cell table:style-name="Default" office:value-type="float" office:value="816.8" calcext:value-type="float">
            <text:p>816,8</text:p>
          </table:table-cell>
          <table:table-cell table:formula="of:=[.S374]-[.$B374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ce7" office:value-type="float" office:value="1297" calcext:value-type="float">
            <text:p>1.297,00</text:p>
          </table:table-cell>
          <table:table-cell/>
          <table:table-cell table:style-name="Default" office:value-type="float" office:value="1297" calcext:value-type="float">
            <text:p>1297</text:p>
          </table:table-cell>
          <table:table-cell table:formula="of:=[.D375]-[.$B375]" office:value-type="float" office:value="0" calcext:value-type="float">
            <text:p>0,0</text:p>
          </table:table-cell>
          <table:table-cell/>
          <table:table-cell table:style-name="Default" office:value-type="float" office:value="1297" calcext:value-type="float">
            <text:p>1297</text:p>
          </table:table-cell>
          <table:table-cell table:formula="of:=[.G375]-[.$B375]" office:value-type="float" office:value="0" calcext:value-type="float">
            <text:p>0,0</text:p>
          </table:table-cell>
          <table:table-cell/>
          <table:table-cell table:style-name="Default" office:value-type="float" office:value="1297" calcext:value-type="float">
            <text:p>1297</text:p>
          </table:table-cell>
          <table:table-cell table:formula="of:=[.J375]-[.$B375]" office:value-type="float" office:value="0" calcext:value-type="float">
            <text:p>0,0</text:p>
          </table:table-cell>
          <table:table-cell/>
          <table:table-cell table:style-name="Default" office:value-type="float" office:value="1297" calcext:value-type="float">
            <text:p>1297</text:p>
          </table:table-cell>
          <table:table-cell table:formula="of:=[.M375]-[.$B375]" office:value-type="float" office:value="0" calcext:value-type="float">
            <text:p>0,0</text:p>
          </table:table-cell>
          <table:table-cell/>
          <table:table-cell table:style-name="Default" office:value-type="float" office:value="1297" calcext:value-type="float">
            <text:p>1297</text:p>
          </table:table-cell>
          <table:table-cell table:formula="of:=[.P375]-[.$B375]" office:value-type="float" office:value="0" calcext:value-type="float">
            <text:p>0,0</text:p>
          </table:table-cell>
          <table:table-cell/>
          <table:table-cell table:style-name="Default" office:value-type="float" office:value="1297" calcext:value-type="float">
            <text:p>1297</text:p>
          </table:table-cell>
          <table:table-cell table:formula="of:=[.S375]-[.$B375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7" office:value-type="float" office:value="1577.8" calcext:value-type="float">
            <text:p>1.577,80</text:p>
          </table:table-cell>
          <table:table-cell/>
          <table:table-cell table:style-name="Default" office:value-type="float" office:value="1662.4" calcext:value-type="float">
            <text:p>1662,4</text:p>
          </table:table-cell>
          <table:table-cell table:formula="of:=[.D376]-[.$B376]" office:value-type="float" office:value="84.6000000000001" calcext:value-type="float">
            <text:p>84,6</text:p>
          </table:table-cell>
          <table:table-cell/>
          <table:table-cell table:style-name="Default" office:value-type="float" office:value="1584.3" calcext:value-type="float">
            <text:p>1584,3</text:p>
          </table:table-cell>
          <table:table-cell table:formula="of:=[.G376]-[.$B376]" office:value-type="float" office:value="6.5" calcext:value-type="float">
            <text:p>6,5</text:p>
          </table:table-cell>
          <table:table-cell/>
          <table:table-cell table:style-name="Default" office:value-type="float" office:value="1581.8" calcext:value-type="float">
            <text:p>1581,8</text:p>
          </table:table-cell>
          <table:table-cell table:formula="of:=[.J376]-[.$B376]" office:value-type="float" office:value="4" calcext:value-type="float">
            <text:p>4,0</text:p>
          </table:table-cell>
          <table:table-cell/>
          <table:table-cell table:style-name="Default" office:value-type="float" office:value="1581.8" calcext:value-type="float">
            <text:p>1581,8</text:p>
          </table:table-cell>
          <table:table-cell table:formula="of:=[.M376]-[.$B376]" office:value-type="float" office:value="4" calcext:value-type="float">
            <text:p>4,0</text:p>
          </table:table-cell>
          <table:table-cell/>
          <table:table-cell table:style-name="Default" office:value-type="float" office:value="1576.5" calcext:value-type="float">
            <text:p>1576,5</text:p>
          </table:table-cell>
          <table:table-cell table:formula="of:=[.P376]-[.$B376]" office:value-type="float" office:value="-1.29999999999995" calcext:value-type="float">
            <text:p>-1,3</text:p>
          </table:table-cell>
          <table:table-cell/>
          <table:table-cell table:style-name="Default" office:value-type="float" office:value="1576.5" calcext:value-type="float">
            <text:p>1576,5</text:p>
          </table:table-cell>
          <table:table-cell table:formula="of:=[.S376]-[.$B376]" office:value-type="float" office:value="-1.29999999999995" calcext:value-type="float">
            <text:p>-1,3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7" office:value-type="float" office:value="852.2" calcext:value-type="float">
            <text:p>852,20</text:p>
          </table:table-cell>
          <table:table-cell/>
          <table:table-cell table:style-name="Default" office:value-type="float" office:value="859.2" calcext:value-type="float">
            <text:p>859,2</text:p>
          </table:table-cell>
          <table:table-cell table:formula="of:=[.D377]-[.$B377]" office:value-type="float" office:value="7" calcext:value-type="float">
            <text:p>7,0</text:p>
          </table:table-cell>
          <table:table-cell/>
          <table:table-cell table:style-name="Default" office:value-type="float" office:value="859.2" calcext:value-type="float">
            <text:p>859,2</text:p>
          </table:table-cell>
          <table:table-cell table:formula="of:=[.G377]-[.$B377]" office:value-type="float" office:value="7" calcext:value-type="float">
            <text:p>7,0</text:p>
          </table:table-cell>
          <table:table-cell/>
          <table:table-cell table:style-name="Default" office:value-type="float" office:value="879.7" calcext:value-type="float">
            <text:p>879,7</text:p>
          </table:table-cell>
          <table:table-cell table:formula="of:=[.J377]-[.$B377]" office:value-type="float" office:value="27.5" calcext:value-type="float">
            <text:p>27,5</text:p>
          </table:table-cell>
          <table:table-cell/>
          <table:table-cell table:style-name="Default" office:value-type="float" office:value="879.7" calcext:value-type="float">
            <text:p>879,7</text:p>
          </table:table-cell>
          <table:table-cell table:formula="of:=[.M377]-[.$B377]" office:value-type="float" office:value="27.5" calcext:value-type="float">
            <text:p>27,5</text:p>
          </table:table-cell>
          <table:table-cell/>
          <table:table-cell table:style-name="Default" office:value-type="float" office:value="879.7" calcext:value-type="float">
            <text:p>879,7</text:p>
          </table:table-cell>
          <table:table-cell table:formula="of:=[.P377]-[.$B377]" office:value-type="float" office:value="27.5" calcext:value-type="float">
            <text:p>27,5</text:p>
          </table:table-cell>
          <table:table-cell/>
          <table:table-cell table:style-name="Default" office:value-type="float" office:value="879.7" calcext:value-type="float">
            <text:p>879,7</text:p>
          </table:table-cell>
          <table:table-cell table:formula="of:=[.S377]-[.$B377]" office:value-type="float" office:value="27.5" calcext:value-type="float">
            <text:p>27,5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7" office:value-type="float" office:value="1170.8" calcext:value-type="float">
            <text:p>1.170,80</text:p>
          </table:table-cell>
          <table:table-cell/>
          <table:table-cell table:style-name="Default" office:value-type="float" office:value="1162.1" calcext:value-type="float">
            <text:p>1162,1</text:p>
          </table:table-cell>
          <table:table-cell table:formula="of:=[.D378]-[.$B378]" office:value-type="float" office:value="-8.70000000000005" calcext:value-type="float">
            <text:p>-8,7</text:p>
          </table:table-cell>
          <table:table-cell/>
          <table:table-cell table:style-name="Default" office:value-type="float" office:value="1144.6" calcext:value-type="float">
            <text:p>1144,6</text:p>
          </table:table-cell>
          <table:table-cell table:formula="of:=[.G378]-[.$B378]" office:value-type="float" office:value="-26.2" calcext:value-type="float">
            <text:p>-26,2</text:p>
          </table:table-cell>
          <table:table-cell/>
          <table:table-cell table:style-name="Default" office:value-type="float" office:value="1144.6" calcext:value-type="float">
            <text:p>1144,6</text:p>
          </table:table-cell>
          <table:table-cell table:formula="of:=[.J378]-[.$B378]" office:value-type="float" office:value="-26.2" calcext:value-type="float">
            <text:p>-26,2</text:p>
          </table:table-cell>
          <table:table-cell/>
          <table:table-cell table:style-name="Default" office:value-type="float" office:value="1144.6" calcext:value-type="float">
            <text:p>1144,6</text:p>
          </table:table-cell>
          <table:table-cell table:formula="of:=[.M378]-[.$B378]" office:value-type="float" office:value="-26.2" calcext:value-type="float">
            <text:p>-26,2</text:p>
          </table:table-cell>
          <table:table-cell/>
          <table:table-cell table:style-name="Default" office:value-type="float" office:value="1144.6" calcext:value-type="float">
            <text:p>1144,6</text:p>
          </table:table-cell>
          <table:table-cell table:formula="of:=[.P378]-[.$B378]" office:value-type="float" office:value="-26.2" calcext:value-type="float">
            <text:p>-26,2</text:p>
          </table:table-cell>
          <table:table-cell/>
          <table:table-cell table:style-name="Default" office:value-type="float" office:value="1170.8" calcext:value-type="float">
            <text:p>1170,8</text:p>
          </table:table-cell>
          <table:table-cell table:formula="of:=[.S378]-[.$B378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7" office:value-type="float" office:value="786.2" calcext:value-type="float">
            <text:p>786,20</text:p>
          </table:table-cell>
          <table:table-cell/>
          <table:table-cell table:style-name="Default" office:value-type="float" office:value="810" calcext:value-type="float">
            <text:p>810</text:p>
          </table:table-cell>
          <table:table-cell table:formula="of:=[.D379]-[.$B379]" office:value-type="float" office:value="23.8" calcext:value-type="float">
            <text:p>23,8</text:p>
          </table:table-cell>
          <table:table-cell/>
          <table:table-cell table:style-name="Default" office:value-type="float" office:value="810" calcext:value-type="float">
            <text:p>810</text:p>
          </table:table-cell>
          <table:table-cell table:formula="of:=[.G379]-[.$B379]" office:value-type="float" office:value="23.8" calcext:value-type="float">
            <text:p>23,8</text:p>
          </table:table-cell>
          <table:table-cell/>
          <table:table-cell table:style-name="Default" office:value-type="float" office:value="803.7" calcext:value-type="float">
            <text:p>803,7</text:p>
          </table:table-cell>
          <table:table-cell table:formula="of:=[.J379]-[.$B379]" office:value-type="float" office:value="17.5" calcext:value-type="float">
            <text:p>17,5</text:p>
          </table:table-cell>
          <table:table-cell/>
          <table:table-cell table:style-name="Default" office:value-type="float" office:value="803.7" calcext:value-type="float">
            <text:p>803,7</text:p>
          </table:table-cell>
          <table:table-cell table:formula="of:=[.M379]-[.$B379]" office:value-type="float" office:value="17.5" calcext:value-type="float">
            <text:p>17,5</text:p>
          </table:table-cell>
          <table:table-cell/>
          <table:table-cell table:style-name="Default" office:value-type="float" office:value="787.6" calcext:value-type="float">
            <text:p>787,6</text:p>
          </table:table-cell>
          <table:table-cell table:formula="of:=[.P379]-[.$B379]" office:value-type="float" office:value="1.39999999999998" calcext:value-type="float">
            <text:p>1,4</text:p>
          </table:table-cell>
          <table:table-cell/>
          <table:table-cell table:style-name="Default" office:value-type="float" office:value="786.2" calcext:value-type="float">
            <text:p>786,2</text:p>
          </table:table-cell>
          <table:table-cell table:formula="of:=[.S379]-[.$B379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7" office:value-type="float" office:value="1442.3" calcext:value-type="float">
            <text:p>1.442,30</text:p>
          </table:table-cell>
          <table:table-cell/>
          <table:table-cell table:style-name="Default" office:value-type="float" office:value="1442.3" calcext:value-type="float">
            <text:p>1442,3</text:p>
          </table:table-cell>
          <table:table-cell table:formula="of:=[.D380]-[.$B380]" office:value-type="float" office:value="0" calcext:value-type="float">
            <text:p>0,0</text:p>
          </table:table-cell>
          <table:table-cell/>
          <table:table-cell table:style-name="Default" office:value-type="float" office:value="1442.3" calcext:value-type="float">
            <text:p>1442,3</text:p>
          </table:table-cell>
          <table:table-cell table:formula="of:=[.G380]-[.$B380]" office:value-type="float" office:value="0" calcext:value-type="float">
            <text:p>0,0</text:p>
          </table:table-cell>
          <table:table-cell/>
          <table:table-cell table:style-name="Default" office:value-type="float" office:value="1442.3" calcext:value-type="float">
            <text:p>1442,3</text:p>
          </table:table-cell>
          <table:table-cell table:formula="of:=[.J380]-[.$B380]" office:value-type="float" office:value="0" calcext:value-type="float">
            <text:p>0,0</text:p>
          </table:table-cell>
          <table:table-cell/>
          <table:table-cell table:style-name="Default" office:value-type="float" office:value="1442.3" calcext:value-type="float">
            <text:p>1442,3</text:p>
          </table:table-cell>
          <table:table-cell table:formula="of:=[.M380]-[.$B380]" office:value-type="float" office:value="0" calcext:value-type="float">
            <text:p>0,0</text:p>
          </table:table-cell>
          <table:table-cell/>
          <table:table-cell table:style-name="Default" office:value-type="float" office:value="1442.3" calcext:value-type="float">
            <text:p>1442,3</text:p>
          </table:table-cell>
          <table:table-cell table:formula="of:=[.P380]-[.$B380]" office:value-type="float" office:value="0" calcext:value-type="float">
            <text:p>0,0</text:p>
          </table:table-cell>
          <table:table-cell/>
          <table:table-cell table:style-name="Default" office:value-type="float" office:value="1442.3" calcext:value-type="float">
            <text:p>1442,3</text:p>
          </table:table-cell>
          <table:table-cell table:formula="of:=[.S380]-[.$B380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7" office:value-type="float" office:value="1033.2" calcext:value-type="float">
            <text:p>1.033,20</text:p>
          </table:table-cell>
          <table:table-cell/>
          <table:table-cell table:style-name="Default" office:value-type="float" office:value="949.5" calcext:value-type="float">
            <text:p>949,5</text:p>
          </table:table-cell>
          <table:table-cell table:formula="of:=[.D381]-[.$B381]" office:value-type="float" office:value="-83.7" calcext:value-type="float">
            <text:p>-83,7</text:p>
          </table:table-cell>
          <table:table-cell/>
          <table:table-cell table:style-name="Default" office:value-type="float" office:value="949.5" calcext:value-type="float">
            <text:p>949,5</text:p>
          </table:table-cell>
          <table:table-cell table:formula="of:=[.G381]-[.$B381]" office:value-type="float" office:value="-83.7" calcext:value-type="float">
            <text:p>-83,7</text:p>
          </table:table-cell>
          <table:table-cell/>
          <table:table-cell table:style-name="Default" office:value-type="float" office:value="1033.4" calcext:value-type="float">
            <text:p>1033,4</text:p>
          </table:table-cell>
          <table:table-cell table:formula="of:=[.J381]-[.$B381]" office:value-type="float" office:value="0.200000000000045" calcext:value-type="float">
            <text:p>0,2</text:p>
          </table:table-cell>
          <table:table-cell/>
          <table:table-cell table:style-name="Default" office:value-type="float" office:value="1033.4" calcext:value-type="float">
            <text:p>1033,4</text:p>
          </table:table-cell>
          <table:table-cell table:formula="of:=[.M381]-[.$B381]" office:value-type="float" office:value="0.200000000000045" calcext:value-type="float">
            <text:p>0,2</text:p>
          </table:table-cell>
          <table:table-cell/>
          <table:table-cell table:style-name="Default" office:value-type="float" office:value="1033.4" calcext:value-type="float">
            <text:p>1033,4</text:p>
          </table:table-cell>
          <table:table-cell table:formula="of:=[.P381]-[.$B381]" office:value-type="float" office:value="0.200000000000045" calcext:value-type="float">
            <text:p>0,2</text:p>
          </table:table-cell>
          <table:table-cell/>
          <table:table-cell table:style-name="Default" office:value-type="float" office:value="1033.2" calcext:value-type="float">
            <text:p>1033,2</text:p>
          </table:table-cell>
          <table:table-cell table:formula="of:=[.S381]-[.$B381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7" office:value-type="float" office:value="373.5" calcext:value-type="float">
            <text:p>373,50</text:p>
          </table:table-cell>
          <table:table-cell/>
          <table:table-cell table:style-name="Default" office:value-type="float" office:value="430" calcext:value-type="float">
            <text:p>430</text:p>
          </table:table-cell>
          <table:table-cell table:formula="of:=[.D382]-[.$B382]" office:value-type="float" office:value="56.5" calcext:value-type="float">
            <text:p>56,5</text:p>
          </table:table-cell>
          <table:table-cell/>
          <table:table-cell table:style-name="Default" office:value-type="float" office:value="430" calcext:value-type="float">
            <text:p>430</text:p>
          </table:table-cell>
          <table:table-cell table:formula="of:=[.G382]-[.$B382]" office:value-type="float" office:value="56.5" calcext:value-type="float">
            <text:p>56,5</text:p>
          </table:table-cell>
          <table:table-cell/>
          <table:table-cell table:style-name="Default" office:value-type="float" office:value="430" calcext:value-type="float">
            <text:p>430</text:p>
          </table:table-cell>
          <table:table-cell table:formula="of:=[.J382]-[.$B382]" office:value-type="float" office:value="56.5" calcext:value-type="float">
            <text:p>56,5</text:p>
          </table:table-cell>
          <table:table-cell/>
          <table:table-cell table:style-name="Default" office:value-type="float" office:value="430" calcext:value-type="float">
            <text:p>430</text:p>
          </table:table-cell>
          <table:table-cell table:formula="of:=[.M382]-[.$B382]" office:value-type="float" office:value="56.5" calcext:value-type="float">
            <text:p>56,5</text:p>
          </table:table-cell>
          <table:table-cell/>
          <table:table-cell table:style-name="Default" office:value-type="float" office:value="425.2" calcext:value-type="float">
            <text:p>425,2</text:p>
          </table:table-cell>
          <table:table-cell table:formula="of:=[.P382]-[.$B382]" office:value-type="float" office:value="51.7" calcext:value-type="float">
            <text:p>51,7</text:p>
          </table:table-cell>
          <table:table-cell/>
          <table:table-cell table:style-name="Default" office:value-type="float" office:value="373.5" calcext:value-type="float">
            <text:p>373,5</text:p>
          </table:table-cell>
          <table:table-cell table:formula="of:=[.S382]-[.$B382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ce7" office:value-type="float" office:value="1274.9" calcext:value-type="float">
            <text:p>1.274,90</text:p>
          </table:table-cell>
          <table:table-cell/>
          <table:table-cell table:style-name="Default" office:value-type="float" office:value="1353.8" calcext:value-type="float">
            <text:p>1353,8</text:p>
          </table:table-cell>
          <table:table-cell table:formula="of:=[.D383]-[.$B383]" office:value-type="float" office:value="78.8999999999999" calcext:value-type="float">
            <text:p>78,9</text:p>
          </table:table-cell>
          <table:table-cell/>
          <table:table-cell table:style-name="Default" office:value-type="float" office:value="1287.7" calcext:value-type="float">
            <text:p>1287,7</text:p>
          </table:table-cell>
          <table:table-cell table:formula="of:=[.G383]-[.$B383]" office:value-type="float" office:value="12.8" calcext:value-type="float">
            <text:p>12,8</text:p>
          </table:table-cell>
          <table:table-cell/>
          <table:table-cell table:style-name="Default" office:value-type="float" office:value="1291.4" calcext:value-type="float">
            <text:p>1291,4</text:p>
          </table:table-cell>
          <table:table-cell table:formula="of:=[.J383]-[.$B383]" office:value-type="float" office:value="16.5" calcext:value-type="float">
            <text:p>16,5</text:p>
          </table:table-cell>
          <table:table-cell/>
          <table:table-cell table:style-name="Default" office:value-type="float" office:value="1291.4" calcext:value-type="float">
            <text:p>1291,4</text:p>
          </table:table-cell>
          <table:table-cell table:formula="of:=[.M383]-[.$B383]" office:value-type="float" office:value="16.5" calcext:value-type="float">
            <text:p>16,5</text:p>
          </table:table-cell>
          <table:table-cell/>
          <table:table-cell table:style-name="Default" office:value-type="float" office:value="1291.4" calcext:value-type="float">
            <text:p>1291,4</text:p>
          </table:table-cell>
          <table:table-cell table:formula="of:=[.P383]-[.$B383]" office:value-type="float" office:value="16.5" calcext:value-type="float">
            <text:p>16,5</text:p>
          </table:table-cell>
          <table:table-cell/>
          <table:table-cell table:style-name="Default" office:value-type="float" office:value="1274.9" calcext:value-type="float">
            <text:p>1274,9</text:p>
          </table:table-cell>
          <table:table-cell table:formula="of:=[.S383]-[.$B383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7" office:value-type="float" office:value="1511.4" calcext:value-type="float">
            <text:p>1.511,40</text:p>
          </table:table-cell>
          <table:table-cell/>
          <table:table-cell table:style-name="Default" office:value-type="float" office:value="48.2" calcext:value-type="float">
            <text:p>48,2</text:p>
          </table:table-cell>
          <table:table-cell table:formula="of:=[.D384]-[.$B384]" office:value-type="float" office:value="-1463.2" calcext:value-type="float">
            <text:p>-1463,2</text:p>
          </table:table-cell>
          <table:table-cell/>
          <table:table-cell table:style-name="Default" office:value-type="float" office:value="48.2" calcext:value-type="float">
            <text:p>48,2</text:p>
          </table:table-cell>
          <table:table-cell table:formula="of:=[.G384]-[.$B384]" office:value-type="float" office:value="-1463.2" calcext:value-type="float">
            <text:p>-1463,2</text:p>
          </table:table-cell>
          <table:table-cell/>
          <table:table-cell table:style-name="Default" office:value-type="float" office:value="48.2" calcext:value-type="float">
            <text:p>48,2</text:p>
          </table:table-cell>
          <table:table-cell table:formula="of:=[.J384]-[.$B384]" office:value-type="float" office:value="-1463.2" calcext:value-type="float">
            <text:p>-1463,2</text:p>
          </table:table-cell>
          <table:table-cell/>
          <table:table-cell table:style-name="Default" office:value-type="float" office:value="1501.2" calcext:value-type="float">
            <text:p>1501,2</text:p>
          </table:table-cell>
          <table:table-cell table:formula="of:=[.M384]-[.$B384]" office:value-type="float" office:value="-10.2" calcext:value-type="float">
            <text:p>-10,2</text:p>
          </table:table-cell>
          <table:table-cell/>
          <table:table-cell table:style-name="Default" office:value-type="float" office:value="1501.2" calcext:value-type="float">
            <text:p>1501,2</text:p>
          </table:table-cell>
          <table:table-cell table:formula="of:=[.P384]-[.$B384]" office:value-type="float" office:value="-10.2" calcext:value-type="float">
            <text:p>-10,2</text:p>
          </table:table-cell>
          <table:table-cell/>
          <table:table-cell table:style-name="Default" office:value-type="float" office:value="1501.2" calcext:value-type="float">
            <text:p>1501,2</text:p>
          </table:table-cell>
          <table:table-cell table:formula="of:=[.S384]-[.$B384]" office:value-type="float" office:value="-10.2" calcext:value-type="float">
            <text:p>-10,2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7" office:value-type="float" office:value="760.9" calcext:value-type="float">
            <text:p>760,90</text:p>
          </table:table-cell>
          <table:table-cell/>
          <table:table-cell table:style-name="Default" office:value-type="float" office:value="1173.7" calcext:value-type="float">
            <text:p>1173,7</text:p>
          </table:table-cell>
          <table:table-cell table:formula="of:=[.D385]-[.$B385]" office:value-type="float" office:value="412.8" calcext:value-type="float">
            <text:p>412,8</text:p>
          </table:table-cell>
          <table:table-cell/>
          <table:table-cell table:style-name="Default" office:value-type="float" office:value="1175.2" calcext:value-type="float">
            <text:p>1175,2</text:p>
          </table:table-cell>
          <table:table-cell table:formula="of:=[.G385]-[.$B385]" office:value-type="float" office:value="414.3" calcext:value-type="float">
            <text:p>414,3</text:p>
          </table:table-cell>
          <table:table-cell/>
          <table:table-cell table:style-name="Default" office:value-type="float" office:value="1173.7" calcext:value-type="float">
            <text:p>1173,7</text:p>
          </table:table-cell>
          <table:table-cell table:formula="of:=[.J385]-[.$B385]" office:value-type="float" office:value="412.8" calcext:value-type="float">
            <text:p>412,8</text:p>
          </table:table-cell>
          <table:table-cell/>
          <table:table-cell table:style-name="Default" office:value-type="float" office:value="1173.7" calcext:value-type="float">
            <text:p>1173,7</text:p>
          </table:table-cell>
          <table:table-cell table:formula="of:=[.M385]-[.$B385]" office:value-type="float" office:value="412.8" calcext:value-type="float">
            <text:p>412,8</text:p>
          </table:table-cell>
          <table:table-cell/>
          <table:table-cell table:style-name="Default" office:value-type="float" office:value="1212" calcext:value-type="float">
            <text:p>1212</text:p>
          </table:table-cell>
          <table:table-cell table:formula="of:=[.P385]-[.$B385]" office:value-type="float" office:value="451.1" calcext:value-type="float">
            <text:p>451,1</text:p>
          </table:table-cell>
          <table:table-cell/>
          <table:table-cell table:style-name="Default" office:value-type="float" office:value="1212" calcext:value-type="float">
            <text:p>1212</text:p>
          </table:table-cell>
          <table:table-cell table:formula="of:=[.S385]-[.$B385]" office:value-type="float" office:value="451.1" calcext:value-type="float">
            <text:p>451,1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7" office:value-type="float" office:value="1032.1" calcext:value-type="float">
            <text:p>1.032,10</text:p>
          </table:table-cell>
          <table:table-cell/>
          <table:table-cell table:style-name="Default" office:value-type="float" office:value="1033.7" calcext:value-type="float">
            <text:p>1033,7</text:p>
          </table:table-cell>
          <table:table-cell table:formula="of:=[.D386]-[.$B386]" office:value-type="float" office:value="1.60000000000014" calcext:value-type="float">
            <text:p>1,6</text:p>
          </table:table-cell>
          <table:table-cell/>
          <table:table-cell table:style-name="Default" office:value-type="float" office:value="1033.7" calcext:value-type="float">
            <text:p>1033,7</text:p>
          </table:table-cell>
          <table:table-cell table:formula="of:=[.G386]-[.$B386]" office:value-type="float" office:value="1.60000000000014" calcext:value-type="float">
            <text:p>1,6</text:p>
          </table:table-cell>
          <table:table-cell/>
          <table:table-cell table:style-name="Default" office:value-type="float" office:value="1032.1" calcext:value-type="float">
            <text:p>1032,1</text:p>
          </table:table-cell>
          <table:table-cell table:formula="of:=[.J386]-[.$B386]" office:value-type="float" office:value="0" calcext:value-type="float">
            <text:p>0,0</text:p>
          </table:table-cell>
          <table:table-cell/>
          <table:table-cell table:style-name="Default" office:value-type="float" office:value="1032.1" calcext:value-type="float">
            <text:p>1032,1</text:p>
          </table:table-cell>
          <table:table-cell table:formula="of:=[.M386]-[.$B386]" office:value-type="float" office:value="0" calcext:value-type="float">
            <text:p>0,0</text:p>
          </table:table-cell>
          <table:table-cell/>
          <table:table-cell table:style-name="Default" office:value-type="float" office:value="1032.1" calcext:value-type="float">
            <text:p>1032,1</text:p>
          </table:table-cell>
          <table:table-cell table:formula="of:=[.P386]-[.$B386]" office:value-type="float" office:value="0" calcext:value-type="float">
            <text:p>0,0</text:p>
          </table:table-cell>
          <table:table-cell/>
          <table:table-cell table:style-name="Default" office:value-type="float" office:value="1032.1" calcext:value-type="float">
            <text:p>1032,1</text:p>
          </table:table-cell>
          <table:table-cell table:formula="of:=[.S386]-[.$B386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ce7" office:value-type="float" office:value="1411.9" calcext:value-type="float">
            <text:p>1.411,90</text:p>
          </table:table-cell>
          <table:table-cell/>
          <table:table-cell table:style-name="Default" office:value-type="float" office:value="1412.6" calcext:value-type="float">
            <text:p>1412,6</text:p>
          </table:table-cell>
          <table:table-cell table:formula="of:=[.D387]-[.$B387]" office:value-type="float" office:value="0.699999999999818" calcext:value-type="float">
            <text:p>0,7</text:p>
          </table:table-cell>
          <table:table-cell/>
          <table:table-cell table:style-name="Default" office:value-type="float" office:value="1412.6" calcext:value-type="float">
            <text:p>1412,6</text:p>
          </table:table-cell>
          <table:table-cell table:formula="of:=[.G387]-[.$B387]" office:value-type="float" office:value="0.699999999999818" calcext:value-type="float">
            <text:p>0,7</text:p>
          </table:table-cell>
          <table:table-cell/>
          <table:table-cell table:style-name="Default" office:value-type="float" office:value="1411.9" calcext:value-type="float">
            <text:p>1411,9</text:p>
          </table:table-cell>
          <table:table-cell table:formula="of:=[.J387]-[.$B387]" office:value-type="float" office:value="0" calcext:value-type="float">
            <text:p>0,0</text:p>
          </table:table-cell>
          <table:table-cell/>
          <table:table-cell table:style-name="Default" office:value-type="float" office:value="1411.9" calcext:value-type="float">
            <text:p>1411,9</text:p>
          </table:table-cell>
          <table:table-cell table:formula="of:=[.M387]-[.$B387]" office:value-type="float" office:value="0" calcext:value-type="float">
            <text:p>0,0</text:p>
          </table:table-cell>
          <table:table-cell/>
          <table:table-cell table:style-name="Default" office:value-type="float" office:value="1411.9" calcext:value-type="float">
            <text:p>1411,9</text:p>
          </table:table-cell>
          <table:table-cell table:formula="of:=[.P387]-[.$B387]" office:value-type="float" office:value="0" calcext:value-type="float">
            <text:p>0,0</text:p>
          </table:table-cell>
          <table:table-cell/>
          <table:table-cell table:style-name="Default" office:value-type="float" office:value="1411.9" calcext:value-type="float">
            <text:p>1411,9</text:p>
          </table:table-cell>
          <table:table-cell table:formula="of:=[.S387]-[.$B387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7" office:value-type="float" office:value="2566.6" calcext:value-type="float">
            <text:p>2.566,60</text:p>
          </table:table-cell>
          <table:table-cell/>
          <table:table-cell table:style-name="Default" office:value-type="float" office:value="2566.6" calcext:value-type="float">
            <text:p>2566,6</text:p>
          </table:table-cell>
          <table:table-cell table:formula="of:=[.D388]-[.$B388]" office:value-type="float" office:value="0" calcext:value-type="float">
            <text:p>0,0</text:p>
          </table:table-cell>
          <table:table-cell/>
          <table:table-cell table:style-name="Default" office:value-type="float" office:value="2566.6" calcext:value-type="float">
            <text:p>2566,6</text:p>
          </table:table-cell>
          <table:table-cell table:formula="of:=[.G388]-[.$B388]" office:value-type="float" office:value="0" calcext:value-type="float">
            <text:p>0,0</text:p>
          </table:table-cell>
          <table:table-cell/>
          <table:table-cell table:style-name="Default" office:value-type="float" office:value="2567" calcext:value-type="float">
            <text:p>2567</text:p>
          </table:table-cell>
          <table:table-cell table:formula="of:=[.J388]-[.$B388]" office:value-type="float" office:value="0.400000000000091" calcext:value-type="float">
            <text:p>0,4</text:p>
          </table:table-cell>
          <table:table-cell/>
          <table:table-cell table:style-name="Default" office:value-type="float" office:value="2567" calcext:value-type="float">
            <text:p>2567</text:p>
          </table:table-cell>
          <table:table-cell table:formula="of:=[.M388]-[.$B388]" office:value-type="float" office:value="0.400000000000091" calcext:value-type="float">
            <text:p>0,4</text:p>
          </table:table-cell>
          <table:table-cell/>
          <table:table-cell table:style-name="Default" office:value-type="float" office:value="2567" calcext:value-type="float">
            <text:p>2567</text:p>
          </table:table-cell>
          <table:table-cell table:formula="of:=[.P388]-[.$B388]" office:value-type="float" office:value="0.400000000000091" calcext:value-type="float">
            <text:p>0,4</text:p>
          </table:table-cell>
          <table:table-cell/>
          <table:table-cell table:style-name="Default" office:value-type="float" office:value="2567" calcext:value-type="float">
            <text:p>2567</text:p>
          </table:table-cell>
          <table:table-cell table:formula="of:=[.S388]-[.$B388]" office:value-type="float" office:value="0.400000000000091" calcext:value-type="float">
            <text:p>0,4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ce7" office:value-type="float" office:value="1049.5" calcext:value-type="float">
            <text:p>1.049,50</text:p>
          </table:table-cell>
          <table:table-cell/>
          <table:table-cell table:style-name="Default" office:value-type="float" office:value="1153.5" calcext:value-type="float">
            <text:p>1153,5</text:p>
          </table:table-cell>
          <table:table-cell table:formula="of:=[.D389]-[.$B389]" office:value-type="float" office:value="104" calcext:value-type="float">
            <text:p>104,0</text:p>
          </table:table-cell>
          <table:table-cell/>
          <table:table-cell table:style-name="Default" office:value-type="float" office:value="1075.3" calcext:value-type="float">
            <text:p>1075,3</text:p>
          </table:table-cell>
          <table:table-cell table:formula="of:=[.G389]-[.$B389]" office:value-type="float" office:value="25.8" calcext:value-type="float">
            <text:p>25,8</text:p>
          </table:table-cell>
          <table:table-cell/>
          <table:table-cell table:style-name="Default" office:value-type="float" office:value="1055.6" calcext:value-type="float">
            <text:p>1055,6</text:p>
          </table:table-cell>
          <table:table-cell table:formula="of:=[.J389]-[.$B389]" office:value-type="float" office:value="6.09999999999991" calcext:value-type="float">
            <text:p>6,1</text:p>
          </table:table-cell>
          <table:table-cell/>
          <table:table-cell table:style-name="Default" office:value-type="float" office:value="1086.3" calcext:value-type="float">
            <text:p>1086,3</text:p>
          </table:table-cell>
          <table:table-cell table:formula="of:=[.M389]-[.$B389]" office:value-type="float" office:value="36.8" calcext:value-type="float">
            <text:p>36,8</text:p>
          </table:table-cell>
          <table:table-cell/>
          <table:table-cell table:style-name="Default" office:value-type="float" office:value="1055.6" calcext:value-type="float">
            <text:p>1055,6</text:p>
          </table:table-cell>
          <table:table-cell table:formula="of:=[.P389]-[.$B389]" office:value-type="float" office:value="6.09999999999991" calcext:value-type="float">
            <text:p>6,1</text:p>
          </table:table-cell>
          <table:table-cell/>
          <table:table-cell table:style-name="Default" office:value-type="float" office:value="1055.6" calcext:value-type="float">
            <text:p>1055,6</text:p>
          </table:table-cell>
          <table:table-cell table:formula="of:=[.S389]-[.$B389]" office:value-type="float" office:value="6.09999999999991" calcext:value-type="float">
            <text:p>6,1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7" office:value-type="float" office:value="646.8" calcext:value-type="float">
            <text:p>646,80</text:p>
          </table:table-cell>
          <table:table-cell/>
          <table:table-cell table:style-name="Default" office:value-type="float" office:value="649.3" calcext:value-type="float">
            <text:p>649,3</text:p>
          </table:table-cell>
          <table:table-cell table:formula="of:=[.D390]-[.$B390]" office:value-type="float" office:value="2.5" calcext:value-type="float">
            <text:p>2,5</text:p>
          </table:table-cell>
          <table:table-cell/>
          <table:table-cell table:style-name="Default" office:value-type="float" office:value="649.3" calcext:value-type="float">
            <text:p>649,3</text:p>
          </table:table-cell>
          <table:table-cell table:formula="of:=[.G390]-[.$B390]" office:value-type="float" office:value="2.5" calcext:value-type="float">
            <text:p>2,5</text:p>
          </table:table-cell>
          <table:table-cell/>
          <table:table-cell table:style-name="Default" office:value-type="float" office:value="646.8" calcext:value-type="float">
            <text:p>646,8</text:p>
          </table:table-cell>
          <table:table-cell table:formula="of:=[.J390]-[.$B390]" office:value-type="float" office:value="0" calcext:value-type="float">
            <text:p>0,0</text:p>
          </table:table-cell>
          <table:table-cell/>
          <table:table-cell table:style-name="Default" office:value-type="float" office:value="646.8" calcext:value-type="float">
            <text:p>646,8</text:p>
          </table:table-cell>
          <table:table-cell table:formula="of:=[.M390]-[.$B390]" office:value-type="float" office:value="0" calcext:value-type="float">
            <text:p>0,0</text:p>
          </table:table-cell>
          <table:table-cell/>
          <table:table-cell table:style-name="Default" office:value-type="float" office:value="646.8" calcext:value-type="float">
            <text:p>646,8</text:p>
          </table:table-cell>
          <table:table-cell table:formula="of:=[.P390]-[.$B390]" office:value-type="float" office:value="0" calcext:value-type="float">
            <text:p>0,0</text:p>
          </table:table-cell>
          <table:table-cell/>
          <table:table-cell table:style-name="Default" office:value-type="float" office:value="646.8" calcext:value-type="float">
            <text:p>646,8</text:p>
          </table:table-cell>
          <table:table-cell table:formula="of:=[.S390]-[.$B390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7" office:value-type="float" office:value="1227.1" calcext:value-type="float">
            <text:p>1.227,10</text:p>
          </table:table-cell>
          <table:table-cell/>
          <table:table-cell table:style-name="Default" office:value-type="float" office:value="1261.9" calcext:value-type="float">
            <text:p>1261,9</text:p>
          </table:table-cell>
          <table:table-cell table:formula="of:=[.D391]-[.$B391]" office:value-type="float" office:value="34.8000000000002" calcext:value-type="float">
            <text:p>34,8</text:p>
          </table:table-cell>
          <table:table-cell/>
          <table:table-cell table:style-name="Default" office:value-type="float" office:value="1261.9" calcext:value-type="float">
            <text:p>1261,9</text:p>
          </table:table-cell>
          <table:table-cell table:formula="of:=[.G391]-[.$B391]" office:value-type="float" office:value="34.8000000000002" calcext:value-type="float">
            <text:p>34,8</text:p>
          </table:table-cell>
          <table:table-cell/>
          <table:table-cell table:style-name="Default" office:value-type="float" office:value="1261.9" calcext:value-type="float">
            <text:p>1261,9</text:p>
          </table:table-cell>
          <table:table-cell table:formula="of:=[.J391]-[.$B391]" office:value-type="float" office:value="34.8000000000002" calcext:value-type="float">
            <text:p>34,8</text:p>
          </table:table-cell>
          <table:table-cell/>
          <table:table-cell table:style-name="Default" office:value-type="float" office:value="1203.8" calcext:value-type="float">
            <text:p>1203,8</text:p>
          </table:table-cell>
          <table:table-cell table:formula="of:=[.M391]-[.$B391]" office:value-type="float" office:value="-23.3" calcext:value-type="float">
            <text:p>-23,3</text:p>
          </table:table-cell>
          <table:table-cell/>
          <table:table-cell table:style-name="Default" office:value-type="float" office:value="1203.8" calcext:value-type="float">
            <text:p>1203,8</text:p>
          </table:table-cell>
          <table:table-cell table:formula="of:=[.P391]-[.$B391]" office:value-type="float" office:value="-23.3" calcext:value-type="float">
            <text:p>-23,3</text:p>
          </table:table-cell>
          <table:table-cell/>
          <table:table-cell table:style-name="Default" office:value-type="float" office:value="1227.1" calcext:value-type="float">
            <text:p>1227,1</text:p>
          </table:table-cell>
          <table:table-cell table:formula="of:=[.S391]-[.$B391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7" office:value-type="float" office:value="377.8" calcext:value-type="float">
            <text:p>377,80</text:p>
          </table:table-cell>
          <table:table-cell/>
          <table:table-cell table:style-name="Default" office:value-type="float" office:value="382.9" calcext:value-type="float">
            <text:p>382,9</text:p>
          </table:table-cell>
          <table:table-cell table:formula="of:=[.D392]-[.$B392]" office:value-type="float" office:value="5.09999999999997" calcext:value-type="float">
            <text:p>5,1</text:p>
          </table:table-cell>
          <table:table-cell/>
          <table:table-cell table:style-name="Default" office:value-type="float" office:value="382.9" calcext:value-type="float">
            <text:p>382,9</text:p>
          </table:table-cell>
          <table:table-cell table:formula="of:=[.G392]-[.$B392]" office:value-type="float" office:value="5.09999999999997" calcext:value-type="float">
            <text:p>5,1</text:p>
          </table:table-cell>
          <table:table-cell/>
          <table:table-cell table:style-name="Default" office:value-type="float" office:value="376.9" calcext:value-type="float">
            <text:p>376,9</text:p>
          </table:table-cell>
          <table:table-cell table:formula="of:=[.J392]-[.$B392]" office:value-type="float" office:value="-0.900000000000034" calcext:value-type="float">
            <text:p>-0,9</text:p>
          </table:table-cell>
          <table:table-cell/>
          <table:table-cell table:style-name="Default" office:value-type="float" office:value="376.9" calcext:value-type="float">
            <text:p>376,9</text:p>
          </table:table-cell>
          <table:table-cell table:formula="of:=[.M392]-[.$B392]" office:value-type="float" office:value="-0.900000000000034" calcext:value-type="float">
            <text:p>-0,9</text:p>
          </table:table-cell>
          <table:table-cell/>
          <table:table-cell table:style-name="Default" office:value-type="float" office:value="376.9" calcext:value-type="float">
            <text:p>376,9</text:p>
          </table:table-cell>
          <table:table-cell table:formula="of:=[.P392]-[.$B392]" office:value-type="float" office:value="-0.900000000000034" calcext:value-type="float">
            <text:p>-0,9</text:p>
          </table:table-cell>
          <table:table-cell/>
          <table:table-cell table:style-name="Default" office:value-type="float" office:value="377.8" calcext:value-type="float">
            <text:p>377,8</text:p>
          </table:table-cell>
          <table:table-cell table:formula="of:=[.S392]-[.$B392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table:style-name="ce7" office:value-type="float" office:value="1894.6" calcext:value-type="float">
            <text:p>1.894,60</text:p>
          </table:table-cell>
          <table:table-cell/>
          <table:table-cell table:style-name="Default" office:value-type="float" office:value="1138.6" calcext:value-type="float">
            <text:p>1138,6</text:p>
          </table:table-cell>
          <table:table-cell table:formula="of:=[.D393]-[.$B393]" office:value-type="float" office:value="-756" calcext:value-type="float">
            <text:p>-756,0</text:p>
          </table:table-cell>
          <table:table-cell/>
          <table:table-cell table:style-name="Default" office:value-type="float" office:value="2079.4" calcext:value-type="float">
            <text:p>2079,4</text:p>
          </table:table-cell>
          <table:table-cell table:formula="of:=[.G393]-[.$B393]" office:value-type="float" office:value="184.8" calcext:value-type="float">
            <text:p>184,8</text:p>
          </table:table-cell>
          <table:table-cell/>
          <table:table-cell table:style-name="Default" office:value-type="float" office:value="1139" calcext:value-type="float">
            <text:p>1139</text:p>
          </table:table-cell>
          <table:table-cell table:formula="of:=[.J393]-[.$B393]" office:value-type="float" office:value="-755.6" calcext:value-type="float">
            <text:p>-755,6</text:p>
          </table:table-cell>
          <table:table-cell/>
          <table:table-cell table:style-name="Default" office:value-type="float" office:value="1139" calcext:value-type="float">
            <text:p>1139</text:p>
          </table:table-cell>
          <table:table-cell table:formula="of:=[.M393]-[.$B393]" office:value-type="float" office:value="-755.6" calcext:value-type="float">
            <text:p>-755,6</text:p>
          </table:table-cell>
          <table:table-cell/>
          <table:table-cell table:style-name="Default" office:value-type="float" office:value="1898.7" calcext:value-type="float">
            <text:p>1898,7</text:p>
          </table:table-cell>
          <table:table-cell table:formula="of:=[.P393]-[.$B393]" office:value-type="float" office:value="4.10000000000014" calcext:value-type="float">
            <text:p>4,1</text:p>
          </table:table-cell>
          <table:table-cell/>
          <table:table-cell table:style-name="Default" office:value-type="float" office:value="1894.6" calcext:value-type="float">
            <text:p>1894,6</text:p>
          </table:table-cell>
          <table:table-cell table:formula="of:=[.S393]-[.$B393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7" office:value-type="float" office:value="1666.5" calcext:value-type="float">
            <text:p>1.666,50</text:p>
          </table:table-cell>
          <table:table-cell/>
          <table:table-cell table:style-name="Default" office:value-type="float" office:value="1331.5" calcext:value-type="float">
            <text:p>1331,5</text:p>
          </table:table-cell>
          <table:table-cell table:formula="of:=[.D394]-[.$B394]" office:value-type="float" office:value="-335" calcext:value-type="float">
            <text:p>-335,0</text:p>
          </table:table-cell>
          <table:table-cell/>
          <table:table-cell table:style-name="Default" office:value-type="float" office:value="1331.5" calcext:value-type="float">
            <text:p>1331,5</text:p>
          </table:table-cell>
          <table:table-cell table:formula="of:=[.G394]-[.$B394]" office:value-type="float" office:value="-335" calcext:value-type="float">
            <text:p>-335,0</text:p>
          </table:table-cell>
          <table:table-cell/>
          <table:table-cell table:style-name="Default" office:value-type="float" office:value="1331.5" calcext:value-type="float">
            <text:p>1331,5</text:p>
          </table:table-cell>
          <table:table-cell table:formula="of:=[.J394]-[.$B394]" office:value-type="float" office:value="-335" calcext:value-type="float">
            <text:p>-335,0</text:p>
          </table:table-cell>
          <table:table-cell/>
          <table:table-cell table:style-name="Default" office:value-type="float" office:value="1331.5" calcext:value-type="float">
            <text:p>1331,5</text:p>
          </table:table-cell>
          <table:table-cell table:formula="of:=[.M394]-[.$B394]" office:value-type="float" office:value="-335" calcext:value-type="float">
            <text:p>-335,0</text:p>
          </table:table-cell>
          <table:table-cell/>
          <table:table-cell table:style-name="Default" office:value-type="float" office:value="1331.5" calcext:value-type="float">
            <text:p>1331,5</text:p>
          </table:table-cell>
          <table:table-cell table:formula="of:=[.P394]-[.$B394]" office:value-type="float" office:value="-335" calcext:value-type="float">
            <text:p>-335,0</text:p>
          </table:table-cell>
          <table:table-cell/>
          <table:table-cell table:style-name="Default" office:value-type="float" office:value="1327.1" calcext:value-type="float">
            <text:p>1327,1</text:p>
          </table:table-cell>
          <table:table-cell table:formula="of:=[.S394]-[.$B394]" office:value-type="float" office:value="-339.4" calcext:value-type="float">
            <text:p>-339,4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7" office:value-type="float" office:value="995.1" calcext:value-type="float">
            <text:p>995,10</text:p>
          </table:table-cell>
          <table:table-cell/>
          <table:table-cell table:style-name="Default" office:value-type="float" office:value="995.8" calcext:value-type="float">
            <text:p>995,8</text:p>
          </table:table-cell>
          <table:table-cell table:formula="of:=[.D395]-[.$B395]" office:value-type="float" office:value="0.699999999999932" calcext:value-type="float">
            <text:p>0,7</text:p>
          </table:table-cell>
          <table:table-cell/>
          <table:table-cell table:style-name="Default" office:value-type="float" office:value="995.8" calcext:value-type="float">
            <text:p>995,8</text:p>
          </table:table-cell>
          <table:table-cell table:formula="of:=[.G395]-[.$B395]" office:value-type="float" office:value="0.699999999999932" calcext:value-type="float">
            <text:p>0,7</text:p>
          </table:table-cell>
          <table:table-cell/>
          <table:table-cell table:style-name="Default" office:value-type="float" office:value="975.3" calcext:value-type="float">
            <text:p>975,3</text:p>
          </table:table-cell>
          <table:table-cell table:formula="of:=[.J395]-[.$B395]" office:value-type="float" office:value="-19.8000000000001" calcext:value-type="float">
            <text:p>-19,8</text:p>
          </table:table-cell>
          <table:table-cell/>
          <table:table-cell table:style-name="Default" office:value-type="float" office:value="975.8" calcext:value-type="float">
            <text:p>975,8</text:p>
          </table:table-cell>
          <table:table-cell table:formula="of:=[.M395]-[.$B395]" office:value-type="float" office:value="-19.3000000000001" calcext:value-type="float">
            <text:p>-19,3</text:p>
          </table:table-cell>
          <table:table-cell/>
          <table:table-cell table:style-name="Default" office:value-type="float" office:value="975.3" calcext:value-type="float">
            <text:p>975,3</text:p>
          </table:table-cell>
          <table:table-cell table:formula="of:=[.P395]-[.$B395]" office:value-type="float" office:value="-19.8000000000001" calcext:value-type="float">
            <text:p>-19,8</text:p>
          </table:table-cell>
          <table:table-cell/>
          <table:table-cell table:style-name="Default" office:value-type="float" office:value="975.3" calcext:value-type="float">
            <text:p>975,3</text:p>
          </table:table-cell>
          <table:table-cell table:formula="of:=[.S395]-[.$B395]" office:value-type="float" office:value="-19.8000000000001" calcext:value-type="float">
            <text:p>-19,8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7" office:value-type="float" office:value="1469.2" calcext:value-type="float">
            <text:p>1.469,20</text:p>
          </table:table-cell>
          <table:table-cell/>
          <table:table-cell table:style-name="Default" office:value-type="float" office:value="39.1" calcext:value-type="float">
            <text:p>39,1</text:p>
          </table:table-cell>
          <table:table-cell table:formula="of:=[.D396]-[.$B396]" office:value-type="float" office:value="-1430.1" calcext:value-type="float">
            <text:p>-1430,1</text:p>
          </table:table-cell>
          <table:table-cell/>
          <table:table-cell table:style-name="Default" office:value-type="float" office:value="39.1" calcext:value-type="float">
            <text:p>39,1</text:p>
          </table:table-cell>
          <table:table-cell table:formula="of:=[.G396]-[.$B396]" office:value-type="float" office:value="-1430.1" calcext:value-type="float">
            <text:p>-1430,1</text:p>
          </table:table-cell>
          <table:table-cell/>
          <table:table-cell table:style-name="Default" office:value-type="float" office:value="39.1" calcext:value-type="float">
            <text:p>39,1</text:p>
          </table:table-cell>
          <table:table-cell table:formula="of:=[.J396]-[.$B396]" office:value-type="float" office:value="-1430.1" calcext:value-type="float">
            <text:p>-1430,1</text:p>
          </table:table-cell>
          <table:table-cell/>
          <table:table-cell table:style-name="Default" office:value-type="float" office:value="39.1" calcext:value-type="float">
            <text:p>39,1</text:p>
          </table:table-cell>
          <table:table-cell table:formula="of:=[.M396]-[.$B396]" office:value-type="float" office:value="-1430.1" calcext:value-type="float">
            <text:p>-1430,1</text:p>
          </table:table-cell>
          <table:table-cell/>
          <table:table-cell table:style-name="Default" office:value-type="float" office:value="1460" calcext:value-type="float">
            <text:p>1460</text:p>
          </table:table-cell>
          <table:table-cell table:formula="of:=[.P396]-[.$B396]" office:value-type="float" office:value="-9.20000000000005" calcext:value-type="float">
            <text:p>-9,2</text:p>
          </table:table-cell>
          <table:table-cell/>
          <table:table-cell table:style-name="Default" office:value-type="float" office:value="1460" calcext:value-type="float">
            <text:p>1460</text:p>
          </table:table-cell>
          <table:table-cell table:formula="of:=[.S396]-[.$B396]" office:value-type="float" office:value="-9.20000000000005" calcext:value-type="float">
            <text:p>-9,2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ce7" office:value-type="float" office:value="410" calcext:value-type="float">
            <text:p>410,00</text:p>
          </table:table-cell>
          <table:table-cell/>
          <table:table-cell table:style-name="Default" office:value-type="float" office:value="410" calcext:value-type="float">
            <text:p>410</text:p>
          </table:table-cell>
          <table:table-cell table:formula="of:=[.D397]-[.$B397]" office:value-type="float" office:value="0" calcext:value-type="float">
            <text:p>0,0</text:p>
          </table:table-cell>
          <table:table-cell/>
          <table:table-cell table:style-name="Default" office:value-type="float" office:value="410" calcext:value-type="float">
            <text:p>410</text:p>
          </table:table-cell>
          <table:table-cell table:formula="of:=[.G397]-[.$B397]" office:value-type="float" office:value="0" calcext:value-type="float">
            <text:p>0,0</text:p>
          </table:table-cell>
          <table:table-cell/>
          <table:table-cell table:style-name="Default" office:value-type="float" office:value="410" calcext:value-type="float">
            <text:p>410</text:p>
          </table:table-cell>
          <table:table-cell table:formula="of:=[.J397]-[.$B397]" office:value-type="float" office:value="0" calcext:value-type="float">
            <text:p>0,0</text:p>
          </table:table-cell>
          <table:table-cell/>
          <table:table-cell table:style-name="Default" office:value-type="float" office:value="410" calcext:value-type="float">
            <text:p>410</text:p>
          </table:table-cell>
          <table:table-cell table:formula="of:=[.M397]-[.$B397]" office:value-type="float" office:value="0" calcext:value-type="float">
            <text:p>0,0</text:p>
          </table:table-cell>
          <table:table-cell/>
          <table:table-cell table:style-name="Default" office:value-type="float" office:value="410" calcext:value-type="float">
            <text:p>410</text:p>
          </table:table-cell>
          <table:table-cell table:formula="of:=[.P397]-[.$B397]" office:value-type="float" office:value="0" calcext:value-type="float">
            <text:p>0,0</text:p>
          </table:table-cell>
          <table:table-cell/>
          <table:table-cell table:style-name="Default" office:value-type="float" office:value="472.1" calcext:value-type="float">
            <text:p>472,1</text:p>
          </table:table-cell>
          <table:table-cell table:formula="of:=[.S397]-[.$B397]" office:value-type="float" office:value="62.1" calcext:value-type="float">
            <text:p>62,1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7" office:value-type="float" office:value="945.2" calcext:value-type="float">
            <text:p>945,20</text:p>
          </table:table-cell>
          <table:table-cell/>
          <table:table-cell table:style-name="Default" office:value-type="float" office:value="1028" calcext:value-type="float">
            <text:p>1028</text:p>
          </table:table-cell>
          <table:table-cell table:formula="of:=[.D398]-[.$B398]" office:value-type="float" office:value="82.8" calcext:value-type="float">
            <text:p>82,8</text:p>
          </table:table-cell>
          <table:table-cell/>
          <table:table-cell table:style-name="Default" office:value-type="float" office:value="1028" calcext:value-type="float">
            <text:p>1028</text:p>
          </table:table-cell>
          <table:table-cell table:formula="of:=[.G398]-[.$B398]" office:value-type="float" office:value="82.8" calcext:value-type="float">
            <text:p>82,8</text:p>
          </table:table-cell>
          <table:table-cell/>
          <table:table-cell table:style-name="Default" office:value-type="float" office:value="1059.4" calcext:value-type="float">
            <text:p>1059,4</text:p>
          </table:table-cell>
          <table:table-cell table:formula="of:=[.J398]-[.$B398]" office:value-type="float" office:value="114.2" calcext:value-type="float">
            <text:p>114,2</text:p>
          </table:table-cell>
          <table:table-cell/>
          <table:table-cell table:style-name="Default" office:value-type="float" office:value="1059.4" calcext:value-type="float">
            <text:p>1059,4</text:p>
          </table:table-cell>
          <table:table-cell table:formula="of:=[.M398]-[.$B398]" office:value-type="float" office:value="114.2" calcext:value-type="float">
            <text:p>114,2</text:p>
          </table:table-cell>
          <table:table-cell/>
          <table:table-cell table:style-name="Default" office:value-type="float" office:value="1059" calcext:value-type="float">
            <text:p>1059</text:p>
          </table:table-cell>
          <table:table-cell table:formula="of:=[.P398]-[.$B398]" office:value-type="float" office:value="113.8" calcext:value-type="float">
            <text:p>113,8</text:p>
          </table:table-cell>
          <table:table-cell/>
          <table:table-cell table:style-name="Default" office:value-type="float" office:value="972.6" calcext:value-type="float">
            <text:p>972,6</text:p>
          </table:table-cell>
          <table:table-cell table:formula="of:=[.S398]-[.$B398]" office:value-type="float" office:value="27.4" calcext:value-type="float">
            <text:p>27,4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ce7" office:value-type="float" office:value="790.5" calcext:value-type="float">
            <text:p>790,50</text:p>
          </table:table-cell>
          <table:table-cell/>
          <table:table-cell table:style-name="Default" office:value-type="float" office:value="549.5" calcext:value-type="float">
            <text:p>549,5</text:p>
          </table:table-cell>
          <table:table-cell table:formula="of:=[.D399]-[.$B399]" office:value-type="float" office:value="-241" calcext:value-type="float">
            <text:p>-241,0</text:p>
          </table:table-cell>
          <table:table-cell/>
          <table:table-cell table:style-name="Default" office:value-type="float" office:value="545.7" calcext:value-type="float">
            <text:p>545,7</text:p>
          </table:table-cell>
          <table:table-cell table:formula="of:=[.G399]-[.$B399]" office:value-type="float" office:value="-244.8" calcext:value-type="float">
            <text:p>-244,8</text:p>
          </table:table-cell>
          <table:table-cell/>
          <table:table-cell table:style-name="Default" office:value-type="float" office:value="746.9" calcext:value-type="float">
            <text:p>746,9</text:p>
          </table:table-cell>
          <table:table-cell table:formula="of:=[.J399]-[.$B399]" office:value-type="float" office:value="-43.6" calcext:value-type="float">
            <text:p>-43,6</text:p>
          </table:table-cell>
          <table:table-cell/>
          <table:table-cell table:style-name="Default" office:value-type="float" office:value="746.9" calcext:value-type="float">
            <text:p>746,9</text:p>
          </table:table-cell>
          <table:table-cell table:formula="of:=[.M399]-[.$B399]" office:value-type="float" office:value="-43.6" calcext:value-type="float">
            <text:p>-43,6</text:p>
          </table:table-cell>
          <table:table-cell/>
          <table:table-cell table:style-name="Default" office:value-type="float" office:value="790.5" calcext:value-type="float">
            <text:p>790,5</text:p>
          </table:table-cell>
          <table:table-cell table:formula="of:=[.P399]-[.$B399]" office:value-type="float" office:value="0" calcext:value-type="float">
            <text:p>0,0</text:p>
          </table:table-cell>
          <table:table-cell/>
          <table:table-cell table:style-name="Default" office:value-type="float" office:value="790.5" calcext:value-type="float">
            <text:p>790,5</text:p>
          </table:table-cell>
          <table:table-cell table:formula="of:=[.S399]-[.$B399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ce7" office:value-type="float" office:value="831" calcext:value-type="float">
            <text:p>831,00</text:p>
          </table:table-cell>
          <table:table-cell/>
          <table:table-cell table:style-name="Default" office:value-type="float" office:value="831" calcext:value-type="float">
            <text:p>831</text:p>
          </table:table-cell>
          <table:table-cell table:formula="of:=[.D400]-[.$B400]" office:value-type="float" office:value="0" calcext:value-type="float">
            <text:p>0,0</text:p>
          </table:table-cell>
          <table:table-cell/>
          <table:table-cell table:style-name="Default" office:value-type="float" office:value="831" calcext:value-type="float">
            <text:p>831</text:p>
          </table:table-cell>
          <table:table-cell table:formula="of:=[.G400]-[.$B400]" office:value-type="float" office:value="0" calcext:value-type="float">
            <text:p>0,0</text:p>
          </table:table-cell>
          <table:table-cell/>
          <table:table-cell table:style-name="Default" office:value-type="float" office:value="831" calcext:value-type="float">
            <text:p>831</text:p>
          </table:table-cell>
          <table:table-cell table:formula="of:=[.J400]-[.$B400]" office:value-type="float" office:value="0" calcext:value-type="float">
            <text:p>0,0</text:p>
          </table:table-cell>
          <table:table-cell/>
          <table:table-cell table:style-name="Default" office:value-type="float" office:value="831" calcext:value-type="float">
            <text:p>831</text:p>
          </table:table-cell>
          <table:table-cell table:formula="of:=[.M400]-[.$B400]" office:value-type="float" office:value="0" calcext:value-type="float">
            <text:p>0,0</text:p>
          </table:table-cell>
          <table:table-cell/>
          <table:table-cell table:style-name="Default" office:value-type="float" office:value="831" calcext:value-type="float">
            <text:p>831</text:p>
          </table:table-cell>
          <table:table-cell table:formula="of:=[.P400]-[.$B400]" office:value-type="float" office:value="0" calcext:value-type="float">
            <text:p>0,0</text:p>
          </table:table-cell>
          <table:table-cell/>
          <table:table-cell table:style-name="Default" office:value-type="float" office:value="831" calcext:value-type="float">
            <text:p>831</text:p>
          </table:table-cell>
          <table:table-cell table:formula="of:=[.S400]-[.$B400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7" office:value-type="float" office:value="1798.5" calcext:value-type="float">
            <text:p>1.798,50</text:p>
          </table:table-cell>
          <table:table-cell/>
          <table:table-cell table:style-name="Default" office:value-type="float" office:value="1798.5" calcext:value-type="float">
            <text:p>1798,5</text:p>
          </table:table-cell>
          <table:table-cell table:formula="of:=[.D401]-[.$B401]" office:value-type="float" office:value="0" calcext:value-type="float">
            <text:p>0,0</text:p>
          </table:table-cell>
          <table:table-cell/>
          <table:table-cell table:style-name="Default" office:value-type="float" office:value="1798.5" calcext:value-type="float">
            <text:p>1798,5</text:p>
          </table:table-cell>
          <table:table-cell table:formula="of:=[.G401]-[.$B401]" office:value-type="float" office:value="0" calcext:value-type="float">
            <text:p>0,0</text:p>
          </table:table-cell>
          <table:table-cell/>
          <table:table-cell table:style-name="Default" office:value-type="float" office:value="1798.5" calcext:value-type="float">
            <text:p>1798,5</text:p>
          </table:table-cell>
          <table:table-cell table:formula="of:=[.J401]-[.$B401]" office:value-type="float" office:value="0" calcext:value-type="float">
            <text:p>0,0</text:p>
          </table:table-cell>
          <table:table-cell/>
          <table:table-cell table:style-name="Default" office:value-type="float" office:value="1798.5" calcext:value-type="float">
            <text:p>1798,5</text:p>
          </table:table-cell>
          <table:table-cell table:formula="of:=[.M401]-[.$B401]" office:value-type="float" office:value="0" calcext:value-type="float">
            <text:p>0,0</text:p>
          </table:table-cell>
          <table:table-cell/>
          <table:table-cell table:style-name="Default" office:value-type="float" office:value="1798.5" calcext:value-type="float">
            <text:p>1798,5</text:p>
          </table:table-cell>
          <table:table-cell table:formula="of:=[.P401]-[.$B401]" office:value-type="float" office:value="0" calcext:value-type="float">
            <text:p>0,0</text:p>
          </table:table-cell>
          <table:table-cell/>
          <table:table-cell table:style-name="Default" office:value-type="float" office:value="1798.5" calcext:value-type="float">
            <text:p>1798,5</text:p>
          </table:table-cell>
          <table:table-cell table:formula="of:=[.S401]-[.$B401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ce7" office:value-type="float" office:value="1203.4" calcext:value-type="float">
            <text:p>1.203,40</text:p>
          </table:table-cell>
          <table:table-cell/>
          <table:table-cell table:style-name="Default" office:value-type="float" office:value="1171.4" calcext:value-type="float">
            <text:p>1171,4</text:p>
          </table:table-cell>
          <table:table-cell table:formula="of:=[.D402]-[.$B402]" office:value-type="float" office:value="-32" calcext:value-type="float">
            <text:p>-32,0</text:p>
          </table:table-cell>
          <table:table-cell/>
          <table:table-cell table:style-name="Default" office:value-type="float" office:value="1203.4" calcext:value-type="float">
            <text:p>1203,4</text:p>
          </table:table-cell>
          <table:table-cell table:formula="of:=[.G402]-[.$B402]" office:value-type="float" office:value="0" calcext:value-type="float">
            <text:p>0,0</text:p>
          </table:table-cell>
          <table:table-cell/>
          <table:table-cell table:style-name="Default" office:value-type="float" office:value="1203.4" calcext:value-type="float">
            <text:p>1203,4</text:p>
          </table:table-cell>
          <table:table-cell table:formula="of:=[.J402]-[.$B402]" office:value-type="float" office:value="0" calcext:value-type="float">
            <text:p>0,0</text:p>
          </table:table-cell>
          <table:table-cell/>
          <table:table-cell table:style-name="Default" office:value-type="float" office:value="1203.4" calcext:value-type="float">
            <text:p>1203,4</text:p>
          </table:table-cell>
          <table:table-cell table:formula="of:=[.M402]-[.$B402]" office:value-type="float" office:value="0" calcext:value-type="float">
            <text:p>0,0</text:p>
          </table:table-cell>
          <table:table-cell/>
          <table:table-cell table:style-name="Default" office:value-type="float" office:value="1203.4" calcext:value-type="float">
            <text:p>1203,4</text:p>
          </table:table-cell>
          <table:table-cell table:formula="of:=[.P402]-[.$B402]" office:value-type="float" office:value="0" calcext:value-type="float">
            <text:p>0,0</text:p>
          </table:table-cell>
          <table:table-cell/>
          <table:table-cell table:style-name="Default" office:value-type="float" office:value="1203.4" calcext:value-type="float">
            <text:p>1203,4</text:p>
          </table:table-cell>
          <table:table-cell table:formula="of:=[.S402]-[.$B402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table:style-name="ce7" office:value-type="float" office:value="2210.2" calcext:value-type="float">
            <text:p>2.210,20</text:p>
          </table:table-cell>
          <table:table-cell/>
          <table:table-cell table:style-name="Default" office:value-type="float" office:value="2210.2" calcext:value-type="float">
            <text:p>2210,2</text:p>
          </table:table-cell>
          <table:table-cell table:formula="of:=[.D403]-[.$B403]" office:value-type="float" office:value="0" calcext:value-type="float">
            <text:p>0,0</text:p>
          </table:table-cell>
          <table:table-cell/>
          <table:table-cell table:style-name="Default" office:value-type="float" office:value="2210.2" calcext:value-type="float">
            <text:p>2210,2</text:p>
          </table:table-cell>
          <table:table-cell table:formula="of:=[.G403]-[.$B403]" office:value-type="float" office:value="0" calcext:value-type="float">
            <text:p>0,0</text:p>
          </table:table-cell>
          <table:table-cell/>
          <table:table-cell table:style-name="Default" office:value-type="float" office:value="2210.2" calcext:value-type="float">
            <text:p>2210,2</text:p>
          </table:table-cell>
          <table:table-cell table:formula="of:=[.J403]-[.$B403]" office:value-type="float" office:value="0" calcext:value-type="float">
            <text:p>0,0</text:p>
          </table:table-cell>
          <table:table-cell/>
          <table:table-cell table:style-name="Default" office:value-type="float" office:value="2210.2" calcext:value-type="float">
            <text:p>2210,2</text:p>
          </table:table-cell>
          <table:table-cell table:formula="of:=[.M403]-[.$B403]" office:value-type="float" office:value="0" calcext:value-type="float">
            <text:p>0,0</text:p>
          </table:table-cell>
          <table:table-cell/>
          <table:table-cell table:style-name="Default" office:value-type="float" office:value="2210.2" calcext:value-type="float">
            <text:p>2210,2</text:p>
          </table:table-cell>
          <table:table-cell table:formula="of:=[.P403]-[.$B403]" office:value-type="float" office:value="0" calcext:value-type="float">
            <text:p>0,0</text:p>
          </table:table-cell>
          <table:table-cell/>
          <table:table-cell table:style-name="Default" office:value-type="float" office:value="2210.2" calcext:value-type="float">
            <text:p>2210,2</text:p>
          </table:table-cell>
          <table:table-cell table:formula="of:=[.S403]-[.$B403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ce7" office:value-type="float" office:value="1973.9" calcext:value-type="float">
            <text:p>1.973,90</text:p>
          </table:table-cell>
          <table:table-cell/>
          <table:table-cell table:style-name="Default" office:value-type="float" office:value="1996.5" calcext:value-type="float">
            <text:p>1996,5</text:p>
          </table:table-cell>
          <table:table-cell table:formula="of:=[.D404]-[.$B404]" office:value-type="float" office:value="22.5999999999999" calcext:value-type="float">
            <text:p>22,6</text:p>
          </table:table-cell>
          <table:table-cell/>
          <table:table-cell table:style-name="Default" office:value-type="float" office:value="672" calcext:value-type="float">
            <text:p>672</text:p>
          </table:table-cell>
          <table:table-cell table:formula="of:=[.G404]-[.$B404]" office:value-type="float" office:value="-1301.9" calcext:value-type="float">
            <text:p>-1301,9</text:p>
          </table:table-cell>
          <table:table-cell/>
          <table:table-cell table:style-name="Default" office:value-type="float" office:value="672.3" calcext:value-type="float">
            <text:p>672,3</text:p>
          </table:table-cell>
          <table:table-cell table:formula="of:=[.J404]-[.$B404]" office:value-type="float" office:value="-1301.6" calcext:value-type="float">
            <text:p>-1301,6</text:p>
          </table:table-cell>
          <table:table-cell/>
          <table:table-cell table:style-name="Default" office:value-type="float" office:value="672.3" calcext:value-type="float">
            <text:p>672,3</text:p>
          </table:table-cell>
          <table:table-cell table:formula="of:=[.M404]-[.$B404]" office:value-type="float" office:value="-1301.6" calcext:value-type="float">
            <text:p>-1301,6</text:p>
          </table:table-cell>
          <table:table-cell/>
          <table:table-cell table:style-name="Default" office:value-type="float" office:value="1933" calcext:value-type="float">
            <text:p>1933</text:p>
          </table:table-cell>
          <table:table-cell table:formula="of:=[.P404]-[.$B404]" office:value-type="float" office:value="-40.9000000000001" calcext:value-type="float">
            <text:p>-40,9</text:p>
          </table:table-cell>
          <table:table-cell/>
          <table:table-cell table:style-name="Default" office:value-type="float" office:value="1933" calcext:value-type="float">
            <text:p>1933</text:p>
          </table:table-cell>
          <table:table-cell table:formula="of:=[.S404]-[.$B404]" office:value-type="float" office:value="-40.9000000000001" calcext:value-type="float">
            <text:p>-40,9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ce7" office:value-type="float" office:value="1267" calcext:value-type="float">
            <text:p>1.267,00</text:p>
          </table:table-cell>
          <table:table-cell/>
          <table:table-cell table:style-name="Default" office:value-type="float" office:value="1293.9" calcext:value-type="float">
            <text:p>1293,9</text:p>
          </table:table-cell>
          <table:table-cell table:formula="of:=[.D405]-[.$B405]" office:value-type="float" office:value="26.9000000000001" calcext:value-type="float">
            <text:p>26,9</text:p>
          </table:table-cell>
          <table:table-cell/>
          <table:table-cell table:style-name="Default" office:value-type="float" office:value="1267" calcext:value-type="float">
            <text:p>1267</text:p>
          </table:table-cell>
          <table:table-cell table:formula="of:=[.G405]-[.$B405]" office:value-type="float" office:value="0" calcext:value-type="float">
            <text:p>0,0</text:p>
          </table:table-cell>
          <table:table-cell/>
          <table:table-cell table:style-name="Default" office:value-type="float" office:value="1272.5" calcext:value-type="float">
            <text:p>1272,5</text:p>
          </table:table-cell>
          <table:table-cell table:formula="of:=[.J405]-[.$B405]" office:value-type="float" office:value="5.5" calcext:value-type="float">
            <text:p>5,5</text:p>
          </table:table-cell>
          <table:table-cell/>
          <table:table-cell table:style-name="Default" office:value-type="float" office:value="1272.5" calcext:value-type="float">
            <text:p>1272,5</text:p>
          </table:table-cell>
          <table:table-cell table:formula="of:=[.M405]-[.$B405]" office:value-type="float" office:value="5.5" calcext:value-type="float">
            <text:p>5,5</text:p>
          </table:table-cell>
          <table:table-cell/>
          <table:table-cell table:style-name="Default" office:value-type="float" office:value="1272.5" calcext:value-type="float">
            <text:p>1272,5</text:p>
          </table:table-cell>
          <table:table-cell table:formula="of:=[.P405]-[.$B405]" office:value-type="float" office:value="5.5" calcext:value-type="float">
            <text:p>5,5</text:p>
          </table:table-cell>
          <table:table-cell/>
          <table:table-cell table:style-name="Default" office:value-type="float" office:value="1272.5" calcext:value-type="float">
            <text:p>1272,5</text:p>
          </table:table-cell>
          <table:table-cell table:formula="of:=[.S405]-[.$B405]" office:value-type="float" office:value="5.5" calcext:value-type="float">
            <text:p>5,5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ce7" office:value-type="float" office:value="1147.2" calcext:value-type="float">
            <text:p>1.147,20</text:p>
          </table:table-cell>
          <table:table-cell/>
          <table:table-cell table:style-name="Default" office:value-type="float" office:value="1146.8" calcext:value-type="float">
            <text:p>1146,8</text:p>
          </table:table-cell>
          <table:table-cell table:formula="of:=[.D406]-[.$B406]" office:value-type="float" office:value="-0.400000000000091" calcext:value-type="float">
            <text:p>-0,4</text:p>
          </table:table-cell>
          <table:table-cell/>
          <table:table-cell table:style-name="Default" office:value-type="float" office:value="1146.8" calcext:value-type="float">
            <text:p>1146,8</text:p>
          </table:table-cell>
          <table:table-cell table:formula="of:=[.G406]-[.$B406]" office:value-type="float" office:value="-0.400000000000091" calcext:value-type="float">
            <text:p>-0,4</text:p>
          </table:table-cell>
          <table:table-cell/>
          <table:table-cell table:style-name="Default" office:value-type="float" office:value="1146.8" calcext:value-type="float">
            <text:p>1146,8</text:p>
          </table:table-cell>
          <table:table-cell table:formula="of:=[.J406]-[.$B406]" office:value-type="float" office:value="-0.400000000000091" calcext:value-type="float">
            <text:p>-0,4</text:p>
          </table:table-cell>
          <table:table-cell/>
          <table:table-cell table:style-name="Default" office:value-type="float" office:value="1147.2" calcext:value-type="float">
            <text:p>1147,2</text:p>
          </table:table-cell>
          <table:table-cell table:formula="of:=[.M406]-[.$B406]" office:value-type="float" office:value="0" calcext:value-type="float">
            <text:p>0,0</text:p>
          </table:table-cell>
          <table:table-cell/>
          <table:table-cell table:style-name="Default" office:value-type="float" office:value="1147.2" calcext:value-type="float">
            <text:p>1147,2</text:p>
          </table:table-cell>
          <table:table-cell table:formula="of:=[.P406]-[.$B406]" office:value-type="float" office:value="0" calcext:value-type="float">
            <text:p>0,0</text:p>
          </table:table-cell>
          <table:table-cell/>
          <table:table-cell table:style-name="Default" office:value-type="float" office:value="1147.2" calcext:value-type="float">
            <text:p>1147,2</text:p>
          </table:table-cell>
          <table:table-cell table:formula="of:=[.S406]-[.$B406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table:style-name="ce7" office:value-type="float" office:value="2211.2" calcext:value-type="float">
            <text:p>2.211,20</text:p>
          </table:table-cell>
          <table:table-cell/>
          <table:table-cell table:style-name="Default" office:value-type="float" office:value="1267.8" calcext:value-type="float">
            <text:p>1267,8</text:p>
          </table:table-cell>
          <table:table-cell table:formula="of:=[.D407]-[.$B407]" office:value-type="float" office:value="-943.4" calcext:value-type="float">
            <text:p>-943,4</text:p>
          </table:table-cell>
          <table:table-cell/>
          <table:table-cell table:style-name="Default" office:value-type="float" office:value="2279.7" calcext:value-type="float">
            <text:p>2279,7</text:p>
          </table:table-cell>
          <table:table-cell table:formula="of:=[.G407]-[.$B407]" office:value-type="float" office:value="68.5" calcext:value-type="float">
            <text:p>68,5</text:p>
          </table:table-cell>
          <table:table-cell/>
          <table:table-cell table:style-name="Default" office:value-type="float" office:value="2211.2" calcext:value-type="float">
            <text:p>2211,2</text:p>
          </table:table-cell>
          <table:table-cell table:formula="of:=[.J407]-[.$B407]" office:value-type="float" office:value="0" calcext:value-type="float">
            <text:p>0,0</text:p>
          </table:table-cell>
          <table:table-cell/>
          <table:table-cell table:style-name="Default" office:value-type="float" office:value="2211.2" calcext:value-type="float">
            <text:p>2211,2</text:p>
          </table:table-cell>
          <table:table-cell table:formula="of:=[.M407]-[.$B407]" office:value-type="float" office:value="0" calcext:value-type="float">
            <text:p>0,0</text:p>
          </table:table-cell>
          <table:table-cell/>
          <table:table-cell table:style-name="Default" office:value-type="float" office:value="2211.2" calcext:value-type="float">
            <text:p>2211,2</text:p>
          </table:table-cell>
          <table:table-cell table:formula="of:=[.P407]-[.$B407]" office:value-type="float" office:value="0" calcext:value-type="float">
            <text:p>0,0</text:p>
          </table:table-cell>
          <table:table-cell/>
          <table:table-cell table:style-name="Default" office:value-type="float" office:value="2211.2" calcext:value-type="float">
            <text:p>2211,2</text:p>
          </table:table-cell>
          <table:table-cell table:formula="of:=[.S407]-[.$B407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table:style-name="ce7" office:value-type="float" office:value="1454.6" calcext:value-type="float">
            <text:p>1.454,60</text:p>
          </table:table-cell>
          <table:table-cell/>
          <table:table-cell table:style-name="Default" office:value-type="float" office:value="1463.3" calcext:value-type="float">
            <text:p>1463,3</text:p>
          </table:table-cell>
          <table:table-cell table:formula="of:=[.D408]-[.$B408]" office:value-type="float" office:value="8.70000000000005" calcext:value-type="float">
            <text:p>8,7</text:p>
          </table:table-cell>
          <table:table-cell/>
          <table:table-cell table:style-name="Default" office:value-type="float" office:value="1463.3" calcext:value-type="float">
            <text:p>1463,3</text:p>
          </table:table-cell>
          <table:table-cell table:formula="of:=[.G408]-[.$B408]" office:value-type="float" office:value="8.70000000000005" calcext:value-type="float">
            <text:p>8,7</text:p>
          </table:table-cell>
          <table:table-cell/>
          <table:table-cell table:style-name="Default" office:value-type="float" office:value="1454.5" calcext:value-type="float">
            <text:p>1454,5</text:p>
          </table:table-cell>
          <table:table-cell table:formula="of:=[.J408]-[.$B408]" office:value-type="float" office:value="-0.0999999999999091" calcext:value-type="float">
            <text:p>-0,1</text:p>
          </table:table-cell>
          <table:table-cell/>
          <table:table-cell table:style-name="Default" office:value-type="float" office:value="1454.5" calcext:value-type="float">
            <text:p>1454,5</text:p>
          </table:table-cell>
          <table:table-cell table:formula="of:=[.M408]-[.$B408]" office:value-type="float" office:value="-0.0999999999999091" calcext:value-type="float">
            <text:p>-0,1</text:p>
          </table:table-cell>
          <table:table-cell/>
          <table:table-cell table:style-name="Default" office:value-type="float" office:value="1454.5" calcext:value-type="float">
            <text:p>1454,5</text:p>
          </table:table-cell>
          <table:table-cell table:formula="of:=[.P408]-[.$B408]" office:value-type="float" office:value="-0.0999999999999091" calcext:value-type="float">
            <text:p>-0,1</text:p>
          </table:table-cell>
          <table:table-cell/>
          <table:table-cell table:style-name="Default" office:value-type="float" office:value="1454.5" calcext:value-type="float">
            <text:p>1454,5</text:p>
          </table:table-cell>
          <table:table-cell table:formula="of:=[.S408]-[.$B408]" office:value-type="float" office:value="-0.0999999999999091" calcext:value-type="float">
            <text:p>-0,1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ce7" office:value-type="float" office:value="674.8" calcext:value-type="float">
            <text:p>674,80</text:p>
          </table:table-cell>
          <table:table-cell/>
          <table:table-cell table:style-name="Default" office:value-type="float" office:value="620.2" calcext:value-type="float">
            <text:p>620,2</text:p>
          </table:table-cell>
          <table:table-cell table:formula="of:=[.D409]-[.$B409]" office:value-type="float" office:value="-54.5999999999999" calcext:value-type="float">
            <text:p>-54,6</text:p>
          </table:table-cell>
          <table:table-cell/>
          <table:table-cell table:style-name="Default" office:value-type="float" office:value="620.2" calcext:value-type="float">
            <text:p>620,2</text:p>
          </table:table-cell>
          <table:table-cell table:formula="of:=[.G409]-[.$B409]" office:value-type="float" office:value="-54.5999999999999" calcext:value-type="float">
            <text:p>-54,6</text:p>
          </table:table-cell>
          <table:table-cell/>
          <table:table-cell table:style-name="Default" office:value-type="float" office:value="620.2" calcext:value-type="float">
            <text:p>620,2</text:p>
          </table:table-cell>
          <table:table-cell table:formula="of:=[.J409]-[.$B409]" office:value-type="float" office:value="-54.5999999999999" calcext:value-type="float">
            <text:p>-54,6</text:p>
          </table:table-cell>
          <table:table-cell/>
          <table:table-cell table:style-name="Default" office:value-type="float" office:value="620.2" calcext:value-type="float">
            <text:p>620,2</text:p>
          </table:table-cell>
          <table:table-cell table:formula="of:=[.M409]-[.$B409]" office:value-type="float" office:value="-54.5999999999999" calcext:value-type="float">
            <text:p>-54,6</text:p>
          </table:table-cell>
          <table:table-cell/>
          <table:table-cell table:style-name="Default" office:value-type="float" office:value="620.2" calcext:value-type="float">
            <text:p>620,2</text:p>
          </table:table-cell>
          <table:table-cell table:formula="of:=[.P409]-[.$B409]" office:value-type="float" office:value="-54.5999999999999" calcext:value-type="float">
            <text:p>-54,6</text:p>
          </table:table-cell>
          <table:table-cell/>
          <table:table-cell table:style-name="Default" office:value-type="float" office:value="620.2" calcext:value-type="float">
            <text:p>620,2</text:p>
          </table:table-cell>
          <table:table-cell table:formula="of:=[.S409]-[.$B409]" office:value-type="float" office:value="-54.5999999999999" calcext:value-type="float">
            <text:p>-54,6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table:style-name="ce7" office:value-type="float" office:value="1094.4" calcext:value-type="float">
            <text:p>1.094,40</text:p>
          </table:table-cell>
          <table:table-cell/>
          <table:table-cell table:style-name="Default" office:value-type="float" office:value="1094.4" calcext:value-type="float">
            <text:p>1094,4</text:p>
          </table:table-cell>
          <table:table-cell table:formula="of:=[.D410]-[.$B410]" office:value-type="float" office:value="0" calcext:value-type="float">
            <text:p>0,0</text:p>
          </table:table-cell>
          <table:table-cell/>
          <table:table-cell table:style-name="Default" office:value-type="float" office:value="1094.4" calcext:value-type="float">
            <text:p>1094,4</text:p>
          </table:table-cell>
          <table:table-cell table:formula="of:=[.G410]-[.$B410]" office:value-type="float" office:value="0" calcext:value-type="float">
            <text:p>0,0</text:p>
          </table:table-cell>
          <table:table-cell/>
          <table:table-cell table:style-name="Default" office:value-type="float" office:value="1094.4" calcext:value-type="float">
            <text:p>1094,4</text:p>
          </table:table-cell>
          <table:table-cell table:formula="of:=[.J410]-[.$B410]" office:value-type="float" office:value="0" calcext:value-type="float">
            <text:p>0,0</text:p>
          </table:table-cell>
          <table:table-cell/>
          <table:table-cell table:style-name="Default" office:value-type="float" office:value="1094.4" calcext:value-type="float">
            <text:p>1094,4</text:p>
          </table:table-cell>
          <table:table-cell table:formula="of:=[.M410]-[.$B410]" office:value-type="float" office:value="0" calcext:value-type="float">
            <text:p>0,0</text:p>
          </table:table-cell>
          <table:table-cell/>
          <table:table-cell table:style-name="Default" office:value-type="float" office:value="1094.4" calcext:value-type="float">
            <text:p>1094,4</text:p>
          </table:table-cell>
          <table:table-cell table:formula="of:=[.P410]-[.$B410]" office:value-type="float" office:value="0" calcext:value-type="float">
            <text:p>0,0</text:p>
          </table:table-cell>
          <table:table-cell/>
          <table:table-cell table:style-name="Default" office:value-type="float" office:value="1094.4" calcext:value-type="float">
            <text:p>1094,4</text:p>
          </table:table-cell>
          <table:table-cell table:formula="of:=[.S410]-[.$B410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7" office:value-type="float" office:value="1961.4" calcext:value-type="float">
            <text:p>1.961,40</text:p>
          </table:table-cell>
          <table:table-cell/>
          <table:table-cell table:style-name="Default" office:value-type="float" office:value="1951" calcext:value-type="float">
            <text:p>1951</text:p>
          </table:table-cell>
          <table:table-cell table:formula="of:=[.D411]-[.$B411]" office:value-type="float" office:value="-10.4000000000001" calcext:value-type="float">
            <text:p>-10,4</text:p>
          </table:table-cell>
          <table:table-cell/>
          <table:table-cell table:style-name="Default" office:value-type="float" office:value="1951" calcext:value-type="float">
            <text:p>1951</text:p>
          </table:table-cell>
          <table:table-cell table:formula="of:=[.G411]-[.$B411]" office:value-type="float" office:value="-10.4000000000001" calcext:value-type="float">
            <text:p>-10,4</text:p>
          </table:table-cell>
          <table:table-cell/>
          <table:table-cell table:style-name="Default" office:value-type="float" office:value="1951" calcext:value-type="float">
            <text:p>1951</text:p>
          </table:table-cell>
          <table:table-cell table:formula="of:=[.J411]-[.$B411]" office:value-type="float" office:value="-10.4000000000001" calcext:value-type="float">
            <text:p>-10,4</text:p>
          </table:table-cell>
          <table:table-cell/>
          <table:table-cell table:style-name="Default" office:value-type="float" office:value="1951" calcext:value-type="float">
            <text:p>1951</text:p>
          </table:table-cell>
          <table:table-cell table:formula="of:=[.M411]-[.$B411]" office:value-type="float" office:value="-10.4000000000001" calcext:value-type="float">
            <text:p>-10,4</text:p>
          </table:table-cell>
          <table:table-cell/>
          <table:table-cell table:style-name="Default" office:value-type="float" office:value="1951" calcext:value-type="float">
            <text:p>1951</text:p>
          </table:table-cell>
          <table:table-cell table:formula="of:=[.P411]-[.$B411]" office:value-type="float" office:value="-10.4000000000001" calcext:value-type="float">
            <text:p>-10,4</text:p>
          </table:table-cell>
          <table:table-cell/>
          <table:table-cell table:style-name="Default" office:value-type="float" office:value="1951" calcext:value-type="float">
            <text:p>1951</text:p>
          </table:table-cell>
          <table:table-cell table:formula="of:=[.S411]-[.$B411]" office:value-type="float" office:value="-10.4000000000001" calcext:value-type="float">
            <text:p>-10,4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table:style-name="ce7" office:value-type="float" office:value="1864" calcext:value-type="float">
            <text:p>1.864,00</text:p>
          </table:table-cell>
          <table:table-cell/>
          <table:table-cell table:style-name="Default" office:value-type="float" office:value="1895.2" calcext:value-type="float">
            <text:p>1895,2</text:p>
          </table:table-cell>
          <table:table-cell table:formula="of:=[.D412]-[.$B412]" office:value-type="float" office:value="31.2" calcext:value-type="float">
            <text:p>31,2</text:p>
          </table:table-cell>
          <table:table-cell/>
          <table:table-cell table:style-name="Default" office:value-type="float" office:value="1895.6" calcext:value-type="float">
            <text:p>1895,6</text:p>
          </table:table-cell>
          <table:table-cell table:formula="of:=[.G412]-[.$B412]" office:value-type="float" office:value="31.5999999999999" calcext:value-type="float">
            <text:p>31,6</text:p>
          </table:table-cell>
          <table:table-cell/>
          <table:table-cell table:style-name="Default" office:value-type="float" office:value="1793.7" calcext:value-type="float">
            <text:p>1793,7</text:p>
          </table:table-cell>
          <table:table-cell table:formula="of:=[.J412]-[.$B412]" office:value-type="float" office:value="-70.3" calcext:value-type="float">
            <text:p>-70,3</text:p>
          </table:table-cell>
          <table:table-cell/>
          <table:table-cell table:style-name="Default" office:value-type="float" office:value="1793.9" calcext:value-type="float">
            <text:p>1793,9</text:p>
          </table:table-cell>
          <table:table-cell table:formula="of:=[.M412]-[.$B412]" office:value-type="float" office:value="-70.0999999999999" calcext:value-type="float">
            <text:p>-70,1</text:p>
          </table:table-cell>
          <table:table-cell/>
          <table:table-cell table:style-name="Default" office:value-type="float" office:value="1793.9" calcext:value-type="float">
            <text:p>1793,9</text:p>
          </table:table-cell>
          <table:table-cell table:formula="of:=[.P412]-[.$B412]" office:value-type="float" office:value="-70.0999999999999" calcext:value-type="float">
            <text:p>-70,1</text:p>
          </table:table-cell>
          <table:table-cell/>
          <table:table-cell table:style-name="Default" office:value-type="float" office:value="1865.4" calcext:value-type="float">
            <text:p>1865,4</text:p>
          </table:table-cell>
          <table:table-cell table:formula="of:=[.S412]-[.$B412]" office:value-type="float" office:value="1.40000000000009" calcext:value-type="float">
            <text:p>1,4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7" office:value-type="float" office:value="1829.6" calcext:value-type="float">
            <text:p>1.829,60</text:p>
          </table:table-cell>
          <table:table-cell/>
          <table:table-cell table:style-name="Default" office:value-type="float" office:value="2487" calcext:value-type="float">
            <text:p>2487</text:p>
          </table:table-cell>
          <table:table-cell table:formula="of:=[.D413]-[.$B413]" office:value-type="float" office:value="657.4" calcext:value-type="float">
            <text:p>657,4</text:p>
          </table:table-cell>
          <table:table-cell/>
          <table:table-cell table:style-name="Default" office:value-type="float" office:value="2808.7" calcext:value-type="float">
            <text:p>2808,7</text:p>
          </table:table-cell>
          <table:table-cell table:formula="of:=[.G413]-[.$B413]" office:value-type="float" office:value="979.1" calcext:value-type="float">
            <text:p>979,1</text:p>
          </table:table-cell>
          <table:table-cell/>
          <table:table-cell table:style-name="Default" office:value-type="float" office:value="2799.6" calcext:value-type="float">
            <text:p>2799,6</text:p>
          </table:table-cell>
          <table:table-cell table:formula="of:=[.J413]-[.$B413]" office:value-type="float" office:value="970" calcext:value-type="float">
            <text:p>970,0</text:p>
          </table:table-cell>
          <table:table-cell/>
          <table:table-cell table:style-name="Default" office:value-type="float" office:value="2284.7" calcext:value-type="float">
            <text:p>2284,7</text:p>
          </table:table-cell>
          <table:table-cell table:formula="of:=[.M413]-[.$B413]" office:value-type="float" office:value="455.1" calcext:value-type="float">
            <text:p>455,1</text:p>
          </table:table-cell>
          <table:table-cell/>
          <table:table-cell table:style-name="Default" office:value-type="float" office:value="2284.7" calcext:value-type="float">
            <text:p>2284,7</text:p>
          </table:table-cell>
          <table:table-cell table:formula="of:=[.P413]-[.$B413]" office:value-type="float" office:value="455.1" calcext:value-type="float">
            <text:p>455,1</text:p>
          </table:table-cell>
          <table:table-cell/>
          <table:table-cell table:style-name="Default" office:value-type="float" office:value="2294.1" calcext:value-type="float">
            <text:p>2294,1</text:p>
          </table:table-cell>
          <table:table-cell table:formula="of:=[.S413]-[.$B413]" office:value-type="float" office:value="464.5" calcext:value-type="float">
            <text:p>464,5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table:style-name="ce7" office:value-type="float" office:value="1521.9" calcext:value-type="float">
            <text:p>1.521,90</text:p>
          </table:table-cell>
          <table:table-cell/>
          <table:table-cell table:style-name="Default" office:value-type="float" office:value="1547.7" calcext:value-type="float">
            <text:p>1547,7</text:p>
          </table:table-cell>
          <table:table-cell table:formula="of:=[.D414]-[.$B414]" office:value-type="float" office:value="25.8" calcext:value-type="float">
            <text:p>25,8</text:p>
          </table:table-cell>
          <table:table-cell/>
          <table:table-cell table:style-name="Default" office:value-type="float" office:value="1547.7" calcext:value-type="float">
            <text:p>1547,7</text:p>
          </table:table-cell>
          <table:table-cell table:formula="of:=[.G414]-[.$B414]" office:value-type="float" office:value="25.8" calcext:value-type="float">
            <text:p>25,8</text:p>
          </table:table-cell>
          <table:table-cell/>
          <table:table-cell table:style-name="Default" office:value-type="float" office:value="1547.7" calcext:value-type="float">
            <text:p>1547,7</text:p>
          </table:table-cell>
          <table:table-cell table:formula="of:=[.J414]-[.$B414]" office:value-type="float" office:value="25.8" calcext:value-type="float">
            <text:p>25,8</text:p>
          </table:table-cell>
          <table:table-cell/>
          <table:table-cell table:style-name="Default" office:value-type="float" office:value="1547.7" calcext:value-type="float">
            <text:p>1547,7</text:p>
          </table:table-cell>
          <table:table-cell table:formula="of:=[.M414]-[.$B414]" office:value-type="float" office:value="25.8" calcext:value-type="float">
            <text:p>25,8</text:p>
          </table:table-cell>
          <table:table-cell/>
          <table:table-cell table:style-name="Default" office:value-type="float" office:value="1547.7" calcext:value-type="float">
            <text:p>1547,7</text:p>
          </table:table-cell>
          <table:table-cell table:formula="of:=[.P414]-[.$B414]" office:value-type="float" office:value="25.8" calcext:value-type="float">
            <text:p>25,8</text:p>
          </table:table-cell>
          <table:table-cell/>
          <table:table-cell table:style-name="Default" office:value-type="float" office:value="1547.8" calcext:value-type="float">
            <text:p>1547,8</text:p>
          </table:table-cell>
          <table:table-cell table:formula="of:=[.S414]-[.$B414]" office:value-type="float" office:value="25.8999999999999" calcext:value-type="float">
            <text:p>25,9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table:style-name="ce7" office:value-type="float" office:value="2241.4" calcext:value-type="float">
            <text:p>2.241,40</text:p>
          </table:table-cell>
          <table:table-cell/>
          <table:table-cell table:style-name="Default" office:value-type="float" office:value="1266.2" calcext:value-type="float">
            <text:p>1266,2</text:p>
          </table:table-cell>
          <table:table-cell table:formula="of:=[.D415]-[.$B415]" office:value-type="float" office:value="-975.2" calcext:value-type="float">
            <text:p>-975,2</text:p>
          </table:table-cell>
          <table:table-cell/>
          <table:table-cell table:style-name="Default" office:value-type="float" office:value="2732.4" calcext:value-type="float">
            <text:p>2732,4</text:p>
          </table:table-cell>
          <table:table-cell table:formula="of:=[.G415]-[.$B415]" office:value-type="float" office:value="491" calcext:value-type="float">
            <text:p>491,0</text:p>
          </table:table-cell>
          <table:table-cell/>
          <table:table-cell table:style-name="Default" office:value-type="float" office:value="1266.6" calcext:value-type="float">
            <text:p>1266,6</text:p>
          </table:table-cell>
          <table:table-cell table:formula="of:=[.J415]-[.$B415]" office:value-type="float" office:value="-974.8" calcext:value-type="float">
            <text:p>-974,8</text:p>
          </table:table-cell>
          <table:table-cell/>
          <table:table-cell table:style-name="Default" office:value-type="float" office:value="1266.6" calcext:value-type="float">
            <text:p>1266,6</text:p>
          </table:table-cell>
          <table:table-cell table:formula="of:=[.M415]-[.$B415]" office:value-type="float" office:value="-974.8" calcext:value-type="float">
            <text:p>-974,8</text:p>
          </table:table-cell>
          <table:table-cell/>
          <table:table-cell table:style-name="Default" office:value-type="float" office:value="2211.1" calcext:value-type="float">
            <text:p>2211,1</text:p>
          </table:table-cell>
          <table:table-cell table:formula="of:=[.P415]-[.$B415]" office:value-type="float" office:value="-30.3000000000002" calcext:value-type="float">
            <text:p>-30,3</text:p>
          </table:table-cell>
          <table:table-cell/>
          <table:table-cell table:style-name="Default" office:value-type="float" office:value="2193.3" calcext:value-type="float">
            <text:p>2193,3</text:p>
          </table:table-cell>
          <table:table-cell table:formula="of:=[.S415]-[.$B415]" office:value-type="float" office:value="-48.0999999999999" calcext:value-type="float">
            <text:p>-48,1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table:style-name="ce7" office:value-type="float" office:value="834.8" calcext:value-type="float">
            <text:p>834,80</text:p>
          </table:table-cell>
          <table:table-cell/>
          <table:table-cell table:style-name="Default" office:value-type="float" office:value="898.6" calcext:value-type="float">
            <text:p>898,6</text:p>
          </table:table-cell>
          <table:table-cell table:formula="of:=[.D416]-[.$B416]" office:value-type="float" office:value="63.8000000000001" calcext:value-type="float">
            <text:p>63,8</text:p>
          </table:table-cell>
          <table:table-cell/>
          <table:table-cell table:style-name="Default" office:value-type="float" office:value="898.6" calcext:value-type="float">
            <text:p>898,6</text:p>
          </table:table-cell>
          <table:table-cell table:formula="of:=[.G416]-[.$B416]" office:value-type="float" office:value="63.8000000000001" calcext:value-type="float">
            <text:p>63,8</text:p>
          </table:table-cell>
          <table:table-cell/>
          <table:table-cell table:style-name="Default" office:value-type="float" office:value="768.1" calcext:value-type="float">
            <text:p>768,1</text:p>
          </table:table-cell>
          <table:table-cell table:formula="of:=[.J416]-[.$B416]" office:value-type="float" office:value="-66.6999999999999" calcext:value-type="float">
            <text:p>-66,7</text:p>
          </table:table-cell>
          <table:table-cell/>
          <table:table-cell table:style-name="Default" office:value-type="float" office:value="768.1" calcext:value-type="float">
            <text:p>768,1</text:p>
          </table:table-cell>
          <table:table-cell table:formula="of:=[.M416]-[.$B416]" office:value-type="float" office:value="-66.6999999999999" calcext:value-type="float">
            <text:p>-66,7</text:p>
          </table:table-cell>
          <table:table-cell/>
          <table:table-cell table:style-name="Default" office:value-type="float" office:value="768.1" calcext:value-type="float">
            <text:p>768,1</text:p>
          </table:table-cell>
          <table:table-cell table:formula="of:=[.P416]-[.$B416]" office:value-type="float" office:value="-66.6999999999999" calcext:value-type="float">
            <text:p>-66,7</text:p>
          </table:table-cell>
          <table:table-cell/>
          <table:table-cell table:style-name="Default" office:value-type="float" office:value="768.1" calcext:value-type="float">
            <text:p>768,1</text:p>
          </table:table-cell>
          <table:table-cell table:formula="of:=[.S416]-[.$B416]" office:value-type="float" office:value="-66.6999999999999" calcext:value-type="float">
            <text:p>-66,7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table:style-name="ce7" office:value-type="float" office:value="1766" calcext:value-type="float">
            <text:p>1.766,00</text:p>
          </table:table-cell>
          <table:table-cell/>
          <table:table-cell table:style-name="Default" office:value-type="float" office:value="1811.4" calcext:value-type="float">
            <text:p>1811,4</text:p>
          </table:table-cell>
          <table:table-cell table:formula="of:=[.D417]-[.$B417]" office:value-type="float" office:value="45.4000000000001" calcext:value-type="float">
            <text:p>45,4</text:p>
          </table:table-cell>
          <table:table-cell/>
          <table:table-cell table:style-name="Default" office:value-type="float" office:value="1811.4" calcext:value-type="float">
            <text:p>1811,4</text:p>
          </table:table-cell>
          <table:table-cell table:formula="of:=[.G417]-[.$B417]" office:value-type="float" office:value="45.4000000000001" calcext:value-type="float">
            <text:p>45,4</text:p>
          </table:table-cell>
          <table:table-cell/>
          <table:table-cell table:style-name="Default" office:value-type="float" office:value="1866.3" calcext:value-type="float">
            <text:p>1866,3</text:p>
          </table:table-cell>
          <table:table-cell table:formula="of:=[.J417]-[.$B417]" office:value-type="float" office:value="100.3" calcext:value-type="float">
            <text:p>100,3</text:p>
          </table:table-cell>
          <table:table-cell/>
          <table:table-cell table:style-name="Default" office:value-type="float" office:value="1866.3" calcext:value-type="float">
            <text:p>1866,3</text:p>
          </table:table-cell>
          <table:table-cell table:formula="of:=[.M417]-[.$B417]" office:value-type="float" office:value="100.3" calcext:value-type="float">
            <text:p>100,3</text:p>
          </table:table-cell>
          <table:table-cell/>
          <table:table-cell table:style-name="Default" office:value-type="float" office:value="1866.3" calcext:value-type="float">
            <text:p>1866,3</text:p>
          </table:table-cell>
          <table:table-cell table:formula="of:=[.P417]-[.$B417]" office:value-type="float" office:value="100.3" calcext:value-type="float">
            <text:p>100,3</text:p>
          </table:table-cell>
          <table:table-cell/>
          <table:table-cell table:style-name="Default" office:value-type="float" office:value="1766" calcext:value-type="float">
            <text:p>1766</text:p>
          </table:table-cell>
          <table:table-cell table:formula="of:=[.S417]-[.$B417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table:style-name="ce7" office:value-type="float" office:value="2029.5" calcext:value-type="float">
            <text:p>2.029,50</text:p>
          </table:table-cell>
          <table:table-cell/>
          <table:table-cell table:style-name="Default" office:value-type="float" office:value="2056.9" calcext:value-type="float">
            <text:p>2056,9</text:p>
          </table:table-cell>
          <table:table-cell table:formula="of:=[.D418]-[.$B418]" office:value-type="float" office:value="27.4000000000001" calcext:value-type="float">
            <text:p>27,4</text:p>
          </table:table-cell>
          <table:table-cell/>
          <table:table-cell table:style-name="Default" office:value-type="float" office:value="2056.9" calcext:value-type="float">
            <text:p>2056,9</text:p>
          </table:table-cell>
          <table:table-cell table:formula="of:=[.G418]-[.$B418]" office:value-type="float" office:value="27.4000000000001" calcext:value-type="float">
            <text:p>27,4</text:p>
          </table:table-cell>
          <table:table-cell/>
          <table:table-cell table:style-name="Default" office:value-type="float" office:value="2056.9" calcext:value-type="float">
            <text:p>2056,9</text:p>
          </table:table-cell>
          <table:table-cell table:formula="of:=[.J418]-[.$B418]" office:value-type="float" office:value="27.4000000000001" calcext:value-type="float">
            <text:p>27,4</text:p>
          </table:table-cell>
          <table:table-cell/>
          <table:table-cell table:style-name="Default" office:value-type="float" office:value="2056.9" calcext:value-type="float">
            <text:p>2056,9</text:p>
          </table:table-cell>
          <table:table-cell table:formula="of:=[.M418]-[.$B418]" office:value-type="float" office:value="27.4000000000001" calcext:value-type="float">
            <text:p>27,4</text:p>
          </table:table-cell>
          <table:table-cell/>
          <table:table-cell table:style-name="Default" office:value-type="float" office:value="2056.9" calcext:value-type="float">
            <text:p>2056,9</text:p>
          </table:table-cell>
          <table:table-cell table:formula="of:=[.P418]-[.$B418]" office:value-type="float" office:value="27.4000000000001" calcext:value-type="float">
            <text:p>27,4</text:p>
          </table:table-cell>
          <table:table-cell/>
          <table:table-cell table:style-name="Default" office:value-type="float" office:value="2056.9" calcext:value-type="float">
            <text:p>2056,9</text:p>
          </table:table-cell>
          <table:table-cell table:formula="of:=[.S418]-[.$B418]" office:value-type="float" office:value="27.4000000000001" calcext:value-type="float">
            <text:p>27,4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table:style-name="ce7" office:value-type="float" office:value="1425.1" calcext:value-type="float">
            <text:p>1.425,10</text:p>
          </table:table-cell>
          <table:table-cell/>
          <table:table-cell table:style-name="Default" office:value-type="float" office:value="605.9" calcext:value-type="float">
            <text:p>605,9</text:p>
          </table:table-cell>
          <table:table-cell table:formula="of:=[.D419]-[.$B419]" office:value-type="float" office:value="-819.2" calcext:value-type="float">
            <text:p>-819,2</text:p>
          </table:table-cell>
          <table:table-cell/>
          <table:table-cell table:style-name="Default" office:value-type="float" office:value="605.9" calcext:value-type="float">
            <text:p>605,9</text:p>
          </table:table-cell>
          <table:table-cell table:formula="of:=[.G419]-[.$B419]" office:value-type="float" office:value="-819.2" calcext:value-type="float">
            <text:p>-819,2</text:p>
          </table:table-cell>
          <table:table-cell/>
          <table:table-cell table:style-name="Default" office:value-type="float" office:value="1425.1" calcext:value-type="float">
            <text:p>1425,1</text:p>
          </table:table-cell>
          <table:table-cell table:formula="of:=[.J419]-[.$B419]" office:value-type="float" office:value="0" calcext:value-type="float">
            <text:p>0,0</text:p>
          </table:table-cell>
          <table:table-cell/>
          <table:table-cell table:style-name="Default" office:value-type="float" office:value="1425.1" calcext:value-type="float">
            <text:p>1425,1</text:p>
          </table:table-cell>
          <table:table-cell table:formula="of:=[.M419]-[.$B419]" office:value-type="float" office:value="0" calcext:value-type="float">
            <text:p>0,0</text:p>
          </table:table-cell>
          <table:table-cell/>
          <table:table-cell table:style-name="Default" office:value-type="float" office:value="1425.1" calcext:value-type="float">
            <text:p>1425,1</text:p>
          </table:table-cell>
          <table:table-cell table:formula="of:=[.P419]-[.$B419]" office:value-type="float" office:value="0" calcext:value-type="float">
            <text:p>0,0</text:p>
          </table:table-cell>
          <table:table-cell/>
          <table:table-cell table:style-name="Default" office:value-type="float" office:value="1425.1" calcext:value-type="float">
            <text:p>1425,1</text:p>
          </table:table-cell>
          <table:table-cell table:formula="of:=[.S419]-[.$B419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table:style-name="ce7" office:value-type="float" office:value="922.4" calcext:value-type="float">
            <text:p>922,40</text:p>
          </table:table-cell>
          <table:table-cell/>
          <table:table-cell table:style-name="Default" office:value-type="float" office:value="1071.9" calcext:value-type="float">
            <text:p>1071,9</text:p>
          </table:table-cell>
          <table:table-cell table:formula="of:=[.D420]-[.$B420]" office:value-type="float" office:value="149.5" calcext:value-type="float">
            <text:p>149,5</text:p>
          </table:table-cell>
          <table:table-cell/>
          <table:table-cell table:style-name="Default" office:value-type="float" office:value="1125.5" calcext:value-type="float">
            <text:p>1125,5</text:p>
          </table:table-cell>
          <table:table-cell table:formula="of:=[.G420]-[.$B420]" office:value-type="float" office:value="203.1" calcext:value-type="float">
            <text:p>203,1</text:p>
          </table:table-cell>
          <table:table-cell/>
          <table:table-cell table:style-name="Default" office:value-type="float" office:value="1098.1" calcext:value-type="float">
            <text:p>1098,1</text:p>
          </table:table-cell>
          <table:table-cell table:formula="of:=[.J420]-[.$B420]" office:value-type="float" office:value="175.7" calcext:value-type="float">
            <text:p>175,7</text:p>
          </table:table-cell>
          <table:table-cell/>
          <table:table-cell table:style-name="Default" office:value-type="float" office:value="1098.1" calcext:value-type="float">
            <text:p>1098,1</text:p>
          </table:table-cell>
          <table:table-cell table:formula="of:=[.M420]-[.$B420]" office:value-type="float" office:value="175.7" calcext:value-type="float">
            <text:p>175,7</text:p>
          </table:table-cell>
          <table:table-cell/>
          <table:table-cell table:style-name="Default" office:value-type="float" office:value="967" calcext:value-type="float">
            <text:p>967</text:p>
          </table:table-cell>
          <table:table-cell table:formula="of:=[.P420]-[.$B420]" office:value-type="float" office:value="44.6" calcext:value-type="float">
            <text:p>44,6</text:p>
          </table:table-cell>
          <table:table-cell/>
          <table:table-cell table:style-name="Default" office:value-type="float" office:value="949.8" calcext:value-type="float">
            <text:p>949,8</text:p>
          </table:table-cell>
          <table:table-cell table:formula="of:=[.S420]-[.$B420]" office:value-type="float" office:value="27.4" calcext:value-type="float">
            <text:p>27,4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7" office:value-type="float" office:value="1839.6" calcext:value-type="float">
            <text:p>1.839,60</text:p>
          </table:table-cell>
          <table:table-cell/>
          <table:table-cell table:style-name="Default" office:value-type="float" office:value="1882" calcext:value-type="float">
            <text:p>1882</text:p>
          </table:table-cell>
          <table:table-cell table:formula="of:=[.D421]-[.$B421]" office:value-type="float" office:value="42.4000000000001" calcext:value-type="float">
            <text:p>42,4</text:p>
          </table:table-cell>
          <table:table-cell/>
          <table:table-cell table:style-name="Default" office:value-type="float" office:value="1882" calcext:value-type="float">
            <text:p>1882</text:p>
          </table:table-cell>
          <table:table-cell table:formula="of:=[.G421]-[.$B421]" office:value-type="float" office:value="42.4000000000001" calcext:value-type="float">
            <text:p>42,4</text:p>
          </table:table-cell>
          <table:table-cell/>
          <table:table-cell table:style-name="Default" office:value-type="float" office:value="1882" calcext:value-type="float">
            <text:p>1882</text:p>
          </table:table-cell>
          <table:table-cell table:formula="of:=[.J421]-[.$B421]" office:value-type="float" office:value="42.4000000000001" calcext:value-type="float">
            <text:p>42,4</text:p>
          </table:table-cell>
          <table:table-cell/>
          <table:table-cell table:style-name="Default" office:value-type="float" office:value="1882" calcext:value-type="float">
            <text:p>1882</text:p>
          </table:table-cell>
          <table:table-cell table:formula="of:=[.M421]-[.$B421]" office:value-type="float" office:value="42.4000000000001" calcext:value-type="float">
            <text:p>42,4</text:p>
          </table:table-cell>
          <table:table-cell/>
          <table:table-cell table:style-name="Default" office:value-type="float" office:value="1882" calcext:value-type="float">
            <text:p>1882</text:p>
          </table:table-cell>
          <table:table-cell table:formula="of:=[.P421]-[.$B421]" office:value-type="float" office:value="42.4000000000001" calcext:value-type="float">
            <text:p>42,4</text:p>
          </table:table-cell>
          <table:table-cell/>
          <table:table-cell table:style-name="Default" office:value-type="float" office:value="1843.3" calcext:value-type="float">
            <text:p>1843,3</text:p>
          </table:table-cell>
          <table:table-cell table:formula="of:=[.S421]-[.$B421]" office:value-type="float" office:value="3.70000000000005" calcext:value-type="float">
            <text:p>3,7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ce7" office:value-type="float" office:value="1746.1" calcext:value-type="float">
            <text:p>1.746,10</text:p>
          </table:table-cell>
          <table:table-cell/>
          <table:table-cell table:style-name="Default" office:value-type="float" office:value="1810.2" calcext:value-type="float">
            <text:p>1810,2</text:p>
          </table:table-cell>
          <table:table-cell table:formula="of:=[.D422]-[.$B422]" office:value-type="float" office:value="64.1000000000001" calcext:value-type="float">
            <text:p>64,1</text:p>
          </table:table-cell>
          <table:table-cell/>
          <table:table-cell table:style-name="Default" office:value-type="float" office:value="444.7" calcext:value-type="float">
            <text:p>444,7</text:p>
          </table:table-cell>
          <table:table-cell table:formula="of:=[.G422]-[.$B422]" office:value-type="float" office:value="-1301.4" calcext:value-type="float">
            <text:p>-1301,4</text:p>
          </table:table-cell>
          <table:table-cell/>
          <table:table-cell table:style-name="Default" office:value-type="float" office:value="445" calcext:value-type="float">
            <text:p>445</text:p>
          </table:table-cell>
          <table:table-cell table:formula="of:=[.J422]-[.$B422]" office:value-type="float" office:value="-1301.1" calcext:value-type="float">
            <text:p>-1301,1</text:p>
          </table:table-cell>
          <table:table-cell/>
          <table:table-cell table:style-name="Default" office:value-type="float" office:value="445" calcext:value-type="float">
            <text:p>445</text:p>
          </table:table-cell>
          <table:table-cell table:formula="of:=[.M422]-[.$B422]" office:value-type="float" office:value="-1301.1" calcext:value-type="float">
            <text:p>-1301,1</text:p>
          </table:table-cell>
          <table:table-cell/>
          <table:table-cell table:style-name="Default" office:value-type="float" office:value="1746.1" calcext:value-type="float">
            <text:p>1746,1</text:p>
          </table:table-cell>
          <table:table-cell table:formula="of:=[.P422]-[.$B422]" office:value-type="float" office:value="0" calcext:value-type="float">
            <text:p>0,0</text:p>
          </table:table-cell>
          <table:table-cell/>
          <table:table-cell table:style-name="Default" office:value-type="float" office:value="1746.1" calcext:value-type="float">
            <text:p>1746,1</text:p>
          </table:table-cell>
          <table:table-cell table:formula="of:=[.S422]-[.$B422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7" office:value-type="float" office:value="2601.6" calcext:value-type="float">
            <text:p>2.601,60</text:p>
          </table:table-cell>
          <table:table-cell/>
          <table:table-cell table:style-name="Default" office:value-type="float" office:value="2253" calcext:value-type="float">
            <text:p>2253</text:p>
          </table:table-cell>
          <table:table-cell table:formula="of:=[.D423]-[.$B423]" office:value-type="float" office:value="-348.6" calcext:value-type="float">
            <text:p>-348,6</text:p>
          </table:table-cell>
          <table:table-cell/>
          <table:table-cell table:style-name="Default" office:value-type="float" office:value="2252.7" calcext:value-type="float">
            <text:p>2252,7</text:p>
          </table:table-cell>
          <table:table-cell table:formula="of:=[.G423]-[.$B423]" office:value-type="float" office:value="-348.9" calcext:value-type="float">
            <text:p>-348,9</text:p>
          </table:table-cell>
          <table:table-cell/>
          <table:table-cell table:style-name="Default" office:value-type="float" office:value="2564.6" calcext:value-type="float">
            <text:p>2564,6</text:p>
          </table:table-cell>
          <table:table-cell table:formula="of:=[.J423]-[.$B423]" office:value-type="float" office:value="-37" calcext:value-type="float">
            <text:p>-37,0</text:p>
          </table:table-cell>
          <table:table-cell/>
          <table:table-cell table:style-name="Default" office:value-type="float" office:value="2601.6" calcext:value-type="float">
            <text:p>2601,6</text:p>
          </table:table-cell>
          <table:table-cell table:formula="of:=[.M423]-[.$B423]" office:value-type="float" office:value="0" calcext:value-type="float">
            <text:p>0,0</text:p>
          </table:table-cell>
          <table:table-cell/>
          <table:table-cell table:style-name="Default" office:value-type="float" office:value="2601.6" calcext:value-type="float">
            <text:p>2601,6</text:p>
          </table:table-cell>
          <table:table-cell table:formula="of:=[.P423]-[.$B423]" office:value-type="float" office:value="0" calcext:value-type="float">
            <text:p>0,0</text:p>
          </table:table-cell>
          <table:table-cell/>
          <table:table-cell table:style-name="Default" office:value-type="float" office:value="2624" calcext:value-type="float">
            <text:p>2624</text:p>
          </table:table-cell>
          <table:table-cell table:formula="of:=[.S423]-[.$B423]" office:value-type="float" office:value="22.4000000000001" calcext:value-type="float">
            <text:p>22,4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table:style-name="ce7" office:value-type="float" office:value="1549.5" calcext:value-type="float">
            <text:p>1.549,50</text:p>
          </table:table-cell>
          <table:table-cell/>
          <table:table-cell table:style-name="Default" office:value-type="float" office:value="1540.5" calcext:value-type="float">
            <text:p>1540,5</text:p>
          </table:table-cell>
          <table:table-cell table:formula="of:=[.D424]-[.$B424]" office:value-type="float" office:value="-9" calcext:value-type="float">
            <text:p>-9,0</text:p>
          </table:table-cell>
          <table:table-cell/>
          <table:table-cell table:style-name="Default" office:value-type="float" office:value="1541.5" calcext:value-type="float">
            <text:p>1541,5</text:p>
          </table:table-cell>
          <table:table-cell table:formula="of:=[.G424]-[.$B424]" office:value-type="float" office:value="-8" calcext:value-type="float">
            <text:p>-8,0</text:p>
          </table:table-cell>
          <table:table-cell/>
          <table:table-cell table:style-name="Default" office:value-type="float" office:value="1553.3" calcext:value-type="float">
            <text:p>1553,3</text:p>
          </table:table-cell>
          <table:table-cell table:formula="of:=[.J424]-[.$B424]" office:value-type="float" office:value="3.79999999999995" calcext:value-type="float">
            <text:p>3,8</text:p>
          </table:table-cell>
          <table:table-cell/>
          <table:table-cell table:style-name="Default" office:value-type="float" office:value="1553.3" calcext:value-type="float">
            <text:p>1553,3</text:p>
          </table:table-cell>
          <table:table-cell table:formula="of:=[.M424]-[.$B424]" office:value-type="float" office:value="3.79999999999995" calcext:value-type="float">
            <text:p>3,8</text:p>
          </table:table-cell>
          <table:table-cell/>
          <table:table-cell table:style-name="Default" office:value-type="float" office:value="1551.6" calcext:value-type="float">
            <text:p>1551,6</text:p>
          </table:table-cell>
          <table:table-cell table:formula="of:=[.P424]-[.$B424]" office:value-type="float" office:value="2.09999999999991" calcext:value-type="float">
            <text:p>2,1</text:p>
          </table:table-cell>
          <table:table-cell/>
          <table:table-cell table:style-name="Default" office:value-type="float" office:value="1551.2" calcext:value-type="float">
            <text:p>1551,2</text:p>
          </table:table-cell>
          <table:table-cell table:formula="of:=[.S424]-[.$B424]" office:value-type="float" office:value="1.70000000000005" calcext:value-type="float">
            <text:p>1,7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7" office:value-type="float" office:value="1217.4" calcext:value-type="float">
            <text:p>1.217,40</text:p>
          </table:table-cell>
          <table:table-cell/>
          <table:table-cell table:style-name="Default" office:value-type="float" office:value="1244.8" calcext:value-type="float">
            <text:p>1244,8</text:p>
          </table:table-cell>
          <table:table-cell table:formula="of:=[.D425]-[.$B425]" office:value-type="float" office:value="27.3999999999999" calcext:value-type="float">
            <text:p>27,4</text:p>
          </table:table-cell>
          <table:table-cell/>
          <table:table-cell table:style-name="Default" office:value-type="float" office:value="1244.8" calcext:value-type="float">
            <text:p>1244,8</text:p>
          </table:table-cell>
          <table:table-cell table:formula="of:=[.G425]-[.$B425]" office:value-type="float" office:value="27.3999999999999" calcext:value-type="float">
            <text:p>27,4</text:p>
          </table:table-cell>
          <table:table-cell/>
          <table:table-cell table:style-name="Default" office:value-type="float" office:value="1244.8" calcext:value-type="float">
            <text:p>1244,8</text:p>
          </table:table-cell>
          <table:table-cell table:formula="of:=[.J425]-[.$B425]" office:value-type="float" office:value="27.3999999999999" calcext:value-type="float">
            <text:p>27,4</text:p>
          </table:table-cell>
          <table:table-cell/>
          <table:table-cell table:style-name="Default" office:value-type="float" office:value="1244.8" calcext:value-type="float">
            <text:p>1244,8</text:p>
          </table:table-cell>
          <table:table-cell table:formula="of:=[.M425]-[.$B425]" office:value-type="float" office:value="27.3999999999999" calcext:value-type="float">
            <text:p>27,4</text:p>
          </table:table-cell>
          <table:table-cell/>
          <table:table-cell table:style-name="Default" office:value-type="float" office:value="1244.8" calcext:value-type="float">
            <text:p>1244,8</text:p>
          </table:table-cell>
          <table:table-cell table:formula="of:=[.P425]-[.$B425]" office:value-type="float" office:value="27.3999999999999" calcext:value-type="float">
            <text:p>27,4</text:p>
          </table:table-cell>
          <table:table-cell/>
          <table:table-cell table:style-name="Default" office:value-type="float" office:value="1244.8" calcext:value-type="float">
            <text:p>1244,8</text:p>
          </table:table-cell>
          <table:table-cell table:formula="of:=[.S425]-[.$B425]" office:value-type="float" office:value="27.3999999999999" calcext:value-type="float">
            <text:p>27,4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ce7" office:value-type="float" office:value="1506.5" calcext:value-type="float">
            <text:p>1.506,50</text:p>
          </table:table-cell>
          <table:table-cell/>
          <table:table-cell table:style-name="Default" office:value-type="float" office:value="1527.9" calcext:value-type="float">
            <text:p>1527,9</text:p>
          </table:table-cell>
          <table:table-cell table:formula="of:=[.D426]-[.$B426]" office:value-type="float" office:value="21.4000000000001" calcext:value-type="float">
            <text:p>21,4</text:p>
          </table:table-cell>
          <table:table-cell/>
          <table:table-cell table:style-name="Default" office:value-type="float" office:value="1527.9" calcext:value-type="float">
            <text:p>1527,9</text:p>
          </table:table-cell>
          <table:table-cell table:formula="of:=[.G426]-[.$B426]" office:value-type="float" office:value="21.4000000000001" calcext:value-type="float">
            <text:p>21,4</text:p>
          </table:table-cell>
          <table:table-cell/>
          <table:table-cell table:style-name="Default" office:value-type="float" office:value="1527.9" calcext:value-type="float">
            <text:p>1527,9</text:p>
          </table:table-cell>
          <table:table-cell table:formula="of:=[.J426]-[.$B426]" office:value-type="float" office:value="21.4000000000001" calcext:value-type="float">
            <text:p>21,4</text:p>
          </table:table-cell>
          <table:table-cell/>
          <table:table-cell table:style-name="Default" office:value-type="float" office:value="1527.9" calcext:value-type="float">
            <text:p>1527,9</text:p>
          </table:table-cell>
          <table:table-cell table:formula="of:=[.M426]-[.$B426]" office:value-type="float" office:value="21.4000000000001" calcext:value-type="float">
            <text:p>21,4</text:p>
          </table:table-cell>
          <table:table-cell/>
          <table:table-cell table:style-name="Default" office:value-type="float" office:value="1528.2" calcext:value-type="float">
            <text:p>1528,2</text:p>
          </table:table-cell>
          <table:table-cell table:formula="of:=[.P426]-[.$B426]" office:value-type="float" office:value="21.7" calcext:value-type="float">
            <text:p>21,7</text:p>
          </table:table-cell>
          <table:table-cell/>
          <table:table-cell table:style-name="Default" office:value-type="float" office:value="1528.2" calcext:value-type="float">
            <text:p>1528,2</text:p>
          </table:table-cell>
          <table:table-cell table:formula="of:=[.S426]-[.$B426]" office:value-type="float" office:value="21.7" calcext:value-type="float">
            <text:p>21,7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ce7" office:value-type="float" office:value="1310.1" calcext:value-type="float">
            <text:p>1.310,10</text:p>
          </table:table-cell>
          <table:table-cell/>
          <table:table-cell table:style-name="Default" office:value-type="float" office:value="1310.1" calcext:value-type="float">
            <text:p>1310,1</text:p>
          </table:table-cell>
          <table:table-cell table:formula="of:=[.D427]-[.$B427]" office:value-type="float" office:value="0" calcext:value-type="float">
            <text:p>0,0</text:p>
          </table:table-cell>
          <table:table-cell/>
          <table:table-cell table:style-name="Default" office:value-type="float" office:value="1310.1" calcext:value-type="float">
            <text:p>1310,1</text:p>
          </table:table-cell>
          <table:table-cell table:formula="of:=[.G427]-[.$B427]" office:value-type="float" office:value="0" calcext:value-type="float">
            <text:p>0,0</text:p>
          </table:table-cell>
          <table:table-cell/>
          <table:table-cell table:style-name="Default" office:value-type="float" office:value="1310.1" calcext:value-type="float">
            <text:p>1310,1</text:p>
          </table:table-cell>
          <table:table-cell table:formula="of:=[.J427]-[.$B427]" office:value-type="float" office:value="0" calcext:value-type="float">
            <text:p>0,0</text:p>
          </table:table-cell>
          <table:table-cell/>
          <table:table-cell table:style-name="Default" office:value-type="float" office:value="1310.1" calcext:value-type="float">
            <text:p>1310,1</text:p>
          </table:table-cell>
          <table:table-cell table:formula="of:=[.M427]-[.$B427]" office:value-type="float" office:value="0" calcext:value-type="float">
            <text:p>0,0</text:p>
          </table:table-cell>
          <table:table-cell/>
          <table:table-cell table:style-name="Default" office:value-type="float" office:value="1310.1" calcext:value-type="float">
            <text:p>1310,1</text:p>
          </table:table-cell>
          <table:table-cell table:formula="of:=[.P427]-[.$B427]" office:value-type="float" office:value="0" calcext:value-type="float">
            <text:p>0,0</text:p>
          </table:table-cell>
          <table:table-cell/>
          <table:table-cell table:style-name="Default" office:value-type="float" office:value="1310.1" calcext:value-type="float">
            <text:p>1310,1</text:p>
          </table:table-cell>
          <table:table-cell table:formula="of:=[.S427]-[.$B427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7" office:value-type="float" office:value="915.4" calcext:value-type="float">
            <text:p>915,40</text:p>
          </table:table-cell>
          <table:table-cell/>
          <table:table-cell table:style-name="Default" office:value-type="float" office:value="945.6" calcext:value-type="float">
            <text:p>945,6</text:p>
          </table:table-cell>
          <table:table-cell table:formula="of:=[.D428]-[.$B428]" office:value-type="float" office:value="30.2" calcext:value-type="float">
            <text:p>30,2</text:p>
          </table:table-cell>
          <table:table-cell/>
          <table:table-cell table:style-name="Default" office:value-type="float" office:value="945.6" calcext:value-type="float">
            <text:p>945,6</text:p>
          </table:table-cell>
          <table:table-cell table:formula="of:=[.G428]-[.$B428]" office:value-type="float" office:value="30.2" calcext:value-type="float">
            <text:p>30,2</text:p>
          </table:table-cell>
          <table:table-cell/>
          <table:table-cell table:style-name="Default" office:value-type="float" office:value="945.6" calcext:value-type="float">
            <text:p>945,6</text:p>
          </table:table-cell>
          <table:table-cell table:formula="of:=[.J428]-[.$B428]" office:value-type="float" office:value="30.2" calcext:value-type="float">
            <text:p>30,2</text:p>
          </table:table-cell>
          <table:table-cell/>
          <table:table-cell table:style-name="Default" office:value-type="float" office:value="945.6" calcext:value-type="float">
            <text:p>945,6</text:p>
          </table:table-cell>
          <table:table-cell table:formula="of:=[.M428]-[.$B428]" office:value-type="float" office:value="30.2" calcext:value-type="float">
            <text:p>30,2</text:p>
          </table:table-cell>
          <table:table-cell/>
          <table:table-cell table:style-name="Default" office:value-type="float" office:value="942.8" calcext:value-type="float">
            <text:p>942,8</text:p>
          </table:table-cell>
          <table:table-cell table:formula="of:=[.P428]-[.$B428]" office:value-type="float" office:value="27.4" calcext:value-type="float">
            <text:p>27,4</text:p>
          </table:table-cell>
          <table:table-cell/>
          <table:table-cell table:style-name="Default" office:value-type="float" office:value="942.8" calcext:value-type="float">
            <text:p>942,8</text:p>
          </table:table-cell>
          <table:table-cell table:formula="of:=[.S428]-[.$B428]" office:value-type="float" office:value="27.4" calcext:value-type="float">
            <text:p>27,4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ce7" office:value-type="float" office:value="597.9" calcext:value-type="float">
            <text:p>597,90</text:p>
          </table:table-cell>
          <table:table-cell/>
          <table:table-cell table:style-name="Default" office:value-type="float" office:value="604" calcext:value-type="float">
            <text:p>604</text:p>
          </table:table-cell>
          <table:table-cell table:formula="of:=[.D429]-[.$B429]" office:value-type="float" office:value="6.10000000000002" calcext:value-type="float">
            <text:p>6,1</text:p>
          </table:table-cell>
          <table:table-cell/>
          <table:table-cell table:style-name="Default" office:value-type="float" office:value="604" calcext:value-type="float">
            <text:p>604</text:p>
          </table:table-cell>
          <table:table-cell table:formula="of:=[.G429]-[.$B429]" office:value-type="float" office:value="6.10000000000002" calcext:value-type="float">
            <text:p>6,1</text:p>
          </table:table-cell>
          <table:table-cell/>
          <table:table-cell table:style-name="Default" office:value-type="float" office:value="597.9" calcext:value-type="float">
            <text:p>597,9</text:p>
          </table:table-cell>
          <table:table-cell table:formula="of:=[.J429]-[.$B429]" office:value-type="float" office:value="0" calcext:value-type="float">
            <text:p>0,0</text:p>
          </table:table-cell>
          <table:table-cell/>
          <table:table-cell table:style-name="Default" office:value-type="float" office:value="597.9" calcext:value-type="float">
            <text:p>597,9</text:p>
          </table:table-cell>
          <table:table-cell table:formula="of:=[.M429]-[.$B429]" office:value-type="float" office:value="0" calcext:value-type="float">
            <text:p>0,0</text:p>
          </table:table-cell>
          <table:table-cell/>
          <table:table-cell table:style-name="Default" office:value-type="float" office:value="597.9" calcext:value-type="float">
            <text:p>597,9</text:p>
          </table:table-cell>
          <table:table-cell table:formula="of:=[.P429]-[.$B429]" office:value-type="float" office:value="0" calcext:value-type="float">
            <text:p>0,0</text:p>
          </table:table-cell>
          <table:table-cell/>
          <table:table-cell table:style-name="Default" office:value-type="float" office:value="597.9" calcext:value-type="float">
            <text:p>597,9</text:p>
          </table:table-cell>
          <table:table-cell table:formula="of:=[.S429]-[.$B429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7" office:value-type="float" office:value="1525.6" calcext:value-type="float">
            <text:p>1.525,60</text:p>
          </table:table-cell>
          <table:table-cell/>
          <table:table-cell table:style-name="Default" office:value-type="float" office:value="1525.6" calcext:value-type="float">
            <text:p>1525,6</text:p>
          </table:table-cell>
          <table:table-cell table:formula="of:=[.D430]-[.$B430]" office:value-type="float" office:value="0" calcext:value-type="float">
            <text:p>0,0</text:p>
          </table:table-cell>
          <table:table-cell/>
          <table:table-cell table:style-name="Default" office:value-type="float" office:value="1525.6" calcext:value-type="float">
            <text:p>1525,6</text:p>
          </table:table-cell>
          <table:table-cell table:formula="of:=[.G430]-[.$B430]" office:value-type="float" office:value="0" calcext:value-type="float">
            <text:p>0,0</text:p>
          </table:table-cell>
          <table:table-cell/>
          <table:table-cell table:style-name="Default" office:value-type="float" office:value="1525.6" calcext:value-type="float">
            <text:p>1525,6</text:p>
          </table:table-cell>
          <table:table-cell table:formula="of:=[.J430]-[.$B430]" office:value-type="float" office:value="0" calcext:value-type="float">
            <text:p>0,0</text:p>
          </table:table-cell>
          <table:table-cell/>
          <table:table-cell table:style-name="Default" office:value-type="float" office:value="1525.6" calcext:value-type="float">
            <text:p>1525,6</text:p>
          </table:table-cell>
          <table:table-cell table:formula="of:=[.M430]-[.$B430]" office:value-type="float" office:value="0" calcext:value-type="float">
            <text:p>0,0</text:p>
          </table:table-cell>
          <table:table-cell/>
          <table:table-cell table:style-name="Default" office:value-type="float" office:value="1525.6" calcext:value-type="float">
            <text:p>1525,6</text:p>
          </table:table-cell>
          <table:table-cell table:formula="of:=[.P430]-[.$B430]" office:value-type="float" office:value="0" calcext:value-type="float">
            <text:p>0,0</text:p>
          </table:table-cell>
          <table:table-cell/>
          <table:table-cell table:style-name="Default" office:value-type="float" office:value="1525.6" calcext:value-type="float">
            <text:p>1525,6</text:p>
          </table:table-cell>
          <table:table-cell table:formula="of:=[.S430]-[.$B430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7" office:value-type="float" office:value="1048.9" calcext:value-type="float">
            <text:p>1.048,90</text:p>
          </table:table-cell>
          <table:table-cell/>
          <table:table-cell table:style-name="Default" office:value-type="float" office:value="810.7" calcext:value-type="float">
            <text:p>810,7</text:p>
          </table:table-cell>
          <table:table-cell table:formula="of:=[.D431]-[.$B431]" office:value-type="float" office:value="-238.2" calcext:value-type="float">
            <text:p>-238,2</text:p>
          </table:table-cell>
          <table:table-cell/>
          <table:table-cell table:style-name="Default" office:value-type="float" office:value="340.6" calcext:value-type="float">
            <text:p>340,6</text:p>
          </table:table-cell>
          <table:table-cell table:formula="of:=[.G431]-[.$B431]" office:value-type="float" office:value="-708.3" calcext:value-type="float">
            <text:p>-708,3</text:p>
          </table:table-cell>
          <table:table-cell/>
          <table:table-cell table:style-name="Default" office:value-type="float" office:value="810.7" calcext:value-type="float">
            <text:p>810,7</text:p>
          </table:table-cell>
          <table:table-cell table:formula="of:=[.J431]-[.$B431]" office:value-type="float" office:value="-238.2" calcext:value-type="float">
            <text:p>-238,2</text:p>
          </table:table-cell>
          <table:table-cell/>
          <table:table-cell table:style-name="Default" office:value-type="float" office:value="732.3" calcext:value-type="float">
            <text:p>732,3</text:p>
          </table:table-cell>
          <table:table-cell table:formula="of:=[.M431]-[.$B431]" office:value-type="float" office:value="-316.6" calcext:value-type="float">
            <text:p>-316,6</text:p>
          </table:table-cell>
          <table:table-cell/>
          <table:table-cell table:style-name="Default" office:value-type="float" office:value="732.3" calcext:value-type="float">
            <text:p>732,3</text:p>
          </table:table-cell>
          <table:table-cell table:formula="of:=[.P431]-[.$B431]" office:value-type="float" office:value="-316.6" calcext:value-type="float">
            <text:p>-316,6</text:p>
          </table:table-cell>
          <table:table-cell/>
          <table:table-cell table:style-name="Default" office:value-type="float" office:value="1048.9" calcext:value-type="float">
            <text:p>1048,9</text:p>
          </table:table-cell>
          <table:table-cell table:formula="of:=[.S431]-[.$B431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ce7" office:value-type="float" office:value="1246.7" calcext:value-type="float">
            <text:p>1.246,70</text:p>
          </table:table-cell>
          <table:table-cell/>
          <table:table-cell table:style-name="Default" office:value-type="float" office:value="1285.1" calcext:value-type="float">
            <text:p>1285,1</text:p>
          </table:table-cell>
          <table:table-cell table:formula="of:=[.D432]-[.$B432]" office:value-type="float" office:value="38.3999999999999" calcext:value-type="float">
            <text:p>38,4</text:p>
          </table:table-cell>
          <table:table-cell/>
          <table:table-cell table:style-name="Default" office:value-type="float" office:value="1285.1" calcext:value-type="float">
            <text:p>1285,1</text:p>
          </table:table-cell>
          <table:table-cell table:formula="of:=[.G432]-[.$B432]" office:value-type="float" office:value="38.3999999999999" calcext:value-type="float">
            <text:p>38,4</text:p>
          </table:table-cell>
          <table:table-cell/>
          <table:table-cell table:style-name="Default" office:value-type="float" office:value="1285.4" calcext:value-type="float">
            <text:p>1285,4</text:p>
          </table:table-cell>
          <table:table-cell table:formula="of:=[.J432]-[.$B432]" office:value-type="float" office:value="38.7" calcext:value-type="float">
            <text:p>38,7</text:p>
          </table:table-cell>
          <table:table-cell/>
          <table:table-cell table:style-name="Default" office:value-type="float" office:value="1285.4" calcext:value-type="float">
            <text:p>1285,4</text:p>
          </table:table-cell>
          <table:table-cell table:formula="of:=[.M432]-[.$B432]" office:value-type="float" office:value="38.7" calcext:value-type="float">
            <text:p>38,7</text:p>
          </table:table-cell>
          <table:table-cell/>
          <table:table-cell table:style-name="Default" office:value-type="float" office:value="1285.4" calcext:value-type="float">
            <text:p>1285,4</text:p>
          </table:table-cell>
          <table:table-cell table:formula="of:=[.P432]-[.$B432]" office:value-type="float" office:value="38.7" calcext:value-type="float">
            <text:p>38,7</text:p>
          </table:table-cell>
          <table:table-cell/>
          <table:table-cell table:style-name="Default" office:value-type="float" office:value="1246.7" calcext:value-type="float">
            <text:p>1246,7</text:p>
          </table:table-cell>
          <table:table-cell table:formula="of:=[.S432]-[.$B432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7" office:value-type="float" office:value="2467.3" calcext:value-type="float">
            <text:p>2.467,30</text:p>
          </table:table-cell>
          <table:table-cell/>
          <table:table-cell table:style-name="Default" office:value-type="float" office:value="2469.5" calcext:value-type="float">
            <text:p>2469,5</text:p>
          </table:table-cell>
          <table:table-cell table:formula="of:=[.D433]-[.$B433]" office:value-type="float" office:value="2.19999999999982" calcext:value-type="float">
            <text:p>2,2</text:p>
          </table:table-cell>
          <table:table-cell/>
          <table:table-cell table:style-name="Default" office:value-type="float" office:value="2467.8" calcext:value-type="float">
            <text:p>2467,8</text:p>
          </table:table-cell>
          <table:table-cell table:formula="of:=[.G433]-[.$B433]" office:value-type="float" office:value="0.5" calcext:value-type="float">
            <text:p>0,5</text:p>
          </table:table-cell>
          <table:table-cell/>
          <table:table-cell table:style-name="Default" office:value-type="float" office:value="2467.3" calcext:value-type="float">
            <text:p>2467,3</text:p>
          </table:table-cell>
          <table:table-cell table:formula="of:=[.J433]-[.$B433]" office:value-type="float" office:value="0" calcext:value-type="float">
            <text:p>0,0</text:p>
          </table:table-cell>
          <table:table-cell/>
          <table:table-cell table:style-name="Default" office:value-type="float" office:value="2523.5" calcext:value-type="float">
            <text:p>2523,5</text:p>
          </table:table-cell>
          <table:table-cell table:formula="of:=[.M433]-[.$B433]" office:value-type="float" office:value="56.1999999999998" calcext:value-type="float">
            <text:p>56,2</text:p>
          </table:table-cell>
          <table:table-cell/>
          <table:table-cell table:style-name="Default" office:value-type="float" office:value="2468" calcext:value-type="float">
            <text:p>2468</text:p>
          </table:table-cell>
          <table:table-cell table:formula="of:=[.P433]-[.$B433]" office:value-type="float" office:value="0.699999999999818" calcext:value-type="float">
            <text:p>0,7</text:p>
          </table:table-cell>
          <table:table-cell/>
          <table:table-cell table:style-name="Default" office:value-type="float" office:value="2467.3" calcext:value-type="float">
            <text:p>2467,3</text:p>
          </table:table-cell>
          <table:table-cell table:formula="of:=[.S433]-[.$B433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table:style-name="ce7" office:value-type="float" office:value="1617.9" calcext:value-type="float">
            <text:p>1.617,90</text:p>
          </table:table-cell>
          <table:table-cell/>
          <table:table-cell table:style-name="Default" office:value-type="float" office:value="1593.3" calcext:value-type="float">
            <text:p>1593,3</text:p>
          </table:table-cell>
          <table:table-cell table:formula="of:=[.D434]-[.$B434]" office:value-type="float" office:value="-24.6000000000001" calcext:value-type="float">
            <text:p>-24,6</text:p>
          </table:table-cell>
          <table:table-cell/>
          <table:table-cell table:style-name="Default" office:value-type="float" office:value="1593.3" calcext:value-type="float">
            <text:p>1593,3</text:p>
          </table:table-cell>
          <table:table-cell table:formula="of:=[.G434]-[.$B434]" office:value-type="float" office:value="-24.6000000000001" calcext:value-type="float">
            <text:p>-24,6</text:p>
          </table:table-cell>
          <table:table-cell/>
          <table:table-cell table:style-name="Default" office:value-type="float" office:value="1593.3" calcext:value-type="float">
            <text:p>1593,3</text:p>
          </table:table-cell>
          <table:table-cell table:formula="of:=[.J434]-[.$B434]" office:value-type="float" office:value="-24.6000000000001" calcext:value-type="float">
            <text:p>-24,6</text:p>
          </table:table-cell>
          <table:table-cell/>
          <table:table-cell table:style-name="Default" office:value-type="float" office:value="1593.3" calcext:value-type="float">
            <text:p>1593,3</text:p>
          </table:table-cell>
          <table:table-cell table:formula="of:=[.M434]-[.$B434]" office:value-type="float" office:value="-24.6000000000001" calcext:value-type="float">
            <text:p>-24,6</text:p>
          </table:table-cell>
          <table:table-cell/>
          <table:table-cell table:style-name="Default" office:value-type="float" office:value="1593.3" calcext:value-type="float">
            <text:p>1593,3</text:p>
          </table:table-cell>
          <table:table-cell table:formula="of:=[.P434]-[.$B434]" office:value-type="float" office:value="-24.6000000000001" calcext:value-type="float">
            <text:p>-24,6</text:p>
          </table:table-cell>
          <table:table-cell/>
          <table:table-cell table:style-name="Default" office:value-type="float" office:value="1593.3" calcext:value-type="float">
            <text:p>1593,3</text:p>
          </table:table-cell>
          <table:table-cell table:formula="of:=[.S434]-[.$B434]" office:value-type="float" office:value="-24.6000000000001" calcext:value-type="float">
            <text:p>-24,6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ce7" office:value-type="float" office:value="2314.8" calcext:value-type="float">
            <text:p>2.314,80</text:p>
          </table:table-cell>
          <table:table-cell/>
          <table:table-cell table:style-name="Default" office:value-type="float" office:value="2314.8" calcext:value-type="float">
            <text:p>2314,8</text:p>
          </table:table-cell>
          <table:table-cell table:formula="of:=[.D435]-[.$B435]" office:value-type="float" office:value="0" calcext:value-type="float">
            <text:p>0,0</text:p>
          </table:table-cell>
          <table:table-cell/>
          <table:table-cell table:style-name="Default" office:value-type="float" office:value="2314.8" calcext:value-type="float">
            <text:p>2314,8</text:p>
          </table:table-cell>
          <table:table-cell table:formula="of:=[.G435]-[.$B435]" office:value-type="float" office:value="0" calcext:value-type="float">
            <text:p>0,0</text:p>
          </table:table-cell>
          <table:table-cell/>
          <table:table-cell table:style-name="Default" office:value-type="float" office:value="2314.8" calcext:value-type="float">
            <text:p>2314,8</text:p>
          </table:table-cell>
          <table:table-cell table:formula="of:=[.J435]-[.$B435]" office:value-type="float" office:value="0" calcext:value-type="float">
            <text:p>0,0</text:p>
          </table:table-cell>
          <table:table-cell/>
          <table:table-cell table:style-name="Default" office:value-type="float" office:value="2314.8" calcext:value-type="float">
            <text:p>2314,8</text:p>
          </table:table-cell>
          <table:table-cell table:formula="of:=[.M435]-[.$B435]" office:value-type="float" office:value="0" calcext:value-type="float">
            <text:p>0,0</text:p>
          </table:table-cell>
          <table:table-cell/>
          <table:table-cell table:style-name="Default" office:value-type="float" office:value="2314.8" calcext:value-type="float">
            <text:p>2314,8</text:p>
          </table:table-cell>
          <table:table-cell table:formula="of:=[.P435]-[.$B435]" office:value-type="float" office:value="0" calcext:value-type="float">
            <text:p>0,0</text:p>
          </table:table-cell>
          <table:table-cell/>
          <table:table-cell table:style-name="Default" office:value-type="float" office:value="2314.8" calcext:value-type="float">
            <text:p>2314,8</text:p>
          </table:table-cell>
          <table:table-cell table:formula="of:=[.S435]-[.$B435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table:style-name="ce7" office:value-type="float" office:value="854.5" calcext:value-type="float">
            <text:p>854,50</text:p>
          </table:table-cell>
          <table:table-cell/>
          <table:table-cell table:style-name="Default" office:value-type="float" office:value="854.5" calcext:value-type="float">
            <text:p>854,5</text:p>
          </table:table-cell>
          <table:table-cell table:formula="of:=[.D436]-[.$B436]" office:value-type="float" office:value="0" calcext:value-type="float">
            <text:p>0,0</text:p>
          </table:table-cell>
          <table:table-cell/>
          <table:table-cell table:style-name="Default" office:value-type="float" office:value="854.5" calcext:value-type="float">
            <text:p>854,5</text:p>
          </table:table-cell>
          <table:table-cell table:formula="of:=[.G436]-[.$B436]" office:value-type="float" office:value="0" calcext:value-type="float">
            <text:p>0,0</text:p>
          </table:table-cell>
          <table:table-cell/>
          <table:table-cell table:style-name="Default" office:value-type="float" office:value="854.5" calcext:value-type="float">
            <text:p>854,5</text:p>
          </table:table-cell>
          <table:table-cell table:formula="of:=[.J436]-[.$B436]" office:value-type="float" office:value="0" calcext:value-type="float">
            <text:p>0,0</text:p>
          </table:table-cell>
          <table:table-cell/>
          <table:table-cell table:style-name="Default" office:value-type="float" office:value="854.5" calcext:value-type="float">
            <text:p>854,5</text:p>
          </table:table-cell>
          <table:table-cell table:formula="of:=[.M436]-[.$B436]" office:value-type="float" office:value="0" calcext:value-type="float">
            <text:p>0,0</text:p>
          </table:table-cell>
          <table:table-cell/>
          <table:table-cell table:style-name="Default" office:value-type="float" office:value="854.5" calcext:value-type="float">
            <text:p>854,5</text:p>
          </table:table-cell>
          <table:table-cell table:formula="of:=[.P436]-[.$B436]" office:value-type="float" office:value="0" calcext:value-type="float">
            <text:p>0,0</text:p>
          </table:table-cell>
          <table:table-cell/>
          <table:table-cell table:style-name="Default" office:value-type="float" office:value="854.5" calcext:value-type="float">
            <text:p>854,5</text:p>
          </table:table-cell>
          <table:table-cell table:formula="of:=[.S436]-[.$B436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ce7" office:value-type="float" office:value="844.8" calcext:value-type="float">
            <text:p>844,80</text:p>
          </table:table-cell>
          <table:table-cell/>
          <table:table-cell table:style-name="Default" office:value-type="float" office:value="844.8" calcext:value-type="float">
            <text:p>844,8</text:p>
          </table:table-cell>
          <table:table-cell table:formula="of:=[.D437]-[.$B437]" office:value-type="float" office:value="0" calcext:value-type="float">
            <text:p>0,0</text:p>
          </table:table-cell>
          <table:table-cell/>
          <table:table-cell table:style-name="Default" office:value-type="float" office:value="844.8" calcext:value-type="float">
            <text:p>844,8</text:p>
          </table:table-cell>
          <table:table-cell table:formula="of:=[.G437]-[.$B437]" office:value-type="float" office:value="0" calcext:value-type="float">
            <text:p>0,0</text:p>
          </table:table-cell>
          <table:table-cell/>
          <table:table-cell table:style-name="Default" office:value-type="float" office:value="844.8" calcext:value-type="float">
            <text:p>844,8</text:p>
          </table:table-cell>
          <table:table-cell table:formula="of:=[.J437]-[.$B437]" office:value-type="float" office:value="0" calcext:value-type="float">
            <text:p>0,0</text:p>
          </table:table-cell>
          <table:table-cell/>
          <table:table-cell table:style-name="Default" office:value-type="float" office:value="844.8" calcext:value-type="float">
            <text:p>844,8</text:p>
          </table:table-cell>
          <table:table-cell table:formula="of:=[.M437]-[.$B437]" office:value-type="float" office:value="0" calcext:value-type="float">
            <text:p>0,0</text:p>
          </table:table-cell>
          <table:table-cell/>
          <table:table-cell table:style-name="Default" office:value-type="float" office:value="844.8" calcext:value-type="float">
            <text:p>844,8</text:p>
          </table:table-cell>
          <table:table-cell table:formula="of:=[.P437]-[.$B437]" office:value-type="float" office:value="0" calcext:value-type="float">
            <text:p>0,0</text:p>
          </table:table-cell>
          <table:table-cell/>
          <table:table-cell table:style-name="Default" office:value-type="float" office:value="844.8" calcext:value-type="float">
            <text:p>844,8</text:p>
          </table:table-cell>
          <table:table-cell table:formula="of:=[.S437]-[.$B437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table:style-name="ce7" office:value-type="float" office:value="2032.4" calcext:value-type="float">
            <text:p>2.032,40</text:p>
          </table:table-cell>
          <table:table-cell/>
          <table:table-cell table:style-name="Default" office:value-type="float" office:value="2059.9" calcext:value-type="float">
            <text:p>2059,9</text:p>
          </table:table-cell>
          <table:table-cell table:formula="of:=[.D438]-[.$B438]" office:value-type="float" office:value="27.5" calcext:value-type="float">
            <text:p>27,5</text:p>
          </table:table-cell>
          <table:table-cell/>
          <table:table-cell table:style-name="Default" office:value-type="float" office:value="2059.8" calcext:value-type="float">
            <text:p>2059,8</text:p>
          </table:table-cell>
          <table:table-cell table:formula="of:=[.G438]-[.$B438]" office:value-type="float" office:value="27.4000000000001" calcext:value-type="float">
            <text:p>27,4</text:p>
          </table:table-cell>
          <table:table-cell/>
          <table:table-cell table:style-name="Default" office:value-type="float" office:value="2059.8" calcext:value-type="float">
            <text:p>2059,8</text:p>
          </table:table-cell>
          <table:table-cell table:formula="of:=[.J438]-[.$B438]" office:value-type="float" office:value="27.4000000000001" calcext:value-type="float">
            <text:p>27,4</text:p>
          </table:table-cell>
          <table:table-cell/>
          <table:table-cell table:style-name="Default" office:value-type="float" office:value="2059.8" calcext:value-type="float">
            <text:p>2059,8</text:p>
          </table:table-cell>
          <table:table-cell table:formula="of:=[.M438]-[.$B438]" office:value-type="float" office:value="27.4000000000001" calcext:value-type="float">
            <text:p>27,4</text:p>
          </table:table-cell>
          <table:table-cell/>
          <table:table-cell table:style-name="Default" office:value-type="float" office:value="2059.8" calcext:value-type="float">
            <text:p>2059,8</text:p>
          </table:table-cell>
          <table:table-cell table:formula="of:=[.P438]-[.$B438]" office:value-type="float" office:value="27.4000000000001" calcext:value-type="float">
            <text:p>27,4</text:p>
          </table:table-cell>
          <table:table-cell/>
          <table:table-cell table:style-name="Default" office:value-type="float" office:value="2059.8" calcext:value-type="float">
            <text:p>2059,8</text:p>
          </table:table-cell>
          <table:table-cell table:formula="of:=[.S438]-[.$B438]" office:value-type="float" office:value="27.4000000000001" calcext:value-type="float">
            <text:p>27,4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table:style-name="ce7" office:value-type="float" office:value="966.2" calcext:value-type="float">
            <text:p>966,20</text:p>
          </table:table-cell>
          <table:table-cell/>
          <table:table-cell table:style-name="Default" office:value-type="float" office:value="993" calcext:value-type="float">
            <text:p>993</text:p>
          </table:table-cell>
          <table:table-cell table:formula="of:=[.D439]-[.$B439]" office:value-type="float" office:value="26.8" calcext:value-type="float">
            <text:p>26,8</text:p>
          </table:table-cell>
          <table:table-cell/>
          <table:table-cell table:style-name="Default" office:value-type="float" office:value="983" calcext:value-type="float">
            <text:p>983</text:p>
          </table:table-cell>
          <table:table-cell table:formula="of:=[.G439]-[.$B439]" office:value-type="float" office:value="16.8" calcext:value-type="float">
            <text:p>16,8</text:p>
          </table:table-cell>
          <table:table-cell/>
          <table:table-cell table:style-name="Default" office:value-type="float" office:value="983" calcext:value-type="float">
            <text:p>983</text:p>
          </table:table-cell>
          <table:table-cell table:formula="of:=[.J439]-[.$B439]" office:value-type="float" office:value="16.8" calcext:value-type="float">
            <text:p>16,8</text:p>
          </table:table-cell>
          <table:table-cell/>
          <table:table-cell table:style-name="Default" office:value-type="float" office:value="983" calcext:value-type="float">
            <text:p>983</text:p>
          </table:table-cell>
          <table:table-cell table:formula="of:=[.M439]-[.$B439]" office:value-type="float" office:value="16.8" calcext:value-type="float">
            <text:p>16,8</text:p>
          </table:table-cell>
          <table:table-cell/>
          <table:table-cell table:style-name="Default" office:value-type="float" office:value="983" calcext:value-type="float">
            <text:p>983</text:p>
          </table:table-cell>
          <table:table-cell table:formula="of:=[.P439]-[.$B439]" office:value-type="float" office:value="16.8" calcext:value-type="float">
            <text:p>16,8</text:p>
          </table:table-cell>
          <table:table-cell/>
          <table:table-cell table:style-name="Default" office:value-type="float" office:value="983" calcext:value-type="float">
            <text:p>983</text:p>
          </table:table-cell>
          <table:table-cell table:formula="of:=[.S439]-[.$B439]" office:value-type="float" office:value="16.8" calcext:value-type="float">
            <text:p>16,8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table:style-name="ce7" office:value-type="float" office:value="1425" calcext:value-type="float">
            <text:p>1.425,00</text:p>
          </table:table-cell>
          <table:table-cell/>
          <table:table-cell table:style-name="Default" office:value-type="float" office:value="1585.8" calcext:value-type="float">
            <text:p>1585,8</text:p>
          </table:table-cell>
          <table:table-cell table:formula="of:=[.D440]-[.$B440]" office:value-type="float" office:value="160.8" calcext:value-type="float">
            <text:p>160,8</text:p>
          </table:table-cell>
          <table:table-cell/>
          <table:table-cell table:style-name="Default" office:value-type="float" office:value="1571.5" calcext:value-type="float">
            <text:p>1571,5</text:p>
          </table:table-cell>
          <table:table-cell table:formula="of:=[.G440]-[.$B440]" office:value-type="float" office:value="146.5" calcext:value-type="float">
            <text:p>146,5</text:p>
          </table:table-cell>
          <table:table-cell/>
          <table:table-cell table:style-name="Default" office:value-type="float" office:value="1417" calcext:value-type="float">
            <text:p>1417</text:p>
          </table:table-cell>
          <table:table-cell table:formula="of:=[.J440]-[.$B440]" office:value-type="float" office:value="-8" calcext:value-type="float">
            <text:p>-8,0</text:p>
          </table:table-cell>
          <table:table-cell/>
          <table:table-cell table:style-name="Default" office:value-type="float" office:value="1383.2" calcext:value-type="float">
            <text:p>1383,2</text:p>
          </table:table-cell>
          <table:table-cell table:formula="of:=[.M440]-[.$B440]" office:value-type="float" office:value="-41.8" calcext:value-type="float">
            <text:p>-41,8</text:p>
          </table:table-cell>
          <table:table-cell/>
          <table:table-cell table:style-name="Default" office:value-type="float" office:value="1425" calcext:value-type="float">
            <text:p>1425</text:p>
          </table:table-cell>
          <table:table-cell table:formula="of:=[.P440]-[.$B440]" office:value-type="float" office:value="0" calcext:value-type="float">
            <text:p>0,0</text:p>
          </table:table-cell>
          <table:table-cell/>
          <table:table-cell table:style-name="Default" office:value-type="float" office:value="1425" calcext:value-type="float">
            <text:p>1425</text:p>
          </table:table-cell>
          <table:table-cell table:formula="of:=[.S440]-[.$B440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7" office:value-type="float" office:value="1413.4" calcext:value-type="float">
            <text:p>1.413,40</text:p>
          </table:table-cell>
          <table:table-cell/>
          <table:table-cell table:style-name="Default" office:value-type="float" office:value="188.3" calcext:value-type="float">
            <text:p>188,3</text:p>
          </table:table-cell>
          <table:table-cell table:formula="of:=[.D441]-[.$B441]" office:value-type="float" office:value="-1225.1" calcext:value-type="float">
            <text:p>-1225,1</text:p>
          </table:table-cell>
          <table:table-cell/>
          <table:table-cell table:style-name="Default" office:value-type="float" office:value="188.1" calcext:value-type="float">
            <text:p>188,1</text:p>
          </table:table-cell>
          <table:table-cell table:formula="of:=[.G441]-[.$B441]" office:value-type="float" office:value="-1225.3" calcext:value-type="float">
            <text:p>-1225,3</text:p>
          </table:table-cell>
          <table:table-cell/>
          <table:table-cell table:style-name="Default" office:value-type="float" office:value="1560.8" calcext:value-type="float">
            <text:p>1560,8</text:p>
          </table:table-cell>
          <table:table-cell table:formula="of:=[.J441]-[.$B441]" office:value-type="float" office:value="147.4" calcext:value-type="float">
            <text:p>147,4</text:p>
          </table:table-cell>
          <table:table-cell/>
          <table:table-cell table:style-name="Default" office:value-type="float" office:value="1427.4" calcext:value-type="float">
            <text:p>1427,4</text:p>
          </table:table-cell>
          <table:table-cell table:formula="of:=[.M441]-[.$B441]" office:value-type="float" office:value="14" calcext:value-type="float">
            <text:p>14,0</text:p>
          </table:table-cell>
          <table:table-cell/>
          <table:table-cell table:style-name="Default" office:value-type="float" office:value="1413.4" calcext:value-type="float">
            <text:p>1413,4</text:p>
          </table:table-cell>
          <table:table-cell table:formula="of:=[.P441]-[.$B441]" office:value-type="float" office:value="0" calcext:value-type="float">
            <text:p>0,0</text:p>
          </table:table-cell>
          <table:table-cell/>
          <table:table-cell table:style-name="Default" office:value-type="float" office:value="1413.4" calcext:value-type="float">
            <text:p>1413,4</text:p>
          </table:table-cell>
          <table:table-cell table:formula="of:=[.S441]-[.$B441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table:style-name="ce7" office:value-type="float" office:value="432.6" calcext:value-type="float">
            <text:p>432,60</text:p>
          </table:table-cell>
          <table:table-cell/>
          <table:table-cell table:style-name="Default" office:value-type="float" office:value="432.6" calcext:value-type="float">
            <text:p>432,6</text:p>
          </table:table-cell>
          <table:table-cell table:formula="of:=[.D442]-[.$B442]" office:value-type="float" office:value="0" calcext:value-type="float">
            <text:p>0,0</text:p>
          </table:table-cell>
          <table:table-cell/>
          <table:table-cell table:style-name="Default" office:value-type="float" office:value="432.6" calcext:value-type="float">
            <text:p>432,6</text:p>
          </table:table-cell>
          <table:table-cell table:formula="of:=[.G442]-[.$B442]" office:value-type="float" office:value="0" calcext:value-type="float">
            <text:p>0,0</text:p>
          </table:table-cell>
          <table:table-cell/>
          <table:table-cell table:style-name="Default" office:value-type="float" office:value="432.6" calcext:value-type="float">
            <text:p>432,6</text:p>
          </table:table-cell>
          <table:table-cell table:formula="of:=[.J442]-[.$B442]" office:value-type="float" office:value="0" calcext:value-type="float">
            <text:p>0,0</text:p>
          </table:table-cell>
          <table:table-cell/>
          <table:table-cell table:style-name="Default" office:value-type="float" office:value="432.6" calcext:value-type="float">
            <text:p>432,6</text:p>
          </table:table-cell>
          <table:table-cell table:formula="of:=[.M442]-[.$B442]" office:value-type="float" office:value="0" calcext:value-type="float">
            <text:p>0,0</text:p>
          </table:table-cell>
          <table:table-cell/>
          <table:table-cell table:style-name="Default" office:value-type="float" office:value="432.6" calcext:value-type="float">
            <text:p>432,6</text:p>
          </table:table-cell>
          <table:table-cell table:formula="of:=[.P442]-[.$B442]" office:value-type="float" office:value="0" calcext:value-type="float">
            <text:p>0,0</text:p>
          </table:table-cell>
          <table:table-cell/>
          <table:table-cell table:style-name="Default" office:value-type="float" office:value="432.6" calcext:value-type="float">
            <text:p>432,6</text:p>
          </table:table-cell>
          <table:table-cell table:formula="of:=[.S442]-[.$B442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table:style-name="ce7" office:value-type="float" office:value="884.8" calcext:value-type="float">
            <text:p>884,80</text:p>
          </table:table-cell>
          <table:table-cell/>
          <table:table-cell table:style-name="Default" office:value-type="float" office:value="884.8" calcext:value-type="float">
            <text:p>884,8</text:p>
          </table:table-cell>
          <table:table-cell table:formula="of:=[.D443]-[.$B443]" office:value-type="float" office:value="0" calcext:value-type="float">
            <text:p>0,0</text:p>
          </table:table-cell>
          <table:table-cell/>
          <table:table-cell table:style-name="Default" office:value-type="float" office:value="884.8" calcext:value-type="float">
            <text:p>884,8</text:p>
          </table:table-cell>
          <table:table-cell table:formula="of:=[.G443]-[.$B443]" office:value-type="float" office:value="0" calcext:value-type="float">
            <text:p>0,0</text:p>
          </table:table-cell>
          <table:table-cell/>
          <table:table-cell table:style-name="Default" office:value-type="float" office:value="884.8" calcext:value-type="float">
            <text:p>884,8</text:p>
          </table:table-cell>
          <table:table-cell table:formula="of:=[.J443]-[.$B443]" office:value-type="float" office:value="0" calcext:value-type="float">
            <text:p>0,0</text:p>
          </table:table-cell>
          <table:table-cell/>
          <table:table-cell table:style-name="Default" office:value-type="float" office:value="884.8" calcext:value-type="float">
            <text:p>884,8</text:p>
          </table:table-cell>
          <table:table-cell table:formula="of:=[.M443]-[.$B443]" office:value-type="float" office:value="0" calcext:value-type="float">
            <text:p>0,0</text:p>
          </table:table-cell>
          <table:table-cell/>
          <table:table-cell table:style-name="Default" office:value-type="float" office:value="884.8" calcext:value-type="float">
            <text:p>884,8</text:p>
          </table:table-cell>
          <table:table-cell table:formula="of:=[.P443]-[.$B443]" office:value-type="float" office:value="0" calcext:value-type="float">
            <text:p>0,0</text:p>
          </table:table-cell>
          <table:table-cell/>
          <table:table-cell table:style-name="Default" office:value-type="float" office:value="884.8" calcext:value-type="float">
            <text:p>884,8</text:p>
          </table:table-cell>
          <table:table-cell table:formula="of:=[.S443]-[.$B443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table:style-name="ce7" office:value-type="float" office:value="751.2" calcext:value-type="float">
            <text:p>751,20</text:p>
          </table:table-cell>
          <table:table-cell/>
          <table:table-cell table:style-name="Default" office:value-type="float" office:value="751.2" calcext:value-type="float">
            <text:p>751,2</text:p>
          </table:table-cell>
          <table:table-cell table:formula="of:=[.D444]-[.$B444]" office:value-type="float" office:value="0" calcext:value-type="float">
            <text:p>0,0</text:p>
          </table:table-cell>
          <table:table-cell/>
          <table:table-cell table:style-name="Default" office:value-type="float" office:value="751.2" calcext:value-type="float">
            <text:p>751,2</text:p>
          </table:table-cell>
          <table:table-cell table:formula="of:=[.G444]-[.$B444]" office:value-type="float" office:value="0" calcext:value-type="float">
            <text:p>0,0</text:p>
          </table:table-cell>
          <table:table-cell/>
          <table:table-cell table:style-name="Default" office:value-type="float" office:value="751.2" calcext:value-type="float">
            <text:p>751,2</text:p>
          </table:table-cell>
          <table:table-cell table:formula="of:=[.J444]-[.$B444]" office:value-type="float" office:value="0" calcext:value-type="float">
            <text:p>0,0</text:p>
          </table:table-cell>
          <table:table-cell/>
          <table:table-cell table:style-name="Default" office:value-type="float" office:value="751.2" calcext:value-type="float">
            <text:p>751,2</text:p>
          </table:table-cell>
          <table:table-cell table:formula="of:=[.M444]-[.$B444]" office:value-type="float" office:value="0" calcext:value-type="float">
            <text:p>0,0</text:p>
          </table:table-cell>
          <table:table-cell/>
          <table:table-cell table:style-name="Default" office:value-type="float" office:value="751.2" calcext:value-type="float">
            <text:p>751,2</text:p>
          </table:table-cell>
          <table:table-cell table:formula="of:=[.P444]-[.$B444]" office:value-type="float" office:value="0" calcext:value-type="float">
            <text:p>0,0</text:p>
          </table:table-cell>
          <table:table-cell/>
          <table:table-cell table:style-name="Default" office:value-type="float" office:value="751.2" calcext:value-type="float">
            <text:p>751,2</text:p>
          </table:table-cell>
          <table:table-cell table:formula="of:=[.S444]-[.$B444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ce7" office:value-type="float" office:value="485.9" calcext:value-type="float">
            <text:p>485,90</text:p>
          </table:table-cell>
          <table:table-cell/>
          <table:table-cell table:style-name="Default" office:value-type="float" office:value="480.2" calcext:value-type="float">
            <text:p>480,2</text:p>
          </table:table-cell>
          <table:table-cell table:formula="of:=[.D445]-[.$B445]" office:value-type="float" office:value="-5.69999999999999" calcext:value-type="float">
            <text:p>-5,7</text:p>
          </table:table-cell>
          <table:table-cell/>
          <table:table-cell table:style-name="Default" office:value-type="float" office:value="485.9" calcext:value-type="float">
            <text:p>485,9</text:p>
          </table:table-cell>
          <table:table-cell table:formula="of:=[.G445]-[.$B445]" office:value-type="float" office:value="0" calcext:value-type="float">
            <text:p>0,0</text:p>
          </table:table-cell>
          <table:table-cell/>
          <table:table-cell table:style-name="Default" office:value-type="float" office:value="485.9" calcext:value-type="float">
            <text:p>485,9</text:p>
          </table:table-cell>
          <table:table-cell table:formula="of:=[.J445]-[.$B445]" office:value-type="float" office:value="0" calcext:value-type="float">
            <text:p>0,0</text:p>
          </table:table-cell>
          <table:table-cell/>
          <table:table-cell table:style-name="Default" office:value-type="float" office:value="485.9" calcext:value-type="float">
            <text:p>485,9</text:p>
          </table:table-cell>
          <table:table-cell table:formula="of:=[.M445]-[.$B445]" office:value-type="float" office:value="0" calcext:value-type="float">
            <text:p>0,0</text:p>
          </table:table-cell>
          <table:table-cell/>
          <table:table-cell table:style-name="Default" office:value-type="float" office:value="485.9" calcext:value-type="float">
            <text:p>485,9</text:p>
          </table:table-cell>
          <table:table-cell table:formula="of:=[.P445]-[.$B445]" office:value-type="float" office:value="0" calcext:value-type="float">
            <text:p>0,0</text:p>
          </table:table-cell>
          <table:table-cell/>
          <table:table-cell table:style-name="Default" office:value-type="float" office:value="485.9" calcext:value-type="float">
            <text:p>485,9</text:p>
          </table:table-cell>
          <table:table-cell table:formula="of:=[.S445]-[.$B445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table:style-name="ce7" office:value-type="float" office:value="1265.9" calcext:value-type="float">
            <text:p>1.265,90</text:p>
          </table:table-cell>
          <table:table-cell/>
          <table:table-cell table:style-name="Default" office:value-type="float" office:value="1262" calcext:value-type="float">
            <text:p>1262</text:p>
          </table:table-cell>
          <table:table-cell table:formula="of:=[.D446]-[.$B446]" office:value-type="float" office:value="-3.90000000000009" calcext:value-type="float">
            <text:p>-3,9</text:p>
          </table:table-cell>
          <table:table-cell/>
          <table:table-cell table:style-name="Default" office:value-type="float" office:value="1262" calcext:value-type="float">
            <text:p>1262</text:p>
          </table:table-cell>
          <table:table-cell table:formula="of:=[.G446]-[.$B446]" office:value-type="float" office:value="-3.90000000000009" calcext:value-type="float">
            <text:p>-3,9</text:p>
          </table:table-cell>
          <table:table-cell/>
          <table:table-cell table:style-name="Default" office:value-type="float" office:value="1262" calcext:value-type="float">
            <text:p>1262</text:p>
          </table:table-cell>
          <table:table-cell table:formula="of:=[.J446]-[.$B446]" office:value-type="float" office:value="-3.90000000000009" calcext:value-type="float">
            <text:p>-3,9</text:p>
          </table:table-cell>
          <table:table-cell/>
          <table:table-cell table:style-name="Default" office:value-type="float" office:value="1262" calcext:value-type="float">
            <text:p>1262</text:p>
          </table:table-cell>
          <table:table-cell table:formula="of:=[.M446]-[.$B446]" office:value-type="float" office:value="-3.90000000000009" calcext:value-type="float">
            <text:p>-3,9</text:p>
          </table:table-cell>
          <table:table-cell/>
          <table:table-cell table:style-name="Default" office:value-type="float" office:value="1262" calcext:value-type="float">
            <text:p>1262</text:p>
          </table:table-cell>
          <table:table-cell table:formula="of:=[.P446]-[.$B446]" office:value-type="float" office:value="-3.90000000000009" calcext:value-type="float">
            <text:p>-3,9</text:p>
          </table:table-cell>
          <table:table-cell/>
          <table:table-cell table:style-name="Default" office:value-type="float" office:value="1265.9" calcext:value-type="float">
            <text:p>1265,9</text:p>
          </table:table-cell>
          <table:table-cell table:formula="of:=[.S446]-[.$B446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ce7" office:value-type="float" office:value="1970.3" calcext:value-type="float">
            <text:p>1.970,30</text:p>
          </table:table-cell>
          <table:table-cell/>
          <table:table-cell table:style-name="Default" office:value-type="float" office:value="1344.7" calcext:value-type="float">
            <text:p>1344,7</text:p>
          </table:table-cell>
          <table:table-cell table:formula="of:=[.D447]-[.$B447]" office:value-type="float" office:value="-625.6" calcext:value-type="float">
            <text:p>-625,6</text:p>
          </table:table-cell>
          <table:table-cell/>
          <table:table-cell table:style-name="Default" office:value-type="float" office:value="1344.7" calcext:value-type="float">
            <text:p>1344,7</text:p>
          </table:table-cell>
          <table:table-cell table:formula="of:=[.G447]-[.$B447]" office:value-type="float" office:value="-625.6" calcext:value-type="float">
            <text:p>-625,6</text:p>
          </table:table-cell>
          <table:table-cell/>
          <table:table-cell table:style-name="Default" office:value-type="float" office:value="1344.7" calcext:value-type="float">
            <text:p>1344,7</text:p>
          </table:table-cell>
          <table:table-cell table:formula="of:=[.J447]-[.$B447]" office:value-type="float" office:value="-625.6" calcext:value-type="float">
            <text:p>-625,6</text:p>
          </table:table-cell>
          <table:table-cell/>
          <table:table-cell table:style-name="Default" office:value-type="float" office:value="1344.7" calcext:value-type="float">
            <text:p>1344,7</text:p>
          </table:table-cell>
          <table:table-cell table:formula="of:=[.M447]-[.$B447]" office:value-type="float" office:value="-625.6" calcext:value-type="float">
            <text:p>-625,6</text:p>
          </table:table-cell>
          <table:table-cell/>
          <table:table-cell table:style-name="Default" office:value-type="float" office:value="1344.7" calcext:value-type="float">
            <text:p>1344,7</text:p>
          </table:table-cell>
          <table:table-cell table:formula="of:=[.P447]-[.$B447]" office:value-type="float" office:value="-625.6" calcext:value-type="float">
            <text:p>-625,6</text:p>
          </table:table-cell>
          <table:table-cell/>
          <table:table-cell table:style-name="Default" office:value-type="float" office:value="1344.7" calcext:value-type="float">
            <text:p>1344,7</text:p>
          </table:table-cell>
          <table:table-cell table:formula="of:=[.S447]-[.$B447]" office:value-type="float" office:value="-625.6" calcext:value-type="float">
            <text:p>-625,6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table:style-name="ce7" office:value-type="float" office:value="1120" calcext:value-type="float">
            <text:p>1.120,00</text:p>
          </table:table-cell>
          <table:table-cell/>
          <table:table-cell table:style-name="Default" office:value-type="float" office:value="1112.2" calcext:value-type="float">
            <text:p>1112,2</text:p>
          </table:table-cell>
          <table:table-cell table:formula="of:=[.D448]-[.$B448]" office:value-type="float" office:value="-7.79999999999995" calcext:value-type="float">
            <text:p>-7,8</text:p>
          </table:table-cell>
          <table:table-cell/>
          <table:table-cell table:style-name="Default" office:value-type="float" office:value="1112.2" calcext:value-type="float">
            <text:p>1112,2</text:p>
          </table:table-cell>
          <table:table-cell table:formula="of:=[.G448]-[.$B448]" office:value-type="float" office:value="-7.79999999999995" calcext:value-type="float">
            <text:p>-7,8</text:p>
          </table:table-cell>
          <table:table-cell/>
          <table:table-cell table:style-name="Default" office:value-type="float" office:value="1111.5" calcext:value-type="float">
            <text:p>1111,5</text:p>
          </table:table-cell>
          <table:table-cell table:formula="of:=[.J448]-[.$B448]" office:value-type="float" office:value="-8.5" calcext:value-type="float">
            <text:p>-8,5</text:p>
          </table:table-cell>
          <table:table-cell/>
          <table:table-cell table:style-name="Default" office:value-type="float" office:value="1111.5" calcext:value-type="float">
            <text:p>1111,5</text:p>
          </table:table-cell>
          <table:table-cell table:formula="of:=[.M448]-[.$B448]" office:value-type="float" office:value="-8.5" calcext:value-type="float">
            <text:p>-8,5</text:p>
          </table:table-cell>
          <table:table-cell/>
          <table:table-cell table:style-name="Default" office:value-type="float" office:value="1119.5" calcext:value-type="float">
            <text:p>1119,5</text:p>
          </table:table-cell>
          <table:table-cell table:formula="of:=[.P448]-[.$B448]" office:value-type="float" office:value="-0.5" calcext:value-type="float">
            <text:p>-0,5</text:p>
          </table:table-cell>
          <table:table-cell/>
          <table:table-cell table:style-name="Default" office:value-type="float" office:value="1111.5" calcext:value-type="float">
            <text:p>1111,5</text:p>
          </table:table-cell>
          <table:table-cell table:formula="of:=[.S448]-[.$B448]" office:value-type="float" office:value="-8.5" calcext:value-type="float">
            <text:p>-8,5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table:style-name="ce7" office:value-type="float" office:value="520.8" calcext:value-type="float">
            <text:p>520,80</text:p>
          </table:table-cell>
          <table:table-cell/>
          <table:table-cell table:style-name="Default" office:value-type="float" office:value="512.4" calcext:value-type="float">
            <text:p>512,4</text:p>
          </table:table-cell>
          <table:table-cell table:formula="of:=[.D449]-[.$B449]" office:value-type="float" office:value="-8.39999999999998" calcext:value-type="float">
            <text:p>-8,4</text:p>
          </table:table-cell>
          <table:table-cell/>
          <table:table-cell table:style-name="Default" office:value-type="float" office:value="512.4" calcext:value-type="float">
            <text:p>512,4</text:p>
          </table:table-cell>
          <table:table-cell table:formula="of:=[.G449]-[.$B449]" office:value-type="float" office:value="-8.39999999999998" calcext:value-type="float">
            <text:p>-8,4</text:p>
          </table:table-cell>
          <table:table-cell/>
          <table:table-cell table:style-name="Default" office:value-type="float" office:value="548.2" calcext:value-type="float">
            <text:p>548,2</text:p>
          </table:table-cell>
          <table:table-cell table:formula="of:=[.J449]-[.$B449]" office:value-type="float" office:value="27.4000000000001" calcext:value-type="float">
            <text:p>27,4</text:p>
          </table:table-cell>
          <table:table-cell/>
          <table:table-cell table:style-name="Default" office:value-type="float" office:value="548.2" calcext:value-type="float">
            <text:p>548,2</text:p>
          </table:table-cell>
          <table:table-cell table:formula="of:=[.M449]-[.$B449]" office:value-type="float" office:value="27.4000000000001" calcext:value-type="float">
            <text:p>27,4</text:p>
          </table:table-cell>
          <table:table-cell/>
          <table:table-cell table:style-name="Default" office:value-type="float" office:value="548.2" calcext:value-type="float">
            <text:p>548,2</text:p>
          </table:table-cell>
          <table:table-cell table:formula="of:=[.P449]-[.$B449]" office:value-type="float" office:value="27.4000000000001" calcext:value-type="float">
            <text:p>27,4</text:p>
          </table:table-cell>
          <table:table-cell/>
          <table:table-cell table:style-name="Default" office:value-type="float" office:value="548.2" calcext:value-type="float">
            <text:p>548,2</text:p>
          </table:table-cell>
          <table:table-cell table:formula="of:=[.S449]-[.$B449]" office:value-type="float" office:value="27.4000000000001" calcext:value-type="float">
            <text:p>27,4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table:style-name="ce7" office:value-type="float" office:value="2500.3" calcext:value-type="float">
            <text:p>2.500,30</text:p>
          </table:table-cell>
          <table:table-cell/>
          <table:table-cell table:style-name="Default" office:value-type="float" office:value="2500.3" calcext:value-type="float">
            <text:p>2500,3</text:p>
          </table:table-cell>
          <table:table-cell table:formula="of:=[.D450]-[.$B450]" office:value-type="float" office:value="0" calcext:value-type="float">
            <text:p>0,0</text:p>
          </table:table-cell>
          <table:table-cell/>
          <table:table-cell table:style-name="Default" office:value-type="float" office:value="2500.3" calcext:value-type="float">
            <text:p>2500,3</text:p>
          </table:table-cell>
          <table:table-cell table:formula="of:=[.G450]-[.$B450]" office:value-type="float" office:value="0" calcext:value-type="float">
            <text:p>0,0</text:p>
          </table:table-cell>
          <table:table-cell/>
          <table:table-cell table:style-name="Default" office:value-type="float" office:value="2500.3" calcext:value-type="float">
            <text:p>2500,3</text:p>
          </table:table-cell>
          <table:table-cell table:formula="of:=[.J450]-[.$B450]" office:value-type="float" office:value="0" calcext:value-type="float">
            <text:p>0,0</text:p>
          </table:table-cell>
          <table:table-cell/>
          <table:table-cell table:style-name="Default" office:value-type="float" office:value="2500.3" calcext:value-type="float">
            <text:p>2500,3</text:p>
          </table:table-cell>
          <table:table-cell table:formula="of:=[.M450]-[.$B450]" office:value-type="float" office:value="0" calcext:value-type="float">
            <text:p>0,0</text:p>
          </table:table-cell>
          <table:table-cell/>
          <table:table-cell table:style-name="Default" office:value-type="float" office:value="2528.5" calcext:value-type="float">
            <text:p>2528,5</text:p>
          </table:table-cell>
          <table:table-cell table:formula="of:=[.P450]-[.$B450]" office:value-type="float" office:value="28.1999999999998" calcext:value-type="float">
            <text:p>28,2</text:p>
          </table:table-cell>
          <table:table-cell/>
          <table:table-cell table:style-name="Default" office:value-type="float" office:value="2500.3" calcext:value-type="float">
            <text:p>2500,3</text:p>
          </table:table-cell>
          <table:table-cell table:formula="of:=[.S450]-[.$B450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7" office:value-type="float" office:value="732" calcext:value-type="float">
            <text:p>732,00</text:p>
          </table:table-cell>
          <table:table-cell/>
          <table:table-cell table:style-name="Default" office:value-type="float" office:value="719.2" calcext:value-type="float">
            <text:p>719,2</text:p>
          </table:table-cell>
          <table:table-cell table:formula="of:=[.D451]-[.$B451]" office:value-type="float" office:value="-12.8" calcext:value-type="float">
            <text:p>-12,8</text:p>
          </table:table-cell>
          <table:table-cell/>
          <table:table-cell table:style-name="Default" office:value-type="float" office:value="729.5" calcext:value-type="float">
            <text:p>729,5</text:p>
          </table:table-cell>
          <table:table-cell table:formula="of:=[.G451]-[.$B451]" office:value-type="float" office:value="-2.5" calcext:value-type="float">
            <text:p>-2,5</text:p>
          </table:table-cell>
          <table:table-cell/>
          <table:table-cell table:style-name="Default" office:value-type="float" office:value="742.4" calcext:value-type="float">
            <text:p>742,4</text:p>
          </table:table-cell>
          <table:table-cell table:formula="of:=[.J451]-[.$B451]" office:value-type="float" office:value="10.4" calcext:value-type="float">
            <text:p>10,4</text:p>
          </table:table-cell>
          <table:table-cell/>
          <table:table-cell table:style-name="Default" office:value-type="float" office:value="742.4" calcext:value-type="float">
            <text:p>742,4</text:p>
          </table:table-cell>
          <table:table-cell table:formula="of:=[.M451]-[.$B451]" office:value-type="float" office:value="10.4" calcext:value-type="float">
            <text:p>10,4</text:p>
          </table:table-cell>
          <table:table-cell/>
          <table:table-cell table:style-name="Default" office:value-type="float" office:value="732" calcext:value-type="float">
            <text:p>732</text:p>
          </table:table-cell>
          <table:table-cell table:formula="of:=[.P451]-[.$B451]" office:value-type="float" office:value="0" calcext:value-type="float">
            <text:p>0,0</text:p>
          </table:table-cell>
          <table:table-cell/>
          <table:table-cell table:style-name="Default" office:value-type="float" office:value="732" calcext:value-type="float">
            <text:p>732</text:p>
          </table:table-cell>
          <table:table-cell table:formula="of:=[.S451]-[.$B451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table:style-name="ce7" office:value-type="float" office:value="935" calcext:value-type="float">
            <text:p>935,00</text:p>
          </table:table-cell>
          <table:table-cell/>
          <table:table-cell table:style-name="Default" office:value-type="float" office:value="984.5" calcext:value-type="float">
            <text:p>984,5</text:p>
          </table:table-cell>
          <table:table-cell table:formula="of:=[.D452]-[.$B452]" office:value-type="float" office:value="49.5" calcext:value-type="float">
            <text:p>49,5</text:p>
          </table:table-cell>
          <table:table-cell/>
          <table:table-cell table:style-name="Default" office:value-type="float" office:value="935" calcext:value-type="float">
            <text:p>935</text:p>
          </table:table-cell>
          <table:table-cell table:formula="of:=[.G452]-[.$B452]" office:value-type="float" office:value="0" calcext:value-type="float">
            <text:p>0,0</text:p>
          </table:table-cell>
          <table:table-cell/>
          <table:table-cell table:style-name="Default" office:value-type="float" office:value="935" calcext:value-type="float">
            <text:p>935</text:p>
          </table:table-cell>
          <table:table-cell table:formula="of:=[.J452]-[.$B452]" office:value-type="float" office:value="0" calcext:value-type="float">
            <text:p>0,0</text:p>
          </table:table-cell>
          <table:table-cell/>
          <table:table-cell table:style-name="Default" office:value-type="float" office:value="935" calcext:value-type="float">
            <text:p>935</text:p>
          </table:table-cell>
          <table:table-cell table:formula="of:=[.M452]-[.$B452]" office:value-type="float" office:value="0" calcext:value-type="float">
            <text:p>0,0</text:p>
          </table:table-cell>
          <table:table-cell/>
          <table:table-cell table:style-name="Default" office:value-type="float" office:value="935" calcext:value-type="float">
            <text:p>935</text:p>
          </table:table-cell>
          <table:table-cell table:formula="of:=[.P452]-[.$B452]" office:value-type="float" office:value="0" calcext:value-type="float">
            <text:p>0,0</text:p>
          </table:table-cell>
          <table:table-cell/>
          <table:table-cell table:style-name="Default" office:value-type="float" office:value="935" calcext:value-type="float">
            <text:p>935</text:p>
          </table:table-cell>
          <table:table-cell table:formula="of:=[.S452]-[.$B452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ce7" office:value-type="float" office:value="925.4" calcext:value-type="float">
            <text:p>925,40</text:p>
          </table:table-cell>
          <table:table-cell/>
          <table:table-cell table:style-name="Default" office:value-type="float" office:value="941.8" calcext:value-type="float">
            <text:p>941,8</text:p>
          </table:table-cell>
          <table:table-cell table:formula="of:=[.D453]-[.$B453]" office:value-type="float" office:value="16.4" calcext:value-type="float">
            <text:p>16,4</text:p>
          </table:table-cell>
          <table:table-cell/>
          <table:table-cell table:style-name="Default" office:value-type="float" office:value="941.8" calcext:value-type="float">
            <text:p>941,8</text:p>
          </table:table-cell>
          <table:table-cell table:formula="of:=[.G453]-[.$B453]" office:value-type="float" office:value="16.4" calcext:value-type="float">
            <text:p>16,4</text:p>
          </table:table-cell>
          <table:table-cell/>
          <table:table-cell table:style-name="Default" office:value-type="float" office:value="925.7" calcext:value-type="float">
            <text:p>925,7</text:p>
          </table:table-cell>
          <table:table-cell table:formula="of:=[.J453]-[.$B453]" office:value-type="float" office:value="0.300000000000068" calcext:value-type="float">
            <text:p>0,3</text:p>
          </table:table-cell>
          <table:table-cell/>
          <table:table-cell table:style-name="Default" office:value-type="float" office:value="925.7" calcext:value-type="float">
            <text:p>925,7</text:p>
          </table:table-cell>
          <table:table-cell table:formula="of:=[.M453]-[.$B453]" office:value-type="float" office:value="0.300000000000068" calcext:value-type="float">
            <text:p>0,3</text:p>
          </table:table-cell>
          <table:table-cell/>
          <table:table-cell table:style-name="Default" office:value-type="float" office:value="925.7" calcext:value-type="float">
            <text:p>925,7</text:p>
          </table:table-cell>
          <table:table-cell table:formula="of:=[.P453]-[.$B453]" office:value-type="float" office:value="0.300000000000068" calcext:value-type="float">
            <text:p>0,3</text:p>
          </table:table-cell>
          <table:table-cell/>
          <table:table-cell table:style-name="Default" office:value-type="float" office:value="925.4" calcext:value-type="float">
            <text:p>925,4</text:p>
          </table:table-cell>
          <table:table-cell table:formula="of:=[.S453]-[.$B453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table:style-name="ce7" office:value-type="float" office:value="779.5" calcext:value-type="float">
            <text:p>779,50</text:p>
          </table:table-cell>
          <table:table-cell/>
          <table:table-cell table:style-name="Default" office:value-type="float" office:value="801.4" calcext:value-type="float">
            <text:p>801,4</text:p>
          </table:table-cell>
          <table:table-cell table:formula="of:=[.D454]-[.$B454]" office:value-type="float" office:value="21.9" calcext:value-type="float">
            <text:p>21,9</text:p>
          </table:table-cell>
          <table:table-cell/>
          <table:table-cell table:style-name="Default" office:value-type="float" office:value="779.5" calcext:value-type="float">
            <text:p>779,5</text:p>
          </table:table-cell>
          <table:table-cell table:formula="of:=[.G454]-[.$B454]" office:value-type="float" office:value="0" calcext:value-type="float">
            <text:p>0,0</text:p>
          </table:table-cell>
          <table:table-cell/>
          <table:table-cell table:style-name="Default" office:value-type="float" office:value="779.5" calcext:value-type="float">
            <text:p>779,5</text:p>
          </table:table-cell>
          <table:table-cell table:formula="of:=[.J454]-[.$B454]" office:value-type="float" office:value="0" calcext:value-type="float">
            <text:p>0,0</text:p>
          </table:table-cell>
          <table:table-cell/>
          <table:table-cell table:style-name="Default" office:value-type="float" office:value="779.5" calcext:value-type="float">
            <text:p>779,5</text:p>
          </table:table-cell>
          <table:table-cell table:formula="of:=[.M454]-[.$B454]" office:value-type="float" office:value="0" calcext:value-type="float">
            <text:p>0,0</text:p>
          </table:table-cell>
          <table:table-cell/>
          <table:table-cell table:style-name="Default" office:value-type="float" office:value="779.5" calcext:value-type="float">
            <text:p>779,5</text:p>
          </table:table-cell>
          <table:table-cell table:formula="of:=[.P454]-[.$B454]" office:value-type="float" office:value="0" calcext:value-type="float">
            <text:p>0,0</text:p>
          </table:table-cell>
          <table:table-cell/>
          <table:table-cell table:style-name="Default" office:value-type="float" office:value="779.5" calcext:value-type="float">
            <text:p>779,5</text:p>
          </table:table-cell>
          <table:table-cell table:formula="of:=[.S454]-[.$B454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ce7" office:value-type="float" office:value="1287.3" calcext:value-type="float">
            <text:p>1.287,30</text:p>
          </table:table-cell>
          <table:table-cell/>
          <table:table-cell table:style-name="Default" office:value-type="float" office:value="1294.1" calcext:value-type="float">
            <text:p>1294,1</text:p>
          </table:table-cell>
          <table:table-cell table:formula="of:=[.D455]-[.$B455]" office:value-type="float" office:value="6.79999999999995" calcext:value-type="float">
            <text:p>6,8</text:p>
          </table:table-cell>
          <table:table-cell/>
          <table:table-cell table:style-name="Default" office:value-type="float" office:value="1294.1" calcext:value-type="float">
            <text:p>1294,1</text:p>
          </table:table-cell>
          <table:table-cell table:formula="of:=[.G455]-[.$B455]" office:value-type="float" office:value="6.79999999999995" calcext:value-type="float">
            <text:p>6,8</text:p>
          </table:table-cell>
          <table:table-cell/>
          <table:table-cell table:style-name="Default" office:value-type="float" office:value="1287.3" calcext:value-type="float">
            <text:p>1287,3</text:p>
          </table:table-cell>
          <table:table-cell table:formula="of:=[.J455]-[.$B455]" office:value-type="float" office:value="0" calcext:value-type="float">
            <text:p>0,0</text:p>
          </table:table-cell>
          <table:table-cell/>
          <table:table-cell table:style-name="Default" office:value-type="float" office:value="1287.3" calcext:value-type="float">
            <text:p>1287,3</text:p>
          </table:table-cell>
          <table:table-cell table:formula="of:=[.M455]-[.$B455]" office:value-type="float" office:value="0" calcext:value-type="float">
            <text:p>0,0</text:p>
          </table:table-cell>
          <table:table-cell/>
          <table:table-cell table:style-name="Default" office:value-type="float" office:value="1290" calcext:value-type="float">
            <text:p>1290</text:p>
          </table:table-cell>
          <table:table-cell table:formula="of:=[.P455]-[.$B455]" office:value-type="float" office:value="2.70000000000005" calcext:value-type="float">
            <text:p>2,7</text:p>
          </table:table-cell>
          <table:table-cell/>
          <table:table-cell table:style-name="Default" office:value-type="float" office:value="1287.3" calcext:value-type="float">
            <text:p>1287,3</text:p>
          </table:table-cell>
          <table:table-cell table:formula="of:=[.S455]-[.$B455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table:style-name="ce7" office:value-type="float" office:value="1480.9" calcext:value-type="float">
            <text:p>1.480,90</text:p>
          </table:table-cell>
          <table:table-cell/>
          <table:table-cell table:style-name="Default" office:value-type="float" office:value="1550.1" calcext:value-type="float">
            <text:p>1550,1</text:p>
          </table:table-cell>
          <table:table-cell table:formula="of:=[.D456]-[.$B456]" office:value-type="float" office:value="69.1999999999998" calcext:value-type="float">
            <text:p>69,2</text:p>
          </table:table-cell>
          <table:table-cell/>
          <table:table-cell table:style-name="Default" office:value-type="float" office:value="1480.9" calcext:value-type="float">
            <text:p>1480,9</text:p>
          </table:table-cell>
          <table:table-cell table:formula="of:=[.G456]-[.$B456]" office:value-type="float" office:value="0" calcext:value-type="float">
            <text:p>0,0</text:p>
          </table:table-cell>
          <table:table-cell/>
          <table:table-cell table:style-name="Default" office:value-type="float" office:value="1486.4" calcext:value-type="float">
            <text:p>1486,4</text:p>
          </table:table-cell>
          <table:table-cell table:formula="of:=[.J456]-[.$B456]" office:value-type="float" office:value="5.5" calcext:value-type="float">
            <text:p>5,5</text:p>
          </table:table-cell>
          <table:table-cell/>
          <table:table-cell table:style-name="Default" office:value-type="float" office:value="1486.4" calcext:value-type="float">
            <text:p>1486,4</text:p>
          </table:table-cell>
          <table:table-cell table:formula="of:=[.M456]-[.$B456]" office:value-type="float" office:value="5.5" calcext:value-type="float">
            <text:p>5,5</text:p>
          </table:table-cell>
          <table:table-cell/>
          <table:table-cell table:style-name="Default" office:value-type="float" office:value="1486.4" calcext:value-type="float">
            <text:p>1486,4</text:p>
          </table:table-cell>
          <table:table-cell table:formula="of:=[.P456]-[.$B456]" office:value-type="float" office:value="5.5" calcext:value-type="float">
            <text:p>5,5</text:p>
          </table:table-cell>
          <table:table-cell/>
          <table:table-cell table:style-name="Default" office:value-type="float" office:value="1486.4" calcext:value-type="float">
            <text:p>1486,4</text:p>
          </table:table-cell>
          <table:table-cell table:formula="of:=[.S456]-[.$B456]" office:value-type="float" office:value="5.5" calcext:value-type="float">
            <text:p>5,5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ce7" office:value-type="float" office:value="1504.8" calcext:value-type="float">
            <text:p>1.504,80</text:p>
          </table:table-cell>
          <table:table-cell/>
          <table:table-cell table:style-name="Default" office:value-type="float" office:value="1474.4" calcext:value-type="float">
            <text:p>1474,4</text:p>
          </table:table-cell>
          <table:table-cell table:formula="of:=[.D457]-[.$B457]" office:value-type="float" office:value="-30.3999999999999" calcext:value-type="float">
            <text:p>-30,4</text:p>
          </table:table-cell>
          <table:table-cell/>
          <table:table-cell table:style-name="Default" office:value-type="float" office:value="1504.8" calcext:value-type="float">
            <text:p>1504,8</text:p>
          </table:table-cell>
          <table:table-cell table:formula="of:=[.G457]-[.$B457]" office:value-type="float" office:value="0" calcext:value-type="float">
            <text:p>0,0</text:p>
          </table:table-cell>
          <table:table-cell/>
          <table:table-cell table:style-name="Default" office:value-type="float" office:value="1504.8" calcext:value-type="float">
            <text:p>1504,8</text:p>
          </table:table-cell>
          <table:table-cell table:formula="of:=[.J457]-[.$B457]" office:value-type="float" office:value="0" calcext:value-type="float">
            <text:p>0,0</text:p>
          </table:table-cell>
          <table:table-cell/>
          <table:table-cell table:style-name="Default" office:value-type="float" office:value="1504.8" calcext:value-type="float">
            <text:p>1504,8</text:p>
          </table:table-cell>
          <table:table-cell table:formula="of:=[.M457]-[.$B457]" office:value-type="float" office:value="0" calcext:value-type="float">
            <text:p>0,0</text:p>
          </table:table-cell>
          <table:table-cell/>
          <table:table-cell table:style-name="Default" office:value-type="float" office:value="1504.8" calcext:value-type="float">
            <text:p>1504,8</text:p>
          </table:table-cell>
          <table:table-cell table:formula="of:=[.P457]-[.$B457]" office:value-type="float" office:value="0" calcext:value-type="float">
            <text:p>0,0</text:p>
          </table:table-cell>
          <table:table-cell/>
          <table:table-cell table:style-name="Default" office:value-type="float" office:value="1504.8" calcext:value-type="float">
            <text:p>1504,8</text:p>
          </table:table-cell>
          <table:table-cell table:formula="of:=[.S457]-[.$B457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table:style-name="ce7" office:value-type="float" office:value="1900.1" calcext:value-type="float">
            <text:p>1.900,10</text:p>
          </table:table-cell>
          <table:table-cell/>
          <table:table-cell table:style-name="Default" office:value-type="float" office:value="1940.4" calcext:value-type="float">
            <text:p>1940,4</text:p>
          </table:table-cell>
          <table:table-cell table:formula="of:=[.D458]-[.$B458]" office:value-type="float" office:value="40.3000000000002" calcext:value-type="float">
            <text:p>40,3</text:p>
          </table:table-cell>
          <table:table-cell/>
          <table:table-cell table:style-name="Default" office:value-type="float" office:value="1940.4" calcext:value-type="float">
            <text:p>1940,4</text:p>
          </table:table-cell>
          <table:table-cell table:formula="of:=[.G458]-[.$B458]" office:value-type="float" office:value="40.3000000000002" calcext:value-type="float">
            <text:p>40,3</text:p>
          </table:table-cell>
          <table:table-cell/>
          <table:table-cell table:style-name="Default" office:value-type="float" office:value="1919.7" calcext:value-type="float">
            <text:p>1919,7</text:p>
          </table:table-cell>
          <table:table-cell table:formula="of:=[.J458]-[.$B458]" office:value-type="float" office:value="19.6000000000001" calcext:value-type="float">
            <text:p>19,6</text:p>
          </table:table-cell>
          <table:table-cell/>
          <table:table-cell table:style-name="Default" office:value-type="float" office:value="1919.7" calcext:value-type="float">
            <text:p>1919,7</text:p>
          </table:table-cell>
          <table:table-cell table:formula="of:=[.M458]-[.$B458]" office:value-type="float" office:value="19.6000000000001" calcext:value-type="float">
            <text:p>19,6</text:p>
          </table:table-cell>
          <table:table-cell/>
          <table:table-cell table:style-name="Default" office:value-type="float" office:value="1919.7" calcext:value-type="float">
            <text:p>1919,7</text:p>
          </table:table-cell>
          <table:table-cell table:formula="of:=[.P458]-[.$B458]" office:value-type="float" office:value="19.6000000000001" calcext:value-type="float">
            <text:p>19,6</text:p>
          </table:table-cell>
          <table:table-cell/>
          <table:table-cell table:style-name="Default" office:value-type="float" office:value="1919.7" calcext:value-type="float">
            <text:p>1919,7</text:p>
          </table:table-cell>
          <table:table-cell table:formula="of:=[.S458]-[.$B458]" office:value-type="float" office:value="19.6000000000001" calcext:value-type="float">
            <text:p>19,6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table:style-name="ce7" office:value-type="float" office:value="2043.9" calcext:value-type="float">
            <text:p>2.043,90</text:p>
          </table:table-cell>
          <table:table-cell/>
          <table:table-cell table:style-name="Default" office:value-type="float" office:value="1104.5" calcext:value-type="float">
            <text:p>1104,5</text:p>
          </table:table-cell>
          <table:table-cell table:formula="of:=[.D459]-[.$B459]" office:value-type="float" office:value="-939.4" calcext:value-type="float">
            <text:p>-939,4</text:p>
          </table:table-cell>
          <table:table-cell/>
          <table:table-cell table:style-name="Default" office:value-type="float" office:value="2607.4" calcext:value-type="float">
            <text:p>2607,4</text:p>
          </table:table-cell>
          <table:table-cell table:formula="of:=[.G459]-[.$B459]" office:value-type="float" office:value="563.5" calcext:value-type="float">
            <text:p>563,5</text:p>
          </table:table-cell>
          <table:table-cell/>
          <table:table-cell table:style-name="Default" office:value-type="float" office:value="1104.9" calcext:value-type="float">
            <text:p>1104,9</text:p>
          </table:table-cell>
          <table:table-cell table:formula="of:=[.J459]-[.$B459]" office:value-type="float" office:value="-939" calcext:value-type="float">
            <text:p>-939,0</text:p>
          </table:table-cell>
          <table:table-cell/>
          <table:table-cell table:style-name="Default" office:value-type="float" office:value="1104.9" calcext:value-type="float">
            <text:p>1104,9</text:p>
          </table:table-cell>
          <table:table-cell table:formula="of:=[.M459]-[.$B459]" office:value-type="float" office:value="-939" calcext:value-type="float">
            <text:p>-939,0</text:p>
          </table:table-cell>
          <table:table-cell/>
          <table:table-cell table:style-name="Default" office:value-type="float" office:value="2049.4" calcext:value-type="float">
            <text:p>2049,4</text:p>
          </table:table-cell>
          <table:table-cell table:formula="of:=[.P459]-[.$B459]" office:value-type="float" office:value="5.5" calcext:value-type="float">
            <text:p>5,5</text:p>
          </table:table-cell>
          <table:table-cell/>
          <table:table-cell table:style-name="Default" office:value-type="float" office:value="2031.6" calcext:value-type="float">
            <text:p>2031,6</text:p>
          </table:table-cell>
          <table:table-cell table:formula="of:=[.S459]-[.$B459]" office:value-type="float" office:value="-12.3000000000002" calcext:value-type="float">
            <text:p>-12,3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7" office:value-type="float" office:value="1834.8" calcext:value-type="float">
            <text:p>1.834,80</text:p>
          </table:table-cell>
          <table:table-cell/>
          <table:table-cell table:style-name="Default" office:value-type="float" office:value="2003.7" calcext:value-type="float">
            <text:p>2003,7</text:p>
          </table:table-cell>
          <table:table-cell table:formula="of:=[.D460]-[.$B460]" office:value-type="float" office:value="168.9" calcext:value-type="float">
            <text:p>168,9</text:p>
          </table:table-cell>
          <table:table-cell/>
          <table:table-cell table:style-name="Default" office:value-type="float" office:value="1998" calcext:value-type="float">
            <text:p>1998</text:p>
          </table:table-cell>
          <table:table-cell table:formula="of:=[.G460]-[.$B460]" office:value-type="float" office:value="163.2" calcext:value-type="float">
            <text:p>163,2</text:p>
          </table:table-cell>
          <table:table-cell/>
          <table:table-cell table:style-name="Default" office:value-type="float" office:value="1998" calcext:value-type="float">
            <text:p>1998</text:p>
          </table:table-cell>
          <table:table-cell table:formula="of:=[.J460]-[.$B460]" office:value-type="float" office:value="163.2" calcext:value-type="float">
            <text:p>163,2</text:p>
          </table:table-cell>
          <table:table-cell/>
          <table:table-cell table:style-name="Default" office:value-type="float" office:value="1834.8" calcext:value-type="float">
            <text:p>1834,8</text:p>
          </table:table-cell>
          <table:table-cell table:formula="of:=[.M460]-[.$B460]" office:value-type="float" office:value="0" calcext:value-type="float">
            <text:p>0,0</text:p>
          </table:table-cell>
          <table:table-cell/>
          <table:table-cell table:style-name="Default" office:value-type="float" office:value="1834.8" calcext:value-type="float">
            <text:p>1834,8</text:p>
          </table:table-cell>
          <table:table-cell table:formula="of:=[.P460]-[.$B460]" office:value-type="float" office:value="0" calcext:value-type="float">
            <text:p>0,0</text:p>
          </table:table-cell>
          <table:table-cell/>
          <table:table-cell table:style-name="Default" office:value-type="float" office:value="1834.8" calcext:value-type="float">
            <text:p>1834,8</text:p>
          </table:table-cell>
          <table:table-cell table:formula="of:=[.S460]-[.$B460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7" office:value-type="float" office:value="684.3" calcext:value-type="float">
            <text:p>684,30</text:p>
          </table:table-cell>
          <table:table-cell/>
          <table:table-cell table:style-name="Default" office:value-type="float" office:value="684.3" calcext:value-type="float">
            <text:p>684,3</text:p>
          </table:table-cell>
          <table:table-cell table:formula="of:=[.D461]-[.$B461]" office:value-type="float" office:value="0" calcext:value-type="float">
            <text:p>0,0</text:p>
          </table:table-cell>
          <table:table-cell/>
          <table:table-cell table:style-name="Default" office:value-type="float" office:value="684.3" calcext:value-type="float">
            <text:p>684,3</text:p>
          </table:table-cell>
          <table:table-cell table:formula="of:=[.G461]-[.$B461]" office:value-type="float" office:value="0" calcext:value-type="float">
            <text:p>0,0</text:p>
          </table:table-cell>
          <table:table-cell/>
          <table:table-cell table:style-name="Default" office:value-type="float" office:value="684.3" calcext:value-type="float">
            <text:p>684,3</text:p>
          </table:table-cell>
          <table:table-cell table:formula="of:=[.J461]-[.$B461]" office:value-type="float" office:value="0" calcext:value-type="float">
            <text:p>0,0</text:p>
          </table:table-cell>
          <table:table-cell/>
          <table:table-cell table:style-name="Default" office:value-type="float" office:value="684.3" calcext:value-type="float">
            <text:p>684,3</text:p>
          </table:table-cell>
          <table:table-cell table:formula="of:=[.M461]-[.$B461]" office:value-type="float" office:value="0" calcext:value-type="float">
            <text:p>0,0</text:p>
          </table:table-cell>
          <table:table-cell/>
          <table:table-cell table:style-name="Default" office:value-type="float" office:value="684.3" calcext:value-type="float">
            <text:p>684,3</text:p>
          </table:table-cell>
          <table:table-cell table:formula="of:=[.P461]-[.$B461]" office:value-type="float" office:value="0" calcext:value-type="float">
            <text:p>0,0</text:p>
          </table:table-cell>
          <table:table-cell/>
          <table:table-cell table:style-name="Default" office:value-type="float" office:value="684.3" calcext:value-type="float">
            <text:p>684,3</text:p>
          </table:table-cell>
          <table:table-cell table:formula="of:=[.S461]-[.$B461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table:style-name="ce7" office:value-type="float" office:value="2125.9" calcext:value-type="float">
            <text:p>2.125,90</text:p>
          </table:table-cell>
          <table:table-cell/>
          <table:table-cell table:style-name="Default" office:value-type="float" office:value="2125.9" calcext:value-type="float">
            <text:p>2125,9</text:p>
          </table:table-cell>
          <table:table-cell table:formula="of:=[.D462]-[.$B462]" office:value-type="float" office:value="0" calcext:value-type="float">
            <text:p>0,0</text:p>
          </table:table-cell>
          <table:table-cell/>
          <table:table-cell table:style-name="Default" office:value-type="float" office:value="2125.9" calcext:value-type="float">
            <text:p>2125,9</text:p>
          </table:table-cell>
          <table:table-cell table:formula="of:=[.G462]-[.$B462]" office:value-type="float" office:value="0" calcext:value-type="float">
            <text:p>0,0</text:p>
          </table:table-cell>
          <table:table-cell/>
          <table:table-cell table:style-name="Default" office:value-type="float" office:value="2125.9" calcext:value-type="float">
            <text:p>2125,9</text:p>
          </table:table-cell>
          <table:table-cell table:formula="of:=[.J462]-[.$B462]" office:value-type="float" office:value="0" calcext:value-type="float">
            <text:p>0,0</text:p>
          </table:table-cell>
          <table:table-cell/>
          <table:table-cell table:style-name="Default" office:value-type="float" office:value="2125.9" calcext:value-type="float">
            <text:p>2125,9</text:p>
          </table:table-cell>
          <table:table-cell table:formula="of:=[.M462]-[.$B462]" office:value-type="float" office:value="0" calcext:value-type="float">
            <text:p>0,0</text:p>
          </table:table-cell>
          <table:table-cell/>
          <table:table-cell table:style-name="Default" office:value-type="float" office:value="2125.9" calcext:value-type="float">
            <text:p>2125,9</text:p>
          </table:table-cell>
          <table:table-cell table:formula="of:=[.P462]-[.$B462]" office:value-type="float" office:value="0" calcext:value-type="float">
            <text:p>0,0</text:p>
          </table:table-cell>
          <table:table-cell/>
          <table:table-cell table:style-name="Default" office:value-type="float" office:value="2125.9" calcext:value-type="float">
            <text:p>2125,9</text:p>
          </table:table-cell>
          <table:table-cell table:formula="of:=[.S462]-[.$B462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table:style-name="ce7" office:value-type="float" office:value="1656.9" calcext:value-type="float">
            <text:p>1.656,90</text:p>
          </table:table-cell>
          <table:table-cell/>
          <table:table-cell table:style-name="Default" office:value-type="float" office:value="1678.3" calcext:value-type="float">
            <text:p>1678,3</text:p>
          </table:table-cell>
          <table:table-cell table:formula="of:=[.D463]-[.$B463]" office:value-type="float" office:value="21.3999999999999" calcext:value-type="float">
            <text:p>21,4</text:p>
          </table:table-cell>
          <table:table-cell/>
          <table:table-cell table:style-name="Default" office:value-type="float" office:value="1678.3" calcext:value-type="float">
            <text:p>1678,3</text:p>
          </table:table-cell>
          <table:table-cell table:formula="of:=[.G463]-[.$B463]" office:value-type="float" office:value="21.3999999999999" calcext:value-type="float">
            <text:p>21,4</text:p>
          </table:table-cell>
          <table:table-cell/>
          <table:table-cell table:style-name="Default" office:value-type="float" office:value="1650.3" calcext:value-type="float">
            <text:p>1650,3</text:p>
          </table:table-cell>
          <table:table-cell table:formula="of:=[.J463]-[.$B463]" office:value-type="float" office:value="-6.60000000000014" calcext:value-type="float">
            <text:p>-6,6</text:p>
          </table:table-cell>
          <table:table-cell/>
          <table:table-cell table:style-name="Default" office:value-type="float" office:value="1650.3" calcext:value-type="float">
            <text:p>1650,3</text:p>
          </table:table-cell>
          <table:table-cell table:formula="of:=[.M463]-[.$B463]" office:value-type="float" office:value="-6.60000000000014" calcext:value-type="float">
            <text:p>-6,6</text:p>
          </table:table-cell>
          <table:table-cell/>
          <table:table-cell table:style-name="Default" office:value-type="float" office:value="1650.3" calcext:value-type="float">
            <text:p>1650,3</text:p>
          </table:table-cell>
          <table:table-cell table:formula="of:=[.P463]-[.$B463]" office:value-type="float" office:value="-6.60000000000014" calcext:value-type="float">
            <text:p>-6,6</text:p>
          </table:table-cell>
          <table:table-cell/>
          <table:table-cell table:style-name="Default" office:value-type="float" office:value="1650.3" calcext:value-type="float">
            <text:p>1650,3</text:p>
          </table:table-cell>
          <table:table-cell table:formula="of:=[.S463]-[.$B463]" office:value-type="float" office:value="-6.60000000000014" calcext:value-type="float">
            <text:p>-6,6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table:style-name="ce7" office:value-type="float" office:value="662.2" calcext:value-type="float">
            <text:p>662,20</text:p>
          </table:table-cell>
          <table:table-cell/>
          <table:table-cell table:style-name="Default" office:value-type="float" office:value="687.1" calcext:value-type="float">
            <text:p>687,1</text:p>
          </table:table-cell>
          <table:table-cell table:formula="of:=[.D464]-[.$B464]" office:value-type="float" office:value="24.9" calcext:value-type="float">
            <text:p>24,9</text:p>
          </table:table-cell>
          <table:table-cell/>
          <table:table-cell table:style-name="Default" office:value-type="float" office:value="662.1" calcext:value-type="float">
            <text:p>662,1</text:p>
          </table:table-cell>
          <table:table-cell table:formula="of:=[.G464]-[.$B464]" office:value-type="float" office:value="-0.100000000000023" calcext:value-type="float">
            <text:p>-0,1</text:p>
          </table:table-cell>
          <table:table-cell/>
          <table:table-cell table:style-name="Default" office:value-type="float" office:value="673.4" calcext:value-type="float">
            <text:p>673,4</text:p>
          </table:table-cell>
          <table:table-cell table:formula="of:=[.J464]-[.$B464]" office:value-type="float" office:value="11.1999999999999" calcext:value-type="float">
            <text:p>11,2</text:p>
          </table:table-cell>
          <table:table-cell/>
          <table:table-cell table:style-name="Default" office:value-type="float" office:value="698.4" calcext:value-type="float">
            <text:p>698,4</text:p>
          </table:table-cell>
          <table:table-cell table:formula="of:=[.M464]-[.$B464]" office:value-type="float" office:value="36.1999999999999" calcext:value-type="float">
            <text:p>36,2</text:p>
          </table:table-cell>
          <table:table-cell/>
          <table:table-cell table:style-name="Default" office:value-type="float" office:value="698.4" calcext:value-type="float">
            <text:p>698,4</text:p>
          </table:table-cell>
          <table:table-cell table:formula="of:=[.P464]-[.$B464]" office:value-type="float" office:value="36.1999999999999" calcext:value-type="float">
            <text:p>36,2</text:p>
          </table:table-cell>
          <table:table-cell/>
          <table:table-cell table:style-name="Default" office:value-type="float" office:value="698.4" calcext:value-type="float">
            <text:p>698,4</text:p>
          </table:table-cell>
          <table:table-cell table:formula="of:=[.S464]-[.$B464]" office:value-type="float" office:value="36.1999999999999" calcext:value-type="float">
            <text:p>36,2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table:style-name="ce7" office:value-type="float" office:value="1635.7" calcext:value-type="float">
            <text:p>1.635,70</text:p>
          </table:table-cell>
          <table:table-cell/>
          <table:table-cell table:style-name="Default" office:value-type="float" office:value="1636.4" calcext:value-type="float">
            <text:p>1636,4</text:p>
          </table:table-cell>
          <table:table-cell table:formula="of:=[.D465]-[.$B465]" office:value-type="float" office:value="0.700000000000046" calcext:value-type="float">
            <text:p>0,7</text:p>
          </table:table-cell>
          <table:table-cell/>
          <table:table-cell table:style-name="Default" office:value-type="float" office:value="1636.4" calcext:value-type="float">
            <text:p>1636,4</text:p>
          </table:table-cell>
          <table:table-cell table:formula="of:=[.G465]-[.$B465]" office:value-type="float" office:value="0.700000000000046" calcext:value-type="float">
            <text:p>0,7</text:p>
          </table:table-cell>
          <table:table-cell/>
          <table:table-cell table:style-name="Default" office:value-type="float" office:value="1636.4" calcext:value-type="float">
            <text:p>1636,4</text:p>
          </table:table-cell>
          <table:table-cell table:formula="of:=[.J465]-[.$B465]" office:value-type="float" office:value="0.700000000000046" calcext:value-type="float">
            <text:p>0,7</text:p>
          </table:table-cell>
          <table:table-cell/>
          <table:table-cell table:style-name="Default" office:value-type="float" office:value="1636.4" calcext:value-type="float">
            <text:p>1636,4</text:p>
          </table:table-cell>
          <table:table-cell table:formula="of:=[.M465]-[.$B465]" office:value-type="float" office:value="0.700000000000046" calcext:value-type="float">
            <text:p>0,7</text:p>
          </table:table-cell>
          <table:table-cell/>
          <table:table-cell table:style-name="Default" office:value-type="float" office:value="1636.4" calcext:value-type="float">
            <text:p>1636,4</text:p>
          </table:table-cell>
          <table:table-cell table:formula="of:=[.P465]-[.$B465]" office:value-type="float" office:value="0.700000000000046" calcext:value-type="float">
            <text:p>0,7</text:p>
          </table:table-cell>
          <table:table-cell/>
          <table:table-cell table:style-name="Default" office:value-type="float" office:value="1636.4" calcext:value-type="float">
            <text:p>1636,4</text:p>
          </table:table-cell>
          <table:table-cell table:formula="of:=[.S465]-[.$B465]" office:value-type="float" office:value="0.700000000000046" calcext:value-type="float">
            <text:p>0,7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table:style-name="ce7" office:value-type="float" office:value="2234.5" calcext:value-type="float">
            <text:p>2.234,50</text:p>
          </table:table-cell>
          <table:table-cell/>
          <table:table-cell table:style-name="Default" office:value-type="float" office:value="1548.4" calcext:value-type="float">
            <text:p>1548,4</text:p>
          </table:table-cell>
          <table:table-cell table:formula="of:=[.D466]-[.$B466]" office:value-type="float" office:value="-686.1" calcext:value-type="float">
            <text:p>-686,1</text:p>
          </table:table-cell>
          <table:table-cell/>
          <table:table-cell table:style-name="Default" office:value-type="float" office:value="2255.6" calcext:value-type="float">
            <text:p>2255,6</text:p>
          </table:table-cell>
          <table:table-cell table:formula="of:=[.G466]-[.$B466]" office:value-type="float" office:value="21.0999999999999" calcext:value-type="float">
            <text:p>21,1</text:p>
          </table:table-cell>
          <table:table-cell/>
          <table:table-cell table:style-name="Default" office:value-type="float" office:value="1548.8" calcext:value-type="float">
            <text:p>1548,8</text:p>
          </table:table-cell>
          <table:table-cell table:formula="of:=[.J466]-[.$B466]" office:value-type="float" office:value="-685.7" calcext:value-type="float">
            <text:p>-685,7</text:p>
          </table:table-cell>
          <table:table-cell/>
          <table:table-cell table:style-name="Default" office:value-type="float" office:value="1548.8" calcext:value-type="float">
            <text:p>1548,8</text:p>
          </table:table-cell>
          <table:table-cell table:formula="of:=[.M466]-[.$B466]" office:value-type="float" office:value="-685.7" calcext:value-type="float">
            <text:p>-685,7</text:p>
          </table:table-cell>
          <table:table-cell/>
          <table:table-cell table:style-name="Default" office:value-type="float" office:value="2234.5" calcext:value-type="float">
            <text:p>2234,5</text:p>
          </table:table-cell>
          <table:table-cell table:formula="of:=[.P466]-[.$B466]" office:value-type="float" office:value="0" calcext:value-type="float">
            <text:p>0,0</text:p>
          </table:table-cell>
          <table:table-cell/>
          <table:table-cell table:style-name="Default" office:value-type="float" office:value="2234.5" calcext:value-type="float">
            <text:p>2234,5</text:p>
          </table:table-cell>
          <table:table-cell table:formula="of:=[.S466]-[.$B466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table:style-name="ce7" office:value-type="float" office:value="2315.2" calcext:value-type="float">
            <text:p>2.315,20</text:p>
          </table:table-cell>
          <table:table-cell/>
          <table:table-cell table:style-name="Default" office:value-type="float" office:value="244.7" calcext:value-type="float">
            <text:p>244,7</text:p>
          </table:table-cell>
          <table:table-cell table:formula="of:=[.D467]-[.$B467]" office:value-type="float" office:value="-2070.5" calcext:value-type="float">
            <text:p>-2070,5</text:p>
          </table:table-cell>
          <table:table-cell/>
          <table:table-cell table:style-name="Default" office:value-type="float" office:value="244.5" calcext:value-type="float">
            <text:p>244,5</text:p>
          </table:table-cell>
          <table:table-cell table:formula="of:=[.G467]-[.$B467]" office:value-type="float" office:value="-2070.7" calcext:value-type="float">
            <text:p>-2070,7</text:p>
          </table:table-cell>
          <table:table-cell/>
          <table:table-cell table:style-name="Default" office:value-type="float" office:value="2335.7" calcext:value-type="float">
            <text:p>2335,7</text:p>
          </table:table-cell>
          <table:table-cell table:formula="of:=[.J467]-[.$B467]" office:value-type="float" office:value="20.5" calcext:value-type="float">
            <text:p>20,5</text:p>
          </table:table-cell>
          <table:table-cell/>
          <table:table-cell table:style-name="Default" office:value-type="float" office:value="2335.7" calcext:value-type="float">
            <text:p>2335,7</text:p>
          </table:table-cell>
          <table:table-cell table:formula="of:=[.M467]-[.$B467]" office:value-type="float" office:value="20.5" calcext:value-type="float">
            <text:p>20,5</text:p>
          </table:table-cell>
          <table:table-cell/>
          <table:table-cell table:style-name="Default" office:value-type="float" office:value="2315.2" calcext:value-type="float">
            <text:p>2315,2</text:p>
          </table:table-cell>
          <table:table-cell table:formula="of:=[.P467]-[.$B467]" office:value-type="float" office:value="0" calcext:value-type="float">
            <text:p>0,0</text:p>
          </table:table-cell>
          <table:table-cell/>
          <table:table-cell table:style-name="Default" office:value-type="float" office:value="2315.2" calcext:value-type="float">
            <text:p>2315,2</text:p>
          </table:table-cell>
          <table:table-cell table:formula="of:=[.S467]-[.$B467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table:style-name="ce7" office:value-type="float" office:value="844.4" calcext:value-type="float">
            <text:p>844,40</text:p>
          </table:table-cell>
          <table:table-cell/>
          <table:table-cell table:style-name="Default" office:value-type="float" office:value="859.9" calcext:value-type="float">
            <text:p>859,9</text:p>
          </table:table-cell>
          <table:table-cell table:formula="of:=[.D468]-[.$B468]" office:value-type="float" office:value="15.5" calcext:value-type="float">
            <text:p>15,5</text:p>
          </table:table-cell>
          <table:table-cell/>
          <table:table-cell table:style-name="Default" office:value-type="float" office:value="859.9" calcext:value-type="float">
            <text:p>859,9</text:p>
          </table:table-cell>
          <table:table-cell table:formula="of:=[.G468]-[.$B468]" office:value-type="float" office:value="15.5" calcext:value-type="float">
            <text:p>15,5</text:p>
          </table:table-cell>
          <table:table-cell/>
          <table:table-cell table:style-name="Default" office:value-type="float" office:value="844.3" calcext:value-type="float">
            <text:p>844,3</text:p>
          </table:table-cell>
          <table:table-cell table:formula="of:=[.J468]-[.$B468]" office:value-type="float" office:value="-0.100000000000023" calcext:value-type="float">
            <text:p>-0,1</text:p>
          </table:table-cell>
          <table:table-cell/>
          <table:table-cell table:style-name="Default" office:value-type="float" office:value="844.4" calcext:value-type="float">
            <text:p>844,4</text:p>
          </table:table-cell>
          <table:table-cell table:formula="of:=[.M468]-[.$B468]" office:value-type="float" office:value="0" calcext:value-type="float">
            <text:p>0,0</text:p>
          </table:table-cell>
          <table:table-cell/>
          <table:table-cell table:style-name="Default" office:value-type="float" office:value="844.4" calcext:value-type="float">
            <text:p>844,4</text:p>
          </table:table-cell>
          <table:table-cell table:formula="of:=[.P468]-[.$B468]" office:value-type="float" office:value="0" calcext:value-type="float">
            <text:p>0,0</text:p>
          </table:table-cell>
          <table:table-cell/>
          <table:table-cell table:style-name="Default" office:value-type="float" office:value="844.4" calcext:value-type="float">
            <text:p>844,4</text:p>
          </table:table-cell>
          <table:table-cell table:formula="of:=[.S468]-[.$B468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table:style-name="ce7" office:value-type="float" office:value="1099.1" calcext:value-type="float">
            <text:p>1.099,10</text:p>
          </table:table-cell>
          <table:table-cell/>
          <table:table-cell table:style-name="Default" office:value-type="float" office:value="1099.1" calcext:value-type="float">
            <text:p>1099,1</text:p>
          </table:table-cell>
          <table:table-cell table:formula="of:=[.D469]-[.$B469]" office:value-type="float" office:value="0" calcext:value-type="float">
            <text:p>0,0</text:p>
          </table:table-cell>
          <table:table-cell/>
          <table:table-cell table:style-name="Default" office:value-type="float" office:value="1099.1" calcext:value-type="float">
            <text:p>1099,1</text:p>
          </table:table-cell>
          <table:table-cell table:formula="of:=[.G469]-[.$B469]" office:value-type="float" office:value="0" calcext:value-type="float">
            <text:p>0,0</text:p>
          </table:table-cell>
          <table:table-cell/>
          <table:table-cell table:style-name="Default" office:value-type="float" office:value="1099.1" calcext:value-type="float">
            <text:p>1099,1</text:p>
          </table:table-cell>
          <table:table-cell table:formula="of:=[.J469]-[.$B469]" office:value-type="float" office:value="0" calcext:value-type="float">
            <text:p>0,0</text:p>
          </table:table-cell>
          <table:table-cell/>
          <table:table-cell table:style-name="Default" office:value-type="float" office:value="1099.1" calcext:value-type="float">
            <text:p>1099,1</text:p>
          </table:table-cell>
          <table:table-cell table:formula="of:=[.M469]-[.$B469]" office:value-type="float" office:value="0" calcext:value-type="float">
            <text:p>0,0</text:p>
          </table:table-cell>
          <table:table-cell/>
          <table:table-cell table:style-name="Default" office:value-type="float" office:value="1099.1" calcext:value-type="float">
            <text:p>1099,1</text:p>
          </table:table-cell>
          <table:table-cell table:formula="of:=[.P469]-[.$B469]" office:value-type="float" office:value="0" calcext:value-type="float">
            <text:p>0,0</text:p>
          </table:table-cell>
          <table:table-cell/>
          <table:table-cell table:style-name="Default" office:value-type="float" office:value="1099.1" calcext:value-type="float">
            <text:p>1099,1</text:p>
          </table:table-cell>
          <table:table-cell table:formula="of:=[.S469]-[.$B469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table:style-name="ce7" office:value-type="float" office:value="2002.7" calcext:value-type="float">
            <text:p>2.002,70</text:p>
          </table:table-cell>
          <table:table-cell/>
          <table:table-cell table:style-name="Default" office:value-type="float" office:value="1972.2" calcext:value-type="float">
            <text:p>1972,2</text:p>
          </table:table-cell>
          <table:table-cell table:formula="of:=[.D470]-[.$B470]" office:value-type="float" office:value="-30.5" calcext:value-type="float">
            <text:p>-30,5</text:p>
          </table:table-cell>
          <table:table-cell/>
          <table:table-cell table:style-name="Default" office:value-type="float" office:value="1855" calcext:value-type="float">
            <text:p>1855</text:p>
          </table:table-cell>
          <table:table-cell table:formula="of:=[.G470]-[.$B470]" office:value-type="float" office:value="-147.7" calcext:value-type="float">
            <text:p>-147,7</text:p>
          </table:table-cell>
          <table:table-cell/>
          <table:table-cell table:style-name="Default" office:value-type="float" office:value="1989.1" calcext:value-type="float">
            <text:p>1989,1</text:p>
          </table:table-cell>
          <table:table-cell table:formula="of:=[.J470]-[.$B470]" office:value-type="float" office:value="-13.6000000000001" calcext:value-type="float">
            <text:p>-13,6</text:p>
          </table:table-cell>
          <table:table-cell/>
          <table:table-cell table:style-name="Default" office:value-type="float" office:value="2002.7" calcext:value-type="float">
            <text:p>2002,7</text:p>
          </table:table-cell>
          <table:table-cell table:formula="of:=[.M470]-[.$B470]" office:value-type="float" office:value="0" calcext:value-type="float">
            <text:p>0,0</text:p>
          </table:table-cell>
          <table:table-cell/>
          <table:table-cell table:style-name="Default" office:value-type="float" office:value="2002.7" calcext:value-type="float">
            <text:p>2002,7</text:p>
          </table:table-cell>
          <table:table-cell table:formula="of:=[.P470]-[.$B470]" office:value-type="float" office:value="0" calcext:value-type="float">
            <text:p>0,0</text:p>
          </table:table-cell>
          <table:table-cell/>
          <table:table-cell table:style-name="Default" office:value-type="float" office:value="2002.7" calcext:value-type="float">
            <text:p>2002,7</text:p>
          </table:table-cell>
          <table:table-cell table:formula="of:=[.S470]-[.$B470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ce7" office:value-type="float" office:value="2251.8" calcext:value-type="float">
            <text:p>2.251,80</text:p>
          </table:table-cell>
          <table:table-cell/>
          <table:table-cell table:style-name="Default" office:value-type="float" office:value="2404.3" calcext:value-type="float">
            <text:p>2404,3</text:p>
          </table:table-cell>
          <table:table-cell table:formula="of:=[.D471]-[.$B471]" office:value-type="float" office:value="152.5" calcext:value-type="float">
            <text:p>152,5</text:p>
          </table:table-cell>
          <table:table-cell/>
          <table:table-cell table:style-name="Default" office:value-type="float" office:value="2260.5" calcext:value-type="float">
            <text:p>2260,5</text:p>
          </table:table-cell>
          <table:table-cell table:formula="of:=[.G471]-[.$B471]" office:value-type="float" office:value="8.69999999999982" calcext:value-type="float">
            <text:p>8,7</text:p>
          </table:table-cell>
          <table:table-cell/>
          <table:table-cell table:style-name="Default" office:value-type="float" office:value="2260.5" calcext:value-type="float">
            <text:p>2260,5</text:p>
          </table:table-cell>
          <table:table-cell table:formula="of:=[.J471]-[.$B471]" office:value-type="float" office:value="8.69999999999982" calcext:value-type="float">
            <text:p>8,7</text:p>
          </table:table-cell>
          <table:table-cell/>
          <table:table-cell table:style-name="Default" office:value-type="float" office:value="2250.7" calcext:value-type="float">
            <text:p>2250,7</text:p>
          </table:table-cell>
          <table:table-cell table:formula="of:=[.M471]-[.$B471]" office:value-type="float" office:value="-1.10000000000036" calcext:value-type="float">
            <text:p>-1,1</text:p>
          </table:table-cell>
          <table:table-cell/>
          <table:table-cell table:style-name="Default" office:value-type="float" office:value="2250.7" calcext:value-type="float">
            <text:p>2250,7</text:p>
          </table:table-cell>
          <table:table-cell table:formula="of:=[.P471]-[.$B471]" office:value-type="float" office:value="-1.10000000000036" calcext:value-type="float">
            <text:p>-1,1</text:p>
          </table:table-cell>
          <table:table-cell/>
          <table:table-cell table:style-name="Default" office:value-type="float" office:value="2250.7" calcext:value-type="float">
            <text:p>2250,7</text:p>
          </table:table-cell>
          <table:table-cell table:formula="of:=[.S471]-[.$B471]" office:value-type="float" office:value="-1.10000000000036" calcext:value-type="float">
            <text:p>-1,1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table:style-name="ce7" office:value-type="float" office:value="1810.7" calcext:value-type="float">
            <text:p>1.810,70</text:p>
          </table:table-cell>
          <table:table-cell/>
          <table:table-cell table:style-name="Default" office:value-type="float" office:value="1811.6" calcext:value-type="float">
            <text:p>1811,6</text:p>
          </table:table-cell>
          <table:table-cell table:formula="of:=[.D472]-[.$B472]" office:value-type="float" office:value="0.899999999999864" calcext:value-type="float">
            <text:p>0,9</text:p>
          </table:table-cell>
          <table:table-cell/>
          <table:table-cell table:style-name="Default" office:value-type="float" office:value="1811.6" calcext:value-type="float">
            <text:p>1811,6</text:p>
          </table:table-cell>
          <table:table-cell table:formula="of:=[.G472]-[.$B472]" office:value-type="float" office:value="0.899999999999864" calcext:value-type="float">
            <text:p>0,9</text:p>
          </table:table-cell>
          <table:table-cell/>
          <table:table-cell table:style-name="Default" office:value-type="float" office:value="1811.6" calcext:value-type="float">
            <text:p>1811,6</text:p>
          </table:table-cell>
          <table:table-cell table:formula="of:=[.J472]-[.$B472]" office:value-type="float" office:value="0.899999999999864" calcext:value-type="float">
            <text:p>0,9</text:p>
          </table:table-cell>
          <table:table-cell/>
          <table:table-cell table:style-name="Default" office:value-type="float" office:value="1811.6" calcext:value-type="float">
            <text:p>1811,6</text:p>
          </table:table-cell>
          <table:table-cell table:formula="of:=[.M472]-[.$B472]" office:value-type="float" office:value="0.899999999999864" calcext:value-type="float">
            <text:p>0,9</text:p>
          </table:table-cell>
          <table:table-cell/>
          <table:table-cell table:style-name="Default" office:value-type="float" office:value="1810.7" calcext:value-type="float">
            <text:p>1810,7</text:p>
          </table:table-cell>
          <table:table-cell table:formula="of:=[.P472]-[.$B472]" office:value-type="float" office:value="0" calcext:value-type="float">
            <text:p>0,0</text:p>
          </table:table-cell>
          <table:table-cell/>
          <table:table-cell table:style-name="Default" office:value-type="float" office:value="1810.7" calcext:value-type="float">
            <text:p>1810,7</text:p>
          </table:table-cell>
          <table:table-cell table:formula="of:=[.S472]-[.$B472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table:style-name="ce7" office:value-type="float" office:value="1814.2" calcext:value-type="float">
            <text:p>1.814,20</text:p>
          </table:table-cell>
          <table:table-cell/>
          <table:table-cell table:style-name="Default" office:value-type="float" office:value="1836.7" calcext:value-type="float">
            <text:p>1836,7</text:p>
          </table:table-cell>
          <table:table-cell table:formula="of:=[.D473]-[.$B473]" office:value-type="float" office:value="22.5" calcext:value-type="float">
            <text:p>22,5</text:p>
          </table:table-cell>
          <table:table-cell/>
          <table:table-cell table:style-name="Default" office:value-type="float" office:value="1836.7" calcext:value-type="float">
            <text:p>1836,7</text:p>
          </table:table-cell>
          <table:table-cell table:formula="of:=[.G473]-[.$B473]" office:value-type="float" office:value="22.5" calcext:value-type="float">
            <text:p>22,5</text:p>
          </table:table-cell>
          <table:table-cell/>
          <table:table-cell table:style-name="Default" office:value-type="float" office:value="1836.8" calcext:value-type="float">
            <text:p>1836,8</text:p>
          </table:table-cell>
          <table:table-cell table:formula="of:=[.J473]-[.$B473]" office:value-type="float" office:value="22.5999999999999" calcext:value-type="float">
            <text:p>22,6</text:p>
          </table:table-cell>
          <table:table-cell/>
          <table:table-cell table:style-name="Default" office:value-type="float" office:value="1815.7" calcext:value-type="float">
            <text:p>1815,7</text:p>
          </table:table-cell>
          <table:table-cell table:formula="of:=[.M473]-[.$B473]" office:value-type="float" office:value="1.5" calcext:value-type="float">
            <text:p>1,5</text:p>
          </table:table-cell>
          <table:table-cell/>
          <table:table-cell table:style-name="Default" office:value-type="float" office:value="1879" calcext:value-type="float">
            <text:p>1879</text:p>
          </table:table-cell>
          <table:table-cell table:formula="of:=[.P473]-[.$B473]" office:value-type="float" office:value="64.8" calcext:value-type="float">
            <text:p>64,8</text:p>
          </table:table-cell>
          <table:table-cell/>
          <table:table-cell table:style-name="Default" office:value-type="float" office:value="1814.7" calcext:value-type="float">
            <text:p>1814,7</text:p>
          </table:table-cell>
          <table:table-cell table:formula="of:=[.S473]-[.$B473]" office:value-type="float" office:value="0.5" calcext:value-type="float">
            <text:p>0,5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table:style-name="ce7" office:value-type="float" office:value="1300.6" calcext:value-type="float">
            <text:p>1.300,60</text:p>
          </table:table-cell>
          <table:table-cell/>
          <table:table-cell table:style-name="Default" office:value-type="float" office:value="1300.6" calcext:value-type="float">
            <text:p>1300,6</text:p>
          </table:table-cell>
          <table:table-cell table:formula="of:=[.D474]-[.$B474]" office:value-type="float" office:value="0" calcext:value-type="float">
            <text:p>0,0</text:p>
          </table:table-cell>
          <table:table-cell/>
          <table:table-cell table:style-name="Default" office:value-type="float" office:value="1300.6" calcext:value-type="float">
            <text:p>1300,6</text:p>
          </table:table-cell>
          <table:table-cell table:formula="of:=[.G474]-[.$B474]" office:value-type="float" office:value="0" calcext:value-type="float">
            <text:p>0,0</text:p>
          </table:table-cell>
          <table:table-cell/>
          <table:table-cell table:style-name="Default" office:value-type="float" office:value="1300.6" calcext:value-type="float">
            <text:p>1300,6</text:p>
          </table:table-cell>
          <table:table-cell table:formula="of:=[.J474]-[.$B474]" office:value-type="float" office:value="0" calcext:value-type="float">
            <text:p>0,0</text:p>
          </table:table-cell>
          <table:table-cell/>
          <table:table-cell table:style-name="Default" office:value-type="float" office:value="1300.6" calcext:value-type="float">
            <text:p>1300,6</text:p>
          </table:table-cell>
          <table:table-cell table:formula="of:=[.M474]-[.$B474]" office:value-type="float" office:value="0" calcext:value-type="float">
            <text:p>0,0</text:p>
          </table:table-cell>
          <table:table-cell/>
          <table:table-cell table:style-name="Default" office:value-type="float" office:value="1300.6" calcext:value-type="float">
            <text:p>1300,6</text:p>
          </table:table-cell>
          <table:table-cell table:formula="of:=[.P474]-[.$B474]" office:value-type="float" office:value="0" calcext:value-type="float">
            <text:p>0,0</text:p>
          </table:table-cell>
          <table:table-cell/>
          <table:table-cell table:style-name="Default" office:value-type="float" office:value="1300.6" calcext:value-type="float">
            <text:p>1300,6</text:p>
          </table:table-cell>
          <table:table-cell table:formula="of:=[.S474]-[.$B474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table:style-name="ce7" office:value-type="float" office:value="1529.7" calcext:value-type="float">
            <text:p>1.529,70</text:p>
          </table:table-cell>
          <table:table-cell/>
          <table:table-cell table:style-name="Default" office:value-type="float" office:value="1546.2" calcext:value-type="float">
            <text:p>1546,2</text:p>
          </table:table-cell>
          <table:table-cell table:formula="of:=[.D475]-[.$B475]" office:value-type="float" office:value="16.5" calcext:value-type="float">
            <text:p>16,5</text:p>
          </table:table-cell>
          <table:table-cell/>
          <table:table-cell table:style-name="Default" office:value-type="float" office:value="1546.2" calcext:value-type="float">
            <text:p>1546,2</text:p>
          </table:table-cell>
          <table:table-cell table:formula="of:=[.G475]-[.$B475]" office:value-type="float" office:value="16.5" calcext:value-type="float">
            <text:p>16,5</text:p>
          </table:table-cell>
          <table:table-cell/>
          <table:table-cell table:style-name="Default" office:value-type="float" office:value="1557.5" calcext:value-type="float">
            <text:p>1557,5</text:p>
          </table:table-cell>
          <table:table-cell table:formula="of:=[.J475]-[.$B475]" office:value-type="float" office:value="27.8" calcext:value-type="float">
            <text:p>27,8</text:p>
          </table:table-cell>
          <table:table-cell/>
          <table:table-cell table:style-name="Default" office:value-type="float" office:value="1557.5" calcext:value-type="float">
            <text:p>1557,5</text:p>
          </table:table-cell>
          <table:table-cell table:formula="of:=[.M475]-[.$B475]" office:value-type="float" office:value="27.8" calcext:value-type="float">
            <text:p>27,8</text:p>
          </table:table-cell>
          <table:table-cell/>
          <table:table-cell table:style-name="Default" office:value-type="float" office:value="1541" calcext:value-type="float">
            <text:p>1541</text:p>
          </table:table-cell>
          <table:table-cell table:formula="of:=[.P475]-[.$B475]" office:value-type="float" office:value="11.3" calcext:value-type="float">
            <text:p>11,3</text:p>
          </table:table-cell>
          <table:table-cell/>
          <table:table-cell table:style-name="Default" office:value-type="float" office:value="1541" calcext:value-type="float">
            <text:p>1541</text:p>
          </table:table-cell>
          <table:table-cell table:formula="of:=[.S475]-[.$B475]" office:value-type="float" office:value="11.3" calcext:value-type="float">
            <text:p>11,3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table:style-name="ce7" office:value-type="float" office:value="1378.3" calcext:value-type="float">
            <text:p>1.378,30</text:p>
          </table:table-cell>
          <table:table-cell/>
          <table:table-cell table:style-name="Default" office:value-type="float" office:value="1385.2" calcext:value-type="float">
            <text:p>1385,2</text:p>
          </table:table-cell>
          <table:table-cell table:formula="of:=[.D476]-[.$B476]" office:value-type="float" office:value="6.90000000000009" calcext:value-type="float">
            <text:p>6,9</text:p>
          </table:table-cell>
          <table:table-cell/>
          <table:table-cell table:style-name="Default" office:value-type="float" office:value="727.8" calcext:value-type="float">
            <text:p>727,8</text:p>
          </table:table-cell>
          <table:table-cell table:formula="of:=[.G476]-[.$B476]" office:value-type="float" office:value="-650.5" calcext:value-type="float">
            <text:p>-650,5</text:p>
          </table:table-cell>
          <table:table-cell/>
          <table:table-cell table:style-name="Default" office:value-type="float" office:value="728.1" calcext:value-type="float">
            <text:p>728,1</text:p>
          </table:table-cell>
          <table:table-cell table:formula="of:=[.J476]-[.$B476]" office:value-type="float" office:value="-650.2" calcext:value-type="float">
            <text:p>-650,2</text:p>
          </table:table-cell>
          <table:table-cell/>
          <table:table-cell table:style-name="Default" office:value-type="float" office:value="728.1" calcext:value-type="float">
            <text:p>728,1</text:p>
          </table:table-cell>
          <table:table-cell table:formula="of:=[.M476]-[.$B476]" office:value-type="float" office:value="-650.2" calcext:value-type="float">
            <text:p>-650,2</text:p>
          </table:table-cell>
          <table:table-cell/>
          <table:table-cell table:style-name="Default" office:value-type="float" office:value="1359.6" calcext:value-type="float">
            <text:p>1359,6</text:p>
          </table:table-cell>
          <table:table-cell table:formula="of:=[.P476]-[.$B476]" office:value-type="float" office:value="-18.7" calcext:value-type="float">
            <text:p>-18,7</text:p>
          </table:table-cell>
          <table:table-cell/>
          <table:table-cell table:style-name="Default" office:value-type="float" office:value="1359.6" calcext:value-type="float">
            <text:p>1359,6</text:p>
          </table:table-cell>
          <table:table-cell table:formula="of:=[.S476]-[.$B476]" office:value-type="float" office:value="-18.7" calcext:value-type="float">
            <text:p>-18,7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table:style-name="ce7" office:value-type="float" office:value="775.6" calcext:value-type="float">
            <text:p>775,60</text:p>
          </table:table-cell>
          <table:table-cell/>
          <table:table-cell table:style-name="Default" office:value-type="float" office:value="775.6" calcext:value-type="float">
            <text:p>775,6</text:p>
          </table:table-cell>
          <table:table-cell table:formula="of:=[.D477]-[.$B477]" office:value-type="float" office:value="0" calcext:value-type="float">
            <text:p>0,0</text:p>
          </table:table-cell>
          <table:table-cell/>
          <table:table-cell table:style-name="Default" office:value-type="float" office:value="775.6" calcext:value-type="float">
            <text:p>775,6</text:p>
          </table:table-cell>
          <table:table-cell table:formula="of:=[.G477]-[.$B477]" office:value-type="float" office:value="0" calcext:value-type="float">
            <text:p>0,0</text:p>
          </table:table-cell>
          <table:table-cell/>
          <table:table-cell table:style-name="Default" office:value-type="float" office:value="775.6" calcext:value-type="float">
            <text:p>775,6</text:p>
          </table:table-cell>
          <table:table-cell table:formula="of:=[.J477]-[.$B477]" office:value-type="float" office:value="0" calcext:value-type="float">
            <text:p>0,0</text:p>
          </table:table-cell>
          <table:table-cell/>
          <table:table-cell table:style-name="Default" office:value-type="float" office:value="775.6" calcext:value-type="float">
            <text:p>775,6</text:p>
          </table:table-cell>
          <table:table-cell table:formula="of:=[.M477]-[.$B477]" office:value-type="float" office:value="0" calcext:value-type="float">
            <text:p>0,0</text:p>
          </table:table-cell>
          <table:table-cell/>
          <table:table-cell table:style-name="Default" office:value-type="float" office:value="775.6" calcext:value-type="float">
            <text:p>775,6</text:p>
          </table:table-cell>
          <table:table-cell table:formula="of:=[.P477]-[.$B477]" office:value-type="float" office:value="0" calcext:value-type="float">
            <text:p>0,0</text:p>
          </table:table-cell>
          <table:table-cell/>
          <table:table-cell table:style-name="Default" office:value-type="float" office:value="775.6" calcext:value-type="float">
            <text:p>775,6</text:p>
          </table:table-cell>
          <table:table-cell table:formula="of:=[.S477]-[.$B477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table:style-name="ce7" office:value-type="float" office:value="1364" calcext:value-type="float">
            <text:p>1.364,00</text:p>
          </table:table-cell>
          <table:table-cell/>
          <table:table-cell table:style-name="Default" office:value-type="float" office:value="1467.5" calcext:value-type="float">
            <text:p>1467,5</text:p>
          </table:table-cell>
          <table:table-cell table:formula="of:=[.D478]-[.$B478]" office:value-type="float" office:value="103.5" calcext:value-type="float">
            <text:p>103,5</text:p>
          </table:table-cell>
          <table:table-cell/>
          <table:table-cell table:style-name="Default" office:value-type="float" office:value="1468.2" calcext:value-type="float">
            <text:p>1468,2</text:p>
          </table:table-cell>
          <table:table-cell table:formula="of:=[.G478]-[.$B478]" office:value-type="float" office:value="104.2" calcext:value-type="float">
            <text:p>104,2</text:p>
          </table:table-cell>
          <table:table-cell/>
          <table:table-cell table:style-name="Default" office:value-type="float" office:value="1468.2" calcext:value-type="float">
            <text:p>1468,2</text:p>
          </table:table-cell>
          <table:table-cell table:formula="of:=[.J478]-[.$B478]" office:value-type="float" office:value="104.2" calcext:value-type="float">
            <text:p>104,2</text:p>
          </table:table-cell>
          <table:table-cell/>
          <table:table-cell table:style-name="Default" office:value-type="float" office:value="1448.2" calcext:value-type="float">
            <text:p>1448,2</text:p>
          </table:table-cell>
          <table:table-cell table:formula="of:=[.M478]-[.$B478]" office:value-type="float" office:value="84.2000000000001" calcext:value-type="float">
            <text:p>84,2</text:p>
          </table:table-cell>
          <table:table-cell/>
          <table:table-cell table:style-name="Default" office:value-type="float" office:value="1448.2" calcext:value-type="float">
            <text:p>1448,2</text:p>
          </table:table-cell>
          <table:table-cell table:formula="of:=[.P478]-[.$B478]" office:value-type="float" office:value="84.2000000000001" calcext:value-type="float">
            <text:p>84,2</text:p>
          </table:table-cell>
          <table:table-cell/>
          <table:table-cell table:style-name="Default" office:value-type="float" office:value="1364.7" calcext:value-type="float">
            <text:p>1364,7</text:p>
          </table:table-cell>
          <table:table-cell table:formula="of:=[.S478]-[.$B478]" office:value-type="float" office:value="0.700000000000046" calcext:value-type="float">
            <text:p>0,7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table:style-name="ce7" office:value-type="float" office:value="614.7" calcext:value-type="float">
            <text:p>614,70</text:p>
          </table:table-cell>
          <table:table-cell/>
          <table:table-cell table:style-name="Default" office:value-type="float" office:value="614.8" calcext:value-type="float">
            <text:p>614,8</text:p>
          </table:table-cell>
          <table:table-cell table:formula="of:=[.D479]-[.$B479]" office:value-type="float" office:value="0.0999999999999091" calcext:value-type="float">
            <text:p>0,1</text:p>
          </table:table-cell>
          <table:table-cell/>
          <table:table-cell table:style-name="Default" office:value-type="float" office:value="614.8" calcext:value-type="float">
            <text:p>614,8</text:p>
          </table:table-cell>
          <table:table-cell table:formula="of:=[.G479]-[.$B479]" office:value-type="float" office:value="0.0999999999999091" calcext:value-type="float">
            <text:p>0,1</text:p>
          </table:table-cell>
          <table:table-cell/>
          <table:table-cell table:style-name="Default" office:value-type="float" office:value="614.8" calcext:value-type="float">
            <text:p>614,8</text:p>
          </table:table-cell>
          <table:table-cell table:formula="of:=[.J479]-[.$B479]" office:value-type="float" office:value="0.0999999999999091" calcext:value-type="float">
            <text:p>0,1</text:p>
          </table:table-cell>
          <table:table-cell/>
          <table:table-cell table:style-name="Default" office:value-type="float" office:value="614.7" calcext:value-type="float">
            <text:p>614,7</text:p>
          </table:table-cell>
          <table:table-cell table:formula="of:=[.M479]-[.$B479]" office:value-type="float" office:value="0" calcext:value-type="float">
            <text:p>0,0</text:p>
          </table:table-cell>
          <table:table-cell/>
          <table:table-cell table:style-name="Default" office:value-type="float" office:value="614.7" calcext:value-type="float">
            <text:p>614,7</text:p>
          </table:table-cell>
          <table:table-cell table:formula="of:=[.P479]-[.$B479]" office:value-type="float" office:value="0" calcext:value-type="float">
            <text:p>0,0</text:p>
          </table:table-cell>
          <table:table-cell/>
          <table:table-cell table:style-name="Default" office:value-type="float" office:value="614.7" calcext:value-type="float">
            <text:p>614,7</text:p>
          </table:table-cell>
          <table:table-cell table:formula="of:=[.S479]-[.$B479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table:style-name="ce7" office:value-type="float" office:value="2136.7" calcext:value-type="float">
            <text:p>2.136,70</text:p>
          </table:table-cell>
          <table:table-cell/>
          <table:table-cell table:style-name="Default" office:value-type="float" office:value="1047.4" calcext:value-type="float">
            <text:p>1047,4</text:p>
          </table:table-cell>
          <table:table-cell table:formula="of:=[.D480]-[.$B480]" office:value-type="float" office:value="-1089.3" calcext:value-type="float">
            <text:p>-1089,3</text:p>
          </table:table-cell>
          <table:table-cell/>
          <table:table-cell table:style-name="Default" office:value-type="float" office:value="1047.5" calcext:value-type="float">
            <text:p>1047,5</text:p>
          </table:table-cell>
          <table:table-cell table:formula="of:=[.G480]-[.$B480]" office:value-type="float" office:value="-1089.2" calcext:value-type="float">
            <text:p>-1089,2</text:p>
          </table:table-cell>
          <table:table-cell/>
          <table:table-cell table:style-name="Default" office:value-type="float" office:value="1047.8" calcext:value-type="float">
            <text:p>1047,8</text:p>
          </table:table-cell>
          <table:table-cell table:formula="of:=[.J480]-[.$B480]" office:value-type="float" office:value="-1088.9" calcext:value-type="float">
            <text:p>-1088,9</text:p>
          </table:table-cell>
          <table:table-cell/>
          <table:table-cell table:style-name="Default" office:value-type="float" office:value="1047.8" calcext:value-type="float">
            <text:p>1047,8</text:p>
          </table:table-cell>
          <table:table-cell table:formula="of:=[.M480]-[.$B480]" office:value-type="float" office:value="-1088.9" calcext:value-type="float">
            <text:p>-1088,9</text:p>
          </table:table-cell>
          <table:table-cell/>
          <table:table-cell table:style-name="Default" office:value-type="float" office:value="2152" calcext:value-type="float">
            <text:p>2152</text:p>
          </table:table-cell>
          <table:table-cell table:formula="of:=[.P480]-[.$B480]" office:value-type="float" office:value="15.3000000000002" calcext:value-type="float">
            <text:p>15,3</text:p>
          </table:table-cell>
          <table:table-cell/>
          <table:table-cell table:style-name="Default" office:value-type="float" office:value="2152" calcext:value-type="float">
            <text:p>2152</text:p>
          </table:table-cell>
          <table:table-cell table:formula="of:=[.S480]-[.$B480]" office:value-type="float" office:value="15.3000000000002" calcext:value-type="float">
            <text:p>15,3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7" office:value-type="float" office:value="1960" calcext:value-type="float">
            <text:p>1.960,00</text:p>
          </table:table-cell>
          <table:table-cell/>
          <table:table-cell table:style-name="Default" office:value-type="float" office:value="1927.7" calcext:value-type="float">
            <text:p>1927,7</text:p>
          </table:table-cell>
          <table:table-cell table:formula="of:=[.D481]-[.$B481]" office:value-type="float" office:value="-32.3" calcext:value-type="float">
            <text:p>-32,3</text:p>
          </table:table-cell>
          <table:table-cell/>
          <table:table-cell table:style-name="Default" office:value-type="float" office:value="1927.7" calcext:value-type="float">
            <text:p>1927,7</text:p>
          </table:table-cell>
          <table:table-cell table:formula="of:=[.G481]-[.$B481]" office:value-type="float" office:value="-32.3" calcext:value-type="float">
            <text:p>-32,3</text:p>
          </table:table-cell>
          <table:table-cell/>
          <table:table-cell table:style-name="Default" office:value-type="float" office:value="1927.7" calcext:value-type="float">
            <text:p>1927,7</text:p>
          </table:table-cell>
          <table:table-cell table:formula="of:=[.J481]-[.$B481]" office:value-type="float" office:value="-32.3" calcext:value-type="float">
            <text:p>-32,3</text:p>
          </table:table-cell>
          <table:table-cell/>
          <table:table-cell table:style-name="Default" office:value-type="float" office:value="1927.7" calcext:value-type="float">
            <text:p>1927,7</text:p>
          </table:table-cell>
          <table:table-cell table:formula="of:=[.M481]-[.$B481]" office:value-type="float" office:value="-32.3" calcext:value-type="float">
            <text:p>-32,3</text:p>
          </table:table-cell>
          <table:table-cell/>
          <table:table-cell table:style-name="Default" office:value-type="float" office:value="1927.7" calcext:value-type="float">
            <text:p>1927,7</text:p>
          </table:table-cell>
          <table:table-cell table:formula="of:=[.P481]-[.$B481]" office:value-type="float" office:value="-32.3" calcext:value-type="float">
            <text:p>-32,3</text:p>
          </table:table-cell>
          <table:table-cell/>
          <table:table-cell table:style-name="Default" office:value-type="float" office:value="1928.4" calcext:value-type="float">
            <text:p>1928,4</text:p>
          </table:table-cell>
          <table:table-cell table:formula="of:=[.S481]-[.$B481]" office:value-type="float" office:value="-31.5999999999999" calcext:value-type="float">
            <text:p>-31,6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table:style-name="ce7" office:value-type="float" office:value="968.3" calcext:value-type="float">
            <text:p>968,30</text:p>
          </table:table-cell>
          <table:table-cell/>
          <table:table-cell table:style-name="Default" office:value-type="float" office:value="974.5" calcext:value-type="float">
            <text:p>974,5</text:p>
          </table:table-cell>
          <table:table-cell table:formula="of:=[.D482]-[.$B482]" office:value-type="float" office:value="6.20000000000005" calcext:value-type="float">
            <text:p>6,2</text:p>
          </table:table-cell>
          <table:table-cell/>
          <table:table-cell table:style-name="Default" office:value-type="float" office:value="974.5" calcext:value-type="float">
            <text:p>974,5</text:p>
          </table:table-cell>
          <table:table-cell table:formula="of:=[.G482]-[.$B482]" office:value-type="float" office:value="6.20000000000005" calcext:value-type="float">
            <text:p>6,2</text:p>
          </table:table-cell>
          <table:table-cell/>
          <table:table-cell table:style-name="Default" office:value-type="float" office:value="957.4" calcext:value-type="float">
            <text:p>957,4</text:p>
          </table:table-cell>
          <table:table-cell table:formula="of:=[.J482]-[.$B482]" office:value-type="float" office:value="-10.9" calcext:value-type="float">
            <text:p>-10,9</text:p>
          </table:table-cell>
          <table:table-cell/>
          <table:table-cell table:style-name="Default" office:value-type="float" office:value="957.4" calcext:value-type="float">
            <text:p>957,4</text:p>
          </table:table-cell>
          <table:table-cell table:formula="of:=[.M482]-[.$B482]" office:value-type="float" office:value="-10.9" calcext:value-type="float">
            <text:p>-10,9</text:p>
          </table:table-cell>
          <table:table-cell/>
          <table:table-cell table:style-name="Default" office:value-type="float" office:value="957.4" calcext:value-type="float">
            <text:p>957,4</text:p>
          </table:table-cell>
          <table:table-cell table:formula="of:=[.P482]-[.$B482]" office:value-type="float" office:value="-10.9" calcext:value-type="float">
            <text:p>-10,9</text:p>
          </table:table-cell>
          <table:table-cell/>
          <table:table-cell table:style-name="Default" office:value-type="float" office:value="957.4" calcext:value-type="float">
            <text:p>957,4</text:p>
          </table:table-cell>
          <table:table-cell table:formula="of:=[.S482]-[.$B482]" office:value-type="float" office:value="-10.9" calcext:value-type="float">
            <text:p>-10,9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table:style-name="ce7" office:value-type="float" office:value="2276.2" calcext:value-type="float">
            <text:p>2.276,20</text:p>
          </table:table-cell>
          <table:table-cell/>
          <table:table-cell table:style-name="Default" office:value-type="float" office:value="2721.8" calcext:value-type="float">
            <text:p>2721,8</text:p>
          </table:table-cell>
          <table:table-cell table:formula="of:=[.D483]-[.$B483]" office:value-type="float" office:value="445.6" calcext:value-type="float">
            <text:p>445,6</text:p>
          </table:table-cell>
          <table:table-cell/>
          <table:table-cell table:style-name="Default" office:value-type="float" office:value="2721.8" calcext:value-type="float">
            <text:p>2721,8</text:p>
          </table:table-cell>
          <table:table-cell table:formula="of:=[.G483]-[.$B483]" office:value-type="float" office:value="445.6" calcext:value-type="float">
            <text:p>445,6</text:p>
          </table:table-cell>
          <table:table-cell/>
          <table:table-cell table:style-name="Default" office:value-type="float" office:value="2753.2" calcext:value-type="float">
            <text:p>2753,2</text:p>
          </table:table-cell>
          <table:table-cell table:formula="of:=[.J483]-[.$B483]" office:value-type="float" office:value="477" calcext:value-type="float">
            <text:p>477,0</text:p>
          </table:table-cell>
          <table:table-cell/>
          <table:table-cell table:style-name="Default" office:value-type="float" office:value="2753.2" calcext:value-type="float">
            <text:p>2753,2</text:p>
          </table:table-cell>
          <table:table-cell table:formula="of:=[.M483]-[.$B483]" office:value-type="float" office:value="477" calcext:value-type="float">
            <text:p>477,0</text:p>
          </table:table-cell>
          <table:table-cell/>
          <table:table-cell table:style-name="Default" office:value-type="float" office:value="2753.2" calcext:value-type="float">
            <text:p>2753,2</text:p>
          </table:table-cell>
          <table:table-cell table:formula="of:=[.P483]-[.$B483]" office:value-type="float" office:value="477" calcext:value-type="float">
            <text:p>477,0</text:p>
          </table:table-cell>
          <table:table-cell/>
          <table:table-cell table:style-name="Default" office:value-type="float" office:value="2780.4" calcext:value-type="float">
            <text:p>2780,4</text:p>
          </table:table-cell>
          <table:table-cell table:formula="of:=[.S483]-[.$B483]" office:value-type="float" office:value="504.2" calcext:value-type="float">
            <text:p>504,2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table:style-name="ce7" office:value-type="float" office:value="1473.7" calcext:value-type="float">
            <text:p>1.473,70</text:p>
          </table:table-cell>
          <table:table-cell/>
          <table:table-cell table:style-name="Default" office:value-type="float" office:value="1031.2" calcext:value-type="float">
            <text:p>1031,2</text:p>
          </table:table-cell>
          <table:table-cell table:formula="of:=[.D484]-[.$B484]" office:value-type="float" office:value="-442.5" calcext:value-type="float">
            <text:p>-442,5</text:p>
          </table:table-cell>
          <table:table-cell/>
          <table:table-cell table:style-name="Default" office:value-type="float" office:value="1444.1" calcext:value-type="float">
            <text:p>1444,1</text:p>
          </table:table-cell>
          <table:table-cell table:formula="of:=[.G484]-[.$B484]" office:value-type="float" office:value="-29.6000000000001" calcext:value-type="float">
            <text:p>-29,6</text:p>
          </table:table-cell>
          <table:table-cell/>
          <table:table-cell table:style-name="Default" office:value-type="float" office:value="1444.1" calcext:value-type="float">
            <text:p>1444,1</text:p>
          </table:table-cell>
          <table:table-cell table:formula="of:=[.J484]-[.$B484]" office:value-type="float" office:value="-29.6000000000001" calcext:value-type="float">
            <text:p>-29,6</text:p>
          </table:table-cell>
          <table:table-cell/>
          <table:table-cell table:style-name="Default" office:value-type="float" office:value="1444.1" calcext:value-type="float">
            <text:p>1444,1</text:p>
          </table:table-cell>
          <table:table-cell table:formula="of:=[.M484]-[.$B484]" office:value-type="float" office:value="-29.6000000000001" calcext:value-type="float">
            <text:p>-29,6</text:p>
          </table:table-cell>
          <table:table-cell/>
          <table:table-cell table:style-name="Default" office:value-type="float" office:value="1444.4" calcext:value-type="float">
            <text:p>1444,4</text:p>
          </table:table-cell>
          <table:table-cell table:formula="of:=[.P484]-[.$B484]" office:value-type="float" office:value="-29.3" calcext:value-type="float">
            <text:p>-29,3</text:p>
          </table:table-cell>
          <table:table-cell/>
          <table:table-cell table:style-name="Default" office:value-type="float" office:value="1444.4" calcext:value-type="float">
            <text:p>1444,4</text:p>
          </table:table-cell>
          <table:table-cell table:formula="of:=[.S484]-[.$B484]" office:value-type="float" office:value="-29.3" calcext:value-type="float">
            <text:p>-29,3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table:style-name="ce7" office:value-type="float" office:value="249.7" calcext:value-type="float">
            <text:p>249,70</text:p>
          </table:table-cell>
          <table:table-cell/>
          <table:table-cell table:style-name="Default" office:value-type="float" office:value="249.7" calcext:value-type="float">
            <text:p>249,7</text:p>
          </table:table-cell>
          <table:table-cell table:formula="of:=[.D485]-[.$B485]" office:value-type="float" office:value="0" calcext:value-type="float">
            <text:p>0,0</text:p>
          </table:table-cell>
          <table:table-cell/>
          <table:table-cell table:style-name="Default" office:value-type="float" office:value="249.7" calcext:value-type="float">
            <text:p>249,7</text:p>
          </table:table-cell>
          <table:table-cell table:formula="of:=[.G485]-[.$B485]" office:value-type="float" office:value="0" calcext:value-type="float">
            <text:p>0,0</text:p>
          </table:table-cell>
          <table:table-cell/>
          <table:table-cell table:style-name="Default" office:value-type="float" office:value="249.7" calcext:value-type="float">
            <text:p>249,7</text:p>
          </table:table-cell>
          <table:table-cell table:formula="of:=[.J485]-[.$B485]" office:value-type="float" office:value="0" calcext:value-type="float">
            <text:p>0,0</text:p>
          </table:table-cell>
          <table:table-cell/>
          <table:table-cell table:style-name="Default" office:value-type="float" office:value="249.7" calcext:value-type="float">
            <text:p>249,7</text:p>
          </table:table-cell>
          <table:table-cell table:formula="of:=[.M485]-[.$B485]" office:value-type="float" office:value="0" calcext:value-type="float">
            <text:p>0,0</text:p>
          </table:table-cell>
          <table:table-cell/>
          <table:table-cell table:style-name="Default" office:value-type="float" office:value="357" calcext:value-type="float">
            <text:p>357</text:p>
          </table:table-cell>
          <table:table-cell table:formula="of:=[.P485]-[.$B485]" office:value-type="float" office:value="107.3" calcext:value-type="float">
            <text:p>107,3</text:p>
          </table:table-cell>
          <table:table-cell/>
          <table:table-cell table:style-name="Default" office:value-type="float" office:value="249.7" calcext:value-type="float">
            <text:p>249,7</text:p>
          </table:table-cell>
          <table:table-cell table:formula="of:=[.S485]-[.$B485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table:style-name="ce7" office:value-type="float" office:value="1906.3" calcext:value-type="float">
            <text:p>1.906,30</text:p>
          </table:table-cell>
          <table:table-cell/>
          <table:table-cell table:style-name="Default" office:value-type="float" office:value="3.4" calcext:value-type="float">
            <text:p>3,4</text:p>
          </table:table-cell>
          <table:table-cell table:formula="of:=[.D486]-[.$B486]" office:value-type="float" office:value="-1902.9" calcext:value-type="float">
            <text:p>-1902,9</text:p>
          </table:table-cell>
          <table:table-cell/>
          <table:table-cell table:style-name="Default" office:value-type="float" office:value="1752.8" calcext:value-type="float">
            <text:p>1752,8</text:p>
          </table:table-cell>
          <table:table-cell table:formula="of:=[.G486]-[.$B486]" office:value-type="float" office:value="-153.5" calcext:value-type="float">
            <text:p>-153,5</text:p>
          </table:table-cell>
          <table:table-cell/>
          <table:table-cell table:style-name="Default" office:value-type="float" office:value="1753.2" calcext:value-type="float">
            <text:p>1753,2</text:p>
          </table:table-cell>
          <table:table-cell table:formula="of:=[.J486]-[.$B486]" office:value-type="float" office:value="-153.1" calcext:value-type="float">
            <text:p>-153,1</text:p>
          </table:table-cell>
          <table:table-cell/>
          <table:table-cell table:style-name="Default" office:value-type="float" office:value="1872.2" calcext:value-type="float">
            <text:p>1872,2</text:p>
          </table:table-cell>
          <table:table-cell table:formula="of:=[.M486]-[.$B486]" office:value-type="float" office:value="-34.0999999999999" calcext:value-type="float">
            <text:p>-34,1</text:p>
          </table:table-cell>
          <table:table-cell/>
          <table:table-cell table:style-name="Default" office:value-type="float" office:value="1872.2" calcext:value-type="float">
            <text:p>1872,2</text:p>
          </table:table-cell>
          <table:table-cell table:formula="of:=[.P486]-[.$B486]" office:value-type="float" office:value="-34.0999999999999" calcext:value-type="float">
            <text:p>-34,1</text:p>
          </table:table-cell>
          <table:table-cell/>
          <table:table-cell table:style-name="Default" office:value-type="float" office:value="1872.2" calcext:value-type="float">
            <text:p>1872,2</text:p>
          </table:table-cell>
          <table:table-cell table:formula="of:=[.S486]-[.$B486]" office:value-type="float" office:value="-34.0999999999999" calcext:value-type="float">
            <text:p>-34,1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table:style-name="ce7" office:value-type="float" office:value="658.8" calcext:value-type="float">
            <text:p>658,80</text:p>
          </table:table-cell>
          <table:table-cell/>
          <table:table-cell table:style-name="Default" office:value-type="float" office:value="642.2" calcext:value-type="float">
            <text:p>642,2</text:p>
          </table:table-cell>
          <table:table-cell table:formula="of:=[.D487]-[.$B487]" office:value-type="float" office:value="-16.5999999999999" calcext:value-type="float">
            <text:p>-16,6</text:p>
          </table:table-cell>
          <table:table-cell/>
          <table:table-cell table:style-name="Default" office:value-type="float" office:value="642.2" calcext:value-type="float">
            <text:p>642,2</text:p>
          </table:table-cell>
          <table:table-cell table:formula="of:=[.G487]-[.$B487]" office:value-type="float" office:value="-16.5999999999999" calcext:value-type="float">
            <text:p>-16,6</text:p>
          </table:table-cell>
          <table:table-cell/>
          <table:table-cell table:style-name="Default" office:value-type="float" office:value="643.7" calcext:value-type="float">
            <text:p>643,7</text:p>
          </table:table-cell>
          <table:table-cell table:formula="of:=[.J487]-[.$B487]" office:value-type="float" office:value="-15.0999999999999" calcext:value-type="float">
            <text:p>-15,1</text:p>
          </table:table-cell>
          <table:table-cell/>
          <table:table-cell table:style-name="Default" office:value-type="float" office:value="640.8" calcext:value-type="float">
            <text:p>640,8</text:p>
          </table:table-cell>
          <table:table-cell table:formula="of:=[.M487]-[.$B487]" office:value-type="float" office:value="-18" calcext:value-type="float">
            <text:p>-18,0</text:p>
          </table:table-cell>
          <table:table-cell/>
          <table:table-cell table:style-name="Default" office:value-type="float" office:value="640.8" calcext:value-type="float">
            <text:p>640,8</text:p>
          </table:table-cell>
          <table:table-cell table:formula="of:=[.P487]-[.$B487]" office:value-type="float" office:value="-18" calcext:value-type="float">
            <text:p>-18,0</text:p>
          </table:table-cell>
          <table:table-cell/>
          <table:table-cell table:style-name="Default" office:value-type="float" office:value="640.8" calcext:value-type="float">
            <text:p>640,8</text:p>
          </table:table-cell>
          <table:table-cell table:formula="of:=[.S487]-[.$B487]" office:value-type="float" office:value="-18" calcext:value-type="float">
            <text:p>-18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table:style-name="ce7" office:value-type="float" office:value="1432.8" calcext:value-type="float">
            <text:p>1.432,80</text:p>
          </table:table-cell>
          <table:table-cell/>
          <table:table-cell table:style-name="Default" office:value-type="float" office:value="1102.8" calcext:value-type="float">
            <text:p>1102,8</text:p>
          </table:table-cell>
          <table:table-cell table:formula="of:=[.D488]-[.$B488]" office:value-type="float" office:value="-330" calcext:value-type="float">
            <text:p>-330,0</text:p>
          </table:table-cell>
          <table:table-cell/>
          <table:table-cell table:style-name="Default" office:value-type="float" office:value="1102.8" calcext:value-type="float">
            <text:p>1102,8</text:p>
          </table:table-cell>
          <table:table-cell table:formula="of:=[.G488]-[.$B488]" office:value-type="float" office:value="-330" calcext:value-type="float">
            <text:p>-330,0</text:p>
          </table:table-cell>
          <table:table-cell/>
          <table:table-cell table:style-name="Default" office:value-type="float" office:value="1102.8" calcext:value-type="float">
            <text:p>1102,8</text:p>
          </table:table-cell>
          <table:table-cell table:formula="of:=[.J488]-[.$B488]" office:value-type="float" office:value="-330" calcext:value-type="float">
            <text:p>-330,0</text:p>
          </table:table-cell>
          <table:table-cell/>
          <table:table-cell table:style-name="Default" office:value-type="float" office:value="1102.8" calcext:value-type="float">
            <text:p>1102,8</text:p>
          </table:table-cell>
          <table:table-cell table:formula="of:=[.M488]-[.$B488]" office:value-type="float" office:value="-330" calcext:value-type="float">
            <text:p>-330,0</text:p>
          </table:table-cell>
          <table:table-cell/>
          <table:table-cell table:style-name="Default" office:value-type="float" office:value="1152.5" calcext:value-type="float">
            <text:p>1152,5</text:p>
          </table:table-cell>
          <table:table-cell table:formula="of:=[.P488]-[.$B488]" office:value-type="float" office:value="-280.3" calcext:value-type="float">
            <text:p>-280,3</text:p>
          </table:table-cell>
          <table:table-cell/>
          <table:table-cell table:style-name="Default" office:value-type="float" office:value="1102.8" calcext:value-type="float">
            <text:p>1102,8</text:p>
          </table:table-cell>
          <table:table-cell table:formula="of:=[.S488]-[.$B488]" office:value-type="float" office:value="-330" calcext:value-type="float">
            <text:p>-33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table:style-name="ce7" office:value-type="float" office:value="114.6" calcext:value-type="float">
            <text:p>114,60</text:p>
          </table:table-cell>
          <table:table-cell/>
          <table:table-cell table:style-name="Default" office:value-type="float" office:value="114.6" calcext:value-type="float">
            <text:p>114,6</text:p>
          </table:table-cell>
          <table:table-cell table:formula="of:=[.D489]-[.$B489]" office:value-type="float" office:value="0" calcext:value-type="float">
            <text:p>0,0</text:p>
          </table:table-cell>
          <table:table-cell/>
          <table:table-cell table:style-name="Default" office:value-type="float" office:value="114.6" calcext:value-type="float">
            <text:p>114,6</text:p>
          </table:table-cell>
          <table:table-cell table:formula="of:=[.G489]-[.$B489]" office:value-type="float" office:value="0" calcext:value-type="float">
            <text:p>0,0</text:p>
          </table:table-cell>
          <table:table-cell/>
          <table:table-cell table:style-name="Default" office:value-type="float" office:value="114.6" calcext:value-type="float">
            <text:p>114,6</text:p>
          </table:table-cell>
          <table:table-cell table:formula="of:=[.J489]-[.$B489]" office:value-type="float" office:value="0" calcext:value-type="float">
            <text:p>0,0</text:p>
          </table:table-cell>
          <table:table-cell/>
          <table:table-cell table:style-name="Default" office:value-type="float" office:value="114.6" calcext:value-type="float">
            <text:p>114,6</text:p>
          </table:table-cell>
          <table:table-cell table:formula="of:=[.M489]-[.$B489]" office:value-type="float" office:value="0" calcext:value-type="float">
            <text:p>0,0</text:p>
          </table:table-cell>
          <table:table-cell/>
          <table:table-cell table:style-name="Default" office:value-type="float" office:value="114.6" calcext:value-type="float">
            <text:p>114,6</text:p>
          </table:table-cell>
          <table:table-cell table:formula="of:=[.P489]-[.$B489]" office:value-type="float" office:value="0" calcext:value-type="float">
            <text:p>0,0</text:p>
          </table:table-cell>
          <table:table-cell/>
          <table:table-cell table:style-name="Default" office:value-type="float" office:value="114.6" calcext:value-type="float">
            <text:p>114,6</text:p>
          </table:table-cell>
          <table:table-cell table:formula="of:=[.S489]-[.$B489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table:style-name="ce7" office:value-type="float" office:value="1213.7" calcext:value-type="float">
            <text:p>1.213,70</text:p>
          </table:table-cell>
          <table:table-cell/>
          <table:table-cell table:style-name="Default" office:value-type="float" office:value="2766.6" calcext:value-type="float">
            <text:p>2766,6</text:p>
          </table:table-cell>
          <table:table-cell table:formula="of:=[.D490]-[.$B490]" office:value-type="float" office:value="1552.9" calcext:value-type="float">
            <text:p>1552,9</text:p>
          </table:table-cell>
          <table:table-cell/>
          <table:table-cell table:style-name="Default" office:value-type="float" office:value="3123.3" calcext:value-type="float">
            <text:p>3123,3</text:p>
          </table:table-cell>
          <table:table-cell table:formula="of:=[.G490]-[.$B490]" office:value-type="float" office:value="1909.6" calcext:value-type="float">
            <text:p>1909,6</text:p>
          </table:table-cell>
          <table:table-cell/>
          <table:table-cell table:style-name="Default" office:value-type="float" office:value="3306.8" calcext:value-type="float">
            <text:p>3306,8</text:p>
          </table:table-cell>
          <table:table-cell table:formula="of:=[.J490]-[.$B490]" office:value-type="float" office:value="2093.1" calcext:value-type="float">
            <text:p>2093,1</text:p>
          </table:table-cell>
          <table:table-cell/>
          <table:table-cell table:style-name="Default" office:value-type="float" office:value="3306.8" calcext:value-type="float">
            <text:p>3306,8</text:p>
          </table:table-cell>
          <table:table-cell table:formula="of:=[.M490]-[.$B490]" office:value-type="float" office:value="2093.1" calcext:value-type="float">
            <text:p>2093,1</text:p>
          </table:table-cell>
          <table:table-cell/>
          <table:table-cell table:style-name="Default" office:value-type="float" office:value="3306.8" calcext:value-type="float">
            <text:p>3306,8</text:p>
          </table:table-cell>
          <table:table-cell table:formula="of:=[.P490]-[.$B490]" office:value-type="float" office:value="2093.1" calcext:value-type="float">
            <text:p>2093,1</text:p>
          </table:table-cell>
          <table:table-cell/>
          <table:table-cell table:style-name="Default" office:value-type="float" office:value="3306.8" calcext:value-type="float">
            <text:p>3306,8</text:p>
          </table:table-cell>
          <table:table-cell table:formula="of:=[.S490]-[.$B490]" office:value-type="float" office:value="2093.1" calcext:value-type="float">
            <text:p>2093,1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ce7" office:value-type="float" office:value="1270.2" calcext:value-type="float">
            <text:p>1.270,20</text:p>
          </table:table-cell>
          <table:table-cell/>
          <table:table-cell table:style-name="Default" office:value-type="float" office:value="1270.3" calcext:value-type="float">
            <text:p>1270,3</text:p>
          </table:table-cell>
          <table:table-cell table:formula="of:=[.D491]-[.$B491]" office:value-type="float" office:value="0.0999999999999091" calcext:value-type="float">
            <text:p>0,1</text:p>
          </table:table-cell>
          <table:table-cell/>
          <table:table-cell table:style-name="Default" office:value-type="float" office:value="1270.3" calcext:value-type="float">
            <text:p>1270,3</text:p>
          </table:table-cell>
          <table:table-cell table:formula="of:=[.G491]-[.$B491]" office:value-type="float" office:value="0.0999999999999091" calcext:value-type="float">
            <text:p>0,1</text:p>
          </table:table-cell>
          <table:table-cell/>
          <table:table-cell table:style-name="Default" office:value-type="float" office:value="1270.2" calcext:value-type="float">
            <text:p>1270,2</text:p>
          </table:table-cell>
          <table:table-cell table:formula="of:=[.J491]-[.$B491]" office:value-type="float" office:value="0" calcext:value-type="float">
            <text:p>0,0</text:p>
          </table:table-cell>
          <table:table-cell/>
          <table:table-cell table:style-name="Default" office:value-type="float" office:value="1270.2" calcext:value-type="float">
            <text:p>1270,2</text:p>
          </table:table-cell>
          <table:table-cell table:formula="of:=[.M491]-[.$B491]" office:value-type="float" office:value="0" calcext:value-type="float">
            <text:p>0,0</text:p>
          </table:table-cell>
          <table:table-cell/>
          <table:table-cell table:style-name="Default" office:value-type="float" office:value="1270.2" calcext:value-type="float">
            <text:p>1270,2</text:p>
          </table:table-cell>
          <table:table-cell table:formula="of:=[.P491]-[.$B491]" office:value-type="float" office:value="0" calcext:value-type="float">
            <text:p>0,0</text:p>
          </table:table-cell>
          <table:table-cell/>
          <table:table-cell table:style-name="Default" office:value-type="float" office:value="1270.2" calcext:value-type="float">
            <text:p>1270,2</text:p>
          </table:table-cell>
          <table:table-cell table:formula="of:=[.S491]-[.$B491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table:style-name="ce7" office:value-type="float" office:value="2157.6" calcext:value-type="float">
            <text:p>2.157,60</text:p>
          </table:table-cell>
          <table:table-cell/>
          <table:table-cell table:style-name="Default" office:value-type="float" office:value="2148.2" calcext:value-type="float">
            <text:p>2148,2</text:p>
          </table:table-cell>
          <table:table-cell table:formula="of:=[.D492]-[.$B492]" office:value-type="float" office:value="-9.40000000000009" calcext:value-type="float">
            <text:p>-9,4</text:p>
          </table:table-cell>
          <table:table-cell/>
          <table:table-cell table:style-name="Default" office:value-type="float" office:value="2148.2" calcext:value-type="float">
            <text:p>2148,2</text:p>
          </table:table-cell>
          <table:table-cell table:formula="of:=[.G492]-[.$B492]" office:value-type="float" office:value="-9.40000000000009" calcext:value-type="float">
            <text:p>-9,4</text:p>
          </table:table-cell>
          <table:table-cell/>
          <table:table-cell table:style-name="Default" office:value-type="float" office:value="2148.2" calcext:value-type="float">
            <text:p>2148,2</text:p>
          </table:table-cell>
          <table:table-cell table:formula="of:=[.J492]-[.$B492]" office:value-type="float" office:value="-9.40000000000009" calcext:value-type="float">
            <text:p>-9,4</text:p>
          </table:table-cell>
          <table:table-cell/>
          <table:table-cell table:style-name="Default" office:value-type="float" office:value="2148.2" calcext:value-type="float">
            <text:p>2148,2</text:p>
          </table:table-cell>
          <table:table-cell table:formula="of:=[.M492]-[.$B492]" office:value-type="float" office:value="-9.40000000000009" calcext:value-type="float">
            <text:p>-9,4</text:p>
          </table:table-cell>
          <table:table-cell/>
          <table:table-cell table:style-name="Default" office:value-type="float" office:value="2148.2" calcext:value-type="float">
            <text:p>2148,2</text:p>
          </table:table-cell>
          <table:table-cell table:formula="of:=[.P492]-[.$B492]" office:value-type="float" office:value="-9.40000000000009" calcext:value-type="float">
            <text:p>-9,4</text:p>
          </table:table-cell>
          <table:table-cell/>
          <table:table-cell table:style-name="Default" office:value-type="float" office:value="2148.2" calcext:value-type="float">
            <text:p>2148,2</text:p>
          </table:table-cell>
          <table:table-cell table:formula="of:=[.S492]-[.$B492]" office:value-type="float" office:value="-9.40000000000009" calcext:value-type="float">
            <text:p>-9,4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table:style-name="ce7" office:value-type="float" office:value="1768.3" calcext:value-type="float">
            <text:p>1.768,30</text:p>
          </table:table-cell>
          <table:table-cell/>
          <table:table-cell table:style-name="Default" office:value-type="float" office:value="1973.9" calcext:value-type="float">
            <text:p>1973,9</text:p>
          </table:table-cell>
          <table:table-cell table:formula="of:=[.D493]-[.$B493]" office:value-type="float" office:value="205.6" calcext:value-type="float">
            <text:p>205,6</text:p>
          </table:table-cell>
          <table:table-cell/>
          <table:table-cell table:style-name="Default" office:value-type="float" office:value="1974.9" calcext:value-type="float">
            <text:p>1974,9</text:p>
          </table:table-cell>
          <table:table-cell table:formula="of:=[.G493]-[.$B493]" office:value-type="float" office:value="206.6" calcext:value-type="float">
            <text:p>206,6</text:p>
          </table:table-cell>
          <table:table-cell/>
          <table:table-cell table:style-name="Default" office:value-type="float" office:value="1969.2" calcext:value-type="float">
            <text:p>1969,2</text:p>
          </table:table-cell>
          <table:table-cell table:formula="of:=[.J493]-[.$B493]" office:value-type="float" office:value="200.9" calcext:value-type="float">
            <text:p>200,9</text:p>
          </table:table-cell>
          <table:table-cell/>
          <table:table-cell table:style-name="Default" office:value-type="float" office:value="1785.7" calcext:value-type="float">
            <text:p>1785,7</text:p>
          </table:table-cell>
          <table:table-cell table:formula="of:=[.M493]-[.$B493]" office:value-type="float" office:value="17.4000000000001" calcext:value-type="float">
            <text:p>17,4</text:p>
          </table:table-cell>
          <table:table-cell/>
          <table:table-cell table:style-name="Default" office:value-type="float" office:value="1785.7" calcext:value-type="float">
            <text:p>1785,7</text:p>
          </table:table-cell>
          <table:table-cell table:formula="of:=[.P493]-[.$B493]" office:value-type="float" office:value="17.4000000000001" calcext:value-type="float">
            <text:p>17,4</text:p>
          </table:table-cell>
          <table:table-cell/>
          <table:table-cell table:style-name="Default" office:value-type="float" office:value="1768.4" calcext:value-type="float">
            <text:p>1768,4</text:p>
          </table:table-cell>
          <table:table-cell table:formula="of:=[.S493]-[.$B493]" office:value-type="float" office:value="0.100000000000136" calcext:value-type="float">
            <text:p>0,1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table:style-name="ce7" office:value-type="float" office:value="870.3" calcext:value-type="float">
            <text:p>870,30</text:p>
          </table:table-cell>
          <table:table-cell/>
          <table:table-cell table:style-name="Default" office:value-type="float" office:value="657.8" calcext:value-type="float">
            <text:p>657,8</text:p>
          </table:table-cell>
          <table:table-cell table:formula="of:=[.D494]-[.$B494]" office:value-type="float" office:value="-212.5" calcext:value-type="float">
            <text:p>-212,5</text:p>
          </table:table-cell>
          <table:table-cell/>
          <table:table-cell table:style-name="Default" office:value-type="float" office:value="657.8" calcext:value-type="float">
            <text:p>657,8</text:p>
          </table:table-cell>
          <table:table-cell table:formula="of:=[.G494]-[.$B494]" office:value-type="float" office:value="-212.5" calcext:value-type="float">
            <text:p>-212,5</text:p>
          </table:table-cell>
          <table:table-cell/>
          <table:table-cell table:style-name="Default" office:value-type="float" office:value="870.3" calcext:value-type="float">
            <text:p>870,3</text:p>
          </table:table-cell>
          <table:table-cell table:formula="of:=[.J494]-[.$B494]" office:value-type="float" office:value="0" calcext:value-type="float">
            <text:p>0,0</text:p>
          </table:table-cell>
          <table:table-cell/>
          <table:table-cell table:style-name="Default" office:value-type="float" office:value="870.3" calcext:value-type="float">
            <text:p>870,3</text:p>
          </table:table-cell>
          <table:table-cell table:formula="of:=[.M494]-[.$B494]" office:value-type="float" office:value="0" calcext:value-type="float">
            <text:p>0,0</text:p>
          </table:table-cell>
          <table:table-cell/>
          <table:table-cell table:style-name="Default" office:value-type="float" office:value="870.3" calcext:value-type="float">
            <text:p>870,3</text:p>
          </table:table-cell>
          <table:table-cell table:formula="of:=[.P494]-[.$B494]" office:value-type="float" office:value="0" calcext:value-type="float">
            <text:p>0,0</text:p>
          </table:table-cell>
          <table:table-cell/>
          <table:table-cell table:style-name="Default" office:value-type="float" office:value="870.3" calcext:value-type="float">
            <text:p>870,3</text:p>
          </table:table-cell>
          <table:table-cell table:formula="of:=[.S494]-[.$B494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table:style-name="ce7" office:value-type="float" office:value="1193.4" calcext:value-type="float">
            <text:p>1.193,40</text:p>
          </table:table-cell>
          <table:table-cell/>
          <table:table-cell table:style-name="Default" office:value-type="float" office:value="1322.1" calcext:value-type="float">
            <text:p>1322,1</text:p>
          </table:table-cell>
          <table:table-cell table:formula="of:=[.D495]-[.$B495]" office:value-type="float" office:value="128.7" calcext:value-type="float">
            <text:p>128,7</text:p>
          </table:table-cell>
          <table:table-cell/>
          <table:table-cell table:style-name="Default" office:value-type="float" office:value="1226.5" calcext:value-type="float">
            <text:p>1226,5</text:p>
          </table:table-cell>
          <table:table-cell table:formula="of:=[.G495]-[.$B495]" office:value-type="float" office:value="33.0999999999999" calcext:value-type="float">
            <text:p>33,1</text:p>
          </table:table-cell>
          <table:table-cell/>
          <table:table-cell table:style-name="Default" office:value-type="float" office:value="1220.2" calcext:value-type="float">
            <text:p>1220,2</text:p>
          </table:table-cell>
          <table:table-cell table:formula="of:=[.J495]-[.$B495]" office:value-type="float" office:value="26.8" calcext:value-type="float">
            <text:p>26,8</text:p>
          </table:table-cell>
          <table:table-cell/>
          <table:table-cell table:style-name="Default" office:value-type="float" office:value="1193.4" calcext:value-type="float">
            <text:p>1193,4</text:p>
          </table:table-cell>
          <table:table-cell table:formula="of:=[.M495]-[.$B495]" office:value-type="float" office:value="0" calcext:value-type="float">
            <text:p>0,0</text:p>
          </table:table-cell>
          <table:table-cell/>
          <table:table-cell table:style-name="Default" office:value-type="float" office:value="1193.4" calcext:value-type="float">
            <text:p>1193,4</text:p>
          </table:table-cell>
          <table:table-cell table:formula="of:=[.P495]-[.$B495]" office:value-type="float" office:value="0" calcext:value-type="float">
            <text:p>0,0</text:p>
          </table:table-cell>
          <table:table-cell/>
          <table:table-cell table:style-name="Default" office:value-type="float" office:value="1193.4" calcext:value-type="float">
            <text:p>1193,4</text:p>
          </table:table-cell>
          <table:table-cell table:formula="of:=[.S495]-[.$B495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table:style-name="ce7" office:value-type="float" office:value="1745.6" calcext:value-type="float">
            <text:p>1.745,60</text:p>
          </table:table-cell>
          <table:table-cell/>
          <table:table-cell table:style-name="Default" office:value-type="float" office:value="1794.9" calcext:value-type="float">
            <text:p>1794,9</text:p>
          </table:table-cell>
          <table:table-cell table:formula="of:=[.D496]-[.$B496]" office:value-type="float" office:value="49.3000000000002" calcext:value-type="float">
            <text:p>49,3</text:p>
          </table:table-cell>
          <table:table-cell/>
          <table:table-cell table:style-name="Default" office:value-type="float" office:value="1797.7" calcext:value-type="float">
            <text:p>1797,7</text:p>
          </table:table-cell>
          <table:table-cell table:formula="of:=[.G496]-[.$B496]" office:value-type="float" office:value="52.1000000000001" calcext:value-type="float">
            <text:p>52,1</text:p>
          </table:table-cell>
          <table:table-cell/>
          <table:table-cell table:style-name="Default" office:value-type="float" office:value="1795" calcext:value-type="float">
            <text:p>1795</text:p>
          </table:table-cell>
          <table:table-cell table:formula="of:=[.J496]-[.$B496]" office:value-type="float" office:value="49.4000000000001" calcext:value-type="float">
            <text:p>49,4</text:p>
          </table:table-cell>
          <table:table-cell/>
          <table:table-cell table:style-name="Default" office:value-type="float" office:value="1795" calcext:value-type="float">
            <text:p>1795</text:p>
          </table:table-cell>
          <table:table-cell table:formula="of:=[.M496]-[.$B496]" office:value-type="float" office:value="49.4000000000001" calcext:value-type="float">
            <text:p>49,4</text:p>
          </table:table-cell>
          <table:table-cell/>
          <table:table-cell table:style-name="Default" office:value-type="float" office:value="1795" calcext:value-type="float">
            <text:p>1795</text:p>
          </table:table-cell>
          <table:table-cell table:formula="of:=[.P496]-[.$B496]" office:value-type="float" office:value="49.4000000000001" calcext:value-type="float">
            <text:p>49,4</text:p>
          </table:table-cell>
          <table:table-cell/>
          <table:table-cell table:style-name="Default" office:value-type="float" office:value="1694.7" calcext:value-type="float">
            <text:p>1694,7</text:p>
          </table:table-cell>
          <table:table-cell table:formula="of:=[.S496]-[.$B496]" office:value-type="float" office:value="-50.8999999999999" calcext:value-type="float">
            <text:p>-50,9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ce7" office:value-type="float" office:value="2003.5" calcext:value-type="float">
            <text:p>2.003,50</text:p>
          </table:table-cell>
          <table:table-cell/>
          <table:table-cell table:style-name="Default" office:value-type="float" office:value="2035.8" calcext:value-type="float">
            <text:p>2035,8</text:p>
          </table:table-cell>
          <table:table-cell table:formula="of:=[.D497]-[.$B497]" office:value-type="float" office:value="32.3" calcext:value-type="float">
            <text:p>32,3</text:p>
          </table:table-cell>
          <table:table-cell/>
          <table:table-cell table:style-name="Default" office:value-type="float" office:value="1892" calcext:value-type="float">
            <text:p>1892</text:p>
          </table:table-cell>
          <table:table-cell table:formula="of:=[.G497]-[.$B497]" office:value-type="float" office:value="-111.5" calcext:value-type="float">
            <text:p>-111,5</text:p>
          </table:table-cell>
          <table:table-cell/>
          <table:table-cell table:style-name="Default" office:value-type="float" office:value="1892" calcext:value-type="float">
            <text:p>1892</text:p>
          </table:table-cell>
          <table:table-cell table:formula="of:=[.J497]-[.$B497]" office:value-type="float" office:value="-111.5" calcext:value-type="float">
            <text:p>-111,5</text:p>
          </table:table-cell>
          <table:table-cell/>
          <table:table-cell table:style-name="Default" office:value-type="float" office:value="1882.2" calcext:value-type="float">
            <text:p>1882,2</text:p>
          </table:table-cell>
          <table:table-cell table:formula="of:=[.M497]-[.$B497]" office:value-type="float" office:value="-121.3" calcext:value-type="float">
            <text:p>-121,3</text:p>
          </table:table-cell>
          <table:table-cell/>
          <table:table-cell table:style-name="Default" office:value-type="float" office:value="2002.4" calcext:value-type="float">
            <text:p>2002,4</text:p>
          </table:table-cell>
          <table:table-cell table:formula="of:=[.P497]-[.$B497]" office:value-type="float" office:value="-1.09999999999991" calcext:value-type="float">
            <text:p>-1,1</text:p>
          </table:table-cell>
          <table:table-cell/>
          <table:table-cell table:style-name="Default" office:value-type="float" office:value="2002.4" calcext:value-type="float">
            <text:p>2002,4</text:p>
          </table:table-cell>
          <table:table-cell table:formula="of:=[.S497]-[.$B497]" office:value-type="float" office:value="-1.09999999999991" calcext:value-type="float">
            <text:p>-1,1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table:style-name="ce7" office:value-type="float" office:value="1385.7" calcext:value-type="float">
            <text:p>1.385,70</text:p>
          </table:table-cell>
          <table:table-cell/>
          <table:table-cell table:style-name="Default" office:value-type="float" office:value="1416.9" calcext:value-type="float">
            <text:p>1416,9</text:p>
          </table:table-cell>
          <table:table-cell table:formula="of:=[.D498]-[.$B498]" office:value-type="float" office:value="31.2" calcext:value-type="float">
            <text:p>31,2</text:p>
          </table:table-cell>
          <table:table-cell/>
          <table:table-cell table:style-name="Default" office:value-type="float" office:value="1395.7" calcext:value-type="float">
            <text:p>1395,7</text:p>
          </table:table-cell>
          <table:table-cell table:formula="of:=[.G498]-[.$B498]" office:value-type="float" office:value="10" calcext:value-type="float">
            <text:p>10,0</text:p>
          </table:table-cell>
          <table:table-cell/>
          <table:table-cell table:style-name="Default" office:value-type="float" office:value="1385.7" calcext:value-type="float">
            <text:p>1385,7</text:p>
          </table:table-cell>
          <table:table-cell table:formula="of:=[.J498]-[.$B498]" office:value-type="float" office:value="0" calcext:value-type="float">
            <text:p>0,0</text:p>
          </table:table-cell>
          <table:table-cell/>
          <table:table-cell table:style-name="Default" office:value-type="float" office:value="1385.7" calcext:value-type="float">
            <text:p>1385,7</text:p>
          </table:table-cell>
          <table:table-cell table:formula="of:=[.M498]-[.$B498]" office:value-type="float" office:value="0" calcext:value-type="float">
            <text:p>0,0</text:p>
          </table:table-cell>
          <table:table-cell/>
          <table:table-cell table:style-name="Default" office:value-type="float" office:value="1385.7" calcext:value-type="float">
            <text:p>1385,7</text:p>
          </table:table-cell>
          <table:table-cell table:formula="of:=[.P498]-[.$B498]" office:value-type="float" office:value="0" calcext:value-type="float">
            <text:p>0,0</text:p>
          </table:table-cell>
          <table:table-cell/>
          <table:table-cell table:style-name="Default" office:value-type="float" office:value="1385.7" calcext:value-type="float">
            <text:p>1385,7</text:p>
          </table:table-cell>
          <table:table-cell table:formula="of:=[.S498]-[.$B498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table:style-name="ce7" office:value-type="float" office:value="446.2" calcext:value-type="float">
            <text:p>446,20</text:p>
          </table:table-cell>
          <table:table-cell/>
          <table:table-cell table:style-name="Default" office:value-type="float" office:value="446.2" calcext:value-type="float">
            <text:p>446,2</text:p>
          </table:table-cell>
          <table:table-cell table:formula="of:=[.D499]-[.$B499]" office:value-type="float" office:value="0" calcext:value-type="float">
            <text:p>0,0</text:p>
          </table:table-cell>
          <table:table-cell/>
          <table:table-cell table:style-name="Default" office:value-type="float" office:value="446.2" calcext:value-type="float">
            <text:p>446,2</text:p>
          </table:table-cell>
          <table:table-cell table:formula="of:=[.G499]-[.$B499]" office:value-type="float" office:value="0" calcext:value-type="float">
            <text:p>0,0</text:p>
          </table:table-cell>
          <table:table-cell/>
          <table:table-cell table:style-name="Default" office:value-type="float" office:value="446.2" calcext:value-type="float">
            <text:p>446,2</text:p>
          </table:table-cell>
          <table:table-cell table:formula="of:=[.J499]-[.$B499]" office:value-type="float" office:value="0" calcext:value-type="float">
            <text:p>0,0</text:p>
          </table:table-cell>
          <table:table-cell/>
          <table:table-cell table:style-name="Default" office:value-type="float" office:value="446.2" calcext:value-type="float">
            <text:p>446,2</text:p>
          </table:table-cell>
          <table:table-cell table:formula="of:=[.M499]-[.$B499]" office:value-type="float" office:value="0" calcext:value-type="float">
            <text:p>0,0</text:p>
          </table:table-cell>
          <table:table-cell/>
          <table:table-cell table:style-name="Default" office:value-type="float" office:value="446.2" calcext:value-type="float">
            <text:p>446,2</text:p>
          </table:table-cell>
          <table:table-cell table:formula="of:=[.P499]-[.$B499]" office:value-type="float" office:value="0" calcext:value-type="float">
            <text:p>0,0</text:p>
          </table:table-cell>
          <table:table-cell/>
          <table:table-cell table:style-name="Default" office:value-type="float" office:value="446.2" calcext:value-type="float">
            <text:p>446,2</text:p>
          </table:table-cell>
          <table:table-cell table:formula="of:=[.S499]-[.$B499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table:style-name="ce7" office:value-type="float" office:value="1061.7" calcext:value-type="float">
            <text:p>1.061,70</text:p>
          </table:table-cell>
          <table:table-cell/>
          <table:table-cell table:style-name="Default" office:value-type="float" office:value="1069.5" calcext:value-type="float">
            <text:p>1069,5</text:p>
          </table:table-cell>
          <table:table-cell table:formula="of:=[.D500]-[.$B500]" office:value-type="float" office:value="7.79999999999995" calcext:value-type="float">
            <text:p>7,8</text:p>
          </table:table-cell>
          <table:table-cell/>
          <table:table-cell table:style-name="Default" office:value-type="float" office:value="1069.5" calcext:value-type="float">
            <text:p>1069,5</text:p>
          </table:table-cell>
          <table:table-cell table:formula="of:=[.G500]-[.$B500]" office:value-type="float" office:value="7.79999999999995" calcext:value-type="float">
            <text:p>7,8</text:p>
          </table:table-cell>
          <table:table-cell/>
          <table:table-cell table:style-name="Default" office:value-type="float" office:value="1069.5" calcext:value-type="float">
            <text:p>1069,5</text:p>
          </table:table-cell>
          <table:table-cell table:formula="of:=[.J500]-[.$B500]" office:value-type="float" office:value="7.79999999999995" calcext:value-type="float">
            <text:p>7,8</text:p>
          </table:table-cell>
          <table:table-cell/>
          <table:table-cell table:style-name="Default" office:value-type="float" office:value="1069.5" calcext:value-type="float">
            <text:p>1069,5</text:p>
          </table:table-cell>
          <table:table-cell table:formula="of:=[.M500]-[.$B500]" office:value-type="float" office:value="7.79999999999995" calcext:value-type="float">
            <text:p>7,8</text:p>
          </table:table-cell>
          <table:table-cell/>
          <table:table-cell table:style-name="Default" office:value-type="float" office:value="1067" calcext:value-type="float">
            <text:p>1067</text:p>
          </table:table-cell>
          <table:table-cell table:formula="of:=[.P500]-[.$B500]" office:value-type="float" office:value="5.29999999999995" calcext:value-type="float">
            <text:p>5,3</text:p>
          </table:table-cell>
          <table:table-cell/>
          <table:table-cell table:style-name="Default" office:value-type="float" office:value="1061.7" calcext:value-type="float">
            <text:p>1061,7</text:p>
          </table:table-cell>
          <table:table-cell table:formula="of:=[.S500]-[.$B500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7" office:value-type="float" office:value="1952.7" calcext:value-type="float">
            <text:p>1.952,70</text:p>
          </table:table-cell>
          <table:table-cell/>
          <table:table-cell table:style-name="Default" office:value-type="float" office:value="1952.7" calcext:value-type="float">
            <text:p>1952,7</text:p>
          </table:table-cell>
          <table:table-cell table:formula="of:=[.D501]-[.$B501]" office:value-type="float" office:value="0" calcext:value-type="float">
            <text:p>0,0</text:p>
          </table:table-cell>
          <table:table-cell/>
          <table:table-cell table:style-name="Default" office:value-type="float" office:value="1952.7" calcext:value-type="float">
            <text:p>1952,7</text:p>
          </table:table-cell>
          <table:table-cell table:formula="of:=[.G501]-[.$B501]" office:value-type="float" office:value="0" calcext:value-type="float">
            <text:p>0,0</text:p>
          </table:table-cell>
          <table:table-cell/>
          <table:table-cell table:style-name="Default" office:value-type="float" office:value="1952.7" calcext:value-type="float">
            <text:p>1952,7</text:p>
          </table:table-cell>
          <table:table-cell table:formula="of:=[.J501]-[.$B501]" office:value-type="float" office:value="0" calcext:value-type="float">
            <text:p>0,0</text:p>
          </table:table-cell>
          <table:table-cell/>
          <table:table-cell table:style-name="Default" office:value-type="float" office:value="1952.7" calcext:value-type="float">
            <text:p>1952,7</text:p>
          </table:table-cell>
          <table:table-cell table:formula="of:=[.M501]-[.$B501]" office:value-type="float" office:value="0" calcext:value-type="float">
            <text:p>0,0</text:p>
          </table:table-cell>
          <table:table-cell/>
          <table:table-cell table:style-name="Default" office:value-type="float" office:value="1952.7" calcext:value-type="float">
            <text:p>1952,7</text:p>
          </table:table-cell>
          <table:table-cell table:formula="of:=[.P501]-[.$B501]" office:value-type="float" office:value="0" calcext:value-type="float">
            <text:p>0,0</text:p>
          </table:table-cell>
          <table:table-cell/>
          <table:table-cell table:style-name="Default" office:value-type="float" office:value="1952.7" calcext:value-type="float">
            <text:p>1952,7</text:p>
          </table:table-cell>
          <table:table-cell table:formula="of:=[.S501]-[.$B501]" office:value-type="float" office:value="0" calcext:value-type="float">
            <text:p>0,0</text:p>
          </table:table-cell>
          <table:table-cell table:number-columns-repeated="5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47"/>
        </table:table-row>
        <table:table-row table:style-name="ro1">
          <table:table-cell table:style-name="ce5" table:number-columns-repeated="3"/>
          <table:table-cell table:style-name="ce5" office:value-type="float" office:value="2014" calcext:value-type="float">
            <text:p>2014</text:p>
          </table:table-cell>
          <table:table-cell table:style-name="ce5" table:number-columns-repeated="2"/>
          <table:table-cell table:style-name="ce5" office:value-type="float" office:value="2015" calcext:value-type="float">
            <text:p>2015</text:p>
          </table:table-cell>
          <table:table-cell table:style-name="ce5" table:number-columns-repeated="2"/>
          <table:table-cell table:style-name="ce5" office:value-type="float" office:value="2016" calcext:value-type="float">
            <text:p>2016</text:p>
          </table:table-cell>
          <table:table-cell table:style-name="ce5" table:number-columns-repeated="2"/>
          <table:table-cell table:style-name="ce5" office:value-type="float" office:value="2017" calcext:value-type="float">
            <text:p>2017</text:p>
          </table:table-cell>
          <table:table-cell table:style-name="ce5" table:number-columns-repeated="2"/>
          <table:table-cell table:style-name="ce5" office:value-type="float" office:value="2018" calcext:value-type="float">
            <text:p>2018</text:p>
          </table:table-cell>
          <table:table-cell table:style-name="ce5" table:number-columns-repeated="2"/>
          <table:table-cell table:style-name="ce5" office:value-type="float" office:value="2019" calcext:value-type="float">
            <text:p>2019</text:p>
          </table:table-cell>
          <table:table-cell table:number-columns-repeated="2"/>
          <table:table-cell table:style-name="ce8" office:value-type="string" calcext:value-type="string">
            <text:p>total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equal:</text:p>
          </table:table-cell>
          <table:table-cell table:formula="of:=COUNTIF([.E2:.E501]; &quot;=0&quot;)-[.E506]" office:value-type="float" office:value="105" calcext:value-type="float">
            <text:p>105,0</text:p>
          </table:table-cell>
          <table:table-cell/>
          <table:table-cell office:value-type="string" calcext:value-type="string">
            <text:p>equal:</text:p>
          </table:table-cell>
          <table:table-cell table:formula="of:=COUNTIF([.H2:.H501]; &quot;=0&quot;)-[.H506]" office:value-type="float" office:value="121" calcext:value-type="float">
            <text:p>121,0</text:p>
          </table:table-cell>
          <table:table-cell/>
          <table:table-cell office:value-type="string" calcext:value-type="string">
            <text:p>equal:</text:p>
          </table:table-cell>
          <table:table-cell table:formula="of:=COUNTIF([.K2:.K501]; &quot;=0&quot;)-[.K506]" office:value-type="float" office:value="162" calcext:value-type="float">
            <text:p>162,0</text:p>
          </table:table-cell>
          <table:table-cell/>
          <table:table-cell office:value-type="string" calcext:value-type="string">
            <text:p>equal:</text:p>
          </table:table-cell>
          <table:table-cell table:formula="of:=COUNTIF([.N2:.N501]; &quot;=0&quot;)-[.N506]" office:value-type="float" office:value="190" calcext:value-type="float">
            <text:p>190,0</text:p>
          </table:table-cell>
          <table:table-cell/>
          <table:table-cell office:value-type="string" calcext:value-type="string">
            <text:p>equal:</text:p>
          </table:table-cell>
          <table:table-cell table:formula="of:=COUNTIF([.Q2:.Q501]; &quot;=0&quot;)-[.Q506]" office:value-type="float" office:value="229" calcext:value-type="float">
            <text:p>229,0</text:p>
          </table:table-cell>
          <table:table-cell/>
          <table:table-cell office:value-type="string" calcext:value-type="string">
            <text:p>equal:</text:p>
          </table:table-cell>
          <table:table-cell table:formula="of:=COUNTIF([.T2:.T501]; &quot;=0&quot;)-[.T506]" office:value-type="float" office:value="288" calcext:value-type="float">
            <text:p>288,0</text:p>
          </table:table-cell>
          <table:table-cell/>
          <table:table-cell office:value-type="string" calcext:value-type="string">
            <text:p>equal:</text:p>
          </table:table-cell>
          <table:table-cell table:formula="of:=[.E504]+[.H504]+[.K504]+[.N504]+[.Q504]+[.T504]" office:value-type="float" office:value="1095" calcext:value-type="float">
            <text:p>1095,0</text:p>
          </table:table-cell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3"/>
          <table:table-cell office:value-type="string" calcext:value-type="string">
            <text:p>longer:</text:p>
          </table:table-cell>
          <table:table-cell table:formula="of:=COUNTIF([.E2:.E501]; &quot;&lt;&gt;0&quot;)" office:value-type="float" office:value="395" calcext:value-type="float">
            <text:p>395,0</text:p>
          </table:table-cell>
          <table:table-cell/>
          <table:table-cell office:value-type="string" calcext:value-type="string">
            <text:p>longer:</text:p>
          </table:table-cell>
          <table:table-cell table:formula="of:=COUNTIF([.H2:.H501]; &quot;&lt;&gt;0&quot;)" office:value-type="float" office:value="379" calcext:value-type="float">
            <text:p>379,0</text:p>
          </table:table-cell>
          <table:table-cell/>
          <table:table-cell office:value-type="string" calcext:value-type="string">
            <text:p>longer:</text:p>
          </table:table-cell>
          <table:table-cell table:formula="of:=COUNTIF([.K2:.K501]; &quot;&lt;&gt;0&quot;)" office:value-type="float" office:value="338" calcext:value-type="float">
            <text:p>338,0</text:p>
          </table:table-cell>
          <table:table-cell/>
          <table:table-cell office:value-type="string" calcext:value-type="string">
            <text:p>longer:</text:p>
          </table:table-cell>
          <table:table-cell table:formula="of:=COUNTIF([.N2:.N501]; &quot;&lt;&gt;0&quot;)" office:value-type="float" office:value="310" calcext:value-type="float">
            <text:p>310,0</text:p>
          </table:table-cell>
          <table:table-cell/>
          <table:table-cell office:value-type="string" calcext:value-type="string">
            <text:p>longer:</text:p>
          </table:table-cell>
          <table:table-cell table:formula="of:=COUNTIF([.Q2:.Q501]; &quot;&lt;&gt;0&quot;)" office:value-type="float" office:value="271" calcext:value-type="float">
            <text:p>271,0</text:p>
          </table:table-cell>
          <table:table-cell/>
          <table:table-cell office:value-type="string" calcext:value-type="string">
            <text:p>longer:</text:p>
          </table:table-cell>
          <table:table-cell table:formula="of:=COUNTIF([.T2:.T501]; &quot;&lt;&gt;0&quot;)" office:value-type="float" office:value="212" calcext:value-type="float">
            <text:p>212,0</text:p>
          </table:table-cell>
          <table:table-cell/>
          <table:table-cell office:value-type="string" calcext:value-type="string">
            <text:p>longer:</text:p>
          </table:table-cell>
          <table:table-cell table:formula="of:=[.E505]+[.H505]+[.K505]+[.N505]+[.Q505]+[.T505]" office:value-type="float" office:value="1905" calcext:value-type="float">
            <text:p>1905,0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error:</text:p>
          </table:table-cell>
          <table:table-cell table:formula="of:=SUMPRODUCT(ISNA([.E2:.E501]))" office:value-type="float" office:value="0" calcext:value-type="float">
            <text:p>0,0</text:p>
          </table:table-cell>
          <table:table-cell/>
          <table:table-cell office:value-type="string" calcext:value-type="string">
            <text:p>error:</text:p>
          </table:table-cell>
          <table:table-cell table:formula="of:=SUMPRODUCT(ISNA([.H2:.H501]))" office:value-type="float" office:value="0" calcext:value-type="float">
            <text:p>0,0</text:p>
          </table:table-cell>
          <table:table-cell/>
          <table:table-cell office:value-type="string" calcext:value-type="string">
            <text:p>error:</text:p>
          </table:table-cell>
          <table:table-cell table:formula="of:=SUMPRODUCT(ISNA([.K2:.K501]))" office:value-type="float" office:value="0" calcext:value-type="float">
            <text:p>0,0</text:p>
          </table:table-cell>
          <table:table-cell/>
          <table:table-cell office:value-type="string" calcext:value-type="string">
            <text:p>error:</text:p>
          </table:table-cell>
          <table:table-cell table:formula="of:=SUMPRODUCT(ISNA([.N2:.N501]))" office:value-type="float" office:value="0" calcext:value-type="float">
            <text:p>0,0</text:p>
          </table:table-cell>
          <table:table-cell/>
          <table:table-cell office:value-type="string" calcext:value-type="string">
            <text:p>error:</text:p>
          </table:table-cell>
          <table:table-cell table:formula="of:=SUMPRODUCT(ISNA([.Q2:.Q501]))" office:value-type="float" office:value="0" calcext:value-type="float">
            <text:p>0,0</text:p>
          </table:table-cell>
          <table:table-cell/>
          <table:table-cell office:value-type="string" calcext:value-type="string">
            <text:p>error:</text:p>
          </table:table-cell>
          <table:table-cell table:formula="of:=SUMPRODUCT(ISNA([.T2:.T501]))" office:value-type="float" office:value="0" calcext:value-type="float">
            <text:p>0,0</text:p>
          </table:table-cell>
          <table:table-cell/>
          <table:table-cell office:value-type="string" calcext:value-type="string">
            <text:p>error:</text:p>
          </table:table-cell>
          <table:table-cell table:formula="of:=[.E506]+[.H506]+[.K506]+[.N506]+[.Q506]+[.T506]" office:value-type="float" office:value="0" calcext:value-type="float">
            <text:p>0,0</text:p>
          </table:table-cell>
          <table:table-cell table:number-columns-repeated="24"/>
        </table:table-row>
        <table:table-row table:style-name="ro1">
          <table:table-cell table:number-columns-repeated="47"/>
        </table:table-row>
        <table:table-row table:style-name="ro1">
          <table:table-cell table:number-columns-repeated="21"/>
          <table:table-cell office:value-type="string" calcext:value-type="string">
            <text:p>total:</text:p>
          </table:table-cell>
          <table:table-cell table:formula="of:=[.W504]+[.W505]+[.W506]" office:value-type="float" office:value="3000" calcext:value-type="float">
            <text:p>3000,0</text:p>
          </table:table-cell>
          <table:table-cell table:number-columns-repeated="24"/>
        </table:table-row>
        <table:table-row table:style-name="ro1" table:number-rows-repeated="1048067">
          <table:table-cell table:number-columns-repeated="47"/>
        </table:table-row>
        <table:table-row table:style-name="ro1">
          <table:table-cell table:number-columns-repeated="4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0" loext:min-decimal-places="0" number:min-integer-digits="3"/>
    </number:number-style>
    <number:number-style style:name="N110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.00.0000</text:date>, <text:time style:data-style-name="N2" text:time-value="13:04:28.25453020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20T13:27:04.112842134</dc:date>
    <meta:generator>LibreOffice/6.4.3.2$Linux_X86_64 LibreOffice_project/40$Build-2</meta:generator>
    <meta:editing-duration>PT34M34S</meta:editing-duration>
    <meta:editing-cycles>4</meta:editing-cycles>
    <meta:document-statistic meta:table-count="1" meta:cell-count="7065" meta:object-count="0"/>
  </office:meta>
</office:document-meta>
</file>